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Replacements/Object 241" manifest:media-type=""/>
  <manifest:file-entry manifest:full-path="ObjectReplacements/Object 689" manifest:media-type=""/>
  <manifest:file-entry manifest:full-path="ObjectReplacements/Object 31" manifest:media-type=""/>
  <manifest:file-entry manifest:full-path="ObjectReplacements/Object 353" manifest:media-type=""/>
  <manifest:file-entry manifest:full-path="ObjectReplacements/Object 1" manifest:media-type=""/>
  <manifest:file-entry manifest:full-path="ObjectReplacements/Object 32" manifest:media-type=""/>
  <manifest:file-entry manifest:full-path="ObjectReplacements/Object 242" manifest:media-type=""/>
  <manifest:file-entry manifest:full-path="ObjectReplacements/Object 2" manifest:media-type=""/>
  <manifest:file-entry manifest:full-path="ObjectReplacements/Object 354" manifest:media-type=""/>
  <manifest:file-entry manifest:full-path="ObjectReplacements/Object 243" manifest:media-type=""/>
  <manifest:file-entry manifest:full-path="ObjectReplacements/Object 33" manifest:media-type=""/>
  <manifest:file-entry manifest:full-path="ObjectReplacements/Object 355" manifest:media-type=""/>
  <manifest:file-entry manifest:full-path="ObjectReplacements/Object 3" manifest:media-type=""/>
  <manifest:file-entry manifest:full-path="ObjectReplacements/Object 244" manifest:media-type=""/>
  <manifest:file-entry manifest:full-path="ObjectReplacements/Object 34" manifest:media-type=""/>
  <manifest:file-entry manifest:full-path="ObjectReplacements/Object 356" manifest:media-type=""/>
  <manifest:file-entry manifest:full-path="ObjectReplacements/Object 4" manifest:media-type=""/>
  <manifest:file-entry manifest:full-path="ObjectReplacements/Object 245" manifest:media-type=""/>
  <manifest:file-entry manifest:full-path="ObjectReplacements/Object 35" manifest:media-type=""/>
  <manifest:file-entry manifest:full-path="ObjectReplacements/Object 357" manifest:media-type=""/>
  <manifest:file-entry manifest:full-path="ObjectReplacements/Object 5" manifest:media-type=""/>
  <manifest:file-entry manifest:full-path="ObjectReplacements/Object 246" manifest:media-type=""/>
  <manifest:file-entry manifest:full-path="ObjectReplacements/Object 36" manifest:media-type=""/>
  <manifest:file-entry manifest:full-path="ObjectReplacements/Object 358" manifest:media-type=""/>
  <manifest:file-entry manifest:full-path="ObjectReplacements/Object 6" manifest:media-type=""/>
  <manifest:file-entry manifest:full-path="ObjectReplacements/Object 247" manifest:media-type=""/>
  <manifest:file-entry manifest:full-path="ObjectReplacements/Object 37" manifest:media-type=""/>
  <manifest:file-entry manifest:full-path="ObjectReplacements/Object 359" manifest:media-type=""/>
  <manifest:file-entry manifest:full-path="ObjectReplacements/Object 7" manifest:media-type=""/>
  <manifest:file-entry manifest:full-path="ObjectReplacements/Object 248" manifest:media-type=""/>
  <manifest:file-entry manifest:full-path="ObjectReplacements/Object 38" manifest:media-type=""/>
  <manifest:file-entry manifest:full-path="ObjectReplacements/Object 8" manifest:media-type=""/>
  <manifest:file-entry manifest:full-path="ObjectReplacements/Object 249" manifest:media-type=""/>
  <manifest:file-entry manifest:full-path="ObjectReplacements/Object 39" manifest:media-type=""/>
  <manifest:file-entry manifest:full-path="ObjectReplacements/Object 9" manifest:media-type=""/>
  <manifest:file-entry manifest:full-path="ObjectReplacements/Object 220" manifest:media-type=""/>
  <manifest:file-entry manifest:full-path="ObjectReplacements/Object 668" manifest:media-type=""/>
  <manifest:file-entry manifest:full-path="ObjectReplacements/Object 10" manifest:media-type=""/>
  <manifest:file-entry manifest:full-path="ObjectReplacements/Object 221" manifest:media-type=""/>
  <manifest:file-entry manifest:full-path="ObjectReplacements/Object 669" manifest:media-type=""/>
  <manifest:file-entry manifest:full-path="ObjectReplacements/Object 11" manifest:media-type=""/>
  <manifest:file-entry manifest:full-path="ObjectReplacements/Object 222" manifest:media-type=""/>
  <manifest:file-entry manifest:full-path="ObjectReplacements/Object 12" manifest:media-type=""/>
  <manifest:file-entry manifest:full-path="ObjectReplacements/Object 223" manifest:media-type=""/>
  <manifest:file-entry manifest:full-path="ObjectReplacements/Object 13" manifest:media-type=""/>
  <manifest:file-entry manifest:full-path="ObjectReplacements/Object 224" manifest:media-type=""/>
  <manifest:file-entry manifest:full-path="ObjectReplacements/Object 14" manifest:media-type=""/>
  <manifest:file-entry manifest:full-path="ObjectReplacements/Object 225" manifest:media-type=""/>
  <manifest:file-entry manifest:full-path="ObjectReplacements/Object 15" manifest:media-type=""/>
  <manifest:file-entry manifest:full-path="ObjectReplacements/Object 226" manifest:media-type=""/>
  <manifest:file-entry manifest:full-path="ObjectReplacements/Object 16" manifest:media-type=""/>
  <manifest:file-entry manifest:full-path="ObjectReplacements/Object 227" manifest:media-type=""/>
  <manifest:file-entry manifest:full-path="ObjectReplacements/Object 17" manifest:media-type=""/>
  <manifest:file-entry manifest:full-path="ObjectReplacements/Object 228" manifest:media-type=""/>
  <manifest:file-entry manifest:full-path="ObjectReplacements/Object 18" manifest:media-type=""/>
  <manifest:file-entry manifest:full-path="ObjectReplacements/Object 229" manifest:media-type=""/>
  <manifest:file-entry manifest:full-path="ObjectReplacements/Object 19" manifest:media-type=""/>
  <manifest:file-entry manifest:full-path="ObjectReplacements/Object 230" manifest:media-type=""/>
  <manifest:file-entry manifest:full-path="ObjectReplacements/Object 678" manifest:media-type=""/>
  <manifest:file-entry manifest:full-path="ObjectReplacements/Object 20" manifest:media-type=""/>
  <manifest:file-entry manifest:full-path="ObjectReplacements/Object 231" manifest:media-type=""/>
  <manifest:file-entry manifest:full-path="ObjectReplacements/Object 679" manifest:media-type=""/>
  <manifest:file-entry manifest:full-path="ObjectReplacements/Object 21" manifest:media-type=""/>
  <manifest:file-entry manifest:full-path="ObjectReplacements/Object 232" manifest:media-type=""/>
  <manifest:file-entry manifest:full-path="ObjectReplacements/Object 22" manifest:media-type=""/>
  <manifest:file-entry manifest:full-path="ObjectReplacements/Object 233" manifest:media-type=""/>
  <manifest:file-entry manifest:full-path="ObjectReplacements/Object 23" manifest:media-type=""/>
  <manifest:file-entry manifest:full-path="ObjectReplacements/Object 234" manifest:media-type=""/>
  <manifest:file-entry manifest:full-path="ObjectReplacements/Object 24" manifest:media-type=""/>
  <manifest:file-entry manifest:full-path="ObjectReplacements/Object 235" manifest:media-type=""/>
  <manifest:file-entry manifest:full-path="ObjectReplacements/Object 25" manifest:media-type=""/>
  <manifest:file-entry manifest:full-path="ObjectReplacements/Object 236" manifest:media-type=""/>
  <manifest:file-entry manifest:full-path="ObjectReplacements/Object 26" manifest:media-type=""/>
  <manifest:file-entry manifest:full-path="ObjectReplacements/Object 237" manifest:media-type=""/>
  <manifest:file-entry manifest:full-path="ObjectReplacements/Object 27" manifest:media-type=""/>
  <manifest:file-entry manifest:full-path="ObjectReplacements/Object 238" manifest:media-type=""/>
  <manifest:file-entry manifest:full-path="ObjectReplacements/Object 28" manifest:media-type=""/>
  <manifest:file-entry manifest:full-path="ObjectReplacements/Object 239" manifest:media-type=""/>
  <manifest:file-entry manifest:full-path="ObjectReplacements/Object 29" manifest:media-type=""/>
  <manifest:file-entry manifest:full-path="ObjectReplacements/Object 240" manifest:media-type=""/>
  <manifest:file-entry manifest:full-path="ObjectReplacements/Object 688" manifest:media-type=""/>
  <manifest:file-entry manifest:full-path="ObjectReplacements/Object 30" manifest:media-type=""/>
  <manifest:file-entry manifest:full-path="ObjectReplacements/Object 698" manifest:media-type=""/>
  <manifest:file-entry manifest:full-path="ObjectReplacements/Object 40" manifest:media-type=""/>
  <manifest:file-entry manifest:full-path="ObjectReplacements/Object 407" manifest:media-type=""/>
  <manifest:file-entry manifest:full-path="ObjectReplacements/Object 250" manifest:media-type=""/>
  <manifest:file-entry manifest:full-path="ObjectReplacements/Object 699" manifest:media-type=""/>
  <manifest:file-entry manifest:full-path="ObjectReplacements/Object 41" manifest:media-type=""/>
  <manifest:file-entry manifest:full-path="ObjectReplacements/Object 408" manifest:media-type=""/>
  <manifest:file-entry manifest:full-path="ObjectReplacements/Object 251" manifest:media-type=""/>
  <manifest:file-entry manifest:full-path="ObjectReplacements/Object 42" manifest:media-type=""/>
  <manifest:file-entry manifest:full-path="ObjectReplacements/Object 409" manifest:media-type=""/>
  <manifest:file-entry manifest:full-path="ObjectReplacements/Object 252" manifest:media-type=""/>
  <manifest:file-entry manifest:full-path="ObjectReplacements/Object 253" manifest:media-type=""/>
  <manifest:file-entry manifest:full-path="ObjectReplacements/Object 43" manifest:media-type=""/>
  <manifest:file-entry manifest:full-path="ObjectReplacements/Object 254" manifest:media-type=""/>
  <manifest:file-entry manifest:full-path="ObjectReplacements/Object 700" manifest:media-type=""/>
  <manifest:file-entry manifest:full-path="ObjectReplacements/Object 44" manifest:media-type=""/>
  <manifest:file-entry manifest:full-path="ObjectReplacements/Object 255" manifest:media-type=""/>
  <manifest:file-entry manifest:full-path="ObjectReplacements/Object 701" manifest:media-type=""/>
  <manifest:file-entry manifest:full-path="ObjectReplacements/Object 45" manifest:media-type=""/>
  <manifest:file-entry manifest:full-path="ObjectReplacements/Object 256" manifest:media-type=""/>
  <manifest:file-entry manifest:full-path="ObjectReplacements/Object 702" manifest:media-type=""/>
  <manifest:file-entry manifest:full-path="ObjectReplacements/Object 46" manifest:media-type=""/>
  <manifest:file-entry manifest:full-path="ObjectReplacements/Object 257" manifest:media-type=""/>
  <manifest:file-entry manifest:full-path="ObjectReplacements/Object 703" manifest:media-type=""/>
  <manifest:file-entry manifest:full-path="ObjectReplacements/Object 47" manifest:media-type=""/>
  <manifest:file-entry manifest:full-path="ObjectReplacements/Object 258" manifest:media-type=""/>
  <manifest:file-entry manifest:full-path="ObjectReplacements/Object 704" manifest:media-type=""/>
  <manifest:file-entry manifest:full-path="ObjectReplacements/Object 48" manifest:media-type=""/>
  <manifest:file-entry manifest:full-path="ObjectReplacements/Object 259" manifest:media-type=""/>
  <manifest:file-entry manifest:full-path="ObjectReplacements/Object 705" manifest:media-type=""/>
  <manifest:file-entry manifest:full-path="ObjectReplacements/Object 49" manifest:media-type=""/>
  <manifest:file-entry manifest:full-path="ObjectReplacements/Object 50" manifest:media-type=""/>
  <manifest:file-entry manifest:full-path="ObjectReplacements/Object 417" manifest:media-type=""/>
  <manifest:file-entry manifest:full-path="ObjectReplacements/Object 260" manifest:media-type=""/>
  <manifest:file-entry manifest:full-path="ObjectReplacements/Object 51" manifest:media-type=""/>
  <manifest:file-entry manifest:full-path="ObjectReplacements/Object 418" manifest:media-type=""/>
  <manifest:file-entry manifest:full-path="ObjectReplacements/Object 261" manifest:media-type=""/>
  <manifest:file-entry manifest:full-path="ObjectReplacements/Object 52" manifest:media-type=""/>
  <manifest:file-entry manifest:full-path="ObjectReplacements/Object 419" manifest:media-type=""/>
  <manifest:file-entry manifest:full-path="ObjectReplacements/Object 262" manifest:media-type=""/>
  <manifest:file-entry manifest:full-path="ObjectReplacements/Object 263" manifest:media-type=""/>
  <manifest:file-entry manifest:full-path="ObjectReplacements/Object 53" manifest:media-type=""/>
  <manifest:file-entry manifest:full-path="ObjectReplacements/Object 264" manifest:media-type=""/>
  <manifest:file-entry manifest:full-path="ObjectReplacements/Object 710" manifest:media-type=""/>
  <manifest:file-entry manifest:full-path="ObjectReplacements/Object 54" manifest:media-type=""/>
  <manifest:file-entry manifest:full-path="ObjectReplacements/Object 265" manifest:media-type=""/>
  <manifest:file-entry manifest:full-path="ObjectReplacements/Object 711" manifest:media-type=""/>
  <manifest:file-entry manifest:full-path="ObjectReplacements/Object 55" manifest:media-type=""/>
  <manifest:file-entry manifest:full-path="ObjectReplacements/Object 266" manifest:media-type=""/>
  <manifest:file-entry manifest:full-path="ObjectReplacements/Object 712" manifest:media-type=""/>
  <manifest:file-entry manifest:full-path="ObjectReplacements/Object 56" manifest:media-type=""/>
  <manifest:file-entry manifest:full-path="ObjectReplacements/Object 267" manifest:media-type=""/>
  <manifest:file-entry manifest:full-path="ObjectReplacements/Object 713" manifest:media-type=""/>
  <manifest:file-entry manifest:full-path="ObjectReplacements/Object 57" manifest:media-type=""/>
  <manifest:file-entry manifest:full-path="ObjectReplacements/Object 268" manifest:media-type=""/>
  <manifest:file-entry manifest:full-path="ObjectReplacements/Object 714" manifest:media-type=""/>
  <manifest:file-entry manifest:full-path="ObjectReplacements/Object 58" manifest:media-type=""/>
  <manifest:file-entry manifest:full-path="ObjectReplacements/Object 269" manifest:media-type=""/>
  <manifest:file-entry manifest:full-path="ObjectReplacements/Object 715" manifest:media-type=""/>
  <manifest:file-entry manifest:full-path="ObjectReplacements/Object 59" manifest:media-type=""/>
  <manifest:file-entry manifest:full-path="ObjectReplacements/Object 60" manifest:media-type=""/>
  <manifest:file-entry manifest:full-path="ObjectReplacements/Object 427" manifest:media-type=""/>
  <manifest:file-entry manifest:full-path="ObjectReplacements/Object 270" manifest:media-type=""/>
  <manifest:file-entry manifest:full-path="ObjectReplacements/Object 61" manifest:media-type=""/>
  <manifest:file-entry manifest:full-path="ObjectReplacements/Object 428" manifest:media-type=""/>
  <manifest:file-entry manifest:full-path="ObjectReplacements/Object 271" manifest:media-type=""/>
  <manifest:file-entry manifest:full-path="ObjectReplacements/Object 62" manifest:media-type=""/>
  <manifest:file-entry manifest:full-path="ObjectReplacements/Object 429" manifest:media-type=""/>
  <manifest:file-entry manifest:full-path="ObjectReplacements/Object 272" manifest:media-type=""/>
  <manifest:file-entry manifest:full-path="ObjectReplacements/Object 273" manifest:media-type=""/>
  <manifest:file-entry manifest:full-path="ObjectReplacements/Object 63" manifest:media-type=""/>
  <manifest:file-entry manifest:full-path="ObjectReplacements/Object 274" manifest:media-type=""/>
  <manifest:file-entry manifest:full-path="ObjectReplacements/Object 64" manifest:media-type=""/>
  <manifest:file-entry manifest:full-path="ObjectReplacements/Object 275" manifest:media-type=""/>
  <manifest:file-entry manifest:full-path="ObjectReplacements/Object 65" manifest:media-type=""/>
  <manifest:file-entry manifest:full-path="ObjectReplacements/Object 276" manifest:media-type=""/>
  <manifest:file-entry manifest:full-path="ObjectReplacements/Object 66" manifest:media-type=""/>
  <manifest:file-entry manifest:full-path="ObjectReplacements/Object 277" manifest:media-type=""/>
  <manifest:file-entry manifest:full-path="ObjectReplacements/Object 67" manifest:media-type=""/>
  <manifest:file-entry manifest:full-path="ObjectReplacements/Object 278" manifest:media-type=""/>
  <manifest:file-entry manifest:full-path="ObjectReplacements/Object 68" manifest:media-type=""/>
  <manifest:file-entry manifest:full-path="ObjectReplacements/Object 279" manifest:media-type=""/>
  <manifest:file-entry manifest:full-path="ObjectReplacements/Object 69" manifest:media-type=""/>
  <manifest:file-entry manifest:full-path="ObjectReplacements/Object 70" manifest:media-type=""/>
  <manifest:file-entry manifest:full-path="ObjectReplacements/Object 437" manifest:media-type=""/>
  <manifest:file-entry manifest:full-path="ObjectReplacements/Object 280" manifest:media-type=""/>
  <manifest:file-entry manifest:full-path="ObjectReplacements/Object 71" manifest:media-type=""/>
  <manifest:file-entry manifest:full-path="ObjectReplacements/Object 438" manifest:media-type=""/>
  <manifest:file-entry manifest:full-path="ObjectReplacements/Object 281" manifest:media-type=""/>
  <manifest:file-entry manifest:full-path="ObjectReplacements/Object 72" manifest:media-type=""/>
  <manifest:file-entry manifest:full-path="ObjectReplacements/Object 439" manifest:media-type=""/>
  <manifest:file-entry manifest:full-path="ObjectReplacements/Object 282" manifest:media-type=""/>
  <manifest:file-entry manifest:full-path="ObjectReplacements/Object 283" manifest:media-type=""/>
  <manifest:file-entry manifest:full-path="ObjectReplacements/Object 73" manifest:media-type=""/>
  <manifest:file-entry manifest:full-path="ObjectReplacements/Object 284" manifest:media-type=""/>
  <manifest:file-entry manifest:full-path="ObjectReplacements/Object 74" manifest:media-type=""/>
  <manifest:file-entry manifest:full-path="ObjectReplacements/Object 285" manifest:media-type=""/>
  <manifest:file-entry manifest:full-path="ObjectReplacements/Object 75" manifest:media-type=""/>
  <manifest:file-entry manifest:full-path="ObjectReplacements/Object 286" manifest:media-type=""/>
  <manifest:file-entry manifest:full-path="ObjectReplacements/Object 76" manifest:media-type=""/>
  <manifest:file-entry manifest:full-path="ObjectReplacements/Object 287" manifest:media-type=""/>
  <manifest:file-entry manifest:full-path="ObjectReplacements/Object 77" manifest:media-type=""/>
  <manifest:file-entry manifest:full-path="ObjectReplacements/Object 288" manifest:media-type=""/>
  <manifest:file-entry manifest:full-path="ObjectReplacements/Object 78" manifest:media-type=""/>
  <manifest:file-entry manifest:full-path="ObjectReplacements/Object 289" manifest:media-type=""/>
  <manifest:file-entry manifest:full-path="ObjectReplacements/Object 79" manifest:media-type=""/>
  <manifest:file-entry manifest:full-path="ObjectReplacements/Object 80" manifest:media-type=""/>
  <manifest:file-entry manifest:full-path="ObjectReplacements/Object 447" manifest:media-type=""/>
  <manifest:file-entry manifest:full-path="ObjectReplacements/Object 290" manifest:media-type=""/>
  <manifest:file-entry manifest:full-path="ObjectReplacements/Object 81" manifest:media-type=""/>
  <manifest:file-entry manifest:full-path="ObjectReplacements/Object 448" manifest:media-type=""/>
  <manifest:file-entry manifest:full-path="ObjectReplacements/Object 291" manifest:media-type=""/>
  <manifest:file-entry manifest:full-path="ObjectReplacements/Object 82" manifest:media-type=""/>
  <manifest:file-entry manifest:full-path="ObjectReplacements/Object 449" manifest:media-type=""/>
  <manifest:file-entry manifest:full-path="ObjectReplacements/Object 292" manifest:media-type=""/>
  <manifest:file-entry manifest:full-path="ObjectReplacements/Object 293" manifest:media-type=""/>
  <manifest:file-entry manifest:full-path="ObjectReplacements/Object 83" manifest:media-type=""/>
  <manifest:file-entry manifest:full-path="ObjectReplacements/Object 294" manifest:media-type=""/>
  <manifest:file-entry manifest:full-path="ObjectReplacements/Object 84" manifest:media-type=""/>
  <manifest:file-entry manifest:full-path="ObjectReplacements/Object 295" manifest:media-type=""/>
  <manifest:file-entry manifest:full-path="ObjectReplacements/Object 85" manifest:media-type=""/>
  <manifest:file-entry manifest:full-path="ObjectReplacements/Object 296" manifest:media-type=""/>
  <manifest:file-entry manifest:full-path="ObjectReplacements/Object 86" manifest:media-type=""/>
  <manifest:file-entry manifest:full-path="ObjectReplacements/Object 297" manifest:media-type=""/>
  <manifest:file-entry manifest:full-path="ObjectReplacements/Object 87" manifest:media-type=""/>
  <manifest:file-entry manifest:full-path="ObjectReplacements/Object 298" manifest:media-type=""/>
  <manifest:file-entry manifest:full-path="ObjectReplacements/Object 88" manifest:media-type=""/>
  <manifest:file-entry manifest:full-path="ObjectReplacements/Object 299" manifest:media-type=""/>
  <manifest:file-entry manifest:full-path="ObjectReplacements/Object 89" manifest:media-type=""/>
  <manifest:file-entry manifest:full-path="ObjectReplacements/Object 90" manifest:media-type=""/>
  <manifest:file-entry manifest:full-path="ObjectReplacements/Object 457" manifest:media-type=""/>
  <manifest:file-entry manifest:full-path="ObjectReplacements/Object 91" manifest:media-type=""/>
  <manifest:file-entry manifest:full-path="ObjectReplacements/Object 458" manifest:media-type=""/>
  <manifest:file-entry manifest:full-path="ObjectReplacements/Object 92" manifest:media-type=""/>
  <manifest:file-entry manifest:full-path="ObjectReplacements/Object 459"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391" manifest:media-type=""/>
  <manifest:file-entry manifest:full-path="ObjectReplacements/Object 101" manifest:media-type=""/>
  <manifest:file-entry manifest:full-path="ObjectReplacements/Object 392" manifest:media-type=""/>
  <manifest:file-entry manifest:full-path="ObjectReplacements/Object 102" manifest:media-type=""/>
  <manifest:file-entry manifest:full-path="ObjectReplacements/Object 393" manifest:media-type=""/>
  <manifest:file-entry manifest:full-path="ObjectReplacements/Object 103" manifest:media-type=""/>
  <manifest:file-entry manifest:full-path="ObjectReplacements/Object 394" manifest:media-type=""/>
  <manifest:file-entry manifest:full-path="ObjectReplacements/Object 104" manifest:media-type=""/>
  <manifest:file-entry manifest:full-path="ObjectReplacements/Object 395" manifest:media-type=""/>
  <manifest:file-entry manifest:full-path="ObjectReplacements/Object 105" manifest:media-type=""/>
  <manifest:file-entry manifest:full-path="ObjectReplacements/Object 396" manifest:media-type=""/>
  <manifest:file-entry manifest:full-path="ObjectReplacements/Object 106" manifest:media-type=""/>
  <manifest:file-entry manifest:full-path="ObjectReplacements/Object 397" manifest:media-type=""/>
  <manifest:file-entry manifest:full-path="ObjectReplacements/Object 107" manifest:media-type=""/>
  <manifest:file-entry manifest:full-path="ObjectReplacements/Object 398" manifest:media-type=""/>
  <manifest:file-entry manifest:full-path="ObjectReplacements/Object 108" manifest:media-type=""/>
  <manifest:file-entry manifest:full-path="ObjectReplacements/Object 399"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Replacements/Object 129" manifest:media-type=""/>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33" manifest:media-type=""/>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4" manifest:media-type=""/>
  <manifest:file-entry manifest:full-path="ObjectReplacements/Object 145" manifest:media-type=""/>
  <manifest:file-entry manifest:full-path="ObjectReplacements/Object 146" manifest:media-type=""/>
  <manifest:file-entry manifest:full-path="ObjectReplacements/Object 147" manifest:media-type=""/>
  <manifest:file-entry manifest:full-path="ObjectReplacements/Object 148" manifest:media-type=""/>
  <manifest:file-entry manifest:full-path="ObjectReplacements/Object 149" manifest:media-type=""/>
  <manifest:file-entry manifest:full-path="ObjectReplacements/Object 598" manifest:media-type=""/>
  <manifest:file-entry manifest:full-path="ObjectReplacements/Object 307" manifest:media-type=""/>
  <manifest:file-entry manifest:full-path="ObjectReplacements/Object 150" manifest:media-type=""/>
  <manifest:file-entry manifest:full-path="ObjectReplacements/Object 599" manifest:media-type=""/>
  <manifest:file-entry manifest:full-path="ObjectReplacements/Object 308" manifest:media-type=""/>
  <manifest:file-entry manifest:full-path="ObjectReplacements/Object 151" manifest:media-type=""/>
  <manifest:file-entry manifest:full-path="ObjectReplacements/Object 309" manifest:media-type=""/>
  <manifest:file-entry manifest:full-path="ObjectReplacements/Object 152" manifest:media-type=""/>
  <manifest:file-entry manifest:full-path="ObjectReplacements/Object 153" manifest:media-type=""/>
  <manifest:file-entry manifest:full-path="ObjectReplacements/Object 154" manifest:media-type=""/>
  <manifest:file-entry manifest:full-path="ObjectReplacements/Object 155" manifest:media-type=""/>
  <manifest:file-entry manifest:full-path="ObjectReplacements/Object 156" manifest:media-type=""/>
  <manifest:file-entry manifest:full-path="ObjectReplacements/Object 157" manifest:media-type=""/>
  <manifest:file-entry manifest:full-path="ObjectReplacements/Object 158" manifest:media-type=""/>
  <manifest:file-entry manifest:full-path="ObjectReplacements/Object 159" manifest:media-type=""/>
  <manifest:file-entry manifest:full-path="ObjectReplacements/Object 317" manifest:media-type=""/>
  <manifest:file-entry manifest:full-path="ObjectReplacements/Object 160" manifest:media-type=""/>
  <manifest:file-entry manifest:full-path="ObjectReplacements/Object 318" manifest:media-type=""/>
  <manifest:file-entry manifest:full-path="ObjectReplacements/Object 161" manifest:media-type=""/>
  <manifest:file-entry manifest:full-path="ObjectReplacements/Object 319" manifest:media-type=""/>
  <manifest:file-entry manifest:full-path="ObjectReplacements/Object 162" manifest:media-type=""/>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327" manifest:media-type=""/>
  <manifest:file-entry manifest:full-path="ObjectReplacements/Object 170" manifest:media-type=""/>
  <manifest:file-entry manifest:full-path="ObjectReplacements/Object 328" manifest:media-type=""/>
  <manifest:file-entry manifest:full-path="ObjectReplacements/Object 171" manifest:media-type=""/>
  <manifest:file-entry manifest:full-path="ObjectReplacements/Object 329"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337" manifest:media-type=""/>
  <manifest:file-entry manifest:full-path="ObjectReplacements/Object 180" manifest:media-type=""/>
  <manifest:file-entry manifest:full-path="ObjectReplacements/Object 338" manifest:media-type=""/>
  <manifest:file-entry manifest:full-path="ObjectReplacements/Object 181" manifest:media-type=""/>
  <manifest:file-entry manifest:full-path="ObjectReplacements/Object 339"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347" manifest:media-type=""/>
  <manifest:file-entry manifest:full-path="ObjectReplacements/Object 190" manifest:media-type=""/>
  <manifest:file-entry manifest:full-path="ObjectReplacements/Object 348" manifest:media-type=""/>
  <manifest:file-entry manifest:full-path="ObjectReplacements/Object 191" manifest:media-type=""/>
  <manifest:file-entry manifest:full-path="ObjectReplacements/Object 349"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491" manifest:media-type=""/>
  <manifest:file-entry manifest:full-path="ObjectReplacements/Object 201" manifest:media-type=""/>
  <manifest:file-entry manifest:full-path="ObjectReplacements/Object 492" manifest:media-type=""/>
  <manifest:file-entry manifest:full-path="ObjectReplacements/Object 202" manifest:media-type=""/>
  <manifest:file-entry manifest:full-path="ObjectReplacements/Object 493" manifest:media-type=""/>
  <manifest:file-entry manifest:full-path="ObjectReplacements/Object 203" manifest:media-type=""/>
  <manifest:file-entry manifest:full-path="ObjectReplacements/Object 494" manifest:media-type=""/>
  <manifest:file-entry manifest:full-path="ObjectReplacements/Object 204" manifest:media-type=""/>
  <manifest:file-entry manifest:full-path="ObjectReplacements/Object 495" manifest:media-type=""/>
  <manifest:file-entry manifest:full-path="ObjectReplacements/Object 205" manifest:media-type=""/>
  <manifest:file-entry manifest:full-path="ObjectReplacements/Object 496" manifest:media-type=""/>
  <manifest:file-entry manifest:full-path="ObjectReplacements/Object 206" manifest:media-type=""/>
  <manifest:file-entry manifest:full-path="ObjectReplacements/Object 497" manifest:media-type=""/>
  <manifest:file-entry manifest:full-path="ObjectReplacements/Object 207" manifest:media-type=""/>
  <manifest:file-entry manifest:full-path="ObjectReplacements/Object 498" manifest:media-type=""/>
  <manifest:file-entry manifest:full-path="ObjectReplacements/Object 208" manifest:media-type=""/>
  <manifest:file-entry manifest:full-path="ObjectReplacements/Object 499"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591" manifest:media-type=""/>
  <manifest:file-entry manifest:full-path="ObjectReplacements/Object 300" manifest:media-type=""/>
  <manifest:file-entry manifest:full-path="ObjectReplacements/Object 592" manifest:media-type=""/>
  <manifest:file-entry manifest:full-path="ObjectReplacements/Object 301" manifest:media-type=""/>
  <manifest:file-entry manifest:full-path="ObjectReplacements/Object 593" manifest:media-type=""/>
  <manifest:file-entry manifest:full-path="ObjectReplacements/Object 302" manifest:media-type=""/>
  <manifest:file-entry manifest:full-path="ObjectReplacements/Object 594" manifest:media-type=""/>
  <manifest:file-entry manifest:full-path="ObjectReplacements/Object 303" manifest:media-type=""/>
  <manifest:file-entry manifest:full-path="ObjectReplacements/Object 595" manifest:media-type=""/>
  <manifest:file-entry manifest:full-path="ObjectReplacements/Object 304" manifest:media-type=""/>
  <manifest:file-entry manifest:full-path="ObjectReplacements/Object 596" manifest:media-type=""/>
  <manifest:file-entry manifest:full-path="ObjectReplacements/Object 305" manifest:media-type=""/>
  <manifest:file-entry manifest:full-path="ObjectReplacements/Object 597" manifest:media-type=""/>
  <manifest:file-entry manifest:full-path="ObjectReplacements/Object 306" manifest:media-type=""/>
  <manifest:file-entry manifest:full-path="ObjectReplacements/Object 310" manifest:media-type=""/>
  <manifest:file-entry manifest:full-path="ObjectReplacements/Object 311" manifest:media-type=""/>
  <manifest:file-entry manifest:full-path="ObjectReplacements/Object 312" manifest:media-type=""/>
  <manifest:file-entry manifest:full-path="ObjectReplacements/Object 313" manifest:media-type=""/>
  <manifest:file-entry manifest:full-path="ObjectReplacements/Object 314" manifest:media-type=""/>
  <manifest:file-entry manifest:full-path="ObjectReplacements/Object 315" manifest:media-type=""/>
  <manifest:file-entry manifest:full-path="ObjectReplacements/Object 316" manifest:media-type=""/>
  <manifest:file-entry manifest:full-path="ObjectReplacements/Object 320" manifest:media-type=""/>
  <manifest:file-entry manifest:full-path="ObjectReplacements/Object 321" manifest:media-type=""/>
  <manifest:file-entry manifest:full-path="ObjectReplacements/Object 322" manifest:media-type=""/>
  <manifest:file-entry manifest:full-path="ObjectReplacements/Object 323" manifest:media-type=""/>
  <manifest:file-entry manifest:full-path="ObjectReplacements/Object 324" manifest:media-type=""/>
  <manifest:file-entry manifest:full-path="ObjectReplacements/Object 325" manifest:media-type=""/>
  <manifest:file-entry manifest:full-path="ObjectReplacements/Object 326" manifest:media-type=""/>
  <manifest:file-entry manifest:full-path="ObjectReplacements/Object 330" manifest:media-type=""/>
  <manifest:file-entry manifest:full-path="ObjectReplacements/Object 331" manifest:media-type=""/>
  <manifest:file-entry manifest:full-path="ObjectReplacements/Object 332" manifest:media-type=""/>
  <manifest:file-entry manifest:full-path="ObjectReplacements/Object 333" manifest:media-type=""/>
  <manifest:file-entry manifest:full-path="ObjectReplacements/Object 334" manifest:media-type=""/>
  <manifest:file-entry manifest:full-path="ObjectReplacements/Object 335" manifest:media-type=""/>
  <manifest:file-entry manifest:full-path="ObjectReplacements/Object 336" manifest:media-type=""/>
  <manifest:file-entry manifest:full-path="ObjectReplacements/Object 340" manifest:media-type=""/>
  <manifest:file-entry manifest:full-path="ObjectReplacements/Object 341" manifest:media-type=""/>
  <manifest:file-entry manifest:full-path="ObjectReplacements/Object 342" manifest:media-type=""/>
  <manifest:file-entry manifest:full-path="ObjectReplacements/Object 343" manifest:media-type=""/>
  <manifest:file-entry manifest:full-path="ObjectReplacements/Object 344" manifest:media-type=""/>
  <manifest:file-entry manifest:full-path="ObjectReplacements/Object 345" manifest:media-type=""/>
  <manifest:file-entry manifest:full-path="ObjectReplacements/Object 346" manifest:media-type=""/>
  <manifest:file-entry manifest:full-path="ObjectReplacements/Object 507" manifest:media-type=""/>
  <manifest:file-entry manifest:full-path="ObjectReplacements/Object 350" manifest:media-type=""/>
  <manifest:file-entry manifest:full-path="ObjectReplacements/Object 508" manifest:media-type=""/>
  <manifest:file-entry manifest:full-path="ObjectReplacements/Object 351" manifest:media-type=""/>
  <manifest:file-entry manifest:full-path="ObjectReplacements/Object 509" manifest:media-type=""/>
  <manifest:file-entry manifest:full-path="ObjectReplacements/Object 352" manifest:media-type=""/>
  <manifest:file-entry manifest:full-path="ObjectReplacements/Object 360" manifest:media-type=""/>
  <manifest:file-entry manifest:full-path="ObjectReplacements/Object 361" manifest:media-type=""/>
  <manifest:file-entry manifest:full-path="ObjectReplacements/Object 362" manifest:media-type=""/>
  <manifest:file-entry manifest:full-path="ObjectReplacements/Object 363" manifest:media-type=""/>
  <manifest:file-entry manifest:full-path="ObjectReplacements/Object 364" manifest:media-type=""/>
  <manifest:file-entry manifest:full-path="ObjectReplacements/Object 365" manifest:media-type=""/>
  <manifest:file-entry manifest:full-path="ObjectReplacements/Object 366" manifest:media-type=""/>
  <manifest:file-entry manifest:full-path="ObjectReplacements/Object 367" manifest:media-type=""/>
  <manifest:file-entry manifest:full-path="ObjectReplacements/Object 368" manifest:media-type=""/>
  <manifest:file-entry manifest:full-path="ObjectReplacements/Object 369" manifest:media-type=""/>
  <manifest:file-entry manifest:full-path="ObjectReplacements/Object 370" manifest:media-type=""/>
  <manifest:file-entry manifest:full-path="ObjectReplacements/Object 371" manifest:media-type=""/>
  <manifest:file-entry manifest:full-path="ObjectReplacements/Object 372" manifest:media-type=""/>
  <manifest:file-entry manifest:full-path="ObjectReplacements/Object 373" manifest:media-type=""/>
  <manifest:file-entry manifest:full-path="ObjectReplacements/Object 374" manifest:media-type=""/>
  <manifest:file-entry manifest:full-path="ObjectReplacements/Object 375" manifest:media-type=""/>
  <manifest:file-entry manifest:full-path="ObjectReplacements/Object 376" manifest:media-type=""/>
  <manifest:file-entry manifest:full-path="ObjectReplacements/Object 377" manifest:media-type=""/>
  <manifest:file-entry manifest:full-path="ObjectReplacements/Object 378" manifest:media-type=""/>
  <manifest:file-entry manifest:full-path="ObjectReplacements/Object 379" manifest:media-type=""/>
  <manifest:file-entry manifest:full-path="ObjectReplacements/Object 380" manifest:media-type=""/>
  <manifest:file-entry manifest:full-path="ObjectReplacements/Object 381" manifest:media-type=""/>
  <manifest:file-entry manifest:full-path="ObjectReplacements/Object 382" manifest:media-type=""/>
  <manifest:file-entry manifest:full-path="ObjectReplacements/Object 383" manifest:media-type=""/>
  <manifest:file-entry manifest:full-path="ObjectReplacements/Object 384" manifest:media-type=""/>
  <manifest:file-entry manifest:full-path="ObjectReplacements/Object 385" manifest:media-type=""/>
  <manifest:file-entry manifest:full-path="ObjectReplacements/Object 386" manifest:media-type=""/>
  <manifest:file-entry manifest:full-path="ObjectReplacements/Object 387" manifest:media-type=""/>
  <manifest:file-entry manifest:full-path="ObjectReplacements/Object 388" manifest:media-type=""/>
  <manifest:file-entry manifest:full-path="ObjectReplacements/Object 389" manifest:media-type=""/>
  <manifest:file-entry manifest:full-path="ObjectReplacements/Object 390" manifest:media-type=""/>
  <manifest:file-entry manifest:full-path="ObjectReplacements/Object 691" manifest:media-type=""/>
  <manifest:file-entry manifest:full-path="ObjectReplacements/Object 400" manifest:media-type=""/>
  <manifest:file-entry manifest:full-path="ObjectReplacements/Object 692" manifest:media-type=""/>
  <manifest:file-entry manifest:full-path="ObjectReplacements/Object 401" manifest:media-type=""/>
  <manifest:file-entry manifest:full-path="ObjectReplacements/Object 693" manifest:media-type=""/>
  <manifest:file-entry manifest:full-path="ObjectReplacements/Object 402" manifest:media-type=""/>
  <manifest:file-entry manifest:full-path="ObjectReplacements/Object 694" manifest:media-type=""/>
  <manifest:file-entry manifest:full-path="ObjectReplacements/Object 403" manifest:media-type=""/>
  <manifest:file-entry manifest:full-path="ObjectReplacements/Object 695" manifest:media-type=""/>
  <manifest:file-entry manifest:full-path="ObjectReplacements/Object 404" manifest:media-type=""/>
  <manifest:file-entry manifest:full-path="ObjectReplacements/Object 696" manifest:media-type=""/>
  <manifest:file-entry manifest:full-path="ObjectReplacements/Object 405" manifest:media-type=""/>
  <manifest:file-entry manifest:full-path="ObjectReplacements/Object 697" manifest:media-type=""/>
  <manifest:file-entry manifest:full-path="ObjectReplacements/Object 406" manifest:media-type=""/>
  <manifest:file-entry manifest:full-path="ObjectReplacements/Object 410" manifest:media-type=""/>
  <manifest:file-entry manifest:full-path="ObjectReplacements/Object 411" manifest:media-type=""/>
  <manifest:file-entry manifest:full-path="ObjectReplacements/Object 412" manifest:media-type=""/>
  <manifest:file-entry manifest:full-path="ObjectReplacements/Object 413" manifest:media-type=""/>
  <manifest:file-entry manifest:full-path="ObjectReplacements/Object 414" manifest:media-type=""/>
  <manifest:file-entry manifest:full-path="ObjectReplacements/Object 415" manifest:media-type=""/>
  <manifest:file-entry manifest:full-path="ObjectReplacements/Object 416" manifest:media-type=""/>
  <manifest:file-entry manifest:full-path="ObjectReplacements/Object 420" manifest:media-type=""/>
  <manifest:file-entry manifest:full-path="ObjectReplacements/Object 421" manifest:media-type=""/>
  <manifest:file-entry manifest:full-path="ObjectReplacements/Object 422" manifest:media-type=""/>
  <manifest:file-entry manifest:full-path="ObjectReplacements/Object 423" manifest:media-type=""/>
  <manifest:file-entry manifest:full-path="ObjectReplacements/Object 424" manifest:media-type=""/>
  <manifest:file-entry manifest:full-path="ObjectReplacements/Object 425" manifest:media-type=""/>
  <manifest:file-entry manifest:full-path="ObjectReplacements/Object 426" manifest:media-type=""/>
  <manifest:file-entry manifest:full-path="ObjectReplacements/Object 430" manifest:media-type=""/>
  <manifest:file-entry manifest:full-path="ObjectReplacements/Object 431" manifest:media-type=""/>
  <manifest:file-entry manifest:full-path="ObjectReplacements/Object 432" manifest:media-type=""/>
  <manifest:file-entry manifest:full-path="ObjectReplacements/Object 433" manifest:media-type=""/>
  <manifest:file-entry manifest:full-path="ObjectReplacements/Object 434" manifest:media-type=""/>
  <manifest:file-entry manifest:full-path="ObjectReplacements/Object 435" manifest:media-type=""/>
  <manifest:file-entry manifest:full-path="ObjectReplacements/Object 436" manifest:media-type=""/>
  <manifest:file-entry manifest:full-path="ObjectReplacements/Object 440" manifest:media-type=""/>
  <manifest:file-entry manifest:full-path="ObjectReplacements/Object 441" manifest:media-type=""/>
  <manifest:file-entry manifest:full-path="ObjectReplacements/Object 442" manifest:media-type=""/>
  <manifest:file-entry manifest:full-path="ObjectReplacements/Object 443" manifest:media-type=""/>
  <manifest:file-entry manifest:full-path="ObjectReplacements/Object 444" manifest:media-type=""/>
  <manifest:file-entry manifest:full-path="ObjectReplacements/Object 445" manifest:media-type=""/>
  <manifest:file-entry manifest:full-path="ObjectReplacements/Object 446" manifest:media-type=""/>
  <manifest:file-entry manifest:full-path="ObjectReplacements/Object 450" manifest:media-type=""/>
  <manifest:file-entry manifest:full-path="ObjectReplacements/Object 451" manifest:media-type=""/>
  <manifest:file-entry manifest:full-path="ObjectReplacements/Object 452" manifest:media-type=""/>
  <manifest:file-entry manifest:full-path="ObjectReplacements/Object 453" manifest:media-type=""/>
  <manifest:file-entry manifest:full-path="ObjectReplacements/Object 454" manifest:media-type=""/>
  <manifest:file-entry manifest:full-path="ObjectReplacements/Object 455" manifest:media-type=""/>
  <manifest:file-entry manifest:full-path="ObjectReplacements/Object 456" manifest:media-type=""/>
  <manifest:file-entry manifest:full-path="ObjectReplacements/Object 460" manifest:media-type=""/>
  <manifest:file-entry manifest:full-path="ObjectReplacements/Object 461" manifest:media-type=""/>
  <manifest:file-entry manifest:full-path="ObjectReplacements/Object 462" manifest:media-type=""/>
  <manifest:file-entry manifest:full-path="ObjectReplacements/Object 463" manifest:media-type=""/>
  <manifest:file-entry manifest:full-path="ObjectReplacements/Object 464" manifest:media-type=""/>
  <manifest:file-entry manifest:full-path="ObjectReplacements/Object 465" manifest:media-type=""/>
  <manifest:file-entry manifest:full-path="ObjectReplacements/Object 466" manifest:media-type=""/>
  <manifest:file-entry manifest:full-path="ObjectReplacements/Object 467" manifest:media-type=""/>
  <manifest:file-entry manifest:full-path="ObjectReplacements/Object 468" manifest:media-type=""/>
  <manifest:file-entry manifest:full-path="ObjectReplacements/Object 469" manifest:media-type=""/>
  <manifest:file-entry manifest:full-path="ObjectReplacements/Object 470" manifest:media-type=""/>
  <manifest:file-entry manifest:full-path="ObjectReplacements/Object 471" manifest:media-type=""/>
  <manifest:file-entry manifest:full-path="ObjectReplacements/Object 472" manifest:media-type=""/>
  <manifest:file-entry manifest:full-path="ObjectReplacements/Object 473" manifest:media-type=""/>
  <manifest:file-entry manifest:full-path="ObjectReplacements/Object 474" manifest:media-type=""/>
  <manifest:file-entry manifest:full-path="ObjectReplacements/Object 475" manifest:media-type=""/>
  <manifest:file-entry manifest:full-path="ObjectReplacements/Object 476" manifest:media-type=""/>
  <manifest:file-entry manifest:full-path="ObjectReplacements/Object 477" manifest:media-type=""/>
  <manifest:file-entry manifest:full-path="ObjectReplacements/Object 478" manifest:media-type=""/>
  <manifest:file-entry manifest:full-path="ObjectReplacements/Object 479" manifest:media-type=""/>
  <manifest:file-entry manifest:full-path="ObjectReplacements/Object 480" manifest:media-type=""/>
  <manifest:file-entry manifest:full-path="ObjectReplacements/Object 481" manifest:media-type=""/>
  <manifest:file-entry manifest:full-path="ObjectReplacements/Object 482" manifest:media-type=""/>
  <manifest:file-entry manifest:full-path="ObjectReplacements/Object 483" manifest:media-type=""/>
  <manifest:file-entry manifest:full-path="ObjectReplacements/Object 484" manifest:media-type=""/>
  <manifest:file-entry manifest:full-path="ObjectReplacements/Object 485" manifest:media-type=""/>
  <manifest:file-entry manifest:full-path="ObjectReplacements/Object 486" manifest:media-type=""/>
  <manifest:file-entry manifest:full-path="ObjectReplacements/Object 487" manifest:media-type=""/>
  <manifest:file-entry manifest:full-path="ObjectReplacements/Object 488" manifest:media-type=""/>
  <manifest:file-entry manifest:full-path="ObjectReplacements/Object 489" manifest:media-type=""/>
  <manifest:file-entry manifest:full-path="ObjectReplacements/Object 490" manifest:media-type=""/>
  <manifest:file-entry manifest:full-path="ObjectReplacements/Object 500" manifest:media-type=""/>
  <manifest:file-entry manifest:full-path="ObjectReplacements/Object 501" manifest:media-type=""/>
  <manifest:file-entry manifest:full-path="ObjectReplacements/Object 502" manifest:media-type=""/>
  <manifest:file-entry manifest:full-path="ObjectReplacements/Object 503" manifest:media-type=""/>
  <manifest:file-entry manifest:full-path="ObjectReplacements/Object 504" manifest:media-type=""/>
  <manifest:file-entry manifest:full-path="ObjectReplacements/Object 505" manifest:media-type=""/>
  <manifest:file-entry manifest:full-path="ObjectReplacements/Object 506" manifest:media-type=""/>
  <manifest:file-entry manifest:full-path="ObjectReplacements/Object 510" manifest:media-type=""/>
  <manifest:file-entry manifest:full-path="ObjectReplacements/Object 511" manifest:media-type=""/>
  <manifest:file-entry manifest:full-path="ObjectReplacements/Object 512" manifest:media-type=""/>
  <manifest:file-entry manifest:full-path="ObjectReplacements/Object 513" manifest:media-type=""/>
  <manifest:file-entry manifest:full-path="ObjectReplacements/Object 514" manifest:media-type=""/>
  <manifest:file-entry manifest:full-path="ObjectReplacements/Object 515" manifest:media-type=""/>
  <manifest:file-entry manifest:full-path="ObjectReplacements/Object 516" manifest:media-type=""/>
  <manifest:file-entry manifest:full-path="ObjectReplacements/Object 517" manifest:media-type=""/>
  <manifest:file-entry manifest:full-path="ObjectReplacements/Object 518" manifest:media-type=""/>
  <manifest:file-entry manifest:full-path="ObjectReplacements/Object 519" manifest:media-type=""/>
  <manifest:file-entry manifest:full-path="ObjectReplacements/Object 520" manifest:media-type=""/>
  <manifest:file-entry manifest:full-path="ObjectReplacements/Object 521" manifest:media-type=""/>
  <manifest:file-entry manifest:full-path="ObjectReplacements/Object 522" manifest:media-type=""/>
  <manifest:file-entry manifest:full-path="ObjectReplacements/Object 523" manifest:media-type=""/>
  <manifest:file-entry manifest:full-path="ObjectReplacements/Object 524" manifest:media-type=""/>
  <manifest:file-entry manifest:full-path="ObjectReplacements/Object 525" manifest:media-type=""/>
  <manifest:file-entry manifest:full-path="ObjectReplacements/Object 526" manifest:media-type=""/>
  <manifest:file-entry manifest:full-path="ObjectReplacements/Object 527" manifest:media-type=""/>
  <manifest:file-entry manifest:full-path="ObjectReplacements/Object 528" manifest:media-type=""/>
  <manifest:file-entry manifest:full-path="ObjectReplacements/Object 529" manifest:media-type=""/>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
  <manifest:file-entry manifest:full-path="ObjectReplacements/Object 535" manifest:media-type=""/>
  <manifest:file-entry manifest:full-path="ObjectReplacements/Object 536" manifest:media-type=""/>
  <manifest:file-entry manifest:full-path="ObjectReplacements/Object 537" manifest:media-type=""/>
  <manifest:file-entry manifest:full-path="ObjectReplacements/Object 538" manifest:media-type=""/>
  <manifest:file-entry manifest:full-path="ObjectReplacements/Object 539" manifest:media-type=""/>
  <manifest:file-entry manifest:full-path="ObjectReplacements/Object 540" manifest:media-type=""/>
  <manifest:file-entry manifest:full-path="ObjectReplacements/Object 541" manifest:media-type=""/>
  <manifest:file-entry manifest:full-path="ObjectReplacements/Object 542" manifest:media-type=""/>
  <manifest:file-entry manifest:full-path="ObjectReplacements/Object 543" manifest:media-type=""/>
  <manifest:file-entry manifest:full-path="ObjectReplacements/Object 544" manifest:media-type=""/>
  <manifest:file-entry manifest:full-path="ObjectReplacements/Object 545" manifest:media-type=""/>
  <manifest:file-entry manifest:full-path="ObjectReplacements/Object 546" manifest:media-type=""/>
  <manifest:file-entry manifest:full-path="ObjectReplacements/Object 547" manifest:media-type=""/>
  <manifest:file-entry manifest:full-path="ObjectReplacements/Object 548" manifest:media-type=""/>
  <manifest:file-entry manifest:full-path="ObjectReplacements/Object 549" manifest:media-type=""/>
  <manifest:file-entry manifest:full-path="ObjectReplacements/Object 550" manifest:media-type=""/>
  <manifest:file-entry manifest:full-path="ObjectReplacements/Object 551" manifest:media-type=""/>
  <manifest:file-entry manifest:full-path="ObjectReplacements/Object 552" manifest:media-type=""/>
  <manifest:file-entry manifest:full-path="ObjectReplacements/Object 553" manifest:media-type=""/>
  <manifest:file-entry manifest:full-path="ObjectReplacements/Object 554" manifest:media-type=""/>
  <manifest:file-entry manifest:full-path="ObjectReplacements/Object 555" manifest:media-type=""/>
  <manifest:file-entry manifest:full-path="ObjectReplacements/Object 556" manifest:media-type=""/>
  <manifest:file-entry manifest:full-path="ObjectReplacements/Object 557" manifest:media-type=""/>
  <manifest:file-entry manifest:full-path="ObjectReplacements/Object 558" manifest:media-type=""/>
  <manifest:file-entry manifest:full-path="ObjectReplacements/Object 559" manifest:media-type=""/>
  <manifest:file-entry manifest:full-path="ObjectReplacements/Object 560" manifest:media-type=""/>
  <manifest:file-entry manifest:full-path="ObjectReplacements/Object 561" manifest:media-type=""/>
  <manifest:file-entry manifest:full-path="ObjectReplacements/Object 562" manifest:media-type=""/>
  <manifest:file-entry manifest:full-path="ObjectReplacements/Object 563" manifest:media-type=""/>
  <manifest:file-entry manifest:full-path="ObjectReplacements/Object 564" manifest:media-type=""/>
  <manifest:file-entry manifest:full-path="ObjectReplacements/Object 565" manifest:media-type=""/>
  <manifest:file-entry manifest:full-path="ObjectReplacements/Object 566" manifest:media-type=""/>
  <manifest:file-entry manifest:full-path="ObjectReplacements/Object 567" manifest:media-type=""/>
  <manifest:file-entry manifest:full-path="ObjectReplacements/Object 568" manifest:media-type=""/>
  <manifest:file-entry manifest:full-path="ObjectReplacements/Object 569" manifest:media-type=""/>
  <manifest:file-entry manifest:full-path="ObjectReplacements/Object 570" manifest:media-type=""/>
  <manifest:file-entry manifest:full-path="ObjectReplacements/Object 571" manifest:media-type=""/>
  <manifest:file-entry manifest:full-path="ObjectReplacements/Object 572" manifest:media-type=""/>
  <manifest:file-entry manifest:full-path="ObjectReplacements/Object 573" manifest:media-type=""/>
  <manifest:file-entry manifest:full-path="ObjectReplacements/Object 574" manifest:media-type=""/>
  <manifest:file-entry manifest:full-path="ObjectReplacements/Object 575" manifest:media-type=""/>
  <manifest:file-entry manifest:full-path="ObjectReplacements/Object 576" manifest:media-type=""/>
  <manifest:file-entry manifest:full-path="ObjectReplacements/Object 577" manifest:media-type=""/>
  <manifest:file-entry manifest:full-path="ObjectReplacements/Object 578" manifest:media-type=""/>
  <manifest:file-entry manifest:full-path="ObjectReplacements/Object 579" manifest:media-type=""/>
  <manifest:file-entry manifest:full-path="ObjectReplacements/Object 580" manifest:media-type=""/>
  <manifest:file-entry manifest:full-path="ObjectReplacements/Object 581" manifest:media-type=""/>
  <manifest:file-entry manifest:full-path="ObjectReplacements/Object 582" manifest:media-type=""/>
  <manifest:file-entry manifest:full-path="ObjectReplacements/Object 583" manifest:media-type=""/>
  <manifest:file-entry manifest:full-path="ObjectReplacements/Object 584" manifest:media-type=""/>
  <manifest:file-entry manifest:full-path="ObjectReplacements/Object 585" manifest:media-type=""/>
  <manifest:file-entry manifest:full-path="ObjectReplacements/Object 586" manifest:media-type=""/>
  <manifest:file-entry manifest:full-path="ObjectReplacements/Object 587" manifest:media-type=""/>
  <manifest:file-entry manifest:full-path="ObjectReplacements/Object 588" manifest:media-type=""/>
  <manifest:file-entry manifest:full-path="ObjectReplacements/Object 589" manifest:media-type=""/>
  <manifest:file-entry manifest:full-path="ObjectReplacements/Object 590" manifest:media-type=""/>
  <manifest:file-entry manifest:full-path="ObjectReplacements/Object 600" manifest:media-type=""/>
  <manifest:file-entry manifest:full-path="ObjectReplacements/Object 601" manifest:media-type=""/>
  <manifest:file-entry manifest:full-path="ObjectReplacements/Object 602" manifest:media-type=""/>
  <manifest:file-entry manifest:full-path="ObjectReplacements/Object 603" manifest:media-type=""/>
  <manifest:file-entry manifest:full-path="ObjectReplacements/Object 604" manifest:media-type=""/>
  <manifest:file-entry manifest:full-path="ObjectReplacements/Object 605" manifest:media-type=""/>
  <manifest:file-entry manifest:full-path="ObjectReplacements/Object 606" manifest:media-type=""/>
  <manifest:file-entry manifest:full-path="ObjectReplacements/Object 607" manifest:media-type=""/>
  <manifest:file-entry manifest:full-path="ObjectReplacements/Object 608" manifest:media-type=""/>
  <manifest:file-entry manifest:full-path="ObjectReplacements/Object 609" manifest:media-type=""/>
  <manifest:file-entry manifest:full-path="ObjectReplacements/Object 610" manifest:media-type=""/>
  <manifest:file-entry manifest:full-path="ObjectReplacements/Object 611" manifest:media-type=""/>
  <manifest:file-entry manifest:full-path="ObjectReplacements/Object 612" manifest:media-type=""/>
  <manifest:file-entry manifest:full-path="ObjectReplacements/Object 613" manifest:media-type=""/>
  <manifest:file-entry manifest:full-path="ObjectReplacements/Object 614" manifest:media-type=""/>
  <manifest:file-entry manifest:full-path="ObjectReplacements/Object 615" manifest:media-type=""/>
  <manifest:file-entry manifest:full-path="ObjectReplacements/Object 616" manifest:media-type=""/>
  <manifest:file-entry manifest:full-path="ObjectReplacements/Object 617" manifest:media-type=""/>
  <manifest:file-entry manifest:full-path="ObjectReplacements/Object 618" manifest:media-type=""/>
  <manifest:file-entry manifest:full-path="ObjectReplacements/Object 619" manifest:media-type=""/>
  <manifest:file-entry manifest:full-path="ObjectReplacements/Object 620" manifest:media-type=""/>
  <manifest:file-entry manifest:full-path="ObjectReplacements/Object 621" manifest:media-type=""/>
  <manifest:file-entry manifest:full-path="ObjectReplacements/Object 622" manifest:media-type=""/>
  <manifest:file-entry manifest:full-path="ObjectReplacements/Object 623" manifest:media-type=""/>
  <manifest:file-entry manifest:full-path="ObjectReplacements/Object 624" manifest:media-type=""/>
  <manifest:file-entry manifest:full-path="ObjectReplacements/Object 625" manifest:media-type=""/>
  <manifest:file-entry manifest:full-path="ObjectReplacements/Object 626" manifest:media-type=""/>
  <manifest:file-entry manifest:full-path="ObjectReplacements/Object 627" manifest:media-type=""/>
  <manifest:file-entry manifest:full-path="ObjectReplacements/Object 628" manifest:media-type=""/>
  <manifest:file-entry manifest:full-path="ObjectReplacements/Object 629" manifest:media-type=""/>
  <manifest:file-entry manifest:full-path="ObjectReplacements/Object 630" manifest:media-type=""/>
  <manifest:file-entry manifest:full-path="ObjectReplacements/Object 631" manifest:media-type=""/>
  <manifest:file-entry manifest:full-path="ObjectReplacements/Object 632" manifest:media-type=""/>
  <manifest:file-entry manifest:full-path="ObjectReplacements/Object 633" manifest:media-type=""/>
  <manifest:file-entry manifest:full-path="ObjectReplacements/Object 634" manifest:media-type=""/>
  <manifest:file-entry manifest:full-path="ObjectReplacements/Object 635" manifest:media-type=""/>
  <manifest:file-entry manifest:full-path="ObjectReplacements/Object 636" manifest:media-type=""/>
  <manifest:file-entry manifest:full-path="ObjectReplacements/Object 637" manifest:media-type=""/>
  <manifest:file-entry manifest:full-path="ObjectReplacements/Object 638" manifest:media-type=""/>
  <manifest:file-entry manifest:full-path="ObjectReplacements/Object 639" manifest:media-type=""/>
  <manifest:file-entry manifest:full-path="ObjectReplacements/Object 640" manifest:media-type=""/>
  <manifest:file-entry manifest:full-path="ObjectReplacements/Object 641" manifest:media-type=""/>
  <manifest:file-entry manifest:full-path="ObjectReplacements/Object 642" manifest:media-type=""/>
  <manifest:file-entry manifest:full-path="ObjectReplacements/Object 643" manifest:media-type=""/>
  <manifest:file-entry manifest:full-path="ObjectReplacements/Object 644" manifest:media-type=""/>
  <manifest:file-entry manifest:full-path="ObjectReplacements/Object 645" manifest:media-type=""/>
  <manifest:file-entry manifest:full-path="ObjectReplacements/Object 646" manifest:media-type=""/>
  <manifest:file-entry manifest:full-path="ObjectReplacements/Object 647" manifest:media-type=""/>
  <manifest:file-entry manifest:full-path="ObjectReplacements/Object 648" manifest:media-type=""/>
  <manifest:file-entry manifest:full-path="ObjectReplacements/Object 649" manifest:media-type=""/>
  <manifest:file-entry manifest:full-path="ObjectReplacements/Object 650" manifest:media-type=""/>
  <manifest:file-entry manifest:full-path="ObjectReplacements/Object 651" manifest:media-type=""/>
  <manifest:file-entry manifest:full-path="ObjectReplacements/Object 652" manifest:media-type=""/>
  <manifest:file-entry manifest:full-path="ObjectReplacements/Object 653" manifest:media-type=""/>
  <manifest:file-entry manifest:full-path="ObjectReplacements/Object 654" manifest:media-type=""/>
  <manifest:file-entry manifest:full-path="ObjectReplacements/Object 655" manifest:media-type=""/>
  <manifest:file-entry manifest:full-path="ObjectReplacements/Object 656" manifest:media-type=""/>
  <manifest:file-entry manifest:full-path="ObjectReplacements/Object 657" manifest:media-type=""/>
  <manifest:file-entry manifest:full-path="ObjectReplacements/Object 658" manifest:media-type=""/>
  <manifest:file-entry manifest:full-path="ObjectReplacements/Object 659" manifest:media-type=""/>
  <manifest:file-entry manifest:full-path="ObjectReplacements/Object 660" manifest:media-type=""/>
  <manifest:file-entry manifest:full-path="ObjectReplacements/Object 661" manifest:media-type=""/>
  <manifest:file-entry manifest:full-path="ObjectReplacements/Object 662" manifest:media-type=""/>
  <manifest:file-entry manifest:full-path="ObjectReplacements/Object 663" manifest:media-type=""/>
  <manifest:file-entry manifest:full-path="ObjectReplacements/Object 664" manifest:media-type=""/>
  <manifest:file-entry manifest:full-path="ObjectReplacements/Object 665" manifest:media-type=""/>
  <manifest:file-entry manifest:full-path="ObjectReplacements/Object 666" manifest:media-type=""/>
  <manifest:file-entry manifest:full-path="ObjectReplacements/Object 667" manifest:media-type=""/>
  <manifest:file-entry manifest:full-path="ObjectReplacements/Object 670" manifest:media-type=""/>
  <manifest:file-entry manifest:full-path="ObjectReplacements/Object 671" manifest:media-type=""/>
  <manifest:file-entry manifest:full-path="ObjectReplacements/Object 672" manifest:media-type=""/>
  <manifest:file-entry manifest:full-path="ObjectReplacements/Object 673" manifest:media-type=""/>
  <manifest:file-entry manifest:full-path="ObjectReplacements/Object 674" manifest:media-type=""/>
  <manifest:file-entry manifest:full-path="ObjectReplacements/Object 675" manifest:media-type=""/>
  <manifest:file-entry manifest:full-path="ObjectReplacements/Object 676" manifest:media-type=""/>
  <manifest:file-entry manifest:full-path="ObjectReplacements/Object 677" manifest:media-type=""/>
  <manifest:file-entry manifest:full-path="ObjectReplacements/Object 680" manifest:media-type=""/>
  <manifest:file-entry manifest:full-path="ObjectReplacements/Object 681" manifest:media-type=""/>
  <manifest:file-entry manifest:full-path="ObjectReplacements/Object 682" manifest:media-type=""/>
  <manifest:file-entry manifest:full-path="ObjectReplacements/Object 683" manifest:media-type=""/>
  <manifest:file-entry manifest:full-path="ObjectReplacements/Object 684" manifest:media-type=""/>
  <manifest:file-entry manifest:full-path="ObjectReplacements/Object 685" manifest:media-type=""/>
  <manifest:file-entry manifest:full-path="ObjectReplacements/Object 686" manifest:media-type=""/>
  <manifest:file-entry manifest:full-path="ObjectReplacements/Object 687" manifest:media-type=""/>
  <manifest:file-entry manifest:full-path="ObjectReplacements/Object 690" manifest:media-type=""/>
  <manifest:file-entry manifest:full-path="ObjectReplacements/Object 706" manifest:media-type=""/>
  <manifest:file-entry manifest:full-path="ObjectReplacements/Object 707" manifest:media-type=""/>
  <manifest:file-entry manifest:full-path="ObjectReplacements/Object 708" manifest:media-type=""/>
  <manifest:file-entry manifest:full-path="ObjectReplacements/Object 709" manifest:media-type=""/>
  <manifest:file-entry manifest:full-path="ObjectReplacements/Object 716" manifest:media-type=""/>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689/content.xml" manifest:media-type="text/xml"/>
  <manifest:file-entry manifest:full-path="Object 689/settings.xml" manifest:media-type="text/xml"/>
  <manifest:file-entry manifest:full-path="Object 68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53/content.xml" manifest:media-type="text/xml"/>
  <manifest:file-entry manifest:full-path="Object 353/settings.xml" manifest:media-type="text/xml"/>
  <manifest:file-entry manifest:full-path="Object 35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668/content.xml" manifest:media-type="text/xml"/>
  <manifest:file-entry manifest:full-path="Object 668/settings.xml" manifest:media-type="text/xml"/>
  <manifest:file-entry manifest:full-path="Object 66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669/content.xml" manifest:media-type="text/xml"/>
  <manifest:file-entry manifest:full-path="Object 669/settings.xml" manifest:media-type="text/xml"/>
  <manifest:file-entry manifest:full-path="Object 66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78/settings.xml" manifest:media-type="text/xml"/>
  <manifest:file-entry manifest:full-path="Object 678/content.xml" manifest:media-type="text/xml"/>
  <manifest:file-entry manifest:full-path="Object 67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679/content.xml" manifest:media-type="text/xml"/>
  <manifest:file-entry manifest:full-path="Object 679/settings.xml" manifest:media-type="text/xml"/>
  <manifest:file-entry manifest:full-path="Object 67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688/content.xml" manifest:media-type="text/xml"/>
  <manifest:file-entry manifest:full-path="Object 688/settings.xml" manifest:media-type="text/xml"/>
  <manifest:file-entry manifest:full-path="Object 68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98/content.xml" manifest:media-type="text/xml"/>
  <manifest:file-entry manifest:full-path="Object 698/settings.xml" manifest:media-type="text/xml"/>
  <manifest:file-entry manifest:full-path="Object 69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699/content.xml" manifest:media-type="text/xml"/>
  <manifest:file-entry manifest:full-path="Object 699/settings.xml" manifest:media-type="text/xml"/>
  <manifest:file-entry manifest:full-path="Object 69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8/content.xml" manifest:media-type="text/xml"/>
  <manifest:file-entry manifest:full-path="Object 408/settings.xml" manifest:media-type="text/xml"/>
  <manifest:file-entry manifest:full-path="Object 408/" manifest:version="1.3" manifest:media-type="application/vnd.oasis.opendocument.formula"/>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09/content.xml" manifest:media-type="text/xml"/>
  <manifest:file-entry manifest:full-path="Object 409/settings.xml" manifest:media-type="text/xml"/>
  <manifest:file-entry manifest:full-path="Object 409/"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700/content.xml" manifest:media-type="text/xml"/>
  <manifest:file-entry manifest:full-path="Object 700/settings.xml" manifest:media-type="text/xml"/>
  <manifest:file-entry manifest:full-path="Object 70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701/content.xml" manifest:media-type="text/xml"/>
  <manifest:file-entry manifest:full-path="Object 701/settings.xml" manifest:media-type="text/xml"/>
  <manifest:file-entry manifest:full-path="Object 701/"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702/content.xml" manifest:media-type="text/xml"/>
  <manifest:file-entry manifest:full-path="Object 702/settings.xml" manifest:media-type="text/xml"/>
  <manifest:file-entry manifest:full-path="Object 702/"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703/content.xml" manifest:media-type="text/xml"/>
  <manifest:file-entry manifest:full-path="Object 703/settings.xml" manifest:media-type="text/xml"/>
  <manifest:file-entry manifest:full-path="Object 703/"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704/content.xml" manifest:media-type="text/xml"/>
  <manifest:file-entry manifest:full-path="Object 704/settings.xml" manifest:media-type="text/xml"/>
  <manifest:file-entry manifest:full-path="Object 704/"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705/content.xml" manifest:media-type="text/xml"/>
  <manifest:file-entry manifest:full-path="Object 705/settings.xml" manifest:media-type="text/xml"/>
  <manifest:file-entry manifest:full-path="Object 705/"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19/settings.xml" manifest:media-type="text/xml"/>
  <manifest:file-entry manifest:full-path="Object 419/content.xml" manifest:media-type="text/xml"/>
  <manifest:file-entry manifest:full-path="Object 419/"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710/content.xml" manifest:media-type="text/xml"/>
  <manifest:file-entry manifest:full-path="Object 710/settings.xml" manifest:media-type="text/xml"/>
  <manifest:file-entry manifest:full-path="Object 710/"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711/content.xml" manifest:media-type="text/xml"/>
  <manifest:file-entry manifest:full-path="Object 711/settings.xml" manifest:media-type="text/xml"/>
  <manifest:file-entry manifest:full-path="Object 711/"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712/content.xml" manifest:media-type="text/xml"/>
  <manifest:file-entry manifest:full-path="Object 712/settings.xml" manifest:media-type="text/xml"/>
  <manifest:file-entry manifest:full-path="Object 71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713/content.xml" manifest:media-type="text/xml"/>
  <manifest:file-entry manifest:full-path="Object 713/settings.xml" manifest:media-type="text/xml"/>
  <manifest:file-entry manifest:full-path="Object 713/"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714/content.xml" manifest:media-type="text/xml"/>
  <manifest:file-entry manifest:full-path="Object 714/settings.xml" manifest:media-type="text/xml"/>
  <manifest:file-entry manifest:full-path="Object 714/"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715/content.xml" manifest:media-type="text/xml"/>
  <manifest:file-entry manifest:full-path="Object 715/settings.xml" manifest:media-type="text/xml"/>
  <manifest:file-entry manifest:full-path="Object 715/"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273/content.xml" manifest:media-type="text/xml"/>
  <manifest:file-entry manifest:full-path="Object 273/settings.xml" manifest:media-type="text/xml"/>
  <manifest:file-entry manifest:full-path="Object 27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76/content.xml" manifest:media-type="text/xml"/>
  <manifest:file-entry manifest:full-path="Object 276/settings.xml" manifest:media-type="text/xml"/>
  <manifest:file-entry manifest:full-path="Object 276/"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82/settings.xml" manifest:media-type="text/xml"/>
  <manifest:file-entry manifest:full-path="Object 282/content.xml" manifest:media-type="text/xml"/>
  <manifest:file-entry manifest:full-path="Object 282/"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87/content.xml" manifest:media-type="text/xml"/>
  <manifest:file-entry manifest:full-path="Object 287/settings.xml" manifest:media-type="text/xml"/>
  <manifest:file-entry manifest:full-path="Object 287/"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47/content.xml" manifest:media-type="text/xml"/>
  <manifest:file-entry manifest:full-path="Object 447/settings.xml" manifest:media-type="text/xml"/>
  <manifest:file-entry manifest:full-path="Object 447/"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48/content.xml" manifest:media-type="text/xml"/>
  <manifest:file-entry manifest:full-path="Object 448/settings.xml" manifest:media-type="text/xml"/>
  <manifest:file-entry manifest:full-path="Object 448/"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49/settings.xml" manifest:media-type="text/xml"/>
  <manifest:file-entry manifest:full-path="Object 449/content.xml" manifest:media-type="text/xml"/>
  <manifest:file-entry manifest:full-path="Object 449/"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295/settings.xml" manifest:media-type="text/xml"/>
  <manifest:file-entry manifest:full-path="Object 295/content.xml" manifest:media-type="text/xml"/>
  <manifest:file-entry manifest:full-path="Object 295/"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299/content.xml" manifest:media-type="text/xml"/>
  <manifest:file-entry manifest:full-path="Object 299/settings.xml" manifest:media-type="text/xml"/>
  <manifest:file-entry manifest:full-path="Object 299/"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394/content.xml" manifest:media-type="text/xml"/>
  <manifest:file-entry manifest:full-path="Object 394/settings.xml" manifest:media-type="text/xml"/>
  <manifest:file-entry manifest:full-path="Object 394/"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598/content.xml" manifest:media-type="text/xml"/>
  <manifest:file-entry manifest:full-path="Object 598/settings.xml" manifest:media-type="text/xml"/>
  <manifest:file-entry manifest:full-path="Object 598/"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99/content.xml" manifest:media-type="text/xml"/>
  <manifest:file-entry manifest:full-path="Object 599/settings.xml" manifest:media-type="text/xml"/>
  <manifest:file-entry manifest:full-path="Object 599/"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319/content.xml" manifest:media-type="text/xml"/>
  <manifest:file-entry manifest:full-path="Object 319/settings.xml" manifest:media-type="text/xml"/>
  <manifest:file-entry manifest:full-path="Object 319/"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338/content.xml" manifest:media-type="text/xml"/>
  <manifest:file-entry manifest:full-path="Object 338/settings.xml" manifest:media-type="text/xml"/>
  <manifest:file-entry manifest:full-path="Object 338/"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339/settings.xml" manifest:media-type="text/xml"/>
  <manifest:file-entry manifest:full-path="Object 339/content.xml" manifest:media-type="text/xml"/>
  <manifest:file-entry manifest:full-path="Object 339/"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49/content.xml" manifest:media-type="text/xml"/>
  <manifest:file-entry manifest:full-path="Object 349/settings.xml" manifest:media-type="text/xml"/>
  <manifest:file-entry manifest:full-path="Object 349/"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491/content.xml" manifest:media-type="text/xml"/>
  <manifest:file-entry manifest:full-path="Object 491/settings.xml" manifest:media-type="text/xml"/>
  <manifest:file-entry manifest:full-path="Object 491/"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94/content.xml" manifest:media-type="text/xml"/>
  <manifest:file-entry manifest:full-path="Object 494/settings.xml" manifest:media-type="text/xml"/>
  <manifest:file-entry manifest:full-path="Object 494/"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498/content.xml" manifest:media-type="text/xml"/>
  <manifest:file-entry manifest:full-path="Object 498/settings.xml" manifest:media-type="text/xml"/>
  <manifest:file-entry manifest:full-path="Object 498/"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499/content.xml" manifest:media-type="text/xml"/>
  <manifest:file-entry manifest:full-path="Object 499/settings.xml" manifest:media-type="text/xml"/>
  <manifest:file-entry manifest:full-path="Object 499/"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591/content.xml" manifest:media-type="text/xml"/>
  <manifest:file-entry manifest:full-path="Object 591/settings.xml" manifest:media-type="text/xml"/>
  <manifest:file-entry manifest:full-path="Object 591/"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592/content.xml" manifest:media-type="text/xml"/>
  <manifest:file-entry manifest:full-path="Object 592/settings.xml" manifest:media-type="text/xml"/>
  <manifest:file-entry manifest:full-path="Object 592/" manifest:version="1.3" manifest:media-type="application/vnd.oasis.opendocument.formula"/>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593/content.xml" manifest:media-type="text/xml"/>
  <manifest:file-entry manifest:full-path="Object 593/settings.xml" manifest:media-type="text/xml"/>
  <manifest:file-entry manifest:full-path="Object 593/"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594/content.xml" manifest:media-type="text/xml"/>
  <manifest:file-entry manifest:full-path="Object 594/settings.xml" manifest:media-type="text/xml"/>
  <manifest:file-entry manifest:full-path="Object 594/"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595/content.xml" manifest:media-type="text/xml"/>
  <manifest:file-entry manifest:full-path="Object 595/settings.xml" manifest:media-type="text/xml"/>
  <manifest:file-entry manifest:full-path="Object 595/"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596/content.xml" manifest:media-type="text/xml"/>
  <manifest:file-entry manifest:full-path="Object 596/settings.xml" manifest:media-type="text/xml"/>
  <manifest:file-entry manifest:full-path="Object 596/" manifest:version="1.3" manifest:media-type="application/vnd.oasis.opendocument.formula"/>
  <manifest:file-entry manifest:full-path="Object 305/content.xml" manifest:media-type="text/xml"/>
  <manifest:file-entry manifest:full-path="Object 305/settings.xml" manifest:media-type="text/xml"/>
  <manifest:file-entry manifest:full-path="Object 305/" manifest:version="1.3" manifest:media-type="application/vnd.oasis.opendocument.formula"/>
  <manifest:file-entry manifest:full-path="Object 597/content.xml" manifest:media-type="text/xml"/>
  <manifest:file-entry manifest:full-path="Object 597/settings.xml" manifest:media-type="text/xml"/>
  <manifest:file-entry manifest:full-path="Object 597/"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315/content.xml" manifest:media-type="text/xml"/>
  <manifest:file-entry manifest:full-path="Object 315/settings.xml" manifest:media-type="text/xml"/>
  <manifest:file-entry manifest:full-path="Object 315/"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25/content.xml" manifest:media-type="text/xml"/>
  <manifest:file-entry manifest:full-path="Object 325/settings.xml" manifest:media-type="text/xml"/>
  <manifest:file-entry manifest:full-path="Object 325/"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30/settings.xml" manifest:media-type="text/xml"/>
  <manifest:file-entry manifest:full-path="Object 330/content.xml" manifest:media-type="text/xml"/>
  <manifest:file-entry manifest:full-path="Object 330/" manifest:version="1.3" manifest:media-type="application/vnd.oasis.opendocument.formula"/>
  <manifest:file-entry manifest:full-path="Object 331/content.xml" manifest:media-type="text/xml"/>
  <manifest:file-entry manifest:full-path="Object 331/settings.xml" manifest:media-type="text/xml"/>
  <manifest:file-entry manifest:full-path="Object 331/" manifest:version="1.3" manifest:media-type="application/vnd.oasis.opendocument.formula"/>
  <manifest:file-entry manifest:full-path="Object 332/content.xml" manifest:media-type="text/xml"/>
  <manifest:file-entry manifest:full-path="Object 332/settings.xml" manifest:media-type="text/xml"/>
  <manifest:file-entry manifest:full-path="Object 33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335/content.xml" manifest:media-type="text/xml"/>
  <manifest:file-entry manifest:full-path="Object 335/settings.xml" manifest:media-type="text/xml"/>
  <manifest:file-entry manifest:full-path="Object 335/"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340/settings.xml" manifest:media-type="text/xml"/>
  <manifest:file-entry manifest:full-path="Object 340/content.xml" manifest:media-type="text/xml"/>
  <manifest:file-entry manifest:full-path="Object 340/"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343/content.xml" manifest:media-type="text/xml"/>
  <manifest:file-entry manifest:full-path="Object 343/settings.xml" manifest:media-type="text/xml"/>
  <manifest:file-entry manifest:full-path="Object 343/" manifest:version="1.3" manifest:media-type="application/vnd.oasis.opendocument.formula"/>
  <manifest:file-entry manifest:full-path="Object 344/content.xml" manifest:media-type="text/xml"/>
  <manifest:file-entry manifest:full-path="Object 344/settings.xml" manifest:media-type="text/xml"/>
  <manifest:file-entry manifest:full-path="Object 344/"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346/settings.xml" manifest:media-type="text/xml"/>
  <manifest:file-entry manifest:full-path="Object 346/content.xml" manifest:media-type="text/xml"/>
  <manifest:file-entry manifest:full-path="Object 346/"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508/content.xml" manifest:media-type="text/xml"/>
  <manifest:file-entry manifest:full-path="Object 508/settings.xml" manifest:media-type="text/xml"/>
  <manifest:file-entry manifest:full-path="Object 508/"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509/content.xml" manifest:media-type="text/xml"/>
  <manifest:file-entry manifest:full-path="Object 509/settings.xml" manifest:media-type="text/xml"/>
  <manifest:file-entry manifest:full-path="Object 50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settings.xml" manifest:media-type="text/xml"/>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377/content.xml" manifest:media-type="text/xml"/>
  <manifest:file-entry manifest:full-path="Object 377/settings.xml" manifest:media-type="text/xml"/>
  <manifest:file-entry manifest:full-path="Object 377/"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379/content.xml" manifest:media-type="text/xml"/>
  <manifest:file-entry manifest:full-path="Object 379/settings.xml" manifest:media-type="text/xml"/>
  <manifest:file-entry manifest:full-path="Object 379/"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381/content.xml" manifest:media-type="text/xml"/>
  <manifest:file-entry manifest:full-path="Object 381/settings.xml" manifest:media-type="text/xml"/>
  <manifest:file-entry manifest:full-path="Object 381/"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383/content.xml" manifest:media-type="text/xml"/>
  <manifest:file-entry manifest:full-path="Object 383/settings.xml" manifest:media-type="text/xml"/>
  <manifest:file-entry manifest:full-path="Object 383/"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387/content.xml" manifest:media-type="text/xml"/>
  <manifest:file-entry manifest:full-path="Object 387/settings.xml" manifest:media-type="text/xml"/>
  <manifest:file-entry manifest:full-path="Object 38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389/content.xml" manifest:media-type="text/xml"/>
  <manifest:file-entry manifest:full-path="Object 389/settings.xml" manifest:media-type="text/xml"/>
  <manifest:file-entry manifest:full-path="Object 389/" manifest:version="1.3" manifest:media-type="application/vnd.oasis.opendocument.formula"/>
  <manifest:file-entry manifest:full-path="Object 390/content.xml" manifest:media-type="text/xml"/>
  <manifest:file-entry manifest:full-path="Object 390/settings.xml" manifest:media-type="text/xml"/>
  <manifest:file-entry manifest:full-path="Object 390/" manifest:version="1.3" manifest:media-type="application/vnd.oasis.opendocument.formula"/>
  <manifest:file-entry manifest:full-path="Object 691/settings.xml" manifest:media-type="text/xml"/>
  <manifest:file-entry manifest:full-path="Object 691/content.xml" manifest:media-type="text/xml"/>
  <manifest:file-entry manifest:full-path="Object 691/" manifest:version="1.3" manifest:media-type="application/vnd.oasis.opendocument.formula"/>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692/settings.xml" manifest:media-type="text/xml"/>
  <manifest:file-entry manifest:full-path="Object 692/content.xml" manifest:media-type="text/xml"/>
  <manifest:file-entry manifest:full-path="Object 692/"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693/content.xml" manifest:media-type="text/xml"/>
  <manifest:file-entry manifest:full-path="Object 693/settings.xml" manifest:media-type="text/xml"/>
  <manifest:file-entry manifest:full-path="Object 693/" manifest:version="1.3" manifest:media-type="application/vnd.oasis.opendocument.formula"/>
  <manifest:file-entry manifest:full-path="Object 402/settings.xml" manifest:media-type="text/xml"/>
  <manifest:file-entry manifest:full-path="Object 402/content.xml" manifest:media-type="text/xml"/>
  <manifest:file-entry manifest:full-path="Object 402/" manifest:version="1.3" manifest:media-type="application/vnd.oasis.opendocument.formula"/>
  <manifest:file-entry manifest:full-path="Object 694/content.xml" manifest:media-type="text/xml"/>
  <manifest:file-entry manifest:full-path="Object 694/settings.xml" manifest:media-type="text/xml"/>
  <manifest:file-entry manifest:full-path="Object 694/"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695/content.xml" manifest:media-type="text/xml"/>
  <manifest:file-entry manifest:full-path="Object 695/settings.xml" manifest:media-type="text/xml"/>
  <manifest:file-entry manifest:full-path="Object 695/" manifest:version="1.3" manifest:media-type="application/vnd.oasis.opendocument.formula"/>
  <manifest:file-entry manifest:full-path="Object 404/content.xml" manifest:media-type="text/xml"/>
  <manifest:file-entry manifest:full-path="Object 404/settings.xml" manifest:media-type="text/xml"/>
  <manifest:file-entry manifest:full-path="Object 404/" manifest:version="1.3" manifest:media-type="application/vnd.oasis.opendocument.formula"/>
  <manifest:file-entry manifest:full-path="Object 696/content.xml" manifest:media-type="text/xml"/>
  <manifest:file-entry manifest:full-path="Object 696/settings.xml" manifest:media-type="text/xml"/>
  <manifest:file-entry manifest:full-path="Object 696/"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697/content.xml" manifest:media-type="text/xml"/>
  <manifest:file-entry manifest:full-path="Object 697/settings.xml" manifest:media-type="text/xml"/>
  <manifest:file-entry manifest:full-path="Object 697/"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410/content.xml" manifest:media-type="text/xml"/>
  <manifest:file-entry manifest:full-path="Object 410/settings.xml" manifest:media-type="text/xml"/>
  <manifest:file-entry manifest:full-path="Object 410/"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2/content.xml" manifest:media-type="text/xml"/>
  <manifest:file-entry manifest:full-path="Object 412/settings.xml" manifest:media-type="text/xml"/>
  <manifest:file-entry manifest:full-path="Object 412/"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421/settings.xml" manifest:media-type="text/xml"/>
  <manifest:file-entry manifest:full-path="Object 421/content.xml" manifest:media-type="text/xml"/>
  <manifest:file-entry manifest:full-path="Object 421/"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layout-cache" manifest:media-type="application/binary"/>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5/content.xml" manifest:media-type="text/xml"/>
  <manifest:file-entry manifest:full-path="Object 425/settings.xml" manifest:media-type="text/xml"/>
  <manifest:file-entry manifest:full-path="Object 425/"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430/content.xml" manifest:media-type="text/xml"/>
  <manifest:file-entry manifest:full-path="Object 430/settings.xml" manifest:media-type="text/xml"/>
  <manifest:file-entry manifest:full-path="Object 430/"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436/content.xml" manifest:media-type="text/xml"/>
  <manifest:file-entry manifest:full-path="Object 436/settings.xml" manifest:media-type="text/xml"/>
  <manifest:file-entry manifest:full-path="Object 436/" manifest:version="1.3" manifest:media-type="application/vnd.oasis.opendocument.formula"/>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443/content.xml" manifest:media-type="text/xml"/>
  <manifest:file-entry manifest:full-path="Object 443/settings.xml" manifest:media-type="text/xml"/>
  <manifest:file-entry manifest:full-path="Object 443/" manifest:version="1.3" manifest:media-type="application/vnd.oasis.opendocument.formula"/>
  <manifest:file-entry manifest:full-path="Object 444/content.xml" manifest:media-type="text/xml"/>
  <manifest:file-entry manifest:full-path="Object 444/settings.xml" manifest:media-type="text/xml"/>
  <manifest:file-entry manifest:full-path="Object 444/" manifest:version="1.3" manifest:media-type="application/vnd.oasis.opendocument.formula"/>
  <manifest:file-entry manifest:full-path="Object 445/content.xml" manifest:media-type="text/xml"/>
  <manifest:file-entry manifest:full-path="Object 445/settings.xml" manifest:media-type="text/xml"/>
  <manifest:file-entry manifest:full-path="Object 445/"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451/content.xml" manifest:media-type="text/xml"/>
  <manifest:file-entry manifest:full-path="Object 451/settings.xml" manifest:media-type="text/xml"/>
  <manifest:file-entry manifest:full-path="Object 451/"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453/content.xml" manifest:media-type="text/xml"/>
  <manifest:file-entry manifest:full-path="Object 453/settings.xml" manifest:media-type="text/xml"/>
  <manifest:file-entry manifest:full-path="Object 453/"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64/content.xml" manifest:media-type="text/xml"/>
  <manifest:file-entry manifest:full-path="Object 464/settings.xml" manifest:media-type="text/xml"/>
  <manifest:file-entry manifest:full-path="Object 464/" manifest:version="1.3" manifest:media-type="application/vnd.oasis.opendocument.formula"/>
  <manifest:file-entry manifest:full-path="Object 465/content.xml" manifest:media-type="text/xml"/>
  <manifest:file-entry manifest:full-path="Object 465/settings.xml" manifest:media-type="text/xml"/>
  <manifest:file-entry manifest:full-path="Object 465/" manifest:version="1.3" manifest:media-type="application/vnd.oasis.opendocument.formula"/>
  <manifest:file-entry manifest:full-path="Object 466/content.xml" manifest:media-type="text/xml"/>
  <manifest:file-entry manifest:full-path="Object 466/settings.xml" manifest:media-type="text/xml"/>
  <manifest:file-entry manifest:full-path="Object 466/" manifest:version="1.3" manifest:media-type="application/vnd.oasis.opendocument.formula"/>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68/content.xml" manifest:media-type="text/xml"/>
  <manifest:file-entry manifest:full-path="Object 468/settings.xml" manifest:media-type="text/xml"/>
  <manifest:file-entry manifest:full-path="Object 468/" manifest:version="1.3" manifest:media-type="application/vnd.oasis.opendocument.formula"/>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470/settings.xml" manifest:media-type="text/xml"/>
  <manifest:file-entry manifest:full-path="Object 470/content.xml" manifest:media-type="text/xml"/>
  <manifest:file-entry manifest:full-path="Object 470/" manifest:version="1.3" manifest:media-type="application/vnd.oasis.opendocument.formula"/>
  <manifest:file-entry manifest:full-path="Object 471/content.xml" manifest:media-type="text/xml"/>
  <manifest:file-entry manifest:full-path="Object 471/settings.xml" manifest:media-type="text/xml"/>
  <manifest:file-entry manifest:full-path="Object 471/" manifest:version="1.3" manifest:media-type="application/vnd.oasis.opendocument.formula"/>
  <manifest:file-entry manifest:full-path="Object 472/content.xml" manifest:media-type="text/xml"/>
  <manifest:file-entry manifest:full-path="Object 472/settings.xml" manifest:media-type="text/xml"/>
  <manifest:file-entry manifest:full-path="Object 472/" manifest:version="1.3" manifest:media-type="application/vnd.oasis.opendocument.formula"/>
  <manifest:file-entry manifest:full-path="Object 473/content.xml" manifest:media-type="text/xml"/>
  <manifest:file-entry manifest:full-path="Object 473/settings.xml" manifest:media-type="text/xml"/>
  <manifest:file-entry manifest:full-path="Object 473/" manifest:version="1.3" manifest:media-type="application/vnd.oasis.opendocument.formula"/>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475/settings.xml" manifest:media-type="text/xml"/>
  <manifest:file-entry manifest:full-path="Object 475/content.xml" manifest:media-type="text/xml"/>
  <manifest:file-entry manifest:full-path="Object 475/" manifest:version="1.3" manifest:media-type="application/vnd.oasis.opendocument.formula"/>
  <manifest:file-entry manifest:full-path="Object 476/content.xml" manifest:media-type="text/xml"/>
  <manifest:file-entry manifest:full-path="Object 476/settings.xml" manifest:media-type="text/xml"/>
  <manifest:file-entry manifest:full-path="Object 476/" manifest:version="1.3" manifest:media-type="application/vnd.oasis.opendocument.formula"/>
  <manifest:file-entry manifest:full-path="Object 477/content.xml" manifest:media-type="text/xml"/>
  <manifest:file-entry manifest:full-path="Object 477/settings.xml" manifest:media-type="text/xml"/>
  <manifest:file-entry manifest:full-path="Object 477/" manifest:version="1.3" manifest:media-type="application/vnd.oasis.opendocument.formula"/>
  <manifest:file-entry manifest:full-path="Object 478/content.xml" manifest:media-type="text/xml"/>
  <manifest:file-entry manifest:full-path="Object 478/settings.xml" manifest:media-type="text/xml"/>
  <manifest:file-entry manifest:full-path="Object 478/" manifest:version="1.3" manifest:media-type="application/vnd.oasis.opendocument.formula"/>
  <manifest:file-entry manifest:full-path="Object 479/content.xml" manifest:media-type="text/xml"/>
  <manifest:file-entry manifest:full-path="Object 479/settings.xml" manifest:media-type="text/xml"/>
  <manifest:file-entry manifest:full-path="Object 479/" manifest:version="1.3" manifest:media-type="application/vnd.oasis.opendocument.formula"/>
  <manifest:file-entry manifest:full-path="Object 480/content.xml" manifest:media-type="text/xml"/>
  <manifest:file-entry manifest:full-path="Object 480/settings.xml" manifest:media-type="text/xml"/>
  <manifest:file-entry manifest:full-path="Object 480/"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482/content.xml" manifest:media-type="text/xml"/>
  <manifest:file-entry manifest:full-path="Object 482/settings.xml" manifest:media-type="text/xml"/>
  <manifest:file-entry manifest:full-path="Object 482/" manifest:version="1.3" manifest:media-type="application/vnd.oasis.opendocument.formula"/>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484/content.xml" manifest:media-type="text/xml"/>
  <manifest:file-entry manifest:full-path="Object 484/settings.xml" manifest:media-type="text/xml"/>
  <manifest:file-entry manifest:full-path="Object 484/"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486/settings.xml" manifest:media-type="text/xml"/>
  <manifest:file-entry manifest:full-path="Object 486/content.xml" manifest:media-type="text/xml"/>
  <manifest:file-entry manifest:full-path="Object 486/" manifest:version="1.3" manifest:media-type="application/vnd.oasis.opendocument.formula"/>
  <manifest:file-entry manifest:full-path="Object 487/content.xml" manifest:media-type="text/xml"/>
  <manifest:file-entry manifest:full-path="Object 487/settings.xml" manifest:media-type="text/xml"/>
  <manifest:file-entry manifest:full-path="Object 487/" manifest:version="1.3" manifest:media-type="application/vnd.oasis.opendocument.formula"/>
  <manifest:file-entry manifest:full-path="Object 488/content.xml" manifest:media-type="text/xml"/>
  <manifest:file-entry manifest:full-path="Object 488/settings.xml" manifest:media-type="text/xml"/>
  <manifest:file-entry manifest:full-path="Object 488/" manifest:version="1.3" manifest:media-type="application/vnd.oasis.opendocument.formula"/>
  <manifest:file-entry manifest:full-path="Object 489/content.xml" manifest:media-type="text/xml"/>
  <manifest:file-entry manifest:full-path="Object 489/settings.xml" manifest:media-type="text/xml"/>
  <manifest:file-entry manifest:full-path="Object 489/" manifest:version="1.3" manifest:media-type="application/vnd.oasis.opendocument.formula"/>
  <manifest:file-entry manifest:full-path="Object 490/content.xml" manifest:media-type="text/xml"/>
  <manifest:file-entry manifest:full-path="Object 490/settings.xml" manifest:media-type="text/xml"/>
  <manifest:file-entry manifest:full-path="Object 490/" manifest:version="1.3" manifest:media-type="application/vnd.oasis.opendocument.formula"/>
  <manifest:file-entry manifest:full-path="Object 500/content.xml" manifest:media-type="text/xml"/>
  <manifest:file-entry manifest:full-path="Object 500/settings.xml" manifest:media-type="text/xml"/>
  <manifest:file-entry manifest:full-path="Object 500/"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3" manifest:media-type="application/vnd.oasis.opendocument.formula"/>
  <manifest:file-entry manifest:full-path="Object 502/content.xml" manifest:media-type="text/xml"/>
  <manifest:file-entry manifest:full-path="Object 502/settings.xml" manifest:media-type="text/xml"/>
  <manifest:file-entry manifest:full-path="Object 502/" manifest:version="1.3" manifest:media-type="application/vnd.oasis.opendocument.formula"/>
  <manifest:file-entry manifest:full-path="Object 503/settings.xml" manifest:media-type="text/xml"/>
  <manifest:file-entry manifest:full-path="Object 503/content.xml" manifest:media-type="text/xml"/>
  <manifest:file-entry manifest:full-path="Object 503/" manifest:version="1.3" manifest:media-type="application/vnd.oasis.opendocument.formula"/>
  <manifest:file-entry manifest:full-path="Object 504/settings.xml" manifest:media-type="text/xml"/>
  <manifest:file-entry manifest:full-path="Object 504/content.xml" manifest:media-type="text/xml"/>
  <manifest:file-entry manifest:full-path="Object 504/" manifest:version="1.3" manifest:media-type="application/vnd.oasis.opendocument.formula"/>
  <manifest:file-entry manifest:full-path="Object 505/settings.xml" manifest:media-type="text/xml"/>
  <manifest:file-entry manifest:full-path="Object 505/content.xml" manifest:media-type="text/xml"/>
  <manifest:file-entry manifest:full-path="Object 505/" manifest:version="1.3" manifest:media-type="application/vnd.oasis.opendocument.formula"/>
  <manifest:file-entry manifest:full-path="Object 506/content.xml" manifest:media-type="text/xml"/>
  <manifest:file-entry manifest:full-path="Object 506/settings.xml" manifest:media-type="text/xml"/>
  <manifest:file-entry manifest:full-path="Object 506/" manifest:version="1.3" manifest:media-type="application/vnd.oasis.opendocument.formula"/>
  <manifest:file-entry manifest:full-path="Object 510/content.xml" manifest:media-type="text/xml"/>
  <manifest:file-entry manifest:full-path="Object 510/settings.xml" manifest:media-type="text/xml"/>
  <manifest:file-entry manifest:full-path="Object 510/"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512/content.xml" manifest:media-type="text/xml"/>
  <manifest:file-entry manifest:full-path="Object 512/settings.xml" manifest:media-type="text/xml"/>
  <manifest:file-entry manifest:full-path="Object 512/"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516/content.xml" manifest:media-type="text/xml"/>
  <manifest:file-entry manifest:full-path="Object 516/settings.xml" manifest:media-type="text/xml"/>
  <manifest:file-entry manifest:full-path="Object 516/" manifest:version="1.3" manifest:media-type="application/vnd.oasis.opendocument.formula"/>
  <manifest:file-entry manifest:full-path="Object 517/content.xml" manifest:media-type="text/xml"/>
  <manifest:file-entry manifest:full-path="Object 517/settings.xml" manifest:media-type="text/xml"/>
  <manifest:file-entry manifest:full-path="Object 517/"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520/content.xml" manifest:media-type="text/xml"/>
  <manifest:file-entry manifest:full-path="Object 520/settings.xml" manifest:media-type="text/xml"/>
  <manifest:file-entry manifest:full-path="Object 520/" manifest:version="1.3" manifest:media-type="application/vnd.oasis.opendocument.formula"/>
  <manifest:file-entry manifest:full-path="Object 521/content.xml" manifest:media-type="text/xml"/>
  <manifest:file-entry manifest:full-path="Object 521/settings.xml" manifest:media-type="text/xml"/>
  <manifest:file-entry manifest:full-path="Object 521/" manifest:version="1.3" manifest:media-type="application/vnd.oasis.opendocument.formula"/>
  <manifest:file-entry manifest:full-path="Object 522/content.xml" manifest:media-type="text/xml"/>
  <manifest:file-entry manifest:full-path="Object 522/settings.xml" manifest:media-type="text/xml"/>
  <manifest:file-entry manifest:full-path="Object 522/" manifest:version="1.3" manifest:media-type="application/vnd.oasis.opendocument.formula"/>
  <manifest:file-entry manifest:full-path="Object 523/content.xml" manifest:media-type="text/xml"/>
  <manifest:file-entry manifest:full-path="Object 523/settings.xml" manifest:media-type="text/xml"/>
  <manifest:file-entry manifest:full-path="Object 523/" manifest:version="1.3" manifest:media-type="application/vnd.oasis.opendocument.formula"/>
  <manifest:file-entry manifest:full-path="Object 524/content.xml" manifest:media-type="text/xml"/>
  <manifest:file-entry manifest:full-path="Object 524/settings.xml" manifest:media-type="text/xml"/>
  <manifest:file-entry manifest:full-path="Object 524/" manifest:version="1.3" manifest:media-type="application/vnd.oasis.opendocument.formula"/>
  <manifest:file-entry manifest:full-path="Object 525/settings.xml" manifest:media-type="text/xml"/>
  <manifest:file-entry manifest:full-path="Object 525/content.xml" manifest:media-type="text/xml"/>
  <manifest:file-entry manifest:full-path="Object 525/" manifest:version="1.3" manifest:media-type="application/vnd.oasis.opendocument.formula"/>
  <manifest:file-entry manifest:full-path="Object 526/content.xml" manifest:media-type="text/xml"/>
  <manifest:file-entry manifest:full-path="Object 526/settings.xml" manifest:media-type="text/xml"/>
  <manifest:file-entry manifest:full-path="Object 526/" manifest:version="1.3" manifest:media-type="application/vnd.oasis.opendocument.formula"/>
  <manifest:file-entry manifest:full-path="Object 527/content.xml" manifest:media-type="text/xml"/>
  <manifest:file-entry manifest:full-path="Object 527/settings.xml" manifest:media-type="text/xml"/>
  <manifest:file-entry manifest:full-path="Object 527/" manifest:version="1.3" manifest:media-type="application/vnd.oasis.opendocument.formula"/>
  <manifest:file-entry manifest:full-path="Object 528/content.xml" manifest:media-type="text/xml"/>
  <manifest:file-entry manifest:full-path="Object 528/settings.xml" manifest:media-type="text/xml"/>
  <manifest:file-entry manifest:full-path="Object 528/" manifest:version="1.3" manifest:media-type="application/vnd.oasis.opendocument.formula"/>
  <manifest:file-entry manifest:full-path="Object 529/content.xml" manifest:media-type="text/xml"/>
  <manifest:file-entry manifest:full-path="Object 529/settings.xml" manifest:media-type="text/xml"/>
  <manifest:file-entry manifest:full-path="Object 529/" manifest:version="1.3" manifest:media-type="application/vnd.oasis.opendocument.formula"/>
  <manifest:file-entry manifest:full-path="Object 530/content.xml" manifest:media-type="text/xml"/>
  <manifest:file-entry manifest:full-path="Object 530/settings.xml" manifest:media-type="text/xml"/>
  <manifest:file-entry manifest:full-path="Object 530/" manifest:version="1.3" manifest:media-type="application/vnd.oasis.opendocument.formula"/>
  <manifest:file-entry manifest:full-path="Object 531/content.xml" manifest:media-type="text/xml"/>
  <manifest:file-entry manifest:full-path="Object 531/settings.xml" manifest:media-type="text/xml"/>
  <manifest:file-entry manifest:full-path="Object 531/" manifest:version="1.3" manifest:media-type="application/vnd.oasis.opendocument.formula"/>
  <manifest:file-entry manifest:full-path="Object 532/settings.xml" manifest:media-type="text/xml"/>
  <manifest:file-entry manifest:full-path="Object 532/content.xml" manifest:media-type="text/xml"/>
  <manifest:file-entry manifest:full-path="Object 532/" manifest:version="1.3" manifest:media-type="application/vnd.oasis.opendocument.formula"/>
  <manifest:file-entry manifest:full-path="Object 533/settings.xml" manifest:media-type="text/xml"/>
  <manifest:file-entry manifest:full-path="Object 533/content.xml" manifest:media-type="text/xml"/>
  <manifest:file-entry manifest:full-path="Object 533/" manifest:version="1.3" manifest:media-type="application/vnd.oasis.opendocument.formula"/>
  <manifest:file-entry manifest:full-path="Object 534/content.xml" manifest:media-type="text/xml"/>
  <manifest:file-entry manifest:full-path="Object 534/settings.xml" manifest:media-type="text/xml"/>
  <manifest:file-entry manifest:full-path="Object 534/" manifest:version="1.3" manifest:media-type="application/vnd.oasis.opendocument.formula"/>
  <manifest:file-entry manifest:full-path="Object 535/content.xml" manifest:media-type="text/xml"/>
  <manifest:file-entry manifest:full-path="Object 535/settings.xml" manifest:media-type="text/xml"/>
  <manifest:file-entry manifest:full-path="Object 535/" manifest:version="1.3" manifest:media-type="application/vnd.oasis.opendocument.formula"/>
  <manifest:file-entry manifest:full-path="Object 536/settings.xml" manifest:media-type="text/xml"/>
  <manifest:file-entry manifest:full-path="Object 536/content.xml" manifest:media-type="text/xml"/>
  <manifest:file-entry manifest:full-path="Object 536/" manifest:version="1.3" manifest:media-type="application/vnd.oasis.opendocument.formula"/>
  <manifest:file-entry manifest:full-path="Object 537/content.xml" manifest:media-type="text/xml"/>
  <manifest:file-entry manifest:full-path="Object 537/settings.xml" manifest:media-type="text/xml"/>
  <manifest:file-entry manifest:full-path="Object 537/" manifest:version="1.3" manifest:media-type="application/vnd.oasis.opendocument.formula"/>
  <manifest:file-entry manifest:full-path="Object 538/settings.xml" manifest:media-type="text/xml"/>
  <manifest:file-entry manifest:full-path="Object 538/content.xml" manifest:media-type="text/xml"/>
  <manifest:file-entry manifest:full-path="Object 538/" manifest:version="1.3" manifest:media-type="application/vnd.oasis.opendocument.formula"/>
  <manifest:file-entry manifest:full-path="Object 539/content.xml" manifest:media-type="text/xml"/>
  <manifest:file-entry manifest:full-path="Object 539/settings.xml" manifest:media-type="text/xml"/>
  <manifest:file-entry manifest:full-path="Object 539/" manifest:version="1.3" manifest:media-type="application/vnd.oasis.opendocument.formula"/>
  <manifest:file-entry manifest:full-path="meta.xml" manifest:media-type="text/xml"/>
  <manifest:file-entry manifest:full-path="Object 540/settings.xml" manifest:media-type="text/xml"/>
  <manifest:file-entry manifest:full-path="Object 540/content.xml" manifest:media-type="text/xml"/>
  <manifest:file-entry manifest:full-path="Object 540/" manifest:version="1.3" manifest:media-type="application/vnd.oasis.opendocument.formula"/>
  <manifest:file-entry manifest:full-path="Object 541/content.xml" manifest:media-type="text/xml"/>
  <manifest:file-entry manifest:full-path="Object 541/settings.xml" manifest:media-type="text/xml"/>
  <manifest:file-entry manifest:full-path="Object 541/" manifest:version="1.3" manifest:media-type="application/vnd.oasis.opendocument.formula"/>
  <manifest:file-entry manifest:full-path="Object 542/settings.xml" manifest:media-type="text/xml"/>
  <manifest:file-entry manifest:full-path="Object 542/content.xml" manifest:media-type="text/xml"/>
  <manifest:file-entry manifest:full-path="Object 542/" manifest:version="1.3" manifest:media-type="application/vnd.oasis.opendocument.formula"/>
  <manifest:file-entry manifest:full-path="Object 543/content.xml" manifest:media-type="text/xml"/>
  <manifest:file-entry manifest:full-path="Object 543/settings.xml" manifest:media-type="text/xml"/>
  <manifest:file-entry manifest:full-path="Object 543/" manifest:version="1.3" manifest:media-type="application/vnd.oasis.opendocument.formula"/>
  <manifest:file-entry manifest:full-path="Object 544/content.xml" manifest:media-type="text/xml"/>
  <manifest:file-entry manifest:full-path="Object 544/settings.xml" manifest:media-type="text/xml"/>
  <manifest:file-entry manifest:full-path="Object 544/" manifest:version="1.3" manifest:media-type="application/vnd.oasis.opendocument.formula"/>
  <manifest:file-entry manifest:full-path="Object 545/settings.xml" manifest:media-type="text/xml"/>
  <manifest:file-entry manifest:full-path="Object 545/content.xml" manifest:media-type="text/xml"/>
  <manifest:file-entry manifest:full-path="Object 545/" manifest:version="1.3" manifest:media-type="application/vnd.oasis.opendocument.formula"/>
  <manifest:file-entry manifest:full-path="Object 546/settings.xml" manifest:media-type="text/xml"/>
  <manifest:file-entry manifest:full-path="Object 546/content.xml" manifest:media-type="text/xml"/>
  <manifest:file-entry manifest:full-path="Object 546/" manifest:version="1.3" manifest:media-type="application/vnd.oasis.opendocument.formula"/>
  <manifest:file-entry manifest:full-path="Object 547/content.xml" manifest:media-type="text/xml"/>
  <manifest:file-entry manifest:full-path="Object 547/settings.xml" manifest:media-type="text/xml"/>
  <manifest:file-entry manifest:full-path="Object 547/" manifest:version="1.3" manifest:media-type="application/vnd.oasis.opendocument.formula"/>
  <manifest:file-entry manifest:full-path="Object 548/content.xml" manifest:media-type="text/xml"/>
  <manifest:file-entry manifest:full-path="Object 548/settings.xml" manifest:media-type="text/xml"/>
  <manifest:file-entry manifest:full-path="Object 548/" manifest:version="1.3" manifest:media-type="application/vnd.oasis.opendocument.formula"/>
  <manifest:file-entry manifest:full-path="Object 549/settings.xml" manifest:media-type="text/xml"/>
  <manifest:file-entry manifest:full-path="Object 549/content.xml" manifest:media-type="text/xml"/>
  <manifest:file-entry manifest:full-path="Object 549/" manifest:version="1.3" manifest:media-type="application/vnd.oasis.opendocument.formula"/>
  <manifest:file-entry manifest:full-path="Object 550/content.xml" manifest:media-type="text/xml"/>
  <manifest:file-entry manifest:full-path="Object 550/settings.xml" manifest:media-type="text/xml"/>
  <manifest:file-entry manifest:full-path="Object 550/" manifest:version="1.3" manifest:media-type="application/vnd.oasis.opendocument.formula"/>
  <manifest:file-entry manifest:full-path="Object 551/content.xml" manifest:media-type="text/xml"/>
  <manifest:file-entry manifest:full-path="Object 551/settings.xml" manifest:media-type="text/xml"/>
  <manifest:file-entry manifest:full-path="Object 551/" manifest:version="1.3" manifest:media-type="application/vnd.oasis.opendocument.formula"/>
  <manifest:file-entry manifest:full-path="Object 552/content.xml" manifest:media-type="text/xml"/>
  <manifest:file-entry manifest:full-path="Object 552/settings.xml" manifest:media-type="text/xml"/>
  <manifest:file-entry manifest:full-path="Object 552/" manifest:version="1.3" manifest:media-type="application/vnd.oasis.opendocument.formula"/>
  <manifest:file-entry manifest:full-path="Object 553/content.xml" manifest:media-type="text/xml"/>
  <manifest:file-entry manifest:full-path="Object 553/settings.xml" manifest:media-type="text/xml"/>
  <manifest:file-entry manifest:full-path="Object 553/" manifest:version="1.3" manifest:media-type="application/vnd.oasis.opendocument.formula"/>
  <manifest:file-entry manifest:full-path="Object 554/settings.xml" manifest:media-type="text/xml"/>
  <manifest:file-entry manifest:full-path="Object 554/content.xml" manifest:media-type="text/xml"/>
  <manifest:file-entry manifest:full-path="Object 554/" manifest:version="1.3" manifest:media-type="application/vnd.oasis.opendocument.formula"/>
  <manifest:file-entry manifest:full-path="Object 555/settings.xml" manifest:media-type="text/xml"/>
  <manifest:file-entry manifest:full-path="Object 555/content.xml" manifest:media-type="text/xml"/>
  <manifest:file-entry manifest:full-path="Object 555/" manifest:version="1.3" manifest:media-type="application/vnd.oasis.opendocument.formula"/>
  <manifest:file-entry manifest:full-path="Object 556/content.xml" manifest:media-type="text/xml"/>
  <manifest:file-entry manifest:full-path="Object 556/settings.xml" manifest:media-type="text/xml"/>
  <manifest:file-entry manifest:full-path="Object 556/" manifest:version="1.3" manifest:media-type="application/vnd.oasis.opendocument.formula"/>
  <manifest:file-entry manifest:full-path="Object 557/content.xml" manifest:media-type="text/xml"/>
  <manifest:file-entry manifest:full-path="Object 557/settings.xml" manifest:media-type="text/xml"/>
  <manifest:file-entry manifest:full-path="Object 557/" manifest:version="1.3" manifest:media-type="application/vnd.oasis.opendocument.formula"/>
  <manifest:file-entry manifest:full-path="Object 558/content.xml" manifest:media-type="text/xml"/>
  <manifest:file-entry manifest:full-path="Object 558/settings.xml" manifest:media-type="text/xml"/>
  <manifest:file-entry manifest:full-path="Object 558/" manifest:version="1.3" manifest:media-type="application/vnd.oasis.opendocument.formula"/>
  <manifest:file-entry manifest:full-path="Object 559/content.xml" manifest:media-type="text/xml"/>
  <manifest:file-entry manifest:full-path="Object 559/settings.xml" manifest:media-type="text/xml"/>
  <manifest:file-entry manifest:full-path="Object 559/" manifest:version="1.3" manifest:media-type="application/vnd.oasis.opendocument.formula"/>
  <manifest:file-entry manifest:full-path="Object 560/content.xml" manifest:media-type="text/xml"/>
  <manifest:file-entry manifest:full-path="Object 560/settings.xml" manifest:media-type="text/xml"/>
  <manifest:file-entry manifest:full-path="Object 560/" manifest:version="1.3" manifest:media-type="application/vnd.oasis.opendocument.formula"/>
  <manifest:file-entry manifest:full-path="Object 561/content.xml" manifest:media-type="text/xml"/>
  <manifest:file-entry manifest:full-path="Object 561/settings.xml" manifest:media-type="text/xml"/>
  <manifest:file-entry manifest:full-path="Object 561/" manifest:version="1.3" manifest:media-type="application/vnd.oasis.opendocument.formula"/>
  <manifest:file-entry manifest:full-path="Object 562/content.xml" manifest:media-type="text/xml"/>
  <manifest:file-entry manifest:full-path="Object 562/settings.xml" manifest:media-type="text/xml"/>
  <manifest:file-entry manifest:full-path="Object 562/" manifest:version="1.3" manifest:media-type="application/vnd.oasis.opendocument.formula"/>
  <manifest:file-entry manifest:full-path="Object 563/settings.xml" manifest:media-type="text/xml"/>
  <manifest:file-entry manifest:full-path="Object 563/content.xml" manifest:media-type="text/xml"/>
  <manifest:file-entry manifest:full-path="Object 563/" manifest:version="1.3" manifest:media-type="application/vnd.oasis.opendocument.formula"/>
  <manifest:file-entry manifest:full-path="Object 564/content.xml" manifest:media-type="text/xml"/>
  <manifest:file-entry manifest:full-path="Object 564/settings.xml" manifest:media-type="text/xml"/>
  <manifest:file-entry manifest:full-path="Object 564/" manifest:version="1.3" manifest:media-type="application/vnd.oasis.opendocument.formula"/>
  <manifest:file-entry manifest:full-path="Object 565/content.xml" manifest:media-type="text/xml"/>
  <manifest:file-entry manifest:full-path="Object 565/settings.xml" manifest:media-type="text/xml"/>
  <manifest:file-entry manifest:full-path="Object 565/" manifest:version="1.3" manifest:media-type="application/vnd.oasis.opendocument.formula"/>
  <manifest:file-entry manifest:full-path="Object 566/content.xml" manifest:media-type="text/xml"/>
  <manifest:file-entry manifest:full-path="Object 566/settings.xml" manifest:media-type="text/xml"/>
  <manifest:file-entry manifest:full-path="Object 566/" manifest:version="1.3" manifest:media-type="application/vnd.oasis.opendocument.formula"/>
  <manifest:file-entry manifest:full-path="Object 567/content.xml" manifest:media-type="text/xml"/>
  <manifest:file-entry manifest:full-path="Object 567/settings.xml" manifest:media-type="text/xml"/>
  <manifest:file-entry manifest:full-path="Object 567/" manifest:version="1.3" manifest:media-type="application/vnd.oasis.opendocument.formula"/>
  <manifest:file-entry manifest:full-path="Object 568/settings.xml" manifest:media-type="text/xml"/>
  <manifest:file-entry manifest:full-path="Object 568/content.xml" manifest:media-type="text/xml"/>
  <manifest:file-entry manifest:full-path="Object 568/" manifest:version="1.3" manifest:media-type="application/vnd.oasis.opendocument.formula"/>
  <manifest:file-entry manifest:full-path="Object 569/content.xml" manifest:media-type="text/xml"/>
  <manifest:file-entry manifest:full-path="Object 569/settings.xml" manifest:media-type="text/xml"/>
  <manifest:file-entry manifest:full-path="Object 569/" manifest:version="1.3" manifest:media-type="application/vnd.oasis.opendocument.formula"/>
  <manifest:file-entry manifest:full-path="Object 570/content.xml" manifest:media-type="text/xml"/>
  <manifest:file-entry manifest:full-path="Object 570/settings.xml" manifest:media-type="text/xml"/>
  <manifest:file-entry manifest:full-path="Object 570/" manifest:version="1.3" manifest:media-type="application/vnd.oasis.opendocument.formula"/>
  <manifest:file-entry manifest:full-path="Object 571/content.xml" manifest:media-type="text/xml"/>
  <manifest:file-entry manifest:full-path="Object 571/settings.xml" manifest:media-type="text/xml"/>
  <manifest:file-entry manifest:full-path="Object 571/" manifest:version="1.3" manifest:media-type="application/vnd.oasis.opendocument.formula"/>
  <manifest:file-entry manifest:full-path="Object 572/settings.xml" manifest:media-type="text/xml"/>
  <manifest:file-entry manifest:full-path="Object 572/content.xml" manifest:media-type="text/xml"/>
  <manifest:file-entry manifest:full-path="Object 572/" manifest:version="1.3" manifest:media-type="application/vnd.oasis.opendocument.formula"/>
  <manifest:file-entry manifest:full-path="Object 573/content.xml" manifest:media-type="text/xml"/>
  <manifest:file-entry manifest:full-path="Object 573/settings.xml" manifest:media-type="text/xml"/>
  <manifest:file-entry manifest:full-path="Object 573/" manifest:version="1.3" manifest:media-type="application/vnd.oasis.opendocument.formula"/>
  <manifest:file-entry manifest:full-path="Object 574/settings.xml" manifest:media-type="text/xml"/>
  <manifest:file-entry manifest:full-path="Object 574/content.xml" manifest:media-type="text/xml"/>
  <manifest:file-entry manifest:full-path="Object 574/" manifest:version="1.3" manifest:media-type="application/vnd.oasis.opendocument.formula"/>
  <manifest:file-entry manifest:full-path="Object 575/content.xml" manifest:media-type="text/xml"/>
  <manifest:file-entry manifest:full-path="Object 575/settings.xml" manifest:media-type="text/xml"/>
  <manifest:file-entry manifest:full-path="Object 575/" manifest:version="1.3" manifest:media-type="application/vnd.oasis.opendocument.formula"/>
  <manifest:file-entry manifest:full-path="Object 576/settings.xml" manifest:media-type="text/xml"/>
  <manifest:file-entry manifest:full-path="Object 576/content.xml" manifest:media-type="text/xml"/>
  <manifest:file-entry manifest:full-path="Object 576/" manifest:version="1.3" manifest:media-type="application/vnd.oasis.opendocument.formula"/>
  <manifest:file-entry manifest:full-path="Object 577/content.xml" manifest:media-type="text/xml"/>
  <manifest:file-entry manifest:full-path="Object 577/settings.xml" manifest:media-type="text/xml"/>
  <manifest:file-entry manifest:full-path="Object 577/" manifest:version="1.3" manifest:media-type="application/vnd.oasis.opendocument.formula"/>
  <manifest:file-entry manifest:full-path="Object 578/content.xml" manifest:media-type="text/xml"/>
  <manifest:file-entry manifest:full-path="Object 578/settings.xml" manifest:media-type="text/xml"/>
  <manifest:file-entry manifest:full-path="Object 578/" manifest:version="1.3" manifest:media-type="application/vnd.oasis.opendocument.formula"/>
  <manifest:file-entry manifest:full-path="Object 579/content.xml" manifest:media-type="text/xml"/>
  <manifest:file-entry manifest:full-path="Object 579/settings.xml" manifest:media-type="text/xml"/>
  <manifest:file-entry manifest:full-path="Object 579/" manifest:version="1.3" manifest:media-type="application/vnd.oasis.opendocument.formula"/>
  <manifest:file-entry manifest:full-path="Object 580/content.xml" manifest:media-type="text/xml"/>
  <manifest:file-entry manifest:full-path="Object 580/settings.xml" manifest:media-type="text/xml"/>
  <manifest:file-entry manifest:full-path="Object 580/" manifest:version="1.3" manifest:media-type="application/vnd.oasis.opendocument.formula"/>
  <manifest:file-entry manifest:full-path="Object 581/content.xml" manifest:media-type="text/xml"/>
  <manifest:file-entry manifest:full-path="Object 581/settings.xml" manifest:media-type="text/xml"/>
  <manifest:file-entry manifest:full-path="Object 581/" manifest:version="1.3" manifest:media-type="application/vnd.oasis.opendocument.formula"/>
  <manifest:file-entry manifest:full-path="Object 582/content.xml" manifest:media-type="text/xml"/>
  <manifest:file-entry manifest:full-path="Object 582/settings.xml" manifest:media-type="text/xml"/>
  <manifest:file-entry manifest:full-path="Object 582/" manifest:version="1.3" manifest:media-type="application/vnd.oasis.opendocument.formula"/>
  <manifest:file-entry manifest:full-path="Object 583/content.xml" manifest:media-type="text/xml"/>
  <manifest:file-entry manifest:full-path="Object 583/settings.xml" manifest:media-type="text/xml"/>
  <manifest:file-entry manifest:full-path="Object 583/" manifest:version="1.3" manifest:media-type="application/vnd.oasis.opendocument.formula"/>
  <manifest:file-entry manifest:full-path="Object 584/content.xml" manifest:media-type="text/xml"/>
  <manifest:file-entry manifest:full-path="Object 584/settings.xml" manifest:media-type="text/xml"/>
  <manifest:file-entry manifest:full-path="Object 584/" manifest:version="1.3" manifest:media-type="application/vnd.oasis.opendocument.formula"/>
  <manifest:file-entry manifest:full-path="Object 585/content.xml" manifest:media-type="text/xml"/>
  <manifest:file-entry manifest:full-path="Object 585/settings.xml" manifest:media-type="text/xml"/>
  <manifest:file-entry manifest:full-path="Object 585/" manifest:version="1.3" manifest:media-type="application/vnd.oasis.opendocument.formula"/>
  <manifest:file-entry manifest:full-path="Object 586/content.xml" manifest:media-type="text/xml"/>
  <manifest:file-entry manifest:full-path="Object 586/settings.xml" manifest:media-type="text/xml"/>
  <manifest:file-entry manifest:full-path="Object 586/" manifest:version="1.3" manifest:media-type="application/vnd.oasis.opendocument.formula"/>
  <manifest:file-entry manifest:full-path="Object 587/content.xml" manifest:media-type="text/xml"/>
  <manifest:file-entry manifest:full-path="Object 587/settings.xml" manifest:media-type="text/xml"/>
  <manifest:file-entry manifest:full-path="Object 587/" manifest:version="1.3" manifest:media-type="application/vnd.oasis.opendocument.formula"/>
  <manifest:file-entry manifest:full-path="Object 588/content.xml" manifest:media-type="text/xml"/>
  <manifest:file-entry manifest:full-path="Object 588/settings.xml" manifest:media-type="text/xml"/>
  <manifest:file-entry manifest:full-path="Object 588/" manifest:version="1.3" manifest:media-type="application/vnd.oasis.opendocument.formula"/>
  <manifest:file-entry manifest:full-path="Object 589/content.xml" manifest:media-type="text/xml"/>
  <manifest:file-entry manifest:full-path="Object 589/settings.xml" manifest:media-type="text/xml"/>
  <manifest:file-entry manifest:full-path="Object 589/" manifest:version="1.3" manifest:media-type="application/vnd.oasis.opendocument.formula"/>
  <manifest:file-entry manifest:full-path="Object 590/content.xml" manifest:media-type="text/xml"/>
  <manifest:file-entry manifest:full-path="Object 590/settings.xml" manifest:media-type="text/xml"/>
  <manifest:file-entry manifest:full-path="Object 590/" manifest:version="1.3" manifest:media-type="application/vnd.oasis.opendocument.formula"/>
  <manifest:file-entry manifest:full-path="Object 600/settings.xml" manifest:media-type="text/xml"/>
  <manifest:file-entry manifest:full-path="Object 600/content.xml" manifest:media-type="text/xml"/>
  <manifest:file-entry manifest:full-path="Object 600/" manifest:version="1.3" manifest:media-type="application/vnd.oasis.opendocument.formula"/>
  <manifest:file-entry manifest:full-path="Object 601/settings.xml" manifest:media-type="text/xml"/>
  <manifest:file-entry manifest:full-path="Object 601/content.xml" manifest:media-type="text/xml"/>
  <manifest:file-entry manifest:full-path="Object 601/" manifest:version="1.3" manifest:media-type="application/vnd.oasis.opendocument.formula"/>
  <manifest:file-entry manifest:full-path="Object 602/content.xml" manifest:media-type="text/xml"/>
  <manifest:file-entry manifest:full-path="Object 602/settings.xml" manifest:media-type="text/xml"/>
  <manifest:file-entry manifest:full-path="Object 602/" manifest:version="1.3" manifest:media-type="application/vnd.oasis.opendocument.formula"/>
  <manifest:file-entry manifest:full-path="Object 603/content.xml" manifest:media-type="text/xml"/>
  <manifest:file-entry manifest:full-path="Object 603/settings.xml" manifest:media-type="text/xml"/>
  <manifest:file-entry manifest:full-path="Object 603/" manifest:version="1.3" manifest:media-type="application/vnd.oasis.opendocument.formula"/>
  <manifest:file-entry manifest:full-path="Object 604/settings.xml" manifest:media-type="text/xml"/>
  <manifest:file-entry manifest:full-path="Object 604/content.xml" manifest:media-type="text/xml"/>
  <manifest:file-entry manifest:full-path="Object 604/" manifest:version="1.3" manifest:media-type="application/vnd.oasis.opendocument.formula"/>
  <manifest:file-entry manifest:full-path="Object 605/settings.xml" manifest:media-type="text/xml"/>
  <manifest:file-entry manifest:full-path="Object 605/content.xml" manifest:media-type="text/xml"/>
  <manifest:file-entry manifest:full-path="Object 605/" manifest:version="1.3" manifest:media-type="application/vnd.oasis.opendocument.formula"/>
  <manifest:file-entry manifest:full-path="Object 606/content.xml" manifest:media-type="text/xml"/>
  <manifest:file-entry manifest:full-path="Object 606/settings.xml" manifest:media-type="text/xml"/>
  <manifest:file-entry manifest:full-path="Object 606/" manifest:version="1.3" manifest:media-type="application/vnd.oasis.opendocument.formula"/>
  <manifest:file-entry manifest:full-path="Object 607/settings.xml" manifest:media-type="text/xml"/>
  <manifest:file-entry manifest:full-path="Object 607/content.xml" manifest:media-type="text/xml"/>
  <manifest:file-entry manifest:full-path="Object 607/" manifest:version="1.3" manifest:media-type="application/vnd.oasis.opendocument.formula"/>
  <manifest:file-entry manifest:full-path="Object 608/content.xml" manifest:media-type="text/xml"/>
  <manifest:file-entry manifest:full-path="Object 608/settings.xml" manifest:media-type="text/xml"/>
  <manifest:file-entry manifest:full-path="Object 608/" manifest:version="1.3" manifest:media-type="application/vnd.oasis.opendocument.formula"/>
  <manifest:file-entry manifest:full-path="Object 609/settings.xml" manifest:media-type="text/xml"/>
  <manifest:file-entry manifest:full-path="Object 609/content.xml" manifest:media-type="text/xml"/>
  <manifest:file-entry manifest:full-path="Object 609/" manifest:version="1.3" manifest:media-type="application/vnd.oasis.opendocument.formula"/>
  <manifest:file-entry manifest:full-path="Object 610/content.xml" manifest:media-type="text/xml"/>
  <manifest:file-entry manifest:full-path="Object 610/settings.xml" manifest:media-type="text/xml"/>
  <manifest:file-entry manifest:full-path="Object 610/" manifest:version="1.3" manifest:media-type="application/vnd.oasis.opendocument.formula"/>
  <manifest:file-entry manifest:full-path="Object 611/content.xml" manifest:media-type="text/xml"/>
  <manifest:file-entry manifest:full-path="Object 611/settings.xml" manifest:media-type="text/xml"/>
  <manifest:file-entry manifest:full-path="Object 611/" manifest:version="1.3" manifest:media-type="application/vnd.oasis.opendocument.formula"/>
  <manifest:file-entry manifest:full-path="Object 612/content.xml" manifest:media-type="text/xml"/>
  <manifest:file-entry manifest:full-path="Object 612/settings.xml" manifest:media-type="text/xml"/>
  <manifest:file-entry manifest:full-path="Object 612/" manifest:version="1.3" manifest:media-type="application/vnd.oasis.opendocument.formula"/>
  <manifest:file-entry manifest:full-path="Object 613/content.xml" manifest:media-type="text/xml"/>
  <manifest:file-entry manifest:full-path="Object 613/settings.xml" manifest:media-type="text/xml"/>
  <manifest:file-entry manifest:full-path="Object 613/" manifest:version="1.3" manifest:media-type="application/vnd.oasis.opendocument.formula"/>
  <manifest:file-entry manifest:full-path="Object 614/content.xml" manifest:media-type="text/xml"/>
  <manifest:file-entry manifest:full-path="Object 614/settings.xml" manifest:media-type="text/xml"/>
  <manifest:file-entry manifest:full-path="Object 614/" manifest:version="1.3" manifest:media-type="application/vnd.oasis.opendocument.formula"/>
  <manifest:file-entry manifest:full-path="Object 615/settings.xml" manifest:media-type="text/xml"/>
  <manifest:file-entry manifest:full-path="Object 615/content.xml" manifest:media-type="text/xml"/>
  <manifest:file-entry manifest:full-path="Object 615/" manifest:version="1.3" manifest:media-type="application/vnd.oasis.opendocument.formula"/>
  <manifest:file-entry manifest:full-path="Object 616/settings.xml" manifest:media-type="text/xml"/>
  <manifest:file-entry manifest:full-path="Object 616/content.xml" manifest:media-type="text/xml"/>
  <manifest:file-entry manifest:full-path="Object 616/" manifest:version="1.3" manifest:media-type="application/vnd.oasis.opendocument.formula"/>
  <manifest:file-entry manifest:full-path="Object 617/content.xml" manifest:media-type="text/xml"/>
  <manifest:file-entry manifest:full-path="Object 617/settings.xml" manifest:media-type="text/xml"/>
  <manifest:file-entry manifest:full-path="Object 617/" manifest:version="1.3" manifest:media-type="application/vnd.oasis.opendocument.formula"/>
  <manifest:file-entry manifest:full-path="Object 618/content.xml" manifest:media-type="text/xml"/>
  <manifest:file-entry manifest:full-path="Object 618/settings.xml" manifest:media-type="text/xml"/>
  <manifest:file-entry manifest:full-path="Object 618/" manifest:version="1.3" manifest:media-type="application/vnd.oasis.opendocument.formula"/>
  <manifest:file-entry manifest:full-path="Object 619/content.xml" manifest:media-type="text/xml"/>
  <manifest:file-entry manifest:full-path="Object 619/settings.xml" manifest:media-type="text/xml"/>
  <manifest:file-entry manifest:full-path="Object 619/" manifest:version="1.3" manifest:media-type="application/vnd.oasis.opendocument.formula"/>
  <manifest:file-entry manifest:full-path="Object 620/content.xml" manifest:media-type="text/xml"/>
  <manifest:file-entry manifest:full-path="Object 620/settings.xml" manifest:media-type="text/xml"/>
  <manifest:file-entry manifest:full-path="Object 620/" manifest:version="1.3" manifest:media-type="application/vnd.oasis.opendocument.formula"/>
  <manifest:file-entry manifest:full-path="Object 621/content.xml" manifest:media-type="text/xml"/>
  <manifest:file-entry manifest:full-path="Object 621/settings.xml" manifest:media-type="text/xml"/>
  <manifest:file-entry manifest:full-path="Object 621/" manifest:version="1.3" manifest:media-type="application/vnd.oasis.opendocument.formula"/>
  <manifest:file-entry manifest:full-path="Object 622/content.xml" manifest:media-type="text/xml"/>
  <manifest:file-entry manifest:full-path="Object 622/settings.xml" manifest:media-type="text/xml"/>
  <manifest:file-entry manifest:full-path="Object 622/" manifest:version="1.3" manifest:media-type="application/vnd.oasis.opendocument.formula"/>
  <manifest:file-entry manifest:full-path="Object 623/settings.xml" manifest:media-type="text/xml"/>
  <manifest:file-entry manifest:full-path="Object 623/content.xml" manifest:media-type="text/xml"/>
  <manifest:file-entry manifest:full-path="Object 623/" manifest:version="1.3" manifest:media-type="application/vnd.oasis.opendocument.formula"/>
  <manifest:file-entry manifest:full-path="Object 624/content.xml" manifest:media-type="text/xml"/>
  <manifest:file-entry manifest:full-path="Object 624/settings.xml" manifest:media-type="text/xml"/>
  <manifest:file-entry manifest:full-path="Object 624/" manifest:version="1.3" manifest:media-type="application/vnd.oasis.opendocument.formula"/>
  <manifest:file-entry manifest:full-path="Object 625/content.xml" manifest:media-type="text/xml"/>
  <manifest:file-entry manifest:full-path="Object 625/settings.xml" manifest:media-type="text/xml"/>
  <manifest:file-entry manifest:full-path="Object 625/" manifest:version="1.3" manifest:media-type="application/vnd.oasis.opendocument.formula"/>
  <manifest:file-entry manifest:full-path="Object 626/content.xml" manifest:media-type="text/xml"/>
  <manifest:file-entry manifest:full-path="Object 626/settings.xml" manifest:media-type="text/xml"/>
  <manifest:file-entry manifest:full-path="Object 626/" manifest:version="1.3" manifest:media-type="application/vnd.oasis.opendocument.formula"/>
  <manifest:file-entry manifest:full-path="Object 627/content.xml" manifest:media-type="text/xml"/>
  <manifest:file-entry manifest:full-path="Object 627/settings.xml" manifest:media-type="text/xml"/>
  <manifest:file-entry manifest:full-path="Object 627/" manifest:version="1.3" manifest:media-type="application/vnd.oasis.opendocument.formula"/>
  <manifest:file-entry manifest:full-path="Object 628/content.xml" manifest:media-type="text/xml"/>
  <manifest:file-entry manifest:full-path="Object 628/settings.xml" manifest:media-type="text/xml"/>
  <manifest:file-entry manifest:full-path="Object 628/" manifest:version="1.3" manifest:media-type="application/vnd.oasis.opendocument.formula"/>
  <manifest:file-entry manifest:full-path="Object 629/content.xml" manifest:media-type="text/xml"/>
  <manifest:file-entry manifest:full-path="Object 629/settings.xml" manifest:media-type="text/xml"/>
  <manifest:file-entry manifest:full-path="Object 629/" manifest:version="1.3" manifest:media-type="application/vnd.oasis.opendocument.formula"/>
  <manifest:file-entry manifest:full-path="Object 630/content.xml" manifest:media-type="text/xml"/>
  <manifest:file-entry manifest:full-path="Object 630/settings.xml" manifest:media-type="text/xml"/>
  <manifest:file-entry manifest:full-path="Object 630/" manifest:version="1.3" manifest:media-type="application/vnd.oasis.opendocument.formula"/>
  <manifest:file-entry manifest:full-path="Object 631/content.xml" manifest:media-type="text/xml"/>
  <manifest:file-entry manifest:full-path="Object 631/settings.xml" manifest:media-type="text/xml"/>
  <manifest:file-entry manifest:full-path="Object 631/" manifest:version="1.3" manifest:media-type="application/vnd.oasis.opendocument.formula"/>
  <manifest:file-entry manifest:full-path="Object 632/content.xml" manifest:media-type="text/xml"/>
  <manifest:file-entry manifest:full-path="Object 632/settings.xml" manifest:media-type="text/xml"/>
  <manifest:file-entry manifest:full-path="Object 632/" manifest:version="1.3" manifest:media-type="application/vnd.oasis.opendocument.formula"/>
  <manifest:file-entry manifest:full-path="Object 633/content.xml" manifest:media-type="text/xml"/>
  <manifest:file-entry manifest:full-path="Object 633/settings.xml" manifest:media-type="text/xml"/>
  <manifest:file-entry manifest:full-path="Object 633/" manifest:version="1.3" manifest:media-type="application/vnd.oasis.opendocument.formula"/>
  <manifest:file-entry manifest:full-path="Object 634/content.xml" manifest:media-type="text/xml"/>
  <manifest:file-entry manifest:full-path="Object 634/settings.xml" manifest:media-type="text/xml"/>
  <manifest:file-entry manifest:full-path="Object 634/" manifest:version="1.3" manifest:media-type="application/vnd.oasis.opendocument.formula"/>
  <manifest:file-entry manifest:full-path="Object 635/settings.xml" manifest:media-type="text/xml"/>
  <manifest:file-entry manifest:full-path="Object 635/content.xml" manifest:media-type="text/xml"/>
  <manifest:file-entry manifest:full-path="Object 635/" manifest:version="1.3" manifest:media-type="application/vnd.oasis.opendocument.formula"/>
  <manifest:file-entry manifest:full-path="Object 636/content.xml" manifest:media-type="text/xml"/>
  <manifest:file-entry manifest:full-path="Object 636/settings.xml" manifest:media-type="text/xml"/>
  <manifest:file-entry manifest:full-path="Object 636/" manifest:version="1.3" manifest:media-type="application/vnd.oasis.opendocument.formula"/>
  <manifest:file-entry manifest:full-path="Object 637/content.xml" manifest:media-type="text/xml"/>
  <manifest:file-entry manifest:full-path="Object 637/settings.xml" manifest:media-type="text/xml"/>
  <manifest:file-entry manifest:full-path="Object 637/" manifest:version="1.3" manifest:media-type="application/vnd.oasis.opendocument.formula"/>
  <manifest:file-entry manifest:full-path="Object 638/content.xml" manifest:media-type="text/xml"/>
  <manifest:file-entry manifest:full-path="Object 638/settings.xml" manifest:media-type="text/xml"/>
  <manifest:file-entry manifest:full-path="Object 638/" manifest:version="1.3" manifest:media-type="application/vnd.oasis.opendocument.formula"/>
  <manifest:file-entry manifest:full-path="Object 639/content.xml" manifest:media-type="text/xml"/>
  <manifest:file-entry manifest:full-path="Object 639/settings.xml" manifest:media-type="text/xml"/>
  <manifest:file-entry manifest:full-path="Object 639/" manifest:version="1.3" manifest:media-type="application/vnd.oasis.opendocument.formula"/>
  <manifest:file-entry manifest:full-path="Object 640/content.xml" manifest:media-type="text/xml"/>
  <manifest:file-entry manifest:full-path="Object 640/settings.xml" manifest:media-type="text/xml"/>
  <manifest:file-entry manifest:full-path="Object 640/" manifest:version="1.3" manifest:media-type="application/vnd.oasis.opendocument.formula"/>
  <manifest:file-entry manifest:full-path="Object 641/settings.xml" manifest:media-type="text/xml"/>
  <manifest:file-entry manifest:full-path="Object 641/content.xml" manifest:media-type="text/xml"/>
  <manifest:file-entry manifest:full-path="Object 641/" manifest:version="1.3" manifest:media-type="application/vnd.oasis.opendocument.formula"/>
  <manifest:file-entry manifest:full-path="Object 642/content.xml" manifest:media-type="text/xml"/>
  <manifest:file-entry manifest:full-path="Object 642/settings.xml" manifest:media-type="text/xml"/>
  <manifest:file-entry manifest:full-path="Object 642/" manifest:version="1.3" manifest:media-type="application/vnd.oasis.opendocument.formula"/>
  <manifest:file-entry manifest:full-path="styles.xml" manifest:media-type="text/xml"/>
  <manifest:file-entry manifest:full-path="Object 643/content.xml" manifest:media-type="text/xml"/>
  <manifest:file-entry manifest:full-path="Object 643/settings.xml" manifest:media-type="text/xml"/>
  <manifest:file-entry manifest:full-path="Object 643/" manifest:version="1.3" manifest:media-type="application/vnd.oasis.opendocument.formula"/>
  <manifest:file-entry manifest:full-path="Object 644/content.xml" manifest:media-type="text/xml"/>
  <manifest:file-entry manifest:full-path="Object 644/settings.xml" manifest:media-type="text/xml"/>
  <manifest:file-entry manifest:full-path="Object 644/" manifest:version="1.3" manifest:media-type="application/vnd.oasis.opendocument.formula"/>
  <manifest:file-entry manifest:full-path="Object 645/content.xml" manifest:media-type="text/xml"/>
  <manifest:file-entry manifest:full-path="Object 645/settings.xml" manifest:media-type="text/xml"/>
  <manifest:file-entry manifest:full-path="Object 645/" manifest:version="1.3" manifest:media-type="application/vnd.oasis.opendocument.formula"/>
  <manifest:file-entry manifest:full-path="Object 646/content.xml" manifest:media-type="text/xml"/>
  <manifest:file-entry manifest:full-path="Object 646/settings.xml" manifest:media-type="text/xml"/>
  <manifest:file-entry manifest:full-path="Object 646/" manifest:version="1.3" manifest:media-type="application/vnd.oasis.opendocument.formula"/>
  <manifest:file-entry manifest:full-path="Object 647/content.xml" manifest:media-type="text/xml"/>
  <manifest:file-entry manifest:full-path="Object 647/settings.xml" manifest:media-type="text/xml"/>
  <manifest:file-entry manifest:full-path="Object 647/" manifest:version="1.3" manifest:media-type="application/vnd.oasis.opendocument.formula"/>
  <manifest:file-entry manifest:full-path="Object 648/content.xml" manifest:media-type="text/xml"/>
  <manifest:file-entry manifest:full-path="Object 648/settings.xml" manifest:media-type="text/xml"/>
  <manifest:file-entry manifest:full-path="Object 648/" manifest:version="1.3" manifest:media-type="application/vnd.oasis.opendocument.formula"/>
  <manifest:file-entry manifest:full-path="Object 649/content.xml" manifest:media-type="text/xml"/>
  <manifest:file-entry manifest:full-path="Object 649/settings.xml" manifest:media-type="text/xml"/>
  <manifest:file-entry manifest:full-path="Object 649/" manifest:version="1.3" manifest:media-type="application/vnd.oasis.opendocument.formula"/>
  <manifest:file-entry manifest:full-path="Object 650/settings.xml" manifest:media-type="text/xml"/>
  <manifest:file-entry manifest:full-path="Object 650/content.xml" manifest:media-type="text/xml"/>
  <manifest:file-entry manifest:full-path="Object 650/" manifest:version="1.3" manifest:media-type="application/vnd.oasis.opendocument.formula"/>
  <manifest:file-entry manifest:full-path="Object 651/settings.xml" manifest:media-type="text/xml"/>
  <manifest:file-entry manifest:full-path="Object 651/content.xml" manifest:media-type="text/xml"/>
  <manifest:file-entry manifest:full-path="Object 651/" manifest:version="1.3" manifest:media-type="application/vnd.oasis.opendocument.formula"/>
  <manifest:file-entry manifest:full-path="Object 652/content.xml" manifest:media-type="text/xml"/>
  <manifest:file-entry manifest:full-path="Object 652/settings.xml" manifest:media-type="text/xml"/>
  <manifest:file-entry manifest:full-path="Object 652/" manifest:version="1.3" manifest:media-type="application/vnd.oasis.opendocument.formula"/>
  <manifest:file-entry manifest:full-path="Object 653/content.xml" manifest:media-type="text/xml"/>
  <manifest:file-entry manifest:full-path="Object 653/settings.xml" manifest:media-type="text/xml"/>
  <manifest:file-entry manifest:full-path="Object 653/" manifest:version="1.3" manifest:media-type="application/vnd.oasis.opendocument.formula"/>
  <manifest:file-entry manifest:full-path="Object 654/settings.xml" manifest:media-type="text/xml"/>
  <manifest:file-entry manifest:full-path="Object 654/content.xml" manifest:media-type="text/xml"/>
  <manifest:file-entry manifest:full-path="Object 654/" manifest:version="1.3"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658/content.xml" manifest:media-type="text/xml"/>
  <manifest:file-entry manifest:full-path="Object 658/settings.xml" manifest:media-type="text/xml"/>
  <manifest:file-entry manifest:full-path="Object 658/" manifest:version="1.3" manifest:media-type="application/vnd.oasis.opendocument.formula"/>
  <manifest:file-entry manifest:full-path="Object 659/settings.xml" manifest:media-type="text/xml"/>
  <manifest:file-entry manifest:full-path="Object 659/content.xml" manifest:media-type="text/xml"/>
  <manifest:file-entry manifest:full-path="Object 659/" manifest:version="1.3" manifest:media-type="application/vnd.oasis.opendocument.formula"/>
  <manifest:file-entry manifest:full-path="Object 660/content.xml" manifest:media-type="text/xml"/>
  <manifest:file-entry manifest:full-path="Object 660/settings.xml" manifest:media-type="text/xml"/>
  <manifest:file-entry manifest:full-path="Object 660/" manifest:version="1.3" manifest:media-type="application/vnd.oasis.opendocument.formula"/>
  <manifest:file-entry manifest:full-path="Object 661/content.xml" manifest:media-type="text/xml"/>
  <manifest:file-entry manifest:full-path="Object 661/settings.xml" manifest:media-type="text/xml"/>
  <manifest:file-entry manifest:full-path="Object 661/" manifest:version="1.3" manifest:media-type="application/vnd.oasis.opendocument.formula"/>
  <manifest:file-entry manifest:full-path="Object 662/content.xml" manifest:media-type="text/xml"/>
  <manifest:file-entry manifest:full-path="Object 662/settings.xml" manifest:media-type="text/xml"/>
  <manifest:file-entry manifest:full-path="Object 662/" manifest:version="1.3" manifest:media-type="application/vnd.oasis.opendocument.formula"/>
  <manifest:file-entry manifest:full-path="Object 663/content.xml" manifest:media-type="text/xml"/>
  <manifest:file-entry manifest:full-path="Object 663/settings.xml" manifest:media-type="text/xml"/>
  <manifest:file-entry manifest:full-path="Object 663/" manifest:version="1.3" manifest:media-type="application/vnd.oasis.opendocument.formula"/>
  <manifest:file-entry manifest:full-path="Object 664/content.xml" manifest:media-type="text/xml"/>
  <manifest:file-entry manifest:full-path="Object 664/settings.xml" manifest:media-type="text/xml"/>
  <manifest:file-entry manifest:full-path="Object 664/" manifest:version="1.3" manifest:media-type="application/vnd.oasis.opendocument.formula"/>
  <manifest:file-entry manifest:full-path="Object 665/settings.xml" manifest:media-type="text/xml"/>
  <manifest:file-entry manifest:full-path="Object 665/content.xml" manifest:media-type="text/xml"/>
  <manifest:file-entry manifest:full-path="Object 665/" manifest:version="1.3" manifest:media-type="application/vnd.oasis.opendocument.formula"/>
  <manifest:file-entry manifest:full-path="Object 666/content.xml" manifest:media-type="text/xml"/>
  <manifest:file-entry manifest:full-path="Object 666/settings.xml" manifest:media-type="text/xml"/>
  <manifest:file-entry manifest:full-path="Object 666/" manifest:version="1.3" manifest:media-type="application/vnd.oasis.opendocument.formula"/>
  <manifest:file-entry manifest:full-path="Object 667/settings.xml" manifest:media-type="text/xml"/>
  <manifest:file-entry manifest:full-path="Object 667/content.xml" manifest:media-type="text/xml"/>
  <manifest:file-entry manifest:full-path="Object 667/" manifest:version="1.3" manifest:media-type="application/vnd.oasis.opendocument.formula"/>
  <manifest:file-entry manifest:full-path="Object 670/content.xml" manifest:media-type="text/xml"/>
  <manifest:file-entry manifest:full-path="Object 670/settings.xml" manifest:media-type="text/xml"/>
  <manifest:file-entry manifest:full-path="Object 670/" manifest:version="1.3" manifest:media-type="application/vnd.oasis.opendocument.formula"/>
  <manifest:file-entry manifest:full-path="Object 671/content.xml" manifest:media-type="text/xml"/>
  <manifest:file-entry manifest:full-path="Object 671/settings.xml" manifest:media-type="text/xml"/>
  <manifest:file-entry manifest:full-path="Object 671/" manifest:version="1.3" manifest:media-type="application/vnd.oasis.opendocument.formula"/>
  <manifest:file-entry manifest:full-path="Object 672/content.xml" manifest:media-type="text/xml"/>
  <manifest:file-entry manifest:full-path="Object 672/settings.xml" manifest:media-type="text/xml"/>
  <manifest:file-entry manifest:full-path="Object 672/" manifest:version="1.3" manifest:media-type="application/vnd.oasis.opendocument.formula"/>
  <manifest:file-entry manifest:full-path="Object 673/content.xml" manifest:media-type="text/xml"/>
  <manifest:file-entry manifest:full-path="Object 673/settings.xml" manifest:media-type="text/xml"/>
  <manifest:file-entry manifest:full-path="Object 673/" manifest:version="1.3" manifest:media-type="application/vnd.oasis.opendocument.formula"/>
  <manifest:file-entry manifest:full-path="Object 674/content.xml" manifest:media-type="text/xml"/>
  <manifest:file-entry manifest:full-path="Object 674/settings.xml" manifest:media-type="text/xml"/>
  <manifest:file-entry manifest:full-path="Object 674/" manifest:version="1.3" manifest:media-type="application/vnd.oasis.opendocument.formula"/>
  <manifest:file-entry manifest:full-path="Object 675/settings.xml" manifest:media-type="text/xml"/>
  <manifest:file-entry manifest:full-path="Object 675/content.xml" manifest:media-type="text/xml"/>
  <manifest:file-entry manifest:full-path="Object 675/" manifest:version="1.3" manifest:media-type="application/vnd.oasis.opendocument.formula"/>
  <manifest:file-entry manifest:full-path="Object 676/content.xml" manifest:media-type="text/xml"/>
  <manifest:file-entry manifest:full-path="Object 676/settings.xml" manifest:media-type="text/xml"/>
  <manifest:file-entry manifest:full-path="Object 676/" manifest:version="1.3" manifest:media-type="application/vnd.oasis.opendocument.formula"/>
  <manifest:file-entry manifest:full-path="Object 677/content.xml" manifest:media-type="text/xml"/>
  <manifest:file-entry manifest:full-path="Object 677/settings.xml" manifest:media-type="text/xml"/>
  <manifest:file-entry manifest:full-path="Object 677/" manifest:version="1.3" manifest:media-type="application/vnd.oasis.opendocument.formula"/>
  <manifest:file-entry manifest:full-path="Object 680/content.xml" manifest:media-type="text/xml"/>
  <manifest:file-entry manifest:full-path="Object 680/settings.xml" manifest:media-type="text/xml"/>
  <manifest:file-entry manifest:full-path="Object 680/" manifest:version="1.3" manifest:media-type="application/vnd.oasis.opendocument.formula"/>
  <manifest:file-entry manifest:full-path="Object 681/settings.xml" manifest:media-type="text/xml"/>
  <manifest:file-entry manifest:full-path="Object 681/content.xml" manifest:media-type="text/xml"/>
  <manifest:file-entry manifest:full-path="Object 681/" manifest:version="1.3" manifest:media-type="application/vnd.oasis.opendocument.formula"/>
  <manifest:file-entry manifest:full-path="Object 682/content.xml" manifest:media-type="text/xml"/>
  <manifest:file-entry manifest:full-path="Object 682/settings.xml" manifest:media-type="text/xml"/>
  <manifest:file-entry manifest:full-path="Object 682/" manifest:version="1.3" manifest:media-type="application/vnd.oasis.opendocument.formula"/>
  <manifest:file-entry manifest:full-path="Object 683/settings.xml" manifest:media-type="text/xml"/>
  <manifest:file-entry manifest:full-path="Object 683/content.xml" manifest:media-type="text/xml"/>
  <manifest:file-entry manifest:full-path="Object 683/" manifest:version="1.3" manifest:media-type="application/vnd.oasis.opendocument.formula"/>
  <manifest:file-entry manifest:full-path="Object 684/settings.xml" manifest:media-type="text/xml"/>
  <manifest:file-entry manifest:full-path="Object 684/content.xml" manifest:media-type="text/xml"/>
  <manifest:file-entry manifest:full-path="Object 684/" manifest:version="1.3" manifest:media-type="application/vnd.oasis.opendocument.formula"/>
  <manifest:file-entry manifest:full-path="Object 685/settings.xml" manifest:media-type="text/xml"/>
  <manifest:file-entry manifest:full-path="Object 685/content.xml" manifest:media-type="text/xml"/>
  <manifest:file-entry manifest:full-path="Object 685/" manifest:version="1.3" manifest:media-type="application/vnd.oasis.opendocument.formula"/>
  <manifest:file-entry manifest:full-path="Object 686/settings.xml" manifest:media-type="text/xml"/>
  <manifest:file-entry manifest:full-path="Object 686/content.xml" manifest:media-type="text/xml"/>
  <manifest:file-entry manifest:full-path="Object 686/" manifest:version="1.3" manifest:media-type="application/vnd.oasis.opendocument.formula"/>
  <manifest:file-entry manifest:full-path="manifest.rdf" manifest:media-type="application/rdf+xml"/>
  <manifest:file-entry manifest:full-path="Object 687/content.xml" manifest:media-type="text/xml"/>
  <manifest:file-entry manifest:full-path="Object 687/settings.xml" manifest:media-type="text/xml"/>
  <manifest:file-entry manifest:full-path="Object 687/" manifest:version="1.3" manifest:media-type="application/vnd.oasis.opendocument.formula"/>
  <manifest:file-entry manifest:full-path="Object 690/content.xml" manifest:media-type="text/xml"/>
  <manifest:file-entry manifest:full-path="Object 690/settings.xml" manifest:media-type="text/xml"/>
  <manifest:file-entry manifest:full-path="Object 690/" manifest:version="1.3" manifest:media-type="application/vnd.oasis.opendocument.formula"/>
  <manifest:file-entry manifest:full-path="Object 706/content.xml" manifest:media-type="text/xml"/>
  <manifest:file-entry manifest:full-path="Object 706/settings.xml" manifest:media-type="text/xml"/>
  <manifest:file-entry manifest:full-path="Object 706/" manifest:version="1.3" manifest:media-type="application/vnd.oasis.opendocument.formula"/>
  <manifest:file-entry manifest:full-path="Object 707/content.xml" manifest:media-type="text/xml"/>
  <manifest:file-entry manifest:full-path="Object 707/settings.xml" manifest:media-type="text/xml"/>
  <manifest:file-entry manifest:full-path="Object 707/" manifest:version="1.3" manifest:media-type="application/vnd.oasis.opendocument.formula"/>
  <manifest:file-entry manifest:full-path="Object 708/content.xml" manifest:media-type="text/xml"/>
  <manifest:file-entry manifest:full-path="Object 708/settings.xml" manifest:media-type="text/xml"/>
  <manifest:file-entry manifest:full-path="Object 708/" manifest:version="1.3" manifest:media-type="application/vnd.oasis.opendocument.formula"/>
  <manifest:file-entry manifest:full-path="Object 709/content.xml" manifest:media-type="text/xml"/>
  <manifest:file-entry manifest:full-path="Object 709/settings.xml" manifest:media-type="text/xml"/>
  <manifest:file-entry manifest:full-path="Object 709/" manifest:version="1.3" manifest:media-type="application/vnd.oasis.opendocument.formula"/>
  <manifest:file-entry manifest:full-path="Object 716/content.xml" manifest:media-type="text/xml"/>
  <manifest:file-entry manifest:full-path="Object 716/settings.xml" manifest:media-type="text/xml"/>
  <manifest:file-entry manifest:full-path="Object 716/" manifest:version="1.3" manifest:media-type="application/vnd.oasis.opendocument.formula"/>
  <manifest:file-entry manifest:full-path="Configurations2/" manifest:media-type="application/vnd.sun.xml.ui.configuration"/>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7.4181in" fo:margin-left="-0.075in" fo:margin-top="0in" fo:margin-bottom="0in" table:align="left" style:writing-mode="lr-tb"/>
    </style:style>
    <style:style style:name="Таблица1.A" style:family="table-column">
      <style:table-column-properties style:column-width="0.9611in"/>
    </style:style>
    <style:style style:name="Таблица1.B" style:family="table-column">
      <style:table-column-properties style:column-width="2.3618in"/>
    </style:style>
    <style:style style:name="Таблица1.C" style:family="table-column">
      <style:table-column-properties style:column-width="1.3653in"/>
    </style:style>
    <style:style style:name="Таблица1.D" style:family="table-column">
      <style:table-column-properties style:column-width="1.3646in"/>
    </style:style>
    <style:style style:name="Таблица1.1" style:family="table-row">
      <style:table-row-properties fo:keep-together="auto"/>
    </style:style>
    <style:style style:name="Таблица1.A1" style:family="table-cell">
      <style:table-cell-properties fo:padding-left="0.075in" fo:padding-right="0.075in" fo:padding-top="0.0194in" fo:padding-bottom="0.0194in" fo:border="0.5pt solid #000000" style:writing-mode="lr-tb"/>
    </style:style>
    <style:style style:name="Таблица1.C1" style:family="table-cell">
      <style:table-cell-properties style:vertical-align="middle" fo:padding-left="0.075in" fo:padding-right="0.075in" fo:padding-top="0.0194in" fo:padding-bottom="0.0194in" fo:border="0.5pt solid #000000" style:writing-mode="lr-tb"/>
    </style:style>
    <style:style style:name="Таблица2" style:family="table">
      <style:table-properties style:width="6.0042in" fo:margin-left="0.6896in" fo:margin-top="0in" fo:margin-bottom="0in" table:align="left" style:writing-mode="lr-tb"/>
    </style:style>
    <style:style style:name="Таблица2.A" style:family="table-column">
      <style:table-column-properties style:column-width="3.7396in"/>
    </style:style>
    <style:style style:name="Таблица2.B" style:family="table-column">
      <style:table-column-properties style:column-width="2.2646in"/>
    </style:style>
    <style:style style:name="Таблица2.1" style:family="table-row">
      <style:table-row-properties fo:keep-together="auto"/>
    </style:style>
    <style:style style:name="Таблица2.A1" style:family="table-cell">
      <style:table-cell-properties fo:padding-left="0.075in" fo:padding-right="0.075in" fo:padding-top="0.0194in" fo:padding-bottom="0.0194in" fo:border="0.5pt solid #000000" style:writing-mode="lr-tb"/>
    </style:style>
    <style:style style:name="P1" style:family="paragraph" style:parent-style-name="Footnote">
      <style:paragraph-properties fo:margin-left="0.1972in" fo:margin-right="0in" fo:text-indent="-0.1972in" style:auto-text-indent="false"/>
      <style:text-properties style:font-name="Times New Roman" style:font-name-complex="Times New Roman1"/>
    </style:style>
    <style:style style:name="P2" style:family="paragraph" style:parent-style-name="List_20_Paragraph" style:list-style-name="WWNum1">
      <style:paragraph-properties fo:margin-left="0.7874in" fo:margin-right="0in" fo:margin-top="0.1665in" fo:margin-bottom="0.0835in" style:contextual-spacing="true" fo:line-height="100%" fo:text-align="justify" style:justify-single-word="false" fo:text-indent="-0.3937in" style:auto-text-indent="false"/>
      <style:text-properties style:font-name="Times New Roman" fo:font-weight="bold" officeooo:paragraph-rsid="0003df98" style:font-weight-asian="bold" style:font-name-complex="Times New Roman1"/>
    </style:style>
    <style:style style:name="P3" style:family="paragraph" style:parent-style-name="List_20_Paragraph" style:list-style-name="WWNum1">
      <style:paragraph-properties fo:margin-left="0.7874in" fo:margin-right="0in" fo:margin-top="0.0835in" fo:margin-bottom="0.0835in" style:contextual-spacing="true" fo:line-height="100%" fo:text-align="justify" style:justify-single-word="false" fo:text-indent="-0.3937in" style:auto-text-indent="false"/>
      <style:text-properties style:font-name="Times New Roman" fo:font-weight="bold" officeooo:paragraph-rsid="0003df98" style:font-weight-asian="bold" style:font-name-complex="Times New Roman1"/>
    </style:style>
    <style:style style:name="P4" style:family="paragraph" style:parent-style-name="List_20_Paragraph" style:list-style-name="WWNum1">
      <style:paragraph-properties fo:margin-left="0.7874in" fo:margin-right="0in" fo:margin-top="0.0835in" fo:margin-bottom="0.0835in" style:contextual-spacing="true" fo:line-height="100%" fo:text-align="justify" style:justify-single-word="false" fo:text-indent="-0.3937in" style:auto-text-indent="false"/>
      <style:text-properties style:font-name="Times New Roman" fo:language="en" fo:country="US" fo:font-weight="bold" officeooo:paragraph-rsid="0003df98" style:font-weight-asian="bold" style:font-name-complex="Times New Roman1"/>
    </style:style>
    <style:style style:name="P5" style:family="paragraph" style:parent-style-name="List_20_Paragraph" style:list-style-name="WWNum3">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6" style:family="paragraph" style:parent-style-name="List_20_Paragraph" style:list-style-name="WWNum4">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7" style:family="paragraph" style:parent-style-name="List_20_Paragraph" style:list-style-name="WWNum6">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8" style:family="paragraph" style:parent-style-name="List_20_Paragraph" style:list-style-name="WWNum7">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9" style:family="paragraph" style:parent-style-name="List_20_Paragraph" style:list-style-name="WWNum9">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10" style:family="paragraph" style:parent-style-name="List_20_Paragraph" style:list-style-name="WWNum11">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11" style:family="paragraph" style:parent-style-name="List_20_Paragraph" style:list-style-name="WWNum16">
      <style:paragraph-properties fo:margin-left="0.7874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12" style:family="paragraph" style:parent-style-name="List_20_Paragraph" style:list-style-name="WWNum3">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3" style:family="paragraph" style:parent-style-name="List_20_Paragraph" style:list-style-name="WWNum4">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4" style:family="paragraph" style:parent-style-name="List_20_Paragraph" style:list-style-name="WWNum5">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5" style:family="paragraph" style:parent-style-name="List_20_Paragraph" style:list-style-name="WWNum6">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6" style:family="paragraph" style:parent-style-name="List_20_Paragraph" style:list-style-name="WWNum7">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7" style:family="paragraph" style:parent-style-name="List_20_Paragraph" style:list-style-name="WWNum8">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8" style:family="paragraph" style:parent-style-name="List_20_Paragraph" style:list-style-name="WWNum9">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19" style:family="paragraph" style:parent-style-name="List_20_Paragraph" style:list-style-name="WWNum10">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20" style:family="paragraph" style:parent-style-name="List_20_Paragraph" style:list-style-name="WWNum11">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21" style:family="paragraph" style:parent-style-name="List_20_Paragraph" style:list-style-name="WWNum22">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22" style:family="paragraph" style:parent-style-name="List_20_Paragraph" style:list-style-name="WWNum16">
      <style:paragraph-properties fo:margin-left="0.7874in" fo:margin-right="0in" fo:margin-top="0in" fo:margin-bottom="0in" style:contextual-spacing="true" fo:line-height="100%" fo:text-align="justify" style:justify-single-word="false" fo:text-indent="-0.3937in" style:auto-text-indent="false"/>
      <style:text-properties officeooo:paragraph-rsid="0003df98"/>
    </style:style>
    <style:style style:name="P23" style:family="paragraph" style:parent-style-name="List_20_Paragraph" style:list-style-name="WWNum1">
      <style:paragraph-properties fo:margin-left="0.7874in" fo:margin-right="0in" fo:margin-top="0.0835in" fo:margin-bottom="0.0835in" style:contextual-spacing="false" fo:line-height="100%" fo:text-align="justify" style:justify-single-word="false" fo:text-indent="-0.3937in" style:auto-text-indent="false"/>
      <style:text-properties style:font-name="Times New Roman" fo:language="en" fo:country="US" fo:font-weight="bold" officeooo:paragraph-rsid="0003df98" style:font-weight-asian="bold" style:font-name-complex="Times New Roman1"/>
    </style:style>
    <style:style style:name="P24" style:family="paragraph" style:parent-style-name="List_20_Paragraph" style:list-style-name="WWNum1">
      <style:paragraph-properties fo:margin-left="0.7874in" fo:margin-right="0in" fo:margin-top="0.0835in" fo:margin-bottom="0.0835in" style:contextual-spacing="false" fo:line-height="100%" fo:text-indent="-0.3937in" style:auto-text-indent="false"/>
      <style:text-properties style:font-name="Times New Roman" fo:language="en" fo:country="US" fo:font-weight="bold" officeooo:paragraph-rsid="0003df98" style:font-weight-asian="bold" style:font-name-complex="Times New Roman1"/>
    </style:style>
    <style:style style:name="P25" style:family="paragraph" style:parent-style-name="List_20_Paragraph" style:list-style-name="WWNum11">
      <style:paragraph-properties fo:margin-left="0.7874in" fo:margin-right="0in" fo:margin-top="0in" fo:margin-bottom="0.0835in" style:contextual-spacing="false" fo:line-height="100%" fo:text-align="justify" style:justify-single-word="false" fo:text-indent="-0.3937in" style:auto-text-indent="false"/>
      <style:text-properties officeooo:paragraph-rsid="0003df98"/>
    </style:style>
    <style:style style:name="P26" style:family="paragraph" style:parent-style-name="List_20_Paragraph" style:list-style-name="WWNum13">
      <style:paragraph-properties fo:margin-left="0.7874in" fo:margin-right="0in" fo:margin-top="0in" fo:margin-bottom="0.0417in" style:contextual-spacing="false" fo:line-height="100%" fo:text-align="justify" style:justify-single-word="false" fo:text-indent="-0.3937in" style:auto-text-indent="false"/>
      <style:text-properties officeooo:paragraph-rsid="0003df98"/>
    </style:style>
    <style:style style:name="P27" style:family="paragraph" style:parent-style-name="List_20_Paragraph" style:list-style-name="WWNum14">
      <style:paragraph-properties fo:margin-left="0.7874in" fo:margin-right="0in" fo:margin-top="0in" fo:margin-bottom="0.0417in" style:contextual-spacing="false" fo:line-height="100%" fo:text-align="justify" style:justify-single-word="false" fo:text-indent="-0.3937in" style:auto-text-indent="false"/>
      <style:text-properties officeooo:paragraph-rsid="0003df98"/>
    </style:style>
    <style:style style:name="P28" style:family="paragraph" style:parent-style-name="List_20_Paragraph" style:list-style-name="WWNum17">
      <style:paragraph-properties fo:margin-left="0.7874in" fo:margin-right="0in" fo:margin-top="0in" fo:margin-bottom="0.0417in" style:contextual-spacing="false" fo:line-height="100%" fo:text-align="justify" style:justify-single-word="false" fo:text-indent="-0.3937in" style:auto-text-indent="false"/>
      <style:text-properties officeooo:paragraph-rsid="0003df98"/>
    </style:style>
    <style:style style:name="P29" style:family="paragraph" style:parent-style-name="List_20_Paragraph" style:list-style-name="WWNum18">
      <style:paragraph-properties fo:margin-left="0.7874in" fo:margin-right="0in" fo:margin-top="0in" fo:margin-bottom="0.0417in" style:contextual-spacing="false" fo:line-height="100%" fo:text-align="justify" style:justify-single-word="false" fo:text-indent="-0.3937in" style:auto-text-indent="false"/>
      <style:text-properties officeooo:paragraph-rsid="0003df98"/>
    </style:style>
    <style:style style:name="P30" style:family="paragraph" style:parent-style-name="List_20_Paragraph" style:list-style-name="WWNum23">
      <style:paragraph-properties fo:margin-left="0.7874in" fo:margin-right="0in" fo:margin-top="0in" fo:margin-bottom="0.0417in" style:contextual-spacing="false" fo:line-height="100%" fo:text-align="justify" style:justify-single-word="false" fo:text-indent="-0.3937in" style:auto-text-indent="false"/>
      <style:text-properties officeooo:paragraph-rsid="0003df98"/>
    </style:style>
    <style:style style:name="P31" style:family="paragraph" style:parent-style-name="List_20_Paragraph" style:list-style-name="WWNum24">
      <style:paragraph-properties fo:margin-left="0.7874in" fo:margin-right="0in" fo:margin-top="0in" fo:margin-bottom="0.0417in" style:contextual-spacing="false" fo:line-height="100%" fo:text-align="justify" style:justify-single-word="false" fo:text-indent="-0.3937in" style:auto-text-indent="false"/>
      <style:text-properties officeooo:paragraph-rsid="0003df98"/>
    </style:style>
    <style:style style:name="P32" style:family="paragraph" style:parent-style-name="List_20_Paragraph" style:list-style-name="WWNum13">
      <style:paragraph-properties fo:margin-left="0.7874in" fo:margin-right="0in" fo:margin-top="0in" fo:margin-bottom="0.0417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33" style:family="paragraph" style:parent-style-name="List_20_Paragraph" style:list-style-name="WWNum14">
      <style:paragraph-properties fo:margin-left="0.7874in" fo:margin-right="0in" fo:margin-top="0in" fo:margin-bottom="0.0417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34" style:family="paragraph" style:parent-style-name="List_20_Paragraph" style:list-style-name="WWNum17">
      <style:paragraph-properties fo:margin-left="0.7874in" fo:margin-right="0in" fo:margin-top="0in" fo:margin-bottom="0.0417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35" style:family="paragraph" style:parent-style-name="List_20_Paragraph" style:list-style-name="WWNum18">
      <style:paragraph-properties fo:margin-left="0.7874in" fo:margin-right="0in" fo:margin-top="0in" fo:margin-bottom="0.0417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36" style:family="paragraph" style:parent-style-name="List_20_Paragraph" style:list-style-name="WWNum1">
      <style:paragraph-properties fo:margin-left="0.7874in" fo:margin-right="0in" fo:margin-top="0.1665in" fo:margin-bottom="0.0835in" style:contextual-spacing="false" fo:line-height="100%" fo:text-align="justify" style:justify-single-word="false" fo:text-indent="-0.3937in" style:auto-text-indent="false"/>
      <style:text-properties style:font-name="Times New Roman" fo:font-weight="bold" officeooo:paragraph-rsid="0003df98" style:font-weight-asian="bold" style:font-name-complex="Times New Roman1"/>
    </style:style>
    <style:style style:name="P37" style:family="paragraph" style:parent-style-name="List_20_Paragraph" style:list-style-name="WWNum22">
      <style:paragraph-properties fo:margin-left="0.7874in" fo:margin-right="0in" fo:margin-top="0in" fo:margin-bottom="0.0417in" style:contextual-spacing="true" fo:line-height="100%" fo:text-align="justify" style:justify-single-word="false" fo:text-indent="-0.3937in" style:auto-text-indent="false"/>
      <style:text-properties officeooo:paragraph-rsid="0003df98"/>
    </style:style>
    <style:style style:name="P38" style:family="paragraph" style:parent-style-name="List_20_Paragraph" style:list-style-name="WWNum26">
      <style:paragraph-properties fo:margin-left="0.7874in" fo:margin-right="0in" fo:margin-top="0in" fo:margin-bottom="0.0417in" style:contextual-spacing="true" fo:line-height="100%" fo:text-align="justify" style:justify-single-word="false" fo:text-indent="-0.3937in" style:auto-text-indent="false"/>
      <style:text-properties officeooo:paragraph-rsid="0003df98"/>
    </style:style>
    <style:style style:name="P39" style:family="paragraph" style:parent-style-name="List_20_Paragraph" style:list-style-name="WWNum27">
      <style:paragraph-properties fo:margin-left="0.7874in" fo:margin-right="0in" fo:margin-top="0in" fo:margin-bottom="0.0417in" style:contextual-spacing="true" fo:line-height="100%" fo:text-align="justify" style:justify-single-word="false" fo:text-indent="-0.3937in" style:auto-text-indent="false"/>
      <style:text-properties officeooo:paragraph-rsid="0003df98"/>
    </style:style>
    <style:style style:name="P40" style:family="paragraph" style:parent-style-name="List_20_Paragraph" style:list-style-name="WWNum23">
      <style:paragraph-properties fo:margin-left="0.7874in" fo:margin-right="0in" fo:margin-top="0in" fo:margin-bottom="0in" style:contextual-spacing="false" fo:line-height="100%" fo:text-align="justify" style:justify-single-word="false" fo:text-indent="-0.3937in" style:auto-text-indent="false"/>
      <style:text-properties officeooo:paragraph-rsid="0003df98"/>
    </style:style>
    <style:style style:name="P41" style:family="paragraph" style:parent-style-name="List_20_Paragraph">
      <style:paragraph-properties fo:margin-left="0.7874in" fo:margin-right="0in" fo:margin-top="0.0835in" fo:margin-bottom="0.0835in" style:contextual-spacing="false" fo:line-height="100%" fo:text-align="center" style:justify-single-word="false" fo:text-indent="0in" style:auto-text-indent="false"/>
      <style:text-properties officeooo:paragraph-rsid="0003df98"/>
    </style:style>
    <style:style style:name="P42" style:family="paragraph" style:parent-style-name="List_20_Paragraph">
      <style:paragraph-properties fo:margin-left="0.7874in" fo:margin-right="0in" fo:margin-top="0in" fo:margin-bottom="0in" style:contextual-spacing="true" fo:line-height="100%" fo:text-align="justify" style:justify-single-word="false" fo:text-indent="0in" style:auto-text-indent="false"/>
      <style:text-properties style:font-name="Times New Roman" officeooo:paragraph-rsid="0003df98" style:font-name-complex="Times New Roman1"/>
    </style:style>
    <style:style style:name="P43" style:family="paragraph" style:parent-style-name="List_20_Paragraph">
      <style:paragraph-properties fo:margin-left="0.7874in" fo:margin-right="0in" fo:margin-top="0in" fo:margin-bottom="0.0417in" style:contextual-spacing="false" fo:line-height="100%" fo:text-align="justify" style:justify-single-word="false" fo:text-indent="0in" style:auto-text-indent="false"/>
      <style:text-properties style:font-name="Times New Roman" officeooo:paragraph-rsid="0003df98" style:font-name-complex="Times New Roman1"/>
    </style:style>
    <style:style style:name="P44" style:family="paragraph" style:parent-style-name="List_20_Paragraph">
      <style:paragraph-properties fo:margin-left="0.7874in" fo:margin-right="0in" fo:margin-top="0in" fo:margin-bottom="0.0417in" style:contextual-spacing="false" fo:line-height="100%" fo:text-indent="0in" style:auto-text-indent="false"/>
      <style:text-properties style:font-name="Times New Roman" officeooo:paragraph-rsid="0003df98" style:font-name-complex="Times New Roman1"/>
    </style:style>
    <style:style style:name="P45" style:family="paragraph" style:parent-style-name="List_20_Paragraph">
      <style:paragraph-properties fo:margin-left="0.7874in" fo:margin-right="0in" fo:margin-top="0in" fo:margin-bottom="0.0417in" style:contextual-spacing="false" fo:line-height="100%" fo:text-align="justify" style:justify-single-word="false" fo:text-indent="0in" style:auto-text-indent="false"/>
      <style:text-properties officeooo:paragraph-rsid="0003df98"/>
    </style:style>
    <style:style style:name="P46" style:family="paragraph" style:parent-style-name="List_20_Paragraph">
      <style:paragraph-properties fo:margin-left="0.7874in" fo:margin-right="0in" fo:margin-top="0in" fo:margin-bottom="0.0417in" style:contextual-spacing="false" fo:line-height="100%" fo:text-indent="0in" style:auto-text-indent="false"/>
      <style:text-properties officeooo:paragraph-rsid="0003df98"/>
    </style:style>
    <style:style style:name="P47" style:family="paragraph" style:parent-style-name="List_20_Paragraph">
      <style:paragraph-properties fo:margin-left="0.7874in" fo:margin-right="0in" fo:margin-top="0in" fo:margin-bottom="0.0835in" style:contextual-spacing="false" fo:line-height="100%" fo:text-align="center" style:justify-single-word="false" fo:text-indent="0in" style:auto-text-indent="false"/>
      <style:text-properties officeooo:paragraph-rsid="0003df98"/>
    </style:style>
    <style:style style:name="P48" style:family="paragraph" style:parent-style-name="List_20_Paragraph">
      <style:paragraph-properties fo:margin-left="0.7874in" fo:margin-right="0in" fo:margin-top="0.0835in" fo:margin-bottom="0in" style:contextual-spacing="false" fo:line-height="100%" fo:text-align="center" style:justify-single-word="false" fo:text-indent="0in" style:auto-text-indent="false"/>
      <style:text-properties officeooo:paragraph-rsid="0003df98"/>
    </style:style>
    <style:style style:name="P49" style:family="paragraph" style:parent-style-name="List_20_Paragraph">
      <style:paragraph-properties fo:margin-left="0in" fo:margin-right="0in" fo:margin-top="0in" fo:margin-bottom="0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50" style:family="paragraph" style:parent-style-name="List_20_Paragraph">
      <style:paragraph-properties fo:margin-left="0in" fo:margin-right="0in" fo:margin-top="0in" fo:margin-bottom="0in" style:contextual-spacing="true" fo:line-height="100%" fo:text-align="justify" style:justify-single-word="false" fo:text-indent="0.3937in" style:auto-text-indent="false"/>
      <style:text-properties officeooo:paragraph-rsid="0003df98"/>
    </style:style>
    <style:style style:name="P51" style:family="paragraph" style:parent-style-name="List_20_Paragraph">
      <style:paragraph-properties fo:margin-left="0in" fo:margin-right="0in" fo:margin-top="0.0835in" fo:margin-bottom="0.0835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52" style:family="paragraph" style:parent-style-name="List_20_Paragraph">
      <style:paragraph-properties fo:margin-left="0in" fo:margin-right="0in" fo:margin-top="0in" fo:margin-bottom="0.0417in" style:contextual-spacing="false" fo:line-height="100%" fo:text-align="justify" style:justify-single-word="false" fo:text-indent="0.3937in" style:auto-text-indent="false"/>
      <style:text-properties officeooo:paragraph-rsid="0003df98"/>
    </style:style>
    <style:style style:name="P53" style:family="paragraph" style:parent-style-name="List_20_Paragraph">
      <style:paragraph-properties fo:margin-left="0in" fo:margin-right="0in" fo:margin-top="0in" fo:margin-bottom="0.0417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54" style:family="paragraph" style:parent-style-name="List_20_Paragraph">
      <style:paragraph-properties fo:margin-left="0in" fo:margin-right="0in" fo:margin-top="0.1665in" fo:margin-bottom="0.0417in" style:contextual-spacing="true" fo:line-height="100%" fo:text-align="justify" style:justify-single-word="false" fo:text-indent="0.3937in" style:auto-text-indent="false"/>
      <style:text-properties officeooo:paragraph-rsid="0003df98"/>
    </style:style>
    <style:style style:name="P55" style:family="paragraph" style:parent-style-name="List_20_Paragraph">
      <style:paragraph-properties fo:margin-left="0in" fo:margin-right="0in" fo:margin-top="0in" fo:margin-bottom="0.0835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56" style:family="paragraph" style:parent-style-name="List_20_Paragraph">
      <style:paragraph-properties fo:margin-left="0in" fo:margin-right="0in" fo:margin-top="0in" fo:margin-bottom="0.0835in" style:contextual-spacing="false" fo:line-height="100%" fo:text-align="justify" style:justify-single-word="false" fo:text-indent="0.3937in" style:auto-text-indent="false"/>
      <style:text-properties officeooo:paragraph-rsid="0003df98"/>
    </style:style>
    <style:style style:name="P57" style:family="paragraph" style:parent-style-name="List_20_Paragraph" style:list-style-name="WWNum12">
      <style:paragraph-properties fo:margin-left="1.1811in" fo:margin-right="0in" fo:margin-top="0in" fo:margin-bottom="0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58" style:family="paragraph" style:parent-style-name="List_20_Paragraph" style:list-style-name="WWNum15">
      <style:paragraph-properties fo:margin-left="1.1811in" fo:margin-right="0in" fo:margin-top="0in" fo:margin-bottom="0.0417in" style:contextual-spacing="false" fo:line-height="100%" fo:text-align="justify" style:justify-single-word="false" fo:text-indent="-0.3937in" style:auto-text-indent="false"/>
      <style:text-properties officeooo:paragraph-rsid="0003df98"/>
    </style:style>
    <style:style style:name="P59" style:family="paragraph" style:parent-style-name="List_20_Paragraph" style:list-style-name="WWNum16">
      <style:paragraph-properties fo:margin-left="1.1811in" fo:margin-right="0in" fo:margin-top="0in" fo:margin-bottom="0.0417in" style:contextual-spacing="false" fo:line-height="100%" fo:text-align="justify" style:justify-single-word="false" fo:text-indent="-0.3937in" style:auto-text-indent="false"/>
      <style:text-properties officeooo:paragraph-rsid="0003df98"/>
    </style:style>
    <style:style style:name="P60" style:family="paragraph" style:parent-style-name="List_20_Paragraph" style:list-style-name="WWNum25">
      <style:paragraph-properties fo:margin-left="1.1811in" fo:margin-right="0in" fo:margin-top="0in" fo:margin-bottom="0.0417in" style:contextual-spacing="true" fo:line-height="100%" fo:text-align="justify" style:justify-single-word="false" fo:text-indent="-0.3937in" style:auto-text-indent="false"/>
      <style:text-properties officeooo:paragraph-rsid="0003df98"/>
    </style:style>
    <style:style style:name="P61" style:family="paragraph" style:parent-style-name="List_20_Paragraph" style:list-style-name="WWNum26">
      <style:paragraph-properties fo:margin-left="1.1811in" fo:margin-right="0in" fo:margin-top="0in" fo:margin-bottom="0.0417in" style:contextual-spacing="true" fo:line-height="100%" fo:text-align="justify" style:justify-single-word="false" fo:text-indent="-0.3937in" style:auto-text-indent="false"/>
      <style:text-properties officeooo:paragraph-rsid="0003df98"/>
    </style:style>
    <style:style style:name="P62" style:family="paragraph" style:parent-style-name="List_20_Paragraph" style:list-style-name="WWNum28">
      <style:paragraph-properties fo:margin-left="1.1811in" fo:margin-right="0in" fo:margin-top="0in" fo:margin-bottom="0.0417in" style:contextual-spacing="true" fo:line-height="100%" fo:text-align="justify" style:justify-single-word="false" fo:text-indent="-0.3937in" style:auto-text-indent="false"/>
      <style:text-properties officeooo:paragraph-rsid="0003df98"/>
    </style:style>
    <style:style style:name="P63" style:family="paragraph" style:parent-style-name="List_20_Paragraph" style:list-style-name="WWNum30">
      <style:paragraph-properties fo:margin-left="1.1811in" fo:margin-right="0in" fo:margin-top="0in" fo:margin-bottom="0.0417in" style:contextual-spacing="true" fo:line-height="100%" fo:text-align="justify" style:justify-single-word="false" fo:text-indent="-0.3937in" style:auto-text-indent="false"/>
      <style:text-properties officeooo:paragraph-rsid="0003df98"/>
    </style:style>
    <style:style style:name="P64" style:family="paragraph" style:parent-style-name="List_20_Paragraph" style:list-style-name="WWNum28">
      <style:paragraph-properties fo:margin-left="1.1811in" fo:margin-right="0in" fo:margin-top="0in" fo:margin-bottom="0.0417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65" style:family="paragraph" style:parent-style-name="List_20_Paragraph" style:list-style-name="WWNum30">
      <style:paragraph-properties fo:margin-left="1.1811in" fo:margin-right="0in" fo:margin-top="0in" fo:margin-bottom="0.0417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66" style:family="paragraph" style:parent-style-name="List_20_Paragraph">
      <style:paragraph-properties fo:margin-left="0in" fo:margin-right="0in" fo:margin-top="0.0835in" fo:margin-bottom="0.0835in" style:contextual-spacing="false" fo:line-height="100%" fo:text-align="center" style:justify-single-word="false" fo:text-indent="0in" style:auto-text-indent="false"/>
      <style:text-properties officeooo:paragraph-rsid="0003df98"/>
    </style:style>
    <style:style style:name="P67" style:family="paragraph" style:parent-style-name="List_20_Paragraph">
      <style:paragraph-properties fo:margin-left="0in" fo:margin-right="0in" fo:margin-top="0in" fo:margin-bottom="0.0417in" style:contextual-spacing="false" fo:line-height="100%" fo:text-align="justify" style:justify-single-word="false" fo:text-indent="0in" style:auto-text-indent="false"/>
      <style:text-properties officeooo:paragraph-rsid="0003df98"/>
    </style:style>
    <style:style style:name="P68" style:family="paragraph" style:parent-style-name="List_20_Paragraph">
      <style:paragraph-properties fo:margin-left="0in" fo:margin-right="0in" fo:margin-top="0in" fo:margin-bottom="0.0417in" style:contextual-spacing="false" fo:line-height="100%" fo:text-align="justify" style:justify-single-word="false" fo:text-indent="0in" style:auto-text-indent="false"/>
      <style:text-properties style:font-name="Times New Roman" officeooo:paragraph-rsid="0003df98" style:font-name-complex="Times New Roman1"/>
    </style:style>
    <style:style style:name="P69" style:family="paragraph" style:parent-style-name="List_20_Paragraph">
      <style:paragraph-properties fo:margin-left="0in" fo:margin-right="0in" fo:margin-top="0.0835in" fo:margin-bottom="0in" style:contextual-spacing="false" fo:line-height="100%" fo:text-align="justify" style:justify-single-word="false" fo:text-indent="0in" style:auto-text-indent="false"/>
      <style:text-properties officeooo:paragraph-rsid="0003df98"/>
    </style:style>
    <style:style style:name="P70" style:family="paragraph" style:parent-style-name="List_20_Paragraph">
      <style:paragraph-properties fo:margin-left="0in" fo:margin-right="0in" fo:margin-top="0.0835in" fo:margin-bottom="0in" style:contextual-spacing="false" fo:line-height="100%" fo:text-align="center" style:justify-single-word="false" fo:text-indent="0in" style:auto-text-indent="false"/>
      <style:text-properties officeooo:paragraph-rsid="0003df98"/>
    </style:style>
    <style:style style:name="P71" style:family="paragraph" style:parent-style-name="List_20_Paragraph">
      <style:paragraph-properties fo:margin-left="0in" fo:margin-right="0in" fo:margin-top="0in" fo:margin-bottom="0in" style:contextual-spacing="false" fo:line-height="100%" fo:text-align="justify" style:justify-single-word="false" fo:text-indent="0in" style:auto-text-indent="false"/>
      <style:text-properties officeooo:paragraph-rsid="0003df98"/>
    </style:style>
    <style:style style:name="P72" style:family="paragraph" style:parent-style-name="List_20_Paragraph">
      <style:paragraph-properties fo:margin-left="0in" fo:margin-right="0in" fo:margin-top="0in" fo:margin-bottom="0.0835in" style:contextual-spacing="false" fo:line-height="100%" fo:text-align="justify" style:justify-single-word="false" fo:text-indent="0in" style:auto-text-indent="false"/>
      <style:text-properties officeooo:paragraph-rsid="0003df98"/>
    </style:style>
    <style:style style:name="P73" style:family="paragraph" style:parent-style-name="List_20_Paragraph">
      <style:paragraph-properties fo:margin-left="0in" fo:margin-right="0in" fo:margin-top="0in" fo:margin-bottom="0.0835in" style:contextual-spacing="false" fo:line-height="100%" fo:text-align="center" style:justify-single-word="false" fo:text-indent="0in" style:auto-text-indent="false"/>
      <style:text-properties officeooo:paragraph-rsid="0003df98"/>
    </style:style>
    <style:style style:name="P74" style:family="paragraph" style:parent-style-name="List_20_Paragraph" style:list-style-name="WWNum29">
      <style:paragraph-properties fo:margin-left="1.5752in" fo:margin-right="0in" fo:margin-top="0in" fo:margin-bottom="0.0417in" style:contextual-spacing="true" fo:line-height="100%" fo:text-align="justify" style:justify-single-word="false" fo:text-indent="-0.3937in" style:auto-text-indent="false"/>
      <style:text-properties officeooo:paragraph-rsid="0003df98"/>
    </style:style>
    <style:style style:name="P75" style:family="paragraph" style:parent-style-name="List_20_Paragraph" style:list-style-name="WWNum31">
      <style:paragraph-properties fo:margin-left="1.5752in" fo:margin-right="0in" fo:margin-top="0in" fo:margin-bottom="0.0417in" style:contextual-spacing="true" fo:line-height="100%" fo:text-align="justify" style:justify-single-word="false" fo:text-indent="-0.3937in" style:auto-text-indent="false"/>
      <style:text-properties officeooo:paragraph-rsid="0003df98"/>
    </style:style>
    <style:style style:name="P76" style:family="paragraph" style:parent-style-name="List_20_Paragraph" style:list-style-name="WWNum32">
      <style:paragraph-properties fo:margin-left="1.5752in" fo:margin-right="0in" fo:margin-top="0in" fo:margin-bottom="0.0417in" style:contextual-spacing="true" fo:line-height="100%" fo:text-align="justify" style:justify-single-word="false" fo:text-indent="-0.3937in" style:auto-text-indent="false"/>
      <style:text-properties officeooo:paragraph-rsid="0003df98"/>
    </style:style>
    <style:style style:name="P77" style:family="paragraph" style:parent-style-name="List_20_Paragraph" style:list-style-name="WWNum32">
      <style:paragraph-properties fo:margin-left="1.5752in" fo:margin-right="0in" fo:margin-top="0in" fo:margin-bottom="0.0417in" style:contextual-spacing="true" fo:line-height="100%" fo:text-align="justify" style:justify-single-word="false" fo:text-indent="-0.3937in" style:auto-text-indent="false"/>
      <style:text-properties style:font-name="Times New Roman" officeooo:paragraph-rsid="0003df98" style:font-name-complex="Times New Roman1"/>
    </style:style>
    <style:style style:name="P78" style:family="paragraph" style:parent-style-name="List_20_Paragraph">
      <style:paragraph-properties fo:margin-left="1.5752in" fo:margin-right="0in" fo:margin-top="0.0835in" fo:margin-bottom="0.0835in" style:contextual-spacing="false" fo:line-height="100%" fo:text-align="center" style:justify-single-word="false" fo:text-indent="0.3898in" style:auto-text-indent="false"/>
      <style:text-properties officeooo:paragraph-rsid="0003df98"/>
    </style:style>
    <style:style style:name="P79" style:family="paragraph" style:parent-style-name="List_20_Paragraph" style:list-style-name="WWNum33">
      <style:paragraph-properties fo:margin-left="1.9689in" fo:margin-right="0in" fo:margin-top="0in" fo:margin-bottom="0.0417in" style:contextual-spacing="true" fo:line-height="100%" fo:text-align="justify" style:justify-single-word="false" fo:text-indent="-0.3937in" style:auto-text-indent="false"/>
      <style:text-properties officeooo:paragraph-rsid="0003df98"/>
    </style:style>
    <style:style style:name="P80" style:family="paragraph" style:parent-style-name="List_20_Paragraph">
      <style:paragraph-properties fo:margin-left="1.1811in" fo:margin-right="0in" fo:margin-top="0.0835in" fo:margin-bottom="0.0835in" style:contextual-spacing="false" fo:line-height="100%" fo:text-align="center" style:justify-single-word="false" fo:text-indent="0in" style:auto-text-indent="false"/>
      <style:text-properties officeooo:paragraph-rsid="0003df98"/>
    </style:style>
    <style:style style:name="P81" style:family="paragraph" style:parent-style-name="Standard">
      <style:paragraph-properties fo:margin-left="0in" fo:margin-right="0in" fo:margin-top="0in" fo:margin-bottom="0.0417in" style:contextual-spacing="false" fo:line-height="100%" fo:text-align="justify" style:justify-single-word="false" fo:text-indent="0.3937in" style:auto-text-indent="false"/>
      <style:text-properties officeooo:paragraph-rsid="0003df98"/>
    </style:style>
    <style:style style:name="P82" style:family="paragraph" style:parent-style-name="Standard">
      <style:paragraph-properties fo:margin-left="0in" fo:margin-right="0in" fo:margin-top="0in" fo:margin-bottom="0.0417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83"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officeooo:paragraph-rsid="0003df98"/>
    </style:style>
    <style:style style:name="P84"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style:font-name="Times New Roman" officeooo:paragraph-rsid="0003df98" style:font-name-complex="Times New Roman1"/>
    </style:style>
    <style:style style:name="P85" style:family="paragraph" style:parent-style-name="Standard">
      <style:paragraph-properties fo:margin-left="0in" fo:margin-right="0in" fo:margin-top="0.0835in" fo:margin-bottom="0.0835in" style:contextual-spacing="false" fo:line-height="100%" fo:text-align="center" style:justify-single-word="false" fo:text-indent="0.3937in" style:auto-text-indent="false"/>
      <style:text-properties officeooo:paragraph-rsid="0003df98"/>
    </style:style>
    <style:style style:name="P86" style:family="paragraph" style:parent-style-name="Standard">
      <style:paragraph-properties fo:margin-left="0in" fo:margin-right="0in" fo:margin-top="0in" fo:margin-bottom="0.0835in" style:contextual-spacing="false" fo:line-height="100%" fo:text-align="justify" style:justify-single-word="false" fo:text-indent="0.3937in" style:auto-text-indent="false"/>
      <style:text-properties officeooo:paragraph-rsid="0003df98"/>
    </style:style>
    <style:style style:name="P87" style:family="paragraph" style:parent-style-name="Standard">
      <style:paragraph-properties fo:margin-top="0in" fo:margin-bottom="0.0835in" style:contextual-spacing="false" fo:line-height="100%" fo:text-align="center" style:justify-single-word="false"/>
      <style:text-properties officeooo:paragraph-rsid="0003df98"/>
    </style:style>
    <style:style style:name="P88" style:family="paragraph" style:parent-style-name="Standard" style:master-page-name="Standard">
      <style:paragraph-properties fo:margin-top="0in" fo:margin-bottom="0.0835in" style:contextual-spacing="false" fo:line-height="100%" fo:text-align="center" style:justify-single-word="false" style:page-number="auto"/>
      <style:text-properties officeooo:paragraph-rsid="0003df98"/>
    </style:style>
    <style:style style:name="P89" style:family="paragraph" style:parent-style-name="Standard">
      <style:paragraph-properties fo:margin-top="0in" fo:margin-bottom="0in" style:contextual-spacing="false" fo:line-height="100%" fo:text-align="center" style:justify-single-word="false"/>
      <style:text-properties officeooo:paragraph-rsid="0003df98"/>
    </style:style>
    <style:style style:name="P90" style:family="paragraph" style:parent-style-name="Standard">
      <style:paragraph-properties fo:margin-top="0in" fo:margin-bottom="0in" style:contextual-spacing="false" fo:line-height="100%" fo:text-align="justify" style:justify-single-word="false"/>
      <style:text-properties officeooo:paragraph-rsid="0003df98"/>
    </style:style>
    <style:style style:name="P91" style:family="paragraph" style:parent-style-name="Standard">
      <style:paragraph-properties fo:margin-top="0in" fo:margin-bottom="0in" style:contextual-spacing="false" fo:line-height="100%" fo:text-align="center" style:justify-single-word="false"/>
      <style:text-properties style:font-name="Times New Roman" fo:font-size="10pt" officeooo:paragraph-rsid="0003df98" style:font-size-asian="10pt" style:font-name-complex="Times New Roman1" style:font-size-complex="10pt"/>
    </style:style>
    <style:style style:name="P92"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0pt" fo:language="ru" fo:country="RU" fo:font-weight="bold" officeooo:paragraph-rsid="0003df98" style:letter-kerning="false" style:font-size-asian="10pt" style:language-asian="en" style:country-asian="US" style:font-weight-asian="bold" style:font-name-complex="Times New Roman1" style:font-size-complex="10pt" style:language-complex="ar" style:country-complex="SA"/>
    </style:style>
    <style:style style:name="P93"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fo:font-weight="bold" officeooo:paragraph-rsid="0003df98" style:letter-kerning="false" style:font-size-asian="10pt" style:language-asian="en" style:country-asian="US" style:font-weight-asian="bold" style:font-name-complex="Times New Roman1" style:font-size-complex="10pt" style:language-complex="ar" style:country-complex="SA"/>
    </style:style>
    <style:style style:name="P94"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0pt" fo:language="ru" fo:country="RU" officeooo:paragraph-rsid="0003df98" style:letter-kerning="false" style:font-size-asian="10pt" style:language-asian="en" style:country-asian="US" style:font-name-complex="Times New Roman1" style:font-size-complex="10pt" style:language-complex="ar" style:country-complex="SA"/>
    </style:style>
    <style:style style:name="P95"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03df98" style:letter-kerning="false" style:font-size-asian="10pt" style:language-asian="en" style:country-asian="US" style:font-name-complex="Times New Roman1" style:font-size-complex="10pt" style:language-complex="ar" style:country-complex="SA"/>
    </style:style>
    <style:style style:name="P96"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0pt" fo:language="en" fo:country="US" officeooo:paragraph-rsid="0003df98" style:letter-kerning="false" style:font-size-asian="10pt" style:language-asian="en" style:country-asian="US" style:font-name-complex="Times New Roman1" style:font-size-complex="10pt" style:language-complex="ar" style:country-complex="SA"/>
    </style:style>
    <style:style style:name="P97"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officeooo:paragraph-rsid="0003df98" style:letter-kerning="false" style:font-size-asian="10pt" style:language-asian="en" style:country-asian="US" style:font-name-complex="Times New Roman1" style:font-size-complex="10pt" style:language-complex="ar" style:country-complex="SA"/>
    </style:style>
    <style:style style:name="P98"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0pt" officeooo:paragraph-rsid="0003df98" style:letter-kerning="false" style:font-size-asian="10pt" style:language-asian="en" style:country-asian="US" style:font-name-complex="Times New Roman1" style:font-size-complex="10pt" style:language-complex="ar" style:country-complex="SA"/>
    </style:style>
    <style:style style:name="P99" style:family="paragraph" style:parent-style-name="Standard">
      <style:paragraph-properties fo:margin-top="0in" fo:margin-bottom="0in" style:contextual-spacing="false" fo:line-height="100%" fo:text-align="end" style:justify-single-word="false" fo:orphans="2" fo:widows="2"/>
      <style:text-properties fo:language="ru" fo:country="RU" officeooo:paragraph-rsid="0003df98" style:letter-kerning="false" style:language-asian="en" style:country-asian="US" style:language-complex="ar" style:country-complex="SA"/>
    </style:style>
    <style:style style:name="P100" style:family="paragraph" style:parent-style-name="Standard">
      <style:paragraph-properties fo:margin-top="0in" fo:margin-bottom="0in" style:contextual-spacing="false" fo:line-height="100%" fo:text-align="center" style:justify-single-word="false" fo:orphans="2" fo:widows="2"/>
      <style:text-properties fo:language="ru" fo:country="RU" officeooo:paragraph-rsid="0003df98" style:letter-kerning="false" style:language-asian="en" style:country-asian="US" style:language-complex="ar" style:country-complex="SA"/>
    </style:style>
    <style:style style:name="P101" style:family="paragraph" style:parent-style-name="Standard">
      <style:paragraph-properties fo:margin-top="0in" fo:margin-bottom="0in" style:contextual-spacing="false" fo:line-height="100%" fo:text-align="start" style:justify-single-word="false" fo:orphans="2" fo:widows="2"/>
      <style:text-properties officeooo:paragraph-rsid="0003df98" style:letter-kerning="false" style:language-asian="en" style:country-asian="US" style:language-complex="ar" style:country-complex="SA"/>
    </style:style>
    <style:style style:name="P102" style:family="paragraph" style:parent-style-name="Standard">
      <style:paragraph-properties fo:margin-top="0in" fo:margin-bottom="0in" style:contextual-spacing="false" fo:line-height="100%" fo:text-align="end" style:justify-single-word="false" fo:orphans="2" fo:widows="2"/>
      <style:text-properties officeooo:paragraph-rsid="0003df98" style:letter-kerning="false" style:language-asian="en" style:country-asian="US" style:language-complex="ar" style:country-complex="SA"/>
    </style:style>
    <style:style style:name="P103" style:family="paragraph" style:parent-style-name="Standard">
      <style:paragraph-properties fo:margin-top="0in" fo:margin-bottom="0in" style:contextual-spacing="false" fo:line-height="100%" fo:text-align="start" style:justify-single-word="false" fo:orphans="2" fo:widows="2"/>
      <style:text-properties style:font-name="Calibri" officeooo:paragraph-rsid="0003df98" style:letter-kerning="false" style:language-asian="en" style:country-asian="US" style:language-complex="ar" style:country-complex="SA"/>
    </style:style>
    <style:style style:name="P104" style:family="paragraph" style:parent-style-name="Standard">
      <style:paragraph-properties fo:margin-top="0in" fo:margin-bottom="0.1665in" style:contextual-spacing="false" fo:line-height="100%" fo:text-align="center" style:justify-single-word="false"/>
      <style:text-properties officeooo:paragraph-rsid="0003df98"/>
    </style:style>
    <style:style style:name="P105" style:family="paragraph" style:parent-style-name="Standard">
      <style:paragraph-properties fo:margin-top="0.0835in" fo:margin-bottom="0.0835in" style:contextual-spacing="false" fo:line-height="100%" fo:text-align="center" style:justify-single-word="false"/>
      <style:text-properties officeooo:paragraph-rsid="0003df98"/>
    </style:style>
    <style:style style:name="P106" style:family="paragraph" style:parent-style-name="Standard">
      <style:paragraph-properties fo:margin-top="0.1665in" fo:margin-bottom="0.0835in" style:contextual-spacing="false" fo:line-height="100%" fo:text-align="center" style:justify-single-word="false"/>
      <style:text-properties officeooo:paragraph-rsid="0003df98"/>
    </style:style>
    <style:style style:name="P107" style:family="paragraph" style:parent-style-name="Standard">
      <style:paragraph-properties fo:margin-left="0.3937in" fo:margin-right="0in" fo:margin-top="0.1665in" fo:margin-bottom="0.0835in" style:contextual-spacing="false" fo:line-height="100%" fo:text-align="justify" style:justify-single-word="false" fo:text-indent="0in" style:auto-text-indent="false">
        <style:tab-stops>
          <style:tab-stop style:position="0.7874in"/>
        </style:tab-stops>
      </style:paragraph-properties>
      <style:text-properties style:font-name="Times New Roman" fo:font-weight="bold" officeooo:paragraph-rsid="0003df98" style:font-weight-asian="bold" style:font-name-complex="Times New Roman1"/>
    </style:style>
    <style:style style:name="P108" style:family="paragraph" style:parent-style-name="Standard">
      <style:paragraph-properties fo:margin-left="0.3937in" fo:margin-right="0in" fo:margin-top="0.1665in" fo:margin-bottom="0.0835in" style:contextual-spacing="false" fo:line-height="100%" fo:text-align="justify" style:justify-single-word="false" fo:text-indent="0in" style:auto-text-indent="false"/>
      <style:text-properties style:font-name="Times New Roman" fo:font-weight="bold" officeooo:paragraph-rsid="0003df98" style:font-weight-asian="bold" style:font-name-complex="Times New Roman1"/>
    </style:style>
    <style:style style:name="P109" style:family="paragraph" style:parent-style-name="Standard">
      <style:paragraph-properties fo:margin-left="0.3937in" fo:margin-right="0in" fo:margin-top="0in" fo:margin-bottom="0.0835in" style:contextual-spacing="false" fo:line-height="100%" fo:text-align="justify" style:justify-single-word="false" fo:text-indent="0in" style:auto-text-indent="false"/>
      <style:text-properties style:font-name="Times New Roman" officeooo:paragraph-rsid="0003df98" style:font-name-complex="Times New Roman1"/>
    </style:style>
    <style:style style:name="P110" style:family="paragraph" style:parent-style-name="Standard">
      <style:paragraph-properties fo:margin-top="0in" fo:margin-bottom="0.0417in" style:contextual-spacing="false" fo:line-height="100%" fo:text-align="justify" style:justify-single-word="false"/>
      <style:text-properties style:font-name="Times New Roman" officeooo:paragraph-rsid="0003df98" style:font-name-complex="Times New Roman1"/>
    </style:style>
    <style:style style:name="P111" style:family="paragraph" style:parent-style-name="Standard">
      <style:paragraph-properties fo:margin-top="0in" fo:margin-bottom="0.0417in" style:contextual-spacing="false" fo:line-height="100%" fo:text-align="justify" style:justify-single-word="false"/>
      <style:text-properties officeooo:paragraph-rsid="0003df98"/>
    </style:style>
    <style:style style:name="P112" style:family="paragraph" style:parent-style-name="Standard">
      <style:paragraph-properties fo:margin-top="0in" fo:margin-bottom="0.0417in" style:contextual-spacing="false" fo:line-height="100%" fo:text-align="center" style:justify-single-word="false"/>
      <style:text-properties officeooo:paragraph-rsid="0003df98"/>
    </style:style>
    <style:style style:name="T1" style:family="text">
      <style:text-properties style:font-name="Times New Roman" style:font-name-complex="Times New Roman1"/>
    </style:style>
    <style:style style:name="T2" style:family="text">
      <style:text-properties style:font-name="Times New Roman" fo:language="en" fo:country="US" fo:font-weight="bold" style:font-weight-asian="bold" style:font-name-complex="Times New Roman1"/>
    </style:style>
    <style:style style:name="T3" style:family="text">
      <style:text-properties style:font-name="Times New Roman" fo:language="en" fo:country="US" style:font-name-complex="Times New Roman1"/>
    </style:style>
    <style:style style:name="T4" style:family="text">
      <style:text-properties style:font-name="Times New Roman" fo:language="en" fo:country="US" fo:font-style="italic" style:font-style-asian="italic" style:font-name-complex="Times New Roman1"/>
    </style:style>
    <style:style style:name="T5" style:family="text">
      <style:text-properties style:font-name="Times New Roman" fo:font-weight="bold" style:font-weight-asian="bold" style:font-name-complex="Times New Roman1"/>
    </style:style>
    <style:style style:name="T6"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style>
    <style:style style:name="T7"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8" style:family="text">
      <style:text-properties style:font-name="Times New Roman" fo:font-size="10pt" style:font-size-asian="10pt" style:font-name-complex="Times New Roman1" style:font-size-complex="10pt"/>
    </style:style>
    <style:style style:name="T9" style:family="text">
      <style:text-properties style:font-name="Times New Roman" fo:font-size="10pt" fo:language="en" fo:country="US" style:font-size-asian="10pt" style:font-name-complex="Times New Roman1" style:font-size-complex="10pt"/>
    </style:style>
    <style:style style:name="T10" style:family="text">
      <style:text-properties style:font-name="Times New Roman" fo:font-size="10pt" fo:font-weight="bold" style:font-size-asian="10pt" style:font-weight-asian="bold" style:font-name-complex="Times New Roman1" style:font-size-complex="10pt"/>
    </style:style>
    <style:style style:name="T11" style:family="text">
      <style:text-properties style:font-name="Times New Roman" fo:font-style="italic" style:font-style-asian="italic" style:font-name-complex="Times New Roman1"/>
    </style:style>
    <style:style style:name="T12" style:family="text">
      <style:text-properties style:font-name="Times New Roman" fo:font-style="italic" fo:font-weight="bold" style:font-style-asian="italic" style:font-weight-asian="bold" style:font-name-complex="Times New Roman1"/>
    </style:style>
    <style:style style:name="T13" style:family="text">
      <style:text-properties style:text-position="super 58%" style:font-name="Times New Roman" fo:font-size="10pt" style:font-size-asian="10pt" style:font-name-complex="Times New Roman1" style:font-size-complex="10pt"/>
    </style:style>
    <style:style style:name="T14" style:family="text">
      <style:text-properties style:font-name="Symbol" fo:font-size="10pt" style:font-name-asian="Symbol2" style:font-size-asian="10pt" style:font-name-complex="Symbol2" style:font-size-complex="10pt"/>
    </style:style>
    <style:style style:name="T15" style:family="text">
      <style:text-properties fo:language="en" fo:country="US"/>
    </style:style>
    <style:style style:name="T16" style:family="text">
      <style:text-properties fo:language="ru" fo:country="RU"/>
    </style:style>
    <style:style style:name="T17" style:family="text">
      <style:text-properties fo:color="#0000ff" loext:opacity="100%" style:font-name="Times New Roman" fo:font-size="10pt" fo:language="en" fo:country="US" style:font-size-asian="10pt" style:font-name-complex="Times New Roman1" style:font-size-complex="10pt"/>
    </style:style>
    <style:style style:name="T18" style:family="text">
      <style:text-properties fo:color="#0000ff" loext:opacity="100%" style:font-name="Times New Roman" fo:font-size="10pt" style:font-size-asian="10pt" style:font-name-complex="Times New Roman1" style:font-size-complex="10pt"/>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text:span text:style-name="T6">Lelantus</text:span><text:span text:style-name="T7"> </text:span><text:span text:style-name="T6">Spark</text:span><text:span text:style-name="T7">: безопасные и гибкие приватные транзакции</text:span></text:p>
      <text:p text:style-name="P89"><text:span text:style-name="T8">Арам Дживанян (</text:span><text:span text:style-name="T9">Aram</text:span><text:span text:style-name="T8"> </text:span><text:span text:style-name="T9">Jivanyan</text:span><text:span text:style-name="T8">)</text:span><text:span text:style-name="T13">1,2</text:span><text:span text:style-name="T14"><text:note text:id="ftn1" text:note-class="footnote"><text:note-citation text:label=""></text:note-citation><text:note-body><text:p text:style-name="P1">Электронный адрес автора: aram@firo.org</text:p></text:note-body></text:note></text:span><text:span text:style-name="T8"> и Аарон Фейкерт (</text:span><text:span text:style-name="T9">Aaron</text:span><text:span text:style-name="T8"> </text:span><text:span text:style-name="T9">Feickert</text:span><text:span text:style-name="T8">)3</text:span></text:p>
      <text:p text:style-name="P89"><text:span text:style-name="T8">1 </text:span><text:span text:style-name="T9">Firo</text:span></text:p>
      <text:p text:style-name="P91">2 Ереванский государственный университет</text:p>
      <text:p text:style-name="P104"><text:span text:style-name="T8">3 </text:span><text:span text:style-name="T9">Cypher</text:span><text:span text:style-name="T8"> </text:span><text:span text:style-name="T9">Stack</text:span></text:p>
      <text:p text:style-name="P83"><text:span text:style-name="T5">Аннотация</text:span><text:span text:style-name="T1">. Нами предлагается модификация протокола приватных транзакций </text:span><text:span text:style-name="T3">Lelantus</text:span><text:span text:style-name="T1">, обеспечивающая приватность получателя, более высокий уровень безопасности, а также дополнительные практичные свойства. Наша схема децентрализованных анонимных платежей (</text:span><text:span text:style-name="T3">DAP</text:span><text:span text:style-name="T1">), </text:span><text:span text:style-name="T3">Spark</text:span><text:span text:style-name="T1">, предусматривает наличие неинтерактивной одноразовой адресации, скрывающей адрес получателя при совершении транзакций. Модифицированный формат адреса обеспечивает гибкость видимости транзакций. Владельцы адресов могут при желании без ущерба для безопасности позволить третьим сторонам просматриваться входящие или все транзакции, связанные с адресом; эта функциональная возможность позволяет снизить нагрузку, связанную со сканированием блокчейна и вычислением баланса, не делегируя полномочий стороны, осуществляющей трату средств. Также предусматривается возможность делегирования затратных операций, связанных с доказательством, без ущерба для полномочий стороны, осуществляющей трату средств, при построении транзакций. Кроме того, техническое решение совместимо со схемой проведения операций с простой линейной мультиподписью, что позволяет взаимно не доверяющим друг другу сторонам совместно принимать и строить транзакции, связанные с адресом с мультиподписью. Нами приводятся доказательства того, что </text:span><text:span text:style-name="T3">Spark</text:span><text:span text:style-name="T1"> соответствует формальным свойствам безопасности </text:span><text:span text:style-name="T3">DAP</text:span><text:span text:style-name="T1"> с точки зрения баланса, невозможности внесения изменений и единообразия данных в реестре.</text:span></text:p>
      <text:list xml:id="list2688434312" text:style-name="WWNum1">
        <text:list-item>
          <text:p text:style-name="P2">Введение</text:p>
        </text:list-item>
      </text:list>
      <text:p text:style-name="P81"><text:span text:style-name="T1">С момента появления протокола транзакций </text:span><text:span text:style-name="T3">Bitcoin</text:span><text:span text:style-name="T1">, обеспечивающего возможность построения транзакций и использования выходов из реестра, а также ограниченную, но полезную возможность написания сценариев, было проведено большое количество исследований в области протоколов распределённых цифровых активов. Тем не менее, протоколы на базе </text:span><text:span text:style-name="T3">Bitcoin</text:span><text:span text:style-name="T1"> также имеют множество недостатков, связанных с обеспечением приватности: при проведении транзакций раскрывается информация об адресе источника и сумма, а при последующих тратах раскрывается и адрес получателя. Помимо этого, данные и метаданные, связанные с транзакциями, такие как содержание сценариев, могут оставить нежелательный след после проведения транзакций.</text:span></text:p>
      <text:p text:style-name="P81"><text:span text:style-name="T1">Более поздние исследования были направлены на обход или полное устранение таких ограничений с охранением уже существующего полезного функционала, например, операций с мультиподписями или возможности выборочного просмотра транзакций третьими сторонами. Технические решения и ориентированные на обеспечения приватности криптовалюты, такие как </text:span><text:span text:style-name="T3">Beam</text:span><text:span text:style-name="T1">, </text:span><text:span text:style-name="T3">Firo</text:span><text:span text:style-name="T1">, </text:span><text:span text:style-name="T3">Grin</text:span><text:span text:style-name="T1">, </text:span><text:span text:style-name="T3">Monero</text:span><text:span text:style-name="T1"> и </text:span><text:span text:style-name="T3">Zcash</text:span><text:span text:style-name="T1"> используют различные подходы для достижения этой цели, и данные подходы подразумевают наличие различных компромиссов. Основанный на </text:span><text:span text:style-name="T3">RingCT</text:span><text:span text:style-name="T1"> протокол, используемый в настоящее время </text:span><text:span text:style-name="T3">Monero</text:span><text:span text:style-name="T1">, например, на практике обеспечивает ограниченную анонимность отправителя, благодаря масштабируемой по занимаемому пространству и времени схеме подписи [17, 9]. Протоколы </text:span><text:span text:style-name="T3">Sprout</text:span><text:span text:style-name="T1"> и </text:span><text:span text:style-name="T3">Sapling</text:span><text:span text:style-name="T1">, поддерживаемый </text:span><text:span text:style-name="T3">Zcash</text:span><text:span text:style-name="T1"> [11] (равно как и их реализованные на этот день обновления) требуют генерирования доверенного параметра, необходимого для самозагрузки их основанных на итерации систем доказательства, и взаимодействуют с прозрачными выходами типа </text:span><text:span text:style-name="T3">Bitcoin</text:span><text:span text:style-name="T1"> таким образом, что появляется риск утечки информации [2, 4]. Схема на базе протокола </text:span><text:span text:style-name="T3">Mimblewimble</text:span><text:span text:style-name="T1">, используемая в качестве основы </text:span><text:span text:style-name="T3">Grin</text:span><text:span text:style-name="T1">, допускает утечку данных графов до того, как майнерами будет выполнена операция объединения [8]. Для решения проблемы связываемости, присущей </text:span><text:span text:style-name="T3">Mimblewimble</text:span><text:span text:style-name="T1">, разработчиками </text:span><text:span text:style-name="T3">Beam</text:span><text:span text:style-name="T1"> была </text:span><text:soft-page-break/><text:span text:style-name="T1">придумана и реализована в их системе адаптированная версия протокола </text:span><text:span text:style-name="T3">Lelantus</text:span><text:span text:style-name="T1">, подходящая для совместного использования с протоколом </text:span><text:span text:style-name="T3">Mimblewimble</text:span><text:span text:style-name="T1"> и скрывающая графы транзакций [19]. Протокол </text:span><text:span text:style-name="T3">Lelantus</text:span><text:span text:style-name="T1">, который в настоящее время использует </text:span><text:span text:style-name="T3">Firo</text:span><text:span text:style-name="T1">, не обеспечивает приватности получателя; он поддерживает только «чеканку» монет и трату произвольных сумм с сокрытием подписанта, но это происходит с использованием прозрачных выходов типа </text:span><text:span text:style-name="T3">Bitcoin</text:span><text:span text:style-name="T1">, что может привести к утечке информации о личности получателя [12]. </text:span><text:span text:style-name="T3">Seraphis</text:span><text:span text:style-name="T1"> [20] является похожим в плане технического решения протоколом транзакций, и разрабатывался в то же самое время.</text:span></text:p>
      <text:p text:style-name="P81"><text:span text:style-name="T1">В данной работе нами предлагается </text:span><text:span text:style-name="T3">Spark</text:span><text:span text:style-name="T1">, итерация протокола </text:span><text:span text:style-name="T3">Lelantus</text:span><text:span text:style-name="T1">, позволяющая строить приватные транзакции, не требующие доверенных настроек, и обеспечивающая приватность отправителя, получателя и суммы транзакции. Транзакции в </text:span><text:span text:style-name="T3">Spark</text:span><text:span text:style-name="T1">, как и транзакции </text:span><text:span text:style-name="T3">Lelantus</text:span><text:span text:style-name="T1"> и </text:span><text:span text:style-name="T3">Monero</text:span><text:span text:style-name="T1">, используют заданные анонимные группы со стороны отправителя, которые состоят из ранее сгенерированных и защищённых выходов. Параллельная система доказательства, по сути, являющаяся адаптированной версией, предложенной Гротом, Бутлем и др. (</text:span><text:span text:style-name="T3">Groth</text:span><text:span text:style-name="T1"> </text:span><text:span text:style-name="T3">and</text:span><text:span text:style-name="T1"> </text:span><text:span text:style-name="T3">Bootle</text:span><text:span text:style-name="T1"> </text:span><text:span text:style-name="T3">et</text:span><text:span text:style-name="T1"> </text:span><text:span text:style-name="T3">al</text:span><text:span text:style-name="T1">.) [10, 3] (представляет собой отдельный интерес и используется в других модифицированных версиях </text:span><text:span text:style-name="T3">Lelantus</text:span><text:span text:style-name="T1"> [12] и </text:span><text:span text:style-name="T3">Triptych</text:span><text:span text:style-name="T1"> [16]), доказывает, что тот выход, который тратится. Действительно присутствует в анонимной группе; суммы шифруются и алгебраически скрываются в обязательствах Педерсена, а тег, который выводится из верифицируемой случайной функции [7, 13], не даёт многократно потратить тот же самый выход, что в контексте протокола транзакций считается попыткой двойной траты.</text:span></text:p>
      <text:p text:style-name="P81"><text:span text:style-name="T1">Транзакции </text:span><text:span text:style-name="T3">Spark</text:span><text:span text:style-name="T1"> поддерживают эффективную групповую верификацию, в рамках которой доказательства диапазона и траты выгодно используют общие элементы и параметры доказательства, что снижает уровень предельных затрат, связанных с верификацией каждого доказательства в такой группе; в сочетании с правильно выбранной анонимной группой со стороны отправителя, сэкономленное путём групповой верификации время может быть значительным.</text:span></text:p>
      <text:p text:style-name="P81"><text:span text:style-name="T3">Spark</text:span><text:span text:style-name="T1"> реализует дополнительные полезные функции. Использование модифицированного доказательства дискретного логарифма Шаума-Педерсена, задающее полномочия со стороны траты и правильную конструкцию тега, позволяет эффективно производить операции подписания и операции с мультиподписью, подобные операциям, описанным в работе [14], где выполнение затратных с точки зрения необходимых вычислений доказательств может быть делегировано более производительным устройствам с учётом ограниченных требований к аспекту доверия. Кроме того, протокол добавляет два уровня возможной «видимости» транзакций без делегирования полномочий, связанных с тратой. Передаваемые ключи просмотра позволяют обозначенной третьей стороне идентифицировать транзакции, содержащие выходы, направленные по какому-либо адресу, равно как и соответствующие суммы и зашифрованные сопроводительные данные. Полные ключи просмотра позволяют обозначенной третьей стороне дополнительно определять, когда полученные выходы будут потрачены в дальнейшем (но без каких-либо данных получателя), в результате чего появляется возможность проверки баланса и подотчётности в приложениях, использующих схему пороговой мультиподписи, где такое свойство считается необходимым.</text:span></text:p>
      <text:p text:style-name="P81"><text:span text:style-name="T1">Все конструкции, используемые в </text:span><text:span text:style-name="T3">Spark</text:span><text:span text:style-name="T1">, требуют исключительно генерирования публичного параметра, что гарантирует отсутствие необходимости в доверенных третьих сторонах для инициализации протокола или обеспечения его целостности.</text:span></text:p>
      <text:list xml:id="list30651085553587" text:continue-numbering="true" text:style-name="WWNum1">
        <text:list-item>
          <text:p text:style-name="P2">Предварительные криптографические значения</text:p>
        </text:list-item>
      </text:list>
      <text:p text:style-name="P81"><text:span text:style-name="T1">В данной работе в отношении групповых операций нами используется аддитивная нотация. Допустим, </text:span><draw:frame draw:style-name="fr1" draw:name="1" text:anchor-type="as-char" svg:width="0.1366in" svg:height="0.1839in" draw:z-index="0"><draw:object xlink:href="./Object 1" xlink:type="simple" xlink:show="embed" xlink:actuate="onLoad"/><draw:image xlink:href="./ObjectReplacements/Object 1" xlink:type="simple" xlink:show="embed" xlink:actuate="onLoad"/><svg:desc>формула</svg:desc></draw:frame><text:span text:style-name="T1"><text:s/>является множеством неотрицательных целых чисел </text:span><draw:frame draw:style-name="fr1" draw:name="Объект1" text:anchor-type="as-char" svg:width="0.7409in" svg:height="0.2043in" draw:z-index="1"><draw:object xlink:href="./Object 2" xlink:type="simple" xlink:show="embed" xlink:actuate="onLoad"/><draw:image xlink:href="./ObjectReplacements/Object 2" xlink:type="simple" xlink:show="embed" xlink:actuate="onLoad"/><svg:desc>формула</svg:desc></draw:frame><text:span text:style-name="T1">.</text:span></text:p>
      <text:list xml:id="list30651212387505" text:continue-numbering="true" text:style-name="WWNum1">
        <text:list-item>
          <text:list>
            <text:list-item>
              <text:p text:style-name="P3">Схема обязательства Педерсена</text:p>
            </text:list-item>
          </text:list>
        </text:list-item>
      </text:list>
      <text:p text:style-name="P83"><text:soft-page-break/><text:span text:style-name="T1">Гомоморфная схема обязательства является конструкцией, позволяющей производить односторонние алгебраические представления входных значений. Схема обязательства Педерсена является гомоморфной схемой обязательства, использующей чрезвычайно простую конструкцию линейной комбинации. Допустим, </text:span><draw:frame draw:style-name="fr1" draw:name="Объект2" text:anchor-type="as-char" svg:width="1.3402in" svg:height="0.2189in" draw:z-index="2"><draw:object xlink:href="./Object 3" xlink:type="simple" xlink:show="embed" xlink:actuate="onLoad"/><draw:image xlink:href="./ObjectReplacements/Object 3" xlink:type="simple" xlink:show="embed" xlink:actuate="onLoad"/><svg:desc>формула</svg:desc></draw:frame><text:span text:style-name="T1"><text:s/>являются публичными параметрами схемы обязательства Педерсена, где </text:span><draw:frame draw:style-name="fr1" draw:name="Объект3" text:anchor-type="as-char" svg:width="0.1252in" svg:height="0.1839in" draw:z-index="3"><draw:object xlink:href="./Object 4" xlink:type="simple" xlink:show="embed" xlink:actuate="onLoad"/><draw:image xlink:href="./ObjectReplacements/Object 4" xlink:type="simple" xlink:show="embed" xlink:actuate="onLoad"/><svg:desc>формула</svg:desc></draw:frame><text:span text:style-name="T1"><text:s/>— группа порядка, равного простому числу, в которой задача дискретного логарифмирования является сложной, </text:span><draw:frame draw:style-name="fr1" draw:name="Объект4" text:anchor-type="as-char" svg:width="0.1201in" svg:height="0.1839in" draw:z-index="4"><draw:object xlink:href="./Object 5" xlink:type="simple" xlink:show="embed" xlink:actuate="onLoad"/><draw:image xlink:href="./ObjectReplacements/Object 5" xlink:type="simple" xlink:show="embed" xlink:actuate="onLoad"/><svg:desc>формула</svg:desc></draw:frame><text:span text:style-name="T1"><text:s/>— её поле скалярных величин, а </text:span><draw:frame draw:style-name="fr1" draw:name="Объект5" text:anchor-type="as-char" svg:width="0.648in" svg:height="0.1839in" draw:z-index="5"><draw:object xlink:href="./Object 6" xlink:type="simple" xlink:show="embed" xlink:actuate="onLoad"/><draw:image xlink:href="./ObjectReplacements/Object 6" xlink:type="simple" xlink:show="embed" xlink:actuate="onLoad"/><svg:desc>формула</svg:desc></draw:frame><text:span text:style-name="T1"><text:s/>являются равномерно выбранными случайными генераторами. Схема обязательства содержит алгоритм </text:span><draw:frame draw:style-name="fr1" draw:name="Объект6" text:anchor-type="as-char" svg:width="0.8898in" svg:height="0.2075in" draw:z-index="6"><draw:object xlink:href="./Object 7" xlink:type="simple" xlink:show="embed" xlink:actuate="onLoad"/><draw:image xlink:href="./ObjectReplacements/Object 7" xlink:type="simple" xlink:show="embed" xlink:actuate="onLoad"/><svg:desc>формула</svg:desc></draw:frame><text:span text:style-name="T1">, где </text:span><draw:frame draw:style-name="fr1" draw:name="Объект7" text:anchor-type="as-char" svg:width="1.328in" svg:height="0.2043in" draw:z-index="7"><draw:object xlink:href="./Object 8" xlink:type="simple" xlink:show="embed" xlink:actuate="onLoad"/><draw:image xlink:href="./ObjectReplacements/Object 8" xlink:type="simple" xlink:show="embed" xlink:actuate="onLoad"/><svg:desc>формула</svg:desc></draw:frame><text:span text:style-name="T1">, являющийся гомоморфным в том смысле, что</text:span></text:p>
      <text:p text:style-name="P87"><draw:frame draw:style-name="fr1" draw:name="Объект8" text:anchor-type="as-char" svg:width="3.0744in" svg:height="0.2319in" draw:z-index="8"><draw:object xlink:href="./Object 9" xlink:type="simple" xlink:show="embed" xlink:actuate="onLoad"/><draw:image xlink:href="./ObjectReplacements/Object 9" xlink:type="simple" xlink:show="embed" xlink:actuate="onLoad"/><svg:desc>формула</svg:desc></draw:frame></text:p>
      <text:p text:style-name="P90"><text:span text:style-name="T1">для всех таких входных значений </text:span><draw:frame draw:style-name="fr1" draw:name="Объект9" text:anchor-type="as-char" svg:width="0.6492in" svg:height="0.2091in" draw:z-index="9"><draw:object xlink:href="./Object 10" xlink:type="simple" xlink:show="embed" xlink:actuate="onLoad"/><draw:image xlink:href="./ObjectReplacements/Object 10" xlink:type="simple" xlink:show="embed" xlink:actuate="onLoad"/><svg:desc>формула</svg:desc></draw:frame><text:span text:style-name="T1">, и который маскирует </text:span><draw:frame draw:style-name="fr1" draw:name="Объект10" text:anchor-type="as-char" svg:width="0.6236in" svg:height="0.2091in" draw:z-index="10"><draw:object xlink:href="./Object 11" xlink:type="simple" xlink:show="embed" xlink:actuate="onLoad"/><draw:image xlink:href="./ObjectReplacements/Object 11" xlink:type="simple" xlink:show="embed" xlink:actuate="onLoad"/><svg:desc>формула</svg:desc></draw:frame><text:span text:style-name="T1">. Кроме того, конструкция идеально скрывает входные значения и является вычислительно обязательной.</text:span></text:p>
      <text:p text:style-name="P83"><text:span text:style-name="T1">Данное определение естественным образом расширяется до схемы обязательства с двойной маской. Допустим, </text:span><draw:frame draw:style-name="fr1" draw:name="Объект11" text:anchor-type="as-char" svg:width="1.6047in" svg:height="0.2189in" draw:z-index="11"><draw:object xlink:href="./Object 12" xlink:type="simple" xlink:show="embed" xlink:actuate="onLoad"/><draw:image xlink:href="./ObjectReplacements/Object 12" xlink:type="simple" xlink:show="embed" xlink:actuate="onLoad"/><svg:desc>формула</svg:desc></draw:frame><text:span text:style-name="T1"><text:s/>являются публичными параметрами схемы обязательства Педерсена с двойной маской, где </text:span><draw:frame draw:style-name="fr1" draw:name="Объект12" text:anchor-type="as-char" svg:width="0.1252in" svg:height="0.1839in" draw:z-index="12"><draw:object xlink:href="./Object 13" xlink:type="simple" xlink:show="embed" xlink:actuate="onLoad"/><draw:image xlink:href="./ObjectReplacements/Object 13" xlink:type="simple" xlink:show="embed" xlink:actuate="onLoad"/><svg:desc>формула</svg:desc></draw:frame><text:span text:style-name="T1"><text:s/>— группа порядка, равного простому числу, в которой задача дискретного логарифмирования является сложной, </text:span><draw:frame draw:style-name="fr1" draw:name="Объект13" text:anchor-type="as-char" svg:width="0.1201in" svg:height="0.1839in" draw:z-index="13"><draw:object xlink:href="./Object 14" xlink:type="simple" xlink:show="embed" xlink:actuate="onLoad"/><draw:image xlink:href="./ObjectReplacements/Object 14" xlink:type="simple" xlink:show="embed" xlink:actuate="onLoad"/><svg:desc>формула</svg:desc></draw:frame><text:span text:style-name="T1"><text:s/>— её поле скалярных величин, а </text:span><draw:frame draw:style-name="fr1" draw:name="Объект14" text:anchor-type="as-char" svg:width="0.8457in" svg:height="0.1839in" draw:z-index="14"><draw:object xlink:href="./Object 15" xlink:type="simple" xlink:show="embed" xlink:actuate="onLoad"/><draw:image xlink:href="./ObjectReplacements/Object 15" xlink:type="simple" xlink:show="embed" xlink:actuate="onLoad"/><svg:desc>формула</svg:desc></draw:frame><text:span text:style-name="T1"><text:s/>являются равномерно выбранными случайными генераторами. Схема обязательства содержит алгоритм </text:span><draw:frame draw:style-name="fr1" draw:name="Объект15" text:anchor-type="as-char" svg:width="1.0429in" svg:height="0.2075in" draw:z-index="15"><draw:object xlink:href="./Object 16" xlink:type="simple" xlink:show="embed" xlink:actuate="onLoad"/><draw:image xlink:href="./ObjectReplacements/Object 16" xlink:type="simple" xlink:show="embed" xlink:actuate="onLoad"/><svg:desc>формула</svg:desc></draw:frame><text:span text:style-name="T1">, где </text:span><draw:frame draw:style-name="fr1" draw:name="Объект16" text:anchor-type="as-char" svg:width="1.9071in" svg:height="0.2043in" draw:z-index="16"><draw:object xlink:href="./Object 17" xlink:type="simple" xlink:show="embed" xlink:actuate="onLoad"/><draw:image xlink:href="./ObjectReplacements/Object 17" xlink:type="simple" xlink:show="embed" xlink:actuate="onLoad"/><svg:desc>формула</svg:desc></draw:frame><text:span text:style-name="T1">, являющийся гомоморфным в том смысле, что</text:span></text:p>
      <text:p text:style-name="P105"><text:span text:style-name="T3">D</text:span><draw:frame draw:style-name="fr1" draw:name="Объект17" text:anchor-type="as-char" svg:width="4.1799in" svg:height="0.2319in" draw:z-index="17"><draw:object xlink:href="./Object 18" xlink:type="simple" xlink:show="embed" xlink:actuate="onLoad"/><draw:image xlink:href="./ObjectReplacements/Object 18" xlink:type="simple" xlink:show="embed" xlink:actuate="onLoad"/><svg:desc>формула</svg:desc></draw:frame></text:p>
      <text:p text:style-name="P90"><text:span text:style-name="T1">для всех таких входных значений </text:span><draw:frame draw:style-name="fr1" draw:name="Объект18" text:anchor-type="as-char" svg:width="0.6492in" svg:height="0.2091in" draw:z-index="18"><draw:object xlink:href="./Object 19" xlink:type="simple" xlink:show="embed" xlink:actuate="onLoad"/><draw:image xlink:href="./ObjectReplacements/Object 19" xlink:type="simple" xlink:show="embed" xlink:actuate="onLoad"/><svg:desc>формула</svg:desc></draw:frame><text:span text:style-name="T1">, и который маскирует </text:span><draw:frame draw:style-name="fr1" draw:name="Объект19" text:anchor-type="as-char" svg:width="1.028in" svg:height="0.2091in" draw:z-index="19"><draw:object xlink:href="./Object 20" xlink:type="simple" xlink:show="embed" xlink:actuate="onLoad"/><draw:image xlink:href="./ObjectReplacements/Object 20" xlink:type="simple" xlink:show="embed" xlink:actuate="onLoad"/><svg:desc>формула</svg:desc></draw:frame><text:span text:style-name="T1">. Кроме того, конструкция идеально скрывает входные значения и является вычислительно обязательной.</text:span></text:p>
      <text:list xml:id="list30649594634665" text:continue-numbering="true" text:style-name="WWNum1">
        <text:list-item>
          <text:list>
            <text:list-item>
              <text:p text:style-name="P3">Система доказательства представления</text:p>
            </text:list-item>
          </text:list>
        </text:list-item>
      </text:list>
      <text:p text:style-name="P83"><text:span text:style-name="T1">Доказательство представления используется для того, чтобы продемонстрировать знание дискретного логарифма в схеме с нулевым разглашением. Допустим, </text:span><draw:frame draw:style-name="fr1" draw:name="Объект20" text:anchor-type="as-char" svg:width="0.8783in" svg:height="0.2189in" draw:z-index="20"><draw:object xlink:href="./Object 21" xlink:type="simple" xlink:show="embed" xlink:actuate="onLoad"/><draw:image xlink:href="./ObjectReplacements/Object 21" xlink:type="simple" xlink:show="embed" xlink:actuate="onLoad"/><svg:desc>формула</svg:desc></draw:frame><text:span text:style-name="T1"><text:s/>являются публичными параметрами такой конструкции, где </text:span><draw:frame draw:style-name="fr1" draw:name="Объект21" text:anchor-type="as-char" svg:width="0.1252in" svg:height="0.1839in" draw:z-index="21"><draw:object xlink:href="./Object 22" xlink:type="simple" xlink:show="embed" xlink:actuate="onLoad"/><draw:image xlink:href="./ObjectReplacements/Object 22" xlink:type="simple" xlink:show="embed" xlink:actuate="onLoad"/><svg:desc>формула</svg:desc></draw:frame><text:span text:style-name="T1"><text:s/>— группа порядка, равного простому числу, в которой задачи дискретного логарифмирования являются сложными, а </text:span><draw:frame draw:style-name="fr1" draw:name="Объект22" text:anchor-type="as-char" svg:width="0.1201in" svg:height="0.1839in" draw:z-index="22"><draw:object xlink:href="./Object 23" xlink:type="simple" xlink:show="embed" xlink:actuate="onLoad"/><draw:image xlink:href="./ObjectReplacements/Object 23" xlink:type="simple" xlink:show="embed" xlink:actuate="onLoad"/><svg:desc>формула</svg:desc></draw:frame><text:span text:style-name="T1"><text:s/>— её поле скалярных величин.</text:span></text:p>
      <text:p text:style-name="P83"><text:span text:style-name="T1">Сама система доказательства представляет собой кортеж алгоритмов (</text:span><text:span text:style-name="T3">RepProve</text:span><text:span text:style-name="T1">, </text:span><text:span text:style-name="T3">RepVerify</text:span><text:span text:style-name="T1">) для следующего отношения:</text:span></text:p>
      <text:p text:style-name="P105"><draw:frame draw:style-name="fr1" draw:name="Объект23" text:anchor-type="as-char" svg:width="2.172in" svg:height="0.2307in" draw:z-index="23"><draw:object xlink:href="./Object 24" xlink:type="simple" xlink:show="embed" xlink:actuate="onLoad"/><draw:image xlink:href="./ObjectReplacements/Object 24" xlink:type="simple" xlink:show="embed" xlink:actuate="onLoad"/><svg:desc>формула</svg:desc></draw:frame></text:p>
      <text:p text:style-name="P84">Для этого может использоваться хорошо известная система доказательства Шнорра.</text:p>
      <text:list xml:id="list30650123415828" text:continue-numbering="true" text:style-name="WWNum1">
        <text:list-item>
          <text:list>
            <text:list-item>
              <text:p text:style-name="P3">Модифицированная система доказательства Шаума-Педерсена</text:p>
            </text:list-item>
          </text:list>
        </text:list-item>
      </text:list>
      <text:p text:style-name="P83"><text:span text:style-name="T1">Доказательство Шаума-Педерсена используется, чтобы продемонстрировать равенство дискретного логарифма в доказательстве с нулевым разглашением. В данном случае нам требуется модификация стандартной системы доказательства, которая будет использовать дополнительные генераторы группы. Допустим, </text:span><draw:frame draw:style-name="fr1" draw:name="Объект24" text:anchor-type="as-char" svg:width="1.8811in" svg:height="0.2189in" draw:z-index="24"><draw:object xlink:href="./Object 25" xlink:type="simple" xlink:show="embed" xlink:actuate="onLoad"/><draw:image xlink:href="./ObjectReplacements/Object 25" xlink:type="simple" xlink:show="embed" xlink:actuate="onLoad"/><svg:desc>формула</svg:desc></draw:frame><text:span text:style-name="T1"><text:s/>являются публичными параметрами такой конструкции, где </text:span><draw:frame draw:style-name="fr1" draw:name="Объект25" text:anchor-type="as-char" svg:width="0.1252in" svg:height="0.1839in" draw:z-index="25"><draw:object xlink:href="./Object 26" xlink:type="simple" xlink:show="embed" xlink:actuate="onLoad"/><draw:image xlink:href="./ObjectReplacements/Object 26" xlink:type="simple" xlink:show="embed" xlink:actuate="onLoad"/><svg:desc>формула</svg:desc></draw:frame><text:span text:style-name="T1"><text:s/>— группа порядка, равного простому числу, в которой задача дискретного логарифмирования является сложной, </text:span><draw:frame draw:style-name="fr1" draw:name="Объект26" text:anchor-type="as-char" svg:width="0.1201in" svg:height="0.1839in" draw:z-index="26"><draw:object xlink:href="./Object 27" xlink:type="simple" xlink:show="embed" xlink:actuate="onLoad"/><draw:image xlink:href="./ObjectReplacements/Object 27" xlink:type="simple" xlink:show="embed" xlink:actuate="onLoad"/><svg:desc>формула</svg:desc></draw:frame><text:span text:style-name="T1"><text:s/>— её поле скалярных величин, а </text:span><draw:frame draw:style-name="fr1" draw:name="Объект27" text:anchor-type="as-char" svg:width="1.0602in" svg:height="0.1839in" draw:z-index="27"><draw:object xlink:href="./Object 28" xlink:type="simple" xlink:show="embed" xlink:actuate="onLoad"/><draw:image xlink:href="./ObjectReplacements/Object 28" xlink:type="simple" xlink:show="embed" xlink:actuate="onLoad"/><svg:desc>формула</svg:desc></draw:frame><text:span text:style-name="T1"><text:s/>являются равномерно выбранными случайными генераторами.</text:span></text:p>
      <text:p text:style-name="P83"><text:span text:style-name="T1">Сама система доказательства представляет собой набор алгоритмов (</text:span><text:span text:style-name="T3">ChaumProve</text:span><text:span text:style-name="T1">, </text:span><text:span text:style-name="T3">ChaumVerify</text:span><text:span text:style-name="T1">) для следующего отношения:</text:span></text:p>
      <text:p text:style-name="P85"><draw:frame draw:style-name="fr1" draw:name="Объект28" text:anchor-type="as-char" svg:width="4.1728in" svg:height="0.2417in" draw:z-index="28"><draw:object xlink:href="./Object 29" xlink:type="simple" xlink:show="embed" xlink:actuate="onLoad"/><draw:image xlink:href="./ObjectReplacements/Object 29" xlink:type="simple" xlink:show="embed" xlink:actuate="onLoad"/><svg:desc>формула</svg:desc></draw:frame></text:p>
      <text:p text:style-name="P84">В Приложении А нами предлагается конкретный вариант реализации такой системы доказательства, а также доказательства безопасности.</text:p>
      <text:list xml:id="list30650961428615" text:continue-numbering="true" text:style-name="WWNum1">
        <text:list-item>
          <text:list>
            <text:list-item>
              <text:p text:style-name="P3"><text:soft-page-break/>Параллельная система доказательства по одному из множества</text:p>
            </text:list-item>
          </text:list>
        </text:list-item>
      </text:list>
      <text:p text:style-name="P83"><text:span text:style-name="T1">Нам необходима параллельная система доказательства по одному из множества, которая бы демонстрировала знание раскрытий обязательств по нулевой сумме в том же индексе между двумя наборами групповых элементов в доказательстве с нулевым разглашением. В контексте протокола S</text:span><text:span text:style-name="T3">park</text:span><text:span text:style-name="T1"> она бы использовалась для маскировки порядкового номера монеты, которая тратится, и обязательств по её ценности в целях обеспечения баланса, определения принадлежности и во избежание двойной траты. Мы показываем, как построить такую систему доказательства в качестве простой модификации конструкции, предложенной Гротом и Кёльвейссом (</text:span><text:span text:style-name="T3">Groth</text:span><text:span text:style-name="T1"> </text:span><text:span text:style-name="T3">and</text:span><text:span text:style-name="T1"> </text:span><text:span text:style-name="T3">Kohlweiss</text:span><text:span text:style-name="T1">) в работе [10] и обобщённой Бутлем и др. (</text:span><text:span text:style-name="T3">Bootle</text:span><text:span text:style-name="T1"> </text:span><text:span text:style-name="T3">et</text:span><text:span text:style-name="T1"> </text:span><text:span text:style-name="T3">al</text:span><text:span text:style-name="T1">.) в работе [3].</text:span></text:p>
      <text:p text:style-name="P83"><text:span text:style-name="T1">Допустим, </text:span><draw:frame draw:style-name="fr1" draw:name="Объект29" text:anchor-type="as-char" svg:width="1.7098in" svg:height="0.2319in" draw:z-index="29"><draw:object xlink:href="./Object 30" xlink:type="simple" xlink:show="embed" xlink:actuate="onLoad"/><draw:image xlink:href="./ObjectReplacements/Object 30" xlink:type="simple" xlink:show="embed" xlink:actuate="onLoad"/><svg:desc>формула</svg:desc></draw:frame><text:span text:style-name="T1"><text:s/>являются публичными параметрами такой конструкции, где </text:span><draw:frame draw:style-name="fr1" draw:name="Объект30" text:anchor-type="as-char" svg:width="0.1252in" svg:height="0.1839in" draw:z-index="30"><draw:object xlink:href="./Object 31" xlink:type="simple" xlink:show="embed" xlink:actuate="onLoad"/><draw:image xlink:href="./ObjectReplacements/Object 31" xlink:type="simple" xlink:show="embed" xlink:actuate="onLoad"/><svg:desc>формула</svg:desc></draw:frame><text:span text:style-name="T1"><text:s/>— группа порядка, равного простому числу, в которой задача дискретного логарифмирования является сложной, </text:span><draw:frame draw:style-name="fr1" draw:name="Объект31" text:anchor-type="as-char" svg:width="0.1201in" svg:height="0.1839in" draw:z-index="31"><draw:object xlink:href="./Object 32" xlink:type="simple" xlink:show="embed" xlink:actuate="onLoad"/><draw:image xlink:href="./ObjectReplacements/Object 32" xlink:type="simple" xlink:show="embed" xlink:actuate="onLoad"/><svg:desc>формула</svg:desc></draw:frame><text:span text:style-name="T1"><text:s/>— её поле скалярных величин, </text:span><draw:frame draw:style-name="fr1" draw:name="Объект32" text:anchor-type="as-char" svg:width="0.2846in" svg:height="0.1839in" draw:z-index="32"><draw:object xlink:href="./Object 33" xlink:type="simple" xlink:show="embed" xlink:actuate="onLoad"/><draw:image xlink:href="./ObjectReplacements/Object 33" xlink:type="simple" xlink:show="embed" xlink:actuate="onLoad"/><svg:desc>формула</svg:desc></draw:frame><text:span text:style-name="T1"><text:s/>и </text:span><draw:frame draw:style-name="fr1" draw:name="Объект33" text:anchor-type="as-char" svg:width="0.3217in" svg:height="0.1839in" draw:z-index="33"><draw:object xlink:href="./Object 34" xlink:type="simple" xlink:show="embed" xlink:actuate="onLoad"/><draw:image xlink:href="./ObjectReplacements/Object 34" xlink:type="simple" xlink:show="embed" xlink:actuate="onLoad"/><svg:desc>формула</svg:desc></draw:frame><text:span text:style-name="T1"><text:s/>— целочисленные параметры разложения по размеру, а </text:span><draw:frame draw:style-name="fr1" draw:name="Объект34" text:anchor-type="as-char" svg:width="0.3571in" svg:height="0.2091in" draw:z-index="34"><draw:object xlink:href="./Object 35" xlink:type="simple" xlink:show="embed" xlink:actuate="onLoad"/><draw:image xlink:href="./ObjectReplacements/Object 35" xlink:type="simple" xlink:show="embed" xlink:actuate="onLoad"/><svg:desc>формула</svg:desc></draw:frame><text:span text:style-name="T1"><text:s/>— публичные параметры конструкции обязательства Педерсена (и матричного обязательства).</text:span></text:p>
      <text:p text:style-name="P83"><text:span text:style-name="T1">Сама система доказательства представляет собой набор алгоритмов (</text:span><text:span text:style-name="T3">ParProve</text:span><text:span text:style-name="T1">, </text:span><text:span text:style-name="T3">ParVerify</text:span><text:span text:style-name="T1">) для следующего отношения, где </text:span><draw:frame draw:style-name="fr1" draw:name="Объект35" text:anchor-type="as-char" svg:width="0.4362in" svg:height="0.2075in" draw:z-index="35"><draw:object xlink:href="./Object 36" xlink:type="simple" xlink:show="embed" xlink:actuate="onLoad"/><draw:image xlink:href="./ObjectReplacements/Object 36" xlink:type="simple" xlink:show="embed" xlink:actuate="onLoad"/><svg:desc>формула</svg:desc></draw:frame><text:span text:style-name="T1">:</text:span></text:p>
      <text:p text:style-name="P85"><draw:frame draw:style-name="fr1" draw:name="Объект36" text:anchor-type="as-char" svg:width="4.3634in" svg:height="0.2839in" draw:z-index="36"><draw:object xlink:href="./Object 37" xlink:type="simple" xlink:show="embed" xlink:actuate="onLoad"/><draw:image xlink:href="./ObjectReplacements/Object 37" xlink:type="simple" xlink:show="embed" xlink:actuate="onLoad"/><svg:desc>формула</svg:desc></draw:frame></text:p>
      <text:p text:style-name="P83"><text:span text:style-name="T1">В Приложении </text:span><text:span text:style-name="T3">B</text:span><text:span text:style-name="T1"> нами предлагается конкретный вариант реализации такой системы доказательства.</text:span></text:p>
      <text:list xml:id="list30651461624761" text:continue-numbering="true" text:style-name="WWNum1">
        <text:list-item>
          <text:list>
            <text:list-item>
              <text:p text:style-name="P3">Схема аутентифицированного шифрования</text:p>
            </text:list-item>
          </text:list>
        </text:list-item>
      </text:list>
      <text:p text:style-name="P83"><text:span text:style-name="T1">Нам необходима схема аутентифицированного симметричного шифрования со связанными данными (</text:span><text:span text:style-name="T3">AEAD</text:span><text:span text:style-name="T1">). В контексте протокола S</text:span><text:span text:style-name="T3">park</text:span><text:span text:style-name="T1"> эта конструкция используется для шифрования значения и произвольных сопроводительных данных, которые будут использоваться отправителем и получателем транзакции.</text:span></text:p>
      <text:p text:style-name="P83"><text:span text:style-name="T1">Допустим, </text:span><draw:frame draw:style-name="fr1" draw:name="Объект37" text:anchor-type="as-char" svg:width="0.348in" svg:height="0.2091in" draw:z-index="37"><draw:object xlink:href="./Object 38" xlink:type="simple" xlink:show="embed" xlink:actuate="onLoad"/><draw:image xlink:href="./ObjectReplacements/Object 38" xlink:type="simple" xlink:show="embed" xlink:actuate="onLoad"/><svg:desc>формула</svg:desc></draw:frame><text:span text:style-name="T1"><text:s/>являются публичными параметрами такой конструкции. Сама конструкция представляет собой кортеж алгоритмов (</text:span><text:span text:style-name="T3">AEADKeyGen</text:span><text:span text:style-name="T1">, </text:span><text:span text:style-name="T3">AEADEncrypt</text:span><text:span text:style-name="T1">, </text:span><text:span text:style-name="T3">AEADDecrypt</text:span><text:span text:style-name="T1">). В данном случае </text:span><text:span text:style-name="T3">AEADKeyGen</text:span><text:span text:style-name="T1"> является функцией выведения ключа, которая берёт в качестве входа произвольную строку и выдаёт ключ в соответствующем пространстве ключей. Алгоритм </text:span><text:span text:style-name="T3">AEADEncrypt</text:span><text:span text:style-name="T1"> в качестве вводных данных берёт ключ, связанные с ним данные, произвольную строку сообщения и выдаёт шифротекст в соответствующем пространстве. Алгоритм </text:span><text:span text:style-name="T3">AEADDecrypt</text:span><text:span text:style-name="T1"> в качестве вводных данных берёт ключ, связанные с ним данные и строку шифротекста и в случае успешной аутентификации выдаёт сообщение в соответствующем пространстве. С точки зрения данного протокола, мы можем допустить использование фиксированного нонса, так как ключи используются уникальным образом со связанными с ними данными.</text:span></text:p>
      <text:p text:style-name="P83"><text:span text:style-name="T1">Предположим, что такая конструкция будет неразличимой при атаке на основе подобранного простого текстом (</text:span><text:span text:style-name="T3">IND</text:span><text:span text:style-name="T1">-</text:span><text:span text:style-name="T3">CPA</text:span><text:span text:style-name="T1">), неразличимой при адаптивной атаке на основе подобранного зашифрованного текста (</text:span><text:span text:style-name="T3">IND</text:span><text:span text:style-name="T1">-</text:span><text:span text:style-name="T3">CCA</text:span><text:span text:style-name="T1">2), а также в этом контексте сохраняет приватность ключей при атаке на основе подобранного зашифрованного текста (</text:span><text:span text:style-name="T3">IK</text:span><text:span text:style-name="T1">-</text:span><text:span text:style-name="T3">CCA</text:span><text:span text:style-name="T1">).</text:span></text:p>
      <text:list xml:id="list30650377795875" text:continue-numbering="true" text:style-name="WWNum1">
        <text:list-item>
          <text:list>
            <text:list-item>
              <text:p text:style-name="P3">Система доказательства диапазона</text:p>
            </text:list-item>
          </text:list>
        </text:list-item>
      </text:list>
      <text:p text:style-name="P83"><text:span text:style-name="T1">Нам необходима система доказательства диапазона с нулевым разглашением. Система доказательства диапазона демонстрирует, что обязательство даётся именно по сумме в указанном диапазоне. В контексте протокола </text:span><text:span text:style-name="T3">Spark</text:span><text:span text:style-name="T1"> она позволяет избежать выхода за пределы, который бы в противном случае привёл к искажению определения баланса за счёт привязки к недействительным отрицательным значениям. Допустим, </text:span><draw:frame draw:style-name="fr1" draw:name="Объект38" text:anchor-type="as-char" svg:width="1.6181in" svg:height="0.2319in" draw:z-index="38"><draw:object xlink:href="./Object 39" xlink:type="simple" xlink:show="embed" xlink:actuate="onLoad"/><draw:image xlink:href="./ObjectReplacements/Object 39" xlink:type="simple" xlink:show="embed" xlink:actuate="onLoad"/><svg:desc>формула</svg:desc></draw:frame><text:span text:style-name="T1"><text:s/>являются соответствующими публичными параметрами такой конструкции, где </text:span><draw:frame draw:style-name="fr1" draw:name="Объект39" text:anchor-type="as-char" svg:width="0.3571in" svg:height="0.2091in" draw:z-index="39"><draw:object xlink:href="./Object 40" xlink:type="simple" xlink:show="embed" xlink:actuate="onLoad"/><draw:image xlink:href="./ObjectReplacements/Object 40" xlink:type="simple" xlink:show="embed" xlink:actuate="onLoad"/><svg:desc>формула</svg:desc></draw:frame><text:span text:style-name="T1"><text:s/>— публичные параметры конструкции обязательства Педерсена.</text:span></text:p>
      <text:p text:style-name="P83"><text:soft-page-break/><text:span text:style-name="T1">Сама система доказательства представляет собой кортеж алгоритмов (</text:span><text:span text:style-name="T3">RangeProve</text:span><text:span text:style-name="T1">, </text:span><text:span text:style-name="T3">RangeVerify</text:span><text:span text:style-name="T1">) для следующего отношения:</text:span></text:p>
      <text:p text:style-name="P105"><draw:frame draw:style-name="fr1" draw:name="Объект40" text:anchor-type="as-char" svg:width="3.389in" svg:height="0.2417in" draw:z-index="40"><draw:object xlink:href="./Object 41" xlink:type="simple" xlink:show="embed" xlink:actuate="onLoad"/><draw:image xlink:href="./ObjectReplacements/Object 41" xlink:type="simple" xlink:show="embed" xlink:actuate="onLoad"/><svg:desc>формула</svg:desc></draw:frame></text:p>
      <text:p text:style-name="P83"><text:span text:style-name="T1">На практике для обеспечения соответствия данному требованию может использоваться такая эффективная система доказательства, как </text:span><text:span text:style-name="T3">Bulletproofs</text:span><text:span text:style-name="T1"> [5] или </text:span><text:span text:style-name="T3">Bulletproofs</text:span><text:span text:style-name="T1">+ [6].</text:span></text:p>
      <text:list xml:id="list30650222325546" text:continue-numbering="true" text:style-name="WWNum1">
        <text:list-item>
          <text:p text:style-name="P2">Концепции и алгоритмы</text:p>
        </text:list-item>
      </text:list>
      <text:p text:style-name="P83"><text:span text:style-name="T1">В данном разделе нами определяются основные концепции и алгоритмы, используемые в рамках протокола транзакций </text:span><text:span text:style-name="T3">Spark</text:span><text:span text:style-name="T1">.</text:span></text:p>
      <text:p text:style-name="P83"><text:span text:style-name="T5">Адреса</text:span><text:span text:style-name="T1">. Пользователи генерируют адреса, позволяющие проводить транзакции. Адрес состоит из набора следующих элементов:</text:span></text:p>
      <text:p text:style-name="P85"><draw:frame draw:style-name="fr1" draw:name="Объект41" text:anchor-type="as-char" svg:width="2.0339in" svg:height="0.2319in" draw:z-index="41"><draw:object xlink:href="./Object 42" xlink:type="simple" xlink:show="embed" xlink:actuate="onLoad"/><draw:image xlink:href="./ObjectReplacements/Object 42" xlink:type="simple" xlink:show="embed" xlink:actuate="onLoad"/><svg:desc>формула</svg:desc></draw:frame></text:p>
      <text:p text:style-name="P83"><text:span text:style-name="T1">В каждом адресе </text:span><draw:frame draw:style-name="fr1" draw:name="Объект42" text:anchor-type="as-char" svg:width="0.4374in" svg:height="0.2091in" draw:z-index="42"><draw:object xlink:href="./Object 43" xlink:type="simple" xlink:show="embed" xlink:actuate="onLoad"/><draw:image xlink:href="./ObjectReplacements/Object 43" xlink:type="simple" xlink:show="embed" xlink:actuate="onLoad"/><svg:desc>формула</svg:desc></draw:frame><text:span text:style-name="T1"><text:s/>является публичным адресом, используемым для получения средств, </text:span><draw:frame draw:style-name="fr1" draw:name="Объект43" text:anchor-type="as-char" svg:width="0.3717in" svg:height="0.1866in" draw:z-index="43"><draw:object xlink:href="./Object 44" xlink:type="simple" xlink:show="embed" xlink:actuate="onLoad"/><draw:image xlink:href="./ObjectReplacements/Object 44" xlink:type="simple" xlink:show="embed" xlink:actuate="onLoad"/><svg:desc>формула</svg:desc></draw:frame><text:span text:style-name="T1"><text:s/>— входящим ключом просмотра, используемым для идентификации полученных средств, </text:span><draw:frame draw:style-name="fr1" draw:name="Объект44" text:anchor-type="as-char" svg:width="0.4654in" svg:height="0.2091in" draw:z-index="44"><draw:object xlink:href="./Object 45" xlink:type="simple" xlink:show="embed" xlink:actuate="onLoad"/><draw:image xlink:href="./ObjectReplacements/Object 45" xlink:type="simple" xlink:show="embed" xlink:actuate="onLoad"/><svg:desc>формула</svg:desc></draw:frame><text:span text:style-name="T1"><text:s/>— полным ключом просмотра, используемым для идентификации исходящих средств и проведения вычислительно сложных операций, связанных с доказательством, а </text:span><draw:frame draw:style-name="fr1" draw:name="Объект45" text:anchor-type="as-char" svg:width="0.4193in" svg:height="0.2091in" draw:z-index="45"><draw:object xlink:href="./Object 46" xlink:type="simple" xlink:show="embed" xlink:actuate="onLoad"/><draw:image xlink:href="./ObjectReplacements/Object 46" xlink:type="simple" xlink:show="embed" xlink:actuate="onLoad"/><svg:desc>формула</svg:desc></draw:frame><text:span text:style-name="T1"><text:s/>является ключом траты, необходимым для создания транзакций.</text:span></text:p>
      <text:p text:style-name="P83"><text:span text:style-name="T5">Монеты</text:span><text:span text:style-name="T1">. В монете шифруется абстрактная ценность, передаваемая при проведении приватной транзакции. Каждая монета связана со следующими элементами:</text:span></text:p>
      <text:list xml:id="list1620227974" text:style-name="WWNum3">
        <text:list-item>
          <text:p text:style-name="P5">(секретным) порядковым номером, который уникальным образом определяет монету;</text:p>
        </text:list-item>
        <text:list-item>
          <text:p text:style-name="P5">обязательством по порядковому номеру;</text:p>
        </text:list-item>
        <text:list-item>
          <text:p text:style-name="P5">целочисленным значением монеты;</text:p>
        </text:list-item>
        <text:list-item>
          <text:p text:style-name="P5">зашифрованным значением, которое будет расшифровано получателем;</text:p>
        </text:list-item>
        <text:list-item>
          <text:p text:style-name="P5">обязательством по значению;</text:p>
        </text:list-item>
        <text:list-item>
          <text:p text:style-name="P5">доказательством диапазона для обязательства по значению или доказательством, в котором значение, выраженное простым текстом, будет представлено обязательством по значению;</text:p>
        </text:list-item>
        <text:list-item>
          <text:p text:style-name="P5">комментарии, содержащие произвольные данные получателя;</text:p>
        </text:list-item>
        <text:list-item>
          <text:p text:style-name="P5">зашифрованная сопроводительная информация, которая будет расшифрована получателем;</text:p>
        </text:list-item>
        <text:list-item>
          <text:p text:style-name="P5">ключ восстановления, используемый получателем для идентификации монеты и расшифровки приватных данных.</text:p>
        </text:list-item>
      </text:list>
      <text:p text:style-name="P84">Кроме того, монеты связаны с адресами получателей неразличимым образом; это может оказаться полезным при доказательстве платежа по внешнему каналу, когда установление такой связи необходимо.</text:p>
      <text:p text:style-name="P83"><text:span text:style-name="T5">Приватные транзакции</text:span><text:span text:style-name="T1">. В </text:span><text:span text:style-name="T3">Spark</text:span><text:span text:style-name="T1"> существует два типа приватных транзакций:</text:span></text:p>
      <text:list xml:id="list30650290929815" text:continue-numbering="true" text:style-name="WWNum3">
        <text:list-item>
          <text:p text:style-name="P12"><text:span text:style-name="T11">Транзакции создания</text:span><text:span text:style-name="T1">. При совершении </text:span><text:span text:style-name="T11">транзакций создания</text:span><text:span text:style-name="T1"> (</text:span><text:span text:style-name="T4">Mint</text:span><text:span text:style-name="T11"> </text:span><text:span text:style-name="T4">Transaction</text:span><text:span text:style-name="T1">) генерируются новые монеты с публичным значением, которые направляются на публичный адрес получателя, и это происходит конфиденциальным образом: либо в процессе майнинга на базе консенсуса, либо путём использования прозрачных выходов с базового уровня, не охватываемого </text:span><text:span text:style-name="T3">Spark</text:span><text:span text:style-name="T1">. В этот тип транзакций включается доказательство представления, позволяющее продемонстрировать, что созданная монета имеет ожидаемое значение. При совершении </text:span><text:span text:style-name="T11">транзакции создания</text:span><text:span text:style-name="T1"> генерируются данные </text:span><draw:frame draw:style-name="fr1" draw:name="Объект46" text:anchor-type="as-char" svg:width="0.3134in" svg:height="0.2091in" draw:z-index="46"><draw:object xlink:href="./Object 47" xlink:type="simple" xlink:show="embed" xlink:actuate="onLoad"/><draw:image xlink:href="./ObjectReplacements/Object 47" xlink:type="simple" xlink:show="embed" xlink:actuate="onLoad"/><svg:desc>формула</svg:desc></draw:frame><text:span text:style-name="T1">, которые будут включены в реестр.</text:span></text:p>
        </text:list-item>
        <text:list-item>
          <text:p text:style-name="P12"><text:span text:style-name="T11">Транзакции траты</text:span><text:span text:style-name="T1">. При совершении </text:span><text:span text:style-name="T11">транзакции траты</text:span><text:span text:style-name="T1"> (</text:span><text:span text:style-name="T4">Spend</text:span><text:span text:style-name="T11"> </text:span><text:span text:style-name="T4">Transaction</text:span><text:span text:style-name="T1">) используются уж существующие монеты и генерируются новые, которые конфиденциальным образом отправляются на один или несколько публичных </text:span><text:soft-page-break/><text:span text:style-name="T1">адресов получателя. В этот тип транзакций включается доказательство представления, позволяющее продемонстрировать, что скрытые значения входов и выходов равны. При совершении </text:span><text:span text:style-name="T11">транзакции траты </text:span><text:span text:style-name="T1">генерируются данные </text:span><draw:frame draw:style-name="fr1" draw:name="Объект47" text:anchor-type="as-char" svg:width="0.3693in" svg:height="0.2091in" draw:z-index="47"><draw:object xlink:href="./Object 48" xlink:type="simple" xlink:show="embed" xlink:actuate="onLoad"/><draw:image xlink:href="./ObjectReplacements/Object 48" xlink:type="simple" xlink:show="embed" xlink:actuate="onLoad"/><svg:desc>формула</svg:desc></draw:frame><text:span text:style-name="T1">, которые будут включены в реестр.</text:span></text:p>
        </text:list-item>
      </text:list>
      <text:p text:style-name="P83"><text:span text:style-name="T5">Теги</text:span><text:span text:style-name="T1">. Теги используются для того, чтобы монеты не могли быть потрачены сразу во множестве транзакций. При создании </text:span><text:span text:style-name="T11">транзакции траты</text:span><text:span text:style-name="T1"> отправитель производит тег для каждой расходуемой монеты и включает его в реестр. При верификации правильности транзакций, достаточно убедиться в том, что теги не появлялись в предыдущих транзакциях. Теги уникальным образом связаны с восстанавливаемыми действительными монетами посредством секретных данных, содержащихся в обязательстве по порядковому номеру, но не могут быть связаны с определёнными монетами при отсутствии соответствующего полного ключа просмотра.</text:span></text:p>
      <text:p text:style-name="P83"><text:span text:style-name="T5">Алгоритмы</text:span><text:span text:style-name="T1">. </text:span><text:span text:style-name="T3">Spark</text:span><text:span text:style-name="T1"> является системой децентрализованных анонимных платежей (</text:span><text:span text:style-name="T3">DAP</text:span><text:span text:style-name="T1">), определяемой следующими алгоритмами полиномиальной временной сложности:</text:span></text:p>
      <text:list xml:id="list30650022477879" text:continue-numbering="true" text:style-name="WWNum3">
        <text:list-item>
          <text:p text:style-name="P12"><text:span text:style-name="T2">Setup</text:span><text:span text:style-name="T1">. Этот алгоритм выдаёт все публичные параметры, используемые протоколом и лежащими в его основе компонентами. Процесс подготовки не требует генерирования каких-либо доверенных параметров.</text:span></text:p>
        </text:list-item>
        <text:list-item>
          <text:p text:style-name="P12"><text:span text:style-name="T2">CreateAddress</text:span><text:span text:style-name="T1">. Этот алгоритм выдаёт публичный адрес, входящий ключ просмотра, полный ключ просмотра и ключ траты.</text:span></text:p>
        </text:list-item>
        <text:list-item>
          <text:p text:style-name="P12"><text:span text:style-name="T2">CreateCoin</text:span><text:span text:style-name="T1">. Этот алгоритм в качестве вводных данных берёт публичный адрес, значение монеты и сопроводительные данные, а выдаёт монету, которая будет отправлена по адресу назначения.</text:span></text:p>
        </text:list-item>
        <text:list-item>
          <text:p text:style-name="P12"><text:span text:style-name="T2">Mint</text:span><text:span text:style-name="T1">. Этот алгоритм в качестве вводных данных берёт публичный адрес, значение монеты и (опционально) зависящие от варианта реализации данные, связанные с выходами базового уровня, и выдаёт транзакцию создания </text:span><draw:frame draw:style-name="fr1" draw:name="Объект48" text:anchor-type="as-char" svg:width="0.3134in" svg:height="0.2091in" draw:z-index="48"><draw:object xlink:href="./Object 49" xlink:type="simple" xlink:show="embed" xlink:actuate="onLoad"/><draw:image xlink:href="./ObjectReplacements/Object 49" xlink:type="simple" xlink:show="embed" xlink:actuate="onLoad"/><svg:desc>формула</svg:desc></draw:frame><text:span text:style-name="T1">.</text:span></text:p>
        </text:list-item>
        <text:list-item>
          <text:p text:style-name="P12"><text:span text:style-name="T2">Identify</text:span><text:span text:style-name="T1">. Этот алгоритм в качестве вводных данных берёт входящий ключ просмотра и выдаёт значение монеты и сопроводительную информацию.</text:span></text:p>
        </text:list-item>
        <text:list-item>
          <text:p text:style-name="P12"><text:span text:style-name="T2">Recover</text:span><text:span text:style-name="T1">. Этот алгоритм в качестве вводных данных берёт монету и полный ключ просмотра, и выдаёт значение монеты, сопроводительную информацию, порядковый номер и тег.</text:span></text:p>
        </text:list-item>
        <text:list-item>
          <text:p text:style-name="P12"><text:span text:style-name="T2">Spend</text:span><text:span text:style-name="T1">. Этот алгоритм в качестве вводных данных берёт полный ключ просмотра, ключ траты, набор входящих монет (включая монеты, которые использовались в большом наборе, обеспечивающем анонимность), индексы монет, которые будут потрачены, соответствующие порядковые номера, значение размера комиссии, набор исходящих монет, которые будут созданы, и выдаёт транзакцию траты </text:span><draw:frame draw:style-name="fr1" draw:name="Объект49" text:anchor-type="as-char" svg:width="0.3693in" svg:height="0.2091in" draw:z-index="49"><draw:object xlink:href="./Object 50" xlink:type="simple" xlink:show="embed" xlink:actuate="onLoad"/><draw:image xlink:href="./ObjectReplacements/Object 50" xlink:type="simple" xlink:show="embed" xlink:actuate="onLoad"/><svg:desc>формула</svg:desc></draw:frame><text:span text:style-name="T1">.</text:span></text:p>
        </text:list-item>
        <text:list-item>
          <text:p text:style-name="P12"><text:span text:style-name="T2">Verify</text:span><text:span text:style-name="T1">. Этот алгоритм берёт либо транзакцию создания, либо транзакцию траты и выдаёт бит, определяющий её действительность.</text:span></text:p>
        </text:list-item>
      </text:list>
      <text:p text:style-name="P84">Ниже в приложениях нами приводится подробное описание, а также демонстрируется безопасность полученного протокола.</text:p>
      <text:list xml:id="list30651020817718" text:continue-list="list30650222325546" text:style-name="WWNum1">
        <text:list-item>
          <text:p text:style-name="P2">Алгоритмически конструкции</text:p>
        </text:list-item>
      </text:list>
      <text:p text:style-name="P83"><text:span text:style-name="T1">В этом разделе нами приводится подробное описание алгоритмов, построенных по схеме </text:span><text:span text:style-name="T3">DAP</text:span><text:span text:style-name="T1">.</text:span></text:p>
      <text:list xml:id="list30649686107526" text:continue-numbering="true" text:style-name="WWNum1">
        <text:list-item>
          <text:list>
            <text:list-item>
              <text:p text:style-name="P4">Setup</text:p>
            </text:list-item>
          </text:list>
        </text:list-item>
      </text:list>
      <text:p text:style-name="P83"><text:span text:style-name="T1">В нашем случае публичные параметры </text:span><draw:frame draw:style-name="fr1" draw:name="Объект50" text:anchor-type="as-char" svg:width="0.1882in" svg:height="0.1839in" draw:z-index="50"><draw:object xlink:href="./Object 51" xlink:type="simple" xlink:show="embed" xlink:actuate="onLoad"/><draw:image xlink:href="./ObjectReplacements/Object 51" xlink:type="simple" xlink:show="embed" xlink:actuate="onLoad"/><svg:desc>формула</svg:desc></draw:frame><text:span text:style-name="T1"><text:s/>состоят из соответствующих публичных параметров схемы обязательства Педерсена (и матричного обязательства), системы доказательства представления, модифицированной системы доказательства Шаума-Педерсена, параллельной системы доказательства по одному из множества, схемы симметричного шифрования и системы доказательства диапазона.</text:span></text:p>
      <text:p text:style-name="P83"><text:soft-page-break/><text:span text:style-name="T5">Вводные данные</text:span><text:span text:style-name="T1">: параметр безопасности </text:span><draw:frame draw:style-name="fr1" draw:name="Объект51" text:anchor-type="as-char" svg:width="0.0957in" svg:height="0.1839in" draw:z-index="51"><draw:object xlink:href="./Object 52" xlink:type="simple" xlink:show="embed" xlink:actuate="onLoad"/><draw:image xlink:href="./ObjectReplacements/Object 52" xlink:type="simple" xlink:show="embed" xlink:actuate="onLoad"/><svg:desc>формула</svg:desc></draw:frame><text:span text:style-name="T1">, параметры декомпозиции по размеру </text:span><draw:frame draw:style-name="fr1" draw:name="Объект52" text:anchor-type="as-char" svg:width="0.2846in" svg:height="0.1839in" draw:z-index="52"><draw:object xlink:href="./Object 53" xlink:type="simple" xlink:show="embed" xlink:actuate="onLoad"/><draw:image xlink:href="./ObjectReplacements/Object 53" xlink:type="simple" xlink:show="embed" xlink:actuate="onLoad"/><svg:desc>формула</svg:desc></draw:frame><text:span text:style-name="T1"><text:s/>и </text:span><draw:frame draw:style-name="fr1" draw:name="Объект53" text:anchor-type="as-char" svg:width="0.3217in" svg:height="0.1839in" draw:z-index="53"><draw:object xlink:href="./Object 54" xlink:type="simple" xlink:show="embed" xlink:actuate="onLoad"/><draw:image xlink:href="./ObjectReplacements/Object 54" xlink:type="simple" xlink:show="embed" xlink:actuate="onLoad"/><svg:desc>формула</svg:desc></draw:frame><text:span text:style-name="T1">, параметр максимального значения </text:span><draw:frame draw:style-name="fr1" draw:name="Объект54" text:anchor-type="as-char" svg:width="0.2598in" svg:height="0.2091in" draw:z-index="54"><draw:object xlink:href="./Object 55" xlink:type="simple" xlink:show="embed" xlink:actuate="onLoad"/><draw:image xlink:href="./ObjectReplacements/Object 55" xlink:type="simple" xlink:show="embed" xlink:actuate="onLoad"/><svg:desc>формула</svg:desc></draw:frame><text:span text:style-name="T1">.</text:span></text:p>
      <text:p text:style-name="P86"><text:span text:style-name="T5">Результат</text:span><text:span text:style-name="T1">: публичные параметры </text:span><draw:frame draw:style-name="fr1" draw:name="Объект55" text:anchor-type="as-char" svg:width="0.1882in" svg:height="0.1839in" draw:z-index="55"><draw:object xlink:href="./Object 56" xlink:type="simple" xlink:show="embed" xlink:actuate="onLoad"/><draw:image xlink:href="./ObjectReplacements/Object 56" xlink:type="simple" xlink:show="embed" xlink:actuate="onLoad"/><svg:desc>формула</svg:desc></draw:frame><text:span text:style-name="T1">.</text:span></text:p>
      <text:list xml:id="list4191129289" text:style-name="WWNum4">
        <text:list-item>
          <text:p text:style-name="P13"><text:span text:style-name="T1">Выбрать группу </text:span><draw:frame draw:style-name="fr1" draw:name="Объект56" text:anchor-type="as-char" svg:width="0.1252in" svg:height="0.1839in" draw:z-index="56"><draw:object xlink:href="./Object 57" xlink:type="simple" xlink:show="embed" xlink:actuate="onLoad"/><draw:image xlink:href="./ObjectReplacements/Object 57" xlink:type="simple" xlink:show="embed" xlink:actuate="onLoad"/><svg:desc>формула</svg:desc></draw:frame><text:span text:style-name="T1"><text:s/>порядка, равного простому числу, в которой задачи дискретного логарифмирования, принятия решения Диффи-Хеллмана и вычислительная задача Диффи-Хеллмана являются сложными. Допустим, </text:span><draw:frame draw:style-name="fr1" draw:name="Объект57" text:anchor-type="as-char" svg:width="0.1201in" svg:height="0.1839in" draw:z-index="57"><draw:object xlink:href="./Object 58" xlink:type="simple" xlink:show="embed" xlink:actuate="onLoad"/><draw:image xlink:href="./ObjectReplacements/Object 58" xlink:type="simple" xlink:show="embed" xlink:actuate="onLoad"/><svg:desc>формула</svg:desc></draw:frame><text:span text:style-name="T1"><text:s/>является полем скалярных величин </text:span><draw:frame draw:style-name="fr1" draw:name="Объект58" text:anchor-type="as-char" svg:width="0.1252in" svg:height="0.1839in" draw:z-index="58"><draw:object xlink:href="./Object 59" xlink:type="simple" xlink:show="embed" xlink:actuate="onLoad"/><draw:image xlink:href="./ObjectReplacements/Object 59" xlink:type="simple" xlink:show="embed" xlink:actuate="onLoad"/><svg:desc>формула</svg:desc></draw:frame><text:span text:style-name="T1">.</text:span></text:p>
        </text:list-item>
        <text:list-item>
          <text:p text:style-name="P13"><text:span text:style-name="T1">Равномерно случайным образом выбрать </text:span><draw:frame draw:style-name="fr1" draw:name="Объект59" text:anchor-type="as-char" svg:width="1.0602in" svg:height="0.1839in" draw:z-index="59"><draw:object xlink:href="./Object 60" xlink:type="simple" xlink:show="embed" xlink:actuate="onLoad"/><draw:image xlink:href="./ObjectReplacements/Object 60" xlink:type="simple" xlink:show="embed" xlink:actuate="onLoad"/><svg:desc>формула</svg:desc></draw:frame><text:span text:style-name="T1">. Фактически, эти генераторы могут быть выбраны путём применения подходящей криптографической хеш-функции к публичным вводным данным.</text:span></text:p>
        </text:list-item>
        <text:list-item>
          <text:p text:style-name="P6">Равномерно случайным образом выбрать криптографические функции</text:p>
        </text:list-item>
      </text:list>
      <text:p text:style-name="P41"><draw:frame draw:style-name="fr1" draw:name="Объект60" text:anchor-type="as-char" svg:width="2.561in" svg:height="0.2457in" draw:z-index="60"><draw:object xlink:href="./Object 61" xlink:type="simple" xlink:show="embed" xlink:actuate="onLoad"/><draw:image xlink:href="./ObjectReplacements/Object 61" xlink:type="simple" xlink:show="embed" xlink:actuate="onLoad"/><svg:desc>формула</svg:desc></draw:frame></text:p>
      <text:p text:style-name="P42">Фактически, эти хеш-функции могут быть выбраны путём доменного разделения одной подходящей криптографической хеш-функции.</text:p>
      <text:list xml:id="list30651138130419" text:continue-numbering="true" text:style-name="WWNum4">
        <text:list-item>
          <text:p text:style-name="P13"><text:span text:style-name="T1">Вычислить публичные параметры </text:span><draw:frame draw:style-name="fr1" draw:name="Объект61" text:anchor-type="as-char" svg:width="1.3402in" svg:height="0.2189in" draw:z-index="61"><draw:object xlink:href="./Object 62" xlink:type="simple" xlink:show="embed" xlink:actuate="onLoad"/><draw:image xlink:href="./ObjectReplacements/Object 62" xlink:type="simple" xlink:show="embed" xlink:actuate="onLoad"/><svg:desc>формула</svg:desc></draw:frame><text:span text:style-name="T1"><text:s/>схемы обязательства Педерсена.</text:span></text:p>
        </text:list-item>
        <text:list-item>
          <text:p text:style-name="P13"><text:span text:style-name="T1">Вычислить публичные параметры </text:span><draw:frame draw:style-name="fr1" draw:name="Объект62" text:anchor-type="as-char" svg:width="1.6047in" svg:height="0.2189in" draw:z-index="62"><draw:object xlink:href="./Object 63" xlink:type="simple" xlink:show="embed" xlink:actuate="onLoad"/><draw:image xlink:href="./ObjectReplacements/Object 63" xlink:type="simple" xlink:show="embed" xlink:actuate="onLoad"/><svg:desc>формула</svg:desc></draw:frame><text:span text:style-name="T1"><text:s/>схемы обязательства Педерсена с двойной маской.</text:span></text:p>
        </text:list-item>
        <text:list-item>
          <text:p text:style-name="P13"><text:span text:style-name="T1">Вычислить публичные параметры </text:span><draw:frame draw:style-name="fr1" draw:name="Объект63" text:anchor-type="as-char" svg:width="0.8783in" svg:height="0.2189in" draw:z-index="63"><draw:object xlink:href="./Object 64" xlink:type="simple" xlink:show="embed" xlink:actuate="onLoad"/><draw:image xlink:href="./ObjectReplacements/Object 64" xlink:type="simple" xlink:show="embed" xlink:actuate="onLoad"/><svg:desc>формула</svg:desc></draw:frame><text:span text:style-name="T1"><text:s/>системы доказательства представления.</text:span></text:p>
        </text:list-item>
        <text:list-item>
          <text:p text:style-name="P13"><text:span text:style-name="T1">Вычислить публичные параметры </text:span><draw:frame draw:style-name="fr1" draw:name="Объект64" text:anchor-type="as-char" svg:width="1.8811in" svg:height="0.2189in" draw:z-index="64"><draw:object xlink:href="./Object 65" xlink:type="simple" xlink:show="embed" xlink:actuate="onLoad"/><draw:image xlink:href="./ObjectReplacements/Object 65" xlink:type="simple" xlink:show="embed" xlink:actuate="onLoad"/><svg:desc>формула</svg:desc></draw:frame><text:span text:style-name="T1"><text:s/>модифицированной системы доказательства Шаума-Педерсена.</text:span></text:p>
        </text:list-item>
        <text:list-item>
          <text:p text:style-name="P13"><text:span text:style-name="T1">Вычислить публичные параметры </text:span><draw:frame draw:style-name="fr1" draw:name="Объект65" text:anchor-type="as-char" svg:width="1.7098in" svg:height="0.2319in" draw:z-index="65"><draw:object xlink:href="./Object 66" xlink:type="simple" xlink:show="embed" xlink:actuate="onLoad"/><draw:image xlink:href="./ObjectReplacements/Object 66" xlink:type="simple" xlink:show="embed" xlink:actuate="onLoad"/><svg:desc>формула</svg:desc></draw:frame><text:span text:style-name="T1"><text:s/>параллельной системы доказательства по одному из множества.</text:span></text:p>
        </text:list-item>
        <text:list-item>
          <text:p text:style-name="P13"><text:span text:style-name="T1">Вычислить публичные параметры </text:span><draw:frame draw:style-name="fr1" draw:name="Объект66" text:anchor-type="as-char" svg:width="0.348in" svg:height="0.2091in" draw:z-index="66"><draw:object xlink:href="./Object 67" xlink:type="simple" xlink:show="embed" xlink:actuate="onLoad"/><draw:image xlink:href="./ObjectReplacements/Object 67" xlink:type="simple" xlink:show="embed" xlink:actuate="onLoad"/><svg:desc>формула</svg:desc></draw:frame><text:span text:style-name="T1"><text:s/>схемы аутентифицированного симметричного шифрования.</text:span></text:p>
        </text:list-item>
        <text:list-item>
          <text:p text:style-name="P13"><text:span text:style-name="T1">Вычислить публичные параметры </text:span><draw:frame draw:style-name="fr1" draw:name="Объект67" text:anchor-type="as-char" svg:width="1.6181in" svg:height="0.2319in" draw:z-index="67"><draw:object xlink:href="./Object 68" xlink:type="simple" xlink:show="embed" xlink:actuate="onLoad"/><draw:image xlink:href="./ObjectReplacements/Object 68" xlink:type="simple" xlink:show="embed" xlink:actuate="onLoad"/><svg:desc>формула</svg:desc></draw:frame><text:span text:style-name="T1"><text:s/>системы доказательства диапазона.</text:span></text:p>
        </text:list-item>
        <text:list-item>
          <text:p text:style-name="P13"><text:span text:style-name="T1">Выдать все сгенерированные публичные параметры и хеш-функции как </text:span><draw:frame draw:style-name="fr1" draw:name="Объект68" text:anchor-type="as-char" svg:width="0.1882in" svg:height="0.1839in" draw:z-index="68"><draw:object xlink:href="./Object 69" xlink:type="simple" xlink:show="embed" xlink:actuate="onLoad"/><draw:image xlink:href="./ObjectReplacements/Object 69" xlink:type="simple" xlink:show="embed" xlink:actuate="onLoad"/><svg:desc>формула</svg:desc></draw:frame><text:span text:style-name="T1">.</text:span></text:p>
        </text:list-item>
      </text:list>
      <text:list xml:id="list30650837618500" text:continue-list="list30649686107526" text:style-name="WWNum1">
        <text:list-item>
          <text:list>
            <text:list-item>
              <text:p text:style-name="P23">CreateAddress</text:p>
            </text:list-item>
          </text:list>
        </text:list-item>
      </text:list>
      <text:p text:style-name="P84">Нами описывается конструкция всех адресов и лежащих в их основе типов ключей, используемых в рамках данного протокола.</text:p>
      <text:p text:style-name="P83"><text:span text:style-name="T5">Вводные данные</text:span><text:span text:style-name="T1">: параметр безопасности </text:span><draw:frame draw:style-name="fr1" draw:name="Объект69" text:anchor-type="as-char" svg:width="0.0957in" svg:height="0.1839in" draw:z-index="69"><draw:object xlink:href="./Object 70" xlink:type="simple" xlink:show="embed" xlink:actuate="onLoad"/><draw:image xlink:href="./ObjectReplacements/Object 70" xlink:type="simple" xlink:show="embed" xlink:actuate="onLoad"/><svg:desc>формула</svg:desc></draw:frame><text:span text:style-name="T1">, публичные параметры </text:span><draw:frame draw:style-name="fr1" draw:name="Объект70" text:anchor-type="as-char" svg:width="0.1882in" svg:height="0.1839in" draw:z-index="70"><draw:object xlink:href="./Object 71" xlink:type="simple" xlink:show="embed" xlink:actuate="onLoad"/><draw:image xlink:href="./ObjectReplacements/Object 71" xlink:type="simple" xlink:show="embed" xlink:actuate="onLoad"/><svg:desc>формула</svg:desc></draw:frame><text:span text:style-name="T1">.</text:span></text:p>
      <text:p text:style-name="P86"><text:span text:style-name="T5">Результат</text:span><text:span text:style-name="T1">: набор ключей адресов </text:span><draw:frame draw:style-name="fr1" draw:name="Объект71" text:anchor-type="as-char" svg:width="2.0339in" svg:height="0.2319in" draw:z-index="71"><draw:object xlink:href="./Object 72" xlink:type="simple" xlink:show="embed" xlink:actuate="onLoad"/><draw:image xlink:href="./ObjectReplacements/Object 72" xlink:type="simple" xlink:show="embed" xlink:actuate="onLoad"/><svg:desc>формула</svg:desc></draw:frame><text:span text:style-name="T1">.</text:span></text:p>
      <text:list xml:id="list2391160118" text:style-name="WWNum5">
        <text:list-item>
          <text:p text:style-name="P14"><text:span text:style-name="T1">Равномерно случайным образом выбрать </text:span><draw:frame draw:style-name="fr1" draw:name="Объект72" text:anchor-type="as-char" svg:width="0.7752in" svg:height="0.2091in" draw:z-index="72"><draw:object xlink:href="./Object 73" xlink:type="simple" xlink:show="embed" xlink:actuate="onLoad"/><draw:image xlink:href="./ObjectReplacements/Object 73" xlink:type="simple" xlink:show="embed" xlink:actuate="onLoad"/><svg:desc>формула</svg:desc></draw:frame><text:span text:style-name="T1"><text:s/>и задать </text:span><draw:frame draw:style-name="fr1" draw:name="Объект73" text:anchor-type="as-char" svg:width="1.239in" svg:height="0.2043in" draw:z-index="73"><draw:object xlink:href="./Object 74" xlink:type="simple" xlink:show="embed" xlink:actuate="onLoad"/><draw:image xlink:href="./ObjectReplacements/Object 74" xlink:type="simple" xlink:show="embed" xlink:actuate="onLoad"/><svg:desc>формула</svg:desc></draw:frame><text:span text:style-name="T1">.</text:span></text:p>
        </text:list-item>
        <text:list-item>
          <text:p text:style-name="P14"><text:span text:style-name="T1">Вычислить </text:span><draw:frame draw:style-name="fr1" draw:name="Объект74" text:anchor-type="as-char" svg:width="1.3354in" svg:height="0.2319in" draw:z-index="74"><draw:object xlink:href="./Object 75" xlink:type="simple" xlink:show="embed" xlink:actuate="onLoad"/><draw:image xlink:href="./ObjectReplacements/Object 75" xlink:type="simple" xlink:show="embed" xlink:actuate="onLoad"/><svg:desc>формула</svg:desc></draw:frame><text:span text:style-name="T1"><text:s/>и </text:span><draw:frame draw:style-name="fr1" draw:name="Объект75" text:anchor-type="as-char" svg:width="1.3244in" svg:height="0.2319in" draw:z-index="75"><draw:object xlink:href="./Object 76" xlink:type="simple" xlink:show="embed" xlink:actuate="onLoad"/><draw:image xlink:href="./ObjectReplacements/Object 76" xlink:type="simple" xlink:show="embed" xlink:actuate="onLoad"/><svg:desc>формула</svg:desc></draw:frame><text:span text:style-name="T1">.</text:span></text:p>
        </text:list-item>
        <text:list-item>
          <text:p text:style-name="P14"><text:span text:style-name="T1">Задать </text:span><draw:frame draw:style-name="fr1" draw:name="Объект76" text:anchor-type="as-char" svg:width="1.1098in" svg:height="0.2319in" draw:z-index="76"><draw:object xlink:href="./Object 77" xlink:type="simple" xlink:show="embed" xlink:actuate="onLoad"/><draw:image xlink:href="./ObjectReplacements/Object 77" xlink:type="simple" xlink:show="embed" xlink:actuate="onLoad"/><svg:desc>формула</svg:desc></draw:frame><text:span text:style-name="T1">.</text:span></text:p>
        </text:list-item>
        <text:list-item>
          <text:p text:style-name="P14"><text:span text:style-name="T1">Задать </text:span><draw:frame draw:style-name="fr1" draw:name="Объект77" text:anchor-type="as-char" svg:width="0.6346in" svg:height="0.2091in" draw:z-index="77"><draw:object xlink:href="./Object 78" xlink:type="simple" xlink:show="embed" xlink:actuate="onLoad"/><draw:image xlink:href="./ObjectReplacements/Object 78" xlink:type="simple" xlink:show="embed" xlink:actuate="onLoad"/><svg:desc>формула</svg:desc></draw:frame><text:span text:style-name="T1">.</text:span></text:p>
        </text:list-item>
        <text:list-item>
          <text:p text:style-name="P14"><text:span text:style-name="T1">Задать </text:span><draw:frame draw:style-name="fr1" draw:name="Объект78" text:anchor-type="as-char" svg:width="1.2492in" svg:height="0.2319in" draw:z-index="78"><draw:object xlink:href="./Object 79" xlink:type="simple" xlink:show="embed" xlink:actuate="onLoad"/><draw:image xlink:href="./ObjectReplacements/Object 79" xlink:type="simple" xlink:show="embed" xlink:actuate="onLoad"/><svg:desc>формула</svg:desc></draw:frame><text:span text:style-name="T1">.</text:span></text:p>
        </text:list-item>
        <text:list-item>
          <text:p text:style-name="P14"><text:span text:style-name="T1">Задать </text:span><draw:frame draw:style-name="fr1" draw:name="Объект79" text:anchor-type="as-char" svg:width="1.1425in" svg:height="0.2319in" draw:z-index="79"><draw:object xlink:href="./Object 80" xlink:type="simple" xlink:show="embed" xlink:actuate="onLoad"/><draw:image xlink:href="./ObjectReplacements/Object 80" xlink:type="simple" xlink:show="embed" xlink:actuate="onLoad"/><svg:desc>формула</svg:desc></draw:frame><text:span text:style-name="T1">.</text:span></text:p>
        </text:list-item>
        <text:list-item>
          <text:p text:style-name="P14"><text:span text:style-name="T1">Выдать набор </text:span><draw:frame draw:style-name="fr1" draw:name="Объект80" text:anchor-type="as-char" svg:width="2.0339in" svg:height="0.2319in" draw:z-index="80"><draw:object xlink:href="./Object 81" xlink:type="simple" xlink:show="embed" xlink:actuate="onLoad"/><draw:image xlink:href="./ObjectReplacements/Object 81" xlink:type="simple" xlink:show="embed" xlink:actuate="onLoad"/><svg:desc>формула</svg:desc></draw:frame><text:span text:style-name="T1">.</text:span></text:p>
        </text:list-item>
      </text:list>
      <text:list xml:id="list30651102329313" text:continue-list="list30650837618500" text:style-name="WWNum1">
        <text:list-item>
          <text:list>
            <text:list-item>
              <text:p text:style-name="P23">CreateCoin</text:p>
            </text:list-item>
          </text:list>
        </text:list-item>
      </text:list>
      <text:p text:style-name="P84">Этот алгоритм создаёт новую монету, которая будет отправлена по заданному публичному адресу. Следует отметить, что, несмотря на то, что данный алгоритм генерирует обязательство по порядковому номеру, он не может вычислить, лежащий в его основе порядковый номер.</text:p>
      <text:p text:style-name="P83"><text:soft-page-break/><text:span text:style-name="T5">Вводные данные</text:span><text:span text:style-name="T1">: параметр безопасности </text:span><draw:frame draw:style-name="fr1" draw:name="Объект81" text:anchor-type="as-char" svg:width="0.0957in" svg:height="0.1839in" draw:z-index="81"><draw:object xlink:href="./Object 82" xlink:type="simple" xlink:show="embed" xlink:actuate="onLoad"/><draw:image xlink:href="./ObjectReplacements/Object 82" xlink:type="simple" xlink:show="embed" xlink:actuate="onLoad"/><svg:desc>формула</svg:desc></draw:frame><text:span text:style-name="T1">, публичные параметры </text:span><draw:frame draw:style-name="fr1" draw:name="Объект82" text:anchor-type="as-char" svg:width="0.1882in" svg:height="0.1839in" draw:z-index="82"><draw:object xlink:href="./Object 83" xlink:type="simple" xlink:show="embed" xlink:actuate="onLoad"/><draw:image xlink:href="./ObjectReplacements/Object 83" xlink:type="simple" xlink:show="embed" xlink:actuate="onLoad"/><svg:desc>формула</svg:desc></draw:frame><text:span text:style-name="T1">, публичный адрес получателя </text:span><draw:frame draw:style-name="fr1" draw:name="Объект83" text:anchor-type="as-char" svg:width="0.4374in" svg:height="0.2091in" draw:z-index="83"><draw:object xlink:href="./Object 84" xlink:type="simple" xlink:show="embed" xlink:actuate="onLoad"/><draw:image xlink:href="./ObjectReplacements/Object 84" xlink:type="simple" xlink:show="embed" xlink:actuate="onLoad"/><svg:desc>формула</svg:desc></draw:frame><text:span text:style-name="T1">, значение </text:span><draw:frame draw:style-name="fr1" draw:name="Объект84" text:anchor-type="as-char" svg:width="0.8063in" svg:height="0.2547in" draw:z-index="84"><draw:object xlink:href="./Object 85" xlink:type="simple" xlink:show="embed" xlink:actuate="onLoad"/><draw:image xlink:href="./ObjectReplacements/Object 85" xlink:type="simple" xlink:show="embed" xlink:actuate="onLoad"/><svg:desc>формула</svg:desc></draw:frame><text:span text:style-name="T1">, сопроводительная информация </text:span><draw:frame draw:style-name="fr1" draw:name="Объект85" text:anchor-type="as-char" svg:width="0.1244in" svg:height="0.1839in" draw:z-index="85"><draw:object xlink:href="./Object 86" xlink:type="simple" xlink:show="embed" xlink:actuate="onLoad"/><draw:image xlink:href="./ObjectReplacements/Object 86" xlink:type="simple" xlink:show="embed" xlink:actuate="onLoad"/><svg:desc>формула</svg:desc></draw:frame><text:span text:style-name="T1">, бит типа </text:span><draw:frame draw:style-name="fr1" draw:name="Объект86" text:anchor-type="as-char" svg:width="0.089in" svg:height="0.1839in" draw:z-index="86"><draw:object xlink:href="./Object 87" xlink:type="simple" xlink:show="embed" xlink:actuate="onLoad"/><draw:image xlink:href="./ObjectReplacements/Object 87" xlink:type="simple" xlink:show="embed" xlink:actuate="onLoad"/><svg:desc>формула</svg:desc></draw:frame><text:span text:style-name="T1">.</text:span></text:p>
      <text:p text:style-name="P86"><text:span text:style-name="T5">Результат</text:span><text:span text:style-name="T1">: публичный ключ монеты </text:span><draw:frame draw:style-name="fr1" draw:name="Объект87" text:anchor-type="as-char" svg:width="0.0953in" svg:height="0.1839in" draw:z-index="87"><draw:object xlink:href="./Object 88" xlink:type="simple" xlink:show="embed" xlink:actuate="onLoad"/><draw:image xlink:href="./ObjectReplacements/Object 88" xlink:type="simple" xlink:show="embed" xlink:actuate="onLoad"/><svg:desc>формула</svg:desc></draw:frame><text:span text:style-name="T1">, ключ восстановления </text:span><draw:frame draw:style-name="fr1" draw:name="Объект88" text:anchor-type="as-char" svg:width="0.1366in" svg:height="0.1839in" draw:z-index="88"><draw:object xlink:href="./Object 89" xlink:type="simple" xlink:show="embed" xlink:actuate="onLoad"/><draw:image xlink:href="./ObjectReplacements/Object 89" xlink:type="simple" xlink:show="embed" xlink:actuate="onLoad"/><svg:desc>формула</svg:desc></draw:frame><text:span text:style-name="T1">, обязательство по значению </text:span><draw:frame draw:style-name="fr1" draw:name="Объект89" text:anchor-type="as-char" svg:width="0.1209in" svg:height="0.1839in" draw:z-index="89"><draw:object xlink:href="./Object 90" xlink:type="simple" xlink:show="embed" xlink:actuate="onLoad"/><draw:image xlink:href="./ObjectReplacements/Object 90" xlink:type="simple" xlink:show="embed" xlink:actuate="onLoad"/><svg:desc>формула</svg:desc></draw:frame><text:span text:style-name="T1">, доказательство диапазона обязательства по значению </text:span><draw:frame draw:style-name="fr1" draw:name="Объект90" text:anchor-type="as-char" svg:width="0.2382in" svg:height="0.2091in" draw:z-index="90"><draw:object xlink:href="./Object 91" xlink:type="simple" xlink:show="embed" xlink:actuate="onLoad"/><draw:image xlink:href="./ObjectReplacements/Object 91" xlink:type="simple" xlink:show="embed" xlink:actuate="onLoad"/><svg:desc>формула</svg:desc></draw:frame><text:span text:style-name="T1"><text:s/>(если </text:span><draw:frame draw:style-name="fr1" draw:name="Объект91" text:anchor-type="as-char" svg:width="0.3146in" svg:height="0.1839in" draw:z-index="91"><draw:object xlink:href="./Object 92" xlink:type="simple" xlink:show="embed" xlink:actuate="onLoad"/><draw:image xlink:href="./ObjectReplacements/Object 92" xlink:type="simple" xlink:show="embed" xlink:actuate="onLoad"/><svg:desc>формула</svg:desc></draw:frame><text:span text:style-name="T1">), зашифрованное значение </text:span><draw:frame draw:style-name="fr1" draw:name="Объект92" text:anchor-type="as-char" svg:width="0.089in" svg:height="0.1839in" draw:z-index="92"><draw:object xlink:href="./Object 93" xlink:type="simple" xlink:show="embed" xlink:actuate="onLoad"/><draw:image xlink:href="./ObjectReplacements/Object 93" xlink:type="simple" xlink:show="embed" xlink:actuate="onLoad"/><svg:desc>формула</svg:desc></draw:frame><text:span text:style-name="T1"><text:s/>(если </text:span><draw:frame draw:style-name="fr1" draw:name="Объект93" text:anchor-type="as-char" svg:width="0.3146in" svg:height="0.1839in" draw:z-index="93"><draw:object xlink:href="./Object 94" xlink:type="simple" xlink:show="embed" xlink:actuate="onLoad"/><draw:image xlink:href="./ObjectReplacements/Object 94" xlink:type="simple" xlink:show="embed" xlink:actuate="onLoad"/><svg:desc>формула</svg:desc></draw:frame><text:span text:style-name="T1">) или значение </text:span><draw:frame draw:style-name="fr1" draw:name="Объект94" text:anchor-type="as-char" svg:width="0.0882in" svg:height="0.1839in" draw:z-index="94"><draw:object xlink:href="./Object 95" xlink:type="simple" xlink:show="embed" xlink:actuate="onLoad"/><draw:image xlink:href="./ObjectReplacements/Object 95" xlink:type="simple" xlink:show="embed" xlink:actuate="onLoad"/><svg:desc>формула</svg:desc></draw:frame><text:span text:style-name="T1"><text:s/>(если </text:span><draw:frame draw:style-name="fr1" draw:name="Объект95" text:anchor-type="as-char" svg:width="0.3102in" svg:height="0.1839in" draw:z-index="95"><draw:object xlink:href="./Object 96" xlink:type="simple" xlink:show="embed" xlink:actuate="onLoad"/><draw:image xlink:href="./ObjectReplacements/Object 96" xlink:type="simple" xlink:show="embed" xlink:actuate="onLoad"/><svg:desc>формула</svg:desc></draw:frame><text:span text:style-name="T1">), зашифрованную сопроводительную информацию </text:span><draw:frame draw:style-name="fr1" draw:name="Объект96" text:anchor-type="as-char" svg:width="0.1244in" svg:height="0.1839in" draw:z-index="96"><draw:object xlink:href="./Object 97" xlink:type="simple" xlink:show="embed" xlink:actuate="onLoad"/><draw:image xlink:href="./ObjectReplacements/Object 97" xlink:type="simple" xlink:show="embed" xlink:actuate="onLoad"/><svg:desc>формула</svg:desc></draw:frame><text:span text:style-name="T1">.</text:span></text:p>
      <text:list xml:id="list3843468621" text:style-name="WWNum6">
        <text:list-item>
          <text:p text:style-name="P15"><text:span text:style-name="T1">Разбить адрес получателя </text:span><draw:frame draw:style-name="fr1" draw:name="Объект97" text:anchor-type="as-char" svg:width="1.1098in" svg:height="0.2319in" draw:z-index="97"><draw:object xlink:href="./Object 98" xlink:type="simple" xlink:show="embed" xlink:actuate="onLoad"/><draw:image xlink:href="./ObjectReplacements/Object 98" xlink:type="simple" xlink:show="embed" xlink:actuate="onLoad"/><svg:desc>формула</svg:desc></draw:frame><text:span text:style-name="T1">.</text:span></text:p>
        </text:list-item>
        <text:list-item>
          <text:p text:style-name="P15"><text:span text:style-name="T1">Выбрать </text:span><draw:frame draw:style-name="fr1" draw:name="Объект98" text:anchor-type="as-char" svg:width="0.3835in" svg:height="0.1839in" draw:z-index="98"><draw:object xlink:href="./Object 99" xlink:type="simple" xlink:show="embed" xlink:actuate="onLoad"/><draw:image xlink:href="./ObjectReplacements/Object 99" xlink:type="simple" xlink:show="embed" xlink:actuate="onLoad"/><svg:desc>формула</svg:desc></draw:frame><text:span text:style-name="T1">.</text:span></text:p>
        </text:list-item>
        <text:list-item>
          <text:p text:style-name="P15"><text:span text:style-name="T1">Вычислить ключ восстановления </text:span><draw:frame draw:style-name="fr1" draw:name="Объект99" text:anchor-type="as-char" svg:width="1.2335in" svg:height="0.2043in" draw:z-index="99"><draw:object xlink:href="./Object 100" xlink:type="simple" xlink:show="embed" xlink:actuate="onLoad"/><draw:image xlink:href="./ObjectReplacements/Object 100" xlink:type="simple" xlink:show="embed" xlink:actuate="onLoad"/><svg:desc>формула</svg:desc></draw:frame><text:span text:style-name="T1">.</text:span></text:p>
        </text:list-item>
        <text:list-item>
          <text:p text:style-name="P7">Вычислить обязательство по порядковому номеру</text:p>
        </text:list-item>
      </text:list>
      <text:p text:style-name="P41"><draw:frame draw:style-name="fr1" draw:name="Объект100" text:anchor-type="as-char" svg:width="2.6063in" svg:height="0.2571in" draw:z-index="100"><draw:object xlink:href="./Object 101" xlink:type="simple" xlink:show="embed" xlink:actuate="onLoad"/><draw:image xlink:href="./ObjectReplacements/Object 101" xlink:type="simple" xlink:show="embed" xlink:actuate="onLoad"/><svg:desc>формула</svg:desc></draw:frame></text:p>
      <text:list xml:id="list30650206715712" text:continue-numbering="true" text:style-name="WWNum6">
        <text:list-item>
          <text:p text:style-name="P15"><text:span text:style-name="T1">Сгенерировать обязательство по значению </text:span><draw:frame draw:style-name="fr1" draw:name="Объект101" text:anchor-type="as-char" svg:width="1.5409in" svg:height="0.2571in" draw:z-index="101"><draw:object xlink:href="./Object 102" xlink:type="simple" xlink:show="embed" xlink:actuate="onLoad"/><draw:image xlink:href="./ObjectReplacements/Object 102" xlink:type="simple" xlink:show="embed" xlink:actuate="onLoad"/><svg:desc>формула</svg:desc></draw:frame><text:span text:style-name="T1">.</text:span></text:p>
        </text:list-item>
        <text:list-item>
          <text:p text:style-name="P15"><text:span text:style-name="T1">Если </text:span><draw:frame draw:style-name="fr1" draw:name="Объект102" text:anchor-type="as-char" svg:width="0.3146in" svg:height="0.1839in" draw:z-index="102"><draw:object xlink:href="./Object 103" xlink:type="simple" xlink:show="embed" xlink:actuate="onLoad"/><draw:image xlink:href="./ObjectReplacements/Object 103" xlink:type="simple" xlink:show="embed" xlink:actuate="onLoad"/><svg:desc>формула</svg:desc></draw:frame><text:span text:style-name="T1">, сгенерировать доказательство диапазона</text:span></text:p>
        </text:list-item>
      </text:list>
      <text:p text:style-name="P41"><draw:frame draw:style-name="fr1" draw:name="Объект103" text:anchor-type="as-char" svg:width="2.8547in" svg:height="0.2839in" draw:z-index="103"><draw:object xlink:href="./Object 104" xlink:type="simple" xlink:show="embed" xlink:actuate="onLoad"/><draw:image xlink:href="./ObjectReplacements/Object 104" xlink:type="simple" xlink:show="embed" xlink:actuate="onLoad"/><svg:desc>формула</svg:desc></draw:frame></text:p>
      <text:list xml:id="list30651279796148" text:continue-numbering="true" text:style-name="WWNum6">
        <text:list-item>
          <text:p text:style-name="P15"><text:span text:style-name="T1">Сгенерировать ключ симметричного шифрования </text:span><draw:frame draw:style-name="fr1" draw:name="Объект104" text:anchor-type="as-char" svg:width="1.8075in" svg:height="0.2319in" draw:z-index="104"><draw:object xlink:href="./Object 105" xlink:type="simple" xlink:show="embed" xlink:actuate="onLoad"/><draw:image xlink:href="./ObjectReplacements/Object 105" xlink:type="simple" xlink:show="embed" xlink:actuate="onLoad"/><svg:desc>формула</svg:desc></draw:frame><text:span text:style-name="T1">; зашифровать значение </text:span><draw:frame draw:style-name="fr1" draw:name="Объект105" text:anchor-type="as-char" svg:width="2.0744in" svg:height="0.2319in" draw:z-index="105"><draw:object xlink:href="./Object 106" xlink:type="simple" xlink:show="embed" xlink:actuate="onLoad"/><draw:image xlink:href="./ObjectReplacements/Object 106" xlink:type="simple" xlink:show="embed" xlink:actuate="onLoad"/><svg:desc>формула</svg:desc></draw:frame><text:span text:style-name="T1">(если </text:span><draw:frame draw:style-name="fr1" draw:name="Объект106" text:anchor-type="as-char" svg:width="0.3146in" svg:height="0.1839in" draw:z-index="106"><draw:object xlink:href="./Object 107" xlink:type="simple" xlink:show="embed" xlink:actuate="onLoad"/><draw:image xlink:href="./ObjectReplacements/Object 107" xlink:type="simple" xlink:show="embed" xlink:actuate="onLoad"/><svg:desc>формула</svg:desc></draw:frame><text:span text:style-name="T1">) и сопроводительную информацию </text:span><draw:frame draw:style-name="fr1" draw:name="Объект107" text:anchor-type="as-char" svg:width="2.3339in" svg:height="0.2319in" draw:z-index="107"><draw:object xlink:href="./Object 108" xlink:type="simple" xlink:show="embed" xlink:actuate="onLoad"/><draw:image xlink:href="./ObjectReplacements/Object 108" xlink:type="simple" xlink:show="embed" xlink:actuate="onLoad"/><svg:desc>формула</svg:desc></draw:frame><text:span text:style-name="T1">.</text:span></text:p>
        </text:list-item>
        <text:list-item>
          <text:p text:style-name="P15"><text:span text:style-name="T1">Если </text:span><draw:frame draw:style-name="fr1" draw:name="Объект108" text:anchor-type="as-char" svg:width="0.3146in" svg:height="0.1839in" draw:z-index="108"><draw:object xlink:href="./Object 109" xlink:type="simple" xlink:show="embed" xlink:actuate="onLoad"/><draw:image xlink:href="./ObjectReplacements/Object 109" xlink:type="simple" xlink:show="embed" xlink:actuate="onLoad"/><svg:desc>формула</svg:desc></draw:frame><text:span text:style-name="T1"><text:s/>выдать набор элементов </text:span><draw:frame draw:style-name="fr1" draw:name="Объект109" text:anchor-type="as-char" svg:width="1.2992in" svg:height="0.2319in" draw:z-index="109"><draw:object xlink:href="./Object 110" xlink:type="simple" xlink:show="embed" xlink:actuate="onLoad"/><draw:image xlink:href="./ObjectReplacements/Object 110" xlink:type="simple" xlink:show="embed" xlink:actuate="onLoad"/><svg:desc>формула</svg:desc></draw:frame><text:span text:style-name="T1">.</text:span></text:p>
        </text:list-item>
      </text:list>
      <text:p text:style-name="P83"><draw:frame draw:style-name="fr1" draw:name="Объект110" text:anchor-type="as-char" svg:width="0.3146in" svg:height="0.1839in" draw:z-index="110"><draw:object xlink:href="./Object 111" xlink:type="simple" xlink:show="embed" xlink:actuate="onLoad"/><draw:image xlink:href="./ObjectReplacements/Object 111" xlink:type="simple" xlink:show="embed" xlink:actuate="onLoad"/><svg:desc>формула</svg:desc></draw:frame><text:span text:style-name="T1"><text:s/>означает, что монета со скрытым значением была создана в транзакции траты, в то время как </text:span><draw:frame draw:style-name="fr1" draw:name="Объект111" text:anchor-type="as-char" svg:width="0.3146in" svg:height="0.1839in" draw:z-index="111"><draw:object xlink:href="./Object 112" xlink:type="simple" xlink:show="embed" xlink:actuate="onLoad"/><draw:image xlink:href="./ObjectReplacements/Object 112" xlink:type="simple" xlink:show="embed" xlink:actuate="onLoad"/><svg:desc>формула</svg:desc></draw:frame><text:span text:style-name="T1"><text:s/>означает, что монета со значением, выраженным простым текстом, была сгенерирована в транзакции создания. Следует отметить возможность безопасного накопления доказательств диапазона в транзакции; это никак не влияет на безопасность протокола.</text:span></text:p>
      <text:list xml:id="list30650744075948" text:continue-list="list30651102329313" text:style-name="WWNum1">
        <text:list-item>
          <text:list>
            <text:list-item>
              <text:p text:style-name="P23">Mint</text:p>
            </text:list-item>
          </text:list>
        </text:list-item>
      </text:list>
      <text:p text:style-name="P83"><text:span text:style-name="T1">Этот алгоритм создаёт новые монеты либо в рамках определяемого консенсусом процесса майнинга, либо путём использования выходов, не принадлежащих </text:span><text:span text:style-name="T3">Spark</text:span><text:span text:style-name="T1">, из базового уровня с публичным значением. Несмотря на то, что для создания такой транзакции могут понадобиться и включаются зависящие от реализации вспомогательные данные, мы не рассматриваем их отдельно в данной работе. Важно то, что значение, используемое в рамках данного алгоритма, представляет собой сумму всех публичных входящих значений, что и указано в описании реализации.</text:span></text:p>
      <text:p text:style-name="P83"><text:span text:style-name="T5">Вводные данные</text:span><text:span text:style-name="T1">: параметр безопасности </text:span><draw:frame draw:style-name="fr1" draw:name="Объект112" text:anchor-type="as-char" svg:width="0.0957in" svg:height="0.1839in" draw:z-index="112"><draw:object xlink:href="./Object 113" xlink:type="simple" xlink:show="embed" xlink:actuate="onLoad"/><draw:image xlink:href="./ObjectReplacements/Object 113" xlink:type="simple" xlink:show="embed" xlink:actuate="onLoad"/><svg:desc>формула</svg:desc></draw:frame><text:span text:style-name="T1">, публичные параметры </text:span><draw:frame draw:style-name="fr1" draw:name="Объект113" text:anchor-type="as-char" svg:width="0.1882in" svg:height="0.1839in" draw:z-index="113"><draw:object xlink:href="./Object 114" xlink:type="simple" xlink:show="embed" xlink:actuate="onLoad"/><draw:image xlink:href="./ObjectReplacements/Object 114" xlink:type="simple" xlink:show="embed" xlink:actuate="onLoad"/><svg:desc>формула</svg:desc></draw:frame><text:span text:style-name="T1">, публичный адрес получателя </text:span><draw:frame draw:style-name="fr1" draw:name="Объект114" text:anchor-type="as-char" svg:width="0.4374in" svg:height="0.2091in" draw:z-index="114"><draw:object xlink:href="./Object 115" xlink:type="simple" xlink:show="embed" xlink:actuate="onLoad"/><draw:image xlink:href="./ObjectReplacements/Object 115" xlink:type="simple" xlink:show="embed" xlink:actuate="onLoad"/><svg:desc>формула</svg:desc></draw:frame><text:span text:style-name="T1">, значение монеты </text:span><draw:frame draw:style-name="fr1" draw:name="Объект115" text:anchor-type="as-char" svg:width="0.8063in" svg:height="0.2547in" draw:z-index="115"><draw:object xlink:href="./Object 116" xlink:type="simple" xlink:show="embed" xlink:actuate="onLoad"/><draw:image xlink:href="./ObjectReplacements/Object 116" xlink:type="simple" xlink:show="embed" xlink:actuate="onLoad"/><svg:desc>формула</svg:desc></draw:frame><text:span text:style-name="T1">, сопроводительная информация </text:span><draw:frame draw:style-name="fr1" draw:name="Объект116" text:anchor-type="as-char" svg:width="0.1244in" svg:height="0.1839in" draw:z-index="116"><draw:object xlink:href="./Object 117" xlink:type="simple" xlink:show="embed" xlink:actuate="onLoad"/><draw:image xlink:href="./ObjectReplacements/Object 117" xlink:type="simple" xlink:show="embed" xlink:actuate="onLoad"/><svg:desc>формула</svg:desc></draw:frame><text:span text:style-name="T1">.</text:span></text:p>
      <text:p text:style-name="P86"><text:span text:style-name="T5">Результат</text:span><text:span text:style-name="T1">: транзакция создания </text:span><draw:frame draw:style-name="fr1" draw:name="Объект117" text:anchor-type="as-char" svg:width="0.3134in" svg:height="0.2091in" draw:z-index="117"><draw:object xlink:href="./Object 118" xlink:type="simple" xlink:show="embed" xlink:actuate="onLoad"/><draw:image xlink:href="./ObjectReplacements/Object 118" xlink:type="simple" xlink:show="embed" xlink:actuate="onLoad"/><svg:desc>формула</svg:desc></draw:frame><text:span text:style-name="T1">.</text:span></text:p>
      <text:list xml:id="list1348908457" text:style-name="WWNum7">
        <text:list-item>
          <text:p text:style-name="P16"><text:span text:style-name="T1">Сгенерировать новую монету </text:span><draw:frame draw:style-name="fr1" draw:name="Объект118" text:anchor-type="as-char" svg:width="3.3681in" svg:height="0.2319in" draw:z-index="118"><draw:object xlink:href="./Object 119" xlink:type="simple" xlink:show="embed" xlink:actuate="onLoad"/><draw:image xlink:href="./ObjectReplacements/Object 119" xlink:type="simple" xlink:show="embed" xlink:actuate="onLoad"/><svg:desc>формула</svg:desc></draw:frame><text:span text:style-name="T1">.</text:span></text:p>
        </text:list-item>
        <text:list-item>
          <text:p text:style-name="P8">Сгенерировать доказательство представления значения для обязательства по значению:</text:p>
        </text:list-item>
      </text:list>
      <text:p text:style-name="P41"><draw:frame draw:style-name="fr1" draw:name="Объект119" text:anchor-type="as-char" svg:width="3.5299in" svg:height="0.2571in" draw:z-index="119"><draw:object xlink:href="./Object 120" xlink:type="simple" xlink:show="embed" xlink:actuate="onLoad"/><draw:image xlink:href="./ObjectReplacements/Object 120" xlink:type="simple" xlink:show="embed" xlink:actuate="onLoad"/><svg:desc>формула</svg:desc></draw:frame></text:p>
      <text:list xml:id="list30649433471049" text:continue-numbering="true" text:style-name="WWNum7">
        <text:list-item>
          <text:p text:style-name="P16"><text:span text:style-name="T1">Выдать </text:span><draw:frame draw:style-name="fr1" draw:name="Объект120" text:anchor-type="as-char" svg:width="1.2366in" svg:height="0.2319in" draw:z-index="120"><draw:object xlink:href="./Object 121" xlink:type="simple" xlink:show="embed" xlink:actuate="onLoad"/><draw:image xlink:href="./ObjectReplacements/Object 121" xlink:type="simple" xlink:show="embed" xlink:actuate="onLoad"/><svg:desc>формула</svg:desc></draw:frame><text:span text:style-name="T1">.</text:span></text:p>
        </text:list-item>
      </text:list>
      <text:list xml:id="list30650106089323" text:continue-list="list30650744075948" text:style-name="WWNum1">
        <text:list-item>
          <text:list>
            <text:list-item>
              <text:p text:style-name="P23">Identify</text:p>
            </text:list-item>
          </text:list>
        </text:list-item>
      </text:list>
      <text:p text:style-name="P83"><text:span text:style-name="T1"><text:s/>Этот алгоритм позволяет получателю (или обозначенной стороне) вычислить значение и сопроводительные данные монеты, отправленной на его публичный адрес. Для этого необходим входящий ключ просмотра, соответствующий такому публичному адресу. Если </text:span><text:soft-page-break/><text:span text:style-name="T1">монета предназначена для получения на другой публичный адрес, алгоритм сообщит об ошибке.</text:span></text:p>
      <text:p text:style-name="P83"><text:span text:style-name="T5">Вводные данные</text:span><text:span text:style-name="T1">: параметр безопасности </text:span><draw:frame draw:style-name="fr1" draw:name="Объект121" text:anchor-type="as-char" svg:width="0.0957in" svg:height="0.1839in" draw:z-index="121"><draw:object xlink:href="./Object 122" xlink:type="simple" xlink:show="embed" xlink:actuate="onLoad"/><draw:image xlink:href="./ObjectReplacements/Object 122" xlink:type="simple" xlink:show="embed" xlink:actuate="onLoad"/><svg:desc>формула</svg:desc></draw:frame><text:span text:style-name="T1">, публичные параметры </text:span><draw:frame draw:style-name="fr1" draw:name="Объект122" text:anchor-type="as-char" svg:width="0.1882in" svg:height="0.1839in" draw:z-index="122"><draw:object xlink:href="./Object 123" xlink:type="simple" xlink:show="embed" xlink:actuate="onLoad"/><draw:image xlink:href="./ObjectReplacements/Object 123" xlink:type="simple" xlink:show="embed" xlink:actuate="onLoad"/><svg:desc>формула</svg:desc></draw:frame><text:span text:style-name="T1">, входящий ключ просмотра </text:span><draw:frame draw:style-name="fr1" draw:name="Объект123" text:anchor-type="as-char" svg:width="0.3717in" svg:height="0.1866in" draw:z-index="123"><draw:object xlink:href="./Object 124" xlink:type="simple" xlink:show="embed" xlink:actuate="onLoad"/><draw:image xlink:href="./ObjectReplacements/Object 124" xlink:type="simple" xlink:show="embed" xlink:actuate="onLoad"/><svg:desc>формула</svg:desc></draw:frame><text:span text:style-name="T1">, монета </text:span><draw:frame draw:style-name="fr1" draw:name="Объект124" text:anchor-type="as-char" svg:width="0.3252in" svg:height="0.1839in" draw:z-index="124"><draw:object xlink:href="./Object 125" xlink:type="simple" xlink:show="embed" xlink:actuate="onLoad"/><draw:image xlink:href="./ObjectReplacements/Object 125" xlink:type="simple" xlink:show="embed" xlink:actuate="onLoad"/><svg:desc>формула</svg:desc></draw:frame><text:span text:style-name="T1">.</text:span></text:p>
      <text:p text:style-name="P86"><text:span text:style-name="T5">Результат</text:span><text:span text:style-name="T1">: значение </text:span><draw:frame draw:style-name="fr1" draw:name="Объект125" text:anchor-type="as-char" svg:width="0.0882in" svg:height="0.1839in" draw:z-index="125"><draw:object xlink:href="./Object 126" xlink:type="simple" xlink:show="embed" xlink:actuate="onLoad"/><draw:image xlink:href="./ObjectReplacements/Object 126" xlink:type="simple" xlink:show="embed" xlink:actuate="onLoad"/><svg:desc>формула</svg:desc></draw:frame><text:span text:style-name="T1">, сопроводительная информация </text:span><draw:frame draw:style-name="fr1" draw:name="Объект126" text:anchor-type="as-char" svg:width="0.1244in" svg:height="0.1839in" draw:z-index="126"><draw:object xlink:href="./Object 127" xlink:type="simple" xlink:show="embed" xlink:actuate="onLoad"/><draw:image xlink:href="./ObjectReplacements/Object 127" xlink:type="simple" xlink:show="embed" xlink:actuate="onLoad"/><svg:desc>формула</svg:desc></draw:frame><text:span text:style-name="T1">.</text:span></text:p>
      <text:list xml:id="list2404750826" text:style-name="WWNum8">
        <text:list-item>
          <text:p text:style-name="P17"><text:span text:style-name="T1">Разбить входящий ключ просмотра </text:span><draw:frame draw:style-name="fr1" draw:name="Объект127" text:anchor-type="as-char" svg:width="0.6346in" svg:height="0.2091in" draw:z-index="127"><draw:object xlink:href="./Object 128" xlink:type="simple" xlink:show="embed" xlink:actuate="onLoad"/><draw:image xlink:href="./ObjectReplacements/Object 128" xlink:type="simple" xlink:show="embed" xlink:actuate="onLoad"/><svg:desc>формула</svg:desc></draw:frame><text:span text:style-name="T1"><text:s/>и публичный адрес </text:span><draw:frame draw:style-name="fr1" draw:name="Объект128" text:anchor-type="as-char" svg:width="1.1098in" svg:height="0.2319in" draw:z-index="128"><draw:object xlink:href="./Object 129" xlink:type="simple" xlink:show="embed" xlink:actuate="onLoad"/><draw:image xlink:href="./ObjectReplacements/Object 129" xlink:type="simple" xlink:show="embed" xlink:actuate="onLoad"/><svg:desc>формула</svg:desc></draw:frame><text:span text:style-name="T1">.</text:span></text:p>
        </text:list-item>
        <text:list-item>
          <text:p text:style-name="P17"><text:span text:style-name="T1">Разбить обязательство по порядковому номеру </text:span><draw:frame draw:style-name="fr1" draw:name="Объект129" text:anchor-type="as-char" svg:width="0.0953in" svg:height="0.1839in" draw:z-index="129"><draw:object xlink:href="./Object 130" xlink:type="simple" xlink:show="embed" xlink:actuate="onLoad"/><draw:image xlink:href="./ObjectReplacements/Object 130" xlink:type="simple" xlink:show="embed" xlink:actuate="onLoad"/><svg:desc>формула</svg:desc></draw:frame><text:span text:style-name="T1">, обязательство по значению </text:span><draw:frame draw:style-name="fr1" draw:name="Объект130" text:anchor-type="as-char" svg:width="0.1209in" svg:height="0.1839in" draw:z-index="130"><draw:object xlink:href="./Object 131" xlink:type="simple" xlink:show="embed" xlink:actuate="onLoad"/><draw:image xlink:href="./ObjectReplacements/Object 131" xlink:type="simple" xlink:show="embed" xlink:actuate="onLoad"/><svg:desc>формула</svg:desc></draw:frame><text:span text:style-name="T1">, ключ восстановления </text:span><draw:frame draw:style-name="fr1" draw:name="Объект131" text:anchor-type="as-char" svg:width="0.1366in" svg:height="0.1839in" draw:z-index="131"><draw:object xlink:href="./Object 132" xlink:type="simple" xlink:show="embed" xlink:actuate="onLoad"/><draw:image xlink:href="./ObjectReplacements/Object 132" xlink:type="simple" xlink:show="embed" xlink:actuate="onLoad"/><svg:desc>формула</svg:desc></draw:frame><text:span text:style-name="T1">, зашифрованное значение </text:span><draw:frame draw:style-name="fr1" draw:name="Объект132" text:anchor-type="as-char" svg:width="0.089in" svg:height="0.1839in" draw:z-index="132"><draw:object xlink:href="./Object 133" xlink:type="simple" xlink:show="embed" xlink:actuate="onLoad"/><draw:image xlink:href="./ObjectReplacements/Object 133" xlink:type="simple" xlink:show="embed" xlink:actuate="onLoad"/><svg:desc>формула</svg:desc></draw:frame><text:span text:style-name="T1"><text:s/>(если монета принадлежит к типу, где </text:span><draw:frame draw:style-name="fr1" draw:name="Объект133" text:anchor-type="as-char" svg:width="0.3146in" svg:height="0.1839in" draw:z-index="133"><draw:object xlink:href="./Object 134" xlink:type="simple" xlink:show="embed" xlink:actuate="onLoad"/><draw:image xlink:href="./ObjectReplacements/Object 134" xlink:type="simple" xlink:show="embed" xlink:actuate="onLoad"/><svg:desc>формула</svg:desc></draw:frame><text:span text:style-name="T1">) или значение </text:span><draw:frame draw:style-name="fr1" draw:name="Объект134" text:anchor-type="as-char" svg:width="0.0882in" svg:height="0.1839in" draw:z-index="134"><draw:object xlink:href="./Object 135" xlink:type="simple" xlink:show="embed" xlink:actuate="onLoad"/><draw:image xlink:href="./ObjectReplacements/Object 135" xlink:type="simple" xlink:show="embed" xlink:actuate="onLoad"/><svg:desc>формула</svg:desc></draw:frame><text:span text:style-name="T1"><text:s/>(если монета принадлежит к типу, где </text:span><draw:frame draw:style-name="fr1" draw:name="Объект135" text:anchor-type="as-char" svg:width="0.3102in" svg:height="0.1839in" draw:z-index="135"><draw:object xlink:href="./Object 136" xlink:type="simple" xlink:show="embed" xlink:actuate="onLoad"/><draw:image xlink:href="./ObjectReplacements/Object 136" xlink:type="simple" xlink:show="embed" xlink:actuate="onLoad"/><svg:desc>формула</svg:desc></draw:frame><text:span text:style-name="T1">) и зашифрованную сопроводительную информацию </text:span><draw:frame draw:style-name="fr1" draw:name="Объект136" text:anchor-type="as-char" svg:width="0.1244in" svg:height="0.1839in" draw:z-index="136"><draw:object xlink:href="./Object 137" xlink:type="simple" xlink:show="embed" xlink:actuate="onLoad"/><draw:image xlink:href="./ObjectReplacements/Object 137" xlink:type="simple" xlink:show="embed" xlink:actuate="onLoad"/><svg:desc>формула</svg:desc></draw:frame><text:span text:style-name="T1"><text:s/>монеты </text:span><draw:frame draw:style-name="fr1" draw:name="Объект137" text:anchor-type="as-char" svg:width="0.3252in" svg:height="0.1839in" draw:z-index="137"><draw:object xlink:href="./Object 138" xlink:type="simple" xlink:show="embed" xlink:actuate="onLoad"/><draw:image xlink:href="./ObjectReplacements/Object 138" xlink:type="simple" xlink:show="embed" xlink:actuate="onLoad"/><svg:desc>формула</svg:desc></draw:frame><text:span text:style-name="T1">.</text:span></text:p>
        </text:list-item>
        <text:list-item>
          <text:p text:style-name="P17"><text:span text:style-name="T1">Если </text:span><draw:frame draw:style-name="fr1" draw:name="Объект138" text:anchor-type="as-char" svg:width="2.5929in" svg:height="0.2571in" draw:z-index="138"><draw:object xlink:href="./Object 139" xlink:type="simple" xlink:show="embed" xlink:actuate="onLoad"/><draw:image xlink:href="./ObjectReplacements/Object 139" xlink:type="simple" xlink:show="embed" xlink:actuate="onLoad"/><svg:desc>формула</svg:desc></draw:frame><text:span text:style-name="T1">, выдать ошибку.</text:span></text:p>
        </text:list-item>
        <text:list-item>
          <text:p text:style-name="P17"><text:span text:style-name="T1">Сгенерировать ключ симметричного шифрования </text:span><draw:frame draw:style-name="fr1" draw:name="Объект139" text:anchor-type="as-char" svg:width="1.8047in" svg:height="0.2319in" draw:z-index="139"><draw:object xlink:href="./Object 140" xlink:type="simple" xlink:show="embed" xlink:actuate="onLoad"/><draw:image xlink:href="./ObjectReplacements/Object 140" xlink:type="simple" xlink:show="embed" xlink:actuate="onLoad"/><svg:desc>формула</svg:desc></draw:frame><text:span text:style-name="T1">; расшифровать значение </text:span><draw:frame draw:style-name="fr1" draw:name="Объект140" text:anchor-type="as-char" svg:width="2.0835in" svg:height="0.2319in" draw:z-index="140"><draw:object xlink:href="./Object 141" xlink:type="simple" xlink:show="embed" xlink:actuate="onLoad"/><draw:image xlink:href="./ObjectReplacements/Object 141" xlink:type="simple" xlink:show="embed" xlink:actuate="onLoad"/><svg:desc>формула</svg:desc></draw:frame><text:span text:style-name="T1"><text:s/>(если </text:span><draw:frame draw:style-name="fr1" draw:name="Объект141" text:anchor-type="as-char" svg:width="0.3146in" svg:height="0.1839in" draw:z-index="141"><draw:object xlink:href="./Object 142" xlink:type="simple" xlink:show="embed" xlink:actuate="onLoad"/><draw:image xlink:href="./ObjectReplacements/Object 142" xlink:type="simple" xlink:show="embed" xlink:actuate="onLoad"/><svg:desc>формула</svg:desc></draw:frame><text:span text:style-name="T1">) и сопроводительную информацию </text:span><draw:frame draw:style-name="fr1" draw:name="Объект142" text:anchor-type="as-char" svg:width="2.3429in" svg:height="0.2319in" draw:z-index="142"><draw:object xlink:href="./Object 143" xlink:type="simple" xlink:show="embed" xlink:actuate="onLoad"/><draw:image xlink:href="./ObjectReplacements/Object 143" xlink:type="simple" xlink:show="embed" xlink:actuate="onLoad"/><svg:desc>формула</svg:desc></draw:frame><text:span text:style-name="T1">.</text:span></text:p>
        </text:list-item>
        <text:list-item>
          <text:p text:style-name="P17"><text:span text:style-name="T1">Если </text:span><draw:frame draw:style-name="fr1" draw:name="Объект143" text:anchor-type="as-char" svg:width="1.5244in" svg:height="0.2571in" draw:z-index="143"><draw:object xlink:href="./Object 144" xlink:type="simple" xlink:show="embed" xlink:actuate="onLoad"/><draw:image xlink:href="./ObjectReplacements/Object 144" xlink:type="simple" xlink:show="embed" xlink:actuate="onLoad"/><svg:desc>формула</svg:desc></draw:frame><text:span text:style-name="T1">, выдать ошибку.</text:span></text:p>
        </text:list-item>
        <text:list-item>
          <text:p text:style-name="P17"><text:span text:style-name="T1">Выдать набор элементов </text:span><draw:frame draw:style-name="fr1" draw:name="Объект144" text:anchor-type="as-char" svg:width="0.3882in" svg:height="0.2043in" draw:z-index="144"><draw:object xlink:href="./Object 145" xlink:type="simple" xlink:show="embed" xlink:actuate="onLoad"/><draw:image xlink:href="./ObjectReplacements/Object 145" xlink:type="simple" xlink:show="embed" xlink:actuate="onLoad"/><svg:desc>формула</svg:desc></draw:frame><text:span text:style-name="T1">.</text:span></text:p>
        </text:list-item>
      </text:list>
      <text:list xml:id="list30650820428225" text:continue-list="list30650106089323" text:style-name="WWNum1">
        <text:list-item>
          <text:list>
            <text:list-item>
              <text:p text:style-name="P23">Recover</text:p>
            </text:list-item>
          </text:list>
        </text:list-item>
      </text:list>
      <text:p text:style-name="P84">Этот алгоритм позволяет получателю (или обозначенной стороне) вычислить порядковый номер, тег, значение и сопроводительную информацию монеты, отправленной на его публичный адрес. Для этого необходим полный ключ просмотра, соответствующий такому публичному адресу. Если монета предназначена для получения на другой публичный адрес, алгоритм сообщит об ошибке.</text:p>
      <text:p text:style-name="P83"><text:span text:style-name="T5">Вводные данные</text:span><text:span text:style-name="T1">: параметр безопасности </text:span><draw:frame draw:style-name="fr1" draw:name="Объект145" text:anchor-type="as-char" svg:width="0.0957in" svg:height="0.1839in" draw:z-index="145"><draw:object xlink:href="./Object 146" xlink:type="simple" xlink:show="embed" xlink:actuate="onLoad"/><draw:image xlink:href="./ObjectReplacements/Object 146" xlink:type="simple" xlink:show="embed" xlink:actuate="onLoad"/><svg:desc>формула</svg:desc></draw:frame><text:span text:style-name="T1">, публичные параметры </text:span><draw:frame draw:style-name="fr1" draw:name="Объект146" text:anchor-type="as-char" svg:width="0.1882in" svg:height="0.1839in" draw:z-index="146"><draw:object xlink:href="./Object 147" xlink:type="simple" xlink:show="embed" xlink:actuate="onLoad"/><draw:image xlink:href="./ObjectReplacements/Object 147" xlink:type="simple" xlink:show="embed" xlink:actuate="onLoad"/><svg:desc>формула</svg:desc></draw:frame><text:span text:style-name="T1">, полный ключ просмотра </text:span><draw:frame draw:style-name="fr1" draw:name="Объект147" text:anchor-type="as-char" svg:width="0.4654in" svg:height="0.2091in" draw:z-index="147"><draw:object xlink:href="./Object 148" xlink:type="simple" xlink:show="embed" xlink:actuate="onLoad"/><draw:image xlink:href="./ObjectReplacements/Object 148" xlink:type="simple" xlink:show="embed" xlink:actuate="onLoad"/><svg:desc>формула</svg:desc></draw:frame><text:span text:style-name="T1">, монета </text:span><draw:frame draw:style-name="fr1" draw:name="Объект148" text:anchor-type="as-char" svg:width="0.3252in" svg:height="0.1839in" draw:z-index="148"><draw:object xlink:href="./Object 149" xlink:type="simple" xlink:show="embed" xlink:actuate="onLoad"/><draw:image xlink:href="./ObjectReplacements/Object 149" xlink:type="simple" xlink:show="embed" xlink:actuate="onLoad"/><svg:desc>формула</svg:desc></draw:frame><text:span text:style-name="T1">.</text:span></text:p>
      <text:p text:style-name="P86"><text:span text:style-name="T5">Результат</text:span><text:span text:style-name="T1">: порядковый номер монеты </text:span><draw:frame draw:style-name="fr1" draw:name="Объект149" text:anchor-type="as-char" svg:width="0.0744in" svg:height="0.1839in" draw:z-index="149"><draw:object xlink:href="./Object 150" xlink:type="simple" xlink:show="embed" xlink:actuate="onLoad"/><draw:image xlink:href="./ObjectReplacements/Object 150" xlink:type="simple" xlink:show="embed" xlink:actuate="onLoad"/><svg:desc>формула</svg:desc></draw:frame><text:span text:style-name="T1">, тег </text:span><draw:frame draw:style-name="fr1" draw:name="Объект150" text:anchor-type="as-char" svg:width="0.111in" svg:height="0.1839in" draw:z-index="150"><draw:object xlink:href="./Object 151" xlink:type="simple" xlink:show="embed" xlink:actuate="onLoad"/><draw:image xlink:href="./ObjectReplacements/Object 151" xlink:type="simple" xlink:show="embed" xlink:actuate="onLoad"/><svg:desc>формула</svg:desc></draw:frame><text:span text:style-name="T1">, значение </text:span><draw:frame draw:style-name="fr1" draw:name="Объект151" text:anchor-type="as-char" svg:width="0.0882in" svg:height="0.1839in" draw:z-index="151"><draw:object xlink:href="./Object 152" xlink:type="simple" xlink:show="embed" xlink:actuate="onLoad"/><draw:image xlink:href="./ObjectReplacements/Object 152" xlink:type="simple" xlink:show="embed" xlink:actuate="onLoad"/><svg:desc>формула</svg:desc></draw:frame><text:span text:style-name="T1">, сопроводительная информация </text:span><draw:frame draw:style-name="fr1" draw:name="Объект152" text:anchor-type="as-char" svg:width="0.1244in" svg:height="0.1839in" draw:z-index="152"><draw:object xlink:href="./Object 153" xlink:type="simple" xlink:show="embed" xlink:actuate="onLoad"/><draw:image xlink:href="./ObjectReplacements/Object 153" xlink:type="simple" xlink:show="embed" xlink:actuate="onLoad"/><svg:desc>формула</svg:desc></draw:frame><text:span text:style-name="T1">.</text:span></text:p>
      <text:list xml:id="list2260756606" text:style-name="WWNum9">
        <text:list-item>
          <text:p text:style-name="P18"><text:span text:style-name="T1">Разбить полный ключ просмотра </text:span><draw:frame draw:style-name="fr1" draw:name="Объект153" text:anchor-type="as-char" svg:width="1.2492in" svg:height="0.2319in" draw:z-index="153"><draw:object xlink:href="./Object 154" xlink:type="simple" xlink:show="embed" xlink:actuate="onLoad"/><draw:image xlink:href="./ObjectReplacements/Object 154" xlink:type="simple" xlink:show="embed" xlink:actuate="onLoad"/><svg:desc>формула</svg:desc></draw:frame><text:span text:style-name="T1"><text:s/>и публичный адрес </text:span><draw:frame draw:style-name="fr1" draw:name="Объект154" text:anchor-type="as-char" svg:width="1.1098in" svg:height="0.2319in" draw:z-index="154"><draw:object xlink:href="./Object 155" xlink:type="simple" xlink:show="embed" xlink:actuate="onLoad"/><draw:image xlink:href="./ObjectReplacements/Object 155" xlink:type="simple" xlink:show="embed" xlink:actuate="onLoad"/><svg:desc>формула</svg:desc></draw:frame><text:span text:style-name="T1">.</text:span></text:p>
        </text:list-item>
        <text:list-item>
          <text:p text:style-name="P18"><text:span text:style-name="T1">Разбить обязательство по порядковому номеру </text:span><draw:frame draw:style-name="fr1" draw:name="Объект155" text:anchor-type="as-char" svg:width="0.0953in" svg:height="0.1839in" draw:z-index="155"><draw:object xlink:href="./Object 156" xlink:type="simple" xlink:show="embed" xlink:actuate="onLoad"/><draw:image xlink:href="./ObjectReplacements/Object 156" xlink:type="simple" xlink:show="embed" xlink:actuate="onLoad"/><svg:desc>формула</svg:desc></draw:frame><text:span text:style-name="T1">, обязательство по значению </text:span><draw:frame draw:style-name="fr1" draw:name="Объект156" text:anchor-type="as-char" svg:width="0.1209in" svg:height="0.1839in" draw:z-index="156"><draw:object xlink:href="./Object 157" xlink:type="simple" xlink:show="embed" xlink:actuate="onLoad"/><draw:image xlink:href="./ObjectReplacements/Object 157" xlink:type="simple" xlink:show="embed" xlink:actuate="onLoad"/><svg:desc>формула</svg:desc></draw:frame><text:span text:style-name="T1">, ключ восстановления </text:span><draw:frame draw:style-name="fr1" draw:name="Объект157" text:anchor-type="as-char" svg:width="0.1366in" svg:height="0.1839in" draw:z-index="157"><draw:object xlink:href="./Object 158" xlink:type="simple" xlink:show="embed" xlink:actuate="onLoad"/><draw:image xlink:href="./ObjectReplacements/Object 158" xlink:type="simple" xlink:show="embed" xlink:actuate="onLoad"/><svg:desc>формула</svg:desc></draw:frame><text:span text:style-name="T1">, зашифрованное значение </text:span><draw:frame draw:style-name="fr1" draw:name="Объект158" text:anchor-type="as-char" svg:width="0.089in" svg:height="0.1839in" draw:z-index="158"><draw:object xlink:href="./Object 159" xlink:type="simple" xlink:show="embed" xlink:actuate="onLoad"/><draw:image xlink:href="./ObjectReplacements/Object 159" xlink:type="simple" xlink:show="embed" xlink:actuate="onLoad"/><svg:desc>формула</svg:desc></draw:frame><text:span text:style-name="T1"><text:s/>(если монета принадлежит к типу, где </text:span><draw:frame draw:style-name="fr1" draw:name="Объект159" text:anchor-type="as-char" svg:width="0.3146in" svg:height="0.1839in" draw:z-index="159"><draw:object xlink:href="./Object 160" xlink:type="simple" xlink:show="embed" xlink:actuate="onLoad"/><draw:image xlink:href="./ObjectReplacements/Object 160" xlink:type="simple" xlink:show="embed" xlink:actuate="onLoad"/><svg:desc>формула</svg:desc></draw:frame><text:span text:style-name="T1">) или значение </text:span><draw:frame draw:style-name="fr1" draw:name="Объект160" text:anchor-type="as-char" svg:width="0.0882in" svg:height="0.1839in" draw:z-index="160"><draw:object xlink:href="./Object 161" xlink:type="simple" xlink:show="embed" xlink:actuate="onLoad"/><draw:image xlink:href="./ObjectReplacements/Object 161" xlink:type="simple" xlink:show="embed" xlink:actuate="onLoad"/><svg:desc>формула</svg:desc></draw:frame><text:span text:style-name="T1"><text:s/>(если монета принадлежит к типу, где </text:span><draw:frame draw:style-name="fr1" draw:name="Объект161" text:anchor-type="as-char" svg:width="0.3102in" svg:height="0.1839in" draw:z-index="161"><draw:object xlink:href="./Object 162" xlink:type="simple" xlink:show="embed" xlink:actuate="onLoad"/><draw:image xlink:href="./ObjectReplacements/Object 162" xlink:type="simple" xlink:show="embed" xlink:actuate="onLoad"/><svg:desc>формула</svg:desc></draw:frame><text:span text:style-name="T1">) и зашифрованную сопроводительную информацию </text:span><draw:frame draw:style-name="fr1" draw:name="Объект162" text:anchor-type="as-char" svg:width="0.1244in" svg:height="0.1839in" draw:z-index="162"><draw:object xlink:href="./Object 163" xlink:type="simple" xlink:show="embed" xlink:actuate="onLoad"/><draw:image xlink:href="./ObjectReplacements/Object 163" xlink:type="simple" xlink:show="embed" xlink:actuate="onLoad"/><svg:desc>формула</svg:desc></draw:frame><text:span text:style-name="T1"><text:s/>монеты </text:span><draw:frame draw:style-name="fr1" draw:name="Объект163" text:anchor-type="as-char" svg:width="0.3252in" svg:height="0.1839in" draw:z-index="163"><draw:object xlink:href="./Object 164" xlink:type="simple" xlink:show="embed" xlink:actuate="onLoad"/><draw:image xlink:href="./ObjectReplacements/Object 164" xlink:type="simple" xlink:show="embed" xlink:actuate="onLoad"/><svg:desc>формула</svg:desc></draw:frame><text:span text:style-name="T1">.</text:span></text:p>
        </text:list-item>
        <text:list-item>
          <text:p text:style-name="P18"><text:span text:style-name="T1">Если </text:span><draw:frame draw:style-name="fr1" draw:name="Объект164" text:anchor-type="as-char" svg:width="2.5929in" svg:height="0.2571in" draw:z-index="164"><draw:object xlink:href="./Object 165" xlink:type="simple" xlink:show="embed" xlink:actuate="onLoad"/><draw:image xlink:href="./ObjectReplacements/Object 165" xlink:type="simple" xlink:show="embed" xlink:actuate="onLoad"/><svg:desc>формула</svg:desc></draw:frame><text:span text:style-name="T1">, выдать ошибку.</text:span></text:p>
        </text:list-item>
        <text:list-item>
          <text:p text:style-name="P18"><text:span text:style-name="T1">Сгенерировать ключ симметричного шифрования </text:span><draw:frame draw:style-name="fr1" draw:name="Объект165" text:anchor-type="as-char" svg:width="1.8047in" svg:height="0.2319in" draw:z-index="165"><draw:object xlink:href="./Object 166" xlink:type="simple" xlink:show="embed" xlink:actuate="onLoad"/><draw:image xlink:href="./ObjectReplacements/Object 166" xlink:type="simple" xlink:show="embed" xlink:actuate="onLoad"/><svg:desc>формула</svg:desc></draw:frame><text:span text:style-name="T1">; расшифровать значение </text:span><draw:frame draw:style-name="fr1" draw:name="Объект166" text:anchor-type="as-char" svg:width="2.0835in" svg:height="0.2319in" draw:z-index="166"><draw:object xlink:href="./Object 167" xlink:type="simple" xlink:show="embed" xlink:actuate="onLoad"/><draw:image xlink:href="./ObjectReplacements/Object 167" xlink:type="simple" xlink:show="embed" xlink:actuate="onLoad"/><svg:desc>формула</svg:desc></draw:frame><text:span text:style-name="T1"><text:s/>(если </text:span><draw:frame draw:style-name="fr1" draw:name="Объект167" text:anchor-type="as-char" svg:width="0.3102in" svg:height="0.1839in" draw:z-index="167"><draw:object xlink:href="./Object 168" xlink:type="simple" xlink:show="embed" xlink:actuate="onLoad"/><draw:image xlink:href="./ObjectReplacements/Object 168" xlink:type="simple" xlink:show="embed" xlink:actuate="onLoad"/><svg:desc>формула</svg:desc></draw:frame><text:span text:style-name="T1">) и сопроводительную информацию </text:span><draw:frame draw:style-name="fr1" draw:name="Объект168" text:anchor-type="as-char" svg:width="2.3429in" svg:height="0.2319in" draw:z-index="168"><draw:object xlink:href="./Object 169" xlink:type="simple" xlink:show="embed" xlink:actuate="onLoad"/><draw:image xlink:href="./ObjectReplacements/Object 169" xlink:type="simple" xlink:show="embed" xlink:actuate="onLoad"/><svg:desc>формула</svg:desc></draw:frame><text:span text:style-name="T1">.</text:span></text:p>
        </text:list-item>
        <text:list-item>
          <text:p text:style-name="P18"><text:span text:style-name="T1">Если </text:span><draw:frame draw:style-name="fr1" draw:name="Объект169" text:anchor-type="as-char" svg:width="1.5244in" svg:height="0.2571in" draw:z-index="169"><draw:object xlink:href="./Object 170" xlink:type="simple" xlink:show="embed" xlink:actuate="onLoad"/><draw:image xlink:href="./ObjectReplacements/Object 170" xlink:type="simple" xlink:show="embed" xlink:actuate="onLoad"/><svg:desc>формула</svg:desc></draw:frame><text:span text:style-name="T1">, выдать ошибку.</text:span></text:p>
        </text:list-item>
        <text:list-item>
          <text:p text:style-name="P9">Вычислить порядковый номер</text:p>
        </text:list-item>
      </text:list>
      <text:p text:style-name="P41"><draw:frame draw:style-name="fr1" draw:name="Объект170" text:anchor-type="as-char" svg:width="1.6319in" svg:height="0.2319in" draw:z-index="170"><draw:object xlink:href="./Object 171" xlink:type="simple" xlink:show="embed" xlink:actuate="onLoad"/><draw:image xlink:href="./ObjectReplacements/Object 171" xlink:type="simple" xlink:show="embed" xlink:actuate="onLoad"/><svg:desc>формула</svg:desc></draw:frame></text:p>
      <text:p text:style-name="P42">и тег</text:p>
      <text:p text:style-name="P41"><draw:frame draw:style-name="fr1" draw:name="Объект171" text:anchor-type="as-char" svg:width="1.1in" svg:height="0.2043in" draw:z-index="171"><draw:object xlink:href="./Object 172" xlink:type="simple" xlink:show="embed" xlink:actuate="onLoad"/><draw:image xlink:href="./ObjectReplacements/Object 172" xlink:type="simple" xlink:show="embed" xlink:actuate="onLoad"/><svg:desc>формула</svg:desc></draw:frame></text:p>
      <text:list xml:id="list30650198238583" text:continue-numbering="true" text:style-name="WWNum9">
        <text:list-item>
          <text:p text:style-name="P18"><text:span text:style-name="T1">Если тег </text:span><draw:frame draw:style-name="fr1" draw:name="Объект172" text:anchor-type="as-char" svg:width="0.111in" svg:height="0.1839in" draw:z-index="172"><draw:object xlink:href="./Object 173" xlink:type="simple" xlink:show="embed" xlink:actuate="onLoad"/><draw:image xlink:href="./ObjectReplacements/Object 173" xlink:type="simple" xlink:show="embed" xlink:actuate="onLoad"/><svg:desc>формула</svg:desc></draw:frame><text:span text:style-name="T1"><text:s/>был построен при выполнении какой-либо другой действительной операции восстановления, выдать ошибку.</text:span></text:p>
        </text:list-item>
        <text:list-item>
          <text:p text:style-name="P18"><text:span text:style-name="T1">Выдать набор элементов </text:span><draw:frame draw:style-name="fr1" draw:name="Объект173" text:anchor-type="as-char" svg:width="0.7283in" svg:height="0.2043in" draw:z-index="173"><draw:object xlink:href="./Object 174" xlink:type="simple" xlink:show="embed" xlink:actuate="onLoad"/><draw:image xlink:href="./ObjectReplacements/Object 174" xlink:type="simple" xlink:show="embed" xlink:actuate="onLoad"/><svg:desc>формула</svg:desc></draw:frame><text:span text:style-name="T1">.</text:span></text:p>
        </text:list-item>
      </text:list>
      <text:list xml:id="list30650368965370" text:continue-list="list30650820428225" text:style-name="WWNum1">
        <text:list-item>
          <text:list>
            <text:list-item>
              <text:p text:style-name="P23">Spend</text:p>
            </text:list-item>
          </text:list>
        </text:list-item>
      </text:list>
      <text:p text:style-name="P49"><text:soft-page-break/>Этот алгоритм позволяет получателю сгенерировать транзакцию, использующую монеты, направленные на публичный адрес и создать новые монеты, предназначенные для произвольных публичных адресов. Схема процесса является модульной; в частности, для генерирования параллельного доказательства по одному из множества, что может оказаться довольно затратным с точки зрения необходимых вычислений, требуется только полный ключ просмотра. Ключи траты необходимы исключительно на последнем этапе выполнения доказательства Шаума-Педерсена, что менее сложно.</text:p>
      <text:p text:style-name="P50"><text:span text:style-name="T1">Предполагается, что получатель использует алгоритм </text:span><text:span text:style-name="T3">Return</text:span><text:span text:style-name="T1"> применительно ко всем монетам, которые он желает использовать в такой транзакции.</text:span></text:p>
      <text:p text:style-name="P50"><text:span text:style-name="T5">Вводные данные</text:span><text:span text:style-name="T1">:</text:span></text:p>
      <text:list xml:id="list4176267815" text:style-name="WWNum10">
        <text:list-item>
          <text:p text:style-name="P19"><text:span text:style-name="T1">параметр безопасности </text:span><draw:frame draw:style-name="fr1" draw:name="Объект174" text:anchor-type="as-char" svg:width="0.0957in" svg:height="0.1839in" draw:z-index="174"><draw:object xlink:href="./Object 175" xlink:type="simple" xlink:show="embed" xlink:actuate="onLoad"/><draw:image xlink:href="./ObjectReplacements/Object 175" xlink:type="simple" xlink:show="embed" xlink:actuate="onLoad"/><svg:desc>формула</svg:desc></draw:frame><text:span text:style-name="T1"><text:s/>и публичные параметры </text:span><draw:frame draw:style-name="fr1" draw:name="Объект175" text:anchor-type="as-char" svg:width="0.1882in" svg:height="0.1839in" draw:z-index="175"><draw:object xlink:href="./Object 176" xlink:type="simple" xlink:show="embed" xlink:actuate="onLoad"/><draw:image xlink:href="./ObjectReplacements/Object 176" xlink:type="simple" xlink:show="embed" xlink:actuate="onLoad"/><svg:desc>формула</svg:desc></draw:frame><text:span text:style-name="T1">;</text:span></text:p>
        </text:list-item>
        <text:list-item>
          <text:p text:style-name="P19"><text:span text:style-name="T1">полный ключ просмотра </text:span><draw:frame draw:style-name="fr1" draw:name="Объект176" text:anchor-type="as-char" svg:width="0.4654in" svg:height="0.2091in" draw:z-index="176"><draw:object xlink:href="./Object 177" xlink:type="simple" xlink:show="embed" xlink:actuate="onLoad"/><draw:image xlink:href="./ObjectReplacements/Object 177" xlink:type="simple" xlink:show="embed" xlink:actuate="onLoad"/><svg:desc>формула</svg:desc></draw:frame><text:span text:style-name="T1">;</text:span></text:p>
        </text:list-item>
        <text:list-item>
          <text:p text:style-name="P19"><text:span text:style-name="T1">ключ траты </text:span><draw:frame draw:style-name="fr1" draw:name="Объект177" text:anchor-type="as-char" svg:width="0.4193in" svg:height="0.2091in" draw:z-index="177"><draw:object xlink:href="./Object 178" xlink:type="simple" xlink:show="embed" xlink:actuate="onLoad"/><draw:image xlink:href="./ObjectReplacements/Object 178" xlink:type="simple" xlink:show="embed" xlink:actuate="onLoad"/><svg:desc>формула</svg:desc></draw:frame><text:span text:style-name="T1">;</text:span></text:p>
        </text:list-item>
        <text:list-item>
          <text:p text:style-name="P19"><text:span text:style-name="T1">набор из </text:span><draw:frame draw:style-name="fr1" draw:name="Объект178" text:anchor-type="as-char" svg:width="0.1366in" svg:height="0.1839in" draw:z-index="178"><draw:object xlink:href="./Object 179" xlink:type="simple" xlink:show="embed" xlink:actuate="onLoad"/><draw:image xlink:href="./ObjectReplacements/Object 179" xlink:type="simple" xlink:show="embed" xlink:actuate="onLoad"/><svg:desc>формула</svg:desc></draw:frame><text:span text:style-name="T1"><text:s/>входящих монет </text:span><draw:frame draw:style-name="fr1" draw:name="Объект179" text:anchor-type="as-char" svg:width="0.539in" svg:height="0.1839in" draw:z-index="179"><draw:object xlink:href="./Object 180" xlink:type="simple" xlink:show="embed" xlink:actuate="onLoad"/><draw:image xlink:href="./ObjectReplacements/Object 180" xlink:type="simple" xlink:show="embed" xlink:actuate="onLoad"/><svg:desc>формула</svg:desc></draw:frame><text:span text:style-name="T1">, являющегося частью закрывающего набора;</text:span></text:p>
        </text:list-item>
        <text:list-item>
          <text:p text:style-name="P19"><text:span text:style-name="T1">для каждой </text:span><draw:frame draw:style-name="fr1" draw:name="Объект180" text:anchor-type="as-char" svg:width="0.6598in" svg:height="0.2252in" draw:z-index="180"><draw:object xlink:href="./Object 181" xlink:type="simple" xlink:show="embed" xlink:actuate="onLoad"/><draw:image xlink:href="./ObjectReplacements/Object 181" xlink:type="simple" xlink:show="embed" xlink:actuate="onLoad"/><svg:desc>формула</svg:desc></draw:frame><text:span text:style-name="T1"><text:s/>монеты, которая будет потрачена, индекс в наборе </text:span><draw:frame draw:style-name="fr1" draw:name="Объект181" text:anchor-type="as-char" svg:width="0.539in" svg:height="0.1839in" draw:z-index="181"><draw:object xlink:href="./Object 182" xlink:type="simple" xlink:show="embed" xlink:actuate="onLoad"/><draw:image xlink:href="./ObjectReplacements/Object 182" xlink:type="simple" xlink:show="embed" xlink:actuate="onLoad"/><svg:desc>формула</svg:desc></draw:frame><text:span text:style-name="T1">, порядковый номер, тег, значение и ключ восстановления: </text:span><draw:frame draw:style-name="fr1" draw:name="Объект182" text:anchor-type="as-char" svg:width="1.1374in" svg:height="0.2319in" draw:z-index="182"><draw:object xlink:href="./Object 183" xlink:type="simple" xlink:show="embed" xlink:actuate="onLoad"/><draw:image xlink:href="./ObjectReplacements/Object 183" xlink:type="simple" xlink:show="embed" xlink:actuate="onLoad"/><svg:desc>формула</svg:desc></draw:frame><text:span text:style-name="T1">;</text:span></text:p>
        </text:list-item>
        <text:list-item>
          <text:p text:style-name="P19"><text:span text:style-name="T1">целочисленное значение комиссии </text:span><draw:frame draw:style-name="fr1" draw:name="Объект183" text:anchor-type="as-char" svg:width="0.798in" svg:height="0.2547in" draw:z-index="183"><draw:object xlink:href="./Object 184" xlink:type="simple" xlink:show="embed" xlink:actuate="onLoad"/><draw:image xlink:href="./ObjectReplacements/Object 184" xlink:type="simple" xlink:show="embed" xlink:actuate="onLoad"/><svg:desc>формула</svg:desc></draw:frame><text:span text:style-name="T1">;</text:span></text:p>
        </text:list-item>
        <text:list-item>
          <text:p text:style-name="P19"><text:span text:style-name="T1">набор из </text:span><draw:frame draw:style-name="fr1" draw:name="Объект184" text:anchor-type="as-char" svg:width="0.0591in" svg:height="0.1839in" draw:z-index="184"><draw:object xlink:href="./Object 185" xlink:type="simple" xlink:show="embed" xlink:actuate="onLoad"/><draw:image xlink:href="./ObjectReplacements/Object 185" xlink:type="simple" xlink:show="embed" xlink:actuate="onLoad"/><svg:desc>формула</svg:desc></draw:frame><text:span text:style-name="T1"><text:s/>публичных адресов исходящих монет, их значений и сопроводительной информации:</text:span></text:p>
        </text:list-item>
      </text:list>
      <text:p text:style-name="P41"><draw:frame draw:style-name="fr1" draw:name="Объект185" text:anchor-type="as-char" svg:width="1.2709in" svg:height="0.2575in" draw:z-index="185"><draw:object xlink:href="./Object 186" xlink:type="simple" xlink:show="embed" xlink:actuate="onLoad"/><draw:image xlink:href="./ObjectReplacements/Object 186" xlink:type="simple" xlink:show="embed" xlink:actuate="onLoad"/><svg:desc>формула</svg:desc></draw:frame></text:p>
      <text:p text:style-name="P86"><text:span text:style-name="T5">Результат</text:span><text:span text:style-name="T1">: транзакция траты </text:span><draw:frame draw:style-name="fr1" draw:name="Объект186" text:anchor-type="as-char" svg:width="0.3693in" svg:height="0.2091in" draw:z-index="186"><draw:object xlink:href="./Object 187" xlink:type="simple" xlink:show="embed" xlink:actuate="onLoad"/><draw:image xlink:href="./ObjectReplacements/Object 187" xlink:type="simple" xlink:show="embed" xlink:actuate="onLoad"/><svg:desc>формула</svg:desc></draw:frame><text:span text:style-name="T1">.</text:span></text:p>
      <text:list xml:id="list1347881489" text:style-name="WWNum11">
        <text:list-item>
          <text:p text:style-name="P20"><text:span text:style-name="T1">Разбить необходимый компонент полного ключа просмотра </text:span><draw:frame draw:style-name="fr1" draw:name="Объект187" text:anchor-type="as-char" svg:width="0.7402in" svg:height="0.2091in" draw:z-index="187"><draw:object xlink:href="./Object 188" xlink:type="simple" xlink:show="embed" xlink:actuate="onLoad"/><draw:image xlink:href="./ObjectReplacements/Object 188" xlink:type="simple" xlink:show="embed" xlink:actuate="onLoad"/><svg:desc>формула</svg:desc></draw:frame><text:span text:style-name="T1">.</text:span></text:p>
        </text:list-item>
        <text:list-item>
          <text:p text:style-name="P20"><text:span text:style-name="T1">Разбить ключ траты </text:span><draw:frame draw:style-name="fr1" draw:name="Объект188" text:anchor-type="as-char" svg:width="1.1425in" svg:height="0.2319in" draw:z-index="188"><draw:object xlink:href="./Object 189" xlink:type="simple" xlink:show="embed" xlink:actuate="onLoad"/><draw:image xlink:href="./ObjectReplacements/Object 189" xlink:type="simple" xlink:show="embed" xlink:actuate="onLoad"/><svg:desc>формула</svg:desc></draw:frame><text:span text:style-name="T1">.</text:span></text:p>
        </text:list-item>
        <text:list-item>
          <text:p text:style-name="P20"><text:span text:style-name="T1">Разбить обязательства по порядковому номеру и обязательства по значению закрывающего набора </text:span><draw:frame draw:style-name="fr1" draw:name="Объект189" text:anchor-type="as-char" svg:width="1.4571in" svg:height="0.2811in" draw:z-index="189"><draw:object xlink:href="./Object 190" xlink:type="simple" xlink:show="embed" xlink:actuate="onLoad"/><draw:image xlink:href="./ObjectReplacements/Object 190" xlink:type="simple" xlink:show="embed" xlink:actuate="onLoad"/><svg:desc>формула</svg:desc></draw:frame><text:span text:style-name="T1">.</text:span></text:p>
        </text:list-item>
        <text:list-item>
          <text:p text:style-name="P25"><text:span text:style-name="T1">Для каждой </text:span><draw:frame draw:style-name="fr1" draw:name="Объект190" text:anchor-type="as-char" svg:width="0.6598in" svg:height="0.2252in" draw:z-index="190"><draw:object xlink:href="./Object 191" xlink:type="simple" xlink:show="embed" xlink:actuate="onLoad"/><draw:image xlink:href="./ObjectReplacements/Object 191" xlink:type="simple" xlink:show="embed" xlink:actuate="onLoad"/><svg:desc>формула</svg:desc></draw:frame><text:span text:style-name="T1">:</text:span></text:p>
        </text:list-item>
      </text:list>
      <text:list xml:id="list3537798911" text:style-name="WWNum12">
        <text:list-item>
          <text:p text:style-name="P57">вычислить офсет обязательства по порядковому номеру:</text:p>
        </text:list-item>
      </text:list>
      <text:p text:style-name="P41"><draw:frame draw:style-name="fr1" draw:name="Объект191" text:anchor-type="as-char" svg:width="2.348in" svg:height="0.2598in" draw:z-index="191"><draw:object xlink:href="./Object 192" xlink:type="simple" xlink:show="embed" xlink:actuate="onLoad"/><draw:image xlink:href="./ObjectReplacements/Object 192" xlink:type="simple" xlink:show="embed" xlink:actuate="onLoad"/><svg:desc>формула</svg:desc></draw:frame></text:p>
      <text:list xml:id="list30651178027200" text:continue-numbering="true" text:style-name="WWNum12">
        <text:list-item>
          <text:p text:style-name="P57">вычислить офсет обязательства по значению:</text:p>
        </text:list-item>
      </text:list>
      <text:p text:style-name="P41"><draw:frame draw:style-name="fr1" draw:name="Объект192" text:anchor-type="as-char" svg:width="1.7209in" svg:height="0.2598in" draw:z-index="192"><draw:object xlink:href="./Object 193" xlink:type="simple" xlink:show="embed" xlink:actuate="onLoad"/><draw:image xlink:href="./ObjectReplacements/Object 193" xlink:type="simple" xlink:show="embed" xlink:actuate="onLoad"/><svg:desc>формула</svg:desc></draw:frame></text:p>
      <text:list xml:id="list30650256701253" text:continue-numbering="true" text:style-name="WWNum12">
        <text:list-item>
          <text:p text:style-name="P57">сгенерировать параллельное доказательство по одному из множества:</text:p>
        </text:list-item>
      </text:list>
      <text:p text:style-name="P41"><draw:frame draw:style-name="fr1" draw:name="Объект193" text:anchor-type="as-char" svg:width="6.0252in" svg:height="0.3417in" draw:z-index="193"><draw:object xlink:href="./Object 194" xlink:type="simple" xlink:show="embed" xlink:actuate="onLoad"/><draw:image xlink:href="./ObjectReplacements/Object 194" xlink:type="simple" xlink:show="embed" xlink:actuate="onLoad"/><svg:desc>формула</svg:desc></draw:frame></text:p>
      <text:list xml:id="list30651114753577" text:continue-list="list1347881489" text:style-name="WWNum11">
        <text:list-item>
          <text:p text:style-name="P20"><text:span text:style-name="T1">Сгенерировать набор исходящих монет </text:span><draw:frame draw:style-name="fr1" draw:name="Объект194" text:anchor-type="as-char" svg:width="3.1102in" svg:height="0.2811in" draw:z-index="194"><draw:object xlink:href="./Object 195" xlink:type="simple" xlink:show="embed" xlink:actuate="onLoad"/><draw:image xlink:href="./ObjectReplacements/Object 195" xlink:type="simple" xlink:show="embed" xlink:actuate="onLoad"/><svg:desc>формула</svg:desc></draw:frame><text:span text:style-name="T1">.</text:span></text:p>
        </text:list-item>
        <text:list-item>
          <text:p text:style-name="P20"><text:span text:style-name="T1">Разбить обязательства по значениям исходящих монет </text:span><draw:frame draw:style-name="fr1" draw:name="Объект195" text:anchor-type="as-char" svg:width="1.2291in" svg:height="0.2575in" draw:z-index="195"><draw:object xlink:href="./Object 196" xlink:type="simple" xlink:show="embed" xlink:actuate="onLoad"/><draw:image xlink:href="./ObjectReplacements/Object 196" xlink:type="simple" xlink:show="embed" xlink:actuate="onLoad"/><svg:desc>формула</svg:desc></draw:frame><text:span text:style-name="T1">, где каждое </text:span><draw:frame draw:style-name="fr1" draw:name="Объект196" text:anchor-type="as-char" svg:width="0.1665in" svg:height="0.2091in" draw:z-index="196"><draw:object xlink:href="./Object 197" xlink:type="simple" xlink:show="embed" xlink:actuate="onLoad"/><draw:image xlink:href="./ObjectReplacements/Object 197" xlink:type="simple" xlink:show="embed" xlink:actuate="onLoad"/><svg:desc>формула</svg:desc></draw:frame><text:span text:style-name="T1"><text:s/>содержит прообраз ключа восстановления </text:span><draw:frame draw:style-name="fr1" draw:name="Объект197" text:anchor-type="as-char" svg:width="0.1339in" svg:height="0.2091in" draw:z-index="197"><draw:object xlink:href="./Object 198" xlink:type="simple" xlink:show="embed" xlink:actuate="onLoad"/><draw:image xlink:href="./ObjectReplacements/Object 198" xlink:type="simple" xlink:show="embed" xlink:actuate="onLoad"/><svg:desc>формула</svg:desc></draw:frame><text:span text:style-name="T1"><text:s/>и компонента адреса получателя </text:span><draw:frame draw:style-name="fr1" draw:name="Объект198" text:anchor-type="as-char" svg:width="0.3264in" svg:height="0.2319in" draw:z-index="198"><draw:object xlink:href="./Object 199" xlink:type="simple" xlink:show="embed" xlink:actuate="onLoad"/><draw:image xlink:href="./ObjectReplacements/Object 199" xlink:type="simple" xlink:show="embed" xlink:actuate="onLoad"/><svg:desc>формула</svg:desc></draw:frame><text:span text:style-name="T1">.</text:span></text:p>
        </text:list-item>
        <text:list-item>
          <text:p text:style-name="P10">Сгенерировать доказательство представления для подтверждения баланса:</text:p>
        </text:list-item>
      </text:list>
      <text:p text:style-name="P41"><draw:frame draw:style-name="fr1" draw:name="Объект199" text:anchor-type="as-char" svg:width="1.2016in" svg:height="0.2091in" draw:z-index="199"><draw:object xlink:href="./Object 200" xlink:type="simple" xlink:show="embed" xlink:actuate="onLoad"/><draw:image xlink:href="./ObjectReplacements/Object 200" xlink:type="simple" xlink:show="embed" xlink:actuate="onLoad"/><svg:desc>формула</svg:desc></draw:frame></text:p>
      <text:list xml:id="list30651315539569" text:continue-numbering="true" text:style-name="WWNum11">
        <text:list-item>
          <text:p text:style-name="P20"><text:span text:style-name="T1">Допустим, </text:span><draw:frame draw:style-name="fr1" draw:name="Объект200" text:anchor-type="as-char" svg:width="4.0457in" svg:height="0.3252in" draw:z-index="200"><draw:object xlink:href="./Object 201" xlink:type="simple" xlink:show="embed" xlink:actuate="onLoad"/><draw:image xlink:href="./ObjectReplacements/Object 201" xlink:type="simple" xlink:show="embed" xlink:actuate="onLoad"/><svg:desc>формула</svg:desc></draw:frame><text:span text:style-name="T1">.</text:span></text:p>
        </text:list-item>
        <text:list-item>
          <text:p text:style-name="P20"><text:soft-page-break/><text:span text:style-name="T1">Для каждой </text:span><draw:frame draw:style-name="fr1" draw:name="Объект201" text:anchor-type="as-char" svg:width="0.6598in" svg:height="0.2252in" draw:z-index="201"><draw:object xlink:href="./Object 202" xlink:type="simple" xlink:show="embed" xlink:actuate="onLoad"/><draw:image xlink:href="./ObjectReplacements/Object 202" xlink:type="simple" xlink:show="embed" xlink:actuate="onLoad"/><svg:desc>формула</svg:desc></draw:frame><text:span text:style-name="T1"><text:s/>сгенерировать модифицированное доказательство Шаума-Педерсена, в котором мы дополнительно связываем </text:span><draw:frame draw:style-name="fr1" draw:name="Объект202" text:anchor-type="as-char" svg:width="0.0953in" svg:height="0.1839in" draw:z-index="202"><draw:object xlink:href="./Object 203" xlink:type="simple" xlink:show="embed" xlink:actuate="onLoad"/><draw:image xlink:href="./ObjectReplacements/Object 203" xlink:type="simple" xlink:show="embed" xlink:actuate="onLoad"/><svg:desc>формула</svg:desc></draw:frame><text:span text:style-name="T1"><text:s/>с начальным транскриптом:</text:span></text:p>
        </text:list-item>
      </text:list>
      <text:p text:style-name="P105"><draw:frame draw:style-name="fr1" draw:name="Объект203" text:anchor-type="as-char" svg:width="4.0701in" svg:height="0.2874in" draw:z-index="203"><draw:object xlink:href="./Object 204" xlink:type="simple" xlink:show="embed" xlink:actuate="onLoad"/><draw:image xlink:href="./ObjectReplacements/Object 204" xlink:type="simple" xlink:show="embed" xlink:actuate="onLoad"/><svg:desc>формула</svg:desc></draw:frame></text:p>
      <text:list xml:id="list30650901323724" text:continue-numbering="true" text:style-name="WWNum11">
        <text:list-item>
          <text:p text:style-name="P20"><text:span text:style-name="T1">Выдать набор элементов:</text:span></text:p>
        </text:list-item>
      </text:list>
      <text:p text:style-name="P105"><draw:frame draw:style-name="fr1" draw:name="Объект204" text:anchor-type="as-char" svg:width="4.6209in" svg:height="0.3252in" draw:z-index="204"><draw:object xlink:href="./Object 205" xlink:type="simple" xlink:show="embed" xlink:actuate="onLoad"/><draw:image xlink:href="./ObjectReplacements/Object 205" xlink:type="simple" xlink:show="embed" xlink:actuate="onLoad"/><svg:desc>формула</svg:desc></draw:frame></text:p>
      <text:p text:style-name="P50"><text:span text:style-name="T11">Примечание 1</text:span><text:span text:style-name="T1">. Нам бы хотелось отметить наличие возможности такого изменения доказательства баланса, которое бы учитывало другие значения входов и выходов, не представленные в обязательствах по значению монеты, и делается это подобно тому, как в случае с обработкой комиссий. Это позволяет переносить значение в новые монеты, не прибегая к транзакции создания, или же переносить значение на прозрачный базовый уровень. Такой перенос функций, вероятно, представляет собой практический риск, не охваченный моделью безопасности протокола, и требует тщательного анализа.</text:span></text:p>
      <text:list xml:id="list30650227823145" text:continue-list="list30650368965370" text:style-name="WWNum1">
        <text:list-item>
          <text:list>
            <text:list-item>
              <text:p text:style-name="P23">Verify</text:p>
            </text:list-item>
          </text:list>
        </text:list-item>
      </text:list>
      <text:p text:style-name="P49">Этот алгоритм оценивает действительность транзакции.</text:p>
      <text:p text:style-name="P83"><text:span text:style-name="T5">Вводные данные</text:span><text:span text:style-name="T1">: либо транзакция создания </text:span><draw:frame draw:style-name="fr1" draw:name="Объект205" text:anchor-type="as-char" svg:width="0.3134in" svg:height="0.2091in" draw:z-index="205"><draw:object xlink:href="./Object 206" xlink:type="simple" xlink:show="embed" xlink:actuate="onLoad"/><draw:image xlink:href="./ObjectReplacements/Object 206" xlink:type="simple" xlink:show="embed" xlink:actuate="onLoad"/><svg:desc>формула</svg:desc></draw:frame><text:span text:style-name="T1">, либо транзакция траты </text:span><draw:frame draw:style-name="fr1" draw:name="Объект206" text:anchor-type="as-char" svg:width="0.3693in" svg:height="0.2091in" draw:z-index="206"><draw:object xlink:href="./Object 207" xlink:type="simple" xlink:show="embed" xlink:actuate="onLoad"/><draw:image xlink:href="./ObjectReplacements/Object 207" xlink:type="simple" xlink:show="embed" xlink:actuate="onLoad"/><svg:desc>формула</svg:desc></draw:frame><text:span text:style-name="T1">.</text:span></text:p>
      <text:p text:style-name="P86"><text:span text:style-name="T5">Результат</text:span><text:span text:style-name="T1">: бит, представляющий действительность транзакции. Если входящая транзакция является транзакцией создания:</text:span></text:p>
      <text:list xml:id="list1499868793" text:style-name="WWNum13">
        <text:list-item>
          <text:p text:style-name="P26"><text:span text:style-name="T1">Разбить транзакцию </text:span><draw:frame draw:style-name="fr1" draw:name="Объект207" text:anchor-type="as-char" svg:width="1.2366in" svg:height="0.2319in" draw:z-index="207"><draw:object xlink:href="./Object 208" xlink:type="simple" xlink:show="embed" xlink:actuate="onLoad"/><draw:image xlink:href="./ObjectReplacements/Object 208" xlink:type="simple" xlink:show="embed" xlink:actuate="onLoad"/><svg:desc>формула</svg:desc></draw:frame><text:span text:style-name="T1">.</text:span></text:p>
        </text:list-item>
        <text:list-item>
          <text:p text:style-name="P26"><text:span text:style-name="T1">Разбить значение монеты и обязательство по значению </text:span><draw:frame draw:style-name="fr1" draw:name="Объект208" text:anchor-type="as-char" svg:width="0.8465in" svg:height="0.2043in" draw:z-index="208"><draw:object xlink:href="./Object 209" xlink:type="simple" xlink:show="embed" xlink:actuate="onLoad"/><draw:image xlink:href="./ObjectReplacements/Object 209" xlink:type="simple" xlink:show="embed" xlink:actuate="onLoad"/><svg:desc>формула</svg:desc></draw:frame><text:span text:style-name="T1">.</text:span></text:p>
        </text:list-item>
        <text:list-item>
          <text:p text:style-name="P26"><text:span text:style-name="T1">Проверить соответствие </text:span><draw:frame draw:style-name="fr1" draw:name="Объект209" text:anchor-type="as-char" svg:width="0.8063in" svg:height="0.2547in" draw:z-index="209"><draw:object xlink:href="./Object 210" xlink:type="simple" xlink:show="embed" xlink:actuate="onLoad"/><draw:image xlink:href="./ObjectReplacements/Object 210" xlink:type="simple" xlink:show="embed" xlink:actuate="onLoad"/><svg:desc>формула</svg:desc></draw:frame><text:span text:style-name="T1"><text:s/>и выдать 0, если условие не соблюдено.</text:span></text:p>
        </text:list-item>
        <text:list-item>
          <text:p text:style-name="P26"><text:span text:style-name="T1">Проверить соответствие </text:span><draw:frame draw:style-name="fr1" draw:name="Объект210" text:anchor-type="as-char" svg:width="2.7043in" svg:height="0.2425in" draw:z-index="210"><draw:object xlink:href="./Object 211" xlink:type="simple" xlink:show="embed" xlink:actuate="onLoad"/><draw:image xlink:href="./ObjectReplacements/Object 211" xlink:type="simple" xlink:show="embed" xlink:actuate="onLoad"/><svg:desc>формула</svg:desc></draw:frame><text:span text:style-name="T1"><text:s/>и выдать 0, если условие не соблюдено.</text:span></text:p>
        </text:list-item>
        <text:list-item>
          <text:p text:style-name="P32">Выдать значение 1.</text:p>
        </text:list-item>
      </text:list>
      <text:p text:style-name="P51">Если входящая транзакция является транзакцией траты:</text:p>
      <text:list xml:id="list1739765174" text:style-name="WWNum14">
        <text:list-item>
          <text:p text:style-name="P33">Разбить транзакцию:</text:p>
        </text:list-item>
      </text:list>
      <text:p text:style-name="P105"><draw:frame draw:style-name="fr1" draw:name="Объект211" text:anchor-type="as-char" svg:width="4.6209in" svg:height="0.3252in" draw:z-index="211"><draw:object xlink:href="./Object 212" xlink:type="simple" xlink:show="embed" xlink:actuate="onLoad"/><draw:image xlink:href="./ObjectReplacements/Object 212" xlink:type="simple" xlink:show="embed" xlink:actuate="onLoad"/><svg:desc>формула</svg:desc></draw:frame></text:p>
      <text:list xml:id="list30651280969056" text:continue-numbering="true" text:style-name="WWNum14">
        <text:list-item>
          <text:p text:style-name="P27"><text:span text:style-name="T1">Разбить обязательства по порядковому номеру закрывающего набора и обязательства по значению </text:span><draw:frame draw:style-name="fr1" draw:name="Объект212" text:anchor-type="as-char" svg:width="1.4571in" svg:height="0.2811in" draw:z-index="212"><draw:object xlink:href="./Object 213" xlink:type="simple" xlink:show="embed" xlink:actuate="onLoad"/><draw:image xlink:href="./ObjectReplacements/Object 213" xlink:type="simple" xlink:show="embed" xlink:actuate="onLoad"/><svg:desc>формула</svg:desc></draw:frame><text:span text:style-name="T1">.</text:span></text:p>
        </text:list-item>
        <text:list-item>
          <text:p text:style-name="P27"><text:span text:style-name="T1">Разбить обязательства по значению исходящей монеты и доказательства диапазона </text:span><draw:frame draw:style-name="fr1" draw:name="Объект213" text:anchor-type="as-char" svg:width="1.6693in" svg:height="0.2811in" draw:z-index="213"><draw:object xlink:href="./Object 214" xlink:type="simple" xlink:show="embed" xlink:actuate="onLoad"/><draw:image xlink:href="./ObjectReplacements/Object 214" xlink:type="simple" xlink:show="embed" xlink:actuate="onLoad"/><svg:desc>формула</svg:desc></draw:frame><text:span text:style-name="T1">.</text:span></text:p>
        </text:list-item>
        <text:list-item>
          <text:p text:style-name="P27"><text:span text:style-name="T1">Для каждой </text:span><draw:frame draw:style-name="fr1" draw:name="Объект214" text:anchor-type="as-char" svg:width="0.6598in" svg:height="0.2252in" draw:z-index="214"><draw:object xlink:href="./Object 215" xlink:type="simple" xlink:show="embed" xlink:actuate="onLoad"/><draw:image xlink:href="./ObjectReplacements/Object 215" xlink:type="simple" xlink:show="embed" xlink:actuate="onLoad"/><svg:desc>формула</svg:desc></draw:frame><text:span text:style-name="T1">:</text:span></text:p>
        </text:list-item>
      </text:list>
      <text:list xml:id="list1750855101" text:style-name="WWNum15">
        <text:list-item>
          <text:p text:style-name="P58"><text:span text:style-name="T1">Убедиться в том, что </text:span><draw:frame draw:style-name="fr1" draw:name="Объект215" text:anchor-type="as-char" svg:width="0.1626in" svg:height="0.2091in" draw:z-index="215"><draw:object xlink:href="./Object 216" xlink:type="simple" xlink:show="embed" xlink:actuate="onLoad"/><draw:image xlink:href="./ObjectReplacements/Object 216" xlink:type="simple" xlink:show="embed" xlink:actuate="onLoad"/><svg:desc>формула</svg:desc></draw:frame><text:span text:style-name="T1"><text:s/>не встречается где-либо ещё в данной транзакции или любой ранее верифицированной транзакции, и выдать 0, если встречается.</text:span></text:p>
        </text:list-item>
        <text:list-item>
          <text:p text:style-name="P58"><text:span text:style-name="T1">Проверить соответствие </text:span><draw:frame draw:style-name="fr1" draw:name="Объект216" text:anchor-type="as-char" svg:width="3.0244in" svg:height="0.311in" draw:z-index="216"><draw:object xlink:href="./Object 217" xlink:type="simple" xlink:show="embed" xlink:actuate="onLoad"/><draw:image xlink:href="./ObjectReplacements/Object 217" xlink:type="simple" xlink:show="embed" xlink:actuate="onLoad"/><svg:desc>формула</svg:desc></draw:frame><text:span text:style-name="T1"><text:s/>и выдать 0, если условие не соблюдено.</text:span></text:p>
        </text:list-item>
        <text:list-item>
          <text:p text:style-name="P58"><text:span text:style-name="T1">Проверить соответствие </text:span><draw:frame draw:style-name="fr1" draw:name="Объект217" text:anchor-type="as-char" svg:width="2.5937in" svg:height="0.2701in" draw:z-index="217"><draw:object xlink:href="./Object 218" xlink:type="simple" xlink:show="embed" xlink:actuate="onLoad"/><draw:image xlink:href="./ObjectReplacements/Object 218" xlink:type="simple" xlink:show="embed" xlink:actuate="onLoad"/><svg:desc>формула</svg:desc></draw:frame><text:span text:style-name="T1"><text:s/>и выдать 0, если условие не соблюдено.</text:span></text:p>
        </text:list-item>
      </text:list>
      <text:list xml:id="list30650985844173" text:continue-list="list30651280969056" text:style-name="WWNum14">
        <text:list-item>
          <text:p text:style-name="P27"><text:span text:style-name="T1">Для каждого </text:span><draw:frame draw:style-name="fr1" draw:name="Объект218" text:anchor-type="as-char" svg:width="0.5874in" svg:height="0.2252in" draw:z-index="218"><draw:object xlink:href="./Object 219" xlink:type="simple" xlink:show="embed" xlink:actuate="onLoad"/><draw:image xlink:href="./ObjectReplacements/Object 219" xlink:type="simple" xlink:show="embed" xlink:actuate="onLoad"/><svg:desc>формула</svg:desc></draw:frame><text:span text:style-name="T1">:</text:span></text:p>
        </text:list-item>
      </text:list>
      <text:list xml:id="list1223876642" text:style-name="WWNum16">
        <text:list-item>
          <text:p text:style-name="P59"><text:soft-page-break/><text:span text:style-name="T1">Проверить соответствие </text:span><draw:frame draw:style-name="fr1" draw:name="Объект219" text:anchor-type="as-char" svg:width="1.9217in" svg:height="0.2571in" draw:z-index="219"><draw:object xlink:href="./Object 220" xlink:type="simple" xlink:show="embed" xlink:actuate="onLoad"/><draw:image xlink:href="./ObjectReplacements/Object 220" xlink:type="simple" xlink:show="embed" xlink:actuate="onLoad"/><svg:desc>формула</svg:desc></draw:frame><text:span text:style-name="T1"><text:s/>и выдать 0, если условие не соблюдено.</text:span></text:p>
        </text:list-item>
      </text:list>
      <text:list xml:id="list30650845837673" text:continue-list="list30650985844173" text:style-name="WWNum14">
        <text:list-item>
          <text:p text:style-name="P27"><text:span text:style-name="T1">Проверить соответствие </text:span><draw:frame draw:style-name="fr1" draw:name="Объект220" text:anchor-type="as-char" svg:width="0.798in" svg:height="0.2547in" draw:z-index="220"><draw:object xlink:href="./Object 221" xlink:type="simple" xlink:show="embed" xlink:actuate="onLoad"/><draw:image xlink:href="./ObjectReplacements/Object 221" xlink:type="simple" xlink:show="embed" xlink:actuate="onLoad"/><svg:desc>формула</svg:desc></draw:frame><text:span text:style-name="T1"><text:s/>и выдать 0, если условие не соблюдено.</text:span></text:p>
        </text:list-item>
        <text:list-item>
          <text:p text:style-name="P33">Проверить соответствие</text:p>
        </text:list-item>
      </text:list>
      <text:p text:style-name="P105"><draw:frame draw:style-name="fr1" draw:name="Объект221" text:anchor-type="as-char" svg:width="3.5811in" svg:height="0.4945in" draw:z-index="221"><draw:object xlink:href="./Object 222" xlink:type="simple" xlink:show="embed" xlink:actuate="onLoad"/><draw:image xlink:href="./ObjectReplacements/Object 222" xlink:type="simple" xlink:show="embed" xlink:actuate="onLoad"/><svg:desc>формула</svg:desc></draw:frame></text:p>
      <text:p text:style-name="P44">и выдать 0, если условие не соблюдено.</text:p>
      <text:list xml:id="list30649816564329" text:continue-numbering="true" text:style-name="WWNum14">
        <text:list-item>
          <text:p text:style-name="P33">Выдать значение 1.</text:p>
        </text:list-item>
      </text:list>
      <text:list xml:id="list30650861414642" text:continue-list="list30650227823145" text:style-name="WWNum1">
        <text:list-item>
          <text:p text:style-name="P36">Операции с мультиподписью</text:p>
        </text:list-item>
      </text:list>
      <text:p text:style-name="P50"><text:span text:style-name="T1">Адреса и транзакции </text:span><text:span text:style-name="T3">Spark</text:span><text:span text:style-name="T1"> поддерживают эффективные и безопасные операции с мультиподписью, когда для подтверждения транзакций требуется наличие группы подписантов. Нами описывается метод реализации алгоритмов </text:span><text:span text:style-name="T3">CreateAddress</text:span><text:span text:style-name="T1"> и </text:span><text:span text:style-name="T3">Spend</text:span><text:span text:style-name="T1"> группами подписантов для создания адресов и неотличимых от других транзакций траты, поддерживающих схему мультиподписи.</text:span></text:p>
      <text:p text:style-name="P50"><text:span text:style-name="T1">В рамках данного раздела предположим, что у нас есть группа, состоящая из </text:span><draw:frame draw:style-name="fr1" draw:name="Объект222" text:anchor-type="as-char" svg:width="0.0882in" svg:height="0.1839in" draw:z-index="222"><draw:object xlink:href="./Object 223" xlink:type="simple" xlink:show="embed" xlink:actuate="onLoad"/><draw:image xlink:href="./ObjectReplacements/Object 223" xlink:type="simple" xlink:show="embed" xlink:actuate="onLoad"/><svg:desc>формула</svg:desc></draw:frame><text:span text:style-name="T1"><text:s/>подписантов, желающих совместно создать адрес или транзакцию. Кроме того, равномерно случайным образом мы выбираем криптографическую хеш-функцию </text:span><draw:frame draw:style-name="fr1" draw:name="Объект223" text:anchor-type="as-char" svg:width="1.0874in" svg:height="0.2311in" draw:z-index="223"><draw:object xlink:href="./Object 224" xlink:type="simple" xlink:show="embed" xlink:actuate="onLoad"/><draw:image xlink:href="./ObjectReplacements/Object 224" xlink:type="simple" xlink:show="embed" xlink:actuate="onLoad"/><svg:desc>формула</svg:desc></draw:frame><text:span text:style-name="T1">.</text:span></text:p>
      <text:list xml:id="list30650402664795" text:continue-numbering="true" text:style-name="WWNum1">
        <text:list-item>
          <text:list>
            <text:list-item>
              <text:p text:style-name="P24">CreateAddress</text:p>
            </text:list-item>
          </text:list>
        </text:list-item>
      </text:list>
      <text:list xml:id="list4292170682" text:style-name="WWNum17">
        <text:list-item>
          <text:p text:style-name="P28"><text:span text:style-name="T1">Каждый участник </text:span><draw:frame draw:style-name="fr1" draw:name="Объект224" text:anchor-type="as-char" svg:width="0.6417in" svg:height="0.2252in" draw:z-index="224"><draw:object xlink:href="./Object 225" xlink:type="simple" xlink:show="embed" xlink:actuate="onLoad"/><draw:image xlink:href="./ObjectReplacements/Object 225" xlink:type="simple" xlink:show="embed" xlink:actuate="onLoad"/><svg:desc>формула</svg:desc></draw:frame><text:span text:style-name="T1"><text:s/>равномерно случайным образом выбирает </text:span><draw:frame draw:style-name="fr1" draw:name="Объект225" text:anchor-type="as-char" svg:width="0.2307in" svg:height="0.2091in" draw:z-index="225"><draw:object xlink:href="./Object 226" xlink:type="simple" xlink:show="embed" xlink:actuate="onLoad"/><draw:image xlink:href="./ObjectReplacements/Object 226" xlink:type="simple" xlink:show="embed" xlink:actuate="onLoad"/><svg:desc>формула</svg:desc></draw:frame><text:span text:style-name="T1">, </text:span><draw:frame draw:style-name="fr1" draw:name="Объект226" text:anchor-type="as-char" svg:width="0.2311in" svg:height="0.2091in" draw:z-index="226"><draw:object xlink:href="./Object 227" xlink:type="simple" xlink:show="embed" xlink:actuate="onLoad"/><draw:image xlink:href="./ObjectReplacements/Object 227" xlink:type="simple" xlink:show="embed" xlink:actuate="onLoad"/><svg:desc>формула</svg:desc></draw:frame><text:span text:style-name="T1">, </text:span><draw:frame draw:style-name="fr1" draw:name="Объект227" text:anchor-type="as-char" svg:width="0.4311in" svg:height="0.2091in" draw:z-index="227"><draw:object xlink:href="./Object 228" xlink:type="simple" xlink:show="embed" xlink:actuate="onLoad"/><draw:image xlink:href="./ObjectReplacements/Object 228" xlink:type="simple" xlink:show="embed" xlink:actuate="onLoad"/><svg:desc>формула</svg:desc></draw:frame><text:span text:style-name="T1"><text:s/>и задаёт </text:span><draw:frame draw:style-name="fr1" draw:name="Объект228" text:anchor-type="as-char" svg:width="1.3681in" svg:height="0.2319in" draw:z-index="228"><draw:object xlink:href="./Object 229" xlink:type="simple" xlink:show="embed" xlink:actuate="onLoad"/><draw:image xlink:href="./ObjectReplacements/Object 229" xlink:type="simple" xlink:show="embed" xlink:actuate="onLoad"/><svg:desc>формула</svg:desc></draw:frame><text:span text:style-name="T1">. Он отправляет значения <text:s/></text:span><draw:frame draw:style-name="fr1" draw:name="Объект229" text:anchor-type="as-char" svg:width="0.2307in" svg:height="0.2091in" draw:z-index="229"><draw:object xlink:href="./Object 230" xlink:type="simple" xlink:show="embed" xlink:actuate="onLoad"/><draw:image xlink:href="./ObjectReplacements/Object 230" xlink:type="simple" xlink:show="embed" xlink:actuate="onLoad"/><svg:desc>формула</svg:desc></draw:frame><text:span text:style-name="T1">, </text:span><draw:frame draw:style-name="fr1" draw:name="Объект230" text:anchor-type="as-char" svg:width="0.2311in" svg:height="0.2091in" draw:z-index="230"><draw:object xlink:href="./Object 231" xlink:type="simple" xlink:show="embed" xlink:actuate="onLoad"/><draw:image xlink:href="./ObjectReplacements/Object 231" xlink:type="simple" xlink:show="embed" xlink:actuate="onLoad"/><svg:desc>формула</svg:desc></draw:frame><text:span text:style-name="T1">, </text:span><draw:frame draw:style-name="fr1" draw:name="Объект231" text:anchor-type="as-char" svg:width="0.1965in" svg:height="0.2091in" draw:z-index="231"><draw:object xlink:href="./Object 232" xlink:type="simple" xlink:show="embed" xlink:actuate="onLoad"/><draw:image xlink:href="./ObjectReplacements/Object 232" xlink:type="simple" xlink:show="embed" xlink:actuate="onLoad"/><svg:desc>формула</svg:desc></draw:frame><text:span text:style-name="T1"><text:s/>всем участникам.</text:span></text:p>
        </text:list-item>
        <text:list-item>
          <text:p text:style-name="P34">Все участники вычисляют компоненты совокупного входящего ключ просмотра и полного ключа просмотра:</text:p>
        </text:list-item>
      </text:list>
      <text:p text:style-name="P47"><draw:frame draw:style-name="fr1" draw:name="Объект232" text:anchor-type="as-char" svg:width="1.8783in" svg:height="0.4484in" draw:z-index="232"><draw:object xlink:href="./Object 233" xlink:type="simple" xlink:show="embed" xlink:actuate="onLoad"/><draw:image xlink:href="./ObjectReplacements/Object 233" xlink:type="simple" xlink:show="embed" xlink:actuate="onLoad"/><svg:desc>формула</svg:desc></draw:frame></text:p>
      <text:p text:style-name="P41"><draw:frame draw:style-name="fr1" draw:name="Объект233" text:anchor-type="as-char" svg:width="1.8799in" svg:height="0.4484in" draw:z-index="233"><draw:object xlink:href="./Object 234" xlink:type="simple" xlink:show="embed" xlink:actuate="onLoad"/><draw:image xlink:href="./ObjectReplacements/Object 234" xlink:type="simple" xlink:show="embed" xlink:actuate="onLoad"/><svg:desc>формула</svg:desc></draw:frame></text:p>
      <text:p text:style-name="P41"><draw:frame draw:style-name="fr1" draw:name="Объект234" text:anchor-type="as-char" svg:width="1.822in" svg:height="0.4484in" draw:z-index="234"><draw:object xlink:href="./Object 235" xlink:type="simple" xlink:show="embed" xlink:actuate="onLoad"/><draw:image xlink:href="./ObjectReplacements/Object 235" xlink:type="simple" xlink:show="embed" xlink:actuate="onLoad"/><svg:desc>формула</svg:desc></draw:frame></text:p>
      <text:list xml:id="list30651532991506" text:continue-numbering="true" text:style-name="WWNum17">
        <text:list-item>
          <text:p text:style-name="P34">Все участники вычисляют компоненты совокупного публичного адреса:</text:p>
        </text:list-item>
      </text:list>
      <text:p text:style-name="P41"><draw:frame draw:style-name="fr1" draw:name="Объект235" text:anchor-type="as-char" svg:width="1.3354in" svg:height="0.2319in" draw:z-index="235"><draw:object xlink:href="./Object 236" xlink:type="simple" xlink:show="embed" xlink:actuate="onLoad"/><draw:image xlink:href="./ObjectReplacements/Object 236" xlink:type="simple" xlink:show="embed" xlink:actuate="onLoad"/><svg:desc>формула</svg:desc></draw:frame></text:p>
      <text:p text:style-name="P41"><draw:frame draw:style-name="fr1" draw:name="Объект236" text:anchor-type="as-char" svg:width="1.5839in" svg:height="0.2319in" draw:z-index="236"><draw:object xlink:href="./Object 237" xlink:type="simple" xlink:show="embed" xlink:actuate="onLoad"/><draw:image xlink:href="./ObjectReplacements/Object 237" xlink:type="simple" xlink:show="embed" xlink:actuate="onLoad"/><svg:desc>формула</svg:desc></draw:frame></text:p>
      <text:p text:style-name="P46"><text:span text:style-name="T1">Следует отметить, что каждый участник </text:span><draw:frame draw:style-name="fr1" draw:name="Объект237" text:anchor-type="as-char" svg:width="0.1016in" svg:height="0.1839in" draw:z-index="237"><draw:object xlink:href="./Object 238" xlink:type="simple" xlink:show="embed" xlink:actuate="onLoad"/><draw:image xlink:href="./ObjectReplacements/Object 238" xlink:type="simple" xlink:show="embed" xlink:actuate="onLoad"/><svg:desc>формула</svg:desc></draw:frame><text:span text:style-name="T1"><text:s/>сохраняет приватность своей доли ключа траты </text:span><draw:frame draw:style-name="fr1" draw:name="Объект238" text:anchor-type="as-char" svg:width="0.1362in" svg:height="0.2091in" draw:z-index="238"><draw:object xlink:href="./Object 239" xlink:type="simple" xlink:show="embed" xlink:actuate="onLoad"/><draw:image xlink:href="./ObjectReplacements/Object 239" xlink:type="simple" xlink:show="embed" xlink:actuate="onLoad"/><svg:desc>формула</svg:desc></draw:frame><text:span text:style-name="T1">.</text:span></text:p>
      <text:list xml:id="list30650829363017" text:continue-list="list30650402664795" text:style-name="WWNum1">
        <text:list-item>
          <text:list>
            <text:list-item>
              <text:p text:style-name="P24">Spend</text:p>
            </text:list-item>
          </text:list>
        </text:list-item>
      </text:list>
      <text:p text:style-name="P50"><text:span text:style-name="T1">Поскольку у всех участников имеется совокупный полный ключ просмотра, соответствующий совокупному публичному адресу, любой участник может использовать его, чтобы построить все компоненты транзакции, кроме модифицированных доказательств Шаума-Педерсена. Мы описываем, как подписанты совместно создают такое доказательство, </text:span><text:soft-page-break/><text:span text:style-name="T1">подтверждающее трату монеты, используя следующие вводные данные доказательства (мы используем ту же систему обозначений, что и раньше):</text:span></text:p>
      <text:p text:style-name="P41"><draw:frame draw:style-name="fr1" draw:name="Объект239" text:anchor-type="as-char" svg:width="2.4772in" svg:height="0.2862in" draw:z-index="239"><draw:object xlink:href="./Object 240" xlink:type="simple" xlink:show="embed" xlink:actuate="onLoad"/><draw:image xlink:href="./ObjectReplacements/Object 240" xlink:type="simple" xlink:show="embed" xlink:actuate="onLoad"/><svg:desc>формула</svg:desc></draw:frame></text:p>
      <text:list xml:id="list4234491415" text:style-name="WWNum18">
        <text:list-item>
          <text:p text:style-name="P29"><text:span text:style-name="T1">Каждый участник </text:span><draw:frame draw:style-name="fr1" draw:name="Объект240" text:anchor-type="as-char" svg:width="0.6417in" svg:height="0.2252in" draw:z-index="240"><draw:object xlink:href="./Object 241" xlink:type="simple" xlink:show="embed" xlink:actuate="onLoad"/><draw:image xlink:href="./ObjectReplacements/Object 241" xlink:type="simple" xlink:show="embed" xlink:actuate="onLoad"/><svg:desc>формула</svg:desc></draw:frame><text:span text:style-name="T1"><text:s/>равномерно случайным образом выбирает </text:span><draw:frame draw:style-name="fr1" draw:name="Объект241" text:anchor-type="as-char" svg:width="0.1362in" svg:height="0.2091in" draw:z-index="241"><draw:object xlink:href="./Object 242" xlink:type="simple" xlink:show="embed" xlink:actuate="onLoad"/><draw:image xlink:href="./ObjectReplacements/Object 242" xlink:type="simple" xlink:show="embed" xlink:actuate="onLoad"/><svg:desc>формула</svg:desc></draw:frame><text:span text:style-name="T1">, </text:span><draw:frame draw:style-name="fr1" draw:name="Объект242" text:anchor-type="as-char" svg:width="0.1346in" svg:height="0.2091in" draw:z-index="242"><draw:object xlink:href="./Object 243" xlink:type="simple" xlink:show="embed" xlink:actuate="onLoad"/><draw:image xlink:href="./ObjectReplacements/Object 243" xlink:type="simple" xlink:show="embed" xlink:actuate="onLoad"/><svg:desc>формула</svg:desc></draw:frame><text:span text:style-name="T1">, </text:span><draw:frame draw:style-name="fr1" draw:name="Объект243" text:anchor-type="as-char" svg:width="0.4154in" svg:height="0.2091in" draw:z-index="243"><draw:object xlink:href="./Object 244" xlink:type="simple" xlink:show="embed" xlink:actuate="onLoad"/><draw:image xlink:href="./ObjectReplacements/Object 244" xlink:type="simple" xlink:show="embed" xlink:actuate="onLoad"/><svg:desc>формула</svg:desc></draw:frame><text:span text:style-name="T1">. Он генерирует обязательство по набору элементов </text:span><draw:frame draw:style-name="fr1" draw:name="Объект244" text:anchor-type="as-char" svg:width="0.7953in" svg:height="0.2319in" draw:z-index="244"><draw:object xlink:href="./Object 245" xlink:type="simple" xlink:show="embed" xlink:actuate="onLoad"/><draw:image xlink:href="./ObjectReplacements/Object 245" xlink:type="simple" xlink:show="embed" xlink:actuate="onLoad"/><svg:desc>формула</svg:desc></draw:frame><text:span text:style-name="T1"><text:s/>и отправляет его всем участникам.</text:span></text:p>
        </text:list-item>
        <text:list-item>
          <text:p text:style-name="P35">Каждый участник раскрывает свою часть обязательства всем остальным участникам, верифицирует такие же части обязательства остальных участников, и прерывает процесс, если какая-либо из них не будет действительной.</text:p>
        </text:list-item>
        <text:list-item>
          <text:p text:style-name="P35">Все участники вычисляют начальные элементы доказательства:</text:p>
        </text:list-item>
      </text:list>
      <text:p text:style-name="P41"><draw:frame draw:style-name="fr1" draw:name="Объект245" text:anchor-type="as-char" svg:width="1.6882in" svg:height="0.4945in" draw:z-index="245"><draw:object xlink:href="./Object 246" xlink:type="simple" xlink:show="embed" xlink:actuate="onLoad"/><draw:image xlink:href="./ObjectReplacements/Object 246" xlink:type="simple" xlink:show="embed" xlink:actuate="onLoad"/><svg:desc>формула</svg:desc></draw:frame></text:p>
      <text:p text:style-name="P41"><draw:frame draw:style-name="fr1" draw:name="Объект246" text:anchor-type="as-char" svg:width="1.7307in" svg:height="0.4945in" draw:z-index="246"><draw:object xlink:href="./Object 247" xlink:type="simple" xlink:show="embed" xlink:actuate="onLoad"/><draw:image xlink:href="./ObjectReplacements/Object 247" xlink:type="simple" xlink:show="embed" xlink:actuate="onLoad"/><svg:desc>формула</svg:desc></draw:frame></text:p>
      <text:p text:style-name="P41"><draw:frame draw:style-name="fr1" draw:name="Объект247" text:anchor-type="as-char" svg:width="0.9744in" svg:height="0.4945in" draw:z-index="247"><draw:object xlink:href="./Object 248" xlink:type="simple" xlink:show="embed" xlink:actuate="onLoad"/><draw:image xlink:href="./ObjectReplacements/Object 248" xlink:type="simple" xlink:show="embed" xlink:actuate="onLoad"/><svg:desc>формула</svg:desc></draw:frame></text:p>
      <text:p text:style-name="P46"><text:span text:style-name="T1">Запрос </text:span><draw:frame draw:style-name="fr1" draw:name="Объект248" text:anchor-type="as-char" svg:width="0.0839in" svg:height="0.1839in" draw:z-index="248"><draw:object xlink:href="./Object 249" xlink:type="simple" xlink:show="embed" xlink:actuate="onLoad"/><draw:image xlink:href="./ObjectReplacements/Object 249" xlink:type="simple" xlink:show="embed" xlink:actuate="onLoad"/><svg:desc>формула</svg:desc></draw:frame><text:span text:style-name="T1"><text:s/>вычисляется на основе начального транскрипта доказательства.</text:span></text:p>
      <text:list xml:id="list30650842316306" text:continue-numbering="true" text:style-name="WWNum18">
        <text:list-item>
          <text:p text:style-name="P29"><text:span text:style-name="T1">Каждый участник </text:span><draw:frame draw:style-name="fr1" draw:name="Объект249" text:anchor-type="as-char" svg:width="0.6417in" svg:height="0.2252in" draw:z-index="249"><draw:object xlink:href="./Object 250" xlink:type="simple" xlink:show="embed" xlink:actuate="onLoad"/><draw:image xlink:href="./ObjectReplacements/Object 250" xlink:type="simple" xlink:show="embed" xlink:actuate="onLoad"/><svg:desc>формула</svg:desc></draw:frame><text:span text:style-name="T1"><text:s/>вычисляет следующее:</text:span></text:p>
        </text:list-item>
      </text:list>
      <text:p text:style-name="P47"><draw:frame draw:style-name="fr1" draw:name="Объект250" text:anchor-type="as-char" svg:width="0.9244in" svg:height="0.4484in" draw:z-index="250"><draw:object xlink:href="./Object 251" xlink:type="simple" xlink:show="embed" xlink:actuate="onLoad"/><draw:image xlink:href="./ObjectReplacements/Object 251" xlink:type="simple" xlink:show="embed" xlink:actuate="onLoad"/><svg:desc>формула</svg:desc></draw:frame></text:p>
      <text:p text:style-name="P41"><draw:frame draw:style-name="fr1" draw:name="Объект251" text:anchor-type="as-char" svg:width="1.961in" svg:height="0.2846in" draw:z-index="251"><draw:object xlink:href="./Object 252" xlink:type="simple" xlink:show="embed" xlink:actuate="onLoad"/><draw:image xlink:href="./ObjectReplacements/Object 252" xlink:type="simple" xlink:show="embed" xlink:actuate="onLoad"/><svg:desc>формула</svg:desc></draw:frame></text:p>
      <text:p text:style-name="P48"><draw:frame draw:style-name="fr1" draw:name="Объект252" text:anchor-type="as-char" svg:width="1.5917in" svg:height="0.4484in" draw:z-index="252"><draw:object xlink:href="./Object 253" xlink:type="simple" xlink:show="embed" xlink:actuate="onLoad"/><draw:image xlink:href="./ObjectReplacements/Object 253" xlink:type="simple" xlink:show="embed" xlink:actuate="onLoad"/><svg:desc>формула</svg:desc></draw:frame></text:p>
      <text:p text:style-name="P45"><draw:frame draw:style-name="fr1" draw:name="Объект253" text:anchor-type="as-char" svg:width="0.2161in" svg:height="0.2091in" draw:z-index="253"><draw:object xlink:href="./Object 254" xlink:type="simple" xlink:show="embed" xlink:actuate="onLoad"/><draw:image xlink:href="./ObjectReplacements/Object 254" xlink:type="simple" xlink:show="embed" xlink:actuate="onLoad"/><svg:desc>формула</svg:desc></draw:frame><text:span text:style-name="T1"><text:s/>рассылается всем участникам.</text:span></text:p>
      <text:list xml:id="list30650166285866" text:continue-numbering="true" text:style-name="WWNum18">
        <text:list-item>
          <text:p text:style-name="P35">Все участники вычисляют последний компонент доказательства:</text:p>
        </text:list-item>
      </text:list>
      <text:p text:style-name="P41"><draw:frame draw:style-name="fr1" draw:name="Объект254" text:anchor-type="as-char" svg:width="0.6937in" svg:height="0.4484in" draw:z-index="254"><draw:object xlink:href="./Object 255" xlink:type="simple" xlink:show="embed" xlink:actuate="onLoad"/><draw:image xlink:href="./ObjectReplacements/Object 255" xlink:type="simple" xlink:show="embed" xlink:actuate="onLoad"/><svg:desc>формула</svg:desc></draw:frame></text:p>
      <text:list xml:id="list30649858980112" text:continue-list="list30650829363017" text:style-name="WWNum1">
        <text:list-item>
          <text:p text:style-name="P36">Применение структур ключей</text:p>
        </text:list-item>
      </text:list>
      <text:p text:style-name="P52"><text:span text:style-name="T1">Структура ключей в рамках протокола </text:span><text:span text:style-name="T3">Spark</text:span><text:span text:style-name="T1"> обеспечивает гибкость и практичность функций, связанных со сканированием и построением транзакций.</text:span></text:p>
      <text:p text:style-name="P52"><text:span text:style-name="T1">Входящий ключ просмотра используется при проведении операций в рамках алгоритма </text:span><text:span text:style-name="T3">Identify</text:span><text:span text:style-name="T1">, чтобы определить, когда на связанный с ним публичный адрес будет отправлена монета, а также чтобы определить значение монеты и соответствующую сопроводительную информацию. Это даёт нам два известных варианта использования. В одном случае ответственность за процесс сканирования блокчейна может быть делегирована устройству или сервису без передачи полномочий, связанных с тратой обозначенных монет. В другом случае программное обеспечение кошелька, которому известен ключ траты, может сохранить этот ключ в зашифрованном или другом безопасном виде при проведении операции сканирования, что снижает риски, связанные с раскрытием такого ключа.</text:span></text:p>
      <text:p text:style-name="P52"><text:soft-page-break/><text:span text:style-name="T1">Полный ключ просмотра используется при проведении операций в соответствии с алгоритмом </text:span><text:span text:style-name="T3">Recover</text:span><text:span text:style-name="T1">, чтобы дополнительно вычислить порядковый номер и тег монет, передаваемых на соответствующий публичный адрес. Эти теги могут использоваться для идентификации транзакции, в которой тратится монета. Передача такого ключа позволяет третьей стороне идентифицировать входящие и обнаруживать исходящие транзакции, что в дополнение к этому даёт возможность вычисления баланса без делегирования полномочий, связанных с тратой. Такие пользователи, как общественные благотворительные организации, могут пожелать, чтобы за их средствами вёлся общественный надзор, и это будет возможно благодаря этой функции. Другие пользователи могут захотеть воспользоваться этой функцией и передать ключ аудитору или бухгалтеру для ведения бухгалтерского учёта. В тех случаях, когда публичный адрес используется для проведения операций с применением схемы пороговой мультиподписи, кто-нибудь из подписантов может захотеть узнать, создали ли остальные подписанты или когда они создали транзакцию, в которой были потрачены средства с его адреса.</text:span></text:p>
      <text:p text:style-name="P52"><text:span text:style-name="T1">Кроме того, полный ключ просмотра используется в рамках реализации алгоритма </text:span><text:span text:style-name="T3">Spend</text:span><text:span text:style-name="T1">, чтобы сгенерировать доказательства по одному из множества. Поскольку использование параллельного доказательства по одному из множества в соответствии с протоколом </text:span><text:span text:style-name="T3">Spark</text:span><text:span text:style-name="T1"> может оказаться затратным с точки зрения вычислений, оно может не подойти в случае такими устройствами, как аппаратный кошелёк, вычислительные ресурсы которых ограничены. Использование такого ключа с более мощным устройством позволяет без труда сгенерировать такое доказательство (равно как и другие компоненты транзакции, такие как доказательство диапазона). При этом сохраняется гарантия того, что только то устройство, которому известен ключ траты, сможет провести транзакцию, сгенерировав простые модифицированные доказательства Шаума-Педерсена.</text:span></text:p>
      <text:list xml:id="list30650884290678" text:continue-numbering="true" text:style-name="WWNum1">
        <text:list-item>
          <text:p text:style-name="P36">Эффективность</text:p>
        </text:list-item>
      </text:list>
      <text:p text:style-name="P52"><text:span text:style-name="T1">Было бы полезно изучить эффективность транзакций </text:span><text:span text:style-name="T3">Spark</text:span><text:span text:style-name="T1"> с точки зрения их размера, сложности создания и верификации. В дополнение к ранее обозначенным нами параметрам добавим </text:span><draw:frame draw:style-name="fr1" draw:name="Объект255" text:anchor-type="as-char" svg:width="0.5862in" svg:height="0.2327in" draw:z-index="255"><draw:object xlink:href="./Object 256" xlink:type="simple" xlink:show="embed" xlink:actuate="onLoad"/><draw:image xlink:href="./ObjectReplacements/Object 256" xlink:type="simple" xlink:show="embed" xlink:actuate="onLoad"/><svg:desc>формула</svg:desc></draw:frame><text:span text:style-name="T1">, чтобы значения монет и комиссий можно было представить 8-байтовыми целыми числами без знака. Далее предположим, что сопроводительная информация монет имеет фиксированную длину </text:span><draw:frame draw:style-name="fr1" draw:name="Объект256" text:anchor-type="as-char" svg:width="0.1654in" svg:height="0.1839in" draw:z-index="256"><draw:object xlink:href="./Object 257" xlink:type="simple" xlink:show="embed" xlink:actuate="onLoad"/><draw:image xlink:href="./ObjectReplacements/Object 257" xlink:type="simple" xlink:show="embed" xlink:actuate="onLoad"/><svg:desc>формула</svg:desc></draw:frame><text:span text:style-name="T1"><text:s/>байт и 16-байтовый тег аутентификации; в этом случае используется схема аутентифицированного сквозного шифрования ChaCha20-Poly1305, подобная той, что представлена в работе [15], например. Данные по размеру транзакций для определённого варианта реализации компонента приводятся в Таблице 1, в которой размер рассматривается относительно групповых элементов, элементов поля и других данных. Следует отметить, что мы не включаем в эти данные ссылки на наборы обеспечения неоднозначности входов, так как это целиком зависит от выбора варианта реализации и критериев представления.</text:span></text:p>
      <text:p text:style-name="P52"><text:span text:style-name="T1">Чтобы оценить сложность верификации транзакций </text:span><text:span text:style-name="T3">Spend</text:span><text:span text:style-name="T1">, используя эти компоненты, мы принимаем во внимание, что верификация таких конструкций, как система доказательства по одному из множества, которая рассматривается в данной работе, система доказательства диапазона </text:span><text:span text:style-name="T3">Bulletproof</text:span><text:span text:style-name="T1">+, система доказательства представления Шнорра и модифицированная система доказательства Шаума-Педерсена, о которой также говорится в этой работе, сокращает одиночную оценку линейных комбинаций в </text:span><draw:frame draw:style-name="fr1" draw:name="Объект257" text:anchor-type="as-char" svg:width="0.1252in" svg:height="0.1839in" draw:z-index="257"><draw:object xlink:href="./Object 258" xlink:type="simple" xlink:show="embed" xlink:actuate="onLoad"/><draw:image xlink:href="./ObjectReplacements/Object 258" xlink:type="simple" xlink:show="embed" xlink:actuate="onLoad"/><svg:desc>формула</svg:desc></draw:frame><text:span text:style-name="T1">. Поэтому доказательства можно оценивать группами при условии, что верификатор сначала взвесит каждое доказательство, используя случайное значение в </text:span><draw:frame draw:style-name="fr1" draw:name="Объект258" text:anchor-type="as-char" svg:width="0.1201in" svg:height="0.1839in" draw:z-index="258"><draw:object xlink:href="./Object 259" xlink:type="simple" xlink:show="embed" xlink:actuate="onLoad"/><draw:image xlink:href="./ObjectReplacements/Object 259" xlink:type="simple" xlink:show="embed" xlink:actuate="onLoad"/><svg:desc>формула</svg:desc></draw:frame><text:span text:style-name="T1">, чтобы такие отдельные элементы группы появились лишь единожды в полученной взвешенной линейной комбинации. Примечательно то, что техники, подобные той, что описана в работе [18], можно использовать для снижения уровня сложности такой оценки вплоть до логарифмического множителя. Предположим, нам нужно верифицировать группу, в которую входит </text:span><draw:frame draw:style-name="fr1" draw:name="Объект259" text:anchor-type="as-char" svg:width="0.1134in" svg:height="0.1839in" draw:z-index="259"><draw:object xlink:href="./Object 260" xlink:type="simple" xlink:show="embed" xlink:actuate="onLoad"/><draw:image xlink:href="./ObjectReplacements/Object 260" xlink:type="simple" xlink:show="embed" xlink:actuate="onLoad"/><svg:desc>формула</svg:desc></draw:frame><text:span text:style-name="T1"><text:s/>транзакций, в каждой из которых тратится </text:span><draw:frame draw:style-name="fr1" draw:name="Объект260" text:anchor-type="as-char" svg:width="0.122in" svg:height="0.1839in" draw:z-index="260"><draw:object xlink:href="./Object 261" xlink:type="simple" xlink:show="embed" xlink:actuate="onLoad"/><draw:image xlink:href="./ObjectReplacements/Object 261" xlink:type="simple" xlink:show="embed" xlink:actuate="onLoad"/><svg:desc>формула</svg:desc></draw:frame><text:span text:style-name="T1"><text:s/>монет и генерируется </text:span><draw:frame draw:style-name="fr1" draw:name="Объект261" text:anchor-type="as-char" svg:width="0.0591in" svg:height="0.1839in" draw:z-index="261"><draw:object xlink:href="./Object 262" xlink:type="simple" xlink:show="embed" xlink:actuate="onLoad"/><draw:image xlink:href="./ObjectReplacements/Object 262" xlink:type="simple" xlink:show="embed" xlink:actuate="onLoad"/><svg:desc>формула</svg:desc></draw:frame><text:span text:style-name="T1"><text:s/>монет. В Таблице 2 </text:span><text:soft-page-break/><text:span text:style-name="T1">приводится уровень сложности групповой верификации относительно общего количества отдельных элементов </text:span><draw:frame draw:style-name="fr1" draw:name="Объект262" text:anchor-type="as-char" svg:width="0.1252in" svg:height="0.1839in" draw:z-index="262"><draw:object xlink:href="./Object 263" xlink:type="simple" xlink:show="embed" xlink:actuate="onLoad"/><draw:image xlink:href="./ObjectReplacements/Object 263" xlink:type="simple" xlink:show="embed" xlink:actuate="onLoad"/><svg:desc>формула</svg:desc></draw:frame><text:span text:style-name="T1">, которые должны быть включены при оценке линейной комбинации.</text:span></text:p>
      <text:p text:style-name="P106"><text:span text:style-name="T11">Таблица 1. Размер транзакции </text:span><text:span text:style-name="T4">Spend</text:span><text:span text:style-name="T11"> по компонентам</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C"/>
        <table:table-row table:style-name="Таблица1.1">
          <table:table-cell table:style-name="Таблица1.A1" office:value-type="string">
            <text:p text:style-name="P92">Компонент</text:p>
          </table:table-cell>
          <table:table-cell table:style-name="Таблица1.A1" office:value-type="string">
            <text:p text:style-name="P92">Вариант реализации</text:p>
          </table:table-cell>
          <table:table-cell table:style-name="Таблица1.C1" office:value-type="string">
            <text:p text:style-name="P99"><text:span text:style-name="T10">Размер</text:span><text:span text:style-name="T8"> </text:span><text:span text:style-name="T10">(</text:span><draw:frame draw:style-name="fr1" draw:name="Объект263" text:anchor-type="as-char" svg:width="0.1252in" svg:height="0.1839in" draw:z-index="263"><draw:object xlink:href="./Object 264" xlink:type="simple" xlink:show="embed" xlink:actuate="onLoad"/><draw:image xlink:href="./ObjectReplacements/Object 264" xlink:type="simple" xlink:show="embed" xlink:actuate="onLoad"/><svg:desc>формула</svg:desc></draw:frame><text:span text:style-name="T10">)</text:span></text:p>
          </table:table-cell>
          <table:table-cell table:style-name="Таблица1.C1" office:value-type="string">
            <text:p text:style-name="P99"><text:span text:style-name="T10">Размер</text:span><text:span text:style-name="T8"> </text:span><text:span text:style-name="T10">(</text:span><draw:frame draw:style-name="fr1" draw:name="Объект264" text:anchor-type="as-char" svg:width="0.1201in" svg:height="0.1839in" draw:z-index="264"><draw:object xlink:href="./Object 265" xlink:type="simple" xlink:show="embed" xlink:actuate="onLoad"/><draw:image xlink:href="./ObjectReplacements/Object 265" xlink:type="simple" xlink:show="embed" xlink:actuate="onLoad"/><svg:desc>формула</svg:desc></draw:frame><text:span text:style-name="T10">)</text:span></text:p>
          </table:table-cell>
          <table:table-cell table:style-name="Таблица1.C1" office:value-type="string">
            <text:p text:style-name="P93">Размер (в байтах)</text:p>
          </table:table-cell>
        </table:table-row>
        <table:table-row table:style-name="Таблица1.1">
          <table:table-cell table:style-name="Таблица1.A1" office:value-type="string">
            <text:p text:style-name="P101"><draw:frame draw:style-name="fr1" draw:name="Объект265" text:anchor-type="as-char" svg:width="0.0807in" svg:height="0.1839in" draw:z-index="265"><draw:object xlink:href="./Object 266" xlink:type="simple" xlink:show="embed" xlink:actuate="onLoad"/><draw:image xlink:href="./ObjectReplacements/Object 266" xlink:type="simple" xlink:show="embed" xlink:actuate="onLoad"/><svg:desc>формула</svg:desc></draw:frame></text:p>
            <text:p text:style-name="P101"><draw:frame draw:style-name="fr1" draw:name="Объект266" text:anchor-type="as-char" svg:width="0.2382in" svg:height="0.2091in" draw:z-index="266"><draw:object xlink:href="./Object 267" xlink:type="simple" xlink:show="embed" xlink:actuate="onLoad"/><draw:image xlink:href="./ObjectReplacements/Object 267" xlink:type="simple" xlink:show="embed" xlink:actuate="onLoad"/><svg:desc>формула</svg:desc></draw:frame></text:p>
            <text:p text:style-name="P101"><draw:frame draw:style-name="fr1" draw:name="Объект267" text:anchor-type="as-char" svg:width="0.278in" svg:height="0.2091in" draw:z-index="267"><draw:object xlink:href="./Object 268" xlink:type="simple" xlink:show="embed" xlink:actuate="onLoad"/><draw:image xlink:href="./ObjectReplacements/Object 268" xlink:type="simple" xlink:show="embed" xlink:actuate="onLoad"/><svg:desc>формула</svg:desc></draw:frame></text:p>
          </table:table-cell>
          <table:table-cell table:style-name="Таблица1.A1" office:value-type="string">
            <text:p text:style-name="P94"/>
            <text:p text:style-name="P96">Bulletproofs+</text:p>
            <text:p text:style-name="P94">Доказательство Шнорра</text:p>
          </table:table-cell>
          <table:table-cell table:style-name="Таблица1.A1" office:value-type="string">
            <text:p text:style-name="P97"/>
            <text:p text:style-name="P102"><draw:frame draw:style-name="fr1" draw:name="Объект268" text:anchor-type="as-char" svg:width="1.0165in" svg:height="0.2043in" draw:z-index="268"><draw:object xlink:href="./Object 269" xlink:type="simple" xlink:show="embed" xlink:actuate="onLoad"/><draw:image xlink:href="./ObjectReplacements/Object 269" xlink:type="simple" xlink:show="embed" xlink:actuate="onLoad"/><svg:desc>формула</svg:desc></draw:frame></text:p>
          </table:table-cell>
          <table:table-cell table:style-name="Таблица1.A1" office:value-type="string">
            <text:p text:style-name="P94"/>
            <text:p text:style-name="P95">3</text:p>
            <text:p text:style-name="P95">2</text:p>
          </table:table-cell>
          <table:table-cell table:style-name="Таблица1.A1" office:value-type="string">
            <text:p text:style-name="P97">8</text:p>
          </table:table-cell>
        </table:table-row>
        <table:table-row table:style-name="Таблица1.1">
          <table:table-cell table:style-name="Таблица1.A1" table:number-columns-spanned="5" office:value-type="string">
            <text:p text:style-name="P100"><text:span text:style-name="T8">Входящие данные (</text:span><draw:frame draw:style-name="fr1" draw:name="Объект269" text:anchor-type="as-char" svg:width="0.122in" svg:height="0.1839in" draw:z-index="269"><draw:object xlink:href="./Object 270" xlink:type="simple" xlink:show="embed" xlink:actuate="onLoad"/><draw:image xlink:href="./ObjectReplacements/Object 270" xlink:type="simple" xlink:show="embed" xlink:actuate="onLoad"/><svg:desc>формула</svg:desc></draw:frame><text:span text:style-name="T8"> монет)</text:span></text:p>
          </table:table-cell>
          <table:covered-table-cell/>
          <table:covered-table-cell/>
          <table:covered-table-cell/>
          <table:covered-table-cell/>
        </table:table-row>
        <table:table-row table:style-name="Таблица1.1">
          <table:table-cell table:style-name="Таблица1.A1" office:value-type="string">
            <text:p text:style-name="P101"><draw:frame draw:style-name="fr1" draw:name="Объект270" text:anchor-type="as-char" svg:width="0.4563in" svg:height="0.2307in" draw:z-index="270"><draw:object xlink:href="./Object 271" xlink:type="simple" xlink:show="embed" xlink:actuate="onLoad"/><draw:image xlink:href="./ObjectReplacements/Object 271" xlink:type="simple" xlink:show="embed" xlink:actuate="onLoad"/><svg:desc>формула</svg:desc></draw:frame></text:p>
            <text:p text:style-name="P101"><draw:frame draw:style-name="fr1" draw:name="Объект271" text:anchor-type="as-char" svg:width="0.3016in" svg:height="0.2091in" draw:z-index="271"><draw:object xlink:href="./Object 272" xlink:type="simple" xlink:show="embed" xlink:actuate="onLoad"/><draw:image xlink:href="./ObjectReplacements/Object 272" xlink:type="simple" xlink:show="embed" xlink:actuate="onLoad"/><svg:desc>формула</svg:desc></draw:frame></text:p>
            <text:p text:style-name="P101"><draw:frame draw:style-name="fr1" draw:name="Объект272" text:anchor-type="as-char" svg:width="0.4154in" svg:height="0.2091in" draw:z-index="272"><draw:object xlink:href="./Object 273" xlink:type="simple" xlink:show="embed" xlink:actuate="onLoad"/><draw:image xlink:href="./ObjectReplacements/Object 273" xlink:type="simple" xlink:show="embed" xlink:actuate="onLoad"/><svg:desc>формула</svg:desc></draw:frame></text:p>
          </table:table-cell>
          <table:table-cell table:style-name="Таблица1.A1" office:value-type="string">
            <text:p text:style-name="P94"/>
            <text:p text:style-name="P94">В соответствии с данной работой</text:p>
            <text:p text:style-name="P94">В соответствии с данной работой</text:p>
          </table:table-cell>
          <table:table-cell table:style-name="Таблица1.A1" office:value-type="string">
            <text:p text:style-name="P102"><draw:frame draw:style-name="fr1" draw:name="Объект273" text:anchor-type="as-char" svg:width="0.2228in" svg:height="0.1839in" draw:z-index="273"><draw:object xlink:href="./Object 274" xlink:type="simple" xlink:show="embed" xlink:actuate="onLoad"/><draw:image xlink:href="./ObjectReplacements/Object 274" xlink:type="simple" xlink:show="embed" xlink:actuate="onLoad"/><svg:desc>формула</svg:desc></draw:frame></text:p>
            <text:p text:style-name="P102"><draw:frame draw:style-name="fr1" draw:name="Объект274" text:anchor-type="as-char" svg:width="0.6689in" svg:height="0.2043in" draw:z-index="274"><draw:object xlink:href="./Object 275" xlink:type="simple" xlink:show="embed" xlink:actuate="onLoad"/><draw:image xlink:href="./ObjectReplacements/Object 275" xlink:type="simple" xlink:show="embed" xlink:actuate="onLoad"/><svg:desc>формула</svg:desc></draw:frame></text:p>
            <text:p text:style-name="P102"><draw:frame draw:style-name="fr1" draw:name="Объект275" text:anchor-type="as-char" svg:width="0.2252in" svg:height="0.1839in" draw:z-index="275"><draw:object xlink:href="./Object 276" xlink:type="simple" xlink:show="embed" xlink:actuate="onLoad"/><draw:image xlink:href="./ObjectReplacements/Object 276" xlink:type="simple" xlink:show="embed" xlink:actuate="onLoad"/><svg:desc>формула</svg:desc></draw:frame></text:p>
          </table:table-cell>
          <table:table-cell table:style-name="Таблица1.A1" office:value-type="string">
            <text:p text:style-name="P94"/>
            <text:p text:style-name="P102"><draw:frame draw:style-name="fr1" draw:name="Объект276" text:anchor-type="as-char" svg:width="0.9874in" svg:height="0.2252in" draw:z-index="276"><draw:object xlink:href="./Object 277" xlink:type="simple" xlink:show="embed" xlink:actuate="onLoad"/><draw:image xlink:href="./ObjectReplacements/Object 277" xlink:type="simple" xlink:show="embed" xlink:actuate="onLoad"/><svg:desc>формула</svg:desc></draw:frame></text:p>
            <text:p text:style-name="P102"><draw:frame draw:style-name="fr1" draw:name="Объект277" text:anchor-type="as-char" svg:width="0.2252in" svg:height="0.1839in" draw:z-index="277"><draw:object xlink:href="./Object 278" xlink:type="simple" xlink:show="embed" xlink:actuate="onLoad"/><draw:image xlink:href="./ObjectReplacements/Object 278" xlink:type="simple" xlink:show="embed" xlink:actuate="onLoad"/><svg:desc>формула</svg:desc></draw:frame></text:p>
          </table:table-cell>
          <table:table-cell table:style-name="Таблица1.A1" office:value-type="string">
            <text:p text:style-name="P94"/>
          </table:table-cell>
        </table:table-row>
        <table:table-row table:style-name="Таблица1.1">
          <table:table-cell table:style-name="Таблица1.A1" table:number-columns-spanned="5" office:value-type="string">
            <text:p text:style-name="P100"><text:span text:style-name="T8">Исходящие данные (</text:span><draw:frame draw:style-name="fr1" draw:name="Объект278" text:anchor-type="as-char" svg:width="0.0591in" svg:height="0.1839in" draw:z-index="278"><draw:object xlink:href="./Object 279" xlink:type="simple" xlink:show="embed" xlink:actuate="onLoad"/><draw:image xlink:href="./ObjectReplacements/Object 279" xlink:type="simple" xlink:show="embed" xlink:actuate="onLoad"/><svg:desc>формула</svg:desc></draw:frame><text:span text:style-name="T8"> монет)</text:span></text:p>
          </table:table-cell>
          <table:covered-table-cell/>
          <table:covered-table-cell/>
          <table:covered-table-cell/>
          <table:covered-table-cell/>
        </table:table-row>
        <table:table-row table:style-name="Таблица1.1">
          <table:table-cell table:style-name="Таблица1.A1" office:value-type="string">
            <text:p text:style-name="P103"><draw:frame draw:style-name="fr1" draw:name="Объект279" text:anchor-type="as-char" svg:width="0.6071in" svg:height="0.2043in" draw:z-index="279"><draw:object xlink:href="./Object 280" xlink:type="simple" xlink:show="embed" xlink:actuate="onLoad"/><draw:image xlink:href="./ObjectReplacements/Object 280" xlink:type="simple" xlink:show="embed" xlink:actuate="onLoad"/><svg:desc>формула</svg:desc></draw:frame></text:p>
            <text:p text:style-name="P103"><draw:frame draw:style-name="fr1" draw:name="Объект280" text:anchor-type="as-char" svg:width="0.389in" svg:height="0.2043in" draw:z-index="280"><draw:object xlink:href="./Object 281" xlink:type="simple" xlink:show="embed" xlink:actuate="onLoad"/><draw:image xlink:href="./ObjectReplacements/Object 281" xlink:type="simple" xlink:show="embed" xlink:actuate="onLoad"/><svg:desc>формула</svg:desc></draw:frame></text:p>
          </table:table-cell>
          <table:table-cell table:style-name="Таблица1.A1" office:value-type="string">
            <text:p text:style-name="P94"/>
            <text:p text:style-name="P94">ChaCha20-Poly1305</text:p>
          </table:table-cell>
          <table:table-cell table:style-name="Таблица1.A1" office:value-type="string">
            <text:p text:style-name="P102"><draw:frame draw:style-name="fr1" draw:name="Объект281" text:anchor-type="as-char" svg:width="0.161in" svg:height="0.1839in" draw:z-index="281"><draw:object xlink:href="./Object 282" xlink:type="simple" xlink:show="embed" xlink:actuate="onLoad"/><draw:image xlink:href="./ObjectReplacements/Object 282" xlink:type="simple" xlink:show="embed" xlink:actuate="onLoad"/><svg:desc>формула</svg:desc></draw:frame></text:p>
          </table:table-cell>
          <table:table-cell table:style-name="Таблица1.A1" office:value-type="string">
            <text:p text:style-name="P94"/>
          </table:table-cell>
          <table:table-cell table:style-name="Таблица1.A1" office:value-type="string">
            <text:p text:style-name="P96"/>
            <text:p text:style-name="P102"><draw:frame draw:style-name="fr1" draw:name="Объект282" text:anchor-type="as-char" svg:width="0.7492in" svg:height="0.2043in" draw:z-index="282"><draw:object xlink:href="./Object 283" xlink:type="simple" xlink:show="embed" xlink:actuate="onLoad"/><draw:image xlink:href="./ObjectReplacements/Object 283" xlink:type="simple" xlink:show="embed" xlink:actuate="onLoad"/><svg:desc>формула</svg:desc></draw:frame><text:span text:style-name="T9">t</text:span></text:p>
          </table:table-cell>
        </table:table-row>
      </table:table>
      <text:p text:style-name="P106"><text:span text:style-name="T11">Таблица 2. Сложность верификации группы, состоящей из </text:span><draw:frame draw:style-name="fr1" draw:name="Объект283" text:anchor-type="as-char" svg:width="0.1134in" svg:height="0.1839in" draw:z-index="283"><draw:object xlink:href="./Object 284" xlink:type="simple" xlink:show="embed" xlink:actuate="onLoad"/><draw:image xlink:href="./ObjectReplacements/Object 284" xlink:type="simple" xlink:show="embed" xlink:actuate="onLoad"/><svg:desc>формула</svg:desc></draw:frame><text:span text:style-name="T11"><text:s/>транзакций, при проведении которых тратится </text:span><draw:frame draw:style-name="fr1" draw:name="Объект284" text:anchor-type="as-char" svg:width="0.122in" svg:height="0.1839in" draw:z-index="284"><draw:object xlink:href="./Object 285" xlink:type="simple" xlink:show="embed" xlink:actuate="onLoad"/><draw:image xlink:href="./ObjectReplacements/Object 285" xlink:type="simple" xlink:show="embed" xlink:actuate="onLoad"/><svg:desc>формула</svg:desc></draw:frame><text:span text:style-name="T11"><text:s/>монет и создаётся </text:span><draw:frame draw:style-name="fr1" draw:name="Объект285" text:anchor-type="as-char" svg:width="0.5535in" svg:height="0.1839in" draw:z-index="285"><draw:object xlink:href="./Object 286" xlink:type="simple" xlink:show="embed" xlink:actuate="onLoad"/><draw:image xlink:href="./ObjectReplacements/Object 286" xlink:type="simple" xlink:show="embed" xlink:actuate="onLoad"/><svg:desc>формула</svg:desc></draw:frame></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92">Компонент</text:p>
          </table:table-cell>
          <table:table-cell table:style-name="Таблица2.A1" office:value-type="string">
            <text:p text:style-name="P93">Сложность</text:p>
          </table:table-cell>
        </table:table-row>
        <table:table-row table:style-name="Таблица2.1">
          <table:table-cell table:style-name="Таблица2.A1" office:value-type="string">
            <text:p text:style-name="P94">Параллельное доказательство по одному из множества</text:p>
            <text:p text:style-name="P98"><text:span text:style-name="T15">Bulletproofs</text:span><text:span text:style-name="T16">+</text:span></text:p>
            <text:p text:style-name="P94">Модифицированное доказательство Шаума-Педерсена</text:p>
            <text:p text:style-name="P94">Доказательство Шнорра</text:p>
          </table:table-cell>
          <table:table-cell table:style-name="Таблица2.A1" office:value-type="string">
            <text:p text:style-name="P102"><draw:frame draw:style-name="fr1" draw:name="Объект286" text:anchor-type="as-char" svg:width="1.7882in" svg:height="0.2402in" draw:z-index="286"><draw:object xlink:href="./Object 287" xlink:type="simple" xlink:show="embed" xlink:actuate="onLoad"/><draw:image xlink:href="./ObjectReplacements/Object 287" xlink:type="simple" xlink:show="embed" xlink:actuate="onLoad"/><svg:desc>формула</svg:desc></draw:frame></text:p>
            <text:p text:style-name="P102"><draw:frame draw:style-name="fr1" draw:name="Объект287" text:anchor-type="as-char" svg:width="1.8898in" svg:height="0.2264in" draw:z-index="287"><draw:object xlink:href="./Object 288" xlink:type="simple" xlink:show="embed" xlink:actuate="onLoad"/><draw:image xlink:href="./ObjectReplacements/Object 288" xlink:type="simple" xlink:show="embed" xlink:actuate="onLoad"/><svg:desc>формула</svg:desc></draw:frame></text:p>
            <text:p text:style-name="P102"><draw:frame draw:style-name="fr1" draw:name="Объект288" text:anchor-type="as-char" svg:width="0.6575in" svg:height="0.2043in" draw:z-index="288"><draw:object xlink:href="./Object 289" xlink:type="simple" xlink:show="embed" xlink:actuate="onLoad"/><draw:image xlink:href="./ObjectReplacements/Object 289" xlink:type="simple" xlink:show="embed" xlink:actuate="onLoad"/><svg:desc>формула</svg:desc></draw:frame></text:p>
            <text:p text:style-name="P102"><draw:frame draw:style-name="fr1" draw:name="Объект289" text:anchor-type="as-char" svg:width="0.9161in" svg:height="0.2043in" draw:z-index="289"><draw:object xlink:href="./Object 290" xlink:type="simple" xlink:show="embed" xlink:actuate="onLoad"/><draw:image xlink:href="./ObjectReplacements/Object 290" xlink:type="simple" xlink:show="embed" xlink:actuate="onLoad"/><svg:desc>формула</svg:desc></draw:frame></text:p>
          </table:table-cell>
        </table:table-row>
      </table:table>
      <text:p text:style-name="P54"><text:span text:style-name="T1">Кроме того, мы отмечаем, что параллельная система доказательства по одному из множества, представленная в данной работе, может быть дополнительно оптимизирована с точки зрения верификации. Поскольку соответствующие элементы входящих наборов </text:span><draw:frame draw:style-name="fr1" draw:name="Объект290" text:anchor-type="as-char" svg:width="0.2374in" svg:height="0.2307in" draw:z-index="290"><draw:object xlink:href="./Object 291" xlink:type="simple" xlink:show="embed" xlink:actuate="onLoad"/><draw:image xlink:href="./ObjectReplacements/Object 291" xlink:type="simple" xlink:show="embed" xlink:actuate="onLoad"/><svg:desc>формула</svg:desc></draw:frame><text:span text:style-name="T1"><text:s/>и </text:span><draw:frame draw:style-name="fr1" draw:name="Объект291" text:anchor-type="as-char" svg:width="0.2681in" svg:height="0.2307in" draw:z-index="291"><draw:object xlink:href="./Object 292" xlink:type="simple" xlink:show="embed" xlink:actuate="onLoad"/><draw:image xlink:href="./ObjectReplacements/Object 292" xlink:type="simple" xlink:show="embed" xlink:actuate="onLoad"/><svg:desc>формула</svg:desc></draw:frame><text:span text:style-name="T1"><text:s/>взвешиваются идентичным образом в соответствии с уравнениями верификации, предусмотренными протоколом, возможно, мы могли бы повысить эффективность (в зависимости от варианта реализации) путём объединения элементов с достаточным взвешенным значением до применения зависящего от типа доказательства взвешивания (как указано выше) для групповой верификации. Начальное тестирование с использованием библиотеки кривых зависимости дисперсии от времени свидетельствует о значительном сокращении времени верификации при использовании такой техники.</text:span></text:p>
      <text:p text:style-name="P108">Благодарность</text:p>
      <text:p text:style-name="P52"><text:span text:style-name="T1">Авторы выражают свою благодарность </text:span><text:span text:style-name="T3">koe</text:span><text:span text:style-name="T1"> за постоянное участие в обсуждениях в ходе написания данной работы. Также авторы благодарят Николаса Кратцшмара (</text:span><text:span text:style-name="T3">Nikolas</text:span><text:span text:style-name="T1"> </text:span><text:span text:style-name="T3">Kr</text:span><text:span text:style-name="T1">ä</text:span><text:span text:style-name="T3">tzschmar</text:span><text:span text:style-name="T1">) за то, что он обратил наше внимание на недочёт в ранней версии протокола, связанный с генерированием тегов.</text:span></text:p>
      <text:p text:style-name="P108">Список использованной литературы</text:p>
      <text:list xml:id="list1042072695" text:style-name="WWNum22">
        <text:list-item>
          <text:p text:style-name="P37"><text:span text:style-name="T1">И. Бен Сэссон (</text:span><text:span text:style-name="T4">Ben</text:span><text:span text:style-name="T11"> </text:span><text:span text:style-name="T4">Sasson</text:span><text:span text:style-name="T11">, </text:span><text:span text:style-name="T4">E</text:span><text:span text:style-name="T11">.</text:span><text:span text:style-name="T1">), А. Чьеза (</text:span><text:span text:style-name="T4">Chiesa</text:span><text:span text:style-name="T11">, </text:span><text:span text:style-name="T4">A</text:span><text:span text:style-name="T11">.</text:span><text:span text:style-name="T1">), К. Гарман (</text:span><text:span text:style-name="T4">Garman</text:span><text:span text:style-name="T11">, </text:span><text:span text:style-name="T4">C</text:span><text:span text:style-name="T11">.</text:span><text:span text:style-name="T1">), М. Грин (</text:span><text:span text:style-name="T4">Green</text:span><text:span text:style-name="T11">, </text:span><text:span text:style-name="T4">M</text:span><text:span text:style-name="T11">.</text:span><text:span text:style-name="T1">), И. Миерс (</text:span><text:span text:style-name="T4">Miers</text:span><text:span text:style-name="T11">, </text:span><text:span text:style-name="T4">I</text:span><text:span text:style-name="T11">.</text:span><text:span text:style-name="T1">), И. Тромер (</text:span><text:span text:style-name="T4">Tromer</text:span><text:span text:style-name="T11">, </text:span><text:span text:style-name="T4">E</text:span><text:span text:style-name="T11">.</text:span><text:span text:style-name="T1">), М. Вирца (</text:span><text:span text:style-name="T4">Virza</text:span><text:span text:style-name="T11">, </text:span><text:span text:style-name="T4">M</text:span><text:span text:style-name="T11">.</text:span><text:span text:style-name="T1">), «</text:span><text:span text:style-name="T3">Zerocash</text:span><text:span text:style-name="T1">: децентрализованные анонимные платежи из блокчейна </text:span><text:span text:style-name="T3">Bitcoin</text:span><text:span text:style-name="T1">» (</text:span><text:span text:style-name="T4">Zerocash</text:span><text:span text:style-name="T11">: </text:span><text:span text:style-name="T4">Decentralized</text:span><text:span text:style-name="T11"> </text:span><text:span text:style-name="T4">anonymous</text:span><text:span text:style-name="T11"> </text:span><text:span text:style-name="T4">payments</text:span><text:span text:style-name="T11"> </text:span><text:span text:style-name="T4">from</text:span><text:span text:style-name="T11"> </text:span><text:span text:style-name="T4">Bitcoin</text:span><text:span text:style-name="T1">), материалы Симпозиума </text:span><text:span text:style-name="T3">IEEE</text:span><text:span text:style-name="T1"> по безопасности и конфиденциальности данных 2014 г. (</text:span><text:span text:style-name="T11">2014 </text:span><text:span text:style-name="T4">IEEE</text:span><text:span text:style-name="T11"> </text:span><text:soft-page-break/><text:span text:style-name="T4">Symposium</text:span><text:span text:style-name="T11"> </text:span><text:span text:style-name="T4">on</text:span><text:span text:style-name="T11"> </text:span><text:span text:style-name="T4">Security</text:span><text:span text:style-name="T11"> </text:span><text:span text:style-name="T4">and</text:span><text:span text:style-name="T11"> </text:span><text:span text:style-name="T4">Privacy</text:span><text:span text:style-name="T1">), стр. 459-474 (2014). </text:span><text:span text:style-name="T3">https</text:span><text:span text:style-name="T1">://</text:span><text:span text:style-name="T3">doi</text:span><text:span text:style-name="T1">.</text:span><text:span text:style-name="T3">org</text:span><text:span text:style-name="T1">/10.1109/</text:span><text:span text:style-name="T3">SP</text:span><text:span text:style-name="T1">.2014.36.</text:span></text:p>
        </text:list-item>
        <text:list-item>
          <text:p text:style-name="P37"><text:span text:style-name="T1">И. Бен Сэссон (</text:span><text:span text:style-name="T4">Ben</text:span><text:span text:style-name="T11"> </text:span><text:span text:style-name="T4">Sasson</text:span><text:span text:style-name="T11">, </text:span><text:span text:style-name="T4">E</text:span><text:span text:style-name="T11">.</text:span><text:span text:style-name="T1">), А. Чьеза (</text:span><text:span text:style-name="T4">Chiesa</text:span><text:span text:style-name="T11">, </text:span><text:span text:style-name="T4">A</text:span><text:span text:style-name="T11">.</text:span><text:span text:style-name="T1">), И. Тромер (</text:span><text:span text:style-name="T4">Tromer</text:span><text:span text:style-name="T11">, </text:span><text:span text:style-name="T4">E</text:span><text:span text:style-name="T11">.</text:span><text:span text:style-name="T1">), М. Вирца (</text:span><text:span text:style-name="T4">Virza</text:span><text:span text:style-name="T11">, </text:span><text:span text:style-name="T4">M</text:span><text:span text:style-name="T11">.</text:span><text:span text:style-name="T1">), «Сжатое неинтерактивное доказательство с нулевым разглашением, применимое в рамках архитектуры фон Неймана» (</text:span><text:span text:style-name="T4">Succinct</text:span><text:span text:style-name="T11"> </text:span><text:span text:style-name="T4">non</text:span><text:span text:style-name="T11">-</text:span><text:span text:style-name="T4">interactive</text:span><text:span text:style-name="T11"> </text:span><text:span text:style-name="T4">zero</text:span><text:span text:style-name="T11"> </text:span><text:span text:style-name="T4">knowledge</text:span><text:span text:style-name="T11"> </text:span><text:span text:style-name="T4">for</text:span><text:span text:style-name="T11"> </text:span><text:span text:style-name="T4">a</text:span><text:span text:style-name="T11"> </text:span><text:span text:style-name="T4">von</text:span><text:span text:style-name="T11"> </text:span><text:span text:style-name="T4">Neumann</text:span><text:span text:style-name="T11"> </text:span><text:span text:style-name="T4">architecture</text:span><text:span text:style-name="T1">), Материалы 23-й конференции </text:span><text:span text:style-name="T3">USENIX</text:span><text:span text:style-name="T1"> по безопасности данных (</text:span><text:span text:style-name="T4">Proceedings</text:span><text:span text:style-name="T11"> </text:span><text:span text:style-name="T4">of</text:span><text:span text:style-name="T11"> </text:span><text:span text:style-name="T4">the</text:span><text:span text:style-name="T11"> 23</text:span><text:span text:style-name="T4">rd</text:span><text:span text:style-name="T11"> </text:span><text:span text:style-name="T4">USENIX</text:span><text:span text:style-name="T11"> </text:span><text:span text:style-name="T4">Conference</text:span><text:span text:style-name="T11"> </text:span><text:span text:style-name="T4">on</text:span><text:span text:style-name="T11"> </text:span><text:span text:style-name="T4">Security</text:span><text:span text:style-name="T11"> </text:span><text:span text:style-name="T4">Symposium</text:span><text:span text:style-name="T1">), стр. 781-796, </text:span><text:span text:style-name="T3">SEC</text:span><text:span text:style-name="T1">'14, </text:span><text:span text:style-name="T3">USENIX</text:span><text:span text:style-name="T1"> </text:span><text:span text:style-name="T3">Association</text:span><text:span text:style-name="T1">, </text:span><text:span text:style-name="T3">USA</text:span><text:span text:style-name="T1"> (2014).</text:span></text:p>
        </text:list-item>
        <text:list-item>
          <text:p text:style-name="P37"><text:span text:style-name="T1">Дж. Бутль (</text:span><text:span text:style-name="T4">Bootle</text:span><text:span text:style-name="T11">, </text:span><text:span text:style-name="T4">J</text:span><text:span text:style-name="T11">.</text:span><text:span text:style-name="T1">), А. Церулли (</text:span><text:span text:style-name="T4">Cerulli</text:span><text:span text:style-name="T11">, </text:span><text:span text:style-name="T4">A</text:span><text:span text:style-name="T11">.</text:span><text:span text:style-name="T1">), П. Чайдос (</text:span><text:span text:style-name="T4">Chaidos</text:span><text:span text:style-name="T11">, </text:span><text:span text:style-name="T4">P</text:span><text:span text:style-name="T11">.</text:span><text:span text:style-name="T1">), И. Гадафи (</text:span><text:span text:style-name="T4">Ghadafi</text:span><text:span text:style-name="T11">, </text:span><text:span text:style-name="T4">E</text:span><text:span text:style-name="T11">.</text:span><text:span text:style-name="T1">), Дж. Грот (</text:span><text:span text:style-name="T4">Groth</text:span><text:span text:style-name="T11">, </text:span><text:span text:style-name="T4">J</text:span><text:span text:style-name="T11">.</text:span><text:span text:style-name="T1">), К. Пти (</text:span><text:span text:style-name="T4">Petit</text:span><text:span text:style-name="T11">, </text:span><text:span text:style-name="T4">C</text:span><text:span text:style-name="T11">.</text:span><text:span text:style-name="T1">), «Краткие проверяемые кольцевые подписи на базе </text:span><text:span text:style-name="T3">DDH</text:span><text:span text:style-name="T1">» (</text:span><text:span text:style-name="T4">Short</text:span><text:span text:style-name="T11"> </text:span><text:span text:style-name="T4">accountable</text:span><text:span text:style-name="T11"> </text:span><text:span text:style-name="T4">ring</text:span><text:span text:style-name="T11"> </text:span><text:span text:style-name="T4">signatures</text:span><text:span text:style-name="T11"> </text:span><text:span text:style-name="T4">based</text:span><text:span text:style-name="T11"> </text:span><text:span text:style-name="T4">on</text:span><text:span text:style-name="T11"> </text:span><text:span text:style-name="T4">DDH</text:span><text:span text:style-name="T1">), под редакцией Дж. Пернуля (</text:span><text:span text:style-name="T4">Pernul</text:span><text:span text:style-name="T11">, </text:span><text:span text:style-name="T4">G</text:span><text:span text:style-name="T11">.</text:span><text:span text:style-name="T1">), П. И А Райана (</text:span><text:span text:style-name="T4">Y</text:span><text:span text:style-name="T11"> </text:span><text:span text:style-name="T4">A</text:span><text:span text:style-name="T11"> </text:span><text:span text:style-name="T4">Ryan</text:span><text:span text:style-name="T11">, </text:span><text:span text:style-name="T4">P</text:span><text:span text:style-name="T11">.</text:span><text:span text:style-name="T1">), И. Вейпла (</text:span><text:span text:style-name="T4">Weippl</text:span><text:span text:style-name="T11">, </text:span><text:span text:style-name="T4">E</text:span><text:span text:style-name="T11">.</text:span><text:span text:style-name="T1">), «Компьютерная безопасность — </text:span><text:span text:style-name="T3">ESORICS</text:span><text:span text:style-name="T1"> 2015» (</text:span><text:span text:style-name="T4">Computer</text:span><text:span text:style-name="T11"> </text:span><text:span text:style-name="T4">Security</text:span><text:span text:style-name="T11"> — </text:span><text:span text:style-name="T4">ESORICS</text:span><text:span text:style-name="T11"> 2015</text:span><text:span text:style-name="T1">), стр. 243-265, </text:span><text:span text:style-name="T3">Springer</text:span><text:span text:style-name="T1"> </text:span><text:span text:style-name="T3">International</text:span><text:span text:style-name="T1"> </text:span><text:span text:style-name="T3">Publishing</text:span><text:span text:style-name="T1">, </text:span><text:span text:style-name="T3">Cham</text:span><text:span text:style-name="T1"> (2015).</text:span></text:p>
        </text:list-item>
        <text:list-item>
          <text:p text:style-name="P37"><text:span text:style-name="T1">С. Боуи (</text:span><text:span text:style-name="T4">Bowe</text:span><text:span text:style-name="T11">, </text:span><text:span text:style-name="T4">S</text:span><text:span text:style-name="T11">.</text:span><text:span text:style-name="T1">), А. Гейбизон (</text:span><text:span text:style-name="T4">Gabizon</text:span><text:span text:style-name="T11">, </text:span><text:span text:style-name="T4">A</text:span><text:span text:style-name="T11">.</text:span><text:span text:style-name="T1">), И. Миерс (</text:span><text:span text:style-name="T4">Miers</text:span><text:span text:style-name="T11">, </text:span><text:span text:style-name="T4">I</text:span><text:span text:style-name="T11">.</text:span><text:span text:style-name="T1">), «Масштабируемое многостороннее вычисление параметров </text:span><text:span text:style-name="T3">zk</text:span><text:span text:style-name="T1">-</text:span><text:span text:style-name="T3">SNARK</text:span><text:span text:style-name="T1"> в рамках модели децентрализованного генератора случайности </text:span><text:span text:style-name="T3">Random</text:span><text:span text:style-name="T1"> </text:span><text:span text:style-name="T3">Beacon</text:span><text:span text:style-name="T1">» (</text:span><text:span text:style-name="T4">Scalable</text:span><text:span text:style-name="T11"> </text:span><text:span text:style-name="T4">multi</text:span><text:span text:style-name="T11">-</text:span><text:span text:style-name="T4">party</text:span><text:span text:style-name="T11"> </text:span><text:span text:style-name="T4">computation</text:span><text:span text:style-name="T11"> </text:span><text:span text:style-name="T4">for</text:span><text:span text:style-name="T11"> </text:span><text:span text:style-name="T4">zk</text:span><text:span text:style-name="T11">-</text:span><text:span text:style-name="T4">SNARK</text:span><text:span text:style-name="T11"> </text:span><text:span text:style-name="T4">parameters</text:span><text:span text:style-name="T11"> </text:span><text:span text:style-name="T4">in</text:span><text:span text:style-name="T11"> </text:span><text:span text:style-name="T4">the</text:span><text:span text:style-name="T11"> </text:span><text:span text:style-name="T4">random</text:span><text:span text:style-name="T11"> </text:span><text:span text:style-name="T4">beacon</text:span><text:span text:style-name="T11"> </text:span><text:span text:style-name="T4">model</text:span><text:span text:style-name="T1">), Архив электронных документов по криптологии (</text:span><text:span text:style-name="T4">Cryptology</text:span><text:span text:style-name="T11"> </text:span><text:span text:style-name="T4">ePrint</text:span><text:span text:style-name="T11"> </text:span><text:span text:style-name="T4">Archive</text:span><text:span text:style-name="T1">), Документ 2017/1050 (2017), </text:span><text:span text:style-name="T3">https</text:span><text:span text:style-name="T1">://</text:span><text:span text:style-name="T3">ia</text:span><text:span text:style-name="T1">.</text:span><text:span text:style-name="T3">cr</text:span><text:span text:style-name="T1">/2017/1050</text:span></text:p>
        </text:list-item>
        <text:list-item>
          <text:p text:style-name="P37"><text:span text:style-name="T1">Б. Бюнц (</text:span><text:span text:style-name="T4">B</text:span><text:span text:style-name="T11">ü</text:span><text:span text:style-name="T4">nz</text:span><text:span text:style-name="T11">, </text:span><text:span text:style-name="T4">B</text:span><text:span text:style-name="T11">.)</text:span><text:span text:style-name="T1">, Дж. Бутль (</text:span><text:span text:style-name="T4">Bootle</text:span><text:span text:style-name="T11">, </text:span><text:span text:style-name="T4">J</text:span><text:span text:style-name="T11">.</text:span><text:span text:style-name="T1">), Д. Боне (</text:span><text:span text:style-name="T4">Boneh</text:span><text:span text:style-name="T11">, </text:span><text:span text:style-name="T4">D</text:span><text:span text:style-name="T11">.</text:span><text:span text:style-name="T1">), А. Поэлстра (</text:span><text:span text:style-name="T4">Poelstra</text:span><text:span text:style-name="T11">, </text:span><text:span text:style-name="T4">A</text:span><text:span text:style-name="T11">.</text:span><text:span text:style-name="T1">), П. Вуйль (</text:span><text:span text:style-name="T4">Wuille</text:span><text:span text:style-name="T11">, </text:span><text:span text:style-name="T4">P</text:span><text:span text:style-name="T11">.</text:span><text:span text:style-name="T1">), Г. Максвелл (</text:span><text:span text:style-name="T4">Maxwell</text:span><text:span text:style-name="T11">, </text:span><text:span text:style-name="T4">G</text:span><text:span text:style-name="T11">.</text:span><text:span text:style-name="T1">), «</text:span><text:span text:style-name="T3">Bulletproofs</text:span><text:span text:style-name="T1">: краткие доказательства для проведения конфиденциальных транзакций и многого другого» (</text:span><text:span text:style-name="T4">Bulletproofs</text:span><text:span text:style-name="T11">: </text:span><text:span text:style-name="T4">Short</text:span><text:span text:style-name="T11"> </text:span><text:span text:style-name="T4">proofs</text:span><text:span text:style-name="T11"> </text:span><text:span text:style-name="T4">for</text:span><text:span text:style-name="T11"> </text:span><text:span text:style-name="T4">confidential</text:span><text:span text:style-name="T11"> </text:span><text:span text:style-name="T4">transactions</text:span><text:span text:style-name="T11"> </text:span><text:span text:style-name="T4">and</text:span><text:span text:style-name="T11"> </text:span><text:span text:style-name="T4">more</text:span><text:span text:style-name="T1">), материалы Симпозиума </text:span><text:span text:style-name="T3">IEEE</text:span><text:span text:style-name="T1"> по безопасности и конфиденциальности данных 2018 г. (</text:span><text:span text:style-name="T11">2018 </text:span><text:span text:style-name="T4">IEEE</text:span><text:span text:style-name="T11"> </text:span><text:span text:style-name="T4">Symposium</text:span><text:span text:style-name="T11"> </text:span><text:span text:style-name="T4">on</text:span><text:span text:style-name="T11"> </text:span><text:span text:style-name="T4">Security</text:span><text:span text:style-name="T11"> </text:span><text:span text:style-name="T4">and</text:span><text:span text:style-name="T11"> </text:span><text:span text:style-name="T4">Privacy</text:span><text:span text:style-name="T1"> (</text:span><text:span text:style-name="T4">SP</text:span><text:span text:style-name="T1">)). стр. 315-334 (2018), </text:span><text:span text:style-name="T3">https</text:span><text:span text:style-name="T1">://</text:span><text:span text:style-name="T3">doi</text:span><text:span text:style-name="T1">.</text:span><text:span text:style-name="T3">org</text:span><text:span text:style-name="T1">/10.1109/</text:span><text:span text:style-name="T3">SP</text:span><text:span text:style-name="T1">.2018.00020</text:span></text:p>
        </text:list-item>
        <text:list-item>
          <text:p text:style-name="P37"><text:span text:style-name="T1">Х. Чанг (</text:span><text:span text:style-name="T4">Chung</text:span><text:span text:style-name="T11">, </text:span><text:span text:style-name="T4">H</text:span><text:span text:style-name="T11">.</text:span><text:span text:style-name="T1">), К. Хан (</text:span><text:span text:style-name="T4">Han</text:span><text:span text:style-name="T11">, </text:span><text:span text:style-name="T4">K</text:span><text:span text:style-name="T11">.</text:span><text:span text:style-name="T1">), К. Джу (</text:span><text:span text:style-name="T4">Ju</text:span><text:span text:style-name="T11">, </text:span><text:span text:style-name="T4">C</text:span><text:span text:style-name="T11">.</text:span><text:span text:style-name="T1">), М. Ким (</text:span><text:span text:style-name="T4">Kim</text:span><text:span text:style-name="T11">, </text:span><text:span text:style-name="T4">M</text:span><text:span text:style-name="T11">.</text:span><text:span text:style-name="T1">), Дж. Х. Сео (</text:span><text:span text:style-name="T4">Seo</text:span><text:span text:style-name="T11">, </text:span><text:span text:style-name="T4">J</text:span><text:span text:style-name="T11">. </text:span><text:span text:style-name="T4">H</text:span><text:span text:style-name="T11">.</text:span><text:span text:style-name="T1">), «</text:span><text:span text:style-name="T3">Bulletproofs</text:span><text:span text:style-name="T1">+: использование кратких доказательств в усовершенствованном распределённом реестре» (</text:span><text:span text:style-name="T4">Bulletproofs</text:span><text:span text:style-name="T11">+: </text:span><text:span text:style-name="T4">Shorter</text:span><text:span text:style-name="T11"> </text:span><text:span text:style-name="T4">proofs</text:span><text:span text:style-name="T11"> </text:span><text:span text:style-name="T4">for</text:span><text:span text:style-name="T11"> </text:span><text:span text:style-name="T4">privacy</text:span><text:span text:style-name="T11">-</text:span><text:span text:style-name="T4">enhanced</text:span><text:span text:style-name="T11"> </text:span><text:span text:style-name="T4">distributed</text:span><text:span text:style-name="T11"> </text:span><text:span text:style-name="T4">ledger</text:span><text:span text:style-name="T1">), Архив электронных документов по криптологии (</text:span><text:span text:style-name="T4">Cryptology</text:span><text:span text:style-name="T11"> </text:span><text:span text:style-name="T4">ePrint</text:span><text:span text:style-name="T11"> </text:span><text:span text:style-name="T4">Archive</text:span><text:span text:style-name="T1">), Документ 2020/735 (2020), </text:span><text:span text:style-name="T3">https</text:span><text:span text:style-name="T1">://</text:span><text:span text:style-name="T3">ia</text:span><text:span text:style-name="T1">.</text:span><text:span text:style-name="T3">cr</text:span><text:span text:style-name="T1">/2020/735</text:span></text:p>
        </text:list-item>
        <text:list-item>
          <text:p text:style-name="P37"><text:span text:style-name="T1">И. Додис (</text:span><text:span text:style-name="T4">Dodis</text:span><text:span text:style-name="T11">, </text:span><text:span text:style-name="T4">Y</text:span><text:span text:style-name="T11">.</text:span><text:span text:style-name="T1">), А. Ямпольский (</text:span><text:span text:style-name="T4">Yampolskiy</text:span><text:span text:style-name="T11">, </text:span><text:span text:style-name="T4">A</text:span><text:span text:style-name="T11">.</text:span><text:span text:style-name="T1">), «Верифицируемая случайная функция с краткими доказательствами и ключами» (</text:span><text:span text:style-name="T4">A</text:span><text:span text:style-name="T11"> </text:span><text:span text:style-name="T4">verifiable</text:span><text:span text:style-name="T11"> </text:span><text:span text:style-name="T4">random</text:span><text:span text:style-name="T11"> </text:span><text:span text:style-name="T4">function</text:span><text:span text:style-name="T11"> </text:span><text:span text:style-name="T4">with</text:span><text:span text:style-name="T11"> </text:span><text:span text:style-name="T4">short</text:span><text:span text:style-name="T11"> </text:span><text:span text:style-name="T4">proofs</text:span><text:span text:style-name="T11"> </text:span><text:span text:style-name="T4">and</text:span><text:span text:style-name="T11"> </text:span><text:span text:style-name="T4">keys</text:span><text:span text:style-name="T1">), под редакцией С. Воденая (</text:span><text:span text:style-name="T3">Vaudenay</text:span><text:span text:style-name="T1">, </text:span><text:span text:style-name="T3">S</text:span><text:span text:style-name="T1">.), «Криптография публичных ключей </text:span><text:span text:style-name="T11">— </text:span><text:span text:style-name="T3">PKC</text:span><text:span text:style-name="T1"> 2005» (</text:span><text:span text:style-name="T4">Public</text:span><text:span text:style-name="T11"> </text:span><text:span text:style-name="T4">Key</text:span><text:span text:style-name="T11"> </text:span><text:span text:style-name="T4">Cryptography</text:span><text:span text:style-name="T11"> — </text:span><text:span text:style-name="T4">PKC</text:span><text:span text:style-name="T11"> 2005</text:span><text:span text:style-name="T1">), стр. 416-431, </text:span><text:span text:style-name="T3">Springer</text:span><text:span text:style-name="T1"> </text:span><text:span text:style-name="T3">Berlin</text:span><text:span text:style-name="T1"> </text:span><text:span text:style-name="T3">Heidelberg</text:span><text:span text:style-name="T1">, </text:span><text:span text:style-name="T3">Berlin</text:span><text:span text:style-name="T1">, </text:span><text:span text:style-name="T3">Heidelberg</text:span><text:span text:style-name="T1"> (2005).</text:span></text:p>
        </text:list-item>
        <text:list-item>
          <text:p text:style-name="P37"><text:span text:style-name="T1">Дж. Фушбауэр (</text:span><text:span text:style-name="T4">Fuchsbauer</text:span><text:span text:style-name="T11">, </text:span><text:span text:style-name="T4">G</text:span><text:span text:style-name="T11">.</text:span><text:span text:style-name="T1">), М. Орру (</text:span><text:span text:style-name="T4">Orr</text:span><text:span text:style-name="T11">ù, </text:span><text:span text:style-name="T4">M</text:span><text:span text:style-name="T11">.</text:span><text:span text:style-name="T1">), И. Сюрин (</text:span><text:span text:style-name="T4">Seurin</text:span><text:span text:style-name="T11">, </text:span><text:span text:style-name="T4">Y</text:span><text:span text:style-name="T11">.</text:span><text:span text:style-name="T1">), «Агрегированные </text:span><text:span text:style-name="T3">Mimblewimble</text:span><text:span text:style-name="T1">» (</text:span><text:span text:style-name="T4">Aggregate</text:span><text:span text:style-name="T11"> </text:span><text:span text:style-name="T4">cash</text:span><text:span text:style-name="T11"> </text:span><text:span text:style-name="T4">systems</text:span><text:span text:style-name="T11">: </text:span><text:span text:style-name="T4">A</text:span><text:span text:style-name="T11"> </text:span><text:span text:style-name="T4">cryptographic</text:span><text:span text:style-name="T11"> </text:span><text:span text:style-name="T4">investigation</text:span><text:span text:style-name="T11"> </text:span><text:span text:style-name="T4">of</text:span><text:span text:style-name="T11"> </text:span><text:span text:style-name="T4">Mimblewimble</text:span><text:span text:style-name="T1">), под редакцией И. Ишая (</text:span><text:span text:style-name="T4">Ishai</text:span><text:span text:style-name="T11">, </text:span><text:span text:style-name="T4">Y</text:span><text:span text:style-name="T11">.</text:span><text:span text:style-name="T1">), В. Риджмана (</text:span><text:span text:style-name="T4">Rijmen</text:span><text:span text:style-name="T11">, </text:span><text:span text:style-name="T4">V</text:span><text:span text:style-name="T11">.</text:span><text:span text:style-name="T1">), «Прогресс в криптологии — </text:span><text:span text:style-name="T3">EUROCRYPT</text:span><text:span text:style-name="T1"> 2019» (</text:span><text:span text:style-name="T4">Advances</text:span><text:span text:style-name="T11"> </text:span><text:span text:style-name="T4">in</text:span><text:span text:style-name="T11"> </text:span><text:span text:style-name="T4">Cryptology</text:span><text:span text:style-name="T11"> — </text:span><text:span text:style-name="T4">EUROCRYPT</text:span><text:span text:style-name="T11"> 2019</text:span><text:span text:style-name="T1">), стр. 657-689, </text:span><text:span text:style-name="T3">Springer</text:span><text:span text:style-name="T1"> </text:span><text:span text:style-name="T3">International</text:span><text:span text:style-name="T1"> </text:span><text:span text:style-name="T3">Publishing</text:span><text:span text:style-name="T1">, </text:span><text:span text:style-name="T3">Cham</text:span><text:span text:style-name="T1"> (2019)</text:span></text:p>
        </text:list-item>
        <text:list-item>
          <text:p text:style-name="P37"><text:span text:style-name="T1">Б. Гуделл (</text:span><text:span text:style-name="T4">Goodell</text:span><text:span text:style-name="T11">, </text:span><text:span text:style-name="T4">B</text:span><text:span text:style-name="T11">.</text:span><text:span text:style-name="T1">), С. Нёзер (</text:span><text:span text:style-name="T4">Noether</text:span><text:span text:style-name="T11">, </text:span><text:span text:style-name="T4">S</text:span><text:span text:style-name="T11">.</text:span><text:span text:style-name="T1">), </text:span><text:span text:style-name="T3">RandomRun</text:span><text:span text:style-name="T1">, «Сжатые связываемые кольцевые подписи и возможность подделки с использованием вредоносных ключей» (</text:span><text:span text:style-name="T4">Concise</text:span><text:span text:style-name="T11"> </text:span><text:span text:style-name="T4">linkable</text:span><text:span text:style-name="T11"> </text:span><text:span text:style-name="T4">ring</text:span><text:span text:style-name="T11"> </text:span><text:span text:style-name="T4">signatures</text:span><text:span text:style-name="T11"> </text:span><text:span text:style-name="T4">and</text:span><text:span text:style-name="T11"> </text:span><text:span text:style-name="T4">forgery</text:span><text:span text:style-name="T11"> </text:span><text:span text:style-name="T4">against</text:span><text:span text:style-name="T11"> </text:span><text:span text:style-name="T4">adversarial</text:span><text:span text:style-name="T11"> </text:span><text:span text:style-name="T4">keys</text:span><text:span text:style-name="T1">), Архив электронных документов по криптологии (</text:span><text:span text:style-name="T4">Cryptology</text:span><text:span text:style-name="T11"> </text:span><text:span text:style-name="T4">ePrint</text:span><text:span text:style-name="T11"> </text:span><text:span text:style-name="T4">Archive</text:span><text:span text:style-name="T1">), Документ 2019/654 (2019), </text:span><text:span text:style-name="T3">https</text:span><text:span text:style-name="T1">://</text:span><text:span text:style-name="T3">ia</text:span><text:span text:style-name="T1">.</text:span><text:span text:style-name="T3">cr</text:span><text:span text:style-name="T1">/2019/654</text:span></text:p>
        </text:list-item>
        <text:list-item>
          <text:p text:style-name="P37"><text:soft-page-break/><text:span text:style-name="T1">Дж. Грот (</text:span><text:span text:style-name="T4">Groth</text:span><text:span text:style-name="T11">, </text:span><text:span text:style-name="T4">J</text:span><text:span text:style-name="T11">.</text:span><text:span text:style-name="T1">), М. Кёльвейс (</text:span><text:span text:style-name="T4">Kohlweiss</text:span><text:span text:style-name="T11">, </text:span><text:span text:style-name="T4">M</text:span><text:span text:style-name="T11">.</text:span><text:span text:style-name="T1">). «Доказательства по одному из множества: или как раскрыть секрет и потратить монету» (</text:span><text:span text:style-name="T4">One</text:span><text:span text:style-name="T11">-</text:span><text:span text:style-name="T4">out</text:span><text:span text:style-name="T11">-</text:span><text:span text:style-name="T4">of</text:span><text:span text:style-name="T11">-</text:span><text:span text:style-name="T4">many</text:span><text:span text:style-name="T11"> </text:span><text:span text:style-name="T4">proofs</text:span><text:span text:style-name="T11">: </text:span><text:span text:style-name="T4">Or</text:span><text:span text:style-name="T11"> </text:span><text:span text:style-name="T4">how</text:span><text:span text:style-name="T11"> </text:span><text:span text:style-name="T4">to</text:span><text:span text:style-name="T11"> </text:span><text:span text:style-name="T4">leak</text:span><text:span text:style-name="T11"> </text:span><text:span text:style-name="T4">a</text:span><text:span text:style-name="T11"> </text:span><text:span text:style-name="T4">secret</text:span><text:span text:style-name="T11"> </text:span><text:span text:style-name="T4">and</text:span><text:span text:style-name="T11"> </text:span><text:span text:style-name="T4">spend</text:span><text:span text:style-name="T11"> </text:span><text:span text:style-name="T4">a</text:span><text:span text:style-name="T11"> </text:span><text:span text:style-name="T4">coin</text:span><text:span text:style-name="T1">), под редакцией И. Освальда (</text:span><text:span text:style-name="T4">Oswald</text:span><text:span text:style-name="T11">, </text:span><text:span text:style-name="T4">E</text:span><text:span text:style-name="T11">.</text:span><text:span text:style-name="T1">), М. Фишлин (</text:span><text:span text:style-name="T4">Fischlin</text:span><text:span text:style-name="T11">, </text:span><text:span text:style-name="T4">M</text:span><text:span text:style-name="T11">.</text:span><text:span text:style-name="T1">), «Компьютерная безопасность — </text:span><text:span text:style-name="T3">ESORICS</text:span><text:span text:style-name="T1"> 2015» (</text:span><text:span text:style-name="T4">Computer</text:span><text:span text:style-name="T11"> </text:span><text:span text:style-name="T4">Security</text:span><text:span text:style-name="T11"> — </text:span><text:span text:style-name="T4">ESORICS</text:span><text:span text:style-name="T11"> 2015</text:span><text:span text:style-name="T1">), стр. 253-280, </text:span><text:span text:style-name="T3">Springer</text:span><text:span text:style-name="T1"> </text:span><text:span text:style-name="T3">Berlin</text:span><text:span text:style-name="T1"> </text:span><text:span text:style-name="T3">Heidelberg</text:span><text:span text:style-name="T1">, </text:span><text:span text:style-name="T3">Berlin</text:span><text:span text:style-name="T1">, </text:span><text:span text:style-name="T3">Heidelberg</text:span><text:span text:style-name="T1"> (2015)</text:span></text:p>
        </text:list-item>
        <text:list-item>
          <text:p text:style-name="P37"><text:span text:style-name="T1">Д. Хопвуд (</text:span><text:span text:style-name="T4">Hopwood</text:span><text:span text:style-name="T11">, </text:span><text:span text:style-name="T4">D</text:span><text:span text:style-name="T11">.</text:span><text:span text:style-name="T1">), С. Боуи (</text:span><text:span text:style-name="T4">Bowe</text:span><text:span text:style-name="T11">, </text:span><text:span text:style-name="T4">S</text:span><text:span text:style-name="T11">.</text:span><text:span text:style-name="T1">), Т. Хорнби (</text:span><text:span text:style-name="T4">Hornby</text:span><text:span text:style-name="T11">, </text:span><text:span text:style-name="T4">T</text:span><text:span text:style-name="T11">.</text:span><text:span text:style-name="T1">), Н. Уилкокс (</text:span><text:span text:style-name="T4">Wilcox</text:span><text:span text:style-name="T11">, </text:span><text:span text:style-name="T4">N</text:span><text:span text:style-name="T11">.</text:span><text:span text:style-name="T1">). </text:span><text:span text:style-name="T3">«</text:span><text:span text:style-name="T1">Спецификация</text:span><text:span text:style-name="T3"> </text:span><text:span text:style-name="T1">протокола</text:span><text:span text:style-name="T3"> Zcash» (</text:span><text:span text:style-name="T4">Zcash protocol specification</text:span><text:span text:style-name="T3">) (2021), https://github.com/zcash/zips/blob/master/protocol/protocol.pdf</text:span></text:p>
        </text:list-item>
        <text:list-item>
          <text:p text:style-name="P21"><text:span text:style-name="T1">А</text:span><text:span text:style-name="T3">. </text:span><text:span text:style-name="T1">Дживанян</text:span><text:span text:style-name="T3"> (</text:span><text:span text:style-name="T4">Jivanyan, A.</text:span><text:span text:style-name="T3">), «Lelantus: </text:span><text:span text:style-name="T1">новое</text:span><text:span text:style-name="T3"> </text:span><text:span text:style-name="T1">решение</text:span><text:span text:style-name="T3"> </text:span><text:span text:style-name="T1">для</text:span><text:span text:style-name="T3"> </text:span><text:span text:style-name="T1">анонимных</text:span><text:span text:style-name="T3"> </text:span><text:span text:style-name="T1">и</text:span><text:span text:style-name="T3"> </text:span><text:span text:style-name="T1">конфиденциальных</text:span><text:span text:style-name="T3"> </text:span><text:span text:style-name="T1">криптовалют</text:span><text:span text:style-name="T3">» (</text:span><text:span text:style-name="T4">Lelantus: A new design for anonymous and confidential cryptocurrencies</text:span><text:span text:style-name="T3">), </text:span><text:span text:style-name="T1">Архив</text:span><text:span text:style-name="T3"> </text:span><text:span text:style-name="T1">электронных</text:span><text:span text:style-name="T3"> </text:span><text:span text:style-name="T1">документов</text:span><text:span text:style-name="T3"> </text:span><text:span text:style-name="T1">по</text:span><text:span text:style-name="T3"> </text:span><text:span text:style-name="T1">криптологии</text:span><text:span text:style-name="T3"> (</text:span><text:span text:style-name="T4">Cryptology ePrint Archive</text:span><text:span text:style-name="T3">), </text:span><text:span text:style-name="T1">Документ</text:span><text:span text:style-name="T3"> 2019/373 (2019), https://ia.cr/2019/373</text:span></text:p>
        </text:list-item>
        <text:list-item>
          <text:p text:style-name="P21"><text:span text:style-name="T1">Р</text:span><text:span text:style-name="T3">. </text:span><text:span text:style-name="T1">В</text:span><text:span text:style-name="T3">. </text:span><text:span text:style-name="T1">Ф</text:span><text:span text:style-name="T3">. </text:span><text:span text:style-name="T1">Лай</text:span><text:span text:style-name="T3"> (</text:span><text:span text:style-name="T4">Lai, R. W. F.</text:span><text:span text:style-name="T3">), </text:span><text:span text:style-name="T1">В</text:span><text:span text:style-name="T3">. </text:span><text:span text:style-name="T1">Ронже</text:span><text:span text:style-name="T3"> (</text:span><text:span text:style-name="T4">Ronge, V.</text:span><text:span text:style-name="T3">), </text:span><text:span text:style-name="T1">Т</text:span><text:span text:style-name="T3">. </text:span><text:span text:style-name="T1">Руффинг</text:span><text:span text:style-name="T3"> (</text:span><text:span text:style-name="T4">Ruffing, T.</text:span><text:span text:style-name="T3">), </text:span><text:span text:style-name="T1">Д</text:span><text:span text:style-name="T3">. </text:span><text:span text:style-name="T1">Шрёдер</text:span><text:span text:style-name="T3"> (</text:span><text:span text:style-name="T4">Schröder, D.</text:span><text:span text:style-name="T3">), </text:span><text:span text:style-name="T1">С</text:span><text:span text:style-name="T3">. </text:span><text:span text:style-name="T1">А</text:span><text:span text:style-name="T3">. </text:span><text:span text:style-name="T1">К</text:span><text:span text:style-name="T3">. </text:span><text:span text:style-name="T1">Тягаранян</text:span><text:span text:style-name="T3"> (</text:span><text:span text:style-name="T4">Thyagarajan, S. A. K.</text:span><text:span text:style-name="T3">), </text:span><text:span text:style-name="T1">Дж</text:span><text:span text:style-name="T3">. </text:span><text:span text:style-name="T1">Вонг</text:span><text:span text:style-name="T3"> (</text:span><text:span text:style-name="T4">Wang, J.</text:span><text:span text:style-name="T3">), «Omniring: </text:span><text:span text:style-name="T1">масштабирование</text:span><text:span text:style-name="T3"> </text:span><text:span text:style-name="T1">приватных</text:span><text:span text:style-name="T3"> </text:span><text:span text:style-name="T1">платежей</text:span><text:span text:style-name="T3"> </text:span><text:span text:style-name="T1">без</text:span><text:span text:style-name="T3"> </text:span><text:span text:style-name="T1">доверенных</text:span><text:span text:style-name="T3"> </text:span><text:span text:style-name="T1">настроек</text:span><text:span text:style-name="T3">» (</text:span><text:span text:style-name="T4">Omniring: Scaling private payments without trusted setup</text:span><text:span text:style-name="T3">), </text:span><text:span text:style-name="T1">материалы</text:span><text:span text:style-name="T3"> </text:span><text:span text:style-name="T1">Конференции</text:span><text:span text:style-name="T3"> ACM SIGSAC </text:span><text:span text:style-name="T1">по</text:span><text:span text:style-name="T3"> </text:span><text:span text:style-name="T1">компьютерной</text:span><text:span text:style-name="T3"> </text:span><text:span text:style-name="T1">безопасности</text:span><text:span text:style-name="T3"> </text:span><text:span text:style-name="T1">и</text:span><text:span text:style-name="T3"> </text:span><text:span text:style-name="T1">защите</text:span><text:span text:style-name="T3"> </text:span><text:span text:style-name="T1">каналов</text:span><text:span text:style-name="T3"> </text:span><text:span text:style-name="T1">связи</text:span><text:span text:style-name="T3"> 2019 (</text:span><text:span text:style-name="T4">2019 ACM SIGSAC Conference on Computer and Communications Security</text:span><text:span text:style-name="T3">), </text:span><text:span text:style-name="T1">стр</text:span><text:span text:style-name="T3">. 31-48. CCS '19, </text:span><text:span text:style-name="T1">Ассоциация</text:span><text:span text:style-name="T3"> </text:span><text:span text:style-name="T1">вычислительной</text:span><text:span text:style-name="T3"> </text:span><text:span text:style-name="T1">техники</text:span><text:span text:style-name="T3"> (</text:span><text:span text:style-name="T4">Association for Computing Machinery</text:span><text:span text:style-name="T3">), </text:span><text:span text:style-name="T1">Нью</text:span><text:span text:style-name="T3">-</text:span><text:span text:style-name="T1">Йорк</text:span><text:span text:style-name="T3">, </text:span><text:span text:style-name="T1">США</text:span><text:span text:style-name="T3"> (2019). https://doi.org/10.1145/3319535.3345655, https://doi.org/10.1145/3319535.3345655</text:span></text:p>
        </text:list-item>
        <text:list-item>
          <text:p text:style-name="P21"><text:span text:style-name="T1">Г</text:span><text:span text:style-name="T3">. </text:span><text:span text:style-name="T1">Максвелл</text:span><text:span text:style-name="T3"> (</text:span><text:span text:style-name="T4">Maxwell, G.</text:span><text:span text:style-name="T3">), </text:span><text:span text:style-name="T1">А</text:span><text:span text:style-name="T3">. </text:span><text:span text:style-name="T1">Поэлстра</text:span><text:span text:style-name="T3"> (</text:span><text:span text:style-name="T4">Poelstra, A.</text:span><text:span text:style-name="T3">), </text:span><text:span text:style-name="T1">И</text:span><text:span text:style-name="T3">. </text:span><text:span text:style-name="T1">Сюрин</text:span><text:span text:style-name="T3"> (</text:span><text:span text:style-name="T4">Seurin, Y.</text:span><text:span text:style-name="T3">), </text:span><text:span text:style-name="T1">П</text:span><text:span text:style-name="T3">. </text:span><text:span text:style-name="T1">Вуйль</text:span><text:span text:style-name="T3"> (</text:span><text:span text:style-name="T4">Wuille, P.</text:span><text:span text:style-name="T3">), «</text:span><text:span text:style-name="T1">Простая</text:span><text:span text:style-name="T3"> </text:span><text:span text:style-name="T1">схема</text:span><text:span text:style-name="T3"> </text:span><text:span text:style-name="T1">мультиподписей</text:span><text:span text:style-name="T3"> </text:span><text:span text:style-name="T1">Шнорра</text:span><text:span text:style-name="T3"> </text:span><text:span text:style-name="T1">и</text:span><text:span text:style-name="T3"> </text:span><text:span text:style-name="T1">её</text:span><text:span text:style-name="T3"> </text:span><text:span text:style-name="T1">применение</text:span><text:span text:style-name="T3"> </text:span><text:span text:style-name="T1">в</text:span><text:span text:style-name="T3"> Bitcoin» (</text:span><text:span text:style-name="T4">Simple Schnorr multi-signatures with applications to Bitcoin</text:span><text:span text:style-name="T3">), </text:span><text:span text:style-name="T1">Разработки</text:span><text:span text:style-name="T3">, </text:span><text:span text:style-name="T1">код</text:span><text:span text:style-name="T3"> </text:span><text:span text:style-name="T1">и</text:span><text:span text:style-name="T3"> </text:span><text:span text:style-name="T1">криптография</text:span><text:span text:style-name="T3"> (</text:span><text:span text:style-name="T4">Designs, Codes and Cryptography</text:span><text:span text:style-name="T3">) 87(9), 2139-2164 (2019)</text:span></text:p>
        </text:list-item>
        <text:list-item>
          <text:p text:style-name="P21"><text:span text:style-name="T1">И</text:span><text:span text:style-name="T3">. </text:span><text:span text:style-name="T1">Нир</text:span><text:span text:style-name="T3"> (</text:span><text:span text:style-name="T4">Nir, Y.</text:span><text:span text:style-name="T3">), </text:span><text:span text:style-name="T1">А</text:span><text:span text:style-name="T3">. </text:span><text:span text:style-name="T1">Лэнгли</text:span><text:span text:style-name="T3"> (</text:span><text:span text:style-name="T4">Langley, A.</text:span><text:span text:style-name="T3">), «</text:span><text:span text:style-name="T1">Применение</text:span><text:span text:style-name="T3"> </text:span><text:span text:style-name="T1">шифров</text:span><text:span text:style-name="T3"> ChaCha20 </text:span><text:span text:style-name="T1">и</text:span><text:span text:style-name="T3"> Poly1305 </text:span><text:span text:style-name="T1">в</text:span><text:span text:style-name="T3"> </text:span><text:span text:style-name="T1">протоколах</text:span><text:span text:style-name="T3"> IETF» (</text:span><text:span text:style-name="T4">ChaCha20 and Poly1305 for IETF protocols</text:span><text:span text:style-name="T3">), RFC 7539, RFC Editor (</text:span><text:span text:style-name="T1">май</text:span><text:span text:style-name="T3"> 2015), http://www.rfc-editor.org/rfc/rfc7539.txt, http://www.rfceditor.org/rfc/rfc7539.txt</text:span></text:p>
        </text:list-item>
        <text:list-item>
          <text:p text:style-name="P21"><text:span text:style-name="T1">С</text:span><text:span text:style-name="T3">. </text:span><text:span text:style-name="T1">Нёзер</text:span><text:span text:style-name="T3"> (</text:span><text:span text:style-name="T4">Noether, S.</text:span><text:span text:style-name="T3">), </text:span><text:span text:style-name="T1">Б</text:span><text:span text:style-name="T3">. </text:span><text:span text:style-name="T1">Гуделл</text:span><text:span text:style-name="T3"> (</text:span><text:span text:style-name="T4">Goodell, B.</text:span><text:span text:style-name="T3">), «Triptych: </text:span><text:span text:style-name="T1">логарифмически</text:span><text:span text:style-name="T3"> </text:span><text:span text:style-name="T1">масштабируемые</text:span><text:span text:style-name="T3"> </text:span><text:span text:style-name="T1">связываемые</text:span><text:span text:style-name="T3"> </text:span><text:span text:style-name="T1">кольцевые</text:span><text:span text:style-name="T3"> </text:span><text:span text:style-name="T1">подписи</text:span><text:span text:style-name="T3"> </text:span><text:span text:style-name="T1">и</text:span><text:span text:style-name="T3"> </text:span><text:span text:style-name="T1">их</text:span><text:span text:style-name="T3"> </text:span><text:span text:style-name="T1">применение</text:span><text:span text:style-name="T3">» (</text:span><text:span text:style-name="T4">Triptych: Logarithmic-sized linkable ring signatures with applications</text:span><text:span text:style-name="T3">), </text:span><text:span text:style-name="T1">под</text:span><text:span text:style-name="T3"> </text:span><text:span text:style-name="T1">редакцией</text:span><text:span text:style-name="T3"> </text:span><text:span text:style-name="T1">Дж</text:span><text:span text:style-name="T3">. </text:span><text:span text:style-name="T1">Гарсия</text:span><text:span text:style-name="T3">-</text:span><text:span text:style-name="T1">Альфаро</text:span><text:span text:style-name="T3"> (</text:span><text:span text:style-name="T4">Garcia-Alfaro, J.</text:span><text:span text:style-name="T3">), </text:span><text:span text:style-name="T1">Г</text:span><text:span text:style-name="T3">. </text:span><text:span text:style-name="T1">Наварро</text:span><text:span text:style-name="T3">-</text:span><text:span text:style-name="T1">Аррибаса</text:span><text:span text:style-name="T3">, (</text:span><text:span text:style-name="T4">Navarro-Arribas, G.</text:span><text:span text:style-name="T3">), </text:span><text:span text:style-name="T1">Дж</text:span><text:span text:style-name="T3">. </text:span><text:span text:style-name="T1">Геррера</text:span><text:span text:style-name="T3">-</text:span><text:span text:style-name="T1">Хоанкомарти</text:span><text:span text:style-name="T3"> (</text:span><text:span text:style-name="T4">Herrera-Joancomarti, J.</text:span><text:span text:style-name="T3">), </text:span><text:span text:style-name="T1">Управление</text:span><text:span text:style-name="T3"> </text:span><text:span text:style-name="T1">конфиденциальностью</text:span><text:span text:style-name="T3"> </text:span><text:span text:style-name="T1">данных</text:span><text:span text:style-name="T3"> (</text:span><text:span text:style-name="T4">Data Privacy Management</text:span><text:span text:style-name="T3">), </text:span><text:span text:style-name="T1">Криптовалюты</text:span><text:span text:style-name="T3"> </text:span><text:span text:style-name="T1">и</text:span><text:span text:style-name="T3"> </text:span><text:span text:style-name="T1">блокчейн</text:span><text:span text:style-name="T3">-</text:span><text:span text:style-name="T1">технология</text:span><text:span text:style-name="T3"> (</text:span><text:span text:style-name="T4">Cryptocurrencies and Blockchain Technology</text:span><text:span text:style-name="T3">), </text:span><text:span text:style-name="T1">стр</text:span><text:span text:style-name="T3">. 337-354, Springer International Publishing, Cham (2020)</text:span></text:p>
        </text:list-item>
        <text:list-item>
          <text:p text:style-name="P21"><text:span text:style-name="T1">С</text:span><text:span text:style-name="T3">. </text:span><text:span text:style-name="T1">Нёзер</text:span><text:span text:style-name="T3"> (</text:span><text:span text:style-name="T4">Noether, S.</text:span><text:span text:style-name="T3">), </text:span><text:span text:style-name="T1">А</text:span><text:span text:style-name="T3">. </text:span><text:span text:style-name="T1">Маккензи</text:span><text:span text:style-name="T3"> (</text:span><text:span text:style-name="T4">Mackenzie, A.</text:span><text:span text:style-name="T3">) </text:span><text:span text:style-name="T1">и</text:span><text:span text:style-name="T3"> </text:span><text:span text:style-name="T1">др</text:span><text:span text:style-name="T3">., «</text:span><text:span text:style-name="T1">Кольцевые</text:span><text:span text:style-name="T3"> </text:span><text:span text:style-name="T1">конфиденциальные</text:span><text:span text:style-name="T3"> </text:span><text:span text:style-name="T1">транзакции</text:span><text:span text:style-name="T3">» (</text:span><text:span text:style-name="T4">Ring confidential transactions</text:span><text:span text:style-name="T3">), Ledger 1, 1-18 (2016).</text:span></text:p>
        </text:list-item>
        <text:list-item>
          <text:p text:style-name="P21"><text:span text:style-name="T1">Н</text:span><text:span text:style-name="T3">. </text:span><text:span text:style-name="T1">Пиппенгер</text:span><text:span text:style-name="T3"> (</text:span><text:span text:style-name="T4">Pippenger, N.</text:span><text:span text:style-name="T3">), «</text:span><text:span text:style-name="T1">По</text:span><text:span text:style-name="T3"> </text:span><text:span text:style-name="T1">вопросу</text:span><text:span text:style-name="T3"> </text:span><text:span text:style-name="T1">оценки</text:span><text:span text:style-name="T3"> </text:span><text:span text:style-name="T1">степеней</text:span><text:span text:style-name="T3"> </text:span><text:span text:style-name="T1">и</text:span><text:span text:style-name="T3"> </text:span><text:span text:style-name="T1">одночленов</text:span><text:span text:style-name="T3">» (</text:span><text:span text:style-name="T4">On the evaluation of powers and monomials</text:span><text:span text:style-name="T3">), </text:span><text:span text:style-name="T1">Журнал</text:span><text:span text:style-name="T3"> </text:span><text:span text:style-name="T1">по</text:span><text:span text:style-name="T3"> </text:span><text:span text:style-name="T1">вычислительной</text:span><text:span text:style-name="T3"> </text:span><text:span text:style-name="T1">технике</text:span><text:span text:style-name="T3"> SIAM (</text:span><text:span text:style-name="T4">SIAM Journal on Computing</text:span><text:span text:style-name="T3">), 9(2), 230-250 (1980)</text:span></text:p>
        </text:list-item>
        <text:list-item>
          <text:p text:style-name="P21"><text:span text:style-name="T1">В</text:span><text:span text:style-name="T3">. </text:span><text:span text:style-name="T1">Г</text:span><text:span text:style-name="T3">. </text:span><text:span text:style-name="T1">Пиррос</text:span><text:span text:style-name="T3"> </text:span><text:span text:style-name="T1">Чайдос</text:span><text:span text:style-name="T3"> (</text:span><text:span text:style-name="T4">Pyrros Chaidos, V. G.</text:span><text:span text:style-name="T3">), «Lelantus-CLA» (</text:span><text:span text:style-name="T4">Lelantus-CLA</text:span><text:span text:style-name="T3">), </text:span><text:span text:style-name="T1">Архив</text:span><text:span text:style-name="T3"> </text:span><text:span text:style-name="T1">электронных</text:span><text:span text:style-name="T3"> </text:span><text:span text:style-name="T1">документов</text:span><text:span text:style-name="T3"> </text:span><text:span text:style-name="T1">по</text:span><text:span text:style-name="T3"> </text:span><text:span text:style-name="T1">криптологии</text:span><text:span text:style-name="T3"> (</text:span><text:span text:style-name="T4">Cryptology ePrint Archive</text:span><text:span text:style-name="T3">), </text:span><text:span text:style-name="T1">Документ</text:span><text:span text:style-name="T3"> 2021/1036 (2021), https://ia.cr/2021/1036</text:span></text:p>
        </text:list-item>
        <text:list-item>
          <text:p text:style-name="P21"><text:span text:style-name="T3">koe, «Seraphis: </text:span><text:span text:style-name="T1">идея</text:span><text:span text:style-name="T3"> </text:span><text:span text:style-name="T1">протокола</text:span><text:span text:style-name="T3"> </text:span><text:span text:style-name="T1">приватных</text:span><text:span text:style-name="T3"> </text:span><text:span text:style-name="T1">транзакций</text:span><text:span text:style-name="T3">» (</text:span><text:span text:style-name="T4">Seraphis: A privacy-preserving transaction protocol abstraction</text:span><text:span text:style-name="T3">), </text:span><text:span text:style-name="T1">репозиторий</text:span><text:span text:style-name="T3"> GitHub, DRAFT-v0.0.11 (2021), https://github.com/UkoeHB/Seraphis/releases/tag/DRAFT-v0.0.11</text:span></text:p>
        </text:list-item>
      </text:list>
      <text:p text:style-name="P107">A<text:tab/>Модифицированная система доказательства Шаума-Педерсена</text:p>
      <text:p text:style-name="P52"><text:soft-page-break/><text:span text:style-name="T1">Система доказательства представляет собой набор алгоритмов (</text:span><text:span text:style-name="T3">ChaumProve</text:span><text:span text:style-name="T1">, </text:span><text:span text:style-name="T3">ChaumVerify</text:span><text:span text:style-name="T1">) для следующего отношения:</text:span></text:p>
      <text:p text:style-name="P41"><draw:frame draw:style-name="fr1" draw:name="Объект292" text:anchor-type="as-char" svg:width="4.211in" svg:height="0.2417in" draw:z-index="292"><draw:object xlink:href="./Object 293" xlink:type="simple" xlink:show="embed" xlink:actuate="onLoad"/><draw:image xlink:href="./ObjectReplacements/Object 293" xlink:type="simple" xlink:show="embed" xlink:actuate="onLoad"/><svg:desc>формула</svg:desc></draw:frame></text:p>
      <text:p text:style-name="P109">Протокол выполняется следующим образом:</text:p>
      <text:list xml:id="list30649815248705" text:continue-list="list1223876642" text:style-name="WWNum16">
        <text:list-item>
          <text:list>
            <text:list-item>
              <text:p text:style-name="P22"><text:span text:style-name="T1">Доказывающая сторона выбирает случайные </text:span><draw:frame draw:style-name="fr1" draw:name="Объект293" text:anchor-type="as-char" svg:width="0.6591in" svg:height="0.1839in" draw:z-index="293"><draw:object xlink:href="./Object 294" xlink:type="simple" xlink:show="embed" xlink:actuate="onLoad"/><draw:image xlink:href="./ObjectReplacements/Object 294" xlink:type="simple" xlink:show="embed" xlink:actuate="onLoad"/><svg:desc>формула</svg:desc></draw:frame><text:span text:style-name="T1"><text:s/>и вычисляет</text:span></text:p>
            </text:list-item>
          </text:list>
        </text:list-item>
      </text:list>
      <text:p text:style-name="P41"><draw:frame draw:style-name="fr1" draw:name="Объект294" text:anchor-type="as-char" svg:width="2.2965in" svg:height="0.2189in" draw:z-index="294"><draw:object xlink:href="./Object 295" xlink:type="simple" xlink:show="embed" xlink:actuate="onLoad"/><draw:image xlink:href="./ObjectReplacements/Object 295" xlink:type="simple" xlink:show="embed" xlink:actuate="onLoad"/><svg:desc>формула</svg:desc></draw:frame></text:p>
      <text:p text:style-name="P42">и отправляет полученные значения верификатору.</text:p>
      <text:list xml:id="list30650357756338" text:continue-numbering="true" text:style-name="WWNum16">
        <text:list-item>
          <text:list>
            <text:list-item>
              <text:p text:style-name="P22"><text:span text:style-name="T1">Верификатор выбирает случайный запрос </text:span><draw:frame draw:style-name="fr1" draw:name="Объект295" text:anchor-type="as-char" svg:width="0.3791in" svg:height="0.1839in" draw:z-index="295"><draw:object xlink:href="./Object 296" xlink:type="simple" xlink:show="embed" xlink:actuate="onLoad"/><draw:image xlink:href="./ObjectReplacements/Object 296" xlink:type="simple" xlink:show="embed" xlink:actuate="onLoad"/><svg:desc>формула</svg:desc></draw:frame><text:span text:style-name="T1"><text:s/>и отправляет его доказывающей стороне.</text:span></text:p>
            </text:list-item>
            <text:list-item>
              <text:p text:style-name="P11">Доказывающая сторона вычисляет ответ</text:p>
            </text:list-item>
          </text:list>
        </text:list-item>
      </text:list>
      <text:p text:style-name="P41"><draw:frame draw:style-name="fr1" draw:name="Объект296" text:anchor-type="as-char" svg:width="1.9492in" svg:height="0.2189in" draw:z-index="296"><draw:object xlink:href="./Object 297" xlink:type="simple" xlink:show="embed" xlink:actuate="onLoad"/><draw:image xlink:href="./ObjectReplacements/Object 297" xlink:type="simple" xlink:show="embed" xlink:actuate="onLoad"/><svg:desc>формула</svg:desc></draw:frame></text:p>
      <text:list xml:id="list30650241539805" text:continue-numbering="true" text:style-name="WWNum16">
        <text:list-item>
          <text:list>
            <text:list-item>
              <text:p text:style-name="P11">Верификатор принимает доказательство только в том случае, если</text:p>
            </text:list-item>
          </text:list>
        </text:list-item>
      </text:list>
      <text:p text:style-name="P48"><draw:frame draw:style-name="fr1" draw:name="Объект297" text:anchor-type="as-char" svg:width="1.8874in" svg:height="0.2091in" draw:z-index="297"><draw:object xlink:href="./Object 298" xlink:type="simple" xlink:show="embed" xlink:actuate="onLoad"/><draw:image xlink:href="./ObjectReplacements/Object 298" xlink:type="simple" xlink:show="embed" xlink:actuate="onLoad"/><svg:desc>формула</svg:desc></draw:frame></text:p>
      <text:p text:style-name="P42">и</text:p>
      <text:p text:style-name="P47"><draw:frame draw:style-name="fr1" draw:name="Объект298" text:anchor-type="as-char" svg:width="1.2472in" svg:height="0.2091in" draw:z-index="298"><draw:object xlink:href="./Object 299" xlink:type="simple" xlink:show="embed" xlink:actuate="onLoad"/><draw:image xlink:href="./ObjectReplacements/Object 299" xlink:type="simple" xlink:show="embed" xlink:actuate="onLoad"/><svg:desc>формула</svg:desc></draw:frame></text:p>
      <text:p text:style-name="P55">Теперь докажем, что протокол является полным, надёжным и обеспечивает возможность доказательства с нулевым разглашением при условии наличия честного верификатора.</text:p>
      <text:p text:style-name="P52"><text:span text:style-name="T11">Доказательство</text:span><text:span text:style-name="T1">. Полнота протокола доказывается простой проверкой.</text:span></text:p>
      <text:p text:style-name="P52"><text:span text:style-name="T1">Чтобы продемонстрировать, что доказательство в рамках протокола предполагает нулевое разглашение при наличии честного верификатора мы строим действительный симулятор, создающий транскрипты, распределяемые идентично тому, как это происходит в случае с действительными доказательствами. Симулятор выбирает случайный запрос </text:span><draw:frame draw:style-name="fr1" draw:name="Объект299" text:anchor-type="as-char" svg:width="0.3791in" svg:height="0.1839in" draw:z-index="299"><draw:object xlink:href="./Object 300" xlink:type="simple" xlink:show="embed" xlink:actuate="onLoad"/><draw:image xlink:href="./ObjectReplacements/Object 300" xlink:type="simple" xlink:show="embed" xlink:actuate="onLoad"/><svg:desc>формула</svg:desc></draw:frame><text:span text:style-name="T1">, случайные скалярные величины </text:span><draw:frame draw:style-name="fr1" draw:name="Объект300" text:anchor-type="as-char" svg:width="0.7791in" svg:height="0.2091in" draw:z-index="300"><draw:object xlink:href="./Object 301" xlink:type="simple" xlink:show="embed" xlink:actuate="onLoad"/><draw:image xlink:href="./ObjectReplacements/Object 301" xlink:type="simple" xlink:show="embed" xlink:actuate="onLoad"/><svg:desc>формула</svg:desc></draw:frame><text:span text:style-name="T1">, и случайное значение </text:span><draw:frame draw:style-name="fr1" draw:name="Объект301" text:anchor-type="as-char" svg:width="0.478in" svg:height="0.2091in" draw:z-index="301"><draw:object xlink:href="./Object 302" xlink:type="simple" xlink:show="embed" xlink:actuate="onLoad"/><draw:image xlink:href="./ObjectReplacements/Object 302" xlink:type="simple" xlink:show="embed" xlink:actuate="onLoad"/><svg:desc>формула</svg:desc></draw:frame><text:span text:style-name="T1">. Затем симулятор задаёт </text:span><draw:frame draw:style-name="fr1" draw:name="Объект302" text:anchor-type="as-char" svg:width="1.3508in" svg:height="0.2091in" draw:z-index="302"><draw:object xlink:href="./Object 303" xlink:type="simple" xlink:show="embed" xlink:actuate="onLoad"/><draw:image xlink:href="./ObjectReplacements/Object 303" xlink:type="simple" xlink:show="embed" xlink:actuate="onLoad"/><svg:desc>формула</svg:desc></draw:frame><text:span text:style-name="T1"><text:s/>и </text:span><draw:frame draw:style-name="fr1" draw:name="Объект303" text:anchor-type="as-char" svg:width="1.9953in" svg:height="0.2091in" draw:z-index="303"><draw:object xlink:href="./Object 304" xlink:type="simple" xlink:show="embed" xlink:actuate="onLoad"/><draw:image xlink:href="./ObjectReplacements/Object 304" xlink:type="simple" xlink:show="embed" xlink:actuate="onLoad"/><svg:desc>формула</svg:desc></draw:frame><text:span text:style-name="T1">. Такой транскрипт будет принят честным верификатором. Следует отметить, что все элементы транскрипта в действительном доказательстве независимо и равномерно распределяются случайным образом, если генераторы </text:span><draw:frame draw:style-name="fr1" draw:name="Объект304" text:anchor-type="as-char" svg:width="0.761in" svg:height="0.1839in" draw:z-index="304"><draw:object xlink:href="./Object 305" xlink:type="simple" xlink:show="embed" xlink:actuate="onLoad"/><draw:image xlink:href="./ObjectReplacements/Object 305" xlink:type="simple" xlink:show="embed" xlink:actuate="onLoad"/><svg:desc>формула</svg:desc></draw:frame><text:span text:style-name="T1"><text:s/>являются независимыми, как и элементы транскрипта, созданные симулятором.</text:span></text:p>
      <text:p text:style-name="P52"><text:span text:style-name="T1">Чтобы продемонстрировать надёжность протокола, рассмотрим два транскрипта подтверждения с отдельными элемента ми запроса </text:span><draw:frame draw:style-name="fr1" draw:name="Объект305" text:anchor-type="as-char" svg:width="0.6189in" svg:height="0.2075in" draw:z-index="305"><draw:object xlink:href="./Object 306" xlink:type="simple" xlink:show="embed" xlink:actuate="onLoad"/><draw:image xlink:href="./ObjectReplacements/Object 306" xlink:type="simple" xlink:show="embed" xlink:actuate="onLoad"/><svg:desc>формула</svg:desc></draw:frame><text:span text:style-name="T1">:</text:span></text:p>
      <text:p text:style-name="P66"><draw:frame draw:style-name="fr1" draw:name="Объект306" text:anchor-type="as-char" svg:width="1.5209in" svg:height="0.2319in" draw:z-index="306"><draw:object xlink:href="./Object 307" xlink:type="simple" xlink:show="embed" xlink:actuate="onLoad"/><draw:image xlink:href="./ObjectReplacements/Object 307" xlink:type="simple" xlink:show="embed" xlink:actuate="onLoad"/><svg:desc>формула</svg:desc></draw:frame></text:p>
      <text:p text:style-name="P110">и</text:p>
      <text:p text:style-name="P66"><draw:frame draw:style-name="fr1" draw:name="Объект307" text:anchor-type="as-char" svg:width="1.5571in" svg:height="0.2575in" draw:z-index="307"><draw:object xlink:href="./Object 308" xlink:type="simple" xlink:show="embed" xlink:actuate="onLoad"/><draw:image xlink:href="./ObjectReplacements/Object 308" xlink:type="simple" xlink:show="embed" xlink:actuate="onLoad"/><svg:desc>формула</svg:desc></draw:frame></text:p>
      <text:p text:style-name="P53">Первое уравнение верификации, применяемое к двум транскриптам, подразумевает, что:</text:p>
      <text:p text:style-name="P66"><draw:frame draw:style-name="fr1" draw:name="Объект308" text:anchor-type="as-char" svg:width="2.7547in" svg:height="0.2575in" draw:z-index="308"><draw:object xlink:href="./Object 309" xlink:type="simple" xlink:show="embed" xlink:actuate="onLoad"/><draw:image xlink:href="./ObjectReplacements/Object 309" xlink:type="simple" xlink:show="embed" xlink:actuate="onLoad"/><svg:desc>формула</svg:desc></draw:frame><text:span text:style-name="T1">,</text:span></text:p>
      <text:p text:style-name="P67"><text:span text:style-name="T1">и мы можем выделить подтверждающие значения </text:span><draw:frame draw:style-name="fr1" draw:name="Объект309" text:anchor-type="as-char" svg:width="1.2626in" svg:height="0.2575in" draw:z-index="309"><draw:object xlink:href="./Object 310" xlink:type="simple" xlink:show="embed" xlink:actuate="onLoad"/><draw:image xlink:href="./ObjectReplacements/Object 310" xlink:type="simple" xlink:show="embed" xlink:actuate="onLoad"/><svg:desc>формула</svg:desc></draw:frame><text:span text:style-name="T1">, </text:span><draw:frame draw:style-name="fr1" draw:name="Объект310" text:anchor-type="as-char" svg:width="1.2772in" svg:height="0.2575in" draw:z-index="310"><draw:object xlink:href="./Object 311" xlink:type="simple" xlink:show="embed" xlink:actuate="onLoad"/><draw:image xlink:href="./ObjectReplacements/Object 311" xlink:type="simple" xlink:show="embed" xlink:actuate="onLoad"/><svg:desc>формула</svg:desc></draw:frame><text:span text:style-name="T1"><text:s/>и </text:span><draw:frame draw:style-name="fr1" draw:name="Объект311" text:anchor-type="as-char" svg:width="1.2547in" svg:height="0.2575in" draw:z-index="311"><draw:object xlink:href="./Object 312" xlink:type="simple" xlink:show="embed" xlink:actuate="onLoad"/><draw:image xlink:href="./ObjectReplacements/Object 312" xlink:type="simple" xlink:show="embed" xlink:actuate="onLoad"/><svg:desc>формула</svg:desc></draw:frame><text:span text:style-name="T1"><text:s/>или нетривиальное дискретное логарифмическое отношение </text:span><draw:frame draw:style-name="fr1" draw:name="Объект312" text:anchor-type="as-char" svg:width="0.5457in" svg:height="0.1839in" draw:z-index="312"><draw:object xlink:href="./Object 313" xlink:type="simple" xlink:show="embed" xlink:actuate="onLoad"/><draw:image xlink:href="./ObjectReplacements/Object 313" xlink:type="simple" xlink:show="embed" xlink:actuate="onLoad"/><svg:desc>формула</svg:desc></draw:frame><text:span text:style-name="T1"><text:s/>(контрадикцию в случае независимости этих генераторов). Подобным образом второе уравнение верификации подразумевает, что:</text:span></text:p>
      <text:p text:style-name="P66"><text:soft-page-break/><draw:frame draw:style-name="fr1" draw:name="Объект313" text:anchor-type="as-char" svg:width="2.0445in" svg:height="0.2575in" draw:z-index="313"><draw:object xlink:href="./Object 314" xlink:type="simple" xlink:show="embed" xlink:actuate="onLoad"/><draw:image xlink:href="./ObjectReplacements/Object 314" xlink:type="simple" xlink:show="embed" xlink:actuate="onLoad"/><svg:desc>формула</svg:desc></draw:frame><text:span text:style-name="T1">,</text:span></text:p>
      <text:p text:style-name="P111"><text:span text:style-name="T1">что даёт нам те значения </text:span><draw:frame draw:style-name="fr1" draw:name="Объект314" text:anchor-type="as-char" svg:width="0.0917in" svg:height="0.1839in" draw:z-index="314"><draw:object xlink:href="./Object 315" xlink:type="simple" xlink:show="embed" xlink:actuate="onLoad"/><draw:image xlink:href="./ObjectReplacements/Object 315" xlink:type="simple" xlink:show="embed" xlink:actuate="onLoad"/><svg:desc>формула</svg:desc></draw:frame><text:span text:style-name="T1"><text:s/>и </text:span><draw:frame draw:style-name="fr1" draw:name="Объект315" text:anchor-type="as-char" svg:width="0.1047in" svg:height="0.1839in" draw:z-index="315"><draw:object xlink:href="./Object 316" xlink:type="simple" xlink:show="embed" xlink:actuate="onLoad"/><draw:image xlink:href="./ObjectReplacements/Object 316" xlink:type="simple" xlink:show="embed" xlink:actuate="onLoad"/><svg:desc>формула</svg:desc></draw:frame><text:span text:style-name="T1">, что и требуется.</text:span></text:p>
      <text:p text:style-name="P53">Это делает доказательство полным.</text:p>
      <text:p text:style-name="P107">B<text:tab/>Параллельная система доказательства по одному из множества</text:p>
      <text:p text:style-name="P52"><text:span text:style-name="T1">Сама система доказательства представляет собой набор алгоритмов (</text:span><text:span text:style-name="T3">ParProve</text:span><text:span text:style-name="T1">, </text:span><text:span text:style-name="T3">ParVerify</text:span><text:span text:style-name="T1">) для следующего отношения, где, допустим, </text:span><draw:frame draw:style-name="fr1" draw:name="Объект316" text:anchor-type="as-char" svg:width="0.4362in" svg:height="0.2075in" draw:z-index="316"><draw:object xlink:href="./Object 317" xlink:type="simple" xlink:show="embed" xlink:actuate="onLoad"/><draw:image xlink:href="./ObjectReplacements/Object 317" xlink:type="simple" xlink:show="embed" xlink:actuate="onLoad"/><svg:desc>формула</svg:desc></draw:frame><text:span text:style-name="T1">:</text:span></text:p>
      <text:p text:style-name="P66"><draw:frame draw:style-name="fr1" draw:name="Объект317" text:anchor-type="as-char" svg:width="5.3425in" svg:height="0.2839in" draw:z-index="317"><draw:object xlink:href="./Object 318" xlink:type="simple" xlink:show="embed" xlink:actuate="onLoad"/><draw:image xlink:href="./ObjectReplacements/Object 318" xlink:type="simple" xlink:show="embed" xlink:actuate="onLoad"/><svg:desc>формула</svg:desc></draw:frame></text:p>
      <text:p text:style-name="P53">Протокол представлен на рисунке 1, где мы используем систему обозначений, предложенную в работе [12].</text:p>
      <text:p text:style-name="P53">Протокол является полным, надёжным и обеспечивает возможность доказательства с нулевым разглашением при условии наличия честного верификатора. Доказательство является практически таким же, что и в случае с оригинальной схемой, за исключением минимальных и простых изменений.</text:p>
      <text:p text:style-name="P69"><text:span text:style-name="T17">Compute</text:span><text:span text:style-name="T18"> – Вычислить</text:span></text:p>
      <text:p text:style-name="P71"><text:span text:style-name="T17">Accept</text:span><text:span text:style-name="T18"> </text:span><text:span text:style-name="T17">only</text:span><text:span text:style-name="T18"> </text:span><text:span text:style-name="T17">and</text:span><text:span text:style-name="T18"> </text:span><text:span text:style-name="T17">only</text:span><text:span text:style-name="T18"> </text:span><text:span text:style-name="T17">if</text:span><text:span text:style-name="T18"> – Принимается только и если только</text:span></text:p>
      <text:p text:style-name="P72"><text:span text:style-name="T17">computing</text:span><text:span text:style-name="T18"> </text:span><draw:frame draw:style-name="fr1" draw:name="Объект318" text:anchor-type="as-char" svg:width="0.2256in" svg:height="0.2091in" draw:z-index="318"><draw:object xlink:href="./Object 319" xlink:type="simple" xlink:show="embed" xlink:actuate="onLoad"/><draw:image xlink:href="./ObjectReplacements/Object 319" xlink:type="simple" xlink:show="embed" xlink:actuate="onLoad"/><svg:desc>формула</svg:desc></draw:frame><text:span text:style-name="T18"><text:s/></text:span><text:span text:style-name="T17">as</text:span><text:span text:style-name="T18"> </text:span><text:span text:style-name="T17">in</text:span><text:span text:style-name="T18"> </text:span><text:span text:style-name="T17">the</text:span><text:span text:style-name="T18"> </text:span><text:span text:style-name="T17">orig</text:span><text:span text:style-name="T18">. </text:span><text:span text:style-name="T17">paper</text:span><text:span text:style-name="T18"> – </text:span><draw:frame draw:style-name="fr1" draw:name="Объект319" text:anchor-type="as-char" svg:width="0.2256in" svg:height="0.2091in" draw:z-index="319"><draw:object xlink:href="./Object 320" xlink:type="simple" xlink:show="embed" xlink:actuate="onLoad"/><draw:image xlink:href="./ObjectReplacements/Object 320" xlink:type="simple" xlink:show="embed" xlink:actuate="onLoad"/><svg:desc>формула</svg:desc></draw:frame><text:span text:style-name="T18"><text:s/>вычисляется точно так же, как и в оригинальной работе</text:span></text:p>
      <text:p text:style-name="P112"><text:span text:style-name="T12">Рисунок 1</text:span><text:span text:style-name="T11">. Протокол параллельного доказательства по одному из множества</text:span></text:p>
      <text:p text:style-name="P107">C<text:tab/>Безопасность платёжной системы</text:p>
      <text:p text:style-name="P52"><text:span text:style-name="T3">Zerocash</text:span><text:span text:style-name="T1"> [1] была создана устойчивая концепция безопасности схемы децентрализованных анонимных платежей (</text:span><text:span text:style-name="T3">DAP</text:span><text:span text:style-name="T1">), охватывающая реалистичную модель угрозы, предусматривающую наличие обладающего достаточно мощными ресурсами злоумышленника, способного добавлять «вредоносные» монеты в анонимные группы входов транзакций, контролировать выбор входов транзакций и создавать произвольные транзакции, которые будут добавлены в реестр. В данном приложении мы формально доказываем безопасность протокола S</text:span><text:span text:style-name="T3">park</text:span><text:span text:style-name="T1"> в рамках соответствующей (но модифицированной) модели безопасности; доказательства некоторым образом схожи с теми, что были представлены в работе [1].</text:span></text:p>
      <text:p text:style-name="P52"><text:span text:style-name="T1">Напомним определение безопасности схемы </text:span><text:span text:style-name="T3">DAP</text:span><text:span text:style-name="T1">:</text:span></text:p>
      <text:p text:style-name="P66"><draw:frame draw:style-name="fr1" draw:name="Объект320" text:anchor-type="as-char" svg:width="3.8437in" svg:height="0.2043in" draw:z-index="320"><draw:object xlink:href="./Object 321" xlink:type="simple" xlink:show="embed" xlink:actuate="onLoad"/><draw:image xlink:href="./ObjectReplacements/Object 321" xlink:type="simple" xlink:show="embed" xlink:actuate="onLoad"/><svg:desc>формула</svg:desc></draw:frame><text:span text:style-name="T1">,</text:span></text:p>
      <text:p text:style-name="P68">которая безопасна, если соответствует определениям неотличимости данных в реестре, невозможности изменения транзакций, а также свойствам безопасности баланса, о которых говорится ниже.</text:p>
      <text:p text:style-name="P52"><text:span text:style-name="T1">Каждое из свойств безопасности формализуется как игра между злоумышленником </text:span><draw:frame draw:style-name="fr1" draw:name="Объект321" text:anchor-type="as-char" svg:width="0.128in" svg:height="0.1839in" draw:z-index="321"><draw:object xlink:href="./Object 322" xlink:type="simple" xlink:show="embed" xlink:actuate="onLoad"/><draw:image xlink:href="./ObjectReplacements/Object 322" xlink:type="simple" xlink:show="embed" xlink:actuate="onLoad"/><svg:desc>формула</svg:desc></draw:frame><text:span text:style-name="T1">, решающим свою задачу за полиномиальное время, и запросчиком </text:span><draw:frame draw:style-name="fr1" draw:name="Объект322" text:anchor-type="as-char" svg:width="0.1209in" svg:height="0.1839in" draw:z-index="322"><draw:object xlink:href="./Object 323" xlink:type="simple" xlink:show="embed" xlink:actuate="onLoad"/><draw:image xlink:href="./ObjectReplacements/Object 323" xlink:type="simple" xlink:show="embed" xlink:actuate="onLoad"/><svg:desc>формула</svg:desc></draw:frame><text:span text:style-name="T1">, где в рамках каждой такой игры поведение честных сторон моделируется посредством оракула </text:span><draw:frame draw:style-name="fr1" draw:name="Объект323" text:anchor-type="as-char" svg:width="0.3866in" svg:height="0.2075in" draw:z-index="323"><draw:object xlink:href="./Object 324" xlink:type="simple" xlink:show="embed" xlink:actuate="onLoad"/><draw:image xlink:href="./ObjectReplacements/Object 324" xlink:type="simple" xlink:show="embed" xlink:actuate="onLoad"/><svg:desc>формула</svg:desc></draw:frame><text:span text:style-name="T1"><text:s/>Оракул </text:span><draw:frame draw:style-name="fr1" draw:name="Объект324" text:anchor-type="as-char" svg:width="0.3272in" svg:height="0.2075in" draw:z-index="324"><draw:object xlink:href="./Object 325" xlink:type="simple" xlink:show="embed" xlink:actuate="onLoad"/><draw:image xlink:href="./ObjectReplacements/Object 325" xlink:type="simple" xlink:show="embed" xlink:actuate="onLoad"/><svg:desc>формула</svg:desc></draw:frame><text:span text:style-name="T1"><text:s/>поддерживает реестр транзакций </text:span><draw:frame draw:style-name="fr1" draw:name="Объект325" text:anchor-type="as-char" svg:width="0.1035in" svg:height="0.1839in" draw:z-index="325"><draw:object xlink:href="./Object 326" xlink:type="simple" xlink:show="embed" xlink:actuate="onLoad"/><draw:image xlink:href="./ObjectReplacements/Object 326" xlink:type="simple" xlink:show="embed" xlink:actuate="onLoad"/><svg:desc>формула</svg:desc></draw:frame><text:span text:style-name="T1"><text:s/>и обеспечивает интерфейс для выполнения операций алгоритмов </text:span><text:span text:style-name="T3">CreateAddress</text:span><text:span text:style-name="T1">, </text:span><text:span text:style-name="T3">Mint</text:span><text:span text:style-name="T1"> и </text:span><text:span text:style-name="T3">Spend</text:span><text:span text:style-name="T1"> честными сторонами. Чтобы смоделировать поведение честных сторон </text:span><draw:frame draw:style-name="fr1" draw:name="Объект326" text:anchor-type="as-char" svg:width="0.128in" svg:height="0.1839in" draw:z-index="326"><draw:object xlink:href="./Object 327" xlink:type="simple" xlink:show="embed" xlink:actuate="onLoad"/><draw:image xlink:href="./ObjectReplacements/Object 327" xlink:type="simple" xlink:show="embed" xlink:actuate="onLoad"/><svg:desc>формула</svg:desc></draw:frame><text:span text:style-name="T1"><text:s/>передаёт запрос </text:span><draw:frame draw:style-name="fr1" draw:name="Объект327" text:anchor-type="as-char" svg:width="0.1209in" svg:height="0.1839in" draw:z-index="327"><draw:object xlink:href="./Object 328" xlink:type="simple" xlink:show="embed" xlink:actuate="onLoad"/><draw:image xlink:href="./ObjectReplacements/Object 328" xlink:type="simple" xlink:show="embed" xlink:actuate="onLoad"/><svg:desc>формула</svg:desc></draw:frame><text:span text:style-name="T1">, который производит проверки правильности, а затем передаёт полномочия оракулу </text:span><draw:frame draw:style-name="fr1" draw:name="Объект328" text:anchor-type="as-char" svg:width="0.3272in" svg:height="0.2075in" draw:z-index="328"><draw:object xlink:href="./Object 329" xlink:type="simple" xlink:show="embed" xlink:actuate="onLoad"/><draw:image xlink:href="./ObjectReplacements/Object 329" xlink:type="simple" xlink:show="embed" xlink:actuate="onLoad"/><svg:desc>формула</svg:desc></draw:frame><text:span text:style-name="T1">, по необходимости возвращающему результаты </text:span><draw:frame draw:style-name="fr1" draw:name="Объект329" text:anchor-type="as-char" svg:width="0.128in" svg:height="0.1839in" draw:z-index="329"><draw:object xlink:href="./Object 330" xlink:type="simple" xlink:show="embed" xlink:actuate="onLoad"/><draw:image xlink:href="./ObjectReplacements/Object 330" xlink:type="simple" xlink:show="embed" xlink:actuate="onLoad"/><svg:desc>формула</svg:desc></draw:frame><text:span text:style-name="T1">. В случае с запросами </text:span><text:span text:style-name="T3">CreateAddress</text:span><text:span text:style-name="T1"> </text:span><draw:frame draw:style-name="fr1" draw:name="Объект330" text:anchor-type="as-char" svg:width="0.1209in" svg:height="0.1839in" draw:z-index="330"><draw:object xlink:href="./Object 331" xlink:type="simple" xlink:show="embed" xlink:actuate="onLoad"/><draw:image xlink:href="./ObjectReplacements/Object 331" xlink:type="simple" xlink:show="embed" xlink:actuate="onLoad"/><svg:desc>формула</svg:desc></draw:frame><text:span text:style-name="T1"><text:s/>запускает алгоритм протокола </text:span><text:span text:style-name="T3">CreateAddress</text:span><text:span text:style-name="T1"> и выдаёт </text:span><draw:frame draw:style-name="fr1" draw:name="Объект331" text:anchor-type="as-char" svg:width="0.128in" svg:height="0.1839in" draw:z-index="331"><draw:object xlink:href="./Object 332" xlink:type="simple" xlink:show="embed" xlink:actuate="onLoad"/><draw:image xlink:href="./ObjectReplacements/Object 332" xlink:type="simple" xlink:show="embed" xlink:actuate="onLoad"/><svg:desc>формула</svg:desc></draw:frame><text:span text:style-name="T1"><text:s/>публичный адрес </text:span><draw:frame draw:style-name="fr1" draw:name="Объект332" text:anchor-type="as-char" svg:width="0.4374in" svg:height="0.2091in" draw:z-index="332"><draw:object xlink:href="./Object 333" xlink:type="simple" xlink:show="embed" xlink:actuate="onLoad"/><draw:image xlink:href="./ObjectReplacements/Object 333" xlink:type="simple" xlink:show="embed" xlink:actuate="onLoad"/><svg:desc>формула</svg:desc></draw:frame><text:span text:style-name="T1">. В случае с запросами </text:span><text:span text:style-name="T3">Mint</text:span><text:span text:style-name="T1"> злоумышленник указывает значение суммы и публичный адрес получателя транзакции, а соответствующая транзакция создаётся и передаётся </text:span><draw:frame draw:style-name="fr1" draw:name="Объект333" text:anchor-type="as-char" svg:width="0.1209in" svg:height="0.1839in" draw:z-index="333"><draw:object xlink:href="./Object 334" xlink:type="simple" xlink:show="embed" xlink:actuate="onLoad"/><draw:image xlink:href="./ObjectReplacements/Object 334" xlink:type="simple" xlink:show="embed" xlink:actuate="onLoad"/><svg:desc>формула</svg:desc></draw:frame><text:span text:style-name="T1">, если является действительной. В случае с запросами </text:span><text:span text:style-name="T3">Spend</text:span><text:span text:style-name="T1"> злоумышленник указывает количество входящих монет, которые </text:span><text:soft-page-break/><text:span text:style-name="T1">будут использованы, а также значения сумм и публичные адреса получателя транзакции, а соответствующая транзакция создаётся (после того, как </text:span><draw:frame draw:style-name="fr1" draw:name="Объект334" text:anchor-type="as-char" svg:width="0.1209in" svg:height="0.1839in" draw:z-index="334"><draw:object xlink:href="./Object 335" xlink:type="simple" xlink:show="embed" xlink:actuate="onLoad"/><draw:image xlink:href="./ObjectReplacements/Object 335" xlink:type="simple" xlink:show="embed" xlink:actuate="onLoad"/><svg:desc>формула</svg:desc></draw:frame><text:span text:style-name="T1"><text:s/>восстановит использованные монеты) и передаётся </text:span><draw:frame draw:style-name="fr1" draw:name="Объект335" text:anchor-type="as-char" svg:width="0.1209in" svg:height="0.1839in" draw:z-index="335"><draw:object xlink:href="./Object 336" xlink:type="simple" xlink:show="embed" xlink:actuate="onLoad"/><draw:image xlink:href="./ObjectReplacements/Object 336" xlink:type="simple" xlink:show="embed" xlink:actuate="onLoad"/><svg:desc>формула</svg:desc></draw:frame><text:span text:style-name="T1">, если является действительной. Оракул </text:span><draw:frame draw:style-name="fr1" draw:name="Объект336" text:anchor-type="as-char" svg:width="0.3272in" svg:height="0.2075in" draw:z-index="336"><draw:object xlink:href="./Object 337" xlink:type="simple" xlink:show="embed" xlink:actuate="onLoad"/><draw:image xlink:href="./ObjectReplacements/Object 337" xlink:type="simple" xlink:show="embed" xlink:actuate="onLoad"/><svg:desc>формула</svg:desc></draw:frame><text:span text:style-name="T1"><text:s/>также передаёт запрос I</text:span><text:span text:style-name="T3">nsert</text:span><text:span text:style-name="T1">, который позволяет злоумышленнику вставить в реестр </text:span><draw:frame draw:style-name="fr1" draw:name="Объект337" text:anchor-type="as-char" svg:width="0.1035in" svg:height="0.1839in" draw:z-index="337"><draw:object xlink:href="./Object 338" xlink:type="simple" xlink:show="embed" xlink:actuate="onLoad"/><draw:image xlink:href="./ObjectReplacements/Object 338" xlink:type="simple" xlink:show="embed" xlink:actuate="onLoad"/><svg:desc>формула</svg:desc></draw:frame><text:span text:style-name="T1"><text:s/>произвольную и потенциально вредоносную транзакцию </text:span><draw:frame draw:style-name="fr1" draw:name="Объект338" text:anchor-type="as-char" svg:width="0.3134in" svg:height="0.2091in" draw:z-index="338"><draw:object xlink:href="./Object 339" xlink:type="simple" xlink:show="embed" xlink:actuate="onLoad"/><draw:image xlink:href="./ObjectReplacements/Object 339" xlink:type="simple" xlink:show="embed" xlink:actuate="onLoad"/><svg:desc>формула</svg:desc></draw:frame><text:span text:style-name="T1"><text:s/>или </text:span><draw:frame draw:style-name="fr1" draw:name="Объект339" text:anchor-type="as-char" svg:width="0.3693in" svg:height="0.2091in" draw:z-index="339"><draw:object xlink:href="./Object 340" xlink:type="simple" xlink:show="embed" xlink:actuate="onLoad"/><draw:image xlink:href="./ObjectReplacements/Object 340" xlink:type="simple" xlink:show="embed" xlink:actuate="onLoad"/><svg:desc>формула</svg:desc></draw:frame><text:span text:style-name="T1">, которые, как при этом предполагается, являются действительными.</text:span></text:p>
      <text:p text:style-name="P56"><text:span text:style-name="T1">В случае с каждым свойством безопасности мы можем утверждать, что схема </text:span><text:span text:style-name="T3">DAP</text:span><text:span text:style-name="T1"> соответствует ему, если злоумышленник может выиграть в относящейся к нему игре лишь с ничтожной вероятностью.</text:span></text:p>
      <text:p text:style-name="P52"><text:span text:style-name="T11">Примечание 2</text:span><text:span text:style-name="T1">. Нам также требуется, чтобы схема D</text:span><text:span text:style-name="T3">AP</text:span><text:span text:style-name="T1"> была полной, а это подразумевает, что каждую непотраченную монету (с уникальным частичным раскрытием обязательства по порядковому номеру </text:span><draw:frame draw:style-name="fr1" draw:name="Объект340" text:anchor-type="as-char" svg:width="0.0764in" svg:height="0.1319in" draw:z-index="340"><draw:object xlink:href="./Object 341" xlink:type="simple" xlink:show="embed" xlink:actuate="onLoad"/><draw:image xlink:href="./ObjectReplacements/Object 341" xlink:type="simple" xlink:show="embed" xlink:actuate="onLoad"/><svg:desc>формула</svg:desc></draw:frame><text:span text:style-name="T1">) в реестре можно потратить. Это свойство означает, что если монета присутствует в реестре </text:span><draw:frame draw:style-name="fr1" draw:name="Объект341" text:anchor-type="as-char" svg:width="0.1035in" svg:height="0.1839in" draw:z-index="341"><draw:object xlink:href="./Object 342" xlink:type="simple" xlink:show="embed" xlink:actuate="onLoad"/><draw:image xlink:href="./ObjectReplacements/Object 342" xlink:type="simple" xlink:show="embed" xlink:actuate="onLoad"/><svg:desc>формула</svg:desc></draw:frame><text:span text:style-name="T1"><text:s/>в качестве выхода транзакции, но её соответствующие тег не раскрывается в какой-либо действительной транзакции, то пользователь, обладающий ключом траты для соответствующего адреса может сгенерировать действительную транзакцию траты, в которой она будет потрачена.</text:span></text:p>
      <text:p text:style-name="P52"><text:span text:style-name="T1">Следует отметить, что если владелец ключа траты не может создать такую действительную транзакцию, в соответствии с конструкцией тег монеты должен появиться уже в предыдущей действительной транзакции. В такой предыдущей действительной транзакции должно присутствовать модифицированное доказательство Шаума-Педерсена, которое частично позволяет выделить приватного ключа траты </text:span><draw:frame draw:style-name="fr1" draw:name="Объект342" text:anchor-type="as-char" svg:width="0.0752in" svg:height="0.1839in" draw:z-index="342"><draw:object xlink:href="./Object 343" xlink:type="simple" xlink:show="embed" xlink:actuate="onLoad"/><draw:image xlink:href="./ObjectReplacements/Object 343" xlink:type="simple" xlink:show="embed" xlink:actuate="onLoad"/><svg:desc>формула</svg:desc></draw:frame><text:span text:style-name="T1"><text:s/>соответствующего адреса, что является противоречием, поскольку у злоумышленника имеется лишь незначительное преимущество при выведении дискретного логарифма.</text:span></text:p>
      <text:p text:style-name="P107">C.1<text:tab/>Баланс</text:p>
      <text:p text:style-name="P52"><text:span text:style-name="T1">Баланс требует, чтобы у злоумышленника </text:span><draw:frame draw:style-name="fr1" draw:name="Объект343" text:anchor-type="as-char" svg:width="0.128in" svg:height="0.1839in" draw:z-index="343"><draw:object xlink:href="./Object 344" xlink:type="simple" xlink:show="embed" xlink:actuate="onLoad"/><draw:image xlink:href="./ObjectReplacements/Object 344" xlink:type="simple" xlink:show="embed" xlink:actuate="onLoad"/><svg:desc>формула</svg:desc></draw:frame><text:span text:style-name="T1"><text:s/>не было возможности контролировать большее количество монет, чем было создано или потрачено. Это формализуется в рамках игры </text:span><draw:frame draw:style-name="fr1" draw:name="Объект344" text:anchor-type="as-char" svg:width="0.3028in" svg:height="0.1839in" draw:z-index="344"><draw:object xlink:href="./Object 345" xlink:type="simple" xlink:show="embed" xlink:actuate="onLoad"/><draw:image xlink:href="./ObjectReplacements/Object 345" xlink:type="simple" xlink:show="embed" xlink:actuate="onLoad"/><svg:desc>формула</svg:desc></draw:frame><text:span text:style-name="T1">. Злоумышленник </text:span><draw:frame draw:style-name="fr1" draw:name="Объект345" text:anchor-type="as-char" svg:width="0.128in" svg:height="0.1839in" draw:z-index="345"><draw:object xlink:href="./Object 346" xlink:type="simple" xlink:show="embed" xlink:actuate="onLoad"/><draw:image xlink:href="./ObjectReplacements/Object 346" xlink:type="simple" xlink:show="embed" xlink:actuate="onLoad"/><svg:desc>формула</svg:desc></draw:frame><text:span text:style-name="T1"><text:s/>адаптивно взаимодействует с </text:span><draw:frame draw:style-name="fr1" draw:name="Объект346" text:anchor-type="as-char" svg:width="0.1209in" svg:height="0.1839in" draw:z-index="346"><draw:object xlink:href="./Object 347" xlink:type="simple" xlink:show="embed" xlink:actuate="onLoad"/><draw:image xlink:href="./ObjectReplacements/Object 347" xlink:type="simple" xlink:show="embed" xlink:actuate="onLoad"/><svg:desc>формула</svg:desc></draw:frame><text:span text:style-name="T1"><text:s/>и оракулом, отправляя запросы, и в конце взаимодействия выдаёт набор монет </text:span><text:span text:style-name="T3">AdvCoins</text:span><text:span text:style-name="T1">. Допустим, </text:span><text:span text:style-name="T3">ADDR</text:span><text:span text:style-name="T1"> является набором всех адресов честных пользователей, сгенерированных запросами </text:span><text:span text:style-name="T3">CreateAddress</text:span><text:span text:style-name="T1">. </text:span><draw:frame draw:style-name="fr1" draw:name="Объект347" text:anchor-type="as-char" svg:width="0.128in" svg:height="0.1839in" draw:z-index="347"><draw:object xlink:href="./Object 348" xlink:type="simple" xlink:show="embed" xlink:actuate="onLoad"/><draw:image xlink:href="./ObjectReplacements/Object 348" xlink:type="simple" xlink:show="embed" xlink:actuate="onLoad"/><svg:desc>формула</svg:desc></draw:frame><text:span text:style-name="T1"><text:s/>побеждает в игре, если</text:span></text:p>
      <text:p text:style-name="P66"><draw:frame draw:style-name="fr1" draw:name="Объект348" text:anchor-type="as-char" svg:width="2.1492in" svg:height="0.2091in" draw:z-index="348"><draw:object xlink:href="./Object 349" xlink:type="simple" xlink:show="embed" xlink:actuate="onLoad"/><draw:image xlink:href="./ObjectReplacements/Object 349" xlink:type="simple" xlink:show="embed" xlink:actuate="onLoad"/><svg:desc>формула</svg:desc></draw:frame><text:span text:style-name="T1"><text:s/>,</text:span></text:p>
      <text:p text:style-name="P68">а это подразумевает, что общая сумма, которую злоумышленник может потратить или уже потратил, больше, чем та сумма, которую он создал или получил. В данном случае:</text:p>
      <text:list xml:id="list816042804" text:style-name="WWNum23">
        <text:list-item>
          <text:p text:style-name="P40"><draw:frame draw:style-name="fr1" draw:name="Объект349" text:anchor-type="as-char" svg:width="0.4055in" svg:height="0.2091in" draw:z-index="349"><draw:object xlink:href="./Object 350" xlink:type="simple" xlink:show="embed" xlink:actuate="onLoad"/><draw:image xlink:href="./ObjectReplacements/Object 350" xlink:type="simple" xlink:show="embed" xlink:actuate="onLoad"/><svg:desc>формула</svg:desc></draw:frame><text:span text:style-name="T1"><text:s/>является общим значением непотраченных монет в </text:span><text:span text:style-name="T3">AdvCoins</text:span><text:span text:style-name="T1">;</text:span></text:p>
        </text:list-item>
        <text:list-item>
          <text:p text:style-name="P40"><draw:frame draw:style-name="fr1" draw:name="Объект350" text:anchor-type="as-char" svg:width="0.2736in" svg:height="0.2091in" draw:z-index="350"><draw:object xlink:href="./Object 351" xlink:type="simple" xlink:show="embed" xlink:actuate="onLoad"/><draw:image xlink:href="./ObjectReplacements/Object 351" xlink:type="simple" xlink:show="embed" xlink:actuate="onLoad"/><svg:desc>формула</svg:desc></draw:frame><text:span text:style-name="T1"><text:s/>является общим значением монет, созданных </text:span><draw:frame draw:style-name="fr1" draw:name="Объект351" text:anchor-type="as-char" svg:width="0.128in" svg:height="0.1839in" draw:z-index="351"><draw:object xlink:href="./Object 352" xlink:type="simple" xlink:show="embed" xlink:actuate="onLoad"/><draw:image xlink:href="./ObjectReplacements/Object 352" xlink:type="simple" xlink:show="embed" xlink:actuate="onLoad"/><svg:desc>формула</svg:desc></draw:frame><text:span text:style-name="T1"><text:s/>для себя путём запросов </text:span><text:span text:style-name="T3">Mint</text:span><text:span text:style-name="T1"> или </text:span><text:span text:style-name="T3">Insert</text:span><text:span text:style-name="T1">;</text:span></text:p>
        </text:list-item>
        <text:list-item>
          <text:p text:style-name="P40"><draw:frame draw:style-name="fr1" draw:name="Объект352" text:anchor-type="as-char" svg:width="0.5638in" svg:height="0.2091in" draw:z-index="352"><draw:object xlink:href="./Object 353" xlink:type="simple" xlink:show="embed" xlink:actuate="onLoad"/><draw:image xlink:href="./ObjectReplacements/Object 353" xlink:type="simple" xlink:show="embed" xlink:actuate="onLoad"/><svg:desc>формула</svg:desc></draw:frame><text:span text:style-name="T1"><text:s/>является общим значением монет, полученных </text:span><draw:frame draw:style-name="fr1" draw:name="Объект353" text:anchor-type="as-char" svg:width="0.128in" svg:height="0.1839in" draw:z-index="353"><draw:object xlink:href="./Object 354" xlink:type="simple" xlink:show="embed" xlink:actuate="onLoad"/><draw:image xlink:href="./ObjectReplacements/Object 354" xlink:type="simple" xlink:show="embed" xlink:actuate="onLoad"/><svg:desc>формула</svg:desc></draw:frame><text:span text:style-name="T1"><text:s/>с адресов из набора </text:span><text:span text:style-name="T3">ADDR</text:span><text:span text:style-name="T1">;</text:span></text:p>
        </text:list-item>
        <text:list-item>
          <text:p text:style-name="P30"><draw:frame draw:style-name="fr1" draw:name="Объект354" text:anchor-type="as-char" svg:width="0.5638in" svg:height="0.2091in" draw:z-index="354"><draw:object xlink:href="./Object 355" xlink:type="simple" xlink:show="embed" xlink:actuate="onLoad"/><draw:image xlink:href="./ObjectReplacements/Object 355" xlink:type="simple" xlink:show="embed" xlink:actuate="onLoad"/><svg:desc>формула</svg:desc></draw:frame><text:span text:style-name="T1"><text:s/>является общим значением монет, отправленных злоумышленником на адреса из набора </text:span><text:span text:style-name="T3">ADDR</text:span><text:span text:style-name="T1">.</text:span></text:p>
        </text:list-item>
      </text:list>
      <text:p text:style-name="P52"><text:span text:style-name="T1">Мы можем утверждать, что </text:span><text:span text:style-name="T3">DAP</text:span><text:span text:style-name="T1">-схема </text:span><draw:frame draw:style-name="fr1" draw:name="Объект355" text:anchor-type="as-char" svg:width="0.1465in" svg:height="0.1839in" draw:z-index="355"><draw:object xlink:href="./Object 356" xlink:type="simple" xlink:show="embed" xlink:actuate="onLoad"/><draw:image xlink:href="./ObjectReplacements/Object 356" xlink:type="simple" xlink:show="embed" xlink:actuate="onLoad"/><svg:desc>формула</svg:desc></draw:frame><text:span text:style-name="T1"><text:s/>является безопасной в рамках </text:span><draw:frame draw:style-name="fr1" draw:name="Объект356" text:anchor-type="as-char" svg:width="0.3028in" svg:height="0.1839in" draw:z-index="356"><draw:object xlink:href="./Object 357" xlink:type="simple" xlink:show="embed" xlink:actuate="onLoad"/><draw:image xlink:href="./ObjectReplacements/Object 357" xlink:type="simple" xlink:show="embed" xlink:actuate="onLoad"/><svg:desc>формула</svg:desc></draw:frame><text:span text:style-name="T1">, если злоумышленник </text:span><draw:frame draw:style-name="fr1" draw:name="Объект357" text:anchor-type="as-char" svg:width="0.128in" svg:height="0.1839in" draw:z-index="357"><draw:object xlink:href="./Object 358" xlink:type="simple" xlink:show="embed" xlink:actuate="onLoad"/><draw:image xlink:href="./ObjectReplacements/Object 358" xlink:type="simple" xlink:show="embed" xlink:actuate="onLoad"/><svg:desc>формула</svg:desc></draw:frame><text:span text:style-name="T1"><text:s/>может победить в игре </text:span><draw:frame draw:style-name="fr1" draw:name="Объект358" text:anchor-type="as-char" svg:width="0.3028in" svg:height="0.1839in" draw:z-index="358"><draw:object xlink:href="./Object 359" xlink:type="simple" xlink:show="embed" xlink:actuate="onLoad"/><draw:image xlink:href="./ObjectReplacements/Object 359" xlink:type="simple" xlink:show="embed" xlink:actuate="onLoad"/><svg:desc>формула</svg:desc></draw:frame><text:span text:style-name="T1"><text:s/>лишь с ничтожной вероятностью:</text:span></text:p>
      <text:p text:style-name="P66"><draw:frame draw:style-name="fr1" draw:name="Объект359" text:anchor-type="as-char" svg:width="2.072in" svg:height="0.2252in" draw:z-index="359"><draw:object xlink:href="./Object 360" xlink:type="simple" xlink:show="embed" xlink:actuate="onLoad"/><draw:image xlink:href="./ObjectReplacements/Object 360" xlink:type="simple" xlink:show="embed" xlink:actuate="onLoad"/><svg:desc>формула</svg:desc></draw:frame></text:p>
      <text:p text:style-name="P52"><text:span text:style-name="T1">Предположим, что запрашивающая сторона поддерживает дополнительный дополненный реестр </text:span><draw:frame draw:style-name="fr1" draw:name="Объект360" text:anchor-type="as-char" svg:width="0.3681in" svg:height="0.2043in" draw:z-index="360"><draw:object xlink:href="./Object 361" xlink:type="simple" xlink:show="embed" xlink:actuate="onLoad"/><draw:image xlink:href="./ObjectReplacements/Object 361" xlink:type="simple" xlink:show="embed" xlink:actuate="onLoad"/><svg:desc>формула</svg:desc></draw:frame><text:span text:style-name="T1">, где каждая </text:span><draw:frame draw:style-name="fr1" draw:name="Объект361" text:anchor-type="as-char" svg:width="0.1189in" svg:height="0.2091in" draw:z-index="361"><draw:object xlink:href="./Object 362" xlink:type="simple" xlink:show="embed" xlink:actuate="onLoad"/><draw:image xlink:href="./ObjectReplacements/Object 362" xlink:type="simple" xlink:show="embed" xlink:actuate="onLoad"/><svg:desc>формула</svg:desc></draw:frame><text:span text:style-name="T1"><text:s/>содержит секретные данные из транзакции </text:span><draw:frame draw:style-name="fr1" draw:name="Объект362" text:anchor-type="as-char" svg:width="0.1575in" svg:height="0.2091in" draw:z-index="362"><draw:object xlink:href="./Object 363" xlink:type="simple" xlink:show="embed" xlink:actuate="onLoad"/><draw:image xlink:href="./ObjectReplacements/Object 363" xlink:type="simple" xlink:show="embed" xlink:actuate="onLoad"/><svg:desc>формула</svg:desc></draw:frame><text:span text:style-name="T1"><text:s/>из </text:span><draw:frame draw:style-name="fr1" draw:name="Объект363" text:anchor-type="as-char" svg:width="0.1035in" svg:height="0.1839in" draw:z-index="363"><draw:object xlink:href="./Object 364" xlink:type="simple" xlink:show="embed" xlink:actuate="onLoad"/><draw:image xlink:href="./ObjectReplacements/Object 364" xlink:type="simple" xlink:show="embed" xlink:actuate="onLoad"/><svg:desc>формула</svg:desc></draw:frame><text:span text:style-name="T1">. В таком случае, если транзакция </text:span><draw:frame draw:style-name="fr1" draw:name="Объект364" text:anchor-type="as-char" svg:width="0.1575in" svg:height="0.2091in" draw:z-index="364"><draw:object xlink:href="./Object 365" xlink:type="simple" xlink:show="embed" xlink:actuate="onLoad"/><draw:image xlink:href="./ObjectReplacements/Object 365" xlink:type="simple" xlink:show="embed" xlink:actuate="onLoad"/><svg:desc>формула</svg:desc></draw:frame><text:span text:style-name="T1"><text:s/>была создана в результате запроса, переданного </text:span><draw:frame draw:style-name="fr1" draw:name="Объект365" text:anchor-type="as-char" svg:width="0.128in" svg:height="0.1839in" draw:z-index="365"><draw:object xlink:href="./Object 366" xlink:type="simple" xlink:show="embed" xlink:actuate="onLoad"/><draw:image xlink:href="./ObjectReplacements/Object 366" xlink:type="simple" xlink:show="embed" xlink:actuate="onLoad"/><svg:desc>формула</svg:desc></draw:frame><text:span text:style-name="T1"><text:s/></text:span><text:soft-page-break/><text:span text:style-name="T1">запросчику </text:span><draw:frame draw:style-name="fr1" draw:name="Объект366" text:anchor-type="as-char" svg:width="0.1209in" svg:height="0.1839in" draw:z-index="366"><draw:object xlink:href="./Object 367" xlink:type="simple" xlink:show="embed" xlink:actuate="onLoad"/><draw:image xlink:href="./ObjectReplacements/Object 367" xlink:type="simple" xlink:show="embed" xlink:actuate="onLoad"/><svg:desc>формула</svg:desc></draw:frame><text:span text:style-name="T1">, </text:span><draw:frame draw:style-name="fr1" draw:name="Объект367" text:anchor-type="as-char" svg:width="0.1189in" svg:height="0.2091in" draw:z-index="367"><draw:object xlink:href="./Object 368" xlink:type="simple" xlink:show="embed" xlink:actuate="onLoad"/><draw:image xlink:href="./ObjectReplacements/Object 368" xlink:type="simple" xlink:show="embed" xlink:actuate="onLoad"/><svg:desc>формула</svg:desc></draw:frame><text:span text:style-name="T1"><text:s/>содержит все данные свидетельства, выведенные из доказательств, имеющихся в транзакции. Полученный дополненный реестр </text:span><draw:frame draw:style-name="fr1" draw:name="Объект368" text:anchor-type="as-char" svg:width="0.3681in" svg:height="0.2043in" draw:z-index="368"><draw:object xlink:href="./Object 369" xlink:type="simple" xlink:show="embed" xlink:actuate="onLoad"/><draw:image xlink:href="./ObjectReplacements/Object 369" xlink:type="simple" xlink:show="embed" xlink:actuate="onLoad"/><svg:desc>формула</svg:desc></draw:frame><text:span text:style-name="T1"><text:s/>будет сбалансирован при соблюдении следующих условий:</text:span></text:p>
      <text:list xml:id="list1199056466" text:style-name="WWNum24">
        <text:list-item>
          <text:p text:style-name="P31"><text:span text:style-name="T1">В каждой транзакции траты </text:span><draw:frame draw:style-name="fr1" draw:name="Объект369" text:anchor-type="as-char" svg:width="0.4807in" svg:height="0.2091in" draw:z-index="369"><draw:object xlink:href="./Object 370" xlink:type="simple" xlink:show="embed" xlink:actuate="onLoad"/><draw:image xlink:href="./ObjectReplacements/Object 370" xlink:type="simple" xlink:show="embed" xlink:actuate="onLoad"/><svg:desc>формула</svg:desc></draw:frame><text:span text:style-name="T1"><text:s/>из реестра </text:span><draw:frame draw:style-name="fr1" draw:name="Объект370" text:anchor-type="as-char" svg:width="0.3681in" svg:height="0.2043in" draw:z-index="370"><draw:object xlink:href="./Object 371" xlink:type="simple" xlink:show="embed" xlink:actuate="onLoad"/><draw:image xlink:href="./ObjectReplacements/Object 371" xlink:type="simple" xlink:show="embed" xlink:actuate="onLoad"/><svg:desc>формула</svg:desc></draw:frame><text:span text:style-name="T1"><text:s/>должны быть использованы отдельные, не совпадающие монеты, и каждая из монет должна являться выходом действительной транзакции </text:span><draw:frame draw:style-name="fr1" draw:name="Объект371" text:anchor-type="as-char" svg:width="0.389in" svg:height="0.2091in" draw:z-index="371"><draw:object xlink:href="./Object 372" xlink:type="simple" xlink:show="embed" xlink:actuate="onLoad"/><draw:image xlink:href="./ObjectReplacements/Object 372" xlink:type="simple" xlink:show="embed" xlink:actuate="onLoad"/><svg:desc>формула</svg:desc></draw:frame><text:span text:style-name="T1"><text:s/>или </text:span><draw:frame draw:style-name="fr1" draw:name="Объект372" text:anchor-type="as-char" svg:width="0.4728in" svg:height="0.2091in" draw:z-index="372"><draw:object xlink:href="./Object 373" xlink:type="simple" xlink:show="embed" xlink:actuate="onLoad"/><draw:image xlink:href="./ObjectReplacements/Object 373" xlink:type="simple" xlink:show="embed" xlink:actuate="onLoad"/><svg:desc>формула</svg:desc></draw:frame><text:span text:style-name="T1"><text:s/>для некоторого </text:span><draw:frame draw:style-name="fr1" draw:name="Объект373" text:anchor-type="as-char" svg:width="0.252in" svg:height="0.1839in" draw:z-index="373"><draw:object xlink:href="./Object 374" xlink:type="simple" xlink:show="embed" xlink:actuate="onLoad"/><draw:image xlink:href="./ObjectReplacements/Object 374" xlink:type="simple" xlink:show="embed" xlink:actuate="onLoad"/><svg:desc>формула</svg:desc></draw:frame><text:span text:style-name="T1"><text:s/>или </text:span><draw:frame draw:style-name="fr1" draw:name="Объект374" text:anchor-type="as-char" svg:width="0.2799in" svg:height="0.1839in" draw:z-index="374"><draw:object xlink:href="./Object 375" xlink:type="simple" xlink:show="embed" xlink:actuate="onLoad"/><draw:image xlink:href="./ObjectReplacements/Object 375" xlink:type="simple" xlink:show="embed" xlink:actuate="onLoad"/><svg:desc>формула</svg:desc></draw:frame><text:span text:style-name="T1">. Это требование подразумевает, что во всех транзакциях будут тратиться только действительные монеты, и что ни одна из монет не будет потрачена более одного раза в рамках одной и той же действительной транзакции.</text:span></text:p>
        </text:list-item>
        <text:list-item>
          <text:p text:style-name="P31"><text:span text:style-name="T1">Две действительные транзакции траты в реестре </text:span><draw:frame draw:style-name="fr1" draw:name="Объект375" text:anchor-type="as-char" svg:width="0.3681in" svg:height="0.2043in" draw:z-index="375"><draw:object xlink:href="./Object 376" xlink:type="simple" xlink:show="embed" xlink:actuate="onLoad"/><draw:image xlink:href="./ObjectReplacements/Object 376" xlink:type="simple" xlink:show="embed" xlink:actuate="onLoad"/><svg:desc>формула</svg:desc></draw:frame><text:span text:style-name="T1"><text:s/>не должны использовать одну и ту же монету. Это подразумевает. Что ни одна монета не может быть потрачена в двух разных транзакциях. В сочетании с первым требованием это означает, что каждая из монет тратится лишь единожды.</text:span></text:p>
        </text:list-item>
        <text:list-item>
          <text:p text:style-name="P31"><text:span text:style-name="T1">Для каждой </text:span><draw:frame draw:style-name="fr1" draw:name="Объект376" text:anchor-type="as-char" svg:width="0.6555in" svg:height="0.2319in" draw:z-index="376"><draw:object xlink:href="./Object 377" xlink:type="simple" xlink:show="embed" xlink:actuate="onLoad"/><draw:image xlink:href="./ObjectReplacements/Object 377" xlink:type="simple" xlink:show="embed" xlink:actuate="onLoad"/><svg:desc>формула</svg:desc></draw:frame><text:span text:style-name="T1"><text:s/>в реестре </text:span><draw:frame draw:style-name="fr1" draw:name="Объект377" text:anchor-type="as-char" svg:width="0.3681in" svg:height="0.2043in" draw:z-index="377"><draw:object xlink:href="./Object 378" xlink:type="simple" xlink:show="embed" xlink:actuate="onLoad"/><draw:image xlink:href="./ObjectReplacements/Object 378" xlink:type="simple" xlink:show="embed" xlink:actuate="onLoad"/><svg:desc>формула</svg:desc></draw:frame><text:span text:style-name="T1">, использующей входящие монеты с обязательствами по значению </text:span><draw:frame draw:style-name="fr1" draw:name="Объект378" text:anchor-type="as-char" svg:width="0.4811in" svg:height="0.2575in" draw:z-index="378"><draw:object xlink:href="./Object 379" xlink:type="simple" xlink:show="embed" xlink:actuate="onLoad"/><draw:image xlink:href="./ObjectReplacements/Object 379" xlink:type="simple" xlink:show="embed" xlink:actuate="onLoad"/><svg:desc>формула</svg:desc></draw:frame><text:span text:style-name="T1"><text:s/>для каждого </text:span><draw:frame draw:style-name="fr1" draw:name="Объект379" text:anchor-type="as-char" svg:width="0.6598in" svg:height="0.2252in" draw:z-index="379"><draw:object xlink:href="./Object 380" xlink:type="simple" xlink:show="embed" xlink:actuate="onLoad"/><draw:image xlink:href="./ObjectReplacements/Object 380" xlink:type="simple" xlink:show="embed" xlink:actuate="onLoad"/><svg:desc>формула</svg:desc></draw:frame><text:span text:style-name="T1">:</text:span></text:p>
        </text:list-item>
      </text:list>
      <text:list xml:id="list1683616987" text:style-name="WWNum25">
        <text:list-item>
          <text:p text:style-name="P60"><text:span text:style-name="T1">если </text:span><draw:frame draw:style-name="fr1" draw:name="Объект380" text:anchor-type="as-char" svg:width="0.172in" svg:height="0.2091in" draw:z-index="380"><draw:object xlink:href="./Object 381" xlink:type="simple" xlink:show="embed" xlink:actuate="onLoad"/><draw:image xlink:href="./ObjectReplacements/Object 381" xlink:type="simple" xlink:show="embed" xlink:actuate="onLoad"/><svg:desc>формула</svg:desc></draw:frame><text:span text:style-name="T1"><text:s/>является выходом действительной транзакции создания со свидетельством дополненного реестра </text:span><draw:frame draw:style-name="fr1" draw:name="Объект381" text:anchor-type="as-char" svg:width="0.1165in" svg:height="0.2075in" draw:z-index="381"><draw:object xlink:href="./Object 382" xlink:type="simple" xlink:show="embed" xlink:actuate="onLoad"/><draw:image xlink:href="./ObjectReplacements/Object 382" xlink:type="simple" xlink:show="embed" xlink:actuate="onLoad"/><svg:desc>формула</svg:desc></draw:frame><text:span text:style-name="T1">, значение </text:span><draw:frame draw:style-name="fr1" draw:name="Объект382" text:anchor-type="as-char" svg:width="0.172in" svg:height="0.2091in" draw:z-index="382"><draw:object xlink:href="./Object 383" xlink:type="simple" xlink:show="embed" xlink:actuate="onLoad"/><draw:image xlink:href="./ObjectReplacements/Object 383" xlink:type="simple" xlink:show="embed" xlink:actuate="onLoad"/><svg:desc>формула</svg:desc></draw:frame><text:span text:style-name="T1">, содержащееся в </text:span><draw:frame draw:style-name="fr1" draw:name="Объект383" text:anchor-type="as-char" svg:width="0.1165in" svg:height="0.2075in" draw:z-index="383"><draw:object xlink:href="./Object 384" xlink:type="simple" xlink:show="embed" xlink:actuate="onLoad"/><draw:image xlink:href="./ObjectReplacements/Object 384" xlink:type="simple" xlink:show="embed" xlink:actuate="onLoad"/><svg:desc>формула</svg:desc></draw:frame><text:span text:style-name="T1">, будет таким же, как и соответствующее значение, которое содержится в </text:span><draw:frame draw:style-name="fr1" draw:name="Объект384" text:anchor-type="as-char" svg:width="0.089in" svg:height="0.1839in" draw:z-index="384"><draw:object xlink:href="./Object 385" xlink:type="simple" xlink:show="embed" xlink:actuate="onLoad"/><draw:image xlink:href="./ObjectReplacements/Object 385" xlink:type="simple" xlink:show="embed" xlink:actuate="onLoad"/><svg:desc>формула</svg:desc></draw:frame><text:span text:style-name="T1"><text:s/>для офсета обязательства по значению </text:span><draw:frame draw:style-name="fr1" draw:name="Объект385" text:anchor-type="as-char" svg:width="0.172in" svg:height="0.2327in" draw:z-index="385"><draw:object xlink:href="./Object 386" xlink:type="simple" xlink:show="embed" xlink:actuate="onLoad"/><draw:image xlink:href="./ObjectReplacements/Object 386" xlink:type="simple" xlink:show="embed" xlink:actuate="onLoad"/><svg:desc>формула</svg:desc></draw:frame><text:span text:style-name="T1">;</text:span></text:p>
        </text:list-item>
        <text:list-item>
          <text:p text:style-name="P60"><text:span text:style-name="T1">если </text:span><draw:frame draw:style-name="fr1" draw:name="Объект386" text:anchor-type="as-char" svg:width="0.172in" svg:height="0.2091in" draw:z-index="386"><draw:object xlink:href="./Object 387" xlink:type="simple" xlink:show="embed" xlink:actuate="onLoad"/><draw:image xlink:href="./ObjectReplacements/Object 387" xlink:type="simple" xlink:show="embed" xlink:actuate="onLoad"/><svg:desc>формула</svg:desc></draw:frame><text:span text:style-name="T1"><text:s/>является выходом действительной транзакции траты со свидетельством дополненного реестра </text:span><draw:frame draw:style-name="fr1" draw:name="Объект387" text:anchor-type="as-char" svg:width="0.1165in" svg:height="0.2075in" draw:z-index="387"><draw:object xlink:href="./Object 388" xlink:type="simple" xlink:show="embed" xlink:actuate="onLoad"/><draw:image xlink:href="./ObjectReplacements/Object 388" xlink:type="simple" xlink:show="embed" xlink:actuate="onLoad"/><svg:desc>формула</svg:desc></draw:frame><text:span text:style-name="T1">, значение </text:span><draw:frame draw:style-name="fr1" draw:name="Объект388" text:anchor-type="as-char" svg:width="0.172in" svg:height="0.2091in" draw:z-index="388"><draw:object xlink:href="./Object 389" xlink:type="simple" xlink:show="embed" xlink:actuate="onLoad"/><draw:image xlink:href="./ObjectReplacements/Object 389" xlink:type="simple" xlink:show="embed" xlink:actuate="onLoad"/><svg:desc>формула</svg:desc></draw:frame><text:span text:style-name="T1">, содержащееся в </text:span><draw:frame draw:style-name="fr1" draw:name="Объект389" text:anchor-type="as-char" svg:width="0.1165in" svg:height="0.2075in" draw:z-index="389"><draw:object xlink:href="./Object 390" xlink:type="simple" xlink:show="embed" xlink:actuate="onLoad"/><draw:image xlink:href="./ObjectReplacements/Object 390" xlink:type="simple" xlink:show="embed" xlink:actuate="onLoad"/><svg:desc>формула</svg:desc></draw:frame><text:span text:style-name="T1">, будет таким же, как и соответствующее значение, которое содержится в </text:span><draw:frame draw:style-name="fr1" draw:name="Объект390" text:anchor-type="as-char" svg:width="0.089in" svg:height="0.1839in" draw:z-index="390"><draw:object xlink:href="./Object 391" xlink:type="simple" xlink:show="embed" xlink:actuate="onLoad"/><draw:image xlink:href="./ObjectReplacements/Object 391" xlink:type="simple" xlink:show="embed" xlink:actuate="onLoad"/><svg:desc>формула</svg:desc></draw:frame><text:span text:style-name="T1"><text:s/>для офсета обязательства по значению </text:span><draw:frame draw:style-name="fr1" draw:name="Объект391" text:anchor-type="as-char" svg:width="0.172in" svg:height="0.2327in" draw:z-index="391"><draw:object xlink:href="./Object 392" xlink:type="simple" xlink:show="embed" xlink:actuate="onLoad"/><draw:image xlink:href="./ObjectReplacements/Object 392" xlink:type="simple" xlink:show="embed" xlink:actuate="onLoad"/><svg:desc>формула</svg:desc></draw:frame><text:span text:style-name="T1">.</text:span></text:p>
        </text:list-item>
      </text:list>
      <text:p text:style-name="P43">Это подразумевает, что значения сохраняются между транзакциями.</text:p>
      <text:list xml:id="list30651348748510" text:continue-list="list1199056466" text:style-name="WWNum24">
        <text:list-item>
          <text:p text:style-name="P31"><text:span text:style-name="T1">Для каждой </text:span><draw:frame draw:style-name="fr1" draw:name="Объект392" text:anchor-type="as-char" svg:width="0.6555in" svg:height="0.2319in" draw:z-index="392"><draw:object xlink:href="./Object 393" xlink:type="simple" xlink:show="embed" xlink:actuate="onLoad"/><draw:image xlink:href="./ObjectReplacements/Object 393" xlink:type="simple" xlink:show="embed" xlink:actuate="onLoad"/><svg:desc>формула</svg:desc></draw:frame><text:span text:style-name="T1"><text:s/>в реестре </text:span><draw:frame draw:style-name="fr1" draw:name="Объект393" text:anchor-type="as-char" svg:width="0.3681in" svg:height="0.2043in" draw:z-index="393"><draw:object xlink:href="./Object 394" xlink:type="simple" xlink:show="embed" xlink:actuate="onLoad"/><draw:image xlink:href="./ObjectReplacements/Object 394" xlink:type="simple" xlink:show="embed" xlink:actuate="onLoad"/><svg:desc>формула</svg:desc></draw:frame><text:span text:style-name="T1"><text:s/>с комиссией </text:span><draw:frame draw:style-name="fr1" draw:name="Объект394" text:anchor-type="as-char" svg:width="0.0807in" svg:height="0.1839in" draw:z-index="394"><draw:object xlink:href="./Object 395" xlink:type="simple" xlink:show="embed" xlink:actuate="onLoad"/><draw:image xlink:href="./ObjectReplacements/Object 395" xlink:type="simple" xlink:show="embed" xlink:actuate="onLoad"/><svg:desc>формула</svg:desc></draw:frame><text:span text:style-name="T1">, использующей входящие монеты с обязательствами по значению </text:span><draw:frame draw:style-name="fr1" draw:name="Объект395" text:anchor-type="as-char" svg:width="0.4811in" svg:height="0.2575in" draw:z-index="395"><draw:object xlink:href="./Object 396" xlink:type="simple" xlink:show="embed" xlink:actuate="onLoad"/><draw:image xlink:href="./ObjectReplacements/Object 396" xlink:type="simple" xlink:show="embed" xlink:actuate="onLoad"/><svg:desc>формула</svg:desc></draw:frame><text:span text:style-name="T1"><text:s/>и генерирующей монеты с обязательствами по значению </text:span><draw:frame draw:style-name="fr1" draw:name="Объект396" text:anchor-type="as-char" svg:width="0.45in" svg:height="0.2575in" draw:z-index="396"><draw:object xlink:href="./Object 397" xlink:type="simple" xlink:show="embed" xlink:actuate="onLoad"/><draw:image xlink:href="./ObjectReplacements/Object 397" xlink:type="simple" xlink:show="embed" xlink:actuate="onLoad"/><svg:desc>формула</svg:desc></draw:frame><text:span text:style-name="T1">, </text:span><draw:frame draw:style-name="fr1" draw:name="Объект397" text:anchor-type="as-char" svg:width="0.089in" svg:height="0.1839in" draw:z-index="397"><draw:object xlink:href="./Object 398" xlink:type="simple" xlink:show="embed" xlink:actuate="onLoad"/><draw:image xlink:href="./ObjectReplacements/Object 398" xlink:type="simple" xlink:show="embed" xlink:actuate="onLoad"/><svg:desc>формула</svg:desc></draw:frame><text:span text:style-name="T1"><text:s/>содержит значения </text:span><draw:frame draw:style-name="fr1" draw:name="Объект398" text:anchor-type="as-char" svg:width="0.4484in" svg:height="0.2575in" draw:z-index="398"><draw:object xlink:href="./Object 399" xlink:type="simple" xlink:show="embed" xlink:actuate="onLoad"/><draw:image xlink:href="./ObjectReplacements/Object 399" xlink:type="simple" xlink:show="embed" xlink:actuate="onLoad"/><svg:desc>формула</svg:desc></draw:frame><text:span text:style-name="T1"><text:s/>и </text:span><draw:frame draw:style-name="fr1" draw:name="Объект399" text:anchor-type="as-char" svg:width="0.4181in" svg:height="0.2575in" draw:z-index="399"><draw:object xlink:href="./Object 400" xlink:type="simple" xlink:show="embed" xlink:actuate="onLoad"/><draw:image xlink:href="./ObjectReplacements/Object 400" xlink:type="simple" xlink:show="embed" xlink:actuate="onLoad"/><svg:desc>формула</svg:desc></draw:frame><text:span text:style-name="T1">, соответствующие обязательствам таким образом, что уравнение баланса</text:span></text:p>
        </text:list-item>
      </text:list>
      <text:p text:style-name="P47"><draw:frame draw:style-name="fr1" draw:name="Объект400" text:anchor-type="as-char" svg:width="1.0665in" svg:height="0.4484in" draw:z-index="400"><draw:object xlink:href="./Object 401" xlink:type="simple" xlink:show="embed" xlink:actuate="onLoad"/><draw:image xlink:href="./ObjectReplacements/Object 401" xlink:type="simple" xlink:show="embed" xlink:actuate="onLoad"/><svg:desc>формула</svg:desc></draw:frame></text:p>
      <text:p text:style-name="P45"><text:span text:style-name="T1">остаётся действительным. Для каждой </text:span><draw:frame draw:style-name="fr1" draw:name="Объект401" text:anchor-type="as-char" svg:width="0.5866in" svg:height="0.2319in" draw:z-index="401"><draw:object xlink:href="./Object 402" xlink:type="simple" xlink:show="embed" xlink:actuate="onLoad"/><draw:image xlink:href="./ObjectReplacements/Object 402" xlink:type="simple" xlink:show="embed" xlink:actuate="onLoad"/><svg:desc>формула</svg:desc></draw:frame><text:span text:style-name="T1"><text:s/>в реестре </text:span><draw:frame draw:style-name="fr1" draw:name="Объект402" text:anchor-type="as-char" svg:width="0.3681in" svg:height="0.2043in" draw:z-index="402"><draw:object xlink:href="./Object 403" xlink:type="simple" xlink:show="embed" xlink:actuate="onLoad"/><draw:image xlink:href="./ObjectReplacements/Object 403" xlink:type="simple" xlink:show="embed" xlink:actuate="onLoad"/><svg:desc>формула</svg:desc></draw:frame><text:span text:style-name="T1"><text:s/>с публичным значением </text:span><draw:frame draw:style-name="fr1" draw:name="Объект403" text:anchor-type="as-char" svg:width="0.0882in" svg:height="0.1839in" draw:z-index="403"><draw:object xlink:href="./Object 404" xlink:type="simple" xlink:show="embed" xlink:actuate="onLoad"/><draw:image xlink:href="./ObjectReplacements/Object 404" xlink:type="simple" xlink:show="embed" xlink:actuate="onLoad"/><svg:desc>формула</svg:desc></draw:frame><text:span text:style-name="T1">, генерирующей монету с обязательством по значению </text:span><draw:frame draw:style-name="fr1" draw:name="Объект404" text:anchor-type="as-char" svg:width="0.1209in" svg:height="0.1839in" draw:z-index="404"><draw:object xlink:href="./Object 405" xlink:type="simple" xlink:show="embed" xlink:actuate="onLoad"/><draw:image xlink:href="./ObjectReplacements/Object 405" xlink:type="simple" xlink:show="embed" xlink:actuate="onLoad"/><svg:desc>формула</svg:desc></draw:frame><text:span text:style-name="T1">, </text:span><draw:frame draw:style-name="fr1" draw:name="Объект405" text:anchor-type="as-char" svg:width="0.089in" svg:height="0.1839in" draw:z-index="405"><draw:object xlink:href="./Object 406" xlink:type="simple" xlink:show="embed" xlink:actuate="onLoad"/><draw:image xlink:href="./ObjectReplacements/Object 406" xlink:type="simple" xlink:show="embed" xlink:actuate="onLoad"/><svg:desc>формула</svg:desc></draw:frame><text:span text:style-name="T1"><text:s/>содержит значение </text:span><draw:frame draw:style-name="fr1" draw:name="Объект406" text:anchor-type="as-char" svg:width="0.1161in" svg:height="0.2075in" draw:z-index="406"><draw:object xlink:href="./Object 407" xlink:type="simple" xlink:show="embed" xlink:actuate="onLoad"/><draw:image xlink:href="./ObjectReplacements/Object 407" xlink:type="simple" xlink:show="embed" xlink:actuate="onLoad"/><svg:desc>формула</svg:desc></draw:frame><text:span text:style-name="T1">, соответствующее обязательству таким образом, что </text:span><draw:frame draw:style-name="fr1" draw:name="Объект407" text:anchor-type="as-char" svg:width="0.3429in" svg:height="0.2075in" draw:z-index="407"><draw:object xlink:href="./Object 408" xlink:type="simple" xlink:show="embed" xlink:actuate="onLoad"/><draw:image xlink:href="./ObjectReplacements/Object 408" xlink:type="simple" xlink:show="embed" xlink:actuate="onLoad"/><svg:desc>формула</svg:desc></draw:frame><text:span text:style-name="T1">. Это означает, что значения не могут быть получены произвольным образом.</text:span></text:p>
      <text:list xml:id="list30650115099646" text:continue-numbering="true" text:style-name="WWNum24">
        <text:list-item>
          <text:p text:style-name="P31"><text:span text:style-name="T1">Для каждой </text:span><draw:frame draw:style-name="fr1" draw:name="Объект408" text:anchor-type="as-char" svg:width="0.3819in" svg:height="0.2091in" draw:z-index="408"><draw:object xlink:href="./Object 409" xlink:type="simple" xlink:show="embed" xlink:actuate="onLoad"/><draw:image xlink:href="./ObjectReplacements/Object 409" xlink:type="simple" xlink:show="embed" xlink:actuate="onLoad"/><svg:desc>формула</svg:desc></draw:frame><text:span text:style-name="T1"><text:s/>в реестре </text:span><draw:frame draw:style-name="fr1" draw:name="Объект409" text:anchor-type="as-char" svg:width="0.3681in" svg:height="0.2043in" draw:z-index="409"><draw:object xlink:href="./Object 410" xlink:type="simple" xlink:show="embed" xlink:actuate="onLoad"/><draw:image xlink:href="./ObjectReplacements/Object 410" xlink:type="simple" xlink:show="embed" xlink:actuate="onLoad"/><svg:desc>формула</svg:desc></draw:frame><text:span text:style-name="T1">, вставленной </text:span><draw:frame draw:style-name="fr1" draw:name="Объект410" text:anchor-type="as-char" svg:width="0.128in" svg:height="0.1839in" draw:z-index="410"><draw:object xlink:href="./Object 411" xlink:type="simple" xlink:show="embed" xlink:actuate="onLoad"/><draw:image xlink:href="./ObjectReplacements/Object 411" xlink:type="simple" xlink:show="embed" xlink:actuate="onLoad"/><svg:desc>формула</svg:desc></draw:frame><text:span text:style-name="T1"><text:s/>посредством запроса </text:span><text:span text:style-name="T3">Insert</text:span><text:span text:style-name="T1">, каждая монета, использованная в </text:span><draw:frame draw:style-name="fr1" draw:name="Объект411" text:anchor-type="as-char" svg:width="0.3819in" svg:height="0.2091in" draw:z-index="411"><draw:object xlink:href="./Object 412" xlink:type="simple" xlink:show="embed" xlink:actuate="onLoad"/><draw:image xlink:href="./ObjectReplacements/Object 412" xlink:type="simple" xlink:show="embed" xlink:actuate="onLoad"/><svg:desc>формула</svg:desc></draw:frame><text:span text:style-name="T1">, не может быть восстановлена по какому-либо адресу из набора </text:span><text:span text:style-name="T3">ADDR</text:span><text:span text:style-name="T1">. Это означает, что злоумышленник не в состоянии сгенерировать транзакцию, использующую монеты, которые он не контролирует.</text:span></text:p>
        </text:list-item>
      </text:list>
      <text:p text:style-name="P52"><text:span text:style-name="T1">Если эти пять условий соблюдены, значит, злоумышленник </text:span><draw:frame draw:style-name="fr1" draw:name="Объект412" text:anchor-type="as-char" svg:width="0.128in" svg:height="0.1839in" draw:z-index="412"><draw:object xlink:href="./Object 413" xlink:type="simple" xlink:show="embed" xlink:actuate="onLoad"/><draw:image xlink:href="./ObjectReplacements/Object 413" xlink:type="simple" xlink:show="embed" xlink:actuate="onLoad"/><svg:desc>формула</svg:desc></draw:frame><text:span text:style-name="T1"><text:s/>не смог потратить и не контролирует больше монет, чем было ранее создано или получено им, а неравенство</text:span></text:p>
      <text:p text:style-name="P66"><draw:frame draw:style-name="fr1" draw:name="Объект413" text:anchor-type="as-char" svg:width="2.1626in" svg:height="0.2091in" draw:z-index="413"><draw:object xlink:href="./Object 414" xlink:type="simple" xlink:show="embed" xlink:actuate="onLoad"/><draw:image xlink:href="./ObjectReplacements/Object 414" xlink:type="simple" xlink:show="embed" xlink:actuate="onLoad"/><svg:desc>формула</svg:desc></draw:frame></text:p>
      <text:p text:style-name="P67"><text:span text:style-name="T1">сохраняется. Теперь докажем, что протокол </text:span><text:span text:style-name="T3">Spark</text:span><text:span text:style-name="T1"> является безопасным в рамках </text:span><draw:frame draw:style-name="fr1" draw:name="Объект414" text:anchor-type="as-char" svg:width="0.3028in" svg:height="0.1839in" draw:z-index="414"><draw:object xlink:href="./Object 415" xlink:type="simple" xlink:show="embed" xlink:actuate="onLoad"/><draw:image xlink:href="./ObjectReplacements/Object 415" xlink:type="simple" xlink:show="embed" xlink:actuate="onLoad"/><svg:desc>формула</svg:desc></draw:frame><text:span text:style-name="T1">, согласно настоящему определению.</text:span></text:p>
      <text:p text:style-name="P81"><text:span text:style-name="T11">Доказательство</text:span><text:span text:style-name="T1">. Методом противоречия предположим, что злоумышленник </text:span><draw:frame draw:style-name="fr1" draw:name="Объект415" text:anchor-type="as-char" svg:width="0.128in" svg:height="0.1839in" draw:z-index="415"><draw:object xlink:href="./Object 416" xlink:type="simple" xlink:show="embed" xlink:actuate="onLoad"/><draw:image xlink:href="./ObjectReplacements/Object 416" xlink:type="simple" xlink:show="embed" xlink:actuate="onLoad"/><svg:desc>формула</svg:desc></draw:frame><text:span text:style-name="T1"><text:s/>взаимодействует с </text:span><draw:frame draw:style-name="fr1" draw:name="Объект416" text:anchor-type="as-char" svg:width="0.1209in" svg:height="0.1839in" draw:z-index="416"><draw:object xlink:href="./Object 417" xlink:type="simple" xlink:show="embed" xlink:actuate="onLoad"/><draw:image xlink:href="./ObjectReplacements/Object 417" xlink:type="simple" xlink:show="embed" xlink:actuate="onLoad"/><svg:desc>формула</svg:desc></draw:frame><text:span text:style-name="T1">, в результате чего с не ничтожно малой вероятностью создаётся не </text:span><text:soft-page-break/><text:span text:style-name="T1">сбалансированный дополненный реестр </text:span><draw:frame draw:style-name="fr1" draw:name="Объект417" text:anchor-type="as-char" svg:width="0.3681in" svg:height="0.2043in" draw:z-index="417"><draw:object xlink:href="./Object 418" xlink:type="simple" xlink:show="embed" xlink:actuate="onLoad"/><draw:image xlink:href="./ObjectReplacements/Object 418" xlink:type="simple" xlink:show="embed" xlink:actuate="onLoad"/><svg:desc>формула</svg:desc></draw:frame><text:span text:style-name="T1">; в этом случае с не ничтожно малой вероятностью нарушается по крайней мере одно из пяти условий, описанных выше:</text:span></text:p>
      <text:p text:style-name="P81"><draw:frame draw:style-name="fr1" draw:name="Объект418" text:anchor-type="as-char" svg:width="0.128in" svg:height="0.1839in" draw:z-index="418"><draw:object xlink:href="./Object 419" xlink:type="simple" xlink:show="embed" xlink:actuate="onLoad"/><draw:image xlink:href="./ObjectReplacements/Object 419" xlink:type="simple" xlink:show="embed" xlink:actuate="onLoad"/><svg:desc>формула</svg:desc></draw:frame><text:span text:style-name="T5"><text:s/>нарушает Условие 1</text:span><text:span text:style-name="T1">. Предположим, что вероятность того, что </text:span><draw:frame draw:style-name="fr1" draw:name="Объект419" text:anchor-type="as-char" svg:width="0.128in" svg:height="0.1839in" draw:z-index="419"><draw:object xlink:href="./Object 420" xlink:type="simple" xlink:show="embed" xlink:actuate="onLoad"/><draw:image xlink:href="./ObjectReplacements/Object 420" xlink:type="simple" xlink:show="embed" xlink:actuate="onLoad"/><svg:desc>формула</svg:desc></draw:frame><text:span text:style-name="T1"><text:s/>победит в игре, нарушив Условие 1, не является ничтожно малой. Каждая транзакция </text:span><draw:frame draw:style-name="fr1" draw:name="Объект420" text:anchor-type="as-char" svg:width="0.3693in" svg:height="0.2091in" draw:z-index="420"><draw:object xlink:href="./Object 421" xlink:type="simple" xlink:show="embed" xlink:actuate="onLoad"/><draw:image xlink:href="./ObjectReplacements/Object 421" xlink:type="simple" xlink:show="embed" xlink:actuate="onLoad"/><svg:desc>формула</svg:desc></draw:frame><text:span text:style-name="T1">, сгенерированная запросом оракула, не при помощи </text:span><text:span text:style-name="T3">Insert</text:span><text:span text:style-name="T1">, уже соответствует этому условию, поэтому, в </text:span><draw:frame draw:style-name="fr1" draw:name="Объект421" text:anchor-type="as-char" svg:width="0.3681in" svg:height="0.2043in" draw:z-index="421"><draw:object xlink:href="./Object 422" xlink:type="simple" xlink:show="embed" xlink:actuate="onLoad"/><draw:image xlink:href="./ObjectReplacements/Object 422" xlink:type="simple" xlink:show="embed" xlink:actuate="onLoad"/><svg:desc>формула</svg:desc></draw:frame><text:span text:style-name="T1"><text:s/>должна существовать транзакция </text:span><draw:frame draw:style-name="fr1" draw:name="Объект422" text:anchor-type="as-char" svg:width="0.6429in" svg:height="0.2319in" draw:z-index="422"><draw:object xlink:href="./Object 423" xlink:type="simple" xlink:show="embed" xlink:actuate="onLoad"/><draw:image xlink:href="./ObjectReplacements/Object 423" xlink:type="simple" xlink:show="embed" xlink:actuate="onLoad"/><svg:desc>формула</svg:desc></draw:frame><text:span text:style-name="T1">, вставленная </text:span><draw:frame draw:style-name="fr1" draw:name="Объект423" text:anchor-type="as-char" svg:width="0.128in" svg:height="0.1839in" draw:z-index="423"><draw:object xlink:href="./Object 424" xlink:type="simple" xlink:show="embed" xlink:actuate="onLoad"/><draw:image xlink:href="./ObjectReplacements/Object 424" xlink:type="simple" xlink:show="embed" xlink:actuate="onLoad"/><svg:desc>формула</svg:desc></draw:frame><text:span text:style-name="T1">.</text:span></text:p>
      <text:p text:style-name="P81"><text:span text:style-name="T1">Предположим, что существуют входы </text:span><draw:frame draw:style-name="fr1" draw:name="Объект424" text:anchor-type="as-char" svg:width="0.9236in" svg:height="0.2291in" draw:z-index="424"><draw:object xlink:href="./Object 425" xlink:type="simple" xlink:show="embed" xlink:actuate="onLoad"/><draw:image xlink:href="./ObjectReplacements/Object 425" xlink:type="simple" xlink:show="embed" xlink:actuate="onLoad"/><svg:desc>формула</svg:desc></draw:frame><text:span text:style-name="T1"><text:s/>транзакции </text:span><draw:frame draw:style-name="fr1" draw:name="Объект425" text:anchor-type="as-char" svg:width="0.3693in" svg:height="0.2091in" draw:z-index="425"><draw:object xlink:href="./Object 426" xlink:type="simple" xlink:show="embed" xlink:actuate="onLoad"/><draw:image xlink:href="./ObjectReplacements/Object 426" xlink:type="simple" xlink:show="embed" xlink:actuate="onLoad"/><svg:desc>формула</svg:desc></draw:frame><text:span text:style-name="T1">, в соответствии с которыми используется одна и та же монета, то есть, демонстрируется одно и то же частичное раскрытие </text:span><draw:frame draw:style-name="fr1" draw:name="Объект426" text:anchor-type="as-char" svg:width="0.0764in" svg:height="0.1319in" draw:z-index="426"><draw:object xlink:href="./Object 427" xlink:type="simple" xlink:show="embed" xlink:actuate="onLoad"/><draw:image xlink:href="./ObjectReplacements/Object 427" xlink:type="simple" xlink:show="embed" xlink:actuate="onLoad"/><svg:desc>формула</svg:desc></draw:frame><text:span text:style-name="T1"><text:s/>обязательств по порядковому номеру монеты. Действительность модифицированных доказательств Шаума-Педерсена </text:span><draw:frame draw:style-name="fr1" draw:name="Объект427" text:anchor-type="as-char" svg:width="0.6016in" svg:height="0.2465in" draw:z-index="427"><draw:object xlink:href="./Object 428" xlink:type="simple" xlink:show="embed" xlink:actuate="onLoad"/><draw:image xlink:href="./ObjectReplacements/Object 428" xlink:type="simple" xlink:show="embed" xlink:actuate="onLoad"/><svg:desc>формула</svg:desc></draw:frame><text:span text:style-name="T1"><text:s/>и </text:span><draw:frame draw:style-name="fr1" draw:name="Объект428" text:anchor-type="as-char" svg:width="0.6016in" svg:height="0.2465in" draw:z-index="428"><draw:object xlink:href="./Object 429" xlink:type="simple" xlink:show="embed" xlink:actuate="onLoad"/><draw:image xlink:href="./ObjectReplacements/Object 429" xlink:type="simple" xlink:show="embed" xlink:actuate="onLoad"/><svg:desc>формула</svg:desc></draw:frame><text:span text:style-name="T1"><text:s/>для этих входов даёт выделенные раскрытия </text:span><draw:frame draw:style-name="fr1" draw:name="Объект429" text:anchor-type="as-char" svg:width="1.4835in" svg:height="0.2472in" draw:z-index="429"><draw:object xlink:href="./Object 430" xlink:type="simple" xlink:show="embed" xlink:actuate="onLoad"/><draw:image xlink:href="./ObjectReplacements/Object 430" xlink:type="simple" xlink:show="embed" xlink:actuate="onLoad"/><svg:desc>формула</svg:desc></draw:frame><text:span text:style-name="T1"><text:s/>и </text:span><draw:frame draw:style-name="fr1" draw:name="Объект430" text:anchor-type="as-char" svg:width="1.4835in" svg:height="0.2472in" draw:z-index="430"><draw:object xlink:href="./Object 431" xlink:type="simple" xlink:show="embed" xlink:actuate="onLoad"/><draw:image xlink:href="./ObjectReplacements/Object 431" xlink:type="simple" xlink:show="embed" xlink:actuate="onLoad"/><svg:desc>формула</svg:desc></draw:frame><text:span text:style-name="T1"><text:s/>и такие представления тегов, что </text:span><draw:frame draw:style-name="fr1" draw:name="Объект431" text:anchor-type="as-char" svg:width="1.0535in" svg:height="0.2236in" draw:z-index="431"><draw:object xlink:href="./Object 432" xlink:type="simple" xlink:show="embed" xlink:actuate="onLoad"/><draw:image xlink:href="./ObjectReplacements/Object 432" xlink:type="simple" xlink:show="embed" xlink:actuate="onLoad"/><svg:desc>формула</svg:desc></draw:frame><text:span text:style-name="T1"><text:s/>и </text:span><draw:frame draw:style-name="fr1" draw:name="Объект432" text:anchor-type="as-char" svg:width="1.0535in" svg:height="0.2236in" draw:z-index="432"><draw:object xlink:href="./Object 433" xlink:type="simple" xlink:show="embed" xlink:actuate="onLoad"/><draw:image xlink:href="./ObjectReplacements/Object 433" xlink:type="simple" xlink:show="embed" xlink:actuate="onLoad"/><svg:desc>формула</svg:desc></draw:frame><text:span text:style-name="T1">. Поскольку действительность транзакции подразумевает, что </text:span><draw:frame draw:style-name="fr1" draw:name="Объект433" text:anchor-type="as-char" svg:width="0.5134in" svg:height="0.2236in" draw:z-index="433"><draw:object xlink:href="./Object 434" xlink:type="simple" xlink:show="embed" xlink:actuate="onLoad"/><draw:image xlink:href="./ObjectReplacements/Object 434" xlink:type="simple" xlink:show="embed" xlink:actuate="onLoad"/><svg:desc>формула</svg:desc></draw:frame><text:span text:style-name="T1">, у нас должно быть </text:span><draw:frame draw:style-name="fr1" draw:name="Объект434" text:anchor-type="as-char" svg:width="1.128in" svg:height="0.248in" draw:z-index="434"><draw:object xlink:href="./Object 435" xlink:type="simple" xlink:show="embed" xlink:actuate="onLoad"/><draw:image xlink:href="./ObjectReplacements/Object 435" xlink:type="simple" xlink:show="embed" xlink:actuate="onLoad"/><svg:desc>формула</svg:desc></draw:frame><text:span text:style-name="T1">. Действительность соответствующего параллельных доказательств по одному из множества </text:span><draw:frame draw:style-name="fr1" draw:name="Объект435" text:anchor-type="as-char" svg:width="0.4874in" svg:height="0.2465in" draw:z-index="435"><draw:object xlink:href="./Object 436" xlink:type="simple" xlink:show="embed" xlink:actuate="onLoad"/><draw:image xlink:href="./ObjectReplacements/Object 436" xlink:type="simple" xlink:show="embed" xlink:actuate="onLoad"/><svg:desc>формула</svg:desc></draw:frame><text:span text:style-name="T1"><text:s/>и </text:span><draw:frame draw:style-name="fr1" draw:name="Объект436" text:anchor-type="as-char" svg:width="0.4874in" svg:height="0.2465in" draw:z-index="436"><draw:object xlink:href="./Object 437" xlink:type="simple" xlink:show="embed" xlink:actuate="onLoad"/><draw:image xlink:href="./ObjectReplacements/Object 437" xlink:type="simple" xlink:show="embed" xlink:actuate="onLoad"/><svg:desc>формула</svg:desc></draw:frame><text:span text:style-name="T1"><text:s/>даёт нам индексы (соответствующие элементам входящей группы </text:span><draw:frame draw:style-name="fr1" draw:name="Объект437" text:anchor-type="as-char" svg:width="0.1453in" svg:height="0.2091in" draw:z-index="437"><draw:object xlink:href="./Object 438" xlink:type="simple" xlink:show="embed" xlink:actuate="onLoad"/><draw:image xlink:href="./ObjectReplacements/Object 438" xlink:type="simple" xlink:show="embed" xlink:actuate="onLoad"/><svg:desc>формула</svg:desc></draw:frame><text:span text:style-name="T1"><text:s/>и </text:span><draw:frame draw:style-name="fr1" draw:name="Объект438" text:anchor-type="as-char" svg:width="0.1457in" svg:height="0.2091in" draw:z-index="438"><draw:object xlink:href="./Object 439" xlink:type="simple" xlink:show="embed" xlink:actuate="onLoad"/><draw:image xlink:href="./ObjectReplacements/Object 439" xlink:type="simple" xlink:show="embed" xlink:actuate="onLoad"/><svg:desc>формула</svg:desc></draw:frame><text:span text:style-name="T1">) и такие результаты выведения дискретного логарифма, что </text:span><draw:frame draw:style-name="fr1" draw:name="Объект439" text:anchor-type="as-char" svg:width="0.9339in" svg:height="0.2472in" draw:z-index="439"><draw:object xlink:href="./Object 440" xlink:type="simple" xlink:show="embed" xlink:actuate="onLoad"/><draw:image xlink:href="./ObjectReplacements/Object 440" xlink:type="simple" xlink:show="embed" xlink:actuate="onLoad"/><svg:desc>формула</svg:desc></draw:frame><text:span text:style-name="T1"><text:s/>и </text:span><draw:frame draw:style-name="fr1" draw:name="Объект440" text:anchor-type="as-char" svg:width="0.9346in" svg:height="0.2472in" draw:z-index="440"><draw:object xlink:href="./Object 441" xlink:type="simple" xlink:show="embed" xlink:actuate="onLoad"/><draw:image xlink:href="./ObjectReplacements/Object 441" xlink:type="simple" xlink:show="embed" xlink:actuate="onLoad"/><svg:desc>формула</svg:desc></draw:frame><text:span text:style-name="T1">. Это означает, что</text:span></text:p>
      <text:p text:style-name="P70"><draw:frame draw:style-name="fr1" draw:name="Объект441" text:anchor-type="as-char" svg:width="1.7965in" svg:height="0.248in" draw:z-index="441"><draw:object xlink:href="./Object 442" xlink:type="simple" xlink:show="embed" xlink:actuate="onLoad"/><draw:image xlink:href="./ObjectReplacements/Object 442" xlink:type="simple" xlink:show="embed" xlink:actuate="onLoad"/><svg:desc>формула</svg:desc></draw:frame></text:p>
      <text:p text:style-name="P110">и</text:p>
      <text:p text:style-name="P73"><draw:frame draw:style-name="fr1" draw:name="Объект442" text:anchor-type="as-char" svg:width="1.7965in" svg:height="0.248in" draw:z-index="442"><draw:object xlink:href="./Object 443" xlink:type="simple" xlink:show="embed" xlink:actuate="onLoad"/><draw:image xlink:href="./ObjectReplacements/Object 443" xlink:type="simple" xlink:show="embed" xlink:actuate="onLoad"/><svg:desc>формула</svg:desc></draw:frame></text:p>
      <text:p text:style-name="P110">что противоречит допуску наличия уникальных частичных раскрытий для использованных обязательств по порядковому номеру монеты.</text:p>
      <text:p text:style-name="P81"><text:span text:style-name="T1">Второй вариант нарушения условия состоит в том, чтобы в транзакции </text:span><draw:frame draw:style-name="fr1" draw:name="Объект443" text:anchor-type="as-char" svg:width="0.3693in" svg:height="0.2091in" draw:z-index="443"><draw:object xlink:href="./Object 444" xlink:type="simple" xlink:show="embed" xlink:actuate="onLoad"/><draw:image xlink:href="./ObjectReplacements/Object 444" xlink:type="simple" xlink:show="embed" xlink:actuate="onLoad"/><svg:desc>формула</svg:desc></draw:frame><text:span text:style-name="T1"><text:s/>была потрачена монета, не созданная в какой-либо предыдущей действительной транзакции. Действительное модифицированное обязательство Шаума-Педерсена при таком входе даёт представление тега </text:span><draw:frame draw:style-name="fr1" draw:name="Объект444" text:anchor-type="as-char" svg:width="0.7634in" svg:height="0.1839in" draw:z-index="444"><draw:object xlink:href="./Object 445" xlink:type="simple" xlink:show="embed" xlink:actuate="onLoad"/><draw:image xlink:href="./ObjectReplacements/Object 445" xlink:type="simple" xlink:show="embed" xlink:actuate="onLoad"/><svg:desc>формула</svg:desc></draw:frame><text:span text:style-name="T1"><text:s/>и офсет обязательства по порядковому номеру </text:span><draw:frame draw:style-name="fr1" draw:name="Объект445" text:anchor-type="as-char" svg:width="1.0953in" svg:height="0.2075in" draw:z-index="445"><draw:object xlink:href="./Object 446" xlink:type="simple" xlink:show="embed" xlink:actuate="onLoad"/><draw:image xlink:href="./ObjectReplacements/Object 446" xlink:type="simple" xlink:show="embed" xlink:actuate="onLoad"/><svg:desc>формула</svg:desc></draw:frame><text:span text:style-name="T1">. Действительное параллельное доказательство по одному из множества для входа даёт такой индекс </text:span><draw:frame draw:style-name="fr1" draw:name="Объект446" text:anchor-type="as-char" svg:width="0.0516in" svg:height="0.1839in" draw:z-index="446"><draw:object xlink:href="./Object 447" xlink:type="simple" xlink:show="embed" xlink:actuate="onLoad"/><draw:image xlink:href="./ObjectReplacements/Object 447" xlink:type="simple" xlink:show="embed" xlink:actuate="onLoad"/><svg:desc>формула</svg:desc></draw:frame><text:span text:style-name="T1">, что </text:span><draw:frame draw:style-name="fr1" draw:name="Объект447" text:anchor-type="as-char" svg:width="0.7465in" svg:height="0.2327in" draw:z-index="447"><draw:object xlink:href="./Object 448" xlink:type="simple" xlink:show="embed" xlink:actuate="onLoad"/><draw:image xlink:href="./ObjectReplacements/Object 448" xlink:type="simple" xlink:show="embed" xlink:actuate="onLoad"/><svg:desc>формула</svg:desc></draw:frame><text:span text:style-name="T1">, а это означает, что </text:span><draw:frame draw:style-name="fr1" draw:name="Объект448" text:anchor-type="as-char" svg:width="1.4339in" svg:height="0.2189in" draw:z-index="448"><draw:object xlink:href="./Object 449" xlink:type="simple" xlink:show="embed" xlink:actuate="onLoad"/><draw:image xlink:href="./ObjectReplacements/Object 449" xlink:type="simple" xlink:show="embed" xlink:actuate="onLoad"/><svg:desc>формула</svg:desc></draw:frame><text:span text:style-name="T1"><text:s/>является раскрытием данного обязательства. Поскольку действительность транзакции требует, чтобы все элементы набора, обеспечивающего неопределённость входов, были созданы в предшествующих транзакциях как действительные обязательства, злоумышленнику будет известно раскрытие такого обязательства, что является противоречием.</text:span></text:p>
      <text:p text:style-name="P81"><draw:frame draw:style-name="fr1" draw:name="Объект449" text:anchor-type="as-char" svg:width="0.128in" svg:height="0.1839in" draw:z-index="449"><draw:object xlink:href="./Object 450" xlink:type="simple" xlink:show="embed" xlink:actuate="onLoad"/><draw:image xlink:href="./ObjectReplacements/Object 450" xlink:type="simple" xlink:show="embed" xlink:actuate="onLoad"/><svg:desc>формула</svg:desc></draw:frame><text:span text:style-name="T5"><text:s/>нарушает Условие 2</text:span><text:span text:style-name="T1">. Предположим, что вероятность того, что </text:span><draw:frame draw:style-name="fr1" draw:name="Объект450" text:anchor-type="as-char" svg:width="0.128in" svg:height="0.1839in" draw:z-index="450"><draw:object xlink:href="./Object 451" xlink:type="simple" xlink:show="embed" xlink:actuate="onLoad"/><draw:image xlink:href="./ObjectReplacements/Object 451" xlink:type="simple" xlink:show="embed" xlink:actuate="onLoad"/><svg:desc>формула</svg:desc></draw:frame><text:span text:style-name="T1"><text:s/>победит в игре, нарушив Условие 2, не является ничтожно малой. Это означает, что в дополненном реестре </text:span><draw:frame draw:style-name="fr1" draw:name="Объект451" text:anchor-type="as-char" svg:width="0.3681in" svg:height="0.2043in" draw:z-index="451"><draw:object xlink:href="./Object 452" xlink:type="simple" xlink:show="embed" xlink:actuate="onLoad"/><draw:image xlink:href="./ObjectReplacements/Object 452" xlink:type="simple" xlink:show="embed" xlink:actuate="onLoad"/><svg:desc>формула</svg:desc></draw:frame><text:span text:style-name="T1"><text:s/>содержится две действительные транзакции </text:span><text:span text:style-name="T3">Spend</text:span><text:span text:style-name="T1">, в которых была использована одна и та же монета, но при этом были созданы отдельные теги. Подобно тому, как и в прошлом случае, это означает наличие отдельных раскрытий обязательства по порядковому номеру монеты, что является противоречием.</text:span></text:p>
      <text:p text:style-name="P81"><draw:frame draw:style-name="fr1" draw:name="Объект452" text:anchor-type="as-char" svg:width="0.128in" svg:height="0.1839in" draw:z-index="452"><draw:object xlink:href="./Object 453" xlink:type="simple" xlink:show="embed" xlink:actuate="onLoad"/><draw:image xlink:href="./ObjectReplacements/Object 453" xlink:type="simple" xlink:show="embed" xlink:actuate="onLoad"/><svg:desc>формула</svg:desc></draw:frame><text:span text:style-name="T5"><text:s/>нарушает Условие 3</text:span><text:span text:style-name="T1">. Предположим, что вероятность того, что </text:span><draw:frame draw:style-name="fr1" draw:name="Объект453" text:anchor-type="as-char" svg:width="0.128in" svg:height="0.1839in" draw:z-index="453"><draw:object xlink:href="./Object 454" xlink:type="simple" xlink:show="embed" xlink:actuate="onLoad"/><draw:image xlink:href="./ObjectReplacements/Object 454" xlink:type="simple" xlink:show="embed" xlink:actuate="onLoad"/><svg:desc>формула</svg:desc></draw:frame><text:span text:style-name="T1"><text:s/>победит в игре, нарушив Условие 3, не является ничтожно малой. Допустим, </text:span><draw:frame draw:style-name="fr1" draw:name="Объект454" text:anchor-type="as-char" svg:width="0.1209in" svg:height="0.1839in" draw:z-index="454"><draw:object xlink:href="./Object 455" xlink:type="simple" xlink:show="embed" xlink:actuate="onLoad"/><draw:image xlink:href="./ObjectReplacements/Object 455" xlink:type="simple" xlink:show="embed" xlink:actuate="onLoad"/><svg:desc>формула</svg:desc></draw:frame><text:span text:style-name="T1"><text:s/>является обязательством по значению монеты, использованной со входом транзакции </text:span><draw:frame draw:style-name="fr1" draw:name="Объект455" text:anchor-type="as-char" svg:width="0.3693in" svg:height="0.2091in" draw:z-index="455"><draw:object xlink:href="./Object 456" xlink:type="simple" xlink:show="embed" xlink:actuate="onLoad"/><draw:image xlink:href="./ObjectReplacements/Object 456" xlink:type="simple" xlink:show="embed" xlink:actuate="onLoad"/><svg:desc>формула</svg:desc></draw:frame><text:span text:style-name="T1"><text:s/>и сгенерированной в предыдущей транзакции (любого типа) в реестре </text:span><draw:frame draw:style-name="fr1" draw:name="Объект456" text:anchor-type="as-char" svg:width="0.3681in" svg:height="0.2043in" draw:z-index="456"><draw:object xlink:href="./Object 457" xlink:type="simple" xlink:show="embed" xlink:actuate="onLoad"/><draw:image xlink:href="./ObjectReplacements/Object 457" xlink:type="simple" xlink:show="embed" xlink:actuate="onLoad"/><svg:desc>формула</svg:desc></draw:frame><text:span text:style-name="T1">. Поскольку сгенерированная транзакция является действительной, у нас имеется выделенное раскрытие </text:span><draw:frame draw:style-name="fr1" draw:name="Объект457" text:anchor-type="as-char" svg:width="0.8008in" svg:height="0.1839in" draw:z-index="457"><draw:object xlink:href="./Object 458" xlink:type="simple" xlink:show="embed" xlink:actuate="onLoad"/><draw:image xlink:href="./ObjectReplacements/Object 458" xlink:type="simple" xlink:show="embed" xlink:actuate="onLoad"/><svg:desc>формула</svg:desc></draw:frame><text:span text:style-name="T1"><text:s/>либо из доказательства баланса (в случае с транзакцией </text:span><text:span text:style-name="T3">Mint</text:span><text:span text:style-name="T1">), либо из доказательства диапазона (в случае с транзакцией </text:span><text:span text:style-name="T3">Spend</text:span><text:span text:style-name="T1">). Действительность соответствующего параллельного доказательства по одному из множества из транзакции </text:span><draw:frame draw:style-name="fr1" draw:name="Объект458" text:anchor-type="as-char" svg:width="0.3693in" svg:height="0.2091in" draw:z-index="458"><draw:object xlink:href="./Object 459" xlink:type="simple" xlink:show="embed" xlink:actuate="onLoad"/><draw:image xlink:href="./ObjectReplacements/Object 459" xlink:type="simple" xlink:show="embed" xlink:actuate="onLoad"/><svg:desc>формула</svg:desc></draw:frame><text:span text:style-name="T1"><text:s/>даёт нам выделенный </text:span><text:soft-page-break/><text:span text:style-name="T1">дискретный логарифм </text:span><draw:frame draw:style-name="fr1" draw:name="Объект459" text:anchor-type="as-char" svg:width="0.7665in" svg:height="0.2075in" draw:z-index="459"><draw:object xlink:href="./Object 460" xlink:type="simple" xlink:show="embed" xlink:actuate="onLoad"/><draw:image xlink:href="./ObjectReplacements/Object 460" xlink:type="simple" xlink:show="embed" xlink:actuate="onLoad"/><svg:desc>формула</svg:desc></draw:frame><text:span text:style-name="T1">, где </text:span><draw:frame draw:style-name="fr1" draw:name="Объект460" text:anchor-type="as-char" svg:width="0.1484in" svg:height="0.2075in" draw:z-index="460"><draw:object xlink:href="./Object 461" xlink:type="simple" xlink:show="embed" xlink:actuate="onLoad"/><draw:image xlink:href="./ObjectReplacements/Object 461" xlink:type="simple" xlink:show="embed" xlink:actuate="onLoad"/><svg:desc>формула</svg:desc></draw:frame><text:span text:style-name="T1"><text:s/>является офсетом обязательства по значению входа. Но это также даёт нам и </text:span><draw:frame draw:style-name="fr1" draw:name="Объект461" text:anchor-type="as-char" svg:width="1.1827in" svg:height="0.2181in" draw:z-index="461"><draw:object xlink:href="./Object 462" xlink:type="simple" xlink:show="embed" xlink:actuate="onLoad"/><draw:image xlink:href="./ObjectReplacements/Object 462" xlink:type="simple" xlink:show="embed" xlink:actuate="onLoad"/><svg:desc>формула</svg:desc></draw:frame><text:span text:style-name="T1">, что является противоречием, поскольку схема обязательства является обязательной для реализации.</text:span></text:p>
      <text:p text:style-name="P81"><draw:frame draw:style-name="fr1" draw:name="Объект462" text:anchor-type="as-char" svg:width="0.128in" svg:height="0.1839in" draw:z-index="462"><draw:object xlink:href="./Object 463" xlink:type="simple" xlink:show="embed" xlink:actuate="onLoad"/><draw:image xlink:href="./ObjectReplacements/Object 463" xlink:type="simple" xlink:show="embed" xlink:actuate="onLoad"/><svg:desc>формула</svg:desc></draw:frame><text:span text:style-name="T5"><text:s/>нарушает Условие 4</text:span><text:span text:style-name="T1">. Предположим, что вероятность того, что </text:span><draw:frame draw:style-name="fr1" draw:name="Объект463" text:anchor-type="as-char" svg:width="0.128in" svg:height="0.1839in" draw:z-index="463"><draw:object xlink:href="./Object 464" xlink:type="simple" xlink:show="embed" xlink:actuate="onLoad"/><draw:image xlink:href="./ObjectReplacements/Object 464" xlink:type="simple" xlink:show="embed" xlink:actuate="onLoad"/><svg:desc>формула</svg:desc></draw:frame><text:span text:style-name="T1"><text:s/>победит в игре, нарушив Условие 4, не является ничтожно малой. Если дополненный реестр </text:span><draw:frame draw:style-name="fr1" draw:name="Объект464" text:anchor-type="as-char" svg:width="0.3681in" svg:height="0.2043in" draw:z-index="464"><draw:object xlink:href="./Object 465" xlink:type="simple" xlink:show="embed" xlink:actuate="onLoad"/><draw:image xlink:href="./ObjectReplacements/Object 465" xlink:type="simple" xlink:show="embed" xlink:actuate="onLoad"/><svg:desc>формула</svg:desc></draw:frame><text:span text:style-name="T1"><text:s/>содержит транзакцию </text:span><text:span text:style-name="T3">Spend</text:span><text:span text:style-name="T1">, нарушающую уравнение баланса, это также нарушает свойство обязательной реализации схемы обязательства, поскольку соответствующее доказательство баланса </text:span><draw:frame draw:style-name="fr1" draw:name="Объект465" text:anchor-type="as-char" svg:width="0.278in" svg:height="0.2091in" draw:z-index="465"><draw:object xlink:href="./Object 466" xlink:type="simple" xlink:show="embed" xlink:actuate="onLoad"/><draw:image xlink:href="./ObjectReplacements/Object 466" xlink:type="simple" xlink:show="embed" xlink:actuate="onLoad"/><svg:desc>формула</svg:desc></draw:frame><text:span text:style-name="T8"><text:s/>является действительным, а это уже будет противоречием. Если же </text:span><text:span text:style-name="T1">дополненный реестр </text:span><draw:frame draw:style-name="fr1" draw:name="Объект466" text:anchor-type="as-char" svg:width="0.3681in" svg:height="0.2043in" draw:z-index="466"><draw:object xlink:href="./Object 467" xlink:type="simple" xlink:show="embed" xlink:actuate="onLoad"/><draw:image xlink:href="./ObjectReplacements/Object 467" xlink:type="simple" xlink:show="embed" xlink:actuate="onLoad"/><svg:desc>формула</svg:desc></draw:frame><text:span text:style-name="T1"><text:s/>будет содержать транзакцию </text:span><text:span text:style-name="T3">Mint</text:span><text:span text:style-name="T1">, нарушающую требование к балансу, это также будет означать нарушение свойства обязательной реализации схемы обязательства, поскольку соответствующее доказательство баланса </text:span><draw:frame draw:style-name="fr1" draw:name="Объект467" text:anchor-type="as-char" svg:width="0.278in" svg:height="0.2091in" draw:z-index="467"><draw:object xlink:href="./Object 468" xlink:type="simple" xlink:show="embed" xlink:actuate="onLoad"/><draw:image xlink:href="./ObjectReplacements/Object 468" xlink:type="simple" xlink:show="embed" xlink:actuate="onLoad"/><svg:desc>формула</svg:desc></draw:frame><text:span text:style-name="T8"><text:s/>является действительным, а это опять же будет противоречием.</text:span></text:p>
      <text:p text:style-name="P81"><draw:frame draw:style-name="fr1" draw:name="Объект468" text:anchor-type="as-char" svg:width="0.128in" svg:height="0.1839in" draw:z-index="468"><draw:object xlink:href="./Object 469" xlink:type="simple" xlink:show="embed" xlink:actuate="onLoad"/><draw:image xlink:href="./ObjectReplacements/Object 469" xlink:type="simple" xlink:show="embed" xlink:actuate="onLoad"/><svg:desc>формула</svg:desc></draw:frame><text:span text:style-name="T5"><text:s/>нарушает Условие 5</text:span><text:span text:style-name="T1">. Предположим, что вероятность того, что </text:span><draw:frame draw:style-name="fr1" draw:name="Объект469" text:anchor-type="as-char" svg:width="0.128in" svg:height="0.1839in" draw:z-index="469"><draw:object xlink:href="./Object 470" xlink:type="simple" xlink:show="embed" xlink:actuate="onLoad"/><draw:image xlink:href="./ObjectReplacements/Object 470" xlink:type="simple" xlink:show="embed" xlink:actuate="onLoad"/><svg:desc>формула</svg:desc></draw:frame><text:span text:style-name="T1"><text:s/>победит в игре, нарушив Условие 5, не является ничтожно малой. То есть, </text:span><draw:frame draw:style-name="fr1" draw:name="Объект470" text:anchor-type="as-char" svg:width="0.128in" svg:height="0.1839in" draw:z-index="470"><draw:object xlink:href="./Object 471" xlink:type="simple" xlink:show="embed" xlink:actuate="onLoad"/><draw:image xlink:href="./ObjectReplacements/Object 471" xlink:type="simple" xlink:show="embed" xlink:actuate="onLoad"/><svg:desc>формула</svg:desc></draw:frame><text:span text:style-name="T1"><text:s/>создаст транзакцию </text:span><text:span text:style-name="T3">Spend</text:span><text:span text:style-name="T1">, </text:span><draw:frame draw:style-name="fr1" draw:name="Объект471" text:anchor-type="as-char" svg:width="0.3693in" svg:height="0.2091in" draw:z-index="471"><draw:object xlink:href="./Object 472" xlink:type="simple" xlink:show="embed" xlink:actuate="onLoad"/><draw:image xlink:href="./ObjectReplacements/Object 472" xlink:type="simple" xlink:show="embed" xlink:actuate="onLoad"/><svg:desc>формула</svg:desc></draw:frame><text:span text:style-name="T1">, воспользовавшись запросом </text:span><text:span text:style-name="T3">Insert</text:span><text:span text:style-name="T1">, являющимся действительным для дополненного реестра </text:span><draw:frame draw:style-name="fr1" draw:name="Объект472" text:anchor-type="as-char" svg:width="0.3681in" svg:height="0.2043in" draw:z-index="472"><draw:object xlink:href="./Object 473" xlink:type="simple" xlink:show="embed" xlink:actuate="onLoad"/><draw:image xlink:href="./ObjectReplacements/Object 473" xlink:type="simple" xlink:show="embed" xlink:actuate="onLoad"/><svg:desc>формула</svg:desc></draw:frame><text:span text:style-name="T1">, и использует монету, соответствующую обязательству по порядковому номеру монеты </text:span><draw:frame draw:style-name="fr1" draw:name="Объект473" text:anchor-type="as-char" svg:width="0.0953in" svg:height="0.1839in" draw:z-index="473"><draw:object xlink:href="./Object 474" xlink:type="simple" xlink:show="embed" xlink:actuate="onLoad"/><draw:image xlink:href="./ObjectReplacements/Object 474" xlink:type="simple" xlink:show="embed" xlink:actuate="onLoad"/><svg:desc>формула</svg:desc></draw:frame><text:span text:style-name="T1">, которое можно восстановить по публичному адресу </text:span><draw:frame draw:style-name="fr1" draw:name="Объект474" text:anchor-type="as-char" svg:width="1.1752in" svg:height="0.2319in" draw:z-index="474"><draw:object xlink:href="./Object 475" xlink:type="simple" xlink:show="embed" xlink:actuate="onLoad"/><draw:image xlink:href="./ObjectReplacements/Object 475" xlink:type="simple" xlink:show="embed" xlink:actuate="onLoad"/><svg:desc>формула</svg:desc></draw:frame><text:span text:style-name="T1">.</text:span></text:p>
      <text:p text:style-name="P81"><text:span text:style-name="T1">Действительность обязательства Шаума-Педерсена, соответствующего этому входу транзакции </text:span><draw:frame draw:style-name="fr1" draw:name="Объект475" text:anchor-type="as-char" svg:width="0.3693in" svg:height="0.2091in" draw:z-index="475"><draw:object xlink:href="./Object 476" xlink:type="simple" xlink:show="embed" xlink:actuate="onLoad"/><draw:image xlink:href="./ObjectReplacements/Object 476" xlink:type="simple" xlink:show="embed" xlink:actuate="onLoad"/><svg:desc>формула</svg:desc></draw:frame><text:span text:style-name="T1"><text:s/>даёт нам выделенное представление </text:span><draw:frame draw:style-name="fr1" draw:name="Объект476" text:anchor-type="as-char" svg:width="1.2063in" svg:height="0.2075in" draw:z-index="476"><draw:object xlink:href="./Object 477" xlink:type="simple" xlink:show="embed" xlink:actuate="onLoad"/><draw:image xlink:href="./ObjectReplacements/Object 477" xlink:type="simple" xlink:show="embed" xlink:actuate="onLoad"/><svg:desc>формула</svg:desc></draw:frame><text:span text:style-name="T1">. Действительность соответствующего параллельного обязательства по одному из множества даёт нам обязательство по порядковому номеру </text:span><draw:frame draw:style-name="fr1" draw:name="Объект477" text:anchor-type="as-char" svg:width="0.0953in" svg:height="0.1839in" draw:z-index="477"><draw:object xlink:href="./Object 478" xlink:type="simple" xlink:show="embed" xlink:actuate="onLoad"/><draw:image xlink:href="./ObjectReplacements/Object 478" xlink:type="simple" xlink:show="embed" xlink:actuate="onLoad"/><svg:desc>формула</svg:desc></draw:frame><text:span text:style-name="T1"><text:s/>и такой результат выведения, что </text:span><draw:frame draw:style-name="fr1" draw:name="Объект478" text:anchor-type="as-char" svg:width="0.7161in" svg:height="0.2075in" draw:z-index="478"><draw:object xlink:href="./Object 479" xlink:type="simple" xlink:show="embed" xlink:actuate="onLoad"/><draw:image xlink:href="./ObjectReplacements/Object 479" xlink:type="simple" xlink:show="embed" xlink:actuate="onLoad"/><svg:desc>формула</svg:desc></draw:frame><text:span text:style-name="T1">, и таким образом </text:span><draw:frame draw:style-name="fr1" draw:name="Объект479" text:anchor-type="as-char" svg:width="1.5138in" svg:height="0.2181in" draw:z-index="479"><draw:object xlink:href="./Object 480" xlink:type="simple" xlink:show="embed" xlink:actuate="onLoad"/><draw:image xlink:href="./ObjectReplacements/Object 480" xlink:type="simple" xlink:show="embed" xlink:actuate="onLoad"/><svg:desc>формула</svg:desc></draw:frame><text:span text:style-name="T1">.</text:span></text:p>
      <text:p text:style-name="P81"><text:span text:style-name="T1">Теперь допустим, что </text:span><draw:frame draw:style-name="fr1" draw:name="Объект480" text:anchor-type="as-char" svg:width="0.5866in" svg:height="0.2319in" draw:z-index="480"><draw:object xlink:href="./Object 481" xlink:type="simple" xlink:show="embed" xlink:actuate="onLoad"/><draw:image xlink:href="./ObjectReplacements/Object 481" xlink:type="simple" xlink:show="embed" xlink:actuate="onLoad"/><svg:desc>формула</svg:desc></draw:frame><text:span text:style-name="T1"><text:s/>является секретным ключом, соответствующим адресу </text:span><draw:frame draw:style-name="fr1" draw:name="Объект481" text:anchor-type="as-char" svg:width="0.5366in" svg:height="0.2319in" draw:z-index="481"><draw:object xlink:href="./Object 482" xlink:type="simple" xlink:show="embed" xlink:actuate="onLoad"/><draw:image xlink:href="./ObjectReplacements/Object 482" xlink:type="simple" xlink:show="embed" xlink:actuate="onLoad"/><svg:desc>формула</svg:desc></draw:frame><text:span text:style-name="T1">. Поскольку в транзакции </text:span><draw:frame draw:style-name="fr1" draw:name="Объект482" text:anchor-type="as-char" svg:width="0.3693in" svg:height="0.2091in" draw:z-index="482"><draw:object xlink:href="./Object 483" xlink:type="simple" xlink:show="embed" xlink:actuate="onLoad"/><draw:image xlink:href="./ObjectReplacements/Object 483" xlink:type="simple" xlink:show="embed" xlink:actuate="onLoad"/><svg:desc>формула</svg:desc></draw:frame><text:span text:style-name="T1"><text:s/>используется монета, которую можно восстановить по этому адресу, обязательством по порядковому номеру для восстановленной монеты будет</text:span></text:p>
      <text:p text:style-name="P41"><draw:frame draw:style-name="fr1" draw:name="Объект483" text:anchor-type="as-char" svg:width="3.9484in" svg:height="0.2571in" draw:z-index="483"><draw:object xlink:href="./Object 484" xlink:type="simple" xlink:show="embed" xlink:actuate="onLoad"/><draw:image xlink:href="./ObjectReplacements/Object 484" xlink:type="simple" xlink:show="embed" xlink:actuate="onLoad"/><svg:desc>формула</svg:desc></draw:frame></text:p>
      <text:p text:style-name="P111"><text:span text:style-name="T1">для ключа восстановления </text:span><draw:frame draw:style-name="fr1" draw:name="Объект484" text:anchor-type="as-char" svg:width="0.1366in" svg:height="0.1839in" draw:z-index="484"><draw:object xlink:href="./Object 485" xlink:type="simple" xlink:show="embed" xlink:actuate="onLoad"/><draw:image xlink:href="./ObjectReplacements/Object 485" xlink:type="simple" xlink:show="embed" xlink:actuate="onLoad"/><svg:desc>формула</svg:desc></draw:frame><text:span text:style-name="T1">.</text:span></text:p>
      <text:p text:style-name="P81"><text:span text:style-name="T1">Поскольку схема обязательства является обязательной для реализации, мы должны получить </text:span><draw:frame draw:style-name="fr1" draw:name="Объект485" text:anchor-type="as-char" svg:width="0.3165in" svg:height="0.2075in" draw:z-index="485"><draw:object xlink:href="./Object 486" xlink:type="simple" xlink:show="embed" xlink:actuate="onLoad"/><draw:image xlink:href="./ObjectReplacements/Object 486" xlink:type="simple" xlink:show="embed" xlink:actuate="onLoad"/><svg:desc>формула</svg:desc></draw:frame><text:span text:style-name="T1">, что представляет собой противоречие, поскольку </text:span><draw:frame draw:style-name="fr1" draw:name="Объект486" text:anchor-type="as-char" svg:width="0.128in" svg:height="0.1839in" draw:z-index="486"><draw:object xlink:href="./Object 487" xlink:type="simple" xlink:show="embed" xlink:actuate="onLoad"/><draw:image xlink:href="./ObjectReplacements/Object 487" xlink:type="simple" xlink:show="embed" xlink:actuate="onLoad"/><svg:desc>формула</svg:desc></draw:frame><text:span text:style-name="T1"><text:s/>не может выделить этот дискретный логарифм на основе публичного адреса.</text:span></text:p>
      <text:p text:style-name="P82">Это делает наше доказательство полным.</text:p>
      <text:p text:style-name="P107">C.2<text:tab/>Отсутствие гибкости транзакции</text:p>
      <text:p text:style-name="P81"><text:span text:style-name="T1">Это свойство требует, чтобы никакой злоумышленник не смог в значительной степени изменить действительную транзакцию. В частности, отсутствие гибкости не позволяет злоумышленникам модифицировать транзакции честных пользователей путём изменения данных или перенаправления выходов действительных транзакций до того, как транзакция будет добавлена в реестр. Поскольку свойство отсутствия гибкости транзакций </text:span><text:span text:style-name="T3">Mint</text:span><text:span text:style-name="T1"> зависит от полномочий, предусмотренных правилами консенсуса или операциями базового уровня, нами рассматриваются транзакции </text:span><text:span text:style-name="T3">Spend</text:span><text:span text:style-name="T1">.</text:span></text:p>
      <text:p text:style-name="P81"><text:span text:style-name="T1">Это свойство формализовано при помощи экспериментальной игры </text:span><text:span text:style-name="T2">TR</text:span><text:span text:style-name="T5">-</text:span><text:span text:style-name="T2">NM</text:span><text:span text:style-name="T1">, в рамках которой злоумышленник </text:span><draw:frame draw:style-name="fr1" draw:name="Объект487" text:anchor-type="as-char" svg:width="0.128in" svg:height="0.1839in" draw:z-index="487"><draw:object xlink:href="./Object 488" xlink:type="simple" xlink:show="embed" xlink:actuate="onLoad"/><draw:image xlink:href="./ObjectReplacements/Object 488" xlink:type="simple" xlink:show="embed" xlink:actuate="onLoad"/><svg:desc>формула</svg:desc></draw:frame><text:span text:style-name="T1"><text:s/>адаптивно взаимодействует с оракулом </text:span><draw:frame draw:style-name="fr1" draw:name="Объект488" text:anchor-type="as-char" svg:width="0.3272in" svg:height="0.2075in" draw:z-index="488"><draw:object xlink:href="./Object 489" xlink:type="simple" xlink:show="embed" xlink:actuate="onLoad"/><draw:image xlink:href="./ObjectReplacements/Object 489" xlink:type="simple" xlink:show="embed" xlink:actuate="onLoad"/><svg:desc>формула</svg:desc></draw:frame><text:span text:style-name="T1">, а затем выдаёт транзакцию траты </text:span><draw:frame draw:style-name="fr1" draw:name="Объект489" text:anchor-type="as-char" svg:width="0.1563in" svg:height="0.2075in" draw:z-index="489"><draw:object xlink:href="./Object 490" xlink:type="simple" xlink:show="embed" xlink:actuate="onLoad"/><draw:image xlink:href="./ObjectReplacements/Object 490" xlink:type="simple" xlink:show="embed" xlink:actuate="onLoad"/><svg:desc>формула</svg:desc></draw:frame><text:span text:style-name="T1">. Если мы обозначим как </text:span><draw:frame draw:style-name="fr1" draw:name="Объект490" text:anchor-type="as-char" svg:width="0.111in" svg:height="0.1839in" draw:z-index="490"><draw:object xlink:href="./Object 491" xlink:type="simple" xlink:show="embed" xlink:actuate="onLoad"/><draw:image xlink:href="./ObjectReplacements/Object 491" xlink:type="simple" xlink:show="embed" xlink:actuate="onLoad"/><svg:desc>формула</svg:desc></draw:frame><text:span text:style-name="T1"><text:s/>набор всех транзакций, производимых путём запросов </text:span><text:span text:style-name="T3">Spend</text:span><text:span text:style-name="T1">, передаваемых </text:span><draw:frame draw:style-name="fr1" draw:name="Объект491" text:anchor-type="as-char" svg:width="0.3272in" svg:height="0.2075in" draw:z-index="491"><draw:object xlink:href="./Object 492" xlink:type="simple" xlink:show="embed" xlink:actuate="onLoad"/><draw:image xlink:href="./ObjectReplacements/Object 492" xlink:type="simple" xlink:show="embed" xlink:actuate="onLoad"/><svg:desc>формула</svg:desc></draw:frame><text:span text:style-name="T1">, а как </text:span><draw:frame draw:style-name="fr1" draw:name="Объект492" text:anchor-type="as-char" svg:width="0.1035in" svg:height="0.1839in" draw:z-index="492"><draw:object xlink:href="./Object 493" xlink:type="simple" xlink:show="embed" xlink:actuate="onLoad"/><draw:image xlink:href="./ObjectReplacements/Object 493" xlink:type="simple" xlink:show="embed" xlink:actuate="onLoad"/><svg:desc>формула</svg:desc></draw:frame><text:span text:style-name="T1"><text:s/>обозначим окончательный вариант реестра, </text:span><draw:frame draw:style-name="fr1" draw:name="Объект493" text:anchor-type="as-char" svg:width="0.128in" svg:height="0.1839in" draw:z-index="493"><draw:object xlink:href="./Object 494" xlink:type="simple" xlink:show="embed" xlink:actuate="onLoad"/><draw:image xlink:href="./ObjectReplacements/Object 494" xlink:type="simple" xlink:show="embed" xlink:actuate="onLoad"/><svg:desc>формула</svg:desc></draw:frame><text:span text:style-name="T1"><text:s/>победит в игре в том случае, если будет создана такая </text:span><draw:frame draw:style-name="fr1" draw:name="Объект494" text:anchor-type="as-char" svg:width="0.4138in" svg:height="0.1839in" draw:z-index="494"><draw:object xlink:href="./Object 495" xlink:type="simple" xlink:show="embed" xlink:actuate="onLoad"/><draw:image xlink:href="./ObjectReplacements/Object 495" xlink:type="simple" xlink:show="embed" xlink:actuate="onLoad"/><svg:desc>формула</svg:desc></draw:frame><text:span text:style-name="T1">, что:</text:span></text:p>
      <text:list xml:id="list2094713730" text:style-name="WWNum26">
        <text:list-item>
          <text:p text:style-name="P38"><draw:frame draw:style-name="fr1" draw:name="Объект495" text:anchor-type="as-char" svg:width="0.4118in" svg:height="0.2075in" draw:z-index="495"><draw:object xlink:href="./Object 496" xlink:type="simple" xlink:show="embed" xlink:actuate="onLoad"/><draw:image xlink:href="./ObjectReplacements/Object 496" xlink:type="simple" xlink:show="embed" xlink:actuate="onLoad"/><svg:desc>формула</svg:desc></draw:frame><text:span text:style-name="T1">;</text:span></text:p>
        </text:list-item>
        <text:list-item>
          <text:p text:style-name="P38"><draw:frame draw:style-name="fr1" draw:name="Объект496" text:anchor-type="as-char" svg:width="0.1563in" svg:height="0.2075in" draw:z-index="496"><draw:object xlink:href="./Object 497" xlink:type="simple" xlink:show="embed" xlink:actuate="onLoad"/><draw:image xlink:href="./ObjectReplacements/Object 497" xlink:type="simple" xlink:show="embed" xlink:actuate="onLoad"/><svg:desc>формула</svg:desc></draw:frame><text:span text:style-name="T11"><text:s/></text:span><text:span text:style-name="T1">будет раскрывать тот же тег, что и </text:span><draw:frame draw:style-name="fr1" draw:name="Объект497" text:anchor-type="as-char" svg:width="0.128in" svg:height="0.1839in" draw:z-index="497"><draw:object xlink:href="./Object 498" xlink:type="simple" xlink:show="embed" xlink:actuate="onLoad"/><draw:image xlink:href="./ObjectReplacements/Object 498" xlink:type="simple" xlink:show="embed" xlink:actuate="onLoad"/><svg:desc>формула</svg:desc></draw:frame><text:span text:style-name="T1">;</text:span></text:p>
        </text:list-item>
        <text:list-item>
          <text:p text:style-name="P38"><text:soft-page-break/><text:span text:style-name="T1">как </text:span><draw:frame draw:style-name="fr1" draw:name="Объект498" text:anchor-type="as-char" svg:width="0.1563in" svg:height="0.2075in" draw:z-index="498"><draw:object xlink:href="./Object 499" xlink:type="simple" xlink:show="embed" xlink:actuate="onLoad"/><draw:image xlink:href="./ObjectReplacements/Object 499" xlink:type="simple" xlink:show="embed" xlink:actuate="onLoad"/><svg:desc>формула</svg:desc></draw:frame><text:span text:style-name="T1">, так и </text:span><draw:frame draw:style-name="fr1" draw:name="Объект499" text:anchor-type="as-char" svg:width="0.128in" svg:height="0.1839in" draw:z-index="499"><draw:object xlink:href="./Object 500" xlink:type="simple" xlink:show="embed" xlink:actuate="onLoad"/><draw:image xlink:href="./ObjectReplacements/Object 500" xlink:type="simple" xlink:show="embed" xlink:actuate="onLoad"/><svg:desc>формула</svg:desc></draw:frame><text:span text:style-name="T1"><text:s/>будут действительными транзакциями относительно реестра </text:span><draw:frame draw:style-name="fr1" draw:name="Объект500" text:anchor-type="as-char" svg:width="0.1311in" svg:height="0.2075in" draw:z-index="500"><draw:object xlink:href="./Object 501" xlink:type="simple" xlink:show="embed" xlink:actuate="onLoad"/><draw:image xlink:href="./ObjectReplacements/Object 501" xlink:type="simple" xlink:show="embed" xlink:actuate="onLoad"/><svg:desc>формула</svg:desc></draw:frame><text:span text:style-name="T1">, содержащего все транзакции, предшествующие </text:span><draw:frame draw:style-name="fr1" draw:name="Объект501" text:anchor-type="as-char" svg:width="0.128in" svg:height="0.1839in" draw:z-index="501"><draw:object xlink:href="./Object 502" xlink:type="simple" xlink:show="embed" xlink:actuate="onLoad"/><draw:image xlink:href="./ObjectReplacements/Object 502" xlink:type="simple" xlink:show="embed" xlink:actuate="onLoad"/><svg:desc>формула</svg:desc></draw:frame><text:span text:style-name="T1"><text:s/>из </text:span><draw:frame draw:style-name="fr1" draw:name="Объект502" text:anchor-type="as-char" svg:width="0.1035in" svg:height="0.1839in" draw:z-index="502"><draw:object xlink:href="./Object 503" xlink:type="simple" xlink:show="embed" xlink:actuate="onLoad"/><draw:image xlink:href="./ObjectReplacements/Object 503" xlink:type="simple" xlink:show="embed" xlink:actuate="onLoad"/><svg:desc>формула</svg:desc></draw:frame><text:span text:style-name="T1">.</text:span></text:p>
        </text:list-item>
      </text:list>
      <text:p text:style-name="P81"><text:span text:style-name="T1">Мы можем утверждать, что </text:span><text:span text:style-name="T3">DAP</text:span><text:span text:style-name="T1">-схема </text:span><draw:frame draw:style-name="fr1" draw:name="Объект503" text:anchor-type="as-char" svg:width="0.1465in" svg:height="0.1839in" draw:z-index="503"><draw:object xlink:href="./Object 504" xlink:type="simple" xlink:show="embed" xlink:actuate="onLoad"/><draw:image xlink:href="./ObjectReplacements/Object 504" xlink:type="simple" xlink:show="embed" xlink:actuate="onLoad"/><svg:desc>формула</svg:desc></draw:frame><text:span text:style-name="T1"><text:s/>является безопасной в рамках </text:span><text:span text:style-name="T2">TR</text:span><text:span text:style-name="T5">-</text:span><text:span text:style-name="T2">NM</text:span><text:span text:style-name="T1">, если злоумышленник </text:span><draw:frame draw:style-name="fr1" draw:name="Объект504" text:anchor-type="as-char" svg:width="0.128in" svg:height="0.1839in" draw:z-index="504"><draw:object xlink:href="./Object 505" xlink:type="simple" xlink:show="embed" xlink:actuate="onLoad"/><draw:image xlink:href="./ObjectReplacements/Object 505" xlink:type="simple" xlink:show="embed" xlink:actuate="onLoad"/><svg:desc>формула</svg:desc></draw:frame><text:span text:style-name="T1"><text:s/>может победить в игре </text:span><text:span text:style-name="T2">TR</text:span><text:span text:style-name="T5">-</text:span><text:span text:style-name="T2">NM</text:span><text:span text:style-name="T1"> лишь с незначительной вероятностью:</text:span></text:p>
      <text:p text:style-name="P41"><draw:frame draw:style-name="fr1" draw:name="Объект505" text:anchor-type="as-char" svg:width="2.3827in" svg:height="0.2252in" draw:z-index="505"><draw:object xlink:href="./Object 506" xlink:type="simple" xlink:show="embed" xlink:actuate="onLoad"/><draw:image xlink:href="./ObjectReplacements/Object 506" xlink:type="simple" xlink:show="embed" xlink:actuate="onLoad"/><svg:desc>формула</svg:desc></draw:frame></text:p>
      <text:p text:style-name="P86"><text:span text:style-name="T1">Допустим, </text:span><draw:frame draw:style-name="fr1" draw:name="Объект506" text:anchor-type="as-char" svg:width="0.111in" svg:height="0.1839in" draw:z-index="506"><draw:object xlink:href="./Object 507" xlink:type="simple" xlink:show="embed" xlink:actuate="onLoad"/><draw:image xlink:href="./ObjectReplacements/Object 507" xlink:type="simple" xlink:show="embed" xlink:actuate="onLoad"/><svg:desc>формула</svg:desc></draw:frame><text:span text:style-name="T1"><text:s/>является набором всех транзакций </text:span><draw:frame draw:style-name="fr1" draw:name="Объект507" text:anchor-type="as-char" svg:width="0.3693in" svg:height="0.2091in" draw:z-index="507"><draw:object xlink:href="./Object 508" xlink:type="simple" xlink:show="embed" xlink:actuate="onLoad"/><draw:image xlink:href="./ObjectReplacements/Object 508" xlink:type="simple" xlink:show="embed" xlink:actuate="onLoad"/><svg:desc>формула</svg:desc></draw:frame><text:span text:style-name="T1">, сгенерированных </text:span><draw:frame draw:style-name="fr1" draw:name="Объект508" text:anchor-type="as-char" svg:width="0.3272in" svg:height="0.2075in" draw:z-index="508"><draw:object xlink:href="./Object 509" xlink:type="simple" xlink:show="embed" xlink:actuate="onLoad"/><draw:image xlink:href="./ObjectReplacements/Object 509" xlink:type="simple" xlink:show="embed" xlink:actuate="onLoad"/><svg:desc>формула</svg:desc></draw:frame><text:span text:style-name="T1"><text:s/>в ответ на запросы </text:span><text:span text:style-name="T3">Spend</text:span><text:span text:style-name="T1">. Поскольку эти транзакции генерируются только при помощи таких запросов, передаваемых оракулу, </text:span><draw:frame draw:style-name="fr1" draw:name="Объект509" text:anchor-type="as-char" svg:width="0.128in" svg:height="0.1839in" draw:z-index="509"><draw:object xlink:href="./Object 510" xlink:type="simple" xlink:show="embed" xlink:actuate="onLoad"/><draw:image xlink:href="./ObjectReplacements/Object 510" xlink:type="simple" xlink:show="embed" xlink:actuate="onLoad"/><svg:desc>формула</svg:desc></draw:frame><text:span text:style-name="T1"><text:s/>не может узнать каких-либо секретных данных, используемых для создания этих транзакций.</text:span></text:p>
      <text:p text:style-name="P81"><text:span text:style-name="T11">Доказательство</text:span><text:span text:style-name="T1">. Предположим, что вероятность того, что </text:span><draw:frame draw:style-name="fr1" draw:name="Объект510" text:anchor-type="as-char" svg:width="0.128in" svg:height="0.1839in" draw:z-index="510"><draw:object xlink:href="./Object 511" xlink:type="simple" xlink:show="embed" xlink:actuate="onLoad"/><draw:image xlink:href="./ObjectReplacements/Object 511" xlink:type="simple" xlink:show="embed" xlink:actuate="onLoad"/><svg:desc>формула</svg:desc></draw:frame><text:span text:style-name="T1"><text:s/>победит в игре, не является ничтожно малой. То есть, при этом </text:span><draw:frame draw:style-name="fr1" draw:name="Объект511" text:anchor-type="as-char" svg:width="0.128in" svg:height="0.1839in" draw:z-index="511"><draw:object xlink:href="./Object 512" xlink:type="simple" xlink:show="embed" xlink:actuate="onLoad"/><draw:image xlink:href="./ObjectReplacements/Object 512" xlink:type="simple" xlink:show="embed" xlink:actuate="onLoad"/><svg:desc>формула</svg:desc></draw:frame><text:span text:style-name="T1"><text:s/>создаст транзакцию </text:span><draw:frame draw:style-name="fr1" draw:name="Объект512" text:anchor-type="as-char" svg:width="0.1563in" svg:height="0.2075in" draw:z-index="512"><draw:object xlink:href="./Object 513" xlink:type="simple" xlink:show="embed" xlink:actuate="onLoad"/><draw:image xlink:href="./ObjectReplacements/Object 513" xlink:type="simple" xlink:show="embed" xlink:actuate="onLoad"/><svg:desc>формула</svg:desc></draw:frame><text:span text:style-name="T1">, раскрывающую тег </text:span><draw:frame draw:style-name="fr1" draw:name="Объект513" text:anchor-type="as-char" svg:width="0.111in" svg:height="0.1839in" draw:z-index="513"><draw:object xlink:href="./Object 514" xlink:type="simple" xlink:show="embed" xlink:actuate="onLoad"/><draw:image xlink:href="./ObjectReplacements/Object 514" xlink:type="simple" xlink:show="embed" xlink:actuate="onLoad"/><svg:desc>формула</svg:desc></draw:frame><text:span text:style-name="T1">, который также раскрывается в транзакции </text:span><draw:frame draw:style-name="fr1" draw:name="Объект514" text:anchor-type="as-char" svg:width="0.128in" svg:height="0.1839in" draw:z-index="514"><draw:object xlink:href="./Object 515" xlink:type="simple" xlink:show="embed" xlink:actuate="onLoad"/><draw:image xlink:href="./ObjectReplacements/Object 515" xlink:type="simple" xlink:show="embed" xlink:actuate="onLoad"/><svg:desc>формула</svg:desc></draw:frame><text:span text:style-name="T1">. Без ущерба для общности предположим, что в каждой транзакции используется одна монета.</text:span></text:p>
      <text:p text:style-name="P81"><text:span text:style-name="T1">Отметим, что действительная транзакция </text:span><text:span text:style-name="T3">Spend</text:span><text:span text:style-name="T1"> связывает все элементы транзакции, за исключением модифицированных доказательств Шаума-Педерсена, посредством хеша </text:span><draw:frame draw:style-name="fr1" draw:name="Объект515" text:anchor-type="as-char" svg:width="0.3299in" svg:height="0.2091in" draw:z-index="515"><draw:object xlink:href="./Object 516" xlink:type="simple" xlink:show="embed" xlink:actuate="onLoad"/><draw:image xlink:href="./ObjectReplacements/Object 516" xlink:type="simple" xlink:show="embed" xlink:actuate="onLoad"/><svg:desc>формула</svg:desc></draw:frame><text:span text:style-name="T1"><text:s/>и транскриптов доказательства. Следовательно, чтобы создать действительную транзакцию </text:span><draw:frame draw:style-name="fr1" draw:name="Объект516" text:anchor-type="as-char" svg:width="0.4118in" svg:height="0.2075in" draw:z-index="516"><draw:object xlink:href="./Object 517" xlink:type="simple" xlink:show="embed" xlink:actuate="onLoad"/><draw:image xlink:href="./ObjectReplacements/Object 517" xlink:type="simple" xlink:show="embed" xlink:actuate="onLoad"/><svg:desc>формула</svg:desc></draw:frame><text:span text:style-name="T1">, существует два пути:</text:span></text:p>
      <text:list xml:id="list30651354047071" text:continue-numbering="true" text:style-name="WWNum26">
        <text:list-item>
          <text:p text:style-name="P38"><text:span text:style-name="T1">модифицированные доказательства Шаума-Педерсена должны быть идентичными, но </text:span><draw:frame draw:style-name="fr1" draw:name="Объект517" text:anchor-type="as-char" svg:width="0.1563in" svg:height="0.2075in" draw:z-index="517"><draw:object xlink:href="./Object 518" xlink:type="simple" xlink:show="embed" xlink:actuate="onLoad"/><draw:image xlink:href="./ObjectReplacements/Object 518" xlink:type="simple" xlink:show="embed" xlink:actuate="onLoad"/><svg:desc>формула</svg:desc></draw:frame><text:span text:style-name="T1"><text:s/>и </text:span><draw:frame draw:style-name="fr1" draw:name="Объект518" text:anchor-type="as-char" svg:width="0.128in" svg:height="0.1839in" draw:z-index="518"><draw:object xlink:href="./Object 519" xlink:type="simple" xlink:show="embed" xlink:actuate="onLoad"/><draw:image xlink:href="./ObjectReplacements/Object 519" xlink:type="simple" xlink:show="embed" xlink:actuate="onLoad"/><svg:desc>формула</svg:desc></draw:frame><text:span text:style-name="T1"><text:s/>будут отличаться другим элементом в структуре транзакции;</text:span></text:p>
        </text:list-item>
        <text:list-item>
          <text:p text:style-name="P38"><text:span text:style-name="T1">модифицированное доказательство Шаума-Педерсена в транзакции </text:span><draw:frame draw:style-name="fr1" draw:name="Объект519" text:anchor-type="as-char" svg:width="0.1563in" svg:height="0.2075in" draw:z-index="519"><draw:object xlink:href="./Object 520" xlink:type="simple" xlink:show="embed" xlink:actuate="onLoad"/><draw:image xlink:href="./ObjectReplacements/Object 520" xlink:type="simple" xlink:show="embed" xlink:actuate="onLoad"/><svg:desc>формула</svg:desc></draw:frame><text:span text:style-name="T1"><text:s/>будет отличаться от доказательства в </text:span><draw:frame draw:style-name="fr1" draw:name="Объект520" text:anchor-type="as-char" svg:width="0.128in" svg:height="0.1839in" draw:z-index="520"><draw:object xlink:href="./Object 521" xlink:type="simple" xlink:show="embed" xlink:actuate="onLoad"/><draw:image xlink:href="./ObjectReplacements/Object 521" xlink:type="simple" xlink:show="embed" xlink:actuate="onLoad"/><svg:desc>формула</svg:desc></draw:frame><text:span text:style-name="T1">.</text:span></text:p>
        </text:list-item>
      </text:list>
      <text:p text:style-name="P81"><text:span text:style-name="T1">В первом случае, по крайней мере, один вход связующего хеша </text:span><draw:frame draw:style-name="fr1" draw:name="Объект521" text:anchor-type="as-char" svg:width="0.3299in" svg:height="0.2091in" draw:z-index="521"><draw:object xlink:href="./Object 522" xlink:type="simple" xlink:show="embed" xlink:actuate="onLoad"/><draw:image xlink:href="./ObjectReplacements/Object 522" xlink:type="simple" xlink:show="embed" xlink:actuate="onLoad"/><svg:desc>формула</svg:desc></draw:frame><text:span text:style-name="T1">, используемый для инициализации транскриптов доказательства Шаума-Педерсена, должен отличаться между доказательствами. Поскольку мы моделируем эту хеш-функцию как случайный оракул, и результаты будут отличаться за исключением ничтожной вероятности, что является противоречием, так как полученные структуры доказательств должны быть идентичными.</text:span></text:p>
      <text:p text:style-name="P81"><text:span text:style-name="T1">Во втором случае предположим, что модифицированное доказательство Шаума-Педерсена </text:span><draw:frame draw:style-name="fr1" draw:name="Объект522" text:anchor-type="as-char" svg:width="0.4154in" svg:height="0.2327in" draw:z-index="522"><draw:object xlink:href="./Object 523" xlink:type="simple" xlink:show="embed" xlink:actuate="onLoad"/><draw:image xlink:href="./ObjectReplacements/Object 523" xlink:type="simple" xlink:show="embed" xlink:actuate="onLoad"/><svg:desc>формула</svg:desc></draw:frame><text:span text:style-name="T1">, которое содержится в транзакции </text:span><draw:frame draw:style-name="fr1" draw:name="Объект523" text:anchor-type="as-char" svg:width="0.1563in" svg:height="0.2075in" draw:z-index="523"><draw:object xlink:href="./Object 524" xlink:type="simple" xlink:show="embed" xlink:actuate="onLoad"/><draw:image xlink:href="./ObjectReplacements/Object 524" xlink:type="simple" xlink:show="embed" xlink:actuate="onLoad"/><svg:desc>формула</svg:desc></draw:frame><text:span text:style-name="T1">, даёт нам выделение </text:span><draw:frame draw:style-name="fr1" draw:name="Объект524" text:anchor-type="as-char" svg:width="0.6in" svg:height="0.2307in" draw:z-index="524"><draw:object xlink:href="./Object 525" xlink:type="simple" xlink:show="embed" xlink:actuate="onLoad"/><draw:image xlink:href="./ObjectReplacements/Object 525" xlink:type="simple" xlink:show="embed" xlink:actuate="onLoad"/><svg:desc>формула</svg:desc></draw:frame><text:span text:style-name="T1">, и что доказательство </text:span><draw:frame draw:style-name="fr1" draw:name="Объект525" text:anchor-type="as-char" svg:width="0.4154in" svg:height="0.2091in" draw:z-index="525"><draw:object xlink:href="./Object 526" xlink:type="simple" xlink:show="embed" xlink:actuate="onLoad"/><draw:image xlink:href="./ObjectReplacements/Object 526" xlink:type="simple" xlink:show="embed" xlink:actuate="onLoad"/><svg:desc>формула</svg:desc></draw:frame><text:span text:style-name="T1">, которое содержится в транзакции </text:span><draw:frame draw:style-name="fr1" draw:name="Объект526" text:anchor-type="as-char" svg:width="0.128in" svg:height="0.1839in" draw:z-index="526"><draw:object xlink:href="./Object 527" xlink:type="simple" xlink:show="embed" xlink:actuate="onLoad"/><draw:image xlink:href="./ObjectReplacements/Object 527" xlink:type="simple" xlink:show="embed" xlink:actuate="onLoad"/><svg:desc>формула</svg:desc></draw:frame><text:span text:style-name="T1">, даёт нам </text:span><draw:frame draw:style-name="fr1" draw:name="Объект527" text:anchor-type="as-char" svg:width="0.5075in" svg:height="0.2043in" draw:z-index="527"><draw:object xlink:href="./Object 528" xlink:type="simple" xlink:show="embed" xlink:actuate="onLoad"/><draw:image xlink:href="./ObjectReplacements/Object 528" xlink:type="simple" xlink:show="embed" xlink:actuate="onLoad"/><svg:desc>формула</svg:desc></draw:frame><text:span text:style-name="T1">. Поскольку соответствующие теги будут идентичными, получаем </text:span><draw:frame draw:style-name="fr1" draw:name="Объект528" text:anchor-type="as-char" svg:width="0.3154in" svg:height="0.2075in" draw:z-index="528"><draw:object xlink:href="./Object 529" xlink:type="simple" xlink:show="embed" xlink:actuate="onLoad"/><draw:image xlink:href="./ObjectReplacements/Object 529" xlink:type="simple" xlink:show="embed" xlink:actuate="onLoad"/><svg:desc>формула</svg:desc></draw:frame><text:span text:style-name="T1"><text:s/>и </text:span><draw:frame draw:style-name="fr1" draw:name="Объект529" text:anchor-type="as-char" svg:width="0.3165in" svg:height="0.2075in" draw:z-index="529"><draw:object xlink:href="./Object 530" xlink:type="simple" xlink:show="embed" xlink:actuate="onLoad"/><draw:image xlink:href="./ObjectReplacements/Object 530" xlink:type="simple" xlink:show="embed" xlink:actuate="onLoad"/><svg:desc>формула</svg:desc></draw:frame><text:span text:style-name="T1">. Любое обязательство по порядковому номеру </text:span><draw:frame draw:style-name="fr1" draw:name="Объект530" text:anchor-type="as-char" svg:width="0.0953in" svg:height="0.1839in" draw:z-index="530"><draw:object xlink:href="./Object 531" xlink:type="simple" xlink:show="embed" xlink:actuate="onLoad"/><draw:image xlink:href="./ObjectReplacements/Object 531" xlink:type="simple" xlink:show="embed" xlink:actuate="onLoad"/><svg:desc>формула</svg:desc></draw:frame><text:span text:style-name="T1"><text:s/>с частичным раскрытием </text:span><draw:frame draw:style-name="fr1" draw:name="Объект531" text:anchor-type="as-char" svg:width="0.0764in" svg:height="0.1319in" draw:z-index="531"><draw:object xlink:href="./Object 532" xlink:type="simple" xlink:show="embed" xlink:actuate="onLoad"/><draw:image xlink:href="./ObjectReplacements/Object 532" xlink:type="simple" xlink:show="embed" xlink:actuate="onLoad"/><svg:desc>формула</svg:desc></draw:frame><text:span text:style-name="T1">, используемое в транзакции </text:span><draw:frame draw:style-name="fr1" draw:name="Объект532" text:anchor-type="as-char" svg:width="0.128in" svg:height="0.1839in" draw:z-index="532"><draw:object xlink:href="./Object 533" xlink:type="simple" xlink:show="embed" xlink:actuate="onLoad"/><draw:image xlink:href="./ObjectReplacements/Object 533" xlink:type="simple" xlink:show="embed" xlink:actuate="onLoad"/><svg:desc>формула</svg:desc></draw:frame><text:span text:style-name="T1">, генерируется таким образом, что </text:span><draw:frame draw:style-name="fr1" draw:name="Объект533" text:anchor-type="as-char" svg:width="0.0752in" svg:height="0.1839in" draw:z-index="533"><draw:object xlink:href="./Object 534" xlink:type="simple" xlink:show="embed" xlink:actuate="onLoad"/><draw:image xlink:href="./ObjectReplacements/Object 534" xlink:type="simple" xlink:show="embed" xlink:actuate="onLoad"/><svg:desc>формула</svg:desc></draw:frame><text:span text:style-name="T1"><text:s/>является компонентом ключа траты контролирующего публичного адреса </text:span><draw:frame draw:style-name="fr1" draw:name="Объект534" text:anchor-type="as-char" svg:width="0.5366in" svg:height="0.2319in" draw:z-index="534"><draw:object xlink:href="./Object 535" xlink:type="simple" xlink:show="embed" xlink:actuate="onLoad"/><draw:image xlink:href="./ObjectReplacements/Object 535" xlink:type="simple" xlink:show="embed" xlink:actuate="onLoad"/><svg:desc>формула</svg:desc></draw:frame><text:span text:style-name="T1">. Поскольку злоумышленник </text:span><draw:frame draw:style-name="fr1" draw:name="Объект535" text:anchor-type="as-char" svg:width="0.128in" svg:height="0.1839in" draw:z-index="535"><draw:object xlink:href="./Object 536" xlink:type="simple" xlink:show="embed" xlink:actuate="onLoad"/><draw:image xlink:href="./ObjectReplacements/Object 536" xlink:type="simple" xlink:show="embed" xlink:actuate="onLoad"/><svg:desc>формула</svg:desc></draw:frame><text:span text:style-name="T1"><text:s/>не контролирует данный адрес, он не может получить </text:span><draw:frame draw:style-name="fr1" draw:name="Объект536" text:anchor-type="as-char" svg:width="0.0752in" svg:height="0.1839in" draw:z-index="536"><draw:object xlink:href="./Object 537" xlink:type="simple" xlink:show="embed" xlink:actuate="onLoad"/><draw:image xlink:href="./ObjectReplacements/Object 537" xlink:type="simple" xlink:show="embed" xlink:actuate="onLoad"/><svg:desc>формула</svg:desc></draw:frame><text:span text:style-name="T1">, не выделив его из </text:span><draw:frame draw:style-name="fr1" draw:name="Объект537" text:anchor-type="as-char" svg:width="0.0953in" svg:height="0.1839in" draw:z-index="537"><draw:object xlink:href="./Object 538" xlink:type="simple" xlink:show="embed" xlink:actuate="onLoad"/><draw:image xlink:href="./ObjectReplacements/Object 538" xlink:type="simple" xlink:show="embed" xlink:actuate="onLoad"/><svg:desc>формула</svg:desc></draw:frame><text:span text:style-name="T1"><text:s/>или из </text:span><draw:frame draw:style-name="fr1" draw:name="Объект538" text:anchor-type="as-char" svg:width="0.5366in" svg:height="0.2319in" draw:z-index="538"><draw:object xlink:href="./Object 539" xlink:type="simple" xlink:show="embed" xlink:actuate="onLoad"/><draw:image xlink:href="./ObjectReplacements/Object 539" xlink:type="simple" xlink:show="embed" xlink:actuate="onLoad"/><svg:desc>формула</svg:desc></draw:frame><text:span text:style-name="T1">, что означает наличие не являющегося ничтожно малым преимущества с точки зрения получения дискретного логарифма, то есть, противоречие.</text:span></text:p>
      <text:p text:style-name="P107">C.3<text:tab/>Неразличимость данных реестра</text:p>
      <text:p text:style-name="P81"><text:span text:style-name="T1">Это свойство подразумевает, что никакой злоумышленник </text:span><draw:frame draw:style-name="fr1" draw:name="Объект539" text:anchor-type="as-char" svg:width="0.128in" svg:height="0.1839in" draw:z-index="539"><draw:object xlink:href="./Object 540" xlink:type="simple" xlink:show="embed" xlink:actuate="onLoad"/><draw:image xlink:href="./ObjectReplacements/Object 540" xlink:type="simple" xlink:show="embed" xlink:actuate="onLoad"/><svg:desc>формула</svg:desc></draw:frame><text:span text:style-name="T1"><text:s/>не может получить из реестра какой-либо информации за исключением той, что уже была публично раскрыта, даже если он может повлиять на выполнение операций с действительным реестром честными пользователями.</text:span></text:p>
      <text:p text:style-name="P81"><text:span text:style-name="T1">Свойство неразличимости данных реестра формализовано при помощи экспериментальной игры </text:span><text:span text:style-name="T2">L</text:span><text:span text:style-name="T5">-</text:span><text:span text:style-name="T2">IND</text:span><text:span text:style-name="T1">, в которой участвуют злоумышленник </text:span><draw:frame draw:style-name="fr1" draw:name="Объект540" text:anchor-type="as-char" svg:width="0.128in" svg:height="0.1839in" draw:z-index="540"><draw:object xlink:href="./Object 541" xlink:type="simple" xlink:show="embed" xlink:actuate="onLoad"/><draw:image xlink:href="./ObjectReplacements/Object 541" xlink:type="simple" xlink:show="embed" xlink:actuate="onLoad"/><svg:desc>формула</svg:desc></draw:frame><text:span text:style-name="T1"><text:s/>и запросчик </text:span><draw:frame draw:style-name="fr1" draw:name="Объект541" text:anchor-type="as-char" svg:width="0.1209in" svg:height="0.1839in" draw:z-index="541"><draw:object xlink:href="./Object 542" xlink:type="simple" xlink:show="embed" xlink:actuate="onLoad"/><draw:image xlink:href="./ObjectReplacements/Object 542" xlink:type="simple" xlink:show="embed" xlink:actuate="onLoad"/><svg:desc>формула</svg:desc></draw:frame><text:span text:style-name="T1">, и которая заканчивается получением двоичного выхода </text:span><draw:frame draw:style-name="fr1" draw:name="Объект542" text:anchor-type="as-char" svg:width="0.1165in" svg:height="0.2075in" draw:z-index="542"><draw:object xlink:href="./Object 543" xlink:type="simple" xlink:show="embed" xlink:actuate="onLoad"/><draw:image xlink:href="./ObjectReplacements/Object 543" xlink:type="simple" xlink:show="embed" xlink:actuate="onLoad"/><svg:desc>формула</svg:desc></draw:frame><text:span text:style-name="T1"><text:s/>злоумышленником </text:span><draw:frame draw:style-name="fr1" draw:name="Объект543" text:anchor-type="as-char" svg:width="0.128in" svg:height="0.1839in" draw:z-index="543"><draw:object xlink:href="./Object 544" xlink:type="simple" xlink:show="embed" xlink:actuate="onLoad"/><draw:image xlink:href="./ObjectReplacements/Object 544" xlink:type="simple" xlink:show="embed" xlink:actuate="onLoad"/><svg:desc>формула</svg:desc></draw:frame><text:span text:style-name="T1">. В начале эксперимента </text:span><draw:frame draw:style-name="fr1" draw:name="Объект544" text:anchor-type="as-char" svg:width="0.1209in" svg:height="0.1839in" draw:z-index="544"><draw:object xlink:href="./Object 545" xlink:type="simple" xlink:show="embed" xlink:actuate="onLoad"/><draw:image xlink:href="./ObjectReplacements/Object 545" xlink:type="simple" xlink:show="embed" xlink:actuate="onLoad"/><svg:desc>формула</svg:desc></draw:frame><text:span text:style-name="T1"><text:s/>выбирает </text:span><draw:frame draw:style-name="fr1" draw:name="Объект545" text:anchor-type="as-char" svg:width="1.0256in" svg:height="0.2307in" draw:z-index="545"><draw:object xlink:href="./Object 546" xlink:type="simple" xlink:show="embed" xlink:actuate="onLoad"/><draw:image xlink:href="./ObjectReplacements/Object 546" xlink:type="simple" xlink:show="embed" xlink:actuate="onLoad"/><svg:desc>формула</svg:desc></draw:frame><text:span text:style-name="T1"><text:s/>и отправляет параметры </text:span><draw:frame draw:style-name="fr1" draw:name="Объект546" text:anchor-type="as-char" svg:width="0.128in" svg:height="0.1839in" draw:z-index="546"><draw:object xlink:href="./Object 547" xlink:type="simple" xlink:show="embed" xlink:actuate="onLoad"/><draw:image xlink:href="./ObjectReplacements/Object 547" xlink:type="simple" xlink:show="embed" xlink:actuate="onLoad"/><svg:desc>формула</svg:desc></draw:frame><text:span text:style-name="T1">. Затем он выбирает </text:span><text:soft-page-break/><text:span text:style-name="T1">случайный бит </text:span><draw:frame draw:style-name="fr1" draw:name="Объект547" text:anchor-type="as-char" svg:width="0.6154in" svg:height="0.2043in" draw:z-index="547"><draw:object xlink:href="./Object 548" xlink:type="simple" xlink:show="embed" xlink:actuate="onLoad"/><draw:image xlink:href="./ObjectReplacements/Object 548" xlink:type="simple" xlink:show="embed" xlink:actuate="onLoad"/><svg:desc>формула</svg:desc></draw:frame><text:span text:style-name="T1"><text:s/>и запускает два отдельных оракула </text:span><text:span text:style-name="T3">DAP</text:span><text:span text:style-name="T1"> </text:span><draw:frame draw:style-name="fr1" draw:name="Объект548" text:anchor-type="as-char" svg:width="0.3272in" svg:height="0.2327in" draw:z-index="548"><draw:object xlink:href="./Object 549" xlink:type="simple" xlink:show="embed" xlink:actuate="onLoad"/><draw:image xlink:href="./ObjectReplacements/Object 549" xlink:type="simple" xlink:show="embed" xlink:actuate="onLoad"/><svg:desc>формула</svg:desc></draw:frame><text:span text:style-name="T1"><text:s/>и </text:span><draw:frame draw:style-name="fr1" draw:name="Объект549" text:anchor-type="as-char" svg:width="0.3272in" svg:height="0.2327in" draw:z-index="549"><draw:object xlink:href="./Object 550" xlink:type="simple" xlink:show="embed" xlink:actuate="onLoad"/><draw:image xlink:href="./ObjectReplacements/Object 550" xlink:type="simple" xlink:show="embed" xlink:actuate="onLoad"/><svg:desc>формула</svg:desc></draw:frame><text:span text:style-name="T1">, каждый из которых имеет собственный отдельный реестр и своё внутреннее состояние. При выполнении каждого последующего шага эксперимента:</text:span></text:p>
      <text:list xml:id="list2260467799" text:style-name="WWNum27">
        <text:list-item>
          <text:p text:style-name="P39"><draw:frame draw:style-name="fr1" draw:name="Объект550" text:anchor-type="as-char" svg:width="0.1209in" svg:height="0.1839in" draw:z-index="550"><draw:object xlink:href="./Object 551" xlink:type="simple" xlink:show="embed" xlink:actuate="onLoad"/><draw:image xlink:href="./ObjectReplacements/Object 551" xlink:type="simple" xlink:show="embed" xlink:actuate="onLoad"/><svg:desc>формула</svg:desc></draw:frame><text:span text:style-name="T11"><text:s/></text:span><text:span text:style-name="T1">предлагает </text:span><draw:frame draw:style-name="fr1" draw:name="Объект551" text:anchor-type="as-char" svg:width="0.128in" svg:height="0.1839in" draw:z-index="551"><draw:object xlink:href="./Object 552" xlink:type="simple" xlink:show="embed" xlink:actuate="onLoad"/><draw:image xlink:href="./ObjectReplacements/Object 552" xlink:type="simple" xlink:show="embed" xlink:actuate="onLoad"/><svg:desc>формула</svg:desc></draw:frame><text:span text:style-name="T1"><text:s/>два реестра </text:span><draw:frame draw:style-name="fr1" draw:name="Объект552" text:anchor-type="as-char" svg:width="0.0764in" svg:height="0.1319in" draw:z-index="552"><draw:object xlink:href="./Object 553" xlink:type="simple" xlink:show="embed" xlink:actuate="onLoad"/><draw:image xlink:href="./ObjectReplacements/Object 553" xlink:type="simple" xlink:show="embed" xlink:actuate="onLoad"/><svg:desc>формула</svg:desc></draw:frame><text:span text:style-name="T1">, где </text:span><draw:frame draw:style-name="fr1" draw:name="Объект553" text:anchor-type="as-char" svg:width="0.1571in" svg:height="0.2091in" draw:z-index="553"><draw:object xlink:href="./Object 554" xlink:type="simple" xlink:show="embed" xlink:actuate="onLoad"/><draw:image xlink:href="./ObjectReplacements/Object 554" xlink:type="simple" xlink:show="embed" xlink:actuate="onLoad"/><svg:desc>формула</svg:desc></draw:frame><text:span text:style-name="T1"><text:s/>и </text:span><draw:frame draw:style-name="fr1" draw:name="Объект554" text:anchor-type="as-char" svg:width="0.2902in" svg:height="0.2091in" draw:z-index="554"><draw:object xlink:href="./Object 555" xlink:type="simple" xlink:show="embed" xlink:actuate="onLoad"/><draw:image xlink:href="./ObjectReplacements/Object 555" xlink:type="simple" xlink:show="embed" xlink:actuate="onLoad"/><svg:desc>формула</svg:desc></draw:frame><text:span text:style-name="T1"><text:s/>являются текущими реестрами оракулов </text:span><draw:frame draw:style-name="fr1" draw:name="Объект555" text:anchor-type="as-char" svg:width="0.3272in" svg:height="0.2327in" draw:z-index="555"><draw:object xlink:href="./Object 556" xlink:type="simple" xlink:show="embed" xlink:actuate="onLoad"/><draw:image xlink:href="./ObjectReplacements/Object 556" xlink:type="simple" xlink:show="embed" xlink:actuate="onLoad"/><svg:desc>формула</svg:desc></draw:frame><text:span text:style-name="T1"><text:s/>и </text:span><draw:frame draw:style-name="fr1" draw:name="Объект556" text:anchor-type="as-char" svg:width="0.3272in" svg:height="0.2327in" draw:z-index="556"><draw:object xlink:href="./Object 557" xlink:type="simple" xlink:show="embed" xlink:actuate="onLoad"/><draw:image xlink:href="./ObjectReplacements/Object 557" xlink:type="simple" xlink:show="embed" xlink:actuate="onLoad"/><svg:desc>формула</svg:desc></draw:frame><text:span text:style-name="T1">, соответственно.</text:span></text:p>
        </text:list-item>
        <text:list-item>
          <text:p text:style-name="P39"><draw:frame draw:style-name="fr1" draw:name="Объект557" text:anchor-type="as-char" svg:width="0.128in" svg:height="0.1839in" draw:z-index="557"><draw:object xlink:href="./Object 558" xlink:type="simple" xlink:show="embed" xlink:actuate="onLoad"/><draw:image xlink:href="./ObjectReplacements/Object 558" xlink:type="simple" xlink:show="embed" xlink:actuate="onLoad"/><svg:desc>формула</svg:desc></draw:frame><text:span text:style-name="T1"><text:s/>отправляет </text:span><draw:frame draw:style-name="fr1" draw:name="Объект558" text:anchor-type="as-char" svg:width="0.1209in" svg:height="0.1839in" draw:z-index="558"><draw:object xlink:href="./Object 559" xlink:type="simple" xlink:show="embed" xlink:actuate="onLoad"/><draw:image xlink:href="./ObjectReplacements/Object 559" xlink:type="simple" xlink:show="embed" xlink:actuate="onLoad"/><svg:desc>формула</svg:desc></draw:frame><text:span text:style-name="T1"><text:s/>два запроса, </text:span><draw:frame draw:style-name="fr1" draw:name="Объект559" text:anchor-type="as-char" svg:width="0.1256in" svg:height="0.1839in" draw:z-index="559"><draw:object xlink:href="./Object 560" xlink:type="simple" xlink:show="embed" xlink:actuate="onLoad"/><draw:image xlink:href="./ObjectReplacements/Object 560" xlink:type="simple" xlink:show="embed" xlink:actuate="onLoad"/><svg:desc>формула</svg:desc></draw:frame><text:span text:style-name="T1"><text:s/>и </text:span><draw:frame draw:style-name="fr1" draw:name="Объект560" text:anchor-type="as-char" svg:width="0.1535in" svg:height="0.2075in" draw:z-index="560"><draw:object xlink:href="./Object 561" xlink:type="simple" xlink:show="embed" xlink:actuate="onLoad"/><draw:image xlink:href="./ObjectReplacements/Object 561" xlink:type="simple" xlink:show="embed" xlink:actuate="onLoad"/><svg:desc>формула</svg:desc></draw:frame><text:span text:style-name="T1">, одного и того же типа (один из следующих: </text:span><text:span text:style-name="T3">CreateAddress</text:span><text:span text:style-name="T1">, </text:span><text:span text:style-name="T3">Mint</text:span><text:span text:style-name="T1">, </text:span><text:span text:style-name="T3">Spend</text:span><text:span text:style-name="T1">, </text:span><text:span text:style-name="T3">Recover</text:span><text:span text:style-name="T1"> или </text:span><text:span text:style-name="T3">Insert</text:span><text:span text:style-name="T1">).</text:span></text:p>
        </text:list-item>
      </text:list>
      <text:list xml:id="list30650336174300" text:continue-list="list30651354047071" text:style-name="WWNum26">
        <text:list-item>
          <text:p text:style-name="P61"><text:span text:style-name="T1">Если типом запроса является </text:span><text:span text:style-name="T3">Insert</text:span><text:span text:style-name="T1"> или </text:span><text:span text:style-name="T3">Mint</text:span><text:span text:style-name="T1">, </text:span><draw:frame draw:style-name="fr1" draw:name="Объект561" text:anchor-type="as-char" svg:width="0.1209in" svg:height="0.1839in" draw:z-index="561"><draw:object xlink:href="./Object 562" xlink:type="simple" xlink:show="embed" xlink:actuate="onLoad"/><draw:image xlink:href="./ObjectReplacements/Object 562" xlink:type="simple" xlink:show="embed" xlink:actuate="onLoad"/><svg:desc>формула</svg:desc></draw:frame><text:span text:style-name="T1"><text:s/>отправляет запрос </text:span><draw:frame draw:style-name="fr1" draw:name="Объект562" text:anchor-type="as-char" svg:width="0.1256in" svg:height="0.1839in" draw:z-index="562"><draw:object xlink:href="./Object 563" xlink:type="simple" xlink:show="embed" xlink:actuate="onLoad"/><draw:image xlink:href="./ObjectReplacements/Object 563" xlink:type="simple" xlink:show="embed" xlink:actuate="onLoad"/><svg:desc>формула</svg:desc></draw:frame><text:span text:style-name="T1"><text:s/>реестру </text:span><draw:frame draw:style-name="fr1" draw:name="Объект563" text:anchor-type="as-char" svg:width="0.1571in" svg:height="0.2091in" draw:z-index="563"><draw:object xlink:href="./Object 564" xlink:type="simple" xlink:show="embed" xlink:actuate="onLoad"/><draw:image xlink:href="./ObjectReplacements/Object 564" xlink:type="simple" xlink:show="embed" xlink:actuate="onLoad"/><svg:desc>формула</svg:desc></draw:frame><text:span text:style-name="T1"><text:s/>и запрос </text:span><draw:frame draw:style-name="fr1" draw:name="Объект564" text:anchor-type="as-char" svg:width="0.1535in" svg:height="0.2075in" draw:z-index="564"><draw:object xlink:href="./Object 565" xlink:type="simple" xlink:show="embed" xlink:actuate="onLoad"/><draw:image xlink:href="./ObjectReplacements/Object 565" xlink:type="simple" xlink:show="embed" xlink:actuate="onLoad"/><svg:desc>формула</svg:desc></draw:frame><text:span text:style-name="T1"><text:s/>реестру </text:span><draw:frame draw:style-name="fr1" draw:name="Объект565" text:anchor-type="as-char" svg:width="0.2902in" svg:height="0.2091in" draw:z-index="565"><draw:object xlink:href="./Object 566" xlink:type="simple" xlink:show="embed" xlink:actuate="onLoad"/><draw:image xlink:href="./ObjectReplacements/Object 566" xlink:type="simple" xlink:show="embed" xlink:actuate="onLoad"/><svg:desc>формула</svg:desc></draw:frame><text:span text:style-name="T1">, позволяя </text:span><draw:frame draw:style-name="fr1" draw:name="Объект566" text:anchor-type="as-char" svg:width="0.128in" svg:height="0.1839in" draw:z-index="566"><draw:object xlink:href="./Object 567" xlink:type="simple" xlink:show="embed" xlink:actuate="onLoad"/><draw:image xlink:href="./ObjectReplacements/Object 567" xlink:type="simple" xlink:show="embed" xlink:actuate="onLoad"/><svg:desc>формула</svg:desc></draw:frame><text:span text:style-name="T1"><text:s/>вставить собственные транзакции или создать новые монеты в </text:span><draw:frame draw:style-name="fr1" draw:name="Объект567" text:anchor-type="as-char" svg:width="0.2047in" svg:height="0.1866in" draw:z-index="567"><draw:object xlink:href="./Object 568" xlink:type="simple" xlink:show="embed" xlink:actuate="onLoad"/><draw:image xlink:href="./ObjectReplacements/Object 568" xlink:type="simple" xlink:show="embed" xlink:actuate="onLoad"/><svg:desc>формула</svg:desc></draw:frame><text:span text:style-name="T1"><text:s/>и </text:span><draw:frame draw:style-name="fr1" draw:name="Объект568" text:anchor-type="as-char" svg:width="0.1492in" svg:height="0.1866in" draw:z-index="568"><draw:object xlink:href="./Object 569" xlink:type="simple" xlink:show="embed" xlink:actuate="onLoad"/><draw:image xlink:href="./ObjectReplacements/Object 569" xlink:type="simple" xlink:show="embed" xlink:actuate="onLoad"/><svg:desc>формула</svg:desc></draw:frame><text:span text:style-name="T1">.</text:span></text:p>
        </text:list-item>
        <text:list-item>
          <text:p text:style-name="P61"><text:span text:style-name="T1">В случае со всеми запросами типов </text:span><text:span text:style-name="T3">CreateAddress</text:span><text:span text:style-name="T1">, </text:span><text:span text:style-name="T3">Spend</text:span><text:span text:style-name="T1"> или </text:span><text:span text:style-name="T3">Recover</text:span><text:span text:style-name="T1"> </text:span><draw:frame draw:style-name="fr1" draw:name="Объект569" text:anchor-type="as-char" svg:width="0.1209in" svg:height="0.1839in" draw:z-index="569"><draw:object xlink:href="./Object 570" xlink:type="simple" xlink:show="embed" xlink:actuate="onLoad"/><draw:image xlink:href="./ObjectReplacements/Object 570" xlink:type="simple" xlink:show="embed" xlink:actuate="onLoad"/><svg:desc>формула</svg:desc></draw:frame><text:span text:style-name="T1"><text:s/>сначала проверяет, являются ли запросы </text:span><draw:frame draw:style-name="fr1" draw:name="Объект570" text:anchor-type="as-char" svg:width="0.1256in" svg:height="0.1839in" draw:z-index="570"><draw:object xlink:href="./Object 571" xlink:type="simple" xlink:show="embed" xlink:actuate="onLoad"/><draw:image xlink:href="./ObjectReplacements/Object 571" xlink:type="simple" xlink:show="embed" xlink:actuate="onLoad"/><svg:desc>формула</svg:desc></draw:frame><text:span text:style-name="T1"><text:s/>и </text:span><draw:frame draw:style-name="fr1" draw:name="Объект571" text:anchor-type="as-char" svg:width="0.1535in" svg:height="0.2075in" draw:z-index="571"><draw:object xlink:href="./Object 572" xlink:type="simple" xlink:show="embed" xlink:actuate="onLoad"/><draw:image xlink:href="./ObjectReplacements/Object 572" xlink:type="simple" xlink:show="embed" xlink:actuate="onLoad"/><svg:desc>формула</svg:desc></draw:frame><text:span text:style-name="T1"><text:s/>публично согласованными, а затем направляет запрос </text:span><draw:frame draw:style-name="fr1" draw:name="Объект572" text:anchor-type="as-char" svg:width="0.1256in" svg:height="0.1839in" draw:z-index="572"><draw:object xlink:href="./Object 573" xlink:type="simple" xlink:show="embed" xlink:actuate="onLoad"/><draw:image xlink:href="./ObjectReplacements/Object 573" xlink:type="simple" xlink:show="embed" xlink:actuate="onLoad"/><svg:desc>формула</svg:desc></draw:frame><text:span text:style-name="T1"><text:s/>оракулу </text:span><draw:frame draw:style-name="fr1" draw:name="Объект573" text:anchor-type="as-char" svg:width="0.3272in" svg:height="0.2327in" draw:z-index="573"><draw:object xlink:href="./Object 574" xlink:type="simple" xlink:show="embed" xlink:actuate="onLoad"/><draw:image xlink:href="./ObjectReplacements/Object 574" xlink:type="simple" xlink:show="embed" xlink:actuate="onLoad"/><svg:desc>формула</svg:desc></draw:frame><text:span text:style-name="T1"><text:s/>и запрос </text:span><draw:frame draw:style-name="fr1" draw:name="Объект574" text:anchor-type="as-char" svg:width="0.1535in" svg:height="0.2075in" draw:z-index="574"><draw:object xlink:href="./Object 575" xlink:type="simple" xlink:show="embed" xlink:actuate="onLoad"/><draw:image xlink:href="./ObjectReplacements/Object 575" xlink:type="simple" xlink:show="embed" xlink:actuate="onLoad"/><svg:desc>формула</svg:desc></draw:frame><text:span text:style-name="T1"><text:s/>оракулу </text:span><draw:frame draw:style-name="fr1" draw:name="Объект575" text:anchor-type="as-char" svg:width="0.3272in" svg:height="0.2327in" draw:z-index="575"><draw:object xlink:href="./Object 576" xlink:type="simple" xlink:show="embed" xlink:actuate="onLoad"/><draw:image xlink:href="./ObjectReplacements/Object 576" xlink:type="simple" xlink:show="embed" xlink:actuate="onLoad"/><svg:desc>формула</svg:desc></draw:frame><text:span text:style-name="T1">. Он получает два ответа оракула </text:span><draw:frame draw:style-name="fr1" draw:name="Объект576" text:anchor-type="as-char" svg:width="0.4638in" svg:height="0.2319in" draw:z-index="576"><draw:object xlink:href="./Object 577" xlink:type="simple" xlink:show="embed" xlink:actuate="onLoad"/><draw:image xlink:href="./ObjectReplacements/Object 577" xlink:type="simple" xlink:show="embed" xlink:actuate="onLoad"/><svg:desc>формула</svg:desc></draw:frame><text:span text:style-name="T1">, но возвращает </text:span><draw:frame draw:style-name="fr1" draw:name="Объект577" text:anchor-type="as-char" svg:width="0.602in" svg:height="0.2319in" draw:z-index="577"><draw:object xlink:href="./Object 578" xlink:type="simple" xlink:show="embed" xlink:actuate="onLoad"/><draw:image xlink:href="./ObjectReplacements/Object 578" xlink:type="simple" xlink:show="embed" xlink:actuate="onLoad"/><svg:desc>формула</svg:desc></draw:frame><text:span text:style-name="T1"><text:s/>злоумышленнику </text:span><draw:frame draw:style-name="fr1" draw:name="Объект578" text:anchor-type="as-char" svg:width="0.128in" svg:height="0.1839in" draw:z-index="578"><draw:object xlink:href="./Object 579" xlink:type="simple" xlink:show="embed" xlink:actuate="onLoad"/><draw:image xlink:href="./ObjectReplacements/Object 579" xlink:type="simple" xlink:show="embed" xlink:actuate="onLoad"/><svg:desc>формула</svg:desc></draw:frame><text:span text:style-name="T1">.</text:span></text:p>
        </text:list-item>
      </text:list>
      <text:p text:style-name="P81"><text:span text:style-name="T1">Поскольку злоумышленнику не известен бит </text:span><draw:frame draw:style-name="fr1" draw:name="Объект579" text:anchor-type="as-char" svg:width="0.089in" svg:height="0.1839in" draw:z-index="579"><draw:object xlink:href="./Object 580" xlink:type="simple" xlink:show="embed" xlink:actuate="onLoad"/><draw:image xlink:href="./ObjectReplacements/Object 580" xlink:type="simple" xlink:show="embed" xlink:actuate="onLoad"/><svg:desc>формула</svg:desc></draw:frame><text:span text:style-name="T1"><text:s/>и распределение </text:span><draw:frame draw:style-name="fr1" draw:name="Объект580" text:anchor-type="as-char" svg:width="0.0764in" svg:height="0.1319in" draw:z-index="580"><draw:object xlink:href="./Object 581" xlink:type="simple" xlink:show="embed" xlink:actuate="onLoad"/><draw:image xlink:href="./ObjectReplacements/Object 581" xlink:type="simple" xlink:show="embed" xlink:actuate="onLoad"/><svg:desc>формула</svg:desc></draw:frame><text:span text:style-name="T1"><text:s/>и </text:span><draw:frame draw:style-name="fr1" draw:name="Объект581" text:anchor-type="as-char" svg:width="0.4937in" svg:height="0.2319in" draw:z-index="581"><draw:object xlink:href="./Object 582" xlink:type="simple" xlink:show="embed" xlink:actuate="onLoad"/><draw:image xlink:href="./ObjectReplacements/Object 582" xlink:type="simple" xlink:show="embed" xlink:actuate="onLoad"/><svg:desc>формула</svg:desc></draw:frame><text:span text:style-name="T1">, он не может узнать, влияет ли оно на поведение честных сторон в </text:span><draw:frame draw:style-name="fr1" draw:name="Объект582" text:anchor-type="as-char" svg:width="0.4937in" svg:height="0.2319in" draw:z-index="582"><draw:object xlink:href="./Object 583" xlink:type="simple" xlink:show="embed" xlink:actuate="onLoad"/><draw:image xlink:href="./ObjectReplacements/Object 583" xlink:type="simple" xlink:show="embed" xlink:actuate="onLoad"/><svg:desc>формула</svg:desc></draw:frame><text:span text:style-name="T1"><text:s/>или </text:span><draw:frame draw:style-name="fr1" draw:name="Объект583" text:anchor-type="as-char" svg:width="0.4937in" svg:height="0.2319in" draw:z-index="583"><draw:object xlink:href="./Object 584" xlink:type="simple" xlink:show="embed" xlink:actuate="onLoad"/><draw:image xlink:href="./ObjectReplacements/Object 584" xlink:type="simple" xlink:show="embed" xlink:actuate="onLoad"/><svg:desc>формула</svg:desc></draw:frame><text:span text:style-name="T1">. В конце эксперимента </text:span><draw:frame draw:style-name="fr1" draw:name="Объект584" text:anchor-type="as-char" svg:width="0.128in" svg:height="0.1839in" draw:z-index="584"><draw:object xlink:href="./Object 585" xlink:type="simple" xlink:show="embed" xlink:actuate="onLoad"/><draw:image xlink:href="./ObjectReplacements/Object 585" xlink:type="simple" xlink:show="embed" xlink:actuate="onLoad"/><svg:desc>формула</svg:desc></draw:frame><text:span text:style-name="T1"><text:s/>отправляет </text:span><draw:frame draw:style-name="fr1" draw:name="Объект585" text:anchor-type="as-char" svg:width="0.1209in" svg:height="0.1839in" draw:z-index="585"><draw:object xlink:href="./Object 586" xlink:type="simple" xlink:show="embed" xlink:actuate="onLoad"/><draw:image xlink:href="./ObjectReplacements/Object 586" xlink:type="simple" xlink:show="embed" xlink:actuate="onLoad"/><svg:desc>формула</svg:desc></draw:frame><text:span text:style-name="T1"><text:s/>бит </text:span><draw:frame draw:style-name="fr1" draw:name="Объект586" text:anchor-type="as-char" svg:width="0.6429in" svg:height="0.2181in" draw:z-index="586"><draw:object xlink:href="./Object 587" xlink:type="simple" xlink:show="embed" xlink:actuate="onLoad"/><draw:image xlink:href="./ObjectReplacements/Object 587" xlink:type="simple" xlink:show="embed" xlink:actuate="onLoad"/><svg:desc>формула</svg:desc></draw:frame><text:span text:style-name="T1">. Запросчик </text:span><draw:frame draw:style-name="fr1" draw:name="Объект587" text:anchor-type="as-char" svg:width="0.1209in" svg:height="0.1839in" draw:z-index="587"><draw:object xlink:href="./Object 588" xlink:type="simple" xlink:show="embed" xlink:actuate="onLoad"/><draw:image xlink:href="./ObjectReplacements/Object 588" xlink:type="simple" xlink:show="embed" xlink:actuate="onLoad"/><svg:desc>формула</svg:desc></draw:frame><text:span text:style-name="T1"><text:s/>выдаёт 1, если </text:span><draw:frame draw:style-name="fr1" draw:name="Объект588" text:anchor-type="as-char" svg:width="0.3437in" svg:height="0.2075in" draw:z-index="588"><draw:object xlink:href="./Object 589" xlink:type="simple" xlink:show="embed" xlink:actuate="onLoad"/><draw:image xlink:href="./ObjectReplacements/Object 589" xlink:type="simple" xlink:show="embed" xlink:actuate="onLoad"/><svg:desc>формула</svg:desc></draw:frame><text:span text:style-name="T1">, и 0 в противном случае.</text:span></text:p>
      <text:p text:style-name="P81"><text:span text:style-name="T1">Запросы </text:span><draw:frame draw:style-name="fr1" draw:name="Объект589" text:anchor-type="as-char" svg:width="0.1256in" svg:height="0.1839in" draw:z-index="589"><draw:object xlink:href="./Object 590" xlink:type="simple" xlink:show="embed" xlink:actuate="onLoad"/><draw:image xlink:href="./ObjectReplacements/Object 590" xlink:type="simple" xlink:show="embed" xlink:actuate="onLoad"/><svg:desc>формула</svg:desc></draw:frame><text:span text:style-name="T1"><text:s/>и </text:span><draw:frame draw:style-name="fr1" draw:name="Объект590" text:anchor-type="as-char" svg:width="0.1535in" svg:height="0.2075in" draw:z-index="590"><draw:object xlink:href="./Object 591" xlink:type="simple" xlink:show="embed" xlink:actuate="onLoad"/><draw:image xlink:href="./ObjectReplacements/Object 591" xlink:type="simple" xlink:show="embed" xlink:actuate="onLoad"/><svg:desc>формула</svg:desc></draw:frame><text:span text:style-name="T1"><text:s/>должны быть публично согласованы следующим образом: если типом запроса </text:span><draw:frame draw:style-name="fr1" draw:name="Объект591" text:anchor-type="as-char" svg:width="0.1256in" svg:height="0.1839in" draw:z-index="591"><draw:object xlink:href="./Object 592" xlink:type="simple" xlink:show="embed" xlink:actuate="onLoad"/><draw:image xlink:href="./ObjectReplacements/Object 592" xlink:type="simple" xlink:show="embed" xlink:actuate="onLoad"/><svg:desc>формула</svg:desc></draw:frame><text:span text:style-name="T1"><text:s/>и </text:span><draw:frame draw:style-name="fr1" draw:name="Объект592" text:anchor-type="as-char" svg:width="0.1535in" svg:height="0.2075in" draw:z-index="592"><draw:object xlink:href="./Object 593" xlink:type="simple" xlink:show="embed" xlink:actuate="onLoad"/><draw:image xlink:href="./ObjectReplacements/Object 593" xlink:type="simple" xlink:show="embed" xlink:actuate="onLoad"/><svg:desc>формула</svg:desc></draw:frame><text:span text:style-name="T1"><text:s/>является </text:span><text:span text:style-name="T3">Recover</text:span><text:span text:style-name="T1">, они являются публично согласованными по конструкции. Если типом запроса </text:span><draw:frame draw:style-name="fr1" draw:name="Объект593" text:anchor-type="as-char" svg:width="0.1256in" svg:height="0.1839in" draw:z-index="593"><draw:object xlink:href="./Object 594" xlink:type="simple" xlink:show="embed" xlink:actuate="onLoad"/><draw:image xlink:href="./ObjectReplacements/Object 594" xlink:type="simple" xlink:show="embed" xlink:actuate="onLoad"/><svg:desc>формула</svg:desc></draw:frame><text:span text:style-name="T1"><text:s/>и </text:span><draw:frame draw:style-name="fr1" draw:name="Объект594" text:anchor-type="as-char" svg:width="0.1535in" svg:height="0.2075in" draw:z-index="594"><draw:object xlink:href="./Object 595" xlink:type="simple" xlink:show="embed" xlink:actuate="onLoad"/><draw:image xlink:href="./ObjectReplacements/Object 595" xlink:type="simple" xlink:show="embed" xlink:actuate="onLoad"/><svg:desc>формула</svg:desc></draw:frame><text:span text:style-name="T1"><text:s/>является </text:span><text:span text:style-name="T3">CreateAddress</text:span><text:span text:style-name="T1">, оба оракула генерируют одинаковый адрес. Если типом запроса </text:span><draw:frame draw:style-name="fr1" draw:name="Объект595" text:anchor-type="as-char" svg:width="0.1256in" svg:height="0.1839in" draw:z-index="595"><draw:object xlink:href="./Object 596" xlink:type="simple" xlink:show="embed" xlink:actuate="onLoad"/><draw:image xlink:href="./ObjectReplacements/Object 596" xlink:type="simple" xlink:show="embed" xlink:actuate="onLoad"/><svg:desc>формула</svg:desc></draw:frame><text:span text:style-name="T1"><text:s/>и </text:span><draw:frame draw:style-name="fr1" draw:name="Объект596" text:anchor-type="as-char" svg:width="0.1535in" svg:height="0.2075in" draw:z-index="596"><draw:object xlink:href="./Object 597" xlink:type="simple" xlink:show="embed" xlink:actuate="onLoad"/><draw:image xlink:href="./ObjectReplacements/Object 597" xlink:type="simple" xlink:show="embed" xlink:actuate="onLoad"/><svg:desc>формула</svg:desc></draw:frame><text:span text:style-name="T1"><text:s/>является </text:span><text:span text:style-name="T3">Mint</text:span><text:span text:style-name="T1">, созданные значения обоих запросов должны быть равными. Если типом запроса </text:span><draw:frame draw:style-name="fr1" draw:name="Объект597" text:anchor-type="as-char" svg:width="0.1256in" svg:height="0.1839in" draw:z-index="597"><draw:object xlink:href="./Object 598" xlink:type="simple" xlink:show="embed" xlink:actuate="onLoad"/><draw:image xlink:href="./ObjectReplacements/Object 598" xlink:type="simple" xlink:show="embed" xlink:actuate="onLoad"/><svg:desc>формула</svg:desc></draw:frame><text:span text:style-name="T1"><text:s/>и </text:span><draw:frame draw:style-name="fr1" draw:name="Объект598" text:anchor-type="as-char" svg:width="0.1535in" svg:height="0.2075in" draw:z-index="598"><draw:object xlink:href="./Object 599" xlink:type="simple" xlink:show="embed" xlink:actuate="onLoad"/><draw:image xlink:href="./ObjectReplacements/Object 599" xlink:type="simple" xlink:show="embed" xlink:actuate="onLoad"/><svg:desc>формула</svg:desc></draw:frame><text:span text:style-name="T1"><text:s/>является </text:span><text:span text:style-name="T3">Send</text:span><text:span text:style-name="T1">, тогда:</text:span></text:p>
      <text:list xml:id="list30650159407833" text:continue-numbering="true" text:style-name="WWNum26">
        <text:list-item>
          <text:p text:style-name="P38"><text:span text:style-name="T1">Оба запроса, </text:span><draw:frame draw:style-name="fr1" draw:name="Объект599" text:anchor-type="as-char" svg:width="0.1256in" svg:height="0.1839in" draw:z-index="599"><draw:object xlink:href="./Object 600" xlink:type="simple" xlink:show="embed" xlink:actuate="onLoad"/><draw:image xlink:href="./ObjectReplacements/Object 600" xlink:type="simple" xlink:show="embed" xlink:actuate="onLoad"/><svg:desc>формула</svg:desc></draw:frame><text:span text:style-name="T1"><text:s/>и </text:span><draw:frame draw:style-name="fr1" draw:name="Объект600" text:anchor-type="as-char" svg:width="0.1535in" svg:height="0.2075in" draw:z-index="600"><draw:object xlink:href="./Object 601" xlink:type="simple" xlink:show="embed" xlink:actuate="onLoad"/><draw:image xlink:href="./ObjectReplacements/Object 601" xlink:type="simple" xlink:show="embed" xlink:actuate="onLoad"/><svg:desc>формула</svg:desc></draw:frame><text:span text:style-name="T1">, должны быть правильно оформлены и должны быть действительными, чтобы входящие монеты были сгенерированы в предшествующей транзакции, находящейся в реестре, и не были потрачены. Кроме того, транзакция должна быть сбалансированной.</text:span></text:p>
        </text:list-item>
        <text:list-item>
          <text:p text:style-name="P38"><text:span text:style-name="T1">Количество потраченных монет и выходящих должно быть одним и тем же в </text:span><draw:frame draw:style-name="fr1" draw:name="Объект601" text:anchor-type="as-char" svg:width="0.1256in" svg:height="0.1839in" draw:z-index="601"><draw:object xlink:href="./Object 602" xlink:type="simple" xlink:show="embed" xlink:actuate="onLoad"/><draw:image xlink:href="./ObjectReplacements/Object 602" xlink:type="simple" xlink:show="embed" xlink:actuate="onLoad"/><svg:desc>формула</svg:desc></draw:frame><text:span text:style-name="T1"><text:s/>и </text:span><draw:frame draw:style-name="fr1" draw:name="Объект602" text:anchor-type="as-char" svg:width="0.1535in" svg:height="0.2075in" draw:z-index="602"><draw:object xlink:href="./Object 603" xlink:type="simple" xlink:show="embed" xlink:actuate="onLoad"/><draw:image xlink:href="./ObjectReplacements/Object 603" xlink:type="simple" xlink:show="embed" xlink:actuate="onLoad"/><svg:desc>формула</svg:desc></draw:frame><text:span text:style-name="T1">.</text:span></text:p>
        </text:list-item>
        <text:list-item>
          <text:p text:style-name="P38"><text:span text:style-name="T1">Если использованная в </text:span><draw:frame draw:style-name="fr1" draw:name="Объект603" text:anchor-type="as-char" svg:width="0.1256in" svg:height="0.1839in" draw:z-index="603"><draw:object xlink:href="./Object 604" xlink:type="simple" xlink:show="embed" xlink:actuate="onLoad"/><draw:image xlink:href="./ObjectReplacements/Object 604" xlink:type="simple" xlink:show="embed" xlink:actuate="onLoad"/><svg:desc>формула</svg:desc></draw:frame><text:span text:style-name="T1"><text:s/>монета ссылается на монету в </text:span><draw:frame draw:style-name="fr1" draw:name="Объект604" text:anchor-type="as-char" svg:width="0.1555in" svg:height="0.2091in" draw:z-index="604"><draw:object xlink:href="./Object 605" xlink:type="simple" xlink:show="embed" xlink:actuate="onLoad"/><draw:image xlink:href="./ObjectReplacements/Object 605" xlink:type="simple" xlink:show="embed" xlink:actuate="onLoad"/><svg:desc>формула</svg:desc></draw:frame><text:span text:style-name="T1">, указанном </text:span><draw:frame draw:style-name="fr1" draw:name="Объект605" text:anchor-type="as-char" svg:width="0.128in" svg:height="0.1839in" draw:z-index="605"><draw:object xlink:href="./Object 606" xlink:type="simple" xlink:show="embed" xlink:actuate="onLoad"/><draw:image xlink:href="./ObjectReplacements/Object 606" xlink:type="simple" xlink:show="embed" xlink:actuate="onLoad"/><svg:desc>формула</svg:desc></draw:frame><text:span text:style-name="T1"><text:s/>в запросе </text:span><text:span text:style-name="T3">Insert</text:span><text:span text:style-name="T1">, соответствующий индекс в </text:span><draw:frame draw:style-name="fr1" draw:name="Объект606" text:anchor-type="as-char" svg:width="0.1535in" svg:height="0.2075in" draw:z-index="606"><draw:object xlink:href="./Object 607" xlink:type="simple" xlink:show="embed" xlink:actuate="onLoad"/><draw:image xlink:href="./ObjectReplacements/Object 607" xlink:type="simple" xlink:show="embed" xlink:actuate="onLoad"/><svg:desc>формула</svg:desc></draw:frame><text:span text:style-name="T1"><text:s/>также должен ссылаться на монету в </text:span><draw:frame draw:style-name="fr1" draw:name="Объект607" text:anchor-type="as-char" svg:width="0.1535in" svg:height="0.2091in" draw:z-index="607"><draw:object xlink:href="./Object 608" xlink:type="simple" xlink:show="embed" xlink:actuate="onLoad"/><draw:image xlink:href="./ObjectReplacements/Object 608" xlink:type="simple" xlink:show="embed" xlink:actuate="onLoad"/><svg:desc>формула</svg:desc></draw:frame><text:span text:style-name="T1">, указанном </text:span><draw:frame draw:style-name="fr1" draw:name="Объект608" text:anchor-type="as-char" svg:width="0.128in" svg:height="0.1839in" draw:z-index="608"><draw:object xlink:href="./Object 609" xlink:type="simple" xlink:show="embed" xlink:actuate="onLoad"/><draw:image xlink:href="./ObjectReplacements/Object 609" xlink:type="simple" xlink:show="embed" xlink:actuate="onLoad"/><svg:desc>формула</svg:desc></draw:frame><text:span text:style-name="T1"><text:s/>в запросе </text:span><text:span text:style-name="T3">Insert</text:span><text:span text:style-name="T1">, и значения этих двух монет также должны быть равными (и наоборот в случае с </text:span><draw:frame draw:style-name="fr1" draw:name="Объект609" text:anchor-type="as-char" svg:width="0.1535in" svg:height="0.2075in" draw:z-index="609"><draw:object xlink:href="./Object 610" xlink:type="simple" xlink:show="embed" xlink:actuate="onLoad"/><draw:image xlink:href="./ObjectReplacements/Object 610" xlink:type="simple" xlink:show="embed" xlink:actuate="onLoad"/><svg:desc>формула</svg:desc></draw:frame><text:span text:style-name="T1">).</text:span></text:p>
        </text:list-item>
        <text:list-item>
          <text:p text:style-name="P38"><text:span text:style-name="T1">Если выходящая монета, на которую ссылается </text:span><draw:frame draw:style-name="fr1" draw:name="Объект610" text:anchor-type="as-char" svg:width="0.1256in" svg:height="0.1839in" draw:z-index="610"><draw:object xlink:href="./Object 611" xlink:type="simple" xlink:show="embed" xlink:actuate="onLoad"/><draw:image xlink:href="./ObjectReplacements/Object 611" xlink:type="simple" xlink:show="embed" xlink:actuate="onLoad"/><svg:desc>формула</svg:desc></draw:frame><text:span text:style-name="T1">, не ссылается на адрес получателя в списке </text:span><text:span text:style-name="T3">ADDR</text:span><text:span text:style-name="T1"> оракула (а следовательно, контролируется </text:span><draw:frame draw:style-name="fr1" draw:name="Объект611" text:anchor-type="as-char" svg:width="0.128in" svg:height="0.1839in" draw:z-index="611"><draw:object xlink:href="./Object 612" xlink:type="simple" xlink:show="embed" xlink:actuate="onLoad"/><draw:image xlink:href="./ObjectReplacements/Object 612" xlink:type="simple" xlink:show="embed" xlink:actuate="onLoad"/><svg:desc>формула</svg:desc></draw:frame><text:span text:style-name="T1">), <text:s/>то соответствующее значение должно быть равным значению соответствующей монеты, на которую ссылается </text:span><draw:frame draw:style-name="fr1" draw:name="Объект612" text:anchor-type="as-char" svg:width="0.1256in" svg:height="0.1839in" draw:z-index="612"><draw:object xlink:href="./Object 613" xlink:type="simple" xlink:show="embed" xlink:actuate="onLoad"/><draw:image xlink:href="./ObjectReplacements/Object 613" xlink:type="simple" xlink:show="embed" xlink:actuate="onLoad"/><svg:desc>формула</svg:desc></draw:frame><text:span text:style-name="T1"><text:s/>по тому же самому индексу (и наоборот в случае с </text:span><draw:frame draw:style-name="fr1" draw:name="Объект613" text:anchor-type="as-char" svg:width="0.1535in" svg:height="0.2075in" draw:z-index="613"><draw:object xlink:href="./Object 614" xlink:type="simple" xlink:show="embed" xlink:actuate="onLoad"/><draw:image xlink:href="./ObjectReplacements/Object 614" xlink:type="simple" xlink:show="embed" xlink:actuate="onLoad"/><svg:desc>формула</svg:desc></draw:frame><text:span text:style-name="T1">).</text:span></text:p>
        </text:list-item>
      </text:list>
      <text:p text:style-name="P81"><text:span text:style-name="T1">Мы можем утверждать, что </text:span><text:span text:style-name="T3">DAP</text:span><text:span text:style-name="T1">-схема </text:span><draw:frame draw:style-name="fr1" draw:name="Объект614" text:anchor-type="as-char" svg:width="0.1465in" svg:height="0.1839in" draw:z-index="614"><draw:object xlink:href="./Object 615" xlink:type="simple" xlink:show="embed" xlink:actuate="onLoad"/><draw:image xlink:href="./ObjectReplacements/Object 615" xlink:type="simple" xlink:show="embed" xlink:actuate="onLoad"/><svg:desc>формула</svg:desc></draw:frame><text:span text:style-name="T1"><text:s/>является безопасной в рамках </text:span><text:span text:style-name="T2">L</text:span><text:span text:style-name="T5">-</text:span><text:span text:style-name="T2">IND</text:span><text:span text:style-name="T1">, если злоумышленник </text:span><draw:frame draw:style-name="fr1" draw:name="Объект615" text:anchor-type="as-char" svg:width="0.128in" svg:height="0.1839in" draw:z-index="615"><draw:object xlink:href="./Object 616" xlink:type="simple" xlink:show="embed" xlink:actuate="onLoad"/><draw:image xlink:href="./ObjectReplacements/Object 616" xlink:type="simple" xlink:show="embed" xlink:actuate="onLoad"/><svg:desc>формула</svg:desc></draw:frame><text:span text:style-name="T1"><text:s/>может победить в игре </text:span><text:span text:style-name="T2">L</text:span><text:span text:style-name="T5">-</text:span><text:span text:style-name="T2">IND</text:span><text:span text:style-name="T1"> лишь с незначительно большей вероятностью, чем по чистой случайности:</text:span></text:p>
      <text:p text:style-name="P41"><draw:frame draw:style-name="fr1" draw:name="Объект616" text:anchor-type="as-char" svg:width="2.5689in" svg:height="0.3929in" draw:z-index="616"><draw:object xlink:href="./Object 617" xlink:type="simple" xlink:show="embed" xlink:actuate="onLoad"/><draw:image xlink:href="./ObjectReplacements/Object 617" xlink:type="simple" xlink:show="embed" xlink:actuate="onLoad"/><svg:desc>формула</svg:desc></draw:frame></text:p>
      <text:p text:style-name="P86"><text:span text:style-name="T11">Доказательство</text:span><text:span text:style-name="T1">. Чтобы доказать, что преимущество злоумышленника </text:span><draw:frame draw:style-name="fr1" draw:name="Объект617" text:anchor-type="as-char" svg:width="0.128in" svg:height="0.1839in" draw:z-index="617"><draw:object xlink:href="./Object 618" xlink:type="simple" xlink:show="embed" xlink:actuate="onLoad"/><draw:image xlink:href="./ObjectReplacements/Object 618" xlink:type="simple" xlink:show="embed" xlink:actuate="onLoad"/><svg:desc>формула</svg:desc></draw:frame><text:span text:style-name="T1"><text:s/>в рамках игры </text:span><text:span text:style-name="T2">L</text:span><text:span text:style-name="T5">-</text:span><text:span text:style-name="T2">IND</text:span><text:span text:style-name="T1"> является ничтожным, сначала рассмотрим моделирующий эксперимент </text:span><draw:frame draw:style-name="fr1" draw:name="Объект618" text:anchor-type="as-char" svg:width="0.1819in" svg:height="0.1925in" draw:z-index="618"><draw:object xlink:href="./Object 619" xlink:type="simple" xlink:show="embed" xlink:actuate="onLoad"/><draw:image xlink:href="./ObjectReplacements/Object 619" xlink:type="simple" xlink:show="embed" xlink:actuate="onLoad"/><svg:desc>формула</svg:desc></draw:frame><text:span text:style-name="T1">, в рамках </text:span><text:soft-page-break/><text:span text:style-name="T1">которого </text:span><draw:frame draw:style-name="fr1" draw:name="Объект619" text:anchor-type="as-char" svg:width="0.128in" svg:height="0.1839in" draw:z-index="619"><draw:object xlink:href="./Object 620" xlink:type="simple" xlink:show="embed" xlink:actuate="onLoad"/><draw:image xlink:href="./ObjectReplacements/Object 620" xlink:type="simple" xlink:show="embed" xlink:actuate="onLoad"/><svg:desc>формула</svg:desc></draw:frame><text:span text:style-name="T1"><text:s/>взаимодействует с </text:span><draw:frame draw:style-name="fr1" draw:name="Объект620" text:anchor-type="as-char" svg:width="0.1209in" svg:height="0.1839in" draw:z-index="620"><draw:object xlink:href="./Object 621" xlink:type="simple" xlink:show="embed" xlink:actuate="onLoad"/><draw:image xlink:href="./ObjectReplacements/Object 621" xlink:type="simple" xlink:show="embed" xlink:actuate="onLoad"/><svg:desc>формула</svg:desc></draw:frame><text:span text:style-name="T1">, как в случае с экспериментом </text:span><text:span text:style-name="T3">L</text:span><text:span text:style-name="T1">-</text:span><text:span text:style-name="T3">IND</text:span><text:span text:style-name="T1">, но с некоторыми изменениями.</text:span></text:p>
      <text:p text:style-name="P81"><text:span text:style-name="T5">Моделирующий эксперимент </text:span><draw:frame draw:style-name="fr1" draw:name="Объект621" text:anchor-type="as-char" svg:width="0.1819in" svg:height="0.1925in" draw:z-index="621"><draw:object xlink:href="./Object 622" xlink:type="simple" xlink:show="embed" xlink:actuate="onLoad"/><draw:image xlink:href="./ObjectReplacements/Object 622" xlink:type="simple" xlink:show="embed" xlink:actuate="onLoad"/><svg:desc>формула</svg:desc></draw:frame><text:span text:style-name="T11">.</text:span><text:span text:style-name="T1"> Поскольку параллельная система доказательства по одному из множества, системы доказательства Шаума-Педерсена, представления и диапазона подразумевают наличие честного верификатора при нулевом разглашении, мы можем воспользоваться преимуществами модели в отношении каждой из них. Если имеются заявленные данные по входам и запросы верификатора, модель каждой из систем доказательства создаёт транскрипты, неотличимые от честных доказательств. Помимо этого, мы определяем поведение полной модели.</text:span></text:p>
      <text:p text:style-name="P81"><text:span text:style-name="T5">Моделирование</text:span><text:span text:style-name="T1">. Моделирование </text:span><draw:frame draw:style-name="fr1" draw:name="Объект622" text:anchor-type="as-char" svg:width="0.1819in" svg:height="0.1925in" draw:z-index="622"><draw:object xlink:href="./Object 623" xlink:type="simple" xlink:show="embed" xlink:actuate="onLoad"/><draw:image xlink:href="./ObjectReplacements/Object 623" xlink:type="simple" xlink:show="embed" xlink:actuate="onLoad"/><svg:desc>формула</svg:desc></draw:frame><text:span text:style-name="T1"><text:s/>работает следующим образом. Как и в случае с оригинальным экспериментом </text:span><draw:frame draw:style-name="fr1" draw:name="Объект623" text:anchor-type="as-char" svg:width="0.1209in" svg:height="0.1839in" draw:z-index="623"><draw:object xlink:href="./Object 624" xlink:type="simple" xlink:show="embed" xlink:actuate="onLoad"/><draw:image xlink:href="./ObjectReplacements/Object 624" xlink:type="simple" xlink:show="embed" xlink:actuate="onLoad"/><svg:desc>формула</svg:desc></draw:frame><text:span text:style-name="T1"><text:s/>выбирает системные параметры </text:span><draw:frame draw:style-name="fr1" draw:name="Объект624" text:anchor-type="as-char" svg:width="1.0256in" svg:height="0.2307in" draw:z-index="624"><draw:object xlink:href="./Object 625" xlink:type="simple" xlink:show="embed" xlink:actuate="onLoad"/><draw:image xlink:href="./ObjectReplacements/Object 625" xlink:type="simple" xlink:show="embed" xlink:actuate="onLoad"/><svg:desc>формула</svg:desc></draw:frame><text:span text:style-name="T1"><text:s/>и случайный бит </text:span><draw:frame draw:style-name="fr1" draw:name="Объект625" text:anchor-type="as-char" svg:width="0.089in" svg:height="0.1839in" draw:z-index="625"><draw:object xlink:href="./Object 626" xlink:type="simple" xlink:show="embed" xlink:actuate="onLoad"/><draw:image xlink:href="./ObjectReplacements/Object 626" xlink:type="simple" xlink:show="embed" xlink:actuate="onLoad"/><svg:desc>формула</svg:desc></draw:frame><text:span text:style-name="T1"><text:s/>и запускает два оракула </text:span><text:span text:style-name="T3">DAP</text:span><text:span text:style-name="T1"> </text:span><draw:frame draw:style-name="fr1" draw:name="Объект626" text:anchor-type="as-char" svg:width="0.3272in" svg:height="0.2327in" draw:z-index="626"><draw:object xlink:href="./Object 627" xlink:type="simple" xlink:show="embed" xlink:actuate="onLoad"/><draw:image xlink:href="./ObjectReplacements/Object 627" xlink:type="simple" xlink:show="embed" xlink:actuate="onLoad"/><svg:desc>формула</svg:desc></draw:frame><text:span text:style-name="T1"><text:s/>и </text:span><draw:frame draw:style-name="fr1" draw:name="Объект627" text:anchor-type="as-char" svg:width="0.3272in" svg:height="0.2327in" draw:z-index="627"><draw:object xlink:href="./Object 628" xlink:type="simple" xlink:show="embed" xlink:actuate="onLoad"/><draw:image xlink:href="./ObjectReplacements/Object 628" xlink:type="simple" xlink:show="embed" xlink:actuate="onLoad"/><svg:desc>формула</svg:desc></draw:frame><text:span text:style-name="T1">. Затем </text:span><draw:frame draw:style-name="fr1" draw:name="Объект628" text:anchor-type="as-char" svg:width="0.1819in" svg:height="0.1925in" draw:z-index="628"><draw:object xlink:href="./Object 629" xlink:type="simple" xlink:show="embed" xlink:actuate="onLoad"/><draw:image xlink:href="./ObjectReplacements/Object 629" xlink:type="simple" xlink:show="embed" xlink:actuate="onLoad"/><svg:desc>формула</svg:desc></draw:frame><text:span text:style-name="T1"><text:s/>реализуется этапами. На каждом из этапов </text:span><draw:frame draw:style-name="fr1" draw:name="Объект629" text:anchor-type="as-char" svg:width="0.128in" svg:height="0.1839in" draw:z-index="629"><draw:object xlink:href="./Object 630" xlink:type="simple" xlink:show="embed" xlink:actuate="onLoad"/><draw:image xlink:href="./ObjectReplacements/Object 630" xlink:type="simple" xlink:show="embed" xlink:actuate="onLoad"/><svg:desc>формула</svg:desc></draw:frame><text:span text:style-name="T1"><text:s/>предлагаются реестры </text:span><draw:frame draw:style-name="fr1" draw:name="Объект630" text:anchor-type="as-char" svg:width="0.3811in" svg:height="0.2236in" draw:z-index="630"><draw:object xlink:href="./Object 631" xlink:type="simple" xlink:show="embed" xlink:actuate="onLoad"/><draw:image xlink:href="./ObjectReplacements/Object 631" xlink:type="simple" xlink:show="embed" xlink:actuate="onLoad"/><svg:desc>формула</svg:desc></draw:frame><text:span text:style-name="T1"><text:s/>и </text:span><draw:frame draw:style-name="fr1" draw:name="Объект631" text:anchor-type="as-char" svg:width="0.578in" svg:height="0.2091in" draw:z-index="631"><draw:object xlink:href="./Object 632" xlink:type="simple" xlink:show="embed" xlink:actuate="onLoad"/><draw:image xlink:href="./ObjectReplacements/Object 632" xlink:type="simple" xlink:show="embed" xlink:actuate="onLoad"/><svg:desc>формула</svg:desc></draw:frame><text:span text:style-name="T1">, после чего </text:span><draw:frame draw:style-name="fr1" draw:name="Объект632" text:anchor-type="as-char" svg:width="0.128in" svg:height="0.1839in" draw:z-index="632"><draw:object xlink:href="./Object 633" xlink:type="simple" xlink:show="embed" xlink:actuate="onLoad"/><draw:image xlink:href="./ObjectReplacements/Object 633" xlink:type="simple" xlink:show="embed" xlink:actuate="onLoad"/><svg:desc>формула</svg:desc></draw:frame><text:span text:style-name="T1"><text:s/>отправляет два публично согласованных запроса </text:span><draw:frame draw:style-name="fr1" draw:name="Объект633" text:anchor-type="as-char" svg:width="0.4634in" svg:height="0.2307in" draw:z-index="633"><draw:object xlink:href="./Object 634" xlink:type="simple" xlink:show="embed" xlink:actuate="onLoad"/><draw:image xlink:href="./ObjectReplacements/Object 634" xlink:type="simple" xlink:show="embed" xlink:actuate="onLoad"/><svg:desc>формула</svg:desc></draw:frame><text:span text:style-name="T1"><text:s/>одного и того же типа. Мы помним о том, что запросы </text:span><draw:frame draw:style-name="fr1" draw:name="Объект634" text:anchor-type="as-char" svg:width="0.1256in" svg:height="0.1839in" draw:z-index="634"><draw:object xlink:href="./Object 635" xlink:type="simple" xlink:show="embed" xlink:actuate="onLoad"/><draw:image xlink:href="./ObjectReplacements/Object 635" xlink:type="simple" xlink:show="embed" xlink:actuate="onLoad"/><svg:desc>формула</svg:desc></draw:frame><text:span text:style-name="T1"><text:s/>и </text:span><draw:frame draw:style-name="fr1" draw:name="Объект635" text:anchor-type="as-char" svg:width="0.1535in" svg:height="0.2075in" draw:z-index="635"><draw:object xlink:href="./Object 636" xlink:type="simple" xlink:show="embed" xlink:actuate="onLoad"/><draw:image xlink:href="./ObjectReplacements/Object 636" xlink:type="simple" xlink:show="embed" xlink:actuate="onLoad"/><svg:desc>формула</svg:desc></draw:frame><text:span text:style-name="T1"><text:s/>согласованы относительно общедоступных данных и информации, связанной с адресами, контролируемыми </text:span><draw:frame draw:style-name="fr1" draw:name="Объект636" text:anchor-type="as-char" svg:width="0.128in" svg:height="0.1839in" draw:z-index="636"><draw:object xlink:href="./Object 637" xlink:type="simple" xlink:show="embed" xlink:actuate="onLoad"/><draw:image xlink:href="./ObjectReplacements/Object 637" xlink:type="simple" xlink:show="embed" xlink:actuate="onLoad"/><svg:desc>формула</svg:desc></draw:frame><text:span text:style-name="T1">. В зависимости от типа запроса запросчик действует следующим образом:</text:span></text:p>
      <text:list xml:id="list30650780805931" text:continue-numbering="true" text:style-name="WWNum26">
        <text:list-item>
          <text:p text:style-name="P38"><text:span text:style-name="T1">В ответ на запросы </text:span><text:span text:style-name="T3">Recover</text:span><text:span text:style-name="T1"> и </text:span><text:span text:style-name="T3">Insert</text:span><text:span text:style-name="T1"> запросчик действует, как в случае с оригинальным экспериментом </text:span><text:span text:style-name="T2">L</text:span><text:span text:style-name="T5">-</text:span><text:span text:style-name="T2">IND</text:span><text:span text:style-name="T1">.</text:span></text:p>
        </text:list-item>
        <text:list-item>
          <text:p text:style-name="P38"><text:span text:style-name="T1">В ответ на запросы </text:span><text:span text:style-name="T3">CreateAddress</text:span><text:span text:style-name="T1"> запросчик заменяет компоненты публичного адреса </text:span><draw:frame draw:style-name="fr1" draw:name="Объект637" text:anchor-type="as-char" svg:width="0.1756in" svg:height="0.2091in" draw:z-index="637"><draw:object xlink:href="./Object 638" xlink:type="simple" xlink:show="embed" xlink:actuate="onLoad"/><draw:image xlink:href="./ObjectReplacements/Object 638" xlink:type="simple" xlink:show="embed" xlink:actuate="onLoad"/><svg:desc>формула</svg:desc></draw:frame><text:span text:style-name="T1"><text:s/>и </text:span><draw:frame draw:style-name="fr1" draw:name="Объект638" text:anchor-type="as-char" svg:width="0.1756in" svg:height="0.2091in" draw:z-index="638"><draw:object xlink:href="./Object 639" xlink:type="simple" xlink:show="embed" xlink:actuate="onLoad"/><draw:image xlink:href="./ObjectReplacements/Object 639" xlink:type="simple" xlink:show="embed" xlink:actuate="onLoad"/><svg:desc>формула</svg:desc></draw:frame><text:span text:style-name="T1"><text:s/>случайными строками соответствующей длины, создавая таким образом </text:span><draw:frame draw:style-name="fr1" draw:name="Объект639" text:anchor-type="as-char" svg:width="0.4374in" svg:height="0.2091in" draw:z-index="639"><draw:object xlink:href="./Object 640" xlink:type="simple" xlink:show="embed" xlink:actuate="onLoad"/><draw:image xlink:href="./ObjectReplacements/Object 640" xlink:type="simple" xlink:show="embed" xlink:actuate="onLoad"/><svg:desc>формула</svg:desc></draw:frame><text:span text:style-name="T1">, который отправляется </text:span><draw:frame draw:style-name="fr1" draw:name="Объект640" text:anchor-type="as-char" svg:width="0.128in" svg:height="0.1839in" draw:z-index="640"><draw:object xlink:href="./Object 641" xlink:type="simple" xlink:show="embed" xlink:actuate="onLoad"/><draw:image xlink:href="./ObjectReplacements/Object 641" xlink:type="simple" xlink:show="embed" xlink:actuate="onLoad"/><svg:desc>формула</svg:desc></draw:frame><text:span text:style-name="T1">.</text:span></text:p>
        </text:list-item>
        <text:list-item>
          <text:p text:style-name="P38"><text:span text:style-name="T1">В ответ на запросы </text:span><text:span text:style-name="T3">Mint</text:span><text:span text:style-name="T1"> запросчик, чтобы ответить </text:span><draw:frame draw:style-name="fr1" draw:name="Объект641" text:anchor-type="as-char" svg:width="0.1256in" svg:height="0.1839in" draw:z-index="641"><draw:object xlink:href="./Object 642" xlink:type="simple" xlink:show="embed" xlink:actuate="onLoad"/><draw:image xlink:href="./ObjectReplacements/Object 642" xlink:type="simple" xlink:show="embed" xlink:actuate="onLoad"/><svg:desc>формула</svg:desc></draw:frame><text:span text:style-name="T1"><text:s/>и </text:span><draw:frame draw:style-name="fr1" draw:name="Объект642" text:anchor-type="as-char" svg:width="0.1535in" svg:height="0.2075in" draw:z-index="642"><draw:object xlink:href="./Object 643" xlink:type="simple" xlink:show="embed" xlink:actuate="onLoad"/><draw:image xlink:href="./ObjectReplacements/Object 643" xlink:type="simple" xlink:show="embed" xlink:actuate="onLoad"/><svg:desc>формула</svg:desc></draw:frame><text:span text:style-name="T1"><text:s/>по-отдельности, делает следующее:</text:span></text:p>
        </text:list-item>
      </text:list>
      <text:list xml:id="list641381977" text:style-name="WWNum28">
        <text:list-item>
          <text:p text:style-name="P62"><text:span text:style-name="T1">Если </text:span><draw:frame draw:style-name="fr1" draw:name="Объект643" text:anchor-type="as-char" svg:width="0.128in" svg:height="0.1839in" draw:z-index="643"><draw:object xlink:href="./Object 644" xlink:type="simple" xlink:show="embed" xlink:actuate="onLoad"/><draw:image xlink:href="./ObjectReplacements/Object 644" xlink:type="simple" xlink:show="embed" xlink:actuate="onLoad"/><svg:desc>формула</svg:desc></draw:frame><text:span text:style-name="T1"><text:s/>предоставит публичный адрес </text:span><draw:frame draw:style-name="fr1" draw:name="Объект644" text:anchor-type="as-char" svg:width="0.4374in" svg:height="0.2091in" draw:z-index="644"><draw:object xlink:href="./Object 645" xlink:type="simple" xlink:show="embed" xlink:actuate="onLoad"/><draw:image xlink:href="./ObjectReplacements/Object 645" xlink:type="simple" xlink:show="embed" xlink:actuate="onLoad"/><svg:desc>формула</svg:desc></draw:frame><text:span text:style-name="T1">, созданный не запросчиком, он создаст монету, используя </text:span><text:span text:style-name="T3">CreateCoin</text:span><text:span text:style-name="T1">, как обычно.</text:span></text:p>
        </text:list-item>
        <text:list-item>
          <text:p text:style-name="P64">В противном случае он симулирует создание монеты:</text:p>
        </text:list-item>
      </text:list>
      <text:list xml:id="list3412520244" text:style-name="WWNum29">
        <text:list-item>
          <text:p text:style-name="P74"><text:span text:style-name="T1">Равномерно случайным образом выберет ключ восстановления </text:span><draw:frame draw:style-name="fr1" draw:name="Объект645" text:anchor-type="as-char" svg:width="0.1366in" svg:height="0.1839in" draw:z-index="645"><draw:object xlink:href="./Object 646" xlink:type="simple" xlink:show="embed" xlink:actuate="onLoad"/><draw:image xlink:href="./ObjectReplacements/Object 646" xlink:type="simple" xlink:show="embed" xlink:actuate="onLoad"/><svg:desc>формула</svg:desc></draw:frame><text:span text:style-name="T1">.</text:span></text:p>
        </text:list-item>
        <text:list-item>
          <text:p text:style-name="P74"><text:span text:style-name="T1">Равномерно случайным образом выберет обязательство по порядковому номеру </text:span><draw:frame draw:style-name="fr1" draw:name="Объект646" text:anchor-type="as-char" svg:width="0.0953in" svg:height="0.1839in" draw:z-index="646"><draw:object xlink:href="./Object 647" xlink:type="simple" xlink:show="embed" xlink:actuate="onLoad"/><draw:image xlink:href="./ObjectReplacements/Object 647" xlink:type="simple" xlink:show="embed" xlink:actuate="onLoad"/><svg:desc>формула</svg:desc></draw:frame><text:span text:style-name="T1">.</text:span></text:p>
        </text:list-item>
        <text:list-item>
          <text:p text:style-name="P74"><text:span text:style-name="T1">Равномерно случайным образом выберет обязательство по значению </text:span><draw:frame draw:style-name="fr1" draw:name="Объект647" text:anchor-type="as-char" svg:width="0.1209in" svg:height="0.1839in" draw:z-index="647"><draw:object xlink:href="./Object 648" xlink:type="simple" xlink:show="embed" xlink:actuate="onLoad"/><draw:image xlink:href="./ObjectReplacements/Object 648" xlink:type="simple" xlink:show="embed" xlink:actuate="onLoad"/><svg:desc>формула</svg:desc></draw:frame><text:span text:style-name="T1">.</text:span></text:p>
        </text:list-item>
        <text:list-item>
          <text:p text:style-name="P74"><text:span text:style-name="T1">Выберет случайный вход, использованный для создания ключа симметричного шифрования </text:span><draw:frame draw:style-name="fr1" draw:name="Объект648" text:anchor-type="as-char" svg:width="1.4429in" svg:height="0.2091in" draw:z-index="648"><draw:object xlink:href="./Object 649" xlink:type="simple" xlink:show="embed" xlink:actuate="onLoad"/><draw:image xlink:href="./ObjectReplacements/Object 649" xlink:type="simple" xlink:show="embed" xlink:actuate="onLoad"/><svg:desc>формула</svg:desc></draw:frame><text:span text:style-name="T1">.</text:span></text:p>
        </text:list-item>
        <text:list-item>
          <text:p text:style-name="P74"><text:span text:style-name="T1">Симулирует шифрование сопроводительных данных, выбрав случайное значение </text:span><draw:frame draw:style-name="fr1" draw:name="Объект649" text:anchor-type="as-char" svg:width="0.1457in" svg:height="0.1839in" draw:z-index="649"><draw:object xlink:href="./Object 650" xlink:type="simple" xlink:show="embed" xlink:actuate="onLoad"/><draw:image xlink:href="./ObjectReplacements/Object 650" xlink:type="simple" xlink:show="embed" xlink:actuate="onLoad"/><svg:desc>формула</svg:desc></draw:frame><text:span text:style-name="T1"><text:s/>соответствующей длины, зашифровав его, чтобы получить</text:span></text:p>
        </text:list-item>
      </text:list>
      <text:p text:style-name="P78"><draw:frame draw:style-name="fr1" draw:name="Объект650" text:anchor-type="as-char" svg:width="2.3689in" svg:height="0.2319in" draw:z-index="650"><draw:object xlink:href="./Object 651" xlink:type="simple" xlink:show="embed" xlink:actuate="onLoad"/><draw:image xlink:href="./ObjectReplacements/Object 651" xlink:type="simple" xlink:show="embed" xlink:actuate="onLoad"/><svg:desc>формула</svg:desc></draw:frame><text:span text:style-name="T11">.</text:span></text:p>
      <text:list xml:id="list30650112243388" text:continue-list="list641381977" text:style-name="WWNum28">
        <text:list-item>
          <text:p text:style-name="P62"><text:span text:style-name="T1">Симулирует доказательство баланса </text:span><draw:frame draw:style-name="fr1" draw:name="Объект651" text:anchor-type="as-char" svg:width="0.3028in" svg:height="0.2091in" draw:z-index="651"><draw:object xlink:href="./Object 652" xlink:type="simple" xlink:show="embed" xlink:actuate="onLoad"/><draw:image xlink:href="./ObjectReplacements/Object 652" xlink:type="simple" xlink:show="embed" xlink:actuate="onLoad"/><svg:desc>формула</svg:desc></draw:frame><text:span text:style-name="T1"><text:s/>для утверждения </text:span><draw:frame draw:style-name="fr1" draw:name="Объект652" text:anchor-type="as-char" svg:width="1.0453in" svg:height="0.2264in" draw:z-index="652"><draw:object xlink:href="./Object 653" xlink:type="simple" xlink:show="embed" xlink:actuate="onLoad"/><draw:image xlink:href="./ObjectReplacements/Object 653" xlink:type="simple" xlink:show="embed" xlink:actuate="onLoad"/><svg:desc>формула</svg:desc></draw:frame><text:span text:style-name="T1">.</text:span></text:p>
        </text:list-item>
        <text:list-item>
          <text:p text:style-name="P64">Соберёт транзакцию и надлежащим образом добавит её в реестр.</text:p>
        </text:list-item>
      </text:list>
      <text:list xml:id="list30650471742637" text:continue-list="list30650780805931" text:style-name="WWNum26">
        <text:list-item>
          <text:p text:style-name="P38"><text:span text:style-name="T1">В ответ на запросы </text:span><text:span text:style-name="T3">Spend</text:span><text:span text:style-name="T1"> запросчик, чтобы ответить </text:span><draw:frame draw:style-name="fr1" draw:name="Объект653" text:anchor-type="as-char" svg:width="0.1256in" svg:height="0.1839in" draw:z-index="653"><draw:object xlink:href="./Object 654" xlink:type="simple" xlink:show="embed" xlink:actuate="onLoad"/><draw:image xlink:href="./ObjectReplacements/Object 654" xlink:type="simple" xlink:show="embed" xlink:actuate="onLoad"/><svg:desc>формула</svg:desc></draw:frame><text:span text:style-name="T1"><text:s/>и </text:span><draw:frame draw:style-name="fr1" draw:name="Объект654" text:anchor-type="as-char" svg:width="0.1535in" svg:height="0.2075in" draw:z-index="654"><draw:object xlink:href="./Object 655" xlink:type="simple" xlink:show="embed" xlink:actuate="onLoad"/><draw:image xlink:href="./ObjectReplacements/Object 655" xlink:type="simple" xlink:show="embed" xlink:actuate="onLoad"/><svg:desc>формула</svg:desc></draw:frame><text:span text:style-name="T1"><text:s/>по-отдельности, делает следующее (при этом, </text:span><draw:frame draw:style-name="fr1" draw:name="Объект655" text:anchor-type="as-char" svg:width="0.122in" svg:height="0.1839in" draw:z-index="655"><draw:object xlink:href="./Object 656" xlink:type="simple" xlink:show="embed" xlink:actuate="onLoad"/><draw:image xlink:href="./ObjectReplacements/Object 656" xlink:type="simple" xlink:show="embed" xlink:actuate="onLoad"/><svg:desc>формула</svg:desc></draw:frame><text:span text:style-name="T1"><text:s/>указывает на количество использованных монет, а </text:span><draw:frame draw:style-name="fr1" draw:name="Объект656" text:anchor-type="as-char" svg:width="0.0591in" svg:height="0.1839in" draw:z-index="656"><draw:object xlink:href="./Object 657" xlink:type="simple" xlink:show="embed" xlink:actuate="onLoad"/><draw:image xlink:href="./ObjectReplacements/Object 657" xlink:type="simple" xlink:show="embed" xlink:actuate="onLoad"/><svg:desc>формула</svg:desc></draw:frame><text:span text:style-name="T1"><text:s/>— на количество созданных монет, указанных </text:span><draw:frame draw:style-name="fr1" draw:name="Объект657" text:anchor-type="as-char" svg:width="0.128in" svg:height="0.1839in" draw:z-index="657"><draw:object xlink:href="./Object 658" xlink:type="simple" xlink:show="embed" xlink:actuate="onLoad"/><draw:image xlink:href="./ObjectReplacements/Object 658" xlink:type="simple" xlink:show="embed" xlink:actuate="onLoad"/><svg:desc>формула</svg:desc></draw:frame><text:span text:style-name="T1"><text:s/>в его запросах):</text:span></text:p>
        </text:list-item>
      </text:list>
      <text:list xml:id="list2611998290" text:style-name="WWNum30">
        <text:list-item>
          <text:p text:style-name="P63"><text:span text:style-name="T1">Разобьёт обязательства по порядковому номеру и обязательства по значению набора выходов как </text:span><draw:frame draw:style-name="fr1" draw:name="Объект658" text:anchor-type="as-char" svg:width="1.4571in" svg:height="0.2811in" draw:z-index="658"><draw:object xlink:href="./Object 659" xlink:type="simple" xlink:show="embed" xlink:actuate="onLoad"/><draw:image xlink:href="./ObjectReplacements/Object 659" xlink:type="simple" xlink:show="embed" xlink:actuate="onLoad"/><svg:desc>формула</svg:desc></draw:frame><text:span text:style-name="T1">.</text:span></text:p>
        </text:list-item>
        <text:list-item>
          <text:p text:style-name="P63"><text:span text:style-name="T1">Для каждого </text:span><draw:frame draw:style-name="fr1" draw:name="Объект659" text:anchor-type="as-char" svg:width="0.6598in" svg:height="0.2252in" draw:z-index="659"><draw:object xlink:href="./Object 660" xlink:type="simple" xlink:show="embed" xlink:actuate="onLoad"/><draw:image xlink:href="./ObjectReplacements/Object 660" xlink:type="simple" xlink:show="embed" xlink:actuate="onLoad"/><svg:desc>формула</svg:desc></draw:frame><text:span text:style-name="T1">, где </text:span><draw:frame draw:style-name="fr1" draw:name="Объект660" text:anchor-type="as-char" svg:width="0.1028in" svg:height="0.2091in" draw:z-index="660"><draw:object xlink:href="./Object 661" xlink:type="simple" xlink:show="embed" xlink:actuate="onLoad"/><draw:image xlink:href="./ObjectReplacements/Object 661" xlink:type="simple" xlink:show="embed" xlink:actuate="onLoad"/><svg:desc>формула</svg:desc></draw:frame><text:span text:style-name="T1"><text:s/>представляет индекс использованной в </text:span><draw:frame draw:style-name="fr1" draw:name="Объект661" text:anchor-type="as-char" svg:width="0.539in" svg:height="0.1839in" draw:z-index="661"><draw:object xlink:href="./Object 662" xlink:type="simple" xlink:show="embed" xlink:actuate="onLoad"/><draw:image xlink:href="./ObjectReplacements/Object 662" xlink:type="simple" xlink:show="embed" xlink:actuate="onLoad"/><svg:desc>формула</svg:desc></draw:frame><text:span text:style-name="T1"><text:s/>монеты:</text:span></text:p>
        </text:list-item>
      </text:list>
      <text:list xml:id="list3084109160" text:style-name="WWNum31">
        <text:list-item>
          <text:p text:style-name="P75"><text:span text:style-name="T1">Равномерно случайным образом выберет тег </text:span><draw:frame draw:style-name="fr1" draw:name="Объект662" text:anchor-type="as-char" svg:width="0.1626in" svg:height="0.2091in" draw:z-index="662"><draw:object xlink:href="./Object 663" xlink:type="simple" xlink:show="embed" xlink:actuate="onLoad"/><draw:image xlink:href="./ObjectReplacements/Object 663" xlink:type="simple" xlink:show="embed" xlink:actuate="onLoad"/><svg:desc>формула</svg:desc></draw:frame><text:span text:style-name="T1">.</text:span></text:p>
        </text:list-item>
        <text:list-item>
          <text:p text:style-name="P75"><text:soft-page-break/><text:span text:style-name="T1">Равномерно случайным образом выберет офсет обязательства по порядковому номеру </text:span><draw:frame draw:style-name="fr1" draw:name="Объект663" text:anchor-type="as-char" svg:width="0.1465in" svg:height="0.2327in" draw:z-index="663"><draw:object xlink:href="./Object 664" xlink:type="simple" xlink:show="embed" xlink:actuate="onLoad"/><draw:image xlink:href="./ObjectReplacements/Object 664" xlink:type="simple" xlink:show="embed" xlink:actuate="onLoad"/><svg:desc>формула</svg:desc></draw:frame><text:span text:style-name="T1"><text:s/>и офсет обязательства по значению </text:span><draw:frame draw:style-name="fr1" draw:name="Объект664" text:anchor-type="as-char" svg:width="0.172in" svg:height="0.2327in" draw:z-index="664"><draw:object xlink:href="./Object 665" xlink:type="simple" xlink:show="embed" xlink:actuate="onLoad"/><draw:image xlink:href="./ObjectReplacements/Object 665" xlink:type="simple" xlink:show="embed" xlink:actuate="onLoad"/><svg:desc>формула</svg:desc></draw:frame><text:span text:style-name="T1">.</text:span></text:p>
        </text:list-item>
        <text:list-item>
          <text:p text:style-name="P75"><text:span text:style-name="T1">Симулирует параллельное доказательство по одному из множества </text:span><draw:frame draw:style-name="fr1" draw:name="Объект665" text:anchor-type="as-char" svg:width="0.4835in" svg:height="0.2319in" draw:z-index="665"><draw:object xlink:href="./Object 666" xlink:type="simple" xlink:show="embed" xlink:actuate="onLoad"/><draw:image xlink:href="./ObjectReplacements/Object 666" xlink:type="simple" xlink:show="embed" xlink:actuate="onLoad"/><svg:desc>формула</svg:desc></draw:frame><text:span text:style-name="T1"><text:s/>для утверждения </text:span><draw:frame draw:style-name="fr1" draw:name="Объект666" text:anchor-type="as-char" svg:width="1.4071in" svg:height="0.311in" draw:z-index="666"><draw:object xlink:href="./Object 667" xlink:type="simple" xlink:show="embed" xlink:actuate="onLoad"/><draw:image xlink:href="./ObjectReplacements/Object 667" xlink:type="simple" xlink:show="embed" xlink:actuate="onLoad"/><svg:desc>формула</svg:desc></draw:frame><text:span text:style-name="T1">.</text:span></text:p>
        </text:list-item>
      </text:list>
      <text:list xml:id="list30650269266168" text:continue-list="list2611998290" text:style-name="WWNum30">
        <text:list-item>
          <text:p text:style-name="P63"><text:span text:style-name="T1">Для каждого </text:span><draw:frame draw:style-name="fr1" draw:name="Объект667" text:anchor-type="as-char" svg:width="0.5874in" svg:height="0.2252in" draw:z-index="667"><draw:object xlink:href="./Object 668" xlink:type="simple" xlink:show="embed" xlink:actuate="onLoad"/><draw:image xlink:href="./ObjectReplacements/Object 668" xlink:type="simple" xlink:show="embed" xlink:actuate="onLoad"/><svg:desc>формула</svg:desc></draw:frame><text:span text:style-name="T1">:</text:span></text:p>
        </text:list-item>
      </text:list>
      <text:list xml:id="list1465206327" text:style-name="WWNum32">
        <text:list-item>
          <text:p text:style-name="P76"><text:span text:style-name="T1">Если </text:span><draw:frame draw:style-name="fr1" draw:name="Объект668" text:anchor-type="as-char" svg:width="0.128in" svg:height="0.1839in" draw:z-index="668"><draw:object xlink:href="./Object 669" xlink:type="simple" xlink:show="embed" xlink:actuate="onLoad"/><draw:image xlink:href="./ObjectReplacements/Object 669" xlink:type="simple" xlink:show="embed" xlink:actuate="onLoad"/><svg:desc>формула</svg:desc></draw:frame><text:span text:style-name="T1"><text:s/>предоставит публичный адрес </text:span><draw:frame draw:style-name="fr1" draw:name="Объект669" text:anchor-type="as-char" svg:width="0.4374in" svg:height="0.2091in" draw:z-index="669"><draw:object xlink:href="./Object 670" xlink:type="simple" xlink:show="embed" xlink:actuate="onLoad"/><draw:image xlink:href="./ObjectReplacements/Object 670" xlink:type="simple" xlink:show="embed" xlink:actuate="onLoad"/><svg:desc>формула</svg:desc></draw:frame><text:span text:style-name="T1">, созданный не запросчиком, создаст монету, используя </text:span><text:span text:style-name="T3">CreateCoin</text:span><text:span text:style-name="T1">, как обычно.</text:span></text:p>
        </text:list-item>
        <text:list-item>
          <text:p text:style-name="P77">В противном случае симулирует создание монеты:</text:p>
        </text:list-item>
      </text:list>
      <text:list xml:id="list716458704" text:style-name="WWNum33">
        <text:list-item>
          <text:p text:style-name="P79"><text:span text:style-name="T1">Равномерно случайным образом выберет ключ восстановления </text:span><draw:frame draw:style-name="fr1" draw:name="Объект670" text:anchor-type="as-char" svg:width="0.1827in" svg:height="0.2091in" draw:z-index="670"><draw:object xlink:href="./Object 671" xlink:type="simple" xlink:show="embed" xlink:actuate="onLoad"/><draw:image xlink:href="./ObjectReplacements/Object 671" xlink:type="simple" xlink:show="embed" xlink:actuate="onLoad"/><svg:desc>формула</svg:desc></draw:frame><text:span text:style-name="T1">.</text:span></text:p>
        </text:list-item>
        <text:list-item>
          <text:p text:style-name="P79"><text:span text:style-name="T1">Равномерно случайным образом выберет обязательство по порядковому номеру </text:span><draw:frame draw:style-name="fr1" draw:name="Объект671" text:anchor-type="as-char" svg:width="0.1409in" svg:height="0.2091in" draw:z-index="671"><draw:object xlink:href="./Object 672" xlink:type="simple" xlink:show="embed" xlink:actuate="onLoad"/><draw:image xlink:href="./ObjectReplacements/Object 672" xlink:type="simple" xlink:show="embed" xlink:actuate="onLoad"/><svg:desc>формула</svg:desc></draw:frame><text:span text:style-name="T1">.</text:span></text:p>
        </text:list-item>
        <text:list-item>
          <text:p text:style-name="P79"><text:span text:style-name="T1">Равномерно случайным образом выберет обязательство по значению </text:span><draw:frame draw:style-name="fr1" draw:name="Объект672" text:anchor-type="as-char" svg:width="0.1665in" svg:height="0.2091in" draw:z-index="672"><draw:object xlink:href="./Object 673" xlink:type="simple" xlink:show="embed" xlink:actuate="onLoad"/><draw:image xlink:href="./ObjectReplacements/Object 673" xlink:type="simple" xlink:show="embed" xlink:actuate="onLoad"/><svg:desc>формула</svg:desc></draw:frame><text:span text:style-name="T1">.</text:span></text:p>
        </text:list-item>
        <text:list-item>
          <text:p text:style-name="P79"><text:span text:style-name="T1">Выберет случайный вход, использованный для создания ключа симметричного шифрования </text:span><draw:frame draw:style-name="fr1" draw:name="Объект673" text:anchor-type="as-char" svg:width="1.4429in" svg:height="0.2091in" draw:z-index="673"><draw:object xlink:href="./Object 674" xlink:type="simple" xlink:show="embed" xlink:actuate="onLoad"/><draw:image xlink:href="./ObjectReplacements/Object 674" xlink:type="simple" xlink:show="embed" xlink:actuate="onLoad"/><svg:desc>формула</svg:desc></draw:frame><text:span text:style-name="T1">.</text:span></text:p>
        </text:list-item>
        <text:list-item>
          <text:p text:style-name="P79"><text:span text:style-name="T1">Симулирует шифрование сопроводительных данных, выбрав случайное значение </text:span><draw:frame draw:style-name="fr1" draw:name="Объект674" text:anchor-type="as-char" svg:width="0.098in" svg:height="0.1839in" draw:z-index="674"><draw:object xlink:href="./Object 675" xlink:type="simple" xlink:show="embed" xlink:actuate="onLoad"/><draw:image xlink:href="./ObjectReplacements/Object 675" xlink:type="simple" xlink:show="embed" xlink:actuate="onLoad"/><svg:desc>формула</svg:desc></draw:frame><text:span text:style-name="T1"><text:s/>соответствующей длины, зашифровав его, чтобы получить</text:span></text:p>
        </text:list-item>
      </text:list>
      <text:p text:style-name="P78"><draw:frame draw:style-name="fr1" draw:name="Объект675" text:anchor-type="as-char" svg:width="2.1547in" svg:height="0.2319in" draw:z-index="675"><draw:object xlink:href="./Object 676" xlink:type="simple" xlink:show="embed" xlink:actuate="onLoad"/><draw:image xlink:href="./ObjectReplacements/Object 676" xlink:type="simple" xlink:show="embed" xlink:actuate="onLoad"/><svg:desc>формула</svg:desc></draw:frame><text:span text:style-name="T11">.</text:span></text:p>
      <text:list xml:id="list30650106077753" text:continue-numbering="true" text:style-name="WWNum33">
        <text:list-item>
          <text:p text:style-name="P79"><text:span text:style-name="T1">Симулирует шифрование сопроводительных данных, выбрав случайное значение </text:span><draw:frame draw:style-name="fr1" draw:name="Объект676" text:anchor-type="as-char" svg:width="0.1457in" svg:height="0.1839in" draw:z-index="676"><draw:object xlink:href="./Object 677" xlink:type="simple" xlink:show="embed" xlink:actuate="onLoad"/><draw:image xlink:href="./ObjectReplacements/Object 677" xlink:type="simple" xlink:show="embed" xlink:actuate="onLoad"/><svg:desc>формула</svg:desc></draw:frame><text:span text:style-name="T1"><text:s/>соответствующей длины, зашифровав его, чтобы получить</text:span></text:p>
        </text:list-item>
      </text:list>
      <text:p text:style-name="P78"><draw:frame draw:style-name="fr1" draw:name="Объект677" text:anchor-type="as-char" svg:width="2.4382in" svg:height="0.2319in" draw:z-index="677"><draw:object xlink:href="./Object 678" xlink:type="simple" xlink:show="embed" xlink:actuate="onLoad"/><draw:image xlink:href="./ObjectReplacements/Object 678" xlink:type="simple" xlink:show="embed" xlink:actuate="onLoad"/><svg:desc>формула</svg:desc></draw:frame><text:span text:style-name="T11">.</text:span></text:p>
      <text:list xml:id="list30650642969309" text:continue-numbering="true" text:style-name="WWNum33">
        <text:list-item>
          <text:p text:style-name="P79"><text:span text:style-name="T1">Симулирует доказательство диапазона </text:span><draw:frame draw:style-name="fr1" draw:name="Объект678" text:anchor-type="as-char" svg:width="0.389in" svg:height="0.2319in" draw:z-index="678"><draw:object xlink:href="./Object 679" xlink:type="simple" xlink:show="embed" xlink:actuate="onLoad"/><draw:image xlink:href="./ObjectReplacements/Object 679" xlink:type="simple" xlink:show="embed" xlink:actuate="onLoad"/><svg:desc>формула</svg:desc></draw:frame><text:span text:style-name="T1"><text:s/>для утверждения </text:span><draw:frame draw:style-name="fr1" draw:name="Объект679" text:anchor-type="as-char" svg:width="0.2744in" svg:height="0.2319in" draw:z-index="679"><draw:object xlink:href="./Object 680" xlink:type="simple" xlink:show="embed" xlink:actuate="onLoad"/><draw:image xlink:href="./ObjectReplacements/Object 680" xlink:type="simple" xlink:show="embed" xlink:actuate="onLoad"/><svg:desc>формула</svg:desc></draw:frame><text:span text:style-name="T1">.</text:span></text:p>
        </text:list-item>
      </text:list>
      <text:list xml:id="list30651274909304" text:continue-list="list30650269266168" text:style-name="WWNum30">
        <text:list-item>
          <text:p text:style-name="P63"><text:span text:style-name="T1">Симулирует доказательство баланса </text:span><draw:frame draw:style-name="fr1" draw:name="Объект680" text:anchor-type="as-char" svg:width="0.3028in" svg:height="0.2091in" draw:z-index="680"><draw:object xlink:href="./Object 681" xlink:type="simple" xlink:show="embed" xlink:actuate="onLoad"/><draw:image xlink:href="./ObjectReplacements/Object 681" xlink:type="simple" xlink:show="embed" xlink:actuate="onLoad"/><svg:desc>формула</svg:desc></draw:frame><text:span text:style-name="T1"><text:s/>для утверждения</text:span></text:p>
        </text:list-item>
      </text:list>
      <text:p text:style-name="P80"><draw:frame draw:style-name="fr1" draw:name="Объект681" text:anchor-type="as-char" svg:width="1.9161in" svg:height="0.4945in" draw:z-index="681"><draw:object xlink:href="./Object 682" xlink:type="simple" xlink:show="embed" xlink:actuate="onLoad"/><draw:image xlink:href="./ObjectReplacements/Object 682" xlink:type="simple" xlink:show="embed" xlink:actuate="onLoad"/><svg:desc>формула</svg:desc></draw:frame></text:p>
      <text:list xml:id="list30651225511468" text:continue-numbering="true" text:style-name="WWNum30">
        <text:list-item>
          <text:p text:style-name="P63"><text:span text:style-name="T1">Для каждого </text:span><draw:frame draw:style-name="fr1" draw:name="Объект682" text:anchor-type="as-char" svg:width="0.6598in" svg:height="0.2252in" draw:z-index="682"><draw:object xlink:href="./Object 683" xlink:type="simple" xlink:show="embed" xlink:actuate="onLoad"/><draw:image xlink:href="./ObjectReplacements/Object 683" xlink:type="simple" xlink:show="embed" xlink:actuate="onLoad"/><svg:desc>формула</svg:desc></draw:frame><text:span text:style-name="T1"><text:s/>согласно определению вычислит связующий хеш </text:span><draw:frame draw:style-name="fr1" draw:name="Объект683" text:anchor-type="as-char" svg:width="0.0953in" svg:height="0.1839in" draw:z-index="683"><draw:object xlink:href="./Object 684" xlink:type="simple" xlink:show="embed" xlink:actuate="onLoad"/><draw:image xlink:href="./ObjectReplacements/Object 684" xlink:type="simple" xlink:show="embed" xlink:actuate="onLoad"/><svg:desc>формула</svg:desc></draw:frame><text:span text:style-name="T1"><text:s/>и симулирует модифицированное доказательство Шаума-Педерсена </text:span><draw:frame draw:style-name="fr1" draw:name="Объект684" text:anchor-type="as-char" svg:width="0.5717in" svg:height="0.2319in" draw:z-index="684"><draw:object xlink:href="./Object 685" xlink:type="simple" xlink:show="embed" xlink:actuate="onLoad"/><draw:image xlink:href="./ObjectReplacements/Object 685" xlink:type="simple" xlink:show="embed" xlink:actuate="onLoad"/><svg:desc>формула</svg:desc></draw:frame><text:span text:style-name="T1"><text:s/>для утверждения </text:span><draw:frame draw:style-name="fr1" draw:name="Объект685" text:anchor-type="as-char" svg:width="0.502in" svg:height="0.2575in" draw:z-index="685"><draw:object xlink:href="./Object 686" xlink:type="simple" xlink:show="embed" xlink:actuate="onLoad"/><draw:image xlink:href="./ObjectReplacements/Object 686" xlink:type="simple" xlink:show="embed" xlink:actuate="onLoad"/><svg:desc>формула</svg:desc></draw:frame><text:span text:style-name="T1">.</text:span></text:p>
        </text:list-item>
        <text:list-item>
          <text:p text:style-name="P65">Соберёт транзакцию и надлежащим образом добавит её в реестр.</text:p>
        </text:list-item>
      </text:list>
      <text:p text:style-name="P81"><text:span text:style-name="T1">В случае с экспериментами, о которых говорится ниже, мы определяем </text:span><draw:frame draw:style-name="fr1" draw:name="Объект686" text:anchor-type="as-char" svg:width="0.3661in" svg:height="0.2075in" draw:z-index="686"><draw:object xlink:href="./Object 687" xlink:type="simple" xlink:show="embed" xlink:actuate="onLoad"/><draw:image xlink:href="./ObjectReplacements/Object 687" xlink:type="simple" xlink:show="embed" xlink:actuate="onLoad"/><svg:desc>формула</svg:desc></draw:frame><text:span text:style-name="T1"><text:s/>как преимущество </text:span><draw:frame draw:style-name="fr1" draw:name="Объект687" text:anchor-type="as-char" svg:width="0.128in" svg:height="0.1839in" draw:z-index="687"><draw:object xlink:href="./Object 688" xlink:type="simple" xlink:show="embed" xlink:actuate="onLoad"/><draw:image xlink:href="./ObjectReplacements/Object 688" xlink:type="simple" xlink:show="embed" xlink:actuate="onLoad"/><svg:desc>формула</svg:desc></draw:frame><text:span text:style-name="T1"><text:s/>в рамках некоторого эксперимента </text:span><draw:frame draw:style-name="fr1" draw:name="Объект688" text:anchor-type="as-char" svg:width="0.1362in" svg:height="0.1839in" draw:z-index="688"><draw:object xlink:href="./Object 689" xlink:type="simple" xlink:show="embed" xlink:actuate="onLoad"/><draw:image xlink:href="./ObjectReplacements/Object 689" xlink:type="simple" xlink:show="embed" xlink:actuate="onLoad"/><svg:desc>формула</svg:desc></draw:frame><text:span text:style-name="T1"><text:s/>над оригинальной игрой </text:span><text:span text:style-name="T2">L</text:span><text:span text:style-name="T5">-</text:span><text:span text:style-name="T2">IND</text:span><text:span text:style-name="T1">. По определению все ответы, отправляемые </text:span><draw:frame draw:style-name="fr1" draw:name="Объект689" text:anchor-type="as-char" svg:width="0.128in" svg:height="0.1839in" draw:z-index="689"><draw:object xlink:href="./Object 690" xlink:type="simple" xlink:show="embed" xlink:actuate="onLoad"/><draw:image xlink:href="./ObjectReplacements/Object 690" xlink:type="simple" xlink:show="embed" xlink:actuate="onLoad"/><svg:desc>формула</svg:desc></draw:frame><text:span text:style-name="T1"><text:s/>в </text:span><draw:frame draw:style-name="fr1" draw:name="Объект690" text:anchor-type="as-char" svg:width="0.1819in" svg:height="0.1925in" draw:z-index="690"><draw:object xlink:href="./Object 691" xlink:type="simple" xlink:show="embed" xlink:actuate="onLoad"/><draw:image xlink:href="./ObjectReplacements/Object 691" xlink:type="simple" xlink:show="embed" xlink:actuate="onLoad"/><svg:desc>формула</svg:desc></draw:frame><text:span text:style-name="T1"><text:s/>вычисляются независимо от бита </text:span><draw:frame draw:style-name="fr1" draw:name="Объект691" text:anchor-type="as-char" svg:width="0.089in" svg:height="0.1839in" draw:z-index="691"><draw:object xlink:href="./Object 692" xlink:type="simple" xlink:show="embed" xlink:actuate="onLoad"/><draw:image xlink:href="./ObjectReplacements/Object 692" xlink:type="simple" xlink:show="embed" xlink:actuate="onLoad"/><svg:desc>формула</svg:desc></draw:frame><text:span text:style-name="T1">, поэтому, </text:span><draw:frame draw:style-name="fr1" draw:name="Объект692" text:anchor-type="as-char" svg:width="0.6193in" svg:height="0.2126in" draw:z-index="692"><draw:object xlink:href="./Object 693" xlink:type="simple" xlink:show="embed" xlink:actuate="onLoad"/><draw:image xlink:href="./ObjectReplacements/Object 693" xlink:type="simple" xlink:show="embed" xlink:actuate="onLoad"/><svg:desc>формула</svg:desc></draw:frame><text:span text:style-name="T1">. Мы докажем, что преимущество </text:span><draw:frame draw:style-name="fr1" draw:name="Объект693" text:anchor-type="as-char" svg:width="0.128in" svg:height="0.1839in" draw:z-index="693"><draw:object xlink:href="./Object 694" xlink:type="simple" xlink:show="embed" xlink:actuate="onLoad"/><draw:image xlink:href="./ObjectReplacements/Object 694" xlink:type="simple" xlink:show="embed" xlink:actuate="onLoad"/><svg:desc>формула</svg:desc></draw:frame><text:span text:style-name="T1"><text:s/>в рамках реального эксперимента </text:span><text:span text:style-name="T3">L</text:span><text:span text:style-name="T1">-</text:span><text:span text:style-name="T3">IND</text:span><text:span text:style-name="T1"> </text:span><draw:frame draw:style-name="fr1" draw:name="Объект694" text:anchor-type="as-char" svg:width="0.2965in" svg:height="0.2075in" draw:z-index="694"><draw:object xlink:href="./Object 695" xlink:type="simple" xlink:show="embed" xlink:actuate="onLoad"/><draw:image xlink:href="./ObjectReplacements/Object 695" xlink:type="simple" xlink:show="embed" xlink:actuate="onLoad"/><svg:desc>формула</svg:desc></draw:frame><text:span text:style-name="T1"><text:s/>практически ничтожно отличаются от преимущества </text:span><draw:frame draw:style-name="fr1" draw:name="Объект695" text:anchor-type="as-char" svg:width="0.128in" svg:height="0.1839in" draw:z-index="695"><draw:object xlink:href="./Object 696" xlink:type="simple" xlink:show="embed" xlink:actuate="onLoad"/><draw:image xlink:href="./ObjectReplacements/Object 696" xlink:type="simple" xlink:show="embed" xlink:actuate="onLoad"/><svg:desc>формула</svg:desc></draw:frame><text:span text:style-name="T1"><text:s/>в рамках </text:span><draw:frame draw:style-name="fr1" draw:name="Объект696" text:anchor-type="as-char" svg:width="0.1819in" svg:height="0.1925in" draw:z-index="696"><draw:object xlink:href="./Object 697" xlink:type="simple" xlink:show="embed" xlink:actuate="onLoad"/><draw:image xlink:href="./ObjectReplacements/Object 697" xlink:type="simple" xlink:show="embed" xlink:actuate="onLoad"/><svg:desc>формула</svg:desc></draw:frame><text:span text:style-name="T1">. Чтобы продемонстрировать это, построим промежуточные эксперименты, в которых </text:span><draw:frame draw:style-name="fr1" draw:name="Объект697" text:anchor-type="as-char" svg:width="0.1209in" svg:height="0.1839in" draw:z-index="697"><draw:object xlink:href="./Object 698" xlink:type="simple" xlink:show="embed" xlink:actuate="onLoad"/><draw:image xlink:href="./ObjectReplacements/Object 698" xlink:type="simple" xlink:show="embed" xlink:actuate="onLoad"/><svg:desc>формула</svg:desc></draw:frame><text:span text:style-name="T1"><text:s/>участвует в определённом модифицированном варианте </text:span><draw:frame draw:style-name="fr1" draw:name="Объект698" text:anchor-type="as-char" svg:width="0.2965in" svg:height="0.2075in" draw:z-index="698"><draw:object xlink:href="./Object 699" xlink:type="simple" xlink:show="embed" xlink:actuate="onLoad"/><draw:image xlink:href="./ObjectReplacements/Object 699" xlink:type="simple" xlink:show="embed" xlink:actuate="onLoad"/><svg:desc>формула</svg:desc></draw:frame><text:span text:style-name="T1"><text:s/>против </text:span><draw:frame draw:style-name="fr1" draw:name="Объект699" text:anchor-type="as-char" svg:width="0.128in" svg:height="0.1839in" draw:z-index="699"><draw:object xlink:href="./Object 700" xlink:type="simple" xlink:show="embed" xlink:actuate="onLoad"/><draw:image xlink:href="./ObjectReplacements/Object 700" xlink:type="simple" xlink:show="embed" xlink:actuate="onLoad"/><svg:desc>формула</svg:desc></draw:frame><text:span text:style-name="T1">.</text:span></text:p>
      <text:p text:style-name="P81"><text:span text:style-name="T5">Эксперимент</text:span><text:span text:style-name="T1"> </text:span><draw:frame draw:style-name="fr1" draw:name="Объект700" text:anchor-type="as-char" svg:width="0.1862in" svg:height="0.2091in" draw:z-index="700"><draw:object xlink:href="./Object 701" xlink:type="simple" xlink:show="embed" xlink:actuate="onLoad"/><draw:image xlink:href="./ObjectReplacements/Object 701" xlink:type="simple" xlink:show="embed" xlink:actuate="onLoad"/><svg:desc>формула</svg:desc></draw:frame><text:span text:style-name="T1">. В рамках данного эксперимента </text:span><draw:frame draw:style-name="fr1" draw:name="Объект701" text:anchor-type="as-char" svg:width="0.2965in" svg:height="0.2075in" draw:z-index="701"><draw:object xlink:href="./Object 702" xlink:type="simple" xlink:show="embed" xlink:actuate="onLoad"/><draw:image xlink:href="./ObjectReplacements/Object 702" xlink:type="simple" xlink:show="embed" xlink:actuate="onLoad"/><svg:desc>формула</svg:desc></draw:frame><text:span text:style-name="T1"><text:s/>изменяется путём моделирования всех доказательств по одному из множества, доказательств диапазона, доказательств представления и модифицированных доказательств Шаума-Педерсена. Поскольку все эти протоколы подразумевают наличие честного верификатора при нулевом </text:span><text:soft-page-break/><text:span text:style-name="T1">разглашении, смоделированные доказательства будут неотличимы от реальных доказательств, сгенерированных при </text:span><draw:frame draw:style-name="fr1" draw:name="Объект702" text:anchor-type="as-char" svg:width="0.2965in" svg:height="0.2075in" draw:z-index="702"><draw:object xlink:href="./Object 703" xlink:type="simple" xlink:show="embed" xlink:actuate="onLoad"/><draw:image xlink:href="./ObjectReplacements/Object 703" xlink:type="simple" xlink:show="embed" xlink:actuate="onLoad"/><svg:desc>формула</svg:desc></draw:frame><text:span text:style-name="T1">. Следовательно, </text:span><draw:frame draw:style-name="fr1" draw:name="Объект703" text:anchor-type="as-char" svg:width="0.6217in" svg:height="0.2102in" draw:z-index="703"><draw:object xlink:href="./Object 704" xlink:type="simple" xlink:show="embed" xlink:actuate="onLoad"/><draw:image xlink:href="./ObjectReplacements/Object 704" xlink:type="simple" xlink:show="embed" xlink:actuate="onLoad"/><svg:desc>формула</svg:desc></draw:frame><text:span text:style-name="T1">.</text:span></text:p>
      <text:p text:style-name="P81"><text:span text:style-name="T5">Эксперимент</text:span><text:span text:style-name="T1"> </text:span><draw:frame draw:style-name="fr1" draw:name="Объект704" text:anchor-type="as-char" svg:width="0.1866in" svg:height="0.2091in" draw:z-index="704"><draw:object xlink:href="./Object 705" xlink:type="simple" xlink:show="embed" xlink:actuate="onLoad"/><draw:image xlink:href="./ObjectReplacements/Object 705" xlink:type="simple" xlink:show="embed" xlink:actuate="onLoad"/><svg:desc>формула</svg:desc></draw:frame><text:span text:style-name="T1">. В рамках данного эксперимента </text:span><draw:frame draw:style-name="fr1" draw:name="Объект705" text:anchor-type="as-char" svg:width="0.1862in" svg:height="0.2091in" draw:z-index="705"><draw:object xlink:href="./Object 706" xlink:type="simple" xlink:show="embed" xlink:actuate="onLoad"/><draw:image xlink:href="./ObjectReplacements/Object 706" xlink:type="simple" xlink:show="embed" xlink:actuate="onLoad"/><svg:desc>формула</svg:desc></draw:frame><text:span text:style-name="T1"><text:s/>изменяется путём замены всех зашифрованных значений и сопроводительных данных в транзакциях на сгенерированные запросчиком публичные адреса получателя с шифрованием случайных значений надлежащей длины в соответствии с ключами, выбранными равномерно и случайным образом, а также путём замены ключей восстановления равномерно выбранными случайными значениями. Поскольку лежащая в основе схема аутентифицированного симметричного шифрования является безопасной в рамках </text:span><text:span text:style-name="T3">IND</text:span><text:span text:style-name="T1">-</text:span><text:span text:style-name="T3">CCA</text:span><text:span text:style-name="T1"> и </text:span><text:span text:style-name="T3">IK</text:span><text:span text:style-name="T1">-</text:span><text:span text:style-name="T3">CCA</text:span><text:span text:style-name="T1">, и мы допускаем, что задача принятия решения Диффи-Хеллмана является сложной, преимущество злоумышленника при распознавании выхода в реестре в рамках эксперимента </text:span><draw:frame draw:style-name="fr1" draw:name="Объект706" text:anchor-type="as-char" svg:width="0.1866in" svg:height="0.2091in" draw:z-index="706"><draw:object xlink:href="./Object 707" xlink:type="simple" xlink:show="embed" xlink:actuate="onLoad"/><draw:image xlink:href="./ObjectReplacements/Object 707" xlink:type="simple" xlink:show="embed" xlink:actuate="onLoad"/><svg:desc>формула</svg:desc></draw:frame><text:span text:style-name="T1"><text:s/>будет ничтожно отличаться от его преимущества в рамках эксперимента </text:span><draw:frame draw:style-name="fr1" draw:name="Объект707" text:anchor-type="as-char" svg:width="0.1862in" svg:height="0.2091in" draw:z-index="707"><draw:object xlink:href="./Object 708" xlink:type="simple" xlink:show="embed" xlink:actuate="onLoad"/><draw:image xlink:href="./ObjectReplacements/Object 708" xlink:type="simple" xlink:show="embed" xlink:actuate="onLoad"/><svg:desc>формула</svg:desc></draw:frame><text:span text:style-name="T1">. Следовательно, </text:span><draw:frame draw:style-name="fr1" draw:name="Объект708" text:anchor-type="as-char" svg:width="1.0366in" svg:height="0.2319in" draw:z-index="708"><draw:object xlink:href="./Object 709" xlink:type="simple" xlink:show="embed" xlink:actuate="onLoad"/><draw:image xlink:href="./ObjectReplacements/Object 709" xlink:type="simple" xlink:show="embed" xlink:actuate="onLoad"/><svg:desc>формула</svg:desc></draw:frame><text:span text:style-name="T1"><text:s/>также будет ничтожным.</text:span></text:p>
      <text:p text:style-name="P81"><text:span text:style-name="T5">Эксперимент </text:span><draw:frame draw:style-name="fr1" draw:name="Объект709" text:anchor-type="as-char" svg:width="0.1819in" svg:height="0.1925in" draw:z-index="709"><draw:object xlink:href="./Object 710" xlink:type="simple" xlink:show="embed" xlink:actuate="onLoad"/><draw:image xlink:href="./ObjectReplacements/Object 710" xlink:type="simple" xlink:show="embed" xlink:actuate="onLoad"/><svg:desc>формула</svg:desc></draw:frame><text:span text:style-name="T1">. Эксперимент </text:span><draw:frame draw:style-name="fr1" draw:name="Объект710" text:anchor-type="as-char" svg:width="0.1819in" svg:height="0.1925in" draw:z-index="710"><draw:object xlink:href="./Object 711" xlink:type="simple" xlink:show="embed" xlink:actuate="onLoad"/><draw:image xlink:href="./ObjectReplacements/Object 711" xlink:type="simple" xlink:show="embed" xlink:actuate="onLoad"/><svg:desc>формула</svg:desc></draw:frame><text:span text:style-name="T1"><text:s/>формально описан выше. В частности, он отличается от </text:span><draw:frame draw:style-name="fr1" draw:name="Объект711" text:anchor-type="as-char" svg:width="0.1866in" svg:height="0.2091in" draw:z-index="711"><draw:object xlink:href="./Object 712" xlink:type="simple" xlink:show="embed" xlink:actuate="onLoad"/><draw:image xlink:href="./ObjectReplacements/Object 712" xlink:type="simple" xlink:show="embed" xlink:actuate="onLoad"/><svg:desc>формула</svg:desc></draw:frame><text:span text:style-name="T1"><text:s/>заменой тегов использованных монет, офсета обязательства по порядковому номеру и офсетов обязательства по значению равномерно выбранными случайными значениями, а также заменой обязательств по порядковому номеру и обязательств по значению исходящих монет случайными значениями. В рамках предшествующих экспериментов (включая </text:span><draw:frame draw:style-name="fr1" draw:name="Объект712" text:anchor-type="as-char" svg:width="0.2965in" svg:height="0.2075in" draw:z-index="712"><draw:object xlink:href="./Object 713" xlink:type="simple" xlink:show="embed" xlink:actuate="onLoad"/><draw:image xlink:href="./ObjectReplacements/Object 713" xlink:type="simple" xlink:show="embed" xlink:actuate="onLoad"/><svg:desc>формула</svg:desc></draw:frame><text:span text:style-name="T1">) теги генерировались при помощи псевдослучайной функции [7], а другие заданные значения генерировались как обязательства с масками, выведенными на основе хеш-функций в качестве независимых случайных оракулов, поэтому, преимущество злоумышленника при распознавании выхода в реестре при реализации эксперимента </text:span><draw:frame draw:style-name="fr1" draw:name="Объект713" text:anchor-type="as-char" svg:width="0.1819in" svg:height="0.1925in" draw:z-index="713"><draw:object xlink:href="./Object 714" xlink:type="simple" xlink:show="embed" xlink:actuate="onLoad"/><draw:image xlink:href="./ObjectReplacements/Object 714" xlink:type="simple" xlink:show="embed" xlink:actuate="onLoad"/><svg:desc>формула</svg:desc></draw:frame><text:span text:style-name="T1"><text:s/>будет ничтожно отличаться от его преимущества при реализации эксперимента </text:span><draw:frame draw:style-name="fr1" draw:name="Объект714" text:anchor-type="as-char" svg:width="0.1866in" svg:height="0.2091in" draw:z-index="714"><draw:object xlink:href="./Object 715" xlink:type="simple" xlink:show="embed" xlink:actuate="onLoad"/><draw:image xlink:href="./ObjectReplacements/Object 715" xlink:type="simple" xlink:show="embed" xlink:actuate="onLoad"/><svg:desc>формула</svg:desc></draw:frame><text:span text:style-name="T1">. Следовательно, </text:span><draw:frame draw:style-name="fr1" draw:name="Объект715" text:anchor-type="as-char" svg:width="1.0346in" svg:height="0.2339in" draw:z-index="715"><draw:object xlink:href="./Object 716" xlink:type="simple" xlink:show="embed" xlink:actuate="onLoad"/><draw:image xlink:href="./ObjectReplacements/Object 716" xlink:type="simple" xlink:show="embed" xlink:actuate="onLoad"/><svg:desc>формула</svg:desc></draw:frame><text:span text:style-name="T1"><text:s/>также будет ничтожным.</text:span></text:p>
      <text:p text:style-name="P81"><text:span text:style-name="T1">Это демонстрирует, что у злоумышленника имеется лишь ничтожное преимущество в реальной игре </text:span><text:span text:style-name="T2">L</text:span><text:span text:style-name="T5">-</text:span><text:span text:style-name="T2">IND</text:span><text:span text:style-name="T1"> относительно моделирования, где мы можем победить лишь с незначительно большей вероятностью, чем по чистой случайности, что делает наше доказательство полным.</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tyle="normal" style:font-style-asian="normal"/>
    </style:style>
    <style:style style:name="ListLabel_20_8" style:display-name="ListLabel 8" style:family="text">
      <style:text-properties fo:font-style="normal" style:font-style-asian="normal"/>
    </style:style>
    <style:style style:name="ListLabel_20_9" style:display-name="ListLabel 9" style:family="text">
      <style:text-properties fo:font-style="normal" style:font-style-asian="normal"/>
    </style:style>
    <style:style style:name="ListLabel_20_10" style:display-name="ListLabel 10" style:family="text">
      <style:text-properties fo:font-style="normal" style:font-style-asian="normal"/>
    </style:style>
    <style:style style:name="ListLabel_20_11" style:display-name="ListLabel 11" style:family="text">
      <style:text-properties fo:font-style="normal" style:font-style-asian="normal"/>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tyle="normal" style:font-style-asian="normal"/>
    </style:style>
    <style:style style:name="ListLabel_20_16" style:display-name="ListLabel 16" style:family="text">
      <style:text-properties fo:font-style="normal" style:font-style-asian="normal"/>
    </style:style>
    <style:style style:name="ListLabel_20_17" style:display-name="ListLabel 17" style:family="text">
      <style:text-properties fo:font-style="normal" style:font-style-asian="normal"/>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tyle="normal" style:font-name-asian="SimSun" style:font-family-asian="SimSun" style:font-family-generic-asian="system" style:font-pitch-asian="variable" style:font-style-asian="normal"/>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tyle="normal" style:font-style-asian="normal"/>
    </style:style>
    <style:style style:name="ListLabel_20_29" style:display-name="ListLabel 29" style:family="text">
      <style:text-properties fo:font-style="normal" style:font-style-asian="normal"/>
    </style:style>
    <style:style style:name="ListLabel_20_30" style:display-name="ListLabel 30" style:family="text">
      <style:text-properties fo:font-style="normal" style:font-style-asian="normal"/>
    </style:style>
    <style:style style:name="ListLabel_20_31" style:display-name="ListLabel 31" style:family="text">
      <style:text-properties fo:font-style="normal" style:font-style-asian="normal"/>
    </style:style>
    <style:style style:name="ListLabel_20_32" style:display-name="ListLabel 32" style:family="text">
      <style:text-properties fo:font-style="normal" style:font-style-asian="normal"/>
    </style:style>
    <style:style style:name="ListLabel_20_33" style:display-name="ListLabel 33" style:family="text">
      <style:text-properties fo:font-style="normal" style:font-style-asian="normal"/>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8937in"/>
        </style:list-level-properties>
        <style:text-properties style:font-name="Symbol1"/>
      </text:list-level-style-bullet>
      <text:list-level-style-bullet text:level="2" text:style-name="ListLabel_20_4"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6"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8"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9"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0"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8937in"/>
        </style:list-level-properties>
        <style:text-properties style:font-name="Symbol1"/>
      </text:list-level-style-bullet>
      <text:list-level-style-bullet text:level="2" text:style-name="ListLabel_20_1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13"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14"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5"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437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3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03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3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03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3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03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3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53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03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3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03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3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03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3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6"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7"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8937in"/>
        </style:list-level-properties>
        <style:text-properties style:font-name="Symbol1"/>
      </text:list-level-style-bullet>
      <text:list-level-style-bullet text:level="2" text:style-name="ListLabel_20_18"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19"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20"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8937in"/>
        </style:list-level-properties>
        <style:text-properties style:font-name="Symbol1"/>
      </text:list-level-style-bullet>
      <text:list-level-style-bullet text:level="2" text:style-name="ListLabel_20_2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23"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24"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8937in"/>
        </style:list-level-properties>
        <style:text-properties style:font-name="Symbol1"/>
      </text:list-level-style-bullet>
      <text:list-level-style-bullet text:level="2" text:style-name="ListLabel_20_25"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26"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27"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8" style:num-format="1">
        <style:list-level-properties text:list-level-position-and-space-mode="label-alignment">
          <style:list-level-label-alignment text:label-followed-by="listtab" fo:text-indent="-0.25in" fo:margin-left="1.28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8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8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8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8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8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8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9"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30" style:num-format="1">
        <style:list-level-properties text:list-level-position-and-space-mode="label-alignment">
          <style:list-level-label-alignment text:label-followed-by="listtab" fo:text-indent="-0.25in" fo:margin-left="1.28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8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8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8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8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8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8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3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32"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33" style:num-format="i">
        <style:list-level-properties text:list-level-position-and-space-mode="label-alignment">
          <style:list-level-label-alignment text:label-followed-by="listtab" fo:text-indent="-0.25in" fo:margin-left="1.681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181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6811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181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6811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1811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6811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1811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6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2-18T03:06:49.013000000</dc:date>
    <meta:editing-duration>PT48S</meta:editing-duration>
    <meta:editing-cycles>3</meta:editing-cycles>
    <meta:document-statistic meta:table-count="2" meta:image-count="0" meta:object-count="716" meta:page-count="28" meta:paragraph-count="479" meta:word-count="9446" meta:character-count="73996" meta:non-whitespace-character-count="64807"/>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sub>
        <mi>v</mi>
        <mn>1</mn>
      </msub>
      <mi>,</mi>
      <msub>
        <mi>v</mi>
        <mn>2</mn>
      </msub>
      <mi>∈</mi>
      <mi>F</mi>
    </mrow>
    <annotation encoding="StarMath 5.0">{v} rsub {1} ,  {v} rsub {2} ∈ F</annotation>
  </semantics>
</math>
</file>

<file path=Object 100/content.xml><?xml version="1.0" encoding="utf-8"?>
<math xmlns="http://www.w3.org/1998/Math/MathML" display="block">
  <semantics>
    <mrow>
      <mrow>
        <mi>K</mi>
        <mo stretchy="false">=</mo>
        <mi mathvariant="italic">DCom</mi>
      </mrow>
      <mrow>
        <mo fence="true" stretchy="true">(</mo>
        <mrow>
          <mrow>
            <mi>k</mi>
            <mn>,0</mn>
            <mi>,</mi>
            <mn>0</mn>
          </mrow>
        </mrow>
        <mo fence="true" stretchy="true">)</mo>
      </mrow>
    </mrow>
    <annotation encoding="StarMath 5.0">K= DCom left (k,0, 0 right )</annotation>
  </semantics>
</math>
</file>

<file path=Object 101/content.xml><?xml version="1.0" encoding="utf-8"?>
<math xmlns="http://www.w3.org/1998/Math/MathML" display="block">
  <semantics>
    <mrow>
      <mrow>
        <mi>S</mi>
        <mo stretchy="false">=</mo>
        <mi mathvariant="italic">DCom</mi>
      </mrow>
      <mrow>
        <mrow>
          <mo fence="true" stretchy="true">(</mo>
          <mrow>
            <mrow>
              <msub>
                <mi>H</mi>
                <mi mathvariant="italic">ser</mi>
              </msub>
              <mrow>
                <mo fence="true" stretchy="true">(</mo>
                <mrow>
                  <mrow>
                    <mi>k</mi>
                    <msub>
                      <mi>Q</mi>
                      <mn>1</mn>
                    </msub>
                    <mi>,</mi>
                    <msub>
                      <mi>Q</mi>
                      <mn>1</mn>
                    </msub>
                    <mi>,</mi>
                    <msub>
                      <mi>Q</mi>
                      <mn>2</mn>
                    </msub>
                  </mrow>
                </mrow>
                <mo fence="true" stretchy="true">)</mo>
              </mrow>
              <mi>,</mi>
              <mn>0</mn>
              <mi>,</mi>
              <mn>0</mn>
            </mrow>
          </mrow>
          <mo fence="true" stretchy="true">)</mo>
        </mrow>
        <mo stretchy="false">+</mo>
        <msub>
          <mi>Q</mi>
          <mn>2</mn>
        </msub>
      </mrow>
    </mrow>
    <annotation encoding="StarMath 5.0">S= DCom left ({H} rsub {ser} left (k {Q} rsub {1} ,  {Q} rsub {1} ,  {Q} rsub {2} right ) , 0, 0 right ) + {Q} rsub {2}</annotation>
  </semantics>
</math>
</file>

<file path=Object 102/content.xml><?xml version="1.0" encoding="utf-8"?>
<math xmlns="http://www.w3.org/1998/Math/MathML" display="block">
  <semantics>
    <mrow>
      <mrow>
        <mi>C</mi>
        <mo stretchy="false">=</mo>
        <mi mathvariant="italic">Com</mi>
      </mrow>
      <mrow>
        <mo fence="true" stretchy="true">(</mo>
        <mrow>
          <mrow>
            <mi>v</mi>
            <mi>,</mi>
            <msub>
              <mi>H</mi>
              <mi mathvariant="italic">val</mi>
            </msub>
            <mrow>
              <mo fence="true" stretchy="true">(</mo>
              <mrow>
                <mrow>
                  <mi>k</mi>
                  <msub>
                    <mi>Q</mi>
                    <mn>1</mn>
                  </msub>
                </mrow>
              </mrow>
              <mo fence="true" stretchy="true">)</mo>
            </mrow>
          </mrow>
        </mrow>
        <mo fence="true" stretchy="true">)</mo>
      </mrow>
    </mrow>
    <annotation encoding="StarMath 5.0">C = Com left (v,  {H} rsub {val} left (k {Q} rsub {1} right ) right )</annotation>
  </semantics>
</math>
</file>

<file path=Object 103/content.xml><?xml version="1.0" encoding="utf-8"?>
<math xmlns="http://www.w3.org/1998/Math/MathML" display="block">
  <semantics>
    <mrow>
      <mi>b</mi>
      <mo stretchy="false">=</mo>
      <mn>0</mn>
    </mrow>
    <annotation encoding="StarMath 5.0">b=0</annotation>
  </semantics>
</math>
</file>

<file path=Object 104/content.xml><?xml version="1.0" encoding="utf-8"?>
<math xmlns="http://www.w3.org/1998/Math/MathML" display="block">
  <semantics>
    <mrow>
      <mrow>
        <msub>
          <mi>Π</mi>
          <mi mathvariant="italic">rp</mi>
        </msub>
        <mo stretchy="false">=</mo>
        <mi mathvariant="italic">RangeProve</mi>
      </mrow>
      <mrow>
        <mo fence="true" stretchy="true">(</mo>
        <mrow>
          <mrow>
            <msub>
              <mi mathvariant="italic">pp</mi>
              <mi mathvariant="italic">rp</mi>
            </msub>
            <mi>,</mi>
            <mi>C</mi>
            <mi>;</mi>
            <mrow>
              <mo fence="true" stretchy="true">(</mo>
              <mrow>
                <mrow>
                  <mi>v</mi>
                  <mi>,</mi>
                  <msub>
                    <mi>H</mi>
                    <mi mathvariant="italic">val</mi>
                  </msub>
                  <mrow>
                    <mo fence="true" stretchy="true">(</mo>
                    <mrow>
                      <mrow>
                        <mi>k</mi>
                        <msub>
                          <mi>Q</mi>
                          <mn>1</mn>
                        </msub>
                      </mrow>
                    </mrow>
                    <mo fence="true" stretchy="true">)</mo>
                  </mrow>
                </mrow>
              </mrow>
              <mo fence="true" stretchy="true">)</mo>
            </mrow>
          </mrow>
        </mrow>
        <mo fence="true" stretchy="true">)</mo>
      </mrow>
    </mrow>
    <annotation encoding="StarMath 5.0">{Π} rsub {rp} = RangeProve left ({pp} rsub {rp} ,C; left (v,  {H} rsub {val} left (k {Q} rsub {1} right ) right ) right )</annotation>
  </semantics>
</math>
</file>

<file path=Object 105/content.xml><?xml version="1.0" encoding="utf-8"?>
<math xmlns="http://www.w3.org/1998/Math/MathML" display="block">
  <semantics>
    <mrow>
      <mrow>
        <msub>
          <mi>k</mi>
          <mi mathvariant="italic">aead</mi>
        </msub>
        <mo stretchy="false">=</mo>
        <mi mathvariant="italic">AEADKeyGen</mi>
      </mrow>
      <mrow>
        <mo fence="true" stretchy="true">(</mo>
        <mrow>
          <mrow>
            <mi>k</mi>
            <msub>
              <mi>Q</mi>
              <mn>1</mn>
            </msub>
          </mrow>
        </mrow>
        <mo fence="true" stretchy="true">)</mo>
      </mrow>
    </mrow>
    <annotation encoding="StarMath 5.0">{k} rsub {aead} = AEADKeyGen left (k {Q} rsub {1} right )</annotation>
  </semantics>
</math>
</file>

<file path=Object 106/content.xml><?xml version="1.0" encoding="utf-8"?>
<math xmlns="http://www.w3.org/1998/Math/MathML" display="block">
  <semantics>
    <mrow>
      <mrow>
        <mover accent="true">
          <mi>v</mi>
          <mo>¯</mo>
        </mover>
        <mo stretchy="false">=</mo>
        <mi mathvariant="italic">AEADEncrypt</mi>
      </mrow>
      <mrow>
        <mo fence="true" stretchy="true">(</mo>
        <mrow>
          <mrow>
            <msub>
              <mi>k</mi>
              <mi mathvariant="italic">aead</mi>
            </msub>
            <mi>,</mi>
            <mi mathvariant="italic">val</mi>
            <mi>,</mi>
            <mi>v</mi>
          </mrow>
        </mrow>
        <mo fence="true" stretchy="true">)</mo>
      </mrow>
    </mrow>
    <annotation encoding="StarMath 5.0">overline {v} = AEADEncrypt left ({k} rsub {aead} , val , v right )  </annotation>
  </semantics>
</math>
</file>

<file path=Object 107/content.xml><?xml version="1.0" encoding="utf-8"?>
<math xmlns="http://www.w3.org/1998/Math/MathML" display="block">
  <semantics>
    <mrow>
      <mi>b</mi>
      <mo stretchy="false">=</mo>
      <mn>0</mn>
    </mrow>
    <annotation encoding="StarMath 5.0">b=0</annotation>
  </semantics>
</math>
</file>

<file path=Object 108/content.xml><?xml version="1.0" encoding="utf-8"?>
<math xmlns="http://www.w3.org/1998/Math/MathML" display="block">
  <semantics>
    <mrow>
      <mrow>
        <mover accent="true">
          <mi>m</mi>
          <mo>¯</mo>
        </mover>
        <mo stretchy="false">=</mo>
        <mi mathvariant="italic">AEADEncrypt</mi>
      </mrow>
      <mrow>
        <mo fence="true" stretchy="true">(</mo>
        <mrow>
          <mrow>
            <msub>
              <mi>k</mi>
              <mi mathvariant="italic">aead</mi>
            </msub>
            <mi>,</mi>
            <mi mathvariant="italic">memo</mi>
            <mi>,</mi>
            <mi>m</mi>
          </mrow>
        </mrow>
        <mo fence="true" stretchy="true">)</mo>
      </mrow>
    </mrow>
    <annotation encoding="StarMath 5.0">overline {m} = AEADEncrypt left ({k} rsub {aead} , memo ,m right )</annotation>
  </semantics>
</math>
</file>

<file path=Object 109/content.xml><?xml version="1.0" encoding="utf-8"?>
<math xmlns="http://www.w3.org/1998/Math/MathML" display="block">
  <semantics>
    <mrow>
      <mi>b</mi>
      <mo stretchy="false">=</mo>
      <mn>0</mn>
    </mrow>
    <annotation encoding="StarMath 5.0">b=0</annotation>
  </semantics>
</math>
</file>

<file path=Object 11/content.xml><?xml version="1.0" encoding="utf-8"?>
<math xmlns="http://www.w3.org/1998/Math/MathML" display="block">
  <semantics>
    <mrow>
      <msub>
        <mi>r</mi>
        <mn>1</mn>
      </msub>
      <mi>,</mi>
      <msub>
        <mi>r</mi>
        <mn>2</mn>
      </msub>
      <mi>∈</mi>
      <mi>F</mi>
    </mrow>
    <annotation encoding="StarMath 5.0">{r} rsub {1} ,  {r} rsub {2} ∈ F</annotation>
  </semantics>
</math>
</file>

<file path=Object 110/content.xml><?xml version="1.0" encoding="utf-8"?>
<math xmlns="http://www.w3.org/1998/Math/MathML" display="block">
  <semantics>
    <mrow>
      <mo fence="true" stretchy="true">(</mo>
      <mrow>
        <mrow>
          <mi>S</mi>
          <mi>,</mi>
          <mi>K</mi>
          <mi>,</mi>
          <mi>C</mi>
          <mi>,</mi>
          <msub>
            <mi>Π</mi>
            <mi mathvariant="italic">rp</mi>
          </msub>
          <mi>,</mi>
          <mover accent="true">
            <mi>v</mi>
            <mo>¯</mo>
          </mover>
          <mi>,</mi>
          <mover accent="true">
            <mi>m</mi>
            <mo>¯</mo>
          </mover>
        </mrow>
      </mrow>
      <mo fence="true" stretchy="true">)</mo>
    </mrow>
    <annotation encoding="StarMath 5.0">left (S, K, C, {Π} rsub {rp} ,  overline {v} , overline {m} right )</annotation>
  </semantics>
</math>
</file>

<file path=Object 111/content.xml><?xml version="1.0" encoding="utf-8"?>
<math xmlns="http://www.w3.org/1998/Math/MathML" display="block">
  <semantics>
    <mrow>
      <mi>b</mi>
      <mo stretchy="false">=</mo>
      <mn>0</mn>
    </mrow>
    <annotation encoding="StarMath 5.0">b=0</annotation>
  </semantics>
</math>
</file>

<file path=Object 112/content.xml><?xml version="1.0" encoding="utf-8"?>
<math xmlns="http://www.w3.org/1998/Math/MathML" display="block">
  <semantics>
    <mrow>
      <mi>b</mi>
      <mo stretchy="false">=</mo>
      <mn>0</mn>
    </mrow>
    <annotation encoding="StarMath 5.0">b=0</annotation>
  </semantics>
</math>
</file>

<file path=Object 113/content.xml><?xml version="1.0" encoding="utf-8"?>
<math xmlns="http://www.w3.org/1998/Math/MathML" display="block">
  <semantics>
    <mi>⋋</mi>
    <annotation encoding="StarMath 5.0">⋋</annotation>
  </semantics>
</math>
</file>

<file path=Object 114/content.xml><?xml version="1.0" encoding="utf-8"?>
<math xmlns="http://www.w3.org/1998/Math/MathML" display="block">
  <semantics>
    <mi mathvariant="italic">pp</mi>
    <annotation encoding="StarMath 5.0">pp</annotation>
  </semantics>
</math>
</file>

<file path=Object 115/content.xml><?xml version="1.0" encoding="utf-8"?>
<math xmlns="http://www.w3.org/1998/Math/MathML" display="block">
  <semantics>
    <msub>
      <mi mathvariant="italic">addr</mi>
      <mi mathvariant="italic">pk</mi>
    </msub>
    <annotation encoding="StarMath 5.0">{addr} rsub {pk}</annotation>
  </semantics>
</math>
</file>

<file path=Object 116/content.xml><?xml version="1.0" encoding="utf-8"?>
<math xmlns="http://www.w3.org/1998/Math/MathML" display="block">
  <semantics>
    <mrow>
      <mi>v</mi>
      <mi>∈</mi>
      <mrow>
        <mo fence="true" stretchy="true">[</mo>
        <mrow>
          <mrow>
            <mn>0</mn>
            <mi>,</mi>
            <mrow>
              <mrow>
                <msub>
                  <mi>v</mi>
                  <mi mathvariant="italic">max</mi>
                </msub>
              </mrow>
              <mo fence="true" stretchy="true">)</mo>
            </mrow>
          </mrow>
        </mrow>
      </mrow>
    </mrow>
    <annotation encoding="StarMath 5.0">v ∈ left [0, left none {v} rsub {max} right ) right none</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sub>
      <mi mathvariant="italic">tx</mi>
      <mi mathvariant="italic">mint</mi>
    </msub>
    <annotation encoding="StarMath 5.0">{tx} rsub {mint}</annotation>
  </semantics>
</math>
</file>

<file path=Object 119/content.xml><?xml version="1.0" encoding="utf-8"?>
<math xmlns="http://www.w3.org/1998/Math/MathML" display="block">
  <semantics>
    <mrow>
      <mi mathvariant="italic">CreateCoin</mi>
      <mrow>
        <mo fence="true" stretchy="true">(</mo>
        <mrow>
          <mrow>
            <msub>
              <mi mathvariant="italic">addr</mi>
              <mi mathvariant="italic">pk</mi>
            </msub>
            <mi>,</mi>
            <mi>v</mi>
            <mi>,</mi>
            <mi>m</mi>
            <mi>,</mi>
            <mn>1</mn>
          </mrow>
        </mrow>
        <mo fence="true" stretchy="true">)</mo>
      </mrow>
      <mi>→</mi>
      <mi mathvariant="italic">Coin</mi>
      <mrow>
        <mo fence="true" stretchy="true">(</mo>
        <mrow>
          <mrow>
            <mi>S</mi>
            <mi>,</mi>
            <mi>K</mi>
            <mi>,</mi>
            <mi>C</mi>
            <mi>,</mi>
            <mi>v</mi>
            <mi>,</mi>
            <mover accent="true">
              <mi>m</mi>
              <mo>¯</mo>
            </mover>
          </mrow>
        </mrow>
        <mo fence="true" stretchy="true">)</mo>
      </mrow>
    </mrow>
    <annotation encoding="StarMath 5.0">CreateCoin left ({addr} rsub {pk} ,   v ,  m , 1 right ) → Coin left (S, K, C, v , overline {m} right )</annotation>
  </semantics>
</math>
</file>

<file path=Object 12/content.xml><?xml version="1.0" encoding="utf-8"?>
<math xmlns="http://www.w3.org/1998/Math/MathML" display="block">
  <semantics>
    <mrow>
      <msub>
        <mi mathvariant="italic">pp</mi>
        <mrow>
          <mi>d</mi>
          <mi mathvariant="italic">com</mi>
        </mrow>
      </msub>
      <mo stretchy="false">=</mo>
      <mrow>
        <mo fence="true" stretchy="true">(</mo>
        <mrow>
          <mrow>
            <mi>G</mi>
            <mi>,</mi>
            <mi>F</mi>
            <mi>,</mi>
            <mi>F</mi>
            <mi>,</mi>
            <mi>G</mi>
            <mi>,</mi>
            <mi>H</mi>
          </mrow>
        </mrow>
        <mo fence="true" stretchy="true">)</mo>
      </mrow>
    </mrow>
    <annotation encoding="StarMath 5.0">{pp} rsub {d com} = left (G, F,  F, G, H right )</annotation>
  </semantics>
</math>
</file>

<file path=Object 120/content.xml><?xml version="1.0" encoding="utf-8"?>
<math xmlns="http://www.w3.org/1998/Math/MathML" display="block">
  <semantics>
    <mrow>
      <mrow>
        <msub>
          <mi>Π</mi>
          <mi mathvariant="italic">bal</mi>
        </msub>
        <mo stretchy="false">=</mo>
        <mi mathvariant="italic">RepProve</mi>
      </mrow>
      <mrow>
        <mo fence="true" stretchy="true">(</mo>
        <mrow>
          <mrow>
            <msub>
              <mi mathvariant="italic">pp</mi>
              <mi mathvariant="italic">rep</mi>
            </msub>
            <mi>,</mi>
            <mi>H</mi>
            <mi>,</mi>
            <mrow>
              <mi>C</mi>
              <mo stretchy="false">−</mo>
              <mi mathvariant="italic">Com</mi>
            </mrow>
            <mrow>
              <mo fence="true" stretchy="true">(</mo>
              <mrow>
                <mrow>
                  <mi>v</mi>
                  <mi>,</mi>
                  <mn>0</mn>
                </mrow>
              </mrow>
              <mo fence="true" stretchy="true">)</mo>
            </mrow>
            <mi>;</mi>
            <msub>
              <mi>H</mi>
              <mi mathvariant="italic">val</mi>
            </msub>
            <mrow>
              <mo fence="true" stretchy="true">(</mo>
              <mrow>
                <mrow>
                  <mi>k</mi>
                  <msub>
                    <mi>Q</mi>
                    <mn>1</mn>
                  </msub>
                </mrow>
              </mrow>
              <mo fence="true" stretchy="true">)</mo>
            </mrow>
          </mrow>
        </mrow>
        <mo fence="true" stretchy="true">)</mo>
      </mrow>
    </mrow>
    <annotation encoding="StarMath 5.0">{Π} rsub {bal} = RepProve left ({pp} rsub {rep} , H, C- Com left (v, 0 right ) ;  {H} rsub {val} left (k {Q} rsub {1} right ) right )</annotation>
  </semantics>
</math>
</file>

<file path=Object 121/content.xml><?xml version="1.0" encoding="utf-8"?>
<math xmlns="http://www.w3.org/1998/Math/MathML" display="block">
  <semantics>
    <mrow>
      <msub>
        <mi mathvariant="italic">tx</mi>
        <mi mathvariant="italic">mint</mi>
      </msub>
      <mo stretchy="false">=</mo>
      <mrow>
        <mo fence="true" stretchy="true">(</mo>
        <mrow>
          <mrow>
            <mi mathvariant="italic">Coin</mi>
            <mi>,</mi>
            <msub>
              <mi>Π</mi>
              <mi mathvariant="italic">bal</mi>
            </msub>
          </mrow>
        </mrow>
        <mo fence="true" stretchy="true">)</mo>
      </mrow>
    </mrow>
    <annotation encoding="StarMath 5.0">{tx} rsub {mint} = left (Coin , {Π} rsub {bal} right )</annotation>
  </semantics>
</math>
</file>

<file path=Object 122/content.xml><?xml version="1.0" encoding="utf-8"?>
<math xmlns="http://www.w3.org/1998/Math/MathML" display="block">
  <semantics>
    <mi>⋋</mi>
    <annotation encoding="StarMath 5.0">⋋</annotation>
  </semantics>
</math>
</file>

<file path=Object 123/content.xml><?xml version="1.0" encoding="utf-8"?>
<math xmlns="http://www.w3.org/1998/Math/MathML" display="block">
  <semantics>
    <mi mathvariant="italic">pp</mi>
    <annotation encoding="StarMath 5.0">pp</annotation>
  </semantics>
</math>
</file>

<file path=Object 124/content.xml><?xml version="1.0" encoding="utf-8"?>
<math xmlns="http://www.w3.org/1998/Math/MathML" display="block">
  <semantics>
    <msub>
      <mi mathvariant="italic">addr</mi>
      <mrow/>
    </msub>
    <annotation encoding="StarMath 5.0">{addr} rsub {in}</annotation>
  </semantics>
</math>
</file>

<file path=Object 125/content.xml><?xml version="1.0" encoding="utf-8"?>
<math xmlns="http://www.w3.org/1998/Math/MathML" display="block">
  <semantics>
    <mi mathvariant="italic">Coin</mi>
    <annotation encoding="StarMath 5.0">Coin</annotation>
  </semantics>
</math>
</file>

<file path=Object 126/content.xml><?xml version="1.0" encoding="utf-8"?>
<math xmlns="http://www.w3.org/1998/Math/MathML" display="block">
  <semantics>
    <mi>v</mi>
    <annotation encoding="StarMath 5.0">v</annotation>
  </semantics>
</math>
</file>

<file path=Object 127/content.xml><?xml version="1.0" encoding="utf-8"?>
<math xmlns="http://www.w3.org/1998/Math/MathML" display="block">
  <semantics>
    <mi>m</mi>
    <annotation encoding="StarMath 5.0">m</annotation>
  </semantics>
</math>
</file>

<file path=Object 128/content.xml><?xml version="1.0" encoding="utf-8"?>
<math xmlns="http://www.w3.org/1998/Math/MathML" display="block">
  <semantics>
    <mrow>
      <msub>
        <mi mathvariant="italic">addr</mi>
        <mrow/>
      </msub>
      <mo stretchy="false">=</mo>
      <msub>
        <mi>s</mi>
        <mn>1</mn>
      </msub>
    </mrow>
    <annotation encoding="StarMath 5.0">{addr} rsub {in} = {s} rsub {1}</annotation>
  </semantics>
</math>
</file>

<file path=Object 129/content.xml><?xml version="1.0" encoding="utf-8"?>
<math xmlns="http://www.w3.org/1998/Math/MathML" display="block">
  <semantics>
    <mrow>
      <msub>
        <mi mathvariant="italic">addr</mi>
        <mi mathvariant="italic">pk</mi>
      </msub>
      <mo stretchy="false">=</mo>
      <mrow>
        <mo fence="true" stretchy="true">(</mo>
        <mrow>
          <mrow>
            <msub>
              <mi>Q</mi>
              <mn>1</mn>
            </msub>
            <mi>,</mi>
            <msub>
              <mi>Q</mi>
              <mn>2</mn>
            </msub>
          </mrow>
        </mrow>
        <mo fence="true" stretchy="true">)</mo>
      </mrow>
    </mrow>
    <annotation encoding="StarMath 5.0">{addr} rsub {pk} = left ({Q} rsub {1} ,  {Q} rsub {2} right )</annotation>
  </semantics>
</math>
</file>

<file path=Object 13/content.xml><?xml version="1.0" encoding="utf-8"?>
<math xmlns="http://www.w3.org/1998/Math/MathML" display="block">
  <semantics>
    <mi>G</mi>
    <annotation encoding="StarMath 5.0">G</annotation>
  </semantics>
</math>
</file>

<file path=Object 130/content.xml><?xml version="1.0" encoding="utf-8"?>
<math xmlns="http://www.w3.org/1998/Math/MathML" display="block">
  <semantics>
    <mi>S</mi>
    <annotation encoding="StarMath 5.0">S</annotation>
  </semantics>
</math>
</file>

<file path=Object 131/content.xml><?xml version="1.0" encoding="utf-8"?>
<math xmlns="http://www.w3.org/1998/Math/MathML" display="block">
  <semantics>
    <mi>C</mi>
    <annotation encoding="StarMath 5.0">C</annotation>
  </semantics>
</math>
</file>

<file path=Object 132/content.xml><?xml version="1.0" encoding="utf-8"?>
<math xmlns="http://www.w3.org/1998/Math/MathML" display="block">
  <semantics>
    <mi>K</mi>
    <annotation encoding="StarMath 5.0">K</annotation>
  </semantics>
</math>
</file>

<file path=Object 133/content.xml><?xml version="1.0" encoding="utf-8"?>
<math xmlns="http://www.w3.org/1998/Math/MathML" display="block">
  <semantics>
    <mover accent="true">
      <mi>v</mi>
      <mo>¯</mo>
    </mover>
    <annotation encoding="StarMath 5.0">overline {v}</annotation>
  </semantics>
</math>
</file>

<file path=Object 134/content.xml><?xml version="1.0" encoding="utf-8"?>
<math xmlns="http://www.w3.org/1998/Math/MathML" display="block">
  <semantics>
    <mrow>
      <mi>b</mi>
      <mo stretchy="false">=</mo>
      <mn>0</mn>
    </mrow>
    <annotation encoding="StarMath 5.0">b=0</annotation>
  </semantics>
</math>
</file>

<file path=Object 135/content.xml><?xml version="1.0" encoding="utf-8"?>
<math xmlns="http://www.w3.org/1998/Math/MathML" display="block">
  <semantics>
    <mi>v</mi>
    <annotation encoding="StarMath 5.0">v</annotation>
  </semantics>
</math>
</file>

<file path=Object 136/content.xml><?xml version="1.0" encoding="utf-8"?>
<math xmlns="http://www.w3.org/1998/Math/MathML" display="block">
  <semantics>
    <mrow>
      <mi>b</mi>
      <mo stretchy="false">=</mo>
      <mn>1</mn>
    </mrow>
    <annotation encoding="StarMath 5.0">b=1</annotation>
  </semantics>
</math>
</file>

<file path=Object 137/content.xml><?xml version="1.0" encoding="utf-8"?>
<math xmlns="http://www.w3.org/1998/Math/MathML" display="block">
  <semantics>
    <mover accent="true">
      <mi>m</mi>
      <mo>¯</mo>
    </mover>
    <annotation encoding="StarMath 5.0">overline {m}</annotation>
  </semantics>
</math>
</file>

<file path=Object 138/content.xml><?xml version="1.0" encoding="utf-8"?>
<math xmlns="http://www.w3.org/1998/Math/MathML" display="block">
  <semantics>
    <mi mathvariant="italic">Coin</mi>
    <annotation encoding="StarMath 5.0">Coin</annotation>
  </semantics>
</math>
</file>

<file path=Object 139/content.xml><?xml version="1.0" encoding="utf-8"?>
<math xmlns="http://www.w3.org/1998/Math/MathML" display="block">
  <semantics>
    <mrow>
      <mi mathvariant="italic">DCom</mi>
      <mrow>
        <mrow>
          <mo fence="true" stretchy="true">(</mo>
          <mrow>
            <mrow>
              <msub>
                <mi>H</mi>
                <mi mathvariant="italic">ser</mi>
              </msub>
              <mrow>
                <mo fence="true" stretchy="true">(</mo>
                <mrow>
                  <mrow>
                    <msub>
                      <mi>s</mi>
                      <mn>1</mn>
                    </msub>
                    <mi>K</mi>
                    <mi>,</mi>
                    <msub>
                      <mi>Q</mi>
                      <mn>1</mn>
                    </msub>
                    <mi>,</mi>
                    <msub>
                      <mi>Q</mi>
                      <mn>2</mn>
                    </msub>
                  </mrow>
                </mrow>
                <mo fence="true" stretchy="true">)</mo>
              </mrow>
              <mi>,</mi>
              <mn>0</mn>
              <mi>,</mi>
              <mn>0</mn>
            </mrow>
          </mrow>
          <mo fence="true" stretchy="true">)</mo>
        </mrow>
        <mo stretchy="false">+</mo>
        <msub>
          <mi>Q</mi>
          <mn>2</mn>
        </msub>
      </mrow>
      <mi>≠</mi>
      <mi>S</mi>
    </mrow>
    <annotation encoding="StarMath 5.0">DCom left ({H} rsub {ser} left ({s} rsub {1} K ,  {Q} rsub {1} ,  {Q} rsub {2} right ) , 0, 0 right ) + {Q} rsub {2} ≠S</annotation>
  </semantics>
</math>
</file>

<file path=Object 14/content.xml><?xml version="1.0" encoding="utf-8"?>
<math xmlns="http://www.w3.org/1998/Math/MathML" display="block">
  <semantics>
    <mi>F</mi>
    <annotation encoding="StarMath 5.0">F</annotation>
  </semantics>
</math>
</file>

<file path=Object 140/content.xml><?xml version="1.0" encoding="utf-8"?>
<math xmlns="http://www.w3.org/1998/Math/MathML" display="block">
  <semantics>
    <mrow>
      <mrow>
        <msub>
          <mi>k</mi>
          <mi mathvariant="italic">aead</mi>
        </msub>
        <mo stretchy="false">=</mo>
        <mi mathvariant="italic">AEADKeyGen</mi>
      </mrow>
      <mrow>
        <mo fence="true" stretchy="true">(</mo>
        <mrow>
          <mrow>
            <msub>
              <mi>s</mi>
              <mn>1</mn>
            </msub>
            <mi>K</mi>
          </mrow>
        </mrow>
        <mo fence="true" stretchy="true">)</mo>
      </mrow>
    </mrow>
    <annotation encoding="StarMath 5.0">{k} rsub {aead} = AEADKeyGen left ({s} rsub {1} K right )</annotation>
  </semantics>
</math>
</file>

<file path=Object 141/content.xml><?xml version="1.0" encoding="utf-8"?>
<math xmlns="http://www.w3.org/1998/Math/MathML" display="block">
  <semantics>
    <mrow>
      <mrow>
        <mi>v</mi>
        <mo stretchy="false">=</mo>
        <mi mathvariant="italic">AEADDecrypt</mi>
      </mrow>
      <mrow>
        <mo fence="true" stretchy="true">(</mo>
        <mrow>
          <mrow>
            <msub>
              <mi>k</mi>
              <mi mathvariant="italic">aead</mi>
            </msub>
            <mi>,</mi>
            <mi mathvariant="italic">val</mi>
            <mi>,</mi>
            <mover accent="true">
              <mi>v</mi>
              <mo>¯</mo>
            </mover>
          </mrow>
        </mrow>
        <mo fence="true" stretchy="true">)</mo>
      </mrow>
    </mrow>
    <annotation encoding="StarMath 5.0">v= AEADDecrypt left ({k} rsub {aead} , val , overline {v} right )</annotation>
  </semantics>
</math>
</file>

<file path=Object 142/content.xml><?xml version="1.0" encoding="utf-8"?>
<math xmlns="http://www.w3.org/1998/Math/MathML" display="block">
  <semantics>
    <mrow>
      <mi>b</mi>
      <mo stretchy="false">=</mo>
      <mn>0</mn>
    </mrow>
    <annotation encoding="StarMath 5.0">b=0</annotation>
  </semantics>
</math>
</file>

<file path=Object 143/content.xml><?xml version="1.0" encoding="utf-8"?>
<math xmlns="http://www.w3.org/1998/Math/MathML" display="block">
  <semantics>
    <mrow>
      <mrow>
        <mi>m</mi>
        <mo stretchy="false">=</mo>
        <mi mathvariant="italic">AEADDecrypt</mi>
      </mrow>
      <mrow>
        <mo fence="true" stretchy="true">(</mo>
        <mrow>
          <mrow>
            <msub>
              <mi>k</mi>
              <mi mathvariant="italic">aead</mi>
            </msub>
            <mi>,</mi>
            <mi mathvariant="italic">memo</mi>
            <mi>,</mi>
            <mover accent="true">
              <mi>m</mi>
              <mo>¯</mo>
            </mover>
          </mrow>
        </mrow>
        <mo fence="true" stretchy="true">)</mo>
      </mrow>
    </mrow>
    <annotation encoding="StarMath 5.0">m= AEADDecrypt left ({k} rsub {aead} , memo , overline {m} right )</annotation>
  </semantics>
</math>
</file>

<file path=Object 144/content.xml><?xml version="1.0" encoding="utf-8"?>
<math xmlns="http://www.w3.org/1998/Math/MathML" display="block">
  <semantics>
    <mrow>
      <mi mathvariant="italic">Com</mi>
      <mrow>
        <mo fence="true" stretchy="true">(</mo>
        <mrow>
          <mrow>
            <mi>v</mi>
            <mi>,</mi>
            <msub>
              <mi>H</mi>
              <mi mathvariant="italic">val</mi>
            </msub>
            <mrow>
              <mo fence="true" stretchy="true">(</mo>
              <mrow>
                <mrow>
                  <msub>
                    <mi>s</mi>
                    <mn>1</mn>
                  </msub>
                  <mi>K</mi>
                </mrow>
              </mrow>
              <mo fence="true" stretchy="true">)</mo>
            </mrow>
          </mrow>
        </mrow>
        <mo fence="true" stretchy="true">)</mo>
      </mrow>
      <mi>≠</mi>
      <mi>C</mi>
    </mrow>
    <annotation encoding="StarMath 5.0">Com left (v,  {H} rsub {val} left ({s} rsub {1} K right ) right ) ≠ C</annotation>
  </semantics>
</math>
</file>

<file path=Object 145/content.xml><?xml version="1.0" encoding="utf-8"?>
<math xmlns="http://www.w3.org/1998/Math/MathML" display="block">
  <semantics>
    <mrow>
      <mo fence="true" stretchy="true">(</mo>
      <mrow>
        <mrow>
          <mi>v</mi>
          <mi>,</mi>
          <mi>m</mi>
        </mrow>
      </mrow>
      <mo fence="true" stretchy="true">)</mo>
    </mrow>
    <annotation encoding="StarMath 5.0">left (v ,  m right )</annotation>
  </semantics>
</math>
</file>

<file path=Object 146/content.xml><?xml version="1.0" encoding="utf-8"?>
<math xmlns="http://www.w3.org/1998/Math/MathML" display="block">
  <semantics>
    <mi>⋋</mi>
    <annotation encoding="StarMath 5.0">⋋</annotation>
  </semantics>
</math>
</file>

<file path=Object 147/content.xml><?xml version="1.0" encoding="utf-8"?>
<math xmlns="http://www.w3.org/1998/Math/MathML" display="block">
  <semantics>
    <mi mathvariant="italic">pp</mi>
    <annotation encoding="StarMath 5.0">pp</annotation>
  </semantics>
</math>
</file>

<file path=Object 148/content.xml><?xml version="1.0" encoding="utf-8"?>
<math xmlns="http://www.w3.org/1998/Math/MathML" display="block">
  <semantics>
    <msub>
      <mi mathvariant="italic">addr</mi>
      <mi mathvariant="italic">full</mi>
    </msub>
    <annotation encoding="StarMath 5.0">{addr} rsub {full}</annotation>
  </semantics>
</math>
</file>

<file path=Object 149/content.xml><?xml version="1.0" encoding="utf-8"?>
<math xmlns="http://www.w3.org/1998/Math/MathML" display="block">
  <semantics>
    <mi mathvariant="italic">Coin</mi>
    <annotation encoding="StarMath 5.0">Coin</annotation>
  </semantics>
</math>
</file>

<file path=Object 15/content.xml><?xml version="1.0" encoding="utf-8"?>
<math xmlns="http://www.w3.org/1998/Math/MathML" display="block">
  <semantics>
    <mrow>
      <mi>F</mi>
      <mi>,</mi>
      <mi>G</mi>
      <mi>,</mi>
      <mi>H</mi>
      <mi>∈</mi>
      <mi>G</mi>
    </mrow>
    <annotation encoding="StarMath 5.0">F , G, H∈ G</annotation>
  </semantics>
</math>
</file>

<file path=Object 150/content.xml><?xml version="1.0" encoding="utf-8"?>
<math xmlns="http://www.w3.org/1998/Math/MathML" display="block">
  <semantics>
    <mi>s</mi>
    <annotation encoding="StarMath 5.0">s</annotation>
  </semantics>
</math>
</file>

<file path=Object 151/content.xml><?xml version="1.0" encoding="utf-8"?>
<math xmlns="http://www.w3.org/1998/Math/MathML" display="block">
  <semantics>
    <mi>T</mi>
    <annotation encoding="StarMath 5.0">T</annotation>
  </semantics>
</math>
</file>

<file path=Object 152/content.xml><?xml version="1.0" encoding="utf-8"?>
<math xmlns="http://www.w3.org/1998/Math/MathML" display="block">
  <semantics>
    <mi>v</mi>
    <annotation encoding="StarMath 5.0">v</annotation>
  </semantics>
</math>
</file>

<file path=Object 153/content.xml><?xml version="1.0" encoding="utf-8"?>
<math xmlns="http://www.w3.org/1998/Math/MathML" display="block">
  <semantics>
    <mi>m</mi>
    <annotation encoding="StarMath 5.0">m</annotation>
  </semantics>
</math>
</file>

<file path=Object 154/content.xml><?xml version="1.0" encoding="utf-8"?>
<math xmlns="http://www.w3.org/1998/Math/MathML" display="block">
  <semantics>
    <mrow>
      <msub>
        <mi mathvariant="italic">addr</mi>
        <mi mathvariant="italic">full</mi>
      </msub>
      <mo stretchy="false">=</mo>
      <mrow>
        <mo fence="true" stretchy="true">(</mo>
        <mrow>
          <mrow>
            <msub>
              <mi>s</mi>
              <mn>1</mn>
            </msub>
            <mi>,</mi>
            <msub>
              <mi>s</mi>
              <mn>2</mn>
            </msub>
            <mi>,</mi>
            <mi>D</mi>
          </mrow>
        </mrow>
        <mo fence="true" stretchy="true">)</mo>
      </mrow>
    </mrow>
    <annotation encoding="StarMath 5.0">{addr} rsub {full} = left ({s} rsub {1} ,  {s} rsub {2} , D right )</annotation>
  </semantics>
</math>
</file>

<file path=Object 155/content.xml><?xml version="1.0" encoding="utf-8"?>
<math xmlns="http://www.w3.org/1998/Math/MathML" display="block">
  <semantics>
    <mrow>
      <msub>
        <mi mathvariant="italic">addr</mi>
        <mi mathvariant="italic">pk</mi>
      </msub>
      <mo stretchy="false">=</mo>
      <mrow>
        <mo fence="true" stretchy="true">(</mo>
        <mrow>
          <mrow>
            <msub>
              <mi>Q</mi>
              <mn>1</mn>
            </msub>
            <mi>,</mi>
            <msub>
              <mi>Q</mi>
              <mn>2</mn>
            </msub>
          </mrow>
        </mrow>
        <mo fence="true" stretchy="true">)</mo>
      </mrow>
    </mrow>
    <annotation encoding="StarMath 5.0">{addr} rsub {pk} = left ({Q} rsub {1} ,  {Q} rsub {2} right )</annotation>
  </semantics>
</math>
</file>

<file path=Object 156/content.xml><?xml version="1.0" encoding="utf-8"?>
<math xmlns="http://www.w3.org/1998/Math/MathML" display="block">
  <semantics>
    <mi>S</mi>
    <annotation encoding="StarMath 5.0">S</annotation>
  </semantics>
</math>
</file>

<file path=Object 157/content.xml><?xml version="1.0" encoding="utf-8"?>
<math xmlns="http://www.w3.org/1998/Math/MathML" display="block">
  <semantics>
    <mi>C</mi>
    <annotation encoding="StarMath 5.0">C</annotation>
  </semantics>
</math>
</file>

<file path=Object 158/content.xml><?xml version="1.0" encoding="utf-8"?>
<math xmlns="http://www.w3.org/1998/Math/MathML" display="block">
  <semantics>
    <mi>K</mi>
    <annotation encoding="StarMath 5.0">K</annotation>
  </semantics>
</math>
</file>

<file path=Object 159/content.xml><?xml version="1.0" encoding="utf-8"?>
<math xmlns="http://www.w3.org/1998/Math/MathML" display="block">
  <semantics>
    <mover accent="true">
      <mi>v</mi>
      <mo>¯</mo>
    </mover>
    <annotation encoding="StarMath 5.0">overline {v}</annotation>
  </semantics>
</math>
</file>

<file path=Object 16/content.xml><?xml version="1.0" encoding="utf-8"?>
<math xmlns="http://www.w3.org/1998/Math/MathML" display="block">
  <semantics>
    <mrow>
      <mi>D</mi>
      <mi mathvariant="italic">Com</mi>
      <mi mathvariant="normal">:</mi>
      <msup>
        <mi>F</mi>
        <mn>3</mn>
      </msup>
      <mi>→</mi>
      <mi>G</mi>
    </mrow>
    <annotation encoding="StarMath 5.0">D Com : {F} ^ {3} →G</annotation>
  </semantics>
</math>
</file>

<file path=Object 160/content.xml><?xml version="1.0" encoding="utf-8"?>
<math xmlns="http://www.w3.org/1998/Math/MathML" display="block">
  <semantics>
    <mrow>
      <mi>b</mi>
      <mo stretchy="false">=</mo>
      <mn>0</mn>
    </mrow>
    <annotation encoding="StarMath 5.0">b=0</annotation>
  </semantics>
</math>
</file>

<file path=Object 161/content.xml><?xml version="1.0" encoding="utf-8"?>
<math xmlns="http://www.w3.org/1998/Math/MathML" display="block">
  <semantics>
    <mi>v</mi>
    <annotation encoding="StarMath 5.0">v</annotation>
  </semantics>
</math>
</file>

<file path=Object 162/content.xml><?xml version="1.0" encoding="utf-8"?>
<math xmlns="http://www.w3.org/1998/Math/MathML" display="block">
  <semantics>
    <mrow>
      <mi>b</mi>
      <mo stretchy="false">=</mo>
      <mn>1</mn>
    </mrow>
    <annotation encoding="StarMath 5.0">b=1</annotation>
  </semantics>
</math>
</file>

<file path=Object 163/content.xml><?xml version="1.0" encoding="utf-8"?>
<math xmlns="http://www.w3.org/1998/Math/MathML" display="block">
  <semantics>
    <mover accent="true">
      <mi>m</mi>
      <mo>¯</mo>
    </mover>
    <annotation encoding="StarMath 5.0">overline {m}</annotation>
  </semantics>
</math>
</file>

<file path=Object 164/content.xml><?xml version="1.0" encoding="utf-8"?>
<math xmlns="http://www.w3.org/1998/Math/MathML" display="block">
  <semantics>
    <mi mathvariant="italic">Coin</mi>
    <annotation encoding="StarMath 5.0">Coin</annotation>
  </semantics>
</math>
</file>

<file path=Object 165/content.xml><?xml version="1.0" encoding="utf-8"?>
<math xmlns="http://www.w3.org/1998/Math/MathML" display="block">
  <semantics>
    <mrow>
      <mi mathvariant="italic">DCom</mi>
      <mrow>
        <mrow>
          <mo fence="true" stretchy="true">(</mo>
          <mrow>
            <mrow>
              <msub>
                <mi>H</mi>
                <mi mathvariant="italic">ser</mi>
              </msub>
              <mrow>
                <mo fence="true" stretchy="true">(</mo>
                <mrow>
                  <mrow>
                    <msub>
                      <mi>s</mi>
                      <mn>1</mn>
                    </msub>
                    <mi>K</mi>
                    <mi>,</mi>
                    <msub>
                      <mi>Q</mi>
                      <mn>1</mn>
                    </msub>
                    <mi>,</mi>
                    <msub>
                      <mi>Q</mi>
                      <mn>2</mn>
                    </msub>
                  </mrow>
                </mrow>
                <mo fence="true" stretchy="true">)</mo>
              </mrow>
              <mi>,</mi>
              <mn>0</mn>
              <mi>,</mi>
              <mn>0</mn>
            </mrow>
          </mrow>
          <mo fence="true" stretchy="true">)</mo>
        </mrow>
        <mo stretchy="false">+</mo>
        <msub>
          <mi>Q</mi>
          <mn>2</mn>
        </msub>
      </mrow>
      <mi>≠</mi>
      <mi>S</mi>
    </mrow>
    <annotation encoding="StarMath 5.0">DCom left ({H} rsub {ser} left ({s} rsub {1} K ,  {Q} rsub {1} ,  {Q} rsub {2} right ) , 0, 0 right ) + {Q} rsub {2} ≠S</annotation>
  </semantics>
</math>
</file>

<file path=Object 166/content.xml><?xml version="1.0" encoding="utf-8"?>
<math xmlns="http://www.w3.org/1998/Math/MathML" display="block">
  <semantics>
    <mrow>
      <mrow>
        <msub>
          <mi>k</mi>
          <mi mathvariant="italic">aead</mi>
        </msub>
        <mo stretchy="false">=</mo>
        <mi mathvariant="italic">AEADKeyGen</mi>
      </mrow>
      <mrow>
        <mo fence="true" stretchy="true">(</mo>
        <mrow>
          <mrow>
            <msub>
              <mi>s</mi>
              <mn>1</mn>
            </msub>
            <mi>K</mi>
          </mrow>
        </mrow>
        <mo fence="true" stretchy="true">)</mo>
      </mrow>
    </mrow>
    <annotation encoding="StarMath 5.0">{k} rsub {aead} = AEADKeyGen left ({s} rsub {1} K right )</annotation>
  </semantics>
</math>
</file>

<file path=Object 167/content.xml><?xml version="1.0" encoding="utf-8"?>
<math xmlns="http://www.w3.org/1998/Math/MathML" display="block">
  <semantics>
    <mrow>
      <mrow>
        <mi>v</mi>
        <mo stretchy="false">=</mo>
        <mi mathvariant="italic">AEADDecrypt</mi>
      </mrow>
      <mrow>
        <mo fence="true" stretchy="true">(</mo>
        <mrow>
          <mrow>
            <msub>
              <mi>k</mi>
              <mi mathvariant="italic">aead</mi>
            </msub>
            <mi>,</mi>
            <mi mathvariant="italic">val</mi>
            <mi>,</mi>
            <mover accent="true">
              <mi>v</mi>
              <mo>¯</mo>
            </mover>
          </mrow>
        </mrow>
        <mo fence="true" stretchy="true">)</mo>
      </mrow>
    </mrow>
    <annotation encoding="StarMath 5.0">v= AEADDecrypt left ({k} rsub {aead} , val , overline {v} right )</annotation>
  </semantics>
</math>
</file>

<file path=Object 168/content.xml><?xml version="1.0" encoding="utf-8"?>
<math xmlns="http://www.w3.org/1998/Math/MathML" display="block">
  <semantics>
    <mrow>
      <mi>b</mi>
      <mo stretchy="false">=</mo>
      <mn>1</mn>
    </mrow>
    <annotation encoding="StarMath 5.0">b=1</annotation>
  </semantics>
</math>
</file>

<file path=Object 169/content.xml><?xml version="1.0" encoding="utf-8"?>
<math xmlns="http://www.w3.org/1998/Math/MathML" display="block">
  <semantics>
    <mrow>
      <mrow>
        <mi>m</mi>
        <mo stretchy="false">=</mo>
        <mi mathvariant="italic">AEADDecrypt</mi>
      </mrow>
      <mrow>
        <mo fence="true" stretchy="true">(</mo>
        <mrow>
          <mrow>
            <msub>
              <mi>k</mi>
              <mi mathvariant="italic">aead</mi>
            </msub>
            <mi>,</mi>
            <mi mathvariant="italic">memo</mi>
            <mi>,</mi>
            <mover accent="true">
              <mi>m</mi>
              <mo>¯</mo>
            </mover>
          </mrow>
        </mrow>
        <mo fence="true" stretchy="true">)</mo>
      </mrow>
    </mrow>
    <annotation encoding="StarMath 5.0">m= AEADDecrypt left ({k} rsub {aead} , memo , overline {m} right )</annotation>
  </semantics>
</math>
</file>

<file path=Object 17/content.xml><?xml version="1.0" encoding="utf-8"?>
<math xmlns="http://www.w3.org/1998/Math/MathML" display="block">
  <semantics>
    <mrow>
      <mi mathvariant="italic">DCom</mi>
      <mrow>
        <mrow>
          <mo fence="true" stretchy="true">(</mo>
          <mrow>
            <mrow>
              <mi>v</mi>
              <mi>,</mi>
              <mi>r</mi>
              <mi>,</mi>
              <mi>s</mi>
            </mrow>
          </mrow>
          <mo fence="true" stretchy="true">)</mo>
        </mrow>
        <mo stretchy="false">=</mo>
        <mrow>
          <mi mathvariant="italic">vF</mi>
          <mo stretchy="false">+</mo>
          <mi mathvariant="italic">rG</mi>
          <mo stretchy="false">+</mo>
          <mi mathvariant="italic">sH</mi>
        </mrow>
      </mrow>
    </mrow>
    <annotation encoding="StarMath 5.0">DCom left (v ,  r ,  s right ) =vF+rG+sH</annotation>
  </semantics>
</math>
</file>

<file path=Object 170/content.xml><?xml version="1.0" encoding="utf-8"?>
<math xmlns="http://www.w3.org/1998/Math/MathML" display="block">
  <semantics>
    <mrow>
      <mi mathvariant="italic">Com</mi>
      <mrow>
        <mo fence="true" stretchy="true">(</mo>
        <mrow>
          <mrow>
            <mi>v</mi>
            <mi>,</mi>
            <msub>
              <mi>H</mi>
              <mi mathvariant="italic">val</mi>
            </msub>
            <mrow>
              <mo fence="true" stretchy="true">(</mo>
              <mrow>
                <mrow>
                  <msub>
                    <mi>s</mi>
                    <mn>1</mn>
                  </msub>
                  <mi>K</mi>
                </mrow>
              </mrow>
              <mo fence="true" stretchy="true">)</mo>
            </mrow>
          </mrow>
        </mrow>
        <mo fence="true" stretchy="true">)</mo>
      </mrow>
      <mi>≠</mi>
      <mi>C</mi>
    </mrow>
    <annotation encoding="StarMath 5.0">Com left (v,  {H} rsub {val} left ({s} rsub {1} K right ) right ) ≠ C</annotation>
  </semantics>
</math>
</file>

<file path=Object 171/content.xml><?xml version="1.0" encoding="utf-8"?>
<math xmlns="http://www.w3.org/1998/Math/MathML" display="block">
  <semantics>
    <mrow>
      <mrow>
        <mi>s</mi>
        <mo stretchy="false">=</mo>
        <msub>
          <mi>H</mi>
          <mi mathvariant="italic">ser</mi>
        </msub>
      </mrow>
      <mrow>
        <mrow>
          <mo fence="true" stretchy="true">(</mo>
          <mrow>
            <mrow>
              <msub>
                <mi>s</mi>
                <mn>1</mn>
              </msub>
              <mi>K</mi>
              <mi>,</mi>
              <msub>
                <mi>Q</mi>
                <mn>1</mn>
              </msub>
              <mi>,</mi>
              <msub>
                <mi>Q</mi>
                <mn>2</mn>
              </msub>
            </mrow>
          </mrow>
          <mo fence="true" stretchy="true">)</mo>
        </mrow>
        <mo stretchy="false">+</mo>
        <msub>
          <mi>s</mi>
          <mn>2</mn>
        </msub>
      </mrow>
    </mrow>
    <annotation encoding="StarMath 5.0">s= {H} rsub {ser} left ({s} rsub {1} K ,  {Q} rsub {1} ,  {Q} rsub {2} right ) + {s} rsub {2}</annotation>
  </semantics>
</math>
</file>

<file path=Object 172/content.xml><?xml version="1.0" encoding="utf-8"?>
<math xmlns="http://www.w3.org/1998/Math/MathML" display="block">
  <semantics>
    <mrow>
      <mrow>
        <mi>T</mi>
        <mo stretchy="false">=</mo>
        <mrow>
          <mo fence="true" stretchy="true">(</mo>
          <mrow>
            <mrow>
              <mn>1</mn>
              <mo stretchy="false">/</mo>
              <mi>s</mi>
            </mrow>
          </mrow>
          <mo fence="true" stretchy="true">)</mo>
        </mrow>
      </mrow>
      <mrow>
        <mo fence="true" stretchy="true">(</mo>
        <mrow>
          <mrow>
            <mi>U</mi>
            <mo stretchy="false">−</mo>
            <mi>D</mi>
          </mrow>
        </mrow>
        <mo fence="true" stretchy="true">)</mo>
      </mrow>
    </mrow>
    <annotation encoding="StarMath 5.0">T= left (1/ s right ) left (U-D right )</annotation>
  </semantics>
</math>
</file>

<file path=Object 173/content.xml><?xml version="1.0" encoding="utf-8"?>
<math xmlns="http://www.w3.org/1998/Math/MathML" display="block">
  <semantics>
    <mi>T</mi>
    <annotation encoding="StarMath 5.0">T</annotation>
  </semantics>
</math>
</file>

<file path=Object 174/content.xml><?xml version="1.0" encoding="utf-8"?>
<math xmlns="http://www.w3.org/1998/Math/MathML" display="block">
  <semantics>
    <mrow>
      <mo fence="true" stretchy="true">(</mo>
      <mrow>
        <mrow>
          <mi>s</mi>
          <mi>,</mi>
          <mi>T</mi>
          <mi>,</mi>
          <mi>v</mi>
          <mi>,</mi>
          <mi>m</mi>
        </mrow>
      </mrow>
      <mo fence="true" stretchy="true">)</mo>
    </mrow>
    <annotation encoding="StarMath 5.0">left (s ,  T ,  v ,  m right )</annotation>
  </semantics>
</math>
</file>

<file path=Object 175/content.xml><?xml version="1.0" encoding="utf-8"?>
<math xmlns="http://www.w3.org/1998/Math/MathML" display="block">
  <semantics>
    <mi>⋋</mi>
    <annotation encoding="StarMath 5.0">⋋</annotation>
  </semantics>
</math>
</file>

<file path=Object 176/content.xml><?xml version="1.0" encoding="utf-8"?>
<math xmlns="http://www.w3.org/1998/Math/MathML" display="block">
  <semantics>
    <mi mathvariant="italic">pp</mi>
    <annotation encoding="StarMath 5.0">pp</annotation>
  </semantics>
</math>
</file>

<file path=Object 177/content.xml><?xml version="1.0" encoding="utf-8"?>
<math xmlns="http://www.w3.org/1998/Math/MathML" display="block">
  <semantics>
    <msub>
      <mi mathvariant="italic">addr</mi>
      <mi mathvariant="italic">full</mi>
    </msub>
    <annotation encoding="StarMath 5.0">{addr} rsub {full}</annotation>
  </semantics>
</math>
</file>

<file path=Object 178/content.xml><?xml version="1.0" encoding="utf-8"?>
<math xmlns="http://www.w3.org/1998/Math/MathML" display="block">
  <semantics>
    <msub>
      <mi mathvariant="italic">addr</mi>
      <mi mathvariant="italic">sk</mi>
    </msub>
    <annotation encoding="StarMath 5.0">{addr} rsub {sk}</annotation>
  </semantics>
</math>
</file>

<file path=Object 179/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row>
      <mi mathvariant="italic">Com</mi>
      <mrow>
        <mrow>
          <mo fence="true" stretchy="true">(</mo>
          <mrow>
            <mrow>
              <msub>
                <mi>v</mi>
                <mn>1</mn>
              </msub>
              <mi>,</mi>
              <msub>
                <mi>r</mi>
                <mn>1</mn>
              </msub>
              <mi>,</mi>
              <msub>
                <mi>s</mi>
                <mn>1</mn>
              </msub>
            </mrow>
          </mrow>
          <mo fence="true" stretchy="true">)</mo>
        </mrow>
        <mo stretchy="false">+</mo>
        <mi mathvariant="italic">DCom</mi>
      </mrow>
      <mrow>
        <mrow>
          <mo fence="true" stretchy="true">(</mo>
          <mrow>
            <mrow>
              <msub>
                <mi>v</mi>
                <mn>2</mn>
              </msub>
              <mi>,</mi>
              <msub>
                <mi>r</mi>
                <mn>2</mn>
              </msub>
              <mi>,</mi>
              <msub>
                <mi>s</mi>
                <mn>2</mn>
              </msub>
            </mrow>
          </mrow>
          <mo fence="true" stretchy="true">)</mo>
        </mrow>
        <mo stretchy="false">=</mo>
        <mi mathvariant="italic">DCom</mi>
      </mrow>
      <mrow>
        <mo fence="true" stretchy="true">(</mo>
        <mrow>
          <mrow>
            <mrow>
              <msub>
                <mi>v</mi>
                <mn>1</mn>
              </msub>
              <mo stretchy="false">+</mo>
              <msub>
                <mi>v</mi>
                <mn>2</mn>
              </msub>
            </mrow>
            <mi>,</mi>
            <mrow>
              <msub>
                <mi>r</mi>
                <mn>1</mn>
              </msub>
              <mo stretchy="false">+</mo>
              <msub>
                <mi>r</mi>
                <mn>2</mn>
              </msub>
            </mrow>
            <mi>,</mi>
            <mrow>
              <msub>
                <mi>s</mi>
                <mn>1</mn>
              </msub>
              <mo stretchy="false">+</mo>
              <msub>
                <mi>s</mi>
                <mn>2</mn>
              </msub>
            </mrow>
          </mrow>
        </mrow>
        <mo fence="true" stretchy="true">)</mo>
      </mrow>
    </mrow>
    <annotation encoding="StarMath 5.0">Com left ({v} rsub {1} ,  {r} rsub {1} ,  {s} rsub {1} right ) + DCom left ({v} rsub {2} ,  {r} rsub {2} ,  {s} rsub {2} right ) = DCom left ({v} rsub {1} + {v} rsub {2} ,  {r} rsub {1} + {r} rsub {2} ,  {s} rsub {1} + {s} rsub {2} right )</annotation>
  </semantics>
</math>
</file>

<file path=Object 180/content.xml><?xml version="1.0" encoding="utf-8"?>
<math xmlns="http://www.w3.org/1998/Math/MathML" display="block">
  <semantics>
    <mi mathvariant="italic">InCoins</mi>
    <annotation encoding="StarMath 5.0">InCoins</annotation>
  </semantics>
</math>
</file>

<file path=Object 181/content.xml><?xml version="1.0" encoding="utf-8"?>
<math xmlns="http://www.w3.org/1998/Math/MathML" display="block">
  <semantics>
    <mrow>
      <mi>u</mi>
      <mi>∈</mi>
      <mrow>
        <mo fence="true" stretchy="true">[</mo>
        <mrow>
          <mrow>
            <mn>0</mn>
            <mi>,</mi>
            <mrow>
              <mrow>
                <mi>w</mi>
              </mrow>
              <mo fence="true" stretchy="true">)</mo>
            </mrow>
          </mrow>
        </mrow>
      </mrow>
    </mrow>
    <annotation encoding="StarMath 5.0">u ∈ left [0, left none w right ) right none</annotation>
  </semantics>
</math>
</file>

<file path=Object 182/content.xml><?xml version="1.0" encoding="utf-8"?>
<math xmlns="http://www.w3.org/1998/Math/MathML" display="block">
  <semantics>
    <mi mathvariant="italic">InCoins</mi>
    <annotation encoding="StarMath 5.0">InCoins</annotation>
  </semantics>
</math>
</file>

<file path=Object 183/content.xml><?xml version="1.0" encoding="utf-8"?>
<math xmlns="http://www.w3.org/1998/Math/MathML" display="block">
  <semantics>
    <mrow>
      <mo fence="true" stretchy="true">(</mo>
      <mrow>
        <mrow>
          <msub>
            <mi>l</mi>
            <mi>u</mi>
          </msub>
          <mi>,</mi>
          <msub>
            <mi>s</mi>
            <mi>u</mi>
          </msub>
          <mi>,</mi>
          <msub>
            <mi>T</mi>
            <mi>u</mi>
          </msub>
          <mi>,</mi>
          <msub>
            <mrow>
              <msub>
                <mi>v</mi>
                <mi>u</mi>
              </msub>
              <mi>,</mi>
              <mi>K</mi>
            </mrow>
            <mi>u</mi>
          </msub>
        </mrow>
      </mrow>
      <mo fence="true" stretchy="true">)</mo>
    </mrow>
    <annotation encoding="StarMath 5.0">left ({l} rsub {u} ,  {s} rsub {u} ,  {T} rsub {u} ,  {{v} rsub {u} ,K} rsub {u} right )</annotation>
  </semantics>
</math>
</file>

<file path=Object 184/content.xml><?xml version="1.0" encoding="utf-8"?>
<math xmlns="http://www.w3.org/1998/Math/MathML" display="block">
  <semantics>
    <mrow>
      <mi>f</mi>
      <mi>∈</mi>
      <mrow>
        <mo fence="true" stretchy="true">[</mo>
        <mrow>
          <mrow>
            <mn>0</mn>
            <mi>,</mi>
            <mrow>
              <mrow>
                <msub>
                  <mi>v</mi>
                  <mi mathvariant="italic">max</mi>
                </msub>
              </mrow>
              <mo fence="true" stretchy="true">)</mo>
            </mrow>
          </mrow>
        </mrow>
      </mrow>
    </mrow>
    <annotation encoding="StarMath 5.0">f ∈ left [0, left none {v} rsub {max} right ) right none</annotation>
  </semantics>
</math>
</file>

<file path=Object 185/content.xml><?xml version="1.0" encoding="utf-8"?>
<math xmlns="http://www.w3.org/1998/Math/MathML" display="block">
  <semantics>
    <mi>t</mi>
    <annotation encoding="StarMath 5.0">t</annotation>
  </semantics>
</math>
</file>

<file path=Object 186/content.xml><?xml version="1.0" encoding="utf-8"?>
<math xmlns="http://www.w3.org/1998/Math/MathML" display="block">
  <semantics>
    <msubsup>
      <mrow>
        <mo fence="true" stretchy="true">{</mo>
        <mrow>
          <mrow>
            <msub>
              <mi mathvariant="italic">addr</mi>
              <mrow>
                <mi mathvariant="italic">pk</mi>
                <mi>,</mi>
                <mi>j</mi>
              </mrow>
            </msub>
            <mi>,</mi>
            <msub>
              <mi>v</mi>
              <mi>j</mi>
            </msub>
            <mi>,</mi>
            <msub>
              <mi>m</mi>
              <mi>j</mi>
            </msub>
          </mrow>
        </mrow>
        <mo fence="true" stretchy="true">}</mo>
      </mrow>
      <mrow>
        <mi>j</mi>
        <mo stretchy="false">=</mo>
        <mn>0</mn>
      </mrow>
      <mrow>
        <mi>t</mi>
        <mo stretchy="false">−</mo>
        <mn>1</mn>
      </mrow>
    </msubsup>
    <annotation encoding="StarMath 5.0">{left lbrace {addr} rsub {pk , j} ,  {v} rsub {j} ,  {m} rsub {j} right rbrace} rsub {j=0} rsup {t-1}</annotation>
  </semantics>
</math>
</file>

<file path=Object 187/content.xml><?xml version="1.0" encoding="utf-8"?>
<math xmlns="http://www.w3.org/1998/Math/MathML" display="block">
  <semantics>
    <msub>
      <mi mathvariant="italic">tx</mi>
      <mi mathvariant="italic">spend</mi>
    </msub>
    <annotation encoding="StarMath 5.0">{tx} rsub {spend}</annotation>
  </semantics>
</math>
</file>

<file path=Object 188/content.xml><?xml version="1.0" encoding="utf-8"?>
<math xmlns="http://www.w3.org/1998/Math/MathML" display="block">
  <semantics>
    <mrow>
      <msub>
        <mi mathvariant="italic">addr</mi>
        <mi mathvariant="italic">full</mi>
      </msub>
      <mo stretchy="false">=</mo>
      <mi>D</mi>
    </mrow>
    <annotation encoding="StarMath 5.0">{addr} rsub {full} = D</annotation>
  </semantics>
</math>
</file>

<file path=Object 189/content.xml><?xml version="1.0" encoding="utf-8"?>
<math xmlns="http://www.w3.org/1998/Math/MathML" display="block">
  <semantics>
    <mrow>
      <msub>
        <mi mathvariant="italic">addr</mi>
        <mi mathvariant="italic">sk</mi>
      </msub>
      <mo stretchy="false">=</mo>
      <mrow>
        <mo fence="true" stretchy="true">(</mo>
        <mrow>
          <mrow>
            <msub>
              <mi>s</mi>
              <mn>1</mn>
            </msub>
            <mi>,</mi>
            <msub>
              <mi>s</mi>
              <mn>2</mn>
            </msub>
            <mi>,</mi>
            <mi>r</mi>
          </mrow>
        </mrow>
        <mo fence="true" stretchy="true">)</mo>
      </mrow>
    </mrow>
    <annotation encoding="StarMath 5.0">{addr} rsub {sk} = left ({s} rsub {1} ,  {s} rsub {2} ,  r right )</annotation>
  </semantics>
</math>
</file>

<file path=Object 19/content.xml><?xml version="1.0" encoding="utf-8"?>
<math xmlns="http://www.w3.org/1998/Math/MathML" display="block">
  <semantics>
    <mrow>
      <msub>
        <mi>v</mi>
        <mn>1</mn>
      </msub>
      <mi>,</mi>
      <msub>
        <mi>v</mi>
        <mn>2</mn>
      </msub>
      <mi>∈</mi>
      <mi>F</mi>
    </mrow>
    <annotation encoding="StarMath 5.0">{v} rsub {1} ,  {v} rsub {2} ∈ F</annotation>
  </semantics>
</math>
</file>

<file path=Object 190/content.xml><?xml version="1.0" encoding="utf-8"?>
<math xmlns="http://www.w3.org/1998/Math/MathML" display="block">
  <semantics>
    <mrow>
      <mi mathvariant="italic">InCoins</mi>
      <mo stretchy="false">=</mo>
      <msubsup>
        <mrow>
          <mo fence="true" stretchy="true">{</mo>
          <mrow>
            <mrow>
              <mo fence="true" stretchy="true">(</mo>
              <mrow>
                <mrow>
                  <msub>
                    <mi>S</mi>
                    <mi>i</mi>
                  </msub>
                  <mi>,</mi>
                  <msub>
                    <mi>C</mi>
                    <mi>i</mi>
                  </msub>
                </mrow>
              </mrow>
              <mo fence="true" stretchy="true">)</mo>
            </mrow>
          </mrow>
          <mo fence="true" stretchy="true">}</mo>
        </mrow>
        <mrow>
          <mi>i</mi>
          <mo stretchy="false">=</mo>
          <mn>0</mn>
        </mrow>
        <mrow>
          <mi>N</mi>
          <mo stretchy="false">−</mo>
          <mn>1</mn>
        </mrow>
      </msubsup>
    </mrow>
    <annotation encoding="StarMath 5.0">InCoins = {left lbrace left ({S} rsub {i} ,  {C} rsub {i} right ) right rbrace} rsub {i=0} rsup {N-1}</annotation>
  </semantics>
</math>
</file>

<file path=Object 191/content.xml><?xml version="1.0" encoding="utf-8"?>
<math xmlns="http://www.w3.org/1998/Math/MathML" display="block">
  <semantics>
    <mrow>
      <mi>u</mi>
      <mi>∈</mi>
      <mrow>
        <mo fence="true" stretchy="true">[</mo>
        <mrow>
          <mrow>
            <mn>0</mn>
            <mi>,</mi>
            <mrow>
              <mrow>
                <mi>w</mi>
              </mrow>
              <mo fence="true" stretchy="true">)</mo>
            </mrow>
          </mrow>
        </mrow>
      </mrow>
    </mrow>
    <annotation encoding="StarMath 5.0">u ∈ left [0, left none w right ) right none</annotation>
  </semantics>
</math>
</file>

<file path=Object 192/content.xml><?xml version="1.0" encoding="utf-8"?>
<math xmlns="http://www.w3.org/1998/Math/MathML" display="block">
  <semantics>
    <mrow>
      <mrow>
        <msubsup>
          <mi>S</mi>
          <mi>u</mi>
          <mi>'</mi>
        </msubsup>
        <mo stretchy="false">=</mo>
        <mi mathvariant="italic">DCom</mi>
      </mrow>
      <mrow>
        <mrow>
          <mo fence="true" stretchy="true">(</mo>
          <mrow>
            <mrow>
              <msub>
                <mi>s</mi>
                <mi>u</mi>
              </msub>
              <mi>,</mi>
              <mn>0</mn>
              <mrow>
                <mi>,</mi>
                <mo stretchy="false">−</mo>
                <msub>
                  <mi>H</mi>
                  <msup>
                    <mi mathvariant="italic">ser</mi>
                    <mi>'</mi>
                  </msup>
                </msub>
              </mrow>
              <mrow>
                <mo fence="true" stretchy="true">(</mo>
                <mrow>
                  <mrow>
                    <msub>
                      <mi>s</mi>
                      <mi>u</mi>
                    </msub>
                    <mi>,</mi>
                    <mi>D</mi>
                  </mrow>
                </mrow>
                <mo fence="true" stretchy="true">)</mo>
              </mrow>
            </mrow>
          </mrow>
          <mo fence="true" stretchy="true">)</mo>
        </mrow>
        <mo stretchy="false">+</mo>
        <mi>D</mi>
      </mrow>
    </mrow>
    <annotation encoding="StarMath 5.0">{S} rsub {u} rsup {'} = DCom left ({s} rsub {u} , 0, - {H} rsub {{ser} ^ {'}} left ({s} rsub {u} , D right ) right ) +D</annotation>
  </semantics>
</math>
</file>

<file path=Object 193/content.xml><?xml version="1.0" encoding="utf-8"?>
<math xmlns="http://www.w3.org/1998/Math/MathML" display="block">
  <semantics>
    <mrow>
      <mrow>
        <msubsup>
          <mi>C</mi>
          <mi>u</mi>
          <mi>'</mi>
        </msubsup>
        <mo stretchy="false">=</mo>
        <mi mathvariant="italic">Com</mi>
      </mrow>
      <mrow>
        <mo fence="true" stretchy="true">(</mo>
        <mrow>
          <mrow>
            <msub>
              <mi>v</mi>
              <mi>u</mi>
            </msub>
            <mi>,</mi>
            <msub>
              <mi>H</mi>
              <msup>
                <mi mathvariant="italic">val</mi>
                <mi>'</mi>
              </msup>
            </msub>
            <mrow>
              <mo fence="true" stretchy="true">(</mo>
              <mrow>
                <mrow>
                  <msub>
                    <mi>s</mi>
                    <mi>u</mi>
                  </msub>
                  <mi>,</mi>
                  <mi>D</mi>
                </mrow>
              </mrow>
              <mo fence="true" stretchy="true">)</mo>
            </mrow>
          </mrow>
        </mrow>
        <mo fence="true" stretchy="true">)</mo>
      </mrow>
    </mrow>
    <annotation encoding="StarMath 5.0">{C} rsub {u} rsup {'} = Com left ({v} rsub {u} ,  {H} rsub {{val} ^ {'}} left ({s} rsub {u} , D right ) right )</annotation>
  </semantics>
</math>
</file>

<file path=Object 194/content.xml><?xml version="1.0" encoding="utf-8"?>
<math xmlns="http://www.w3.org/1998/Math/MathML" display="block">
  <semantics>
    <mrow>
      <mrow>
        <msub>
          <mrow>
            <mo fence="true" stretchy="true">(</mo>
            <mrow>
              <msub>
                <mi>Π</mi>
                <mi mathvariant="italic">par</mi>
              </msub>
            </mrow>
            <mo fence="true" stretchy="true">)</mo>
          </mrow>
          <mi>u</mi>
        </msub>
        <mo stretchy="false">=</mo>
        <mi mathvariant="italic">ParProve</mi>
      </mrow>
      <mrow>
        <mo fence="true" stretchy="true">(</mo>
        <mrow>
          <mrow>
            <msub>
              <mi mathvariant="italic">pp</mi>
              <mi mathvariant="italic">par</mi>
            </msub>
            <mi>,</mi>
            <msubsup>
              <mrow>
                <mo fence="true" stretchy="true">{</mo>
                <mrow>
                  <mrow>
                    <mo fence="true" stretchy="true">(</mo>
                    <mrow>
                      <mrow>
                        <mrow>
                          <msub>
                            <mi>S</mi>
                            <mi>i</mi>
                          </msub>
                          <mo stretchy="false">−</mo>
                          <msubsup>
                            <mi>S</mi>
                            <mi>u</mi>
                            <mi>'</mi>
                          </msubsup>
                        </mrow>
                        <mi>,</mi>
                        <mrow>
                          <msub>
                            <mi>C</mi>
                            <mi>i</mi>
                          </msub>
                          <mo stretchy="false">−</mo>
                          <msubsup>
                            <mi>C</mi>
                            <mi>u</mi>
                            <mi>'</mi>
                          </msubsup>
                        </mrow>
                      </mrow>
                    </mrow>
                    <mo fence="true" stretchy="true">)</mo>
                  </mrow>
                </mrow>
                <mo fence="true" stretchy="true">}</mo>
              </mrow>
              <mrow>
                <mi>i</mi>
                <mo stretchy="false">=</mo>
                <mn>0</mn>
              </mrow>
              <mrow>
                <mi>N</mi>
                <mo stretchy="false">−</mo>
                <mn>1</mn>
              </mrow>
            </msubsup>
            <mi>;</mi>
            <mrow>
              <mo fence="true" stretchy="true">(</mo>
              <mrow>
                <mrow>
                  <msub>
                    <mi>l</mi>
                    <mi>u</mi>
                  </msub>
                  <mi>,</mi>
                  <msub>
                    <mi>H</mi>
                    <msup>
                      <mi mathvariant="italic">ser</mi>
                      <mi>'</mi>
                    </msup>
                  </msub>
                  <mrow>
                    <mo fence="true" stretchy="true">(</mo>
                    <mrow>
                      <mrow>
                        <msub>
                          <mi>s</mi>
                          <mi>u</mi>
                        </msub>
                        <mi>,</mi>
                        <mi>D</mi>
                      </mrow>
                    </mrow>
                    <mo fence="true" stretchy="true">)</mo>
                  </mrow>
                  <mi>,</mi>
                  <msub>
                    <mi>H</mi>
                    <mi mathvariant="italic">val</mi>
                  </msub>
                  <mrow>
                    <mrow>
                      <mo fence="true" stretchy="true">(</mo>
                      <mrow>
                        <mrow>
                          <msub>
                            <mi>s</mi>
                            <mn>1</mn>
                          </msub>
                          <msub>
                            <mi>K</mi>
                            <mi>u</mi>
                          </msub>
                        </mrow>
                      </mrow>
                      <mo fence="true" stretchy="true">)</mo>
                    </mrow>
                    <mo stretchy="false">−</mo>
                    <msub>
                      <mi>H</mi>
                      <msup>
                        <mi mathvariant="italic">val</mi>
                        <mi>'</mi>
                      </msup>
                    </msub>
                  </mrow>
                  <mrow>
                    <mo fence="true" stretchy="true">(</mo>
                    <mrow>
                      <mrow>
                        <msub>
                          <mi>s</mi>
                          <mi>u</mi>
                        </msub>
                        <mi>,</mi>
                        <mi>D</mi>
                      </mrow>
                    </mrow>
                    <mo fence="true" stretchy="true">)</mo>
                  </mrow>
                </mrow>
              </mrow>
              <mo fence="true" stretchy="true">)</mo>
            </mrow>
          </mrow>
        </mrow>
        <mo fence="true" stretchy="true">)</mo>
      </mrow>
    </mrow>
    <annotation encoding="StarMath 5.0">{left ({Π} rsub {par} right )} rsub {u} = ParProve left ({pp} rsub {par} ,  {left lbrace left ({S} rsub {i} - {S} rsub {u} rsup {'} ,  {C} rsub {i} - {C} rsub {u} rsup {'} right ) right rbrace} rsub {i=0} rsup {N-1} ;  left ({l} rsub {u} ,  {H} rsub {{ser} ^ {'}} left ({s} rsub {u} , D right ) ,  {H} rsub {val} left ({s} rsub {1} {K} rsub {u} right ) - {H} rsub {{val} ^ {'}} left ({s} rsub {u} , D right ) right ) right )</annotation>
  </semantics>
</math>
</file>

<file path=Object 195/content.xml><?xml version="1.0" encoding="utf-8"?>
<math xmlns="http://www.w3.org/1998/Math/MathML" display="block">
  <semantics>
    <mrow>
      <mi mathvariant="italic">OutCoins</mi>
      <mo stretchy="false">=</mo>
      <msubsup>
        <mrow>
          <mo fence="true" stretchy="true">{</mo>
          <mrow>
            <mrow>
              <mi mathvariant="italic">CreateCoin</mi>
              <mrow>
                <mo fence="true" stretchy="true">(</mo>
                <mrow>
                  <mrow>
                    <msub>
                      <mi mathvariant="italic">addr</mi>
                      <mrow>
                        <mi mathvariant="italic">pk</mi>
                        <mi>,</mi>
                        <mi>j</mi>
                      </mrow>
                    </msub>
                    <mi>,</mi>
                    <msub>
                      <mi>v</mi>
                      <mi>j</mi>
                    </msub>
                    <mi>,</mi>
                    <msub>
                      <mi>m</mi>
                      <mi>j</mi>
                    </msub>
                    <mi>,</mi>
                    <mn>0</mn>
                  </mrow>
                </mrow>
                <mo fence="true" stretchy="true">)</mo>
              </mrow>
            </mrow>
          </mrow>
          <mo fence="true" stretchy="true">}</mo>
        </mrow>
        <mrow>
          <mi>j</mi>
          <mo stretchy="false">=</mo>
          <mn>0</mn>
        </mrow>
        <mrow>
          <mi>t</mi>
          <mo stretchy="false">−</mo>
          <mn>1</mn>
        </mrow>
      </msubsup>
    </mrow>
    <annotation encoding="StarMath 5.0">OutCoins = {left lbrace CreateCoin left ({addr} rsub {pk ,  j} ,  {v} rsub {j} ,  {m} rsub {j} , 0 right ) right rbrace} rsub {j=0} rsup {t-1}</annotation>
  </semantics>
</math>
</file>

<file path=Object 196/content.xml><?xml version="1.0" encoding="utf-8"?>
<math xmlns="http://www.w3.org/1998/Math/MathML" display="block">
  <semantics>
    <mrow>
      <mi mathvariant="italic">OutCoins</mi>
      <mo stretchy="false">=</mo>
      <msubsup>
        <mrow>
          <mo fence="true" stretchy="true">{</mo>
          <mrow>
            <msub>
              <mover accent="true">
                <mi>C</mi>
                <mo>¯</mo>
              </mover>
              <mi>j</mi>
            </msub>
          </mrow>
          <mo fence="true" stretchy="true">}</mo>
        </mrow>
        <mrow>
          <mi>j</mi>
          <mo stretchy="false">=</mo>
          <mn>0</mn>
        </mrow>
        <mrow>
          <mi>t</mi>
          <mo stretchy="false">−</mo>
          <mn>1</mn>
        </mrow>
      </msubsup>
    </mrow>
    <annotation encoding="StarMath 5.0">OutCoins = {left lbrace {overline {C}} rsub {j} right rbrace} rsub {j=0} rsup {t-1}</annotation>
  </semantics>
</math>
</file>

<file path=Object 197/content.xml><?xml version="1.0" encoding="utf-8"?>
<math xmlns="http://www.w3.org/1998/Math/MathML" display="block">
  <semantics>
    <msub>
      <mover accent="true">
        <mi>C</mi>
        <mo>¯</mo>
      </mover>
      <mi>j</mi>
    </msub>
    <annotation encoding="StarMath 5.0">{overline {C}} rsub {j}</annotation>
  </semantics>
</math>
</file>

<file path=Object 198/content.xml><?xml version="1.0" encoding="utf-8"?>
<math xmlns="http://www.w3.org/1998/Math/MathML" display="block">
  <semantics>
    <msub>
      <mi>k</mi>
      <mi>j</mi>
    </msub>
    <annotation encoding="StarMath 5.0">{k} rsub {j}</annotation>
  </semantics>
</math>
</file>

<file path=Object 199/content.xml><?xml version="1.0" encoding="utf-8"?>
<math xmlns="http://www.w3.org/1998/Math/MathML" display="block">
  <semantics>
    <msub>
      <mrow>
        <mo fence="true" stretchy="true">(</mo>
        <mrow>
          <msub>
            <mi>Q</mi>
            <mn>1</mn>
          </msub>
        </mrow>
        <mo fence="true" stretchy="true">)</mo>
      </mrow>
      <mi>j</mi>
    </msub>
    <annotation encoding="StarMath 5.0">{left ({Q} rsub {1} right )} rsub {j}</annotation>
  </semantics>
</math>
</file>

<file path=Object 2/content.xml><?xml version="1.0" encoding="utf-8"?>
<math xmlns="http://www.w3.org/1998/Math/MathML" display="block">
  <semantics>
    <mrow>
      <mo fence="true" stretchy="true">{</mo>
      <mrow>
        <mrow>
          <mn>0</mn>
          <mi>,</mi>
          <mn>1</mn>
          <mi>,</mi>
          <mn>2</mn>
          <mi>,</mi>
          <mi>…</mi>
        </mrow>
      </mrow>
      <mo fence="true" stretchy="true">}</mo>
    </mrow>
    <annotation encoding="StarMath 5.0">left lbrace 0, 1, 2,… right rbrace</annotation>
  </semantics>
</math>
</file>

<file path=Object 20/content.xml><?xml version="1.0" encoding="utf-8"?>
<math xmlns="http://www.w3.org/1998/Math/MathML" display="block">
  <semantics>
    <mrow>
      <msub>
        <mi>r</mi>
        <mn>1</mn>
      </msub>
      <mi>,</mi>
      <msub>
        <mi>r</mi>
        <mn>2</mn>
      </msub>
      <mi>,</mi>
      <msub>
        <mi>s</mi>
        <mn>1</mn>
      </msub>
      <mi>,</mi>
      <msub>
        <mi>s</mi>
        <mn>2</mn>
      </msub>
      <mi>∈</mi>
      <mi>F</mi>
    </mrow>
    <annotation encoding="StarMath 5.0">{r} rsub {1} ,  {r} rsub {2} ,   {s} rsub {1} ,  {s} rsub {2} ∈ F</annotation>
  </semantics>
</math>
</file>

<file path=Object 200/content.xml><?xml version="1.0" encoding="utf-8"?>
<math xmlns="http://www.w3.org/1998/Math/MathML" display="block">
  <semantics>
    <mrow>
      <mrow>
        <msub>
          <mi>Π</mi>
          <mi mathvariant="italic">bal</mi>
        </msub>
        <mo stretchy="false">=</mo>
        <mi mathvariant="italic">Rep</mi>
      </mrow>
      <mi mathvariant="italic">Prove</mi>
      <mrow/>
    </mrow>
    <annotation encoding="StarMath 5.0">{Π} rsub {bal} = Rep Prove left ({pp} rsub {rep} ,  H, sum from {u=0} to {w-1} {{C} rsub {u} rsup {'} -} sum from {j=0} to {t-1} {{overline {C}} rsub {j} - Com left (f,0 right ) ; } sum from {u=0} to {w-1} {{H} rsub {{val} ^ {'}} left ({s} rsub {u} , D right ) -} sum from {j=0} to {t-1} {{H} rsub {val} left ({k} rsub {j} {left ({Q} rsub {1} right )} rsub {j} right )} right )</annotation>
  </semantics>
</math>
</file>

<file path=Object 201/content.xml><?xml version="1.0" encoding="utf-8"?>
<math xmlns="http://www.w3.org/1998/Math/MathML" display="block">
  <semantics>
    <mrow>
      <mrow>
        <mi>μ</mi>
        <mo stretchy="false">=</mo>
        <msub>
          <mi>H</mi>
          <mi mathvariant="italic">bind</mi>
        </msub>
      </mrow>
      <mrow>
        <mo fence="true" stretchy="true">(</mo>
        <mrow>
          <mrow>
            <mi mathvariant="italic">InCoins</mi>
            <mi>,</mi>
            <mi mathvariant="italic">OutCoins</mi>
            <mi>,</mi>
            <mi>f</mi>
            <mi>,</mi>
            <msubsup>
              <mrow>
                <mo fence="true" stretchy="true">{</mo>
                <mrow>
                  <mrow>
                    <msubsup>
                      <mi>S</mi>
                      <mi>u</mi>
                      <mi>'</mi>
                    </msubsup>
                    <mi>,</mi>
                    <msubsup>
                      <mi>C</mi>
                      <mi>u</mi>
                      <mi>'</mi>
                    </msubsup>
                    <mi>,</mi>
                    <msub>
                      <mi>T</mi>
                      <mi>u</mi>
                    </msub>
                    <mi>,</mi>
                    <msub>
                      <mrow>
                        <mo fence="true" stretchy="true">(</mo>
                        <mrow>
                          <msub>
                            <mi>Π</mi>
                            <mi mathvariant="italic">par</mi>
                          </msub>
                        </mrow>
                        <mo fence="true" stretchy="true">)</mo>
                      </mrow>
                      <mi>u</mi>
                    </msub>
                  </mrow>
                </mrow>
                <mo fence="true" stretchy="true">}</mo>
              </mrow>
              <mrow>
                <mi>u</mi>
                <mo stretchy="false">=</mo>
                <mn>0</mn>
              </mrow>
              <mrow>
                <mi>w</mi>
                <mo stretchy="false">−</mo>
                <mn>1</mn>
              </mrow>
            </msubsup>
            <mi>,</mi>
            <msub>
              <mi>Π</mi>
              <mi mathvariant="italic">bal</mi>
            </msub>
          </mrow>
        </mrow>
        <mo fence="true" stretchy="true">)</mo>
      </mrow>
    </mrow>
    <annotation encoding="StarMath 5.0">μ= {H} rsub {bind} left (InCoins ,   OutCoins ,  f ,  {left lbrace {S} rsub {u} rsup {'} ,  {C} rsub {u} rsup {'} ,  {T} rsub {u} ,  {left ({Π} rsub {par} right )} rsub {u} right rbrace} rsub {u=0} rsup {w-1} ,  {Π} rsub {bal} right )</annotation>
  </semantics>
</math>
</file>

<file path=Object 202/content.xml><?xml version="1.0" encoding="utf-8"?>
<math xmlns="http://www.w3.org/1998/Math/MathML" display="block">
  <semantics>
    <mrow>
      <mi>u</mi>
      <mi>∈</mi>
      <mrow>
        <mo fence="true" stretchy="true">[</mo>
        <mrow>
          <mrow>
            <mn>0</mn>
            <mi>,</mi>
            <mrow>
              <mrow>
                <mi>w</mi>
              </mrow>
              <mo fence="true" stretchy="true">)</mo>
            </mrow>
          </mrow>
        </mrow>
      </mrow>
    </mrow>
    <annotation encoding="StarMath 5.0">u∈ left [0,  left none w right ) right none</annotation>
  </semantics>
</math>
</file>

<file path=Object 203/content.xml><?xml version="1.0" encoding="utf-8"?>
<math xmlns="http://www.w3.org/1998/Math/MathML" display="block">
  <semantics>
    <mi>μ</mi>
    <annotation encoding="StarMath 5.0">μ</annotation>
  </semantics>
</math>
</file>

<file path=Object 204/content.xml><?xml version="1.0" encoding="utf-8"?>
<math xmlns="http://www.w3.org/1998/Math/MathML" display="block">
  <semantics>
    <mrow>
      <mrow>
        <msub>
          <mrow>
            <mo fence="true" stretchy="true">(</mo>
            <mrow>
              <msub>
                <mi>Π</mi>
                <mi mathvariant="italic">chaum</mi>
              </msub>
            </mrow>
            <mo fence="true" stretchy="true">)</mo>
          </mrow>
          <mi>u</mi>
        </msub>
        <mo stretchy="false">=</mo>
        <mi mathvariant="italic">ChaumProve</mi>
      </mrow>
      <mrow>
        <mo fence="true" stretchy="true">(</mo>
        <mrow>
          <mrow>
            <msub>
              <mi mathvariant="italic">pp</mi>
              <mi mathvariant="italic">chaum</mi>
            </msub>
            <mi>,</mi>
            <msubsup>
              <mi>S</mi>
              <mi>u</mi>
              <mi>'</mi>
            </msubsup>
            <mi>,</mi>
            <msub>
              <mi>T</mi>
              <mi>u</mi>
            </msub>
            <mi>;</mi>
            <mrow>
              <mo fence="true" stretchy="true">(</mo>
              <mrow>
                <mrow>
                  <msub>
                    <mi>s</mi>
                    <mi>u</mi>
                  </msub>
                  <mi>,</mi>
                  <mi>r</mi>
                  <mrow>
                    <mi>,</mi>
                    <mo stretchy="false">−</mo>
                    <msub>
                      <mi>H</mi>
                      <msup>
                        <mi mathvariant="italic">ser</mi>
                        <mi>'</mi>
                      </msup>
                    </msub>
                  </mrow>
                  <mrow>
                    <mo fence="true" stretchy="true">(</mo>
                    <mrow>
                      <mrow>
                        <msub>
                          <mi>s</mi>
                          <mi>u</mi>
                        </msub>
                        <mi>,</mi>
                        <mi>D</mi>
                      </mrow>
                    </mrow>
                    <mo fence="true" stretchy="true">)</mo>
                  </mrow>
                </mrow>
              </mrow>
              <mo fence="true" stretchy="true">)</mo>
            </mrow>
          </mrow>
        </mrow>
        <mo fence="true" stretchy="true">)</mo>
      </mrow>
    </mrow>
    <annotation encoding="StarMath 5.0">{left ({Π} rsub {chaum} right )} rsub {u} = ChaumProve left ({pp} rsub {chaum} ,  {S} rsub {u} rsup {'} ,  {T} rsub {u} ;  left ({s} rsub {u} , r, - {H} rsub {{ser} ^ {'}} left ({s} rsub {u} ,D right ) right ) right )</annotation>
  </semantics>
</math>
</file>

<file path=Object 205/content.xml><?xml version="1.0" encoding="utf-8"?>
<math xmlns="http://www.w3.org/1998/Math/MathML" display="block">
  <semantics>
    <mrow>
      <msub>
        <mi mathvariant="italic">tx</mi>
        <mi mathvariant="italic">spend</mi>
      </msub>
      <mo stretchy="false">=</mo>
      <mrow>
        <mo fence="true" stretchy="true">(</mo>
        <mrow>
          <mrow>
            <mi mathvariant="italic">InCoins</mi>
            <mi>,</mi>
            <mi mathvariant="italic">OutCoins</mi>
            <mi>,</mi>
            <mi>f</mi>
            <mi>,</mi>
            <msubsup>
              <mrow>
                <mo fence="true" stretchy="true">{</mo>
                <mrow>
                  <mrow>
                    <msubsup>
                      <mi>S</mi>
                      <mi>u</mi>
                      <mi>'</mi>
                    </msubsup>
                    <mi>,</mi>
                    <msubsup>
                      <mi>C</mi>
                      <mi>u</mi>
                      <mi>'</mi>
                    </msubsup>
                    <mi>,</mi>
                    <msub>
                      <mi>T</mi>
                      <mi>u</mi>
                    </msub>
                    <mi>,</mi>
                    <msub>
                      <mrow>
                        <mo fence="true" stretchy="true">(</mo>
                        <mrow>
                          <msub>
                            <mi>Π</mi>
                            <mi mathvariant="italic">par</mi>
                          </msub>
                        </mrow>
                        <mo fence="true" stretchy="true">)</mo>
                      </mrow>
                      <mi>u</mi>
                    </msub>
                    <mi>,</mi>
                    <msub>
                      <mrow>
                        <mo fence="true" stretchy="true">(</mo>
                        <mrow>
                          <msub>
                            <mi>Π</mi>
                            <mi mathvariant="italic">chaum</mi>
                          </msub>
                        </mrow>
                        <mo fence="true" stretchy="true">)</mo>
                      </mrow>
                      <mi>u</mi>
                    </msub>
                  </mrow>
                </mrow>
                <mo fence="true" stretchy="true">}</mo>
              </mrow>
              <mrow>
                <mi>u</mi>
                <mo stretchy="false">=</mo>
                <mn>0</mn>
              </mrow>
              <mrow>
                <mi>w</mi>
                <mo stretchy="false">−</mo>
                <mn>1</mn>
              </mrow>
            </msubsup>
            <mi>,</mi>
            <msub>
              <mi>Π</mi>
              <mi mathvariant="italic">bal</mi>
            </msub>
          </mrow>
        </mrow>
        <mo fence="true" stretchy="true">)</mo>
      </mrow>
    </mrow>
    <annotation encoding="StarMath 5.0">{tx} rsub {spend} = left (InCoins ,  OutCoins , f,  {left lbrace {S} rsub {u} rsup {'} , {C} rsub {u} rsup {'} , {T} rsub {u} ,  {left ({Π} rsub {par} right )} rsub {u} ,  {left ({Π} rsub {chaum} right )} rsub {u} right rbrace} rsub {u=0} rsup {w-1} ,  {Π} rsub {bal} right )</annotation>
  </semantics>
</math>
</file>

<file path=Object 206/content.xml><?xml version="1.0" encoding="utf-8"?>
<math xmlns="http://www.w3.org/1998/Math/MathML" display="block">
  <semantics>
    <msub>
      <mi mathvariant="italic">tx</mi>
      <mi mathvariant="italic">mint</mi>
    </msub>
    <annotation encoding="StarMath 5.0">{tx} rsub {mint}</annotation>
  </semantics>
</math>
</file>

<file path=Object 207/content.xml><?xml version="1.0" encoding="utf-8"?>
<math xmlns="http://www.w3.org/1998/Math/MathML" display="block">
  <semantics>
    <msub>
      <mi mathvariant="italic">tx</mi>
      <mi mathvariant="italic">spend</mi>
    </msub>
    <annotation encoding="StarMath 5.0">{tx} rsub {spend}</annotation>
  </semantics>
</math>
</file>

<file path=Object 208/content.xml><?xml version="1.0" encoding="utf-8"?>
<math xmlns="http://www.w3.org/1998/Math/MathML" display="block">
  <semantics>
    <mrow>
      <msub>
        <mi mathvariant="italic">tx</mi>
        <mi mathvariant="italic">mint</mi>
      </msub>
      <mo stretchy="false">=</mo>
      <mrow>
        <mo fence="true" stretchy="true">(</mo>
        <mrow>
          <mrow>
            <mi mathvariant="italic">Coin</mi>
            <mi>,</mi>
            <msub>
              <mi>Π</mi>
              <mi mathvariant="italic">bal</mi>
            </msub>
          </mrow>
        </mrow>
        <mo fence="true" stretchy="true">)</mo>
      </mrow>
    </mrow>
    <annotation encoding="StarMath 5.0">{tx} rsub {mint} = left (Coin ,  {Π} rsub {bal} right )</annotation>
  </semantics>
</math>
</file>

<file path=Object 209/content.xml><?xml version="1.0" encoding="utf-8"?>
<math xmlns="http://www.w3.org/1998/Math/MathML" display="block">
  <semantics>
    <mrow>
      <mi mathvariant="italic">Coin</mi>
      <mo stretchy="false">=</mo>
      <mrow>
        <mo fence="true" stretchy="true">(</mo>
        <mrow>
          <mrow>
            <mi>v</mi>
            <mi>,</mi>
            <mi>C</mi>
          </mrow>
        </mrow>
        <mo fence="true" stretchy="true">)</mo>
      </mrow>
    </mrow>
    <annotation encoding="StarMath 5.0">Coin = left (v ,  C right )</annotation>
  </semantics>
</math>
</file>

<file path=Object 21/content.xml><?xml version="1.0" encoding="utf-8"?>
<math xmlns="http://www.w3.org/1998/Math/MathML" display="block">
  <semantics>
    <mrow>
      <msub>
        <mi mathvariant="italic">pp</mi>
        <mi mathvariant="italic">rep</mi>
      </msub>
      <mo stretchy="false">=</mo>
      <mrow>
        <mo fence="true" stretchy="true">(</mo>
        <mrow>
          <mrow>
            <mi>G</mi>
            <mi>,</mi>
            <mi>F</mi>
          </mrow>
        </mrow>
        <mo fence="true" stretchy="true">)</mo>
      </mrow>
    </mrow>
    <annotation encoding="StarMath 5.0">{pp} rsub {rep} = left (G, F right )</annotation>
  </semantics>
</math>
</file>

<file path=Object 210/content.xml><?xml version="1.0" encoding="utf-8"?>
<math xmlns="http://www.w3.org/1998/Math/MathML" display="block">
  <semantics>
    <mrow>
      <mi>v</mi>
      <mi>∈</mi>
      <mrow>
        <mo fence="true" stretchy="true">[</mo>
        <mrow>
          <mrow>
            <mn>0</mn>
            <mi>,</mi>
            <mrow>
              <mrow>
                <msub>
                  <mi>v</mi>
                  <mi mathvariant="italic">max</mi>
                </msub>
              </mrow>
              <mo fence="true" stretchy="true">)</mo>
            </mrow>
          </mrow>
        </mrow>
      </mrow>
    </mrow>
    <annotation encoding="StarMath 5.0">v ∈ left [0,  left none {v} rsub {max} right ) right none</annotation>
  </semantics>
</math>
</file>

<file path=Object 211/content.xml><?xml version="1.0" encoding="utf-8"?>
<math xmlns="http://www.w3.org/1998/Math/MathML" display="block">
  <semantics>
    <mrow>
      <mi mathvariant="italic">RepVerify</mi>
      <mrow>
        <mo fence="true" stretchy="true">(</mo>
        <mrow>
          <mrow>
            <msub>
              <mi mathvariant="italic">pp</mi>
              <mi mathvariant="italic">rep</mi>
            </msub>
            <mi>,</mi>
            <msub>
              <mi>Π</mi>
              <mi mathvariant="italic">bal</mi>
            </msub>
            <mi>,</mi>
            <mi>H</mi>
            <mi>,</mi>
            <mrow>
              <mi>C</mi>
              <mo stretchy="false">−</mo>
              <mi mathvariant="italic">Com</mi>
            </mrow>
            <mrow>
              <mo fence="true" stretchy="true">(</mo>
              <mrow>
                <mrow>
                  <mi>v</mi>
                  <mi>,</mi>
                  <mn>0</mn>
                </mrow>
              </mrow>
              <mo fence="true" stretchy="true">)</mo>
            </mrow>
          </mrow>
        </mrow>
        <mo fence="true" stretchy="true">)</mo>
      </mrow>
    </mrow>
    <annotation encoding="StarMath 5.0">RepVerify left ({pp} rsub {rep} , {Π} rsub {bal} , H, C- Com left (v , 0 right ) right )</annotation>
  </semantics>
</math>
</file>

<file path=Object 212/content.xml><?xml version="1.0" encoding="utf-8"?>
<math xmlns="http://www.w3.org/1998/Math/MathML" display="block">
  <semantics>
    <mrow>
      <msub>
        <mi mathvariant="italic">tx</mi>
        <mi mathvariant="italic">spend</mi>
      </msub>
      <mo stretchy="false">=</mo>
      <mrow>
        <mo fence="true" stretchy="true">(</mo>
        <mrow>
          <mrow>
            <mi mathvariant="italic">InCoins</mi>
            <mi>,</mi>
            <mi mathvariant="italic">OutCoins</mi>
            <mi>,</mi>
            <mi>f</mi>
            <mi>,</mi>
            <msubsup>
              <mrow>
                <mo fence="true" stretchy="true">{</mo>
                <mrow>
                  <mrow>
                    <msubsup>
                      <mi>S</mi>
                      <mi>u</mi>
                      <mi>'</mi>
                    </msubsup>
                    <mi>,</mi>
                    <msubsup>
                      <mi>C</mi>
                      <mi>u</mi>
                      <mi>'</mi>
                    </msubsup>
                    <mi>,</mi>
                    <msub>
                      <mi>T</mi>
                      <mi>u</mi>
                    </msub>
                    <mi>,</mi>
                    <msub>
                      <mrow>
                        <mo fence="true" stretchy="true">(</mo>
                        <mrow>
                          <msub>
                            <mi>Π</mi>
                            <mi mathvariant="italic">par</mi>
                          </msub>
                        </mrow>
                        <mo fence="true" stretchy="true">)</mo>
                      </mrow>
                      <mi>u</mi>
                    </msub>
                    <mi>,</mi>
                    <msub>
                      <mrow>
                        <mo fence="true" stretchy="true">(</mo>
                        <mrow>
                          <msub>
                            <mi>Π</mi>
                            <mi mathvariant="italic">chaum</mi>
                          </msub>
                        </mrow>
                        <mo fence="true" stretchy="true">)</mo>
                      </mrow>
                      <mi>u</mi>
                    </msub>
                  </mrow>
                </mrow>
                <mo fence="true" stretchy="true">}</mo>
              </mrow>
              <mrow>
                <mi>u</mi>
                <mo stretchy="false">=</mo>
                <mn>0</mn>
              </mrow>
              <mrow>
                <mi>w</mi>
                <mo stretchy="false">−</mo>
                <mn>1</mn>
              </mrow>
            </msubsup>
            <mi>,</mi>
            <msub>
              <mi>Π</mi>
              <mi mathvariant="italic">bal</mi>
            </msub>
          </mrow>
        </mrow>
        <mo fence="true" stretchy="true">)</mo>
      </mrow>
    </mrow>
    <annotation encoding="StarMath 5.0">{tx} rsub {spend} = left (InCoins ,  OutCoins , f,  {left lbrace {S} rsub {u} rsup {'} , {C} rsub {u} rsup {'} , {T} rsub {u} ,  {left ({Π} rsub {par} right )} rsub {u} ,  {left ({Π} rsub {chaum} right )} rsub {u} right rbrace} rsub {u=0} rsup {w-1} ,  {Π} rsub {bal} right )</annotation>
  </semantics>
</math>
</file>

<file path=Object 213/content.xml><?xml version="1.0" encoding="utf-8"?>
<math xmlns="http://www.w3.org/1998/Math/MathML" display="block">
  <semantics>
    <mrow>
      <mi mathvariant="italic">InCoins</mi>
      <mo stretchy="false">=</mo>
      <msubsup>
        <mrow>
          <mo fence="true" stretchy="true">{</mo>
          <mrow>
            <mrow>
              <mo fence="true" stretchy="true">(</mo>
              <mrow>
                <mrow>
                  <msub>
                    <mi>S</mi>
                    <mi>i</mi>
                  </msub>
                  <mi>,</mi>
                  <msub>
                    <mi>C</mi>
                    <mi>i</mi>
                  </msub>
                </mrow>
              </mrow>
              <mo fence="true" stretchy="true">)</mo>
            </mrow>
          </mrow>
          <mo fence="true" stretchy="true">}</mo>
        </mrow>
        <mrow>
          <mi>i</mi>
          <mo stretchy="false">=</mo>
          <mn>0</mn>
        </mrow>
        <mrow>
          <mi>N</mi>
          <mo stretchy="false">−</mo>
          <mn>1</mn>
        </mrow>
      </msubsup>
    </mrow>
    <annotation encoding="StarMath 5.0">InCoins= {left lbrace left ({S} rsub {i} ,  {C} rsub {i} right ) right rbrace} rsub {i=0} rsup {N -1}</annotation>
  </semantics>
</math>
</file>

<file path=Object 214/content.xml><?xml version="1.0" encoding="utf-8"?>
<math xmlns="http://www.w3.org/1998/Math/MathML" display="block">
  <semantics>
    <mrow>
      <mi mathvariant="italic">OutCoins</mi>
      <msubsup>
        <mrow>
          <mrow/>
          <mrow>
            <mo fence="true" stretchy="true">{</mo>
            <mrow>
              <mrow>
                <msub>
                  <mover accent="true">
                    <mi>C</mi>
                    <mo>¯</mo>
                  </mover>
                  <mi>j</mi>
                </msub>
                <mi>,</mi>
                <msub>
                  <mrow>
                    <mo fence="true" stretchy="true">(</mo>
                    <mrow>
                      <msub>
                        <mi>Π</mi>
                        <mi mathvariant="italic">rp</mi>
                      </msub>
                    </mrow>
                    <mo fence="true" stretchy="true">)</mo>
                  </mrow>
                  <mi>j</mi>
                </msub>
              </mrow>
            </mrow>
            <mo fence="true" stretchy="true">}</mo>
          </mrow>
        </mrow>
        <mrow>
          <mi>j</mi>
          <mo stretchy="false">=</mo>
          <mn>0</mn>
        </mrow>
        <mrow>
          <mi>t</mi>
          <mo stretchy="false">−</mo>
          <mn>1</mn>
        </mrow>
      </msubsup>
    </mrow>
    <annotation encoding="StarMath 5.0">OutCoins {= left lbrace {overline {C}} rsub {j} ,  {left ({Π} rsub {rp} right )} rsub {j} right rbrace} rsub {j=0} rsup {t -1}</annotation>
  </semantics>
</math>
</file>

<file path=Object 215/content.xml><?xml version="1.0" encoding="utf-8"?>
<math xmlns="http://www.w3.org/1998/Math/MathML" display="block">
  <semantics>
    <mrow>
      <mi>u</mi>
      <mi>∈</mi>
      <mrow>
        <mo fence="true" stretchy="true">[</mo>
        <mrow>
          <mrow>
            <mn>0</mn>
            <mi>,</mi>
            <mrow>
              <mrow>
                <mi>w</mi>
              </mrow>
              <mo fence="true" stretchy="true">)</mo>
            </mrow>
          </mrow>
        </mrow>
      </mrow>
    </mrow>
    <annotation encoding="StarMath 5.0">u∈ left [0,  left none w right ) right none</annotation>
  </semantics>
</math>
</file>

<file path=Object 216/content.xml><?xml version="1.0" encoding="utf-8"?>
<math xmlns="http://www.w3.org/1998/Math/MathML" display="block">
  <semantics>
    <msub>
      <mi>T</mi>
      <mi>u</mi>
    </msub>
    <annotation encoding="StarMath 5.0">{T} rsub {u}</annotation>
  </semantics>
</math>
</file>

<file path=Object 217/content.xml><?xml version="1.0" encoding="utf-8"?>
<math xmlns="http://www.w3.org/1998/Math/MathML" display="block">
  <semantics>
    <mrow>
      <mi mathvariant="italic">ParVerify</mi>
      <mrow>
        <mo fence="true" stretchy="true">(</mo>
        <mrow>
          <mrow>
            <msub>
              <mi mathvariant="italic">pp</mi>
              <mi mathvariant="italic">par</mi>
            </msub>
            <mi>,</mi>
            <msub>
              <mrow>
                <mo fence="true" stretchy="true">(</mo>
                <mrow>
                  <msub>
                    <mi>Π</mi>
                    <mi mathvariant="italic">par</mi>
                  </msub>
                </mrow>
                <mo fence="true" stretchy="true">)</mo>
              </mrow>
              <mi>u</mi>
            </msub>
            <mi>,</mi>
            <msubsup>
              <mrow>
                <mo fence="true" stretchy="true">{</mo>
                <mrow>
                  <mrow>
                    <mrow>
                      <msub>
                        <mi>S</mi>
                        <mi>i</mi>
                      </msub>
                      <mo stretchy="false">−</mo>
                      <msubsup>
                        <mi>S</mi>
                        <mi>u</mi>
                        <mi>'</mi>
                      </msubsup>
                    </mrow>
                    <mi>,</mi>
                    <mrow>
                      <msub>
                        <mi>C</mi>
                        <mi>i</mi>
                      </msub>
                      <mo stretchy="false">−</mo>
                      <msubsup>
                        <mi>C</mi>
                        <mi>u</mi>
                        <mi>'</mi>
                      </msubsup>
                    </mrow>
                  </mrow>
                </mrow>
                <mo fence="true" stretchy="true">}</mo>
              </mrow>
              <mrow>
                <mi>i</mi>
                <mo stretchy="false">=</mo>
                <mn>0</mn>
              </mrow>
              <mrow>
                <mi>N</mi>
                <mo stretchy="false">−</mo>
                <mn>1</mn>
              </mrow>
            </msubsup>
          </mrow>
        </mrow>
        <mo fence="true" stretchy="true">)</mo>
      </mrow>
    </mrow>
    <annotation encoding="StarMath 5.0">ParVerify left ({pp} rsub {par} ,  {left ({Π} rsub {par} right )} rsub {u} ,  {left lbrace {S} rsub {i} - {S} rsub {u} rsup {'} ,  {C} rsub {i} - {C} rsub {u} rsup {'} right rbrace} rsub {i=0} rsup {N -1} right )</annotation>
  </semantics>
</math>
</file>

<file path=Object 218/content.xml><?xml version="1.0" encoding="utf-8"?>
<math xmlns="http://www.w3.org/1998/Math/MathML" display="block">
  <semantics>
    <mrow>
      <mi mathvariant="italic">Chaum</mi>
      <mi mathvariant="italic">Verify</mi>
      <mrow>
        <mo fence="true" stretchy="true">(</mo>
        <mrow>
          <mrow>
            <msub>
              <mi mathvariant="italic">pp</mi>
              <mi mathvariant="italic">chaum</mi>
            </msub>
            <mi>,</mi>
            <msub>
              <mrow>
                <mo fence="true" stretchy="true">(</mo>
                <mrow>
                  <msub>
                    <mi>Π</mi>
                    <mi mathvariant="italic">chaum</mi>
                  </msub>
                </mrow>
                <mo fence="true" stretchy="true">)</mo>
              </mrow>
              <mi>u</mi>
            </msub>
            <mi>,</mi>
            <msubsup>
              <mi>S</mi>
              <mi>u</mi>
              <mi>'</mi>
            </msubsup>
            <mi>,</mi>
            <msub>
              <mi>T</mi>
              <mi>u</mi>
            </msub>
          </mrow>
        </mrow>
        <mo fence="true" stretchy="true">)</mo>
      </mrow>
    </mrow>
    <annotation encoding="StarMath 5.0">Chaum Verify left ({pp} rsub {chaum} ,  {left ({Π} rsub {chaum} right )} rsub {u} ,  {S} rsub {u} rsup {'} , {T} rsub {u} right )</annotation>
  </semantics>
</math>
</file>

<file path=Object 219/content.xml><?xml version="1.0" encoding="utf-8"?>
<math xmlns="http://www.w3.org/1998/Math/MathML" display="block">
  <semantics>
    <mrow>
      <mi>j</mi>
      <mi>∈</mi>
      <mrow>
        <mo fence="true" stretchy="true">[</mo>
        <mrow>
          <mrow>
            <mn>0</mn>
            <mi>,</mi>
            <mrow>
              <mrow>
                <mi>t</mi>
              </mrow>
              <mo fence="true" stretchy="true">)</mo>
            </mrow>
          </mrow>
        </mrow>
      </mrow>
    </mrow>
    <annotation encoding="StarMath 5.0">j ∈ left [0,  left none t right ) right none</annotation>
  </semantics>
</math>
</file>

<file path=Object 22/content.xml><?xml version="1.0" encoding="utf-8"?>
<math xmlns="http://www.w3.org/1998/Math/MathML" display="block">
  <semantics>
    <mi>G</mi>
    <annotation encoding="StarMath 5.0">G</annotation>
  </semantics>
</math>
</file>

<file path=Object 220/content.xml><?xml version="1.0" encoding="utf-8"?>
<math xmlns="http://www.w3.org/1998/Math/MathML" display="block">
  <semantics>
    <mrow>
      <mi mathvariant="italic">Range</mi>
      <mi mathvariant="italic">Verify</mi>
      <mrow>
        <mo fence="true" stretchy="true">(</mo>
        <mrow>
          <mrow>
            <msub>
              <mi mathvariant="italic">pp</mi>
              <mi mathvariant="italic">rp</mi>
            </msub>
            <mi>,</mi>
            <msub>
              <mrow>
                <mo fence="true" stretchy="true">(</mo>
                <mrow>
                  <msub>
                    <mi>Π</mi>
                    <mi mathvariant="italic">rp</mi>
                  </msub>
                </mrow>
                <mo fence="true" stretchy="true">)</mo>
              </mrow>
              <mi>j</mi>
            </msub>
            <mi>,</mi>
            <mi>C</mi>
          </mrow>
        </mrow>
        <mo fence="true" stretchy="true">)</mo>
      </mrow>
    </mrow>
    <annotation encoding="StarMath 5.0">Range Verify left ({pp} rsub {rp} ,  {left ({Π} rsub {rp} right )} rsub {j} , C right )</annotation>
  </semantics>
</math>
</file>

<file path=Object 221/content.xml><?xml version="1.0" encoding="utf-8"?>
<math xmlns="http://www.w3.org/1998/Math/MathML" display="block">
  <semantics>
    <mrow>
      <mi>f</mi>
      <mi>∈</mi>
      <mrow>
        <mo fence="true" stretchy="true">[</mo>
        <mrow>
          <mrow>
            <mn>0</mn>
            <mi>,</mi>
            <mrow>
              <mrow>
                <msub>
                  <mi>v</mi>
                  <mi mathvariant="italic">max</mi>
                </msub>
              </mrow>
              <mo fence="true" stretchy="true">)</mo>
            </mrow>
          </mrow>
        </mrow>
      </mrow>
    </mrow>
    <annotation encoding="StarMath 5.0">f ∈ left [0,  left none {v} rsub {max} right ) right none</annotation>
  </semantics>
</math>
</file>

<file path=Object 222/content.xml><?xml version="1.0" encoding="utf-8"?>
<math xmlns="http://www.w3.org/1998/Math/MathML" display="block">
  <semantics>
    <mrow>
      <mi mathvariant="italic">Rep</mi>
      <mi mathvariant="italic">Verify</mi>
      <mrow>
        <mo fence="true" stretchy="true">(</mo>
        <mrow>
          <mrow>
            <msub>
              <mi mathvariant="italic">pp</mi>
              <mi mathvariant="italic">rep</mi>
            </msub>
            <mi>,</mi>
            <msub>
              <mi>Π</mi>
              <mi mathvariant="italic">bal</mi>
            </msub>
            <mi>,</mi>
            <mi>H</mi>
            <mi>,</mi>
            <mrow>
              <mrow>
                <munderover>
                  <mo stretchy="false">∑</mo>
                  <mrow>
                    <mi>u</mi>
                    <mo stretchy="false">=</mo>
                    <mn>0</mn>
                  </mrow>
                  <mrow>
                    <mi>w</mi>
                    <mo stretchy="false">−</mo>
                    <mn>1</mn>
                  </mrow>
                </munderover>
                <msubsup>
                  <mi>C</mi>
                  <mi>u</mi>
                  <mi>'</mi>
                </msubsup>
              </mrow>
              <mo stretchy="false">−</mo>
              <mrow>
                <munderover>
                  <mo stretchy="false">∑</mo>
                  <mrow>
                    <mi>j</mi>
                    <mo stretchy="false">=</mo>
                    <mn>0</mn>
                  </mrow>
                  <mrow>
                    <mi>t</mi>
                    <mo stretchy="false">−</mo>
                    <mn>1</mn>
                  </mrow>
                </munderover>
                <msub>
                  <mover accent="true">
                    <mi>C</mi>
                    <mo>¯</mo>
                  </mover>
                  <mi>j</mi>
                </msub>
              </mrow>
              <mo stretchy="false">−</mo>
              <mi mathvariant="italic">Com</mi>
            </mrow>
            <mrow>
              <mo fence="true" stretchy="true">(</mo>
              <mrow>
                <mrow>
                  <mi>f</mi>
                  <mi>,</mi>
                  <mn>0</mn>
                </mrow>
              </mrow>
              <mo fence="true" stretchy="true">)</mo>
            </mrow>
          </mrow>
        </mrow>
        <mo fence="true" stretchy="true">)</mo>
      </mrow>
    </mrow>
    <annotation encoding="StarMath 5.0">Rep Verify left ({pp} rsub {rep} ,  {Π} rsub {bal} ,H,  sum from {u=0} to {w-1} {{C} rsub {u} rsup {'}} - sum from {j=0} to {t-1} {{overline {C}} rsub {j}} - Com left (f, 0 right ) right )</annotation>
  </semantics>
</math>
</file>

<file path=Object 223/content.xml><?xml version="1.0" encoding="utf-8"?>
<math xmlns="http://www.w3.org/1998/Math/MathML" display="block">
  <semantics>
    <mi>v</mi>
    <annotation encoding="StarMath 5.0">v</annotation>
  </semantics>
</math>
</file>

<file path=Object 224/content.xml><?xml version="1.0" encoding="utf-8"?>
<math xmlns="http://www.w3.org/1998/Math/MathML" display="block">
  <semantics>
    <mrow>
      <msub>
        <mi>H</mi>
        <mi mathvariant="italic">agg</mi>
      </msub>
      <mi mathvariant="normal">:</mi>
      <msup>
        <mrow>
          <mo fence="true" stretchy="true">{</mo>
          <mrow>
            <mrow>
              <mn>0</mn>
              <mi>,</mi>
              <mn>1</mn>
            </mrow>
          </mrow>
          <mo fence="true" stretchy="true">}</mo>
        </mrow>
        <mrow/>
      </msup>
      <mi>→</mi>
      <mi>F</mi>
    </mrow>
    <annotation encoding="StarMath 5.0">{H} rsub {agg  } :  {left lbrace 0, 1 right rbrace} ^ {*} →F</annotation>
  </semantics>
</math>
</file>

<file path=Object 225/content.xml><?xml version="1.0" encoding="utf-8"?>
<math xmlns="http://www.w3.org/1998/Math/MathML" display="block">
  <semantics>
    <mrow>
      <mi>α</mi>
      <mi>∈</mi>
      <mrow>
        <mo fence="true" stretchy="true">[</mo>
        <mrow>
          <mrow>
            <mn>0</mn>
            <mi>,</mi>
            <mrow>
              <mrow>
                <mi>v</mi>
              </mrow>
              <mo fence="true" stretchy="true">)</mo>
            </mrow>
          </mrow>
        </mrow>
      </mrow>
    </mrow>
    <annotation encoding="StarMath 5.0">α∈ left [0,  left none v right ) right none</annotation>
  </semantics>
</math>
</file>

<file path=Object 226/content.xml><?xml version="1.0" encoding="utf-8"?>
<math xmlns="http://www.w3.org/1998/Math/MathML" display="block">
  <semantics>
    <msub>
      <mi>s</mi>
      <mrow>
        <mn>1</mn>
        <mi>,</mi>
        <mi>α</mi>
      </mrow>
    </msub>
    <annotation encoding="StarMath 5.0">{s} rsub {1,α}</annotation>
  </semantics>
</math>
</file>

<file path=Object 227/content.xml><?xml version="1.0" encoding="utf-8"?>
<math xmlns="http://www.w3.org/1998/Math/MathML" display="block">
  <semantics>
    <msub>
      <mi>s</mi>
      <mrow>
        <mn>2</mn>
        <mi>,</mi>
        <mi>α</mi>
      </mrow>
    </msub>
    <annotation encoding="StarMath 5.0">{s} rsub {2,α}</annotation>
  </semantics>
</math>
</file>

<file path=Object 228/content.xml><?xml version="1.0" encoding="utf-8"?>
<math xmlns="http://www.w3.org/1998/Math/MathML" display="block">
  <semantics>
    <mrow>
      <msub>
        <mi>r</mi>
        <mi>α</mi>
      </msub>
      <mi>∈</mi>
      <mi>F</mi>
    </mrow>
    <annotation encoding="StarMath 5.0">{r} rsub {α} ∈F</annotation>
  </semantics>
</math>
</file>

<file path=Object 229/content.xml><?xml version="1.0" encoding="utf-8"?>
<math xmlns="http://www.w3.org/1998/Math/MathML" display="block">
  <semantics>
    <mrow>
      <mrow>
        <msub>
          <mi>D</mi>
          <mi>α</mi>
        </msub>
        <mo stretchy="false">=</mo>
        <mi mathvariant="italic">DCom</mi>
      </mrow>
      <mrow>
        <mo fence="true" stretchy="true">(</mo>
        <mrow>
          <mrow>
            <mn>0</mn>
            <mi>,</mi>
            <msub>
              <mi>r</mi>
              <mi>α</mi>
            </msub>
            <mi>,</mi>
            <mn>0</mn>
          </mrow>
        </mrow>
        <mo fence="true" stretchy="true">)</mo>
      </mrow>
    </mrow>
    <annotation encoding="StarMath 5.0">{D} rsub {α} = DCom left (0,  {r} rsub {α} , 0 right )</annotation>
  </semantics>
</math>
</file>

<file path=Object 23/content.xml><?xml version="1.0" encoding="utf-8"?>
<math xmlns="http://www.w3.org/1998/Math/MathML" display="block">
  <semantics>
    <mi>F</mi>
    <annotation encoding="StarMath 5.0">F</annotation>
  </semantics>
</math>
</file>

<file path=Object 230/content.xml><?xml version="1.0" encoding="utf-8"?>
<math xmlns="http://www.w3.org/1998/Math/MathML" display="block">
  <semantics>
    <msub>
      <mi>s</mi>
      <mrow>
        <mn>1</mn>
        <mi>,</mi>
        <mi>α</mi>
      </mrow>
    </msub>
    <annotation encoding="StarMath 5.0">{s} rsub {1,α}</annotation>
  </semantics>
</math>
</file>

<file path=Object 231/content.xml><?xml version="1.0" encoding="utf-8"?>
<math xmlns="http://www.w3.org/1998/Math/MathML" display="block">
  <semantics>
    <msub>
      <mi>s</mi>
      <mrow>
        <mn>2</mn>
        <mi>,</mi>
        <mi>α</mi>
      </mrow>
    </msub>
    <annotation encoding="StarMath 5.0">{s} rsub {2,α}</annotation>
  </semantics>
</math>
</file>

<file path=Object 232/content.xml><?xml version="1.0" encoding="utf-8"?>
<math xmlns="http://www.w3.org/1998/Math/MathML" display="block">
  <semantics>
    <msub>
      <mi>D</mi>
      <mi>α</mi>
    </msub>
    <annotation encoding="StarMath 5.0">{D} rsub {α}</annotation>
  </semantics>
</math>
</file>

<file path=Object 233/content.xml><?xml version="1.0" encoding="utf-8"?>
<math xmlns="http://www.w3.org/1998/Math/MathML" display="block">
  <semantics>
    <mrow>
      <mrow>
        <msub>
          <mi>s</mi>
          <mn>1</mn>
        </msub>
        <mo stretchy="false">=</mo>
        <mrow>
          <munderover>
            <mo stretchy="false">∑</mo>
            <mrow>
              <mi>α</mi>
              <mo stretchy="false">=</mo>
              <mn>0</mn>
            </mrow>
            <mrow>
              <mi>v</mi>
              <mo stretchy="false">−</mo>
              <mn>1</mn>
            </mrow>
          </munderover>
          <msub>
            <mi>H</mi>
            <mi mathvariant="italic">agg</mi>
          </msub>
        </mrow>
      </mrow>
      <mrow>
        <mo fence="true" stretchy="true">(</mo>
        <mrow>
          <mrow>
            <msubsup>
              <mrow>
                <mo fence="true" stretchy="true">{</mo>
                <mrow>
                  <msub>
                    <mi>s</mi>
                    <mrow>
                      <mn>1</mn>
                      <mi>,</mi>
                      <mi>β</mi>
                    </mrow>
                  </msub>
                </mrow>
                <mo fence="true" stretchy="true">}</mo>
              </mrow>
              <mrow>
                <mi>β</mi>
                <mo stretchy="false">=</mo>
                <mn>0</mn>
              </mrow>
              <mrow>
                <mi>v</mi>
                <mo stretchy="false">−</mo>
                <mn>1</mn>
              </mrow>
            </msubsup>
            <mi>,</mi>
            <mi>α</mi>
          </mrow>
        </mrow>
        <mo fence="true" stretchy="true">)</mo>
      </mrow>
      <msub>
        <mi>s</mi>
        <mrow>
          <mn>1</mn>
          <mi>,</mi>
          <mi>α</mi>
        </mrow>
      </msub>
    </mrow>
    <annotation encoding="StarMath 5.0">{s} rsub {1} = sum from {α=0} to {v-1} {{H} rsub {agg  }} left ({left lbrace {s} rsub {1,β} right rbrace} rsub {β=0} rsup {v-1} , α right ) {s} rsub {1,α}</annotation>
  </semantics>
</math>
</file>

<file path=Object 234/content.xml><?xml version="1.0" encoding="utf-8"?>
<math xmlns="http://www.w3.org/1998/Math/MathML" display="block">
  <semantics>
    <mrow>
      <mrow>
        <msub>
          <mi>s</mi>
          <mn>2</mn>
        </msub>
        <mo stretchy="false">=</mo>
        <mrow>
          <munderover>
            <mo stretchy="false">∑</mo>
            <mrow>
              <mi>α</mi>
              <mo stretchy="false">=</mo>
              <mn>0</mn>
            </mrow>
            <mrow>
              <mi>v</mi>
              <mo stretchy="false">−</mo>
              <mn>1</mn>
            </mrow>
          </munderover>
          <msub>
            <mi>H</mi>
            <mi mathvariant="italic">agg</mi>
          </msub>
        </mrow>
      </mrow>
      <mrow>
        <mo fence="true" stretchy="true">(</mo>
        <mrow>
          <mrow>
            <msubsup>
              <mrow>
                <mo fence="true" stretchy="true">{</mo>
                <mrow>
                  <msub>
                    <mi>s</mi>
                    <mrow>
                      <mn>2</mn>
                      <mi>,</mi>
                      <mi>β</mi>
                    </mrow>
                  </msub>
                </mrow>
                <mo fence="true" stretchy="true">}</mo>
              </mrow>
              <mrow>
                <mi>β</mi>
                <mo stretchy="false">=</mo>
                <mn>0</mn>
              </mrow>
              <mrow>
                <mi>v</mi>
                <mo stretchy="false">−</mo>
                <mn>1</mn>
              </mrow>
            </msubsup>
            <mi>,</mi>
            <mi>α</mi>
          </mrow>
        </mrow>
        <mo fence="true" stretchy="true">)</mo>
      </mrow>
      <msub>
        <mi>s</mi>
        <mrow>
          <mn>2</mn>
          <mi>,</mi>
          <mi>α</mi>
        </mrow>
      </msub>
    </mrow>
    <annotation encoding="StarMath 5.0">{s} rsub {2} = sum from {α=0} to {v-1} {{H} rsub {agg  }} left ({left lbrace {s} rsub {2,β} right rbrace} rsub {β=0} rsup {v-1} , α right ) {s} rsub {2,α}</annotation>
  </semantics>
</math>
</file>

<file path=Object 235/content.xml><?xml version="1.0" encoding="utf-8"?>
<math xmlns="http://www.w3.org/1998/Math/MathML" display="block">
  <semantics>
    <mrow>
      <mrow>
        <mi>D</mi>
        <mo stretchy="false">=</mo>
        <mrow>
          <munderover>
            <mo stretchy="false">∑</mo>
            <mrow>
              <mi>α</mi>
              <mo stretchy="false">=</mo>
              <mn>0</mn>
            </mrow>
            <mrow>
              <mi>v</mi>
              <mo stretchy="false">−</mo>
              <mn>1</mn>
            </mrow>
          </munderover>
          <msub>
            <mi>H</mi>
            <mi mathvariant="italic">agg</mi>
          </msub>
        </mrow>
      </mrow>
      <mrow>
        <mo fence="true" stretchy="true">(</mo>
        <mrow>
          <mrow>
            <msubsup>
              <mrow>
                <mo fence="true" stretchy="true">{</mo>
                <mrow>
                  <msub>
                    <mi>D</mi>
                    <mi>β</mi>
                  </msub>
                </mrow>
                <mo fence="true" stretchy="true">}</mo>
              </mrow>
              <mrow>
                <mi>β</mi>
                <mo stretchy="false">=</mo>
                <mn>0</mn>
              </mrow>
              <mrow>
                <mi>v</mi>
                <mo stretchy="false">−</mo>
                <mn>1</mn>
              </mrow>
            </msubsup>
            <mi>,</mi>
            <mi>α</mi>
          </mrow>
        </mrow>
        <mo fence="true" stretchy="true">)</mo>
      </mrow>
      <msub>
        <mi>D</mi>
        <mi>α</mi>
      </msub>
    </mrow>
    <annotation encoding="StarMath 5.0">D= sum from {α=0} to {v-1} {{H} rsub {agg  }} left ({left lbrace {D} rsub {β} right rbrace} rsub {β=0} rsup {v-1} , α right ) {D} rsub {α}</annotation>
  </semantics>
</math>
</file>

<file path=Object 236/content.xml><?xml version="1.0" encoding="utf-8"?>
<math xmlns="http://www.w3.org/1998/Math/MathML" display="block">
  <semantics>
    <mrow>
      <mrow>
        <msub>
          <mi>Q</mi>
          <mn>1</mn>
        </msub>
        <mo stretchy="false">=</mo>
        <mi mathvariant="italic">DCom</mi>
      </mrow>
      <mrow>
        <mo fence="true" stretchy="true">(</mo>
        <mrow>
          <mrow>
            <msub>
              <mi>s</mi>
              <mn>1</mn>
            </msub>
            <mi>,</mi>
            <mn>0</mn>
            <mi>,</mi>
            <mn>0</mn>
          </mrow>
        </mrow>
        <mo fence="true" stretchy="true">)</mo>
      </mrow>
    </mrow>
    <annotation encoding="StarMath 5.0">{Q} rsub {1} = DCom left ({s} rsub {1} , 0, 0 right )</annotation>
  </semantics>
</math>
</file>

<file path=Object 237/content.xml><?xml version="1.0" encoding="utf-8"?>
<math xmlns="http://www.w3.org/1998/Math/MathML" display="block">
  <semantics>
    <mrow>
      <mrow>
        <msub>
          <mi>Q</mi>
          <mn>2</mn>
        </msub>
        <mo stretchy="false">=</mo>
        <mi mathvariant="italic">DCom</mi>
      </mrow>
      <mrow>
        <mrow>
          <mo fence="true" stretchy="true">(</mo>
          <mrow>
            <mrow>
              <msub>
                <mi>s</mi>
                <mn>2</mn>
              </msub>
              <mi>,</mi>
              <mn>0</mn>
              <mi>,</mi>
              <mn>0</mn>
            </mrow>
          </mrow>
          <mo fence="true" stretchy="true">)</mo>
        </mrow>
        <mo stretchy="false">+</mo>
        <mi>D</mi>
      </mrow>
    </mrow>
    <annotation encoding="StarMath 5.0">{Q} rsub {2} = DCom left ({s} rsub {2} , 0, 0 right ) +D</annotation>
  </semantics>
</math>
</file>

<file path=Object 238/content.xml><?xml version="1.0" encoding="utf-8"?>
<math xmlns="http://www.w3.org/1998/Math/MathML" display="block">
  <semantics>
    <mi>α</mi>
    <annotation encoding="StarMath 5.0">α</annotation>
  </semantics>
</math>
</file>

<file path=Object 239/content.xml><?xml version="1.0" encoding="utf-8"?>
<math xmlns="http://www.w3.org/1998/Math/MathML" display="block">
  <semantics>
    <msub>
      <mi>r</mi>
      <mi>α</mi>
    </msub>
    <annotation encoding="StarMath 5.0">{r} rsub {α}</annotation>
  </semantics>
</math>
</file>

<file path=Object 24/content.xml><?xml version="1.0" encoding="utf-8"?>
<math xmlns="http://www.w3.org/1998/Math/MathML" display="block">
  <semantics>
    <mrow>
      <mo fence="true" stretchy="true">{</mo>
      <mrow>
        <mrow>
          <msub>
            <mi mathvariant="italic">pp</mi>
            <mi mathvariant="italic">rep</mi>
          </msub>
          <mi>,</mi>
          <mi>G</mi>
          <mi>,</mi>
          <mi>X</mi>
          <mi>∈</mi>
          <mi>G</mi>
          <mi>;</mi>
          <mi>x</mi>
          <mi>∈</mi>
          <mi>F</mi>
          <mi mathvariant="normal">:</mi>
          <mrow>
            <mi>X</mi>
            <mo stretchy="false">=</mo>
            <mi mathvariant="italic">xG</mi>
          </mrow>
        </mrow>
      </mrow>
      <mo fence="true" stretchy="true">}</mo>
    </mrow>
    <annotation encoding="StarMath 5.0">left lbrace {pp} rsub {rep} , G, X ∈ G; x ∈ F : X=xG right rbrace</annotation>
  </semantics>
</math>
</file>

<file path=Object 240/content.xml><?xml version="1.0" encoding="utf-8"?>
<math xmlns="http://www.w3.org/1998/Math/MathML" display="block">
  <semantics>
    <mrow>
      <mo fence="true" stretchy="true">{</mo>
      <mrow>
        <mrow>
          <msub>
            <mi mathvariant="italic">pp</mi>
            <mi mathvariant="italic">chaum</mi>
          </msub>
          <mi>,</mi>
          <msubsup>
            <mi>S</mi>
            <mi>u</mi>
            <mi>'</mi>
          </msubsup>
          <mi>,</mi>
          <msub>
            <mi>T</mi>
            <mi>u</mi>
          </msub>
          <mi>;</mi>
          <mrow>
            <mo fence="true" stretchy="true">(</mo>
            <mrow>
              <mrow>
                <msub>
                  <mi>s</mi>
                  <mi>u</mi>
                </msub>
                <mi>,</mi>
                <mi>r</mi>
                <mrow>
                  <mi>,</mi>
                  <mo stretchy="false">−</mo>
                  <msub>
                    <mi>H</mi>
                    <msup>
                      <mi mathvariant="italic">ser</mi>
                      <mi>'</mi>
                    </msup>
                  </msub>
                </mrow>
                <mrow>
                  <mo fence="true" stretchy="true">(</mo>
                  <mrow>
                    <mrow>
                      <msub>
                        <mi>s</mi>
                        <mi>u</mi>
                      </msub>
                      <mi>,</mi>
                      <mi>D</mi>
                    </mrow>
                  </mrow>
                  <mo fence="true" stretchy="true">)</mo>
                </mrow>
              </mrow>
            </mrow>
            <mo fence="true" stretchy="true">)</mo>
          </mrow>
        </mrow>
      </mrow>
      <mo fence="true" stretchy="true">}</mo>
    </mrow>
    <annotation encoding="StarMath 5.0">left lbrace {pp} rsub {chaum} ,  {S} rsub {u} rsup {'} ,  {T} rsub {u} ;  left ({s} rsub {u} , r, - {H} rsub {{ser} ^ {'}} left ({s} rsub {u} ,D right ) right ) right rbrace</annotation>
  </semantics>
</math>
</file>

<file path=Object 241/content.xml><?xml version="1.0" encoding="utf-8"?>
<math xmlns="http://www.w3.org/1998/Math/MathML" display="block">
  <semantics>
    <mrow>
      <mi>α</mi>
      <mi>∈</mi>
      <mrow>
        <mo fence="true" stretchy="true">[</mo>
        <mrow>
          <mrow>
            <mn>0</mn>
            <mi>,</mi>
            <mrow>
              <mrow>
                <mi>v</mi>
              </mrow>
              <mo fence="true" stretchy="true">)</mo>
            </mrow>
          </mrow>
        </mrow>
      </mrow>
    </mrow>
    <annotation encoding="StarMath 5.0">α∈ left [0,  left none v right ) right none</annotation>
  </semantics>
</math>
</file>

<file path=Object 242/content.xml><?xml version="1.0" encoding="utf-8"?>
<math xmlns="http://www.w3.org/1998/Math/MathML" display="block">
  <semantics>
    <msub>
      <mover accent="true">
        <mi>r</mi>
        <mo>¯</mo>
      </mover>
      <mi>α</mi>
    </msub>
    <annotation encoding="StarMath 5.0">{overline {r}} rsub {α}</annotation>
  </semantics>
</math>
</file>

<file path=Object 243/content.xml><?xml version="1.0" encoding="utf-8"?>
<math xmlns="http://www.w3.org/1998/Math/MathML" display="block">
  <semantics>
    <msub>
      <mover accent="true">
        <mi>s</mi>
        <mo>¯</mo>
      </mover>
      <mi>α</mi>
    </msub>
    <annotation encoding="StarMath 5.0">{overline {s}} rsub {α}</annotation>
  </semantics>
</math>
</file>

<file path=Object 244/content.xml><?xml version="1.0" encoding="utf-8"?>
<math xmlns="http://www.w3.org/1998/Math/MathML" display="block">
  <semantics>
    <mrow>
      <msub>
        <mover accent="true">
          <mi>t</mi>
          <mo>¯</mo>
        </mover>
        <mi>α</mi>
      </msub>
      <mi>∈</mi>
      <mi>F</mi>
    </mrow>
    <annotation encoding="StarMath 5.0">{overline {t}} rsub {α} ∈F</annotation>
  </semantics>
</math>
</file>

<file path=Object 245/content.xml><?xml version="1.0" encoding="utf-8"?>
<math xmlns="http://www.w3.org/1998/Math/MathML" display="block">
  <semantics>
    <mrow>
      <mo fence="true" stretchy="true">(</mo>
      <mrow>
        <mrow>
          <msub>
            <mover accent="true">
              <mi>r</mi>
              <mo>¯</mo>
            </mover>
            <mi>α</mi>
          </msub>
          <mi>,</mi>
          <msub>
            <mover accent="true">
              <mi>s</mi>
              <mo>¯</mo>
            </mover>
            <mi>α</mi>
          </msub>
          <mi>G</mi>
          <mi>,</mi>
          <msub>
            <mover accent="true">
              <mi>t</mi>
              <mo>¯</mo>
            </mover>
            <mi>α</mi>
          </msub>
        </mrow>
      </mrow>
      <mo fence="true" stretchy="true">)</mo>
    </mrow>
    <annotation encoding="StarMath 5.0">left ({overline {r}} rsub {α} ,  {overline {s}} rsub {α} G ,  {overline {t}} rsub {α} right )</annotation>
  </semantics>
</math>
</file>

<file path=Object 246/content.xml><?xml version="1.0" encoding="utf-8"?>
<math xmlns="http://www.w3.org/1998/Math/MathML" display="block">
  <semantics>
    <mrow>
      <mrow>
        <msub>
          <mi>A</mi>
          <mn>1</mn>
        </msub>
        <mo stretchy="false">=</mo>
        <mrow>
          <mo fence="true" stretchy="true">(</mo>
          <mrow>
            <mrow>
              <munderover>
                <mo stretchy="false">∑</mo>
                <mrow>
                  <mi>β</mi>
                  <mo stretchy="false">=</mo>
                  <mn>0</mn>
                </mrow>
                <mrow>
                  <mi>v</mi>
                  <mo stretchy="false">−</mo>
                  <mn>1</mn>
                </mrow>
              </munderover>
              <msub>
                <mover accent="true">
                  <mi>r</mi>
                  <mo>¯</mo>
                </mover>
                <mi>β</mi>
              </msub>
            </mrow>
          </mrow>
          <mo fence="true" stretchy="true">)</mo>
        </mrow>
      </mrow>
      <mrow>
        <mi>F</mi>
        <mo stretchy="false">+</mo>
        <mrow>
          <munderover>
            <mo stretchy="false">∑</mo>
            <mrow>
              <mi>β</mi>
              <mo stretchy="false">=</mo>
              <mn>0</mn>
            </mrow>
            <mrow>
              <mi>v</mi>
              <mo stretchy="false">−</mo>
              <mn>1</mn>
            </mrow>
          </munderover>
          <mrow>
            <mo fence="true" stretchy="true">(</mo>
            <mrow>
              <mrow>
                <msub>
                  <mover accent="true">
                    <mi>s</mi>
                    <mo>¯</mo>
                  </mover>
                  <mi>α</mi>
                </msub>
                <mi>G</mi>
              </mrow>
            </mrow>
            <mo fence="true" stretchy="true">)</mo>
          </mrow>
        </mrow>
      </mrow>
    </mrow>
    <annotation encoding="StarMath 5.0">{A} rsub {1} = left (sum from {β=0} to {v -1} {{overline {r}} rsub {β}} right ) F + sum from {β=0} to {v-1} {left ({overline {s}} rsub {α} G right )}</annotation>
  </semantics>
</math>
</file>

<file path=Object 247/content.xml><?xml version="1.0" encoding="utf-8"?>
<math xmlns="http://www.w3.org/1998/Math/MathML" display="block">
  <semantics>
    <mrow>
      <mrow>
        <msub>
          <mi>A</mi>
          <mn>2</mn>
        </msub>
        <mo stretchy="false">=</mo>
        <mrow>
          <mo fence="true" stretchy="true">(</mo>
          <mrow>
            <mrow>
              <munderover>
                <mo stretchy="false">∑</mo>
                <mrow>
                  <mi>β</mi>
                  <mo stretchy="false">=</mo>
                  <mn>0</mn>
                </mrow>
                <mrow>
                  <mi>v</mi>
                  <mo stretchy="false">−</mo>
                  <mn>1</mn>
                </mrow>
              </munderover>
              <msub>
                <mover accent="true">
                  <mi>r</mi>
                  <mo>¯</mo>
                </mover>
                <mi>β</mi>
              </msub>
            </mrow>
          </mrow>
          <mo fence="true" stretchy="true">)</mo>
        </mrow>
      </mrow>
      <mrow>
        <msub>
          <mi>T</mi>
          <mi>u</mi>
        </msub>
        <mo stretchy="false">+</mo>
        <mrow>
          <munderover>
            <mo stretchy="false">∑</mo>
            <mrow>
              <mi>β</mi>
              <mo stretchy="false">=</mo>
              <mn>0</mn>
            </mrow>
            <mrow>
              <mi>v</mi>
              <mo stretchy="false">−</mo>
              <mn>1</mn>
            </mrow>
          </munderover>
          <mrow>
            <mo fence="true" stretchy="true">(</mo>
            <mrow>
              <mrow>
                <msub>
                  <mover accent="true">
                    <mi>s</mi>
                    <mo>¯</mo>
                  </mover>
                  <mi>α</mi>
                </msub>
                <mi>G</mi>
              </mrow>
            </mrow>
            <mo fence="true" stretchy="true">)</mo>
          </mrow>
        </mrow>
      </mrow>
    </mrow>
    <annotation encoding="StarMath 5.0">{A} rsub {2} = left (sum from {β=0} to {v -1} {{overline {r}} rsub {β}} right ) {T} rsub {u} + sum from {β=0} to {v-1} {left ({overline {s}} rsub {α} G right )}</annotation>
  </semantics>
</math>
</file>

<file path=Object 248/content.xml><?xml version="1.0" encoding="utf-8"?>
<math xmlns="http://www.w3.org/1998/Math/MathML" display="block">
  <semantics>
    <mrow>
      <mrow>
        <msub>
          <mi>A</mi>
          <mn>3</mn>
        </msub>
        <mo stretchy="false">=</mo>
        <mrow>
          <mo fence="true" stretchy="true">(</mo>
          <mrow>
            <mrow>
              <munderover>
                <mo stretchy="false">∑</mo>
                <mrow>
                  <mi>β</mi>
                  <mo stretchy="false">=</mo>
                  <mn>0</mn>
                </mrow>
                <mrow>
                  <mi>v</mi>
                  <mo stretchy="false">−</mo>
                  <mn>1</mn>
                </mrow>
              </munderover>
              <msub>
                <mover accent="true">
                  <mi>t</mi>
                  <mo>¯</mo>
                </mover>
                <mi>β</mi>
              </msub>
            </mrow>
          </mrow>
          <mo fence="true" stretchy="true">)</mo>
        </mrow>
      </mrow>
      <mi>H</mi>
    </mrow>
    <annotation encoding="StarMath 5.0">{A} rsub {3} = left (sum from {β=0} to {v -1} {{overline {t}} rsub {β}} right ) H</annotation>
  </semantics>
</math>
</file>

<file path=Object 249/content.xml><?xml version="1.0" encoding="utf-8"?>
<math xmlns="http://www.w3.org/1998/Math/MathML" display="block">
  <semantics>
    <mi>c</mi>
    <annotation encoding="StarMath 5.0">c</annotation>
  </semantics>
</math>
</file>

<file path=Object 25/content.xml><?xml version="1.0" encoding="utf-8"?>
<math xmlns="http://www.w3.org/1998/Math/MathML" display="block">
  <semantics>
    <mrow>
      <msub>
        <mi mathvariant="italic">pp</mi>
        <mrow>
          <mi>c</mi>
          <mi mathvariant="italic">hau</mi>
          <mi>m</mi>
        </mrow>
      </msub>
      <mo stretchy="false">=</mo>
      <mrow>
        <mo fence="true" stretchy="true">(</mo>
        <mrow>
          <mrow>
            <mi>G</mi>
            <mi>,</mi>
            <mi>F</mi>
            <mi>,</mi>
            <mi>F</mi>
            <mi>,</mi>
            <mi>G</mi>
            <mi>,</mi>
            <mi>H</mi>
            <mi>,</mi>
            <mi>U</mi>
          </mrow>
        </mrow>
        <mo fence="true" stretchy="true">)</mo>
      </mrow>
    </mrow>
    <annotation encoding="StarMath 5.0">{pp} rsub {c hau m} = left (G, F,  F, G, H, U right )</annotation>
  </semantics>
</math>
</file>

<file path=Object 250/content.xml><?xml version="1.0" encoding="utf-8"?>
<math xmlns="http://www.w3.org/1998/Math/MathML" display="block">
  <semantics>
    <mrow>
      <mi>α</mi>
      <mi>∈</mi>
      <mrow>
        <mo fence="true" stretchy="true">[</mo>
        <mrow>
          <mrow>
            <mn>0</mn>
            <mi>,</mi>
            <mrow>
              <mrow>
                <mi>v</mi>
              </mrow>
              <mo fence="true" stretchy="true">)</mo>
            </mrow>
          </mrow>
        </mrow>
      </mrow>
    </mrow>
    <annotation encoding="StarMath 5.0">α∈ left [0,  left none v right ) right none</annotation>
  </semantics>
</math>
</file>

<file path=Object 251/content.xml><?xml version="1.0" encoding="utf-8"?>
<math xmlns="http://www.w3.org/1998/Math/MathML" display="block">
  <semantics>
    <mrow>
      <msub>
        <mi>t</mi>
        <mn>1</mn>
      </msub>
      <mo stretchy="false">=</mo>
      <mrow>
        <mrow>
          <munderover>
            <mo stretchy="false">∑</mo>
            <mrow>
              <mi>β</mi>
              <mo stretchy="false">=</mo>
              <mn>0</mn>
            </mrow>
            <mrow>
              <mi>v</mi>
              <mo stretchy="false">−</mo>
              <mn>1</mn>
            </mrow>
          </munderover>
          <msub>
            <mover accent="true">
              <mi>r</mi>
              <mo>¯</mo>
            </mover>
            <mi>β</mi>
          </msub>
        </mrow>
        <mo stretchy="false">+</mo>
        <msub>
          <mi mathvariant="italic">cs</mi>
          <mi>u</mi>
        </msub>
      </mrow>
    </mrow>
    <annotation encoding="StarMath 5.0">{t} rsub {1} = sum from {β=0} to {v -1} {{overline {r}} rsub {β}} + {cs} rsub {u}</annotation>
  </semantics>
</math>
</file>

<file path=Object 252/content.xml><?xml version="1.0" encoding="utf-8"?>
<math xmlns="http://www.w3.org/1998/Math/MathML" display="block">
  <semantics>
    <mrow>
      <mrow>
        <msub>
          <mi>t</mi>
          <mrow>
            <mn>2</mn>
            <mi>,</mi>
            <mi>α</mi>
          </mrow>
        </msub>
        <mo stretchy="false">=</mo>
        <mrow>
          <msub>
            <mover accent="true">
              <mi>s</mi>
              <mo>¯</mo>
            </mover>
            <mi>α</mi>
          </msub>
          <mo stretchy="false">+</mo>
          <msub>
            <mrow>
              <mi>c</mi>
              <mi>H</mi>
            </mrow>
            <mi mathvariant="italic">agg</mi>
          </msub>
        </mrow>
      </mrow>
      <mrow>
        <mo fence="true" stretchy="true">(</mo>
        <mrow>
          <mrow>
            <msubsup>
              <mrow>
                <mo fence="true" stretchy="true">{</mo>
                <mrow>
                  <msub>
                    <mi>D</mi>
                    <mi>β</mi>
                  </msub>
                </mrow>
                <mo fence="true" stretchy="true">}</mo>
              </mrow>
              <mrow>
                <mi>β</mi>
                <mo stretchy="false">=</mo>
                <mn>0</mn>
              </mrow>
              <mrow>
                <mi>v</mi>
                <mo stretchy="false">−</mo>
                <mn>1</mn>
              </mrow>
            </msubsup>
            <mi>,</mi>
            <mi>α</mi>
          </mrow>
        </mrow>
        <mo fence="true" stretchy="true">)</mo>
      </mrow>
      <msub>
        <mi>r</mi>
        <mi>α</mi>
      </msub>
    </mrow>
    <annotation encoding="StarMath 5.0">{t} rsub {2,α} = {overline {s}} rsub {α} + {c H} rsub {agg  } left ({left lbrace {D} rsub {β} right rbrace} rsub {β=0} rsup {v -1} , α right ) {r} rsub {α}</annotation>
  </semantics>
</math>
</file>

<file path=Object 253/content.xml><?xml version="1.0" encoding="utf-8"?>
<math xmlns="http://www.w3.org/1998/Math/MathML" display="block">
  <semantics>
    <mrow>
      <mrow>
        <msub>
          <mi>t</mi>
          <mn>3</mn>
        </msub>
        <mo stretchy="false">=</mo>
        <mrow>
          <mrow>
            <munderover>
              <mo stretchy="false">∑</mo>
              <mrow>
                <mi>β</mi>
                <mo stretchy="false">=</mo>
                <mn>0</mn>
              </mrow>
              <mrow>
                <mi>v</mi>
                <mo stretchy="false">−</mo>
                <mn>1</mn>
              </mrow>
            </munderover>
            <msub>
              <mover accent="true">
                <mi>t</mi>
                <mo>¯</mo>
              </mover>
              <mi>β</mi>
            </msub>
          </mrow>
          <mo stretchy="false">−</mo>
          <msub>
            <mrow>
              <mi>c</mi>
              <mi>H</mi>
            </mrow>
            <msup>
              <mi mathvariant="italic">ser</mi>
              <mi>'</mi>
            </msup>
          </msub>
        </mrow>
      </mrow>
      <mrow>
        <mo fence="true" stretchy="true">(</mo>
        <mrow>
          <mrow>
            <msub>
              <mi>s</mi>
              <mi>u</mi>
            </msub>
            <mi>,</mi>
            <mi>D</mi>
          </mrow>
        </mrow>
        <mo fence="true" stretchy="true">)</mo>
      </mrow>
    </mrow>
    <annotation encoding="StarMath 5.0">{t} rsub {3} = sum from {β=0} to {v -1} {{overline {t}} rsub {β}} - {c H} rsub {{ser} ^ {'}} left ({s} rsub {u} ,D right )</annotation>
  </semantics>
</math>
</file>

<file path=Object 254/content.xml><?xml version="1.0" encoding="utf-8"?>
<math xmlns="http://www.w3.org/1998/Math/MathML" display="block">
  <semantics>
    <msub>
      <mi>t</mi>
      <mrow>
        <mn>2</mn>
        <mi>,</mi>
        <mi>α</mi>
      </mrow>
    </msub>
    <annotation encoding="StarMath 5.0">{t} rsub {2,α}</annotation>
  </semantics>
</math>
</file>

<file path=Object 255/content.xml><?xml version="1.0" encoding="utf-8"?>
<math xmlns="http://www.w3.org/1998/Math/MathML" display="block">
  <semantics>
    <mrow>
      <msub>
        <mi>t</mi>
        <mn>2</mn>
      </msub>
      <mo stretchy="false">=</mo>
      <mrow>
        <munderover>
          <mo stretchy="false">∑</mo>
          <mrow>
            <mi>β</mi>
            <mo stretchy="false">=</mo>
            <mn>0</mn>
          </mrow>
          <mrow>
            <mi>v</mi>
            <mo stretchy="false">−</mo>
            <mn>1</mn>
          </mrow>
        </munderover>
        <msub>
          <mi>t</mi>
          <mrow>
            <mn>2</mn>
            <mi>,</mi>
            <mi>β</mi>
          </mrow>
        </msub>
      </mrow>
    </mrow>
    <annotation encoding="StarMath 5.0">{t} rsub {2} = sum from {β=0} to {v -1} {{t} rsub {2,β}}</annotation>
  </semantics>
</math>
</file>

<file path=Object 256/content.xml><?xml version="1.0" encoding="utf-8"?>
<math xmlns="http://www.w3.org/1998/Math/MathML" display="block">
  <semantics>
    <mrow>
      <msub>
        <mi>v</mi>
        <mi mathvariant="italic">max</mi>
      </msub>
      <mo stretchy="false">=</mo>
      <msup>
        <mn>2</mn>
        <mn>64</mn>
      </msup>
    </mrow>
    <annotation encoding="StarMath 5.0">{v} rsub {max} = {2} ^ {64}</annotation>
  </semantics>
</math>
</file>

<file path=Object 257/content.xml><?xml version="1.0" encoding="utf-8"?>
<math xmlns="http://www.w3.org/1998/Math/MathML" display="block">
  <semantics>
    <mi>M</mi>
    <annotation encoding="StarMath 5.0">M</annotation>
  </semantics>
</math>
</file>

<file path=Object 258/content.xml><?xml version="1.0" encoding="utf-8"?>
<math xmlns="http://www.w3.org/1998/Math/MathML" display="block">
  <semantics>
    <mi>G</mi>
    <annotation encoding="StarMath 5.0">G</annotation>
  </semantics>
</math>
</file>

<file path=Object 259/content.xml><?xml version="1.0" encoding="utf-8"?>
<math xmlns="http://www.w3.org/1998/Math/MathML" display="block">
  <semantics>
    <mi>F</mi>
    <annotation encoding="StarMath 5.0">F</annotation>
  </semantics>
</math>
</file>

<file path=Object 26/content.xml><?xml version="1.0" encoding="utf-8"?>
<math xmlns="http://www.w3.org/1998/Math/MathML" display="block">
  <semantics>
    <mi>G</mi>
    <annotation encoding="StarMath 5.0">G</annotation>
  </semantics>
</math>
</file>

<file path=Object 260/content.xml><?xml version="1.0" encoding="utf-8"?>
<math xmlns="http://www.w3.org/1998/Math/MathML" display="block">
  <semantics>
    <mi>B</mi>
    <annotation encoding="StarMath 5.0">B</annotation>
  </semantics>
</math>
</file>

<file path=Object 261/content.xml><?xml version="1.0" encoding="utf-8"?>
<math xmlns="http://www.w3.org/1998/Math/MathML" display="block">
  <semantics>
    <mi>w</mi>
    <annotation encoding="StarMath 5.0">w</annotation>
  </semantics>
</math>
</file>

<file path=Object 262/content.xml><?xml version="1.0" encoding="utf-8"?>
<math xmlns="http://www.w3.org/1998/Math/MathML" display="block">
  <semantics>
    <mi>t</mi>
    <annotation encoding="StarMath 5.0">t</annotation>
  </semantics>
</math>
</file>

<file path=Object 263/content.xml><?xml version="1.0" encoding="utf-8"?>
<math xmlns="http://www.w3.org/1998/Math/MathML" display="block">
  <semantics>
    <mi>G</mi>
    <annotation encoding="StarMath 5.0">G</annotation>
  </semantics>
</math>
</file>

<file path=Object 264/content.xml><?xml version="1.0" encoding="utf-8"?>
<math xmlns="http://www.w3.org/1998/Math/MathML" display="block">
  <semantics>
    <mi>G</mi>
    <annotation encoding="StarMath 5.0">G</annotation>
  </semantics>
</math>
</file>

<file path=Object 265/content.xml><?xml version="1.0" encoding="utf-8"?>
<math xmlns="http://www.w3.org/1998/Math/MathML" display="block">
  <semantics>
    <mi>F</mi>
    <annotation encoding="StarMath 5.0">F</annotation>
  </semantics>
</math>
</file>

<file path=Object 266/content.xml><?xml version="1.0" encoding="utf-8"?>
<math xmlns="http://www.w3.org/1998/Math/MathML" display="block">
  <semantics>
    <mi>f</mi>
    <annotation encoding="StarMath 5.0">f</annotation>
  </semantics>
</math>
</file>

<file path=Object 267/content.xml><?xml version="1.0" encoding="utf-8"?>
<math xmlns="http://www.w3.org/1998/Math/MathML" display="block">
  <semantics>
    <msub>
      <mi>Π</mi>
      <mi mathvariant="italic">rp</mi>
    </msub>
    <annotation encoding="StarMath 5.0">{Π} rsub {rp}</annotation>
  </semantics>
</math>
</file>

<file path=Object 268/content.xml><?xml version="1.0" encoding="utf-8"?>
<math xmlns="http://www.w3.org/1998/Math/MathML" display="block">
  <semantics>
    <msub>
      <mi>Π</mi>
      <mi mathvariant="italic">bal</mi>
    </msub>
    <annotation encoding="StarMath 5.0">{Π} rsub {bal}</annotation>
  </semantics>
</math>
</file>

<file path=Object 269/content.xml><?xml version="1.0" encoding="utf-8"?>
<math xmlns="http://www.w3.org/1998/Math/MathML" display="block">
  <semantics>
    <mrow>
      <mn>2</mn>
      <mi>⌈</mi>
      <mi mathvariant="italic">lg</mi>
      <mrow>
        <mo fence="true" stretchy="true">(</mo>
        <mrow>
          <mrow>
            <mn>64</mn>
            <mi>t</mi>
          </mrow>
        </mrow>
        <mo fence="true" stretchy="true">)</mo>
      </mrow>
      <mrow>
        <mi>⌉</mi>
        <mo stretchy="false">+</mo>
        <mn>3</mn>
      </mrow>
    </mrow>
    <annotation encoding="StarMath 5.0">2 ⌈lg left (64t right )⌉ +3</annotation>
  </semantics>
</math>
</file>

<file path=Object 27/content.xml><?xml version="1.0" encoding="utf-8"?>
<math xmlns="http://www.w3.org/1998/Math/MathML" display="block">
  <semantics>
    <mi>F</mi>
    <annotation encoding="StarMath 5.0">F</annotation>
  </semantics>
</math>
</file>

<file path=Object 270/content.xml><?xml version="1.0" encoding="utf-8"?>
<math xmlns="http://www.w3.org/1998/Math/MathML" display="block">
  <semantics>
    <mi>w</mi>
    <annotation encoding="StarMath 5.0">w</annotation>
  </semantics>
</math>
</file>

<file path=Object 271/content.xml><?xml version="1.0" encoding="utf-8"?>
<math xmlns="http://www.w3.org/1998/Math/MathML" display="block">
  <semantics>
    <mrow>
      <mo fence="true" stretchy="true">(</mo>
      <mrow>
        <mrow>
          <msup>
            <mi>S</mi>
            <mi>'</mi>
          </msup>
          <mi>,</mi>
          <msup>
            <mi>C</mi>
            <mi>'</mi>
          </msup>
        </mrow>
      </mrow>
      <mo fence="true" stretchy="true">)</mo>
    </mrow>
    <annotation encoding="StarMath 5.0">left ({S} ^ {'} ,  {C} ^ {'} right )</annotation>
  </semantics>
</math>
</file>

<file path=Object 272/content.xml><?xml version="1.0" encoding="utf-8"?>
<math xmlns="http://www.w3.org/1998/Math/MathML" display="block">
  <semantics>
    <msub>
      <mi>Π</mi>
      <mi mathvariant="italic">par</mi>
    </msub>
    <annotation encoding="StarMath 5.0">{Π} rsub {par}</annotation>
  </semantics>
</math>
</file>

<file path=Object 273/content.xml><?xml version="1.0" encoding="utf-8"?>
<math xmlns="http://www.w3.org/1998/Math/MathML" display="block">
  <semantics>
    <msub>
      <mi>Π</mi>
      <mi mathvariant="italic">chaum</mi>
    </msub>
    <annotation encoding="StarMath 5.0">{Π} rsub {chaum}</annotation>
  </semantics>
</math>
</file>

<file path=Object 274/content.xml><?xml version="1.0" encoding="utf-8"?>
<math xmlns="http://www.w3.org/1998/Math/MathML" display="block">
  <semantics>
    <mrow>
      <mn>2</mn>
      <mi>w</mi>
    </mrow>
    <annotation encoding="StarMath 5.0">2 w</annotation>
  </semantics>
</math>
</file>

<file path=Object 275/content.xml><?xml version="1.0" encoding="utf-8"?>
<math xmlns="http://www.w3.org/1998/Math/MathML" display="block">
  <semantics>
    <mrow>
      <mrow>
        <mo fence="true" stretchy="true">(</mo>
        <mrow>
          <mrow>
            <mn>2</mn>
            <mrow>
              <mi>m</mi>
              <mo stretchy="false">+</mo>
              <mn>4</mn>
            </mrow>
          </mrow>
        </mrow>
        <mo fence="true" stretchy="true">)</mo>
      </mrow>
      <mi>w</mi>
    </mrow>
    <annotation encoding="StarMath 5.0">left (2m+4 right ) w</annotation>
  </semantics>
</math>
</file>

<file path=Object 276/content.xml><?xml version="1.0" encoding="utf-8"?>
<math xmlns="http://www.w3.org/1998/Math/MathML" display="block">
  <semantics>
    <mrow>
      <mn>3</mn>
      <mi>w</mi>
    </mrow>
    <annotation encoding="StarMath 5.0">3w</annotation>
  </semantics>
</math>
</file>

<file path=Object 277/content.xml><?xml version="1.0" encoding="utf-8"?>
<math xmlns="http://www.w3.org/1998/Math/MathML" display="block">
  <semantics>
    <mrow>
      <mrow>
        <mo fence="true" stretchy="true">[</mo>
        <mrow>
          <mrow>
            <mi>m</mi>
            <mrow>
              <mrow>
                <mo fence="true" stretchy="true">(</mo>
                <mrow>
                  <mrow>
                    <mi>n</mi>
                    <mo stretchy="false">−</mo>
                    <mn>1</mn>
                  </mrow>
                </mrow>
                <mo fence="true" stretchy="true">)</mo>
              </mrow>
              <mo stretchy="false">+</mo>
              <mn>4</mn>
            </mrow>
          </mrow>
        </mrow>
        <mo fence="true" stretchy="true">]</mo>
      </mrow>
      <mi>w</mi>
    </mrow>
    <annotation encoding="StarMath 5.0">left [m left (n-1 right ) +4 right ] w</annotation>
  </semantics>
</math>
</file>

<file path=Object 278/content.xml><?xml version="1.0" encoding="utf-8"?>
<math xmlns="http://www.w3.org/1998/Math/MathML" display="block">
  <semantics>
    <mrow>
      <mn>3</mn>
      <mi>w</mi>
    </mrow>
    <annotation encoding="StarMath 5.0">3w</annotation>
  </semantics>
</math>
</file>

<file path=Object 279/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i>F</mi>
      <mi>,</mi>
      <mi>G</mi>
      <mi>,</mi>
      <mi>H</mi>
      <mi>,</mi>
      <mi>U</mi>
      <mi>∈</mi>
      <mi>G</mi>
    </mrow>
    <annotation encoding="StarMath 5.0">F , G, H,  U ∈G</annotation>
  </semantics>
</math>
</file>

<file path=Object 280/content.xml><?xml version="1.0" encoding="utf-8"?>
<math xmlns="http://www.w3.org/1998/Math/MathML" display="block">
  <semantics>
    <mrow>
      <mo fence="true" stretchy="true">(</mo>
      <mrow>
        <mrow>
          <mi>S</mi>
          <mi>,</mi>
          <mi>K</mi>
          <mi>,</mi>
          <mi>C</mi>
        </mrow>
      </mrow>
      <mo fence="true" stretchy="true">)</mo>
    </mrow>
    <annotation encoding="StarMath 5.0">left (S, K, C right )</annotation>
  </semantics>
</math>
</file>

<file path=Object 281/content.xml><?xml version="1.0" encoding="utf-8"?>
<math xmlns="http://www.w3.org/1998/Math/MathML" display="block">
  <semantics>
    <mrow>
      <mo fence="true" stretchy="true">(</mo>
      <mrow>
        <mrow>
          <mover accent="true">
            <mi>v</mi>
            <mo>¯</mo>
          </mover>
          <mi>,</mi>
          <mover accent="true">
            <mi>m</mi>
            <mo>¯</mo>
          </mover>
        </mrow>
      </mrow>
      <mo fence="true" stretchy="true">)</mo>
    </mrow>
    <annotation encoding="StarMath 5.0">left (overline {v} ,  overline {m} right )</annotation>
  </semantics>
</math>
</file>

<file path=Object 282/content.xml><?xml version="1.0" encoding="utf-8"?>
<math xmlns="http://www.w3.org/1998/Math/MathML" display="block">
  <semantics>
    <mrow>
      <mn>3</mn>
      <mi>t</mi>
    </mrow>
    <annotation encoding="StarMath 5.0">3t</annotation>
  </semantics>
</math>
</file>

<file path=Object 283/content.xml><?xml version="1.0" encoding="utf-8"?>
<math xmlns="http://www.w3.org/1998/Math/MathML" display="block">
  <semantics>
    <mrow>
      <mo fence="true" stretchy="true">(</mo>
      <mrow>
        <mrow>
          <mn>8</mn>
          <mo stretchy="false">+</mo>
          <mi>M</mi>
          <mo stretchy="false">+</mo>
          <mn>16</mn>
        </mrow>
      </mrow>
      <mo fence="true" stretchy="true">)</mo>
    </mrow>
    <annotation encoding="StarMath 5.0">left (8+M+16 right )</annotation>
  </semantics>
</math>
</file>

<file path=Object 284/content.xml><?xml version="1.0" encoding="utf-8"?>
<math xmlns="http://www.w3.org/1998/Math/MathML" display="block">
  <semantics>
    <mi>B</mi>
    <annotation encoding="StarMath 5.0">B</annotation>
  </semantics>
</math>
</file>

<file path=Object 285/content.xml><?xml version="1.0" encoding="utf-8"?>
<math xmlns="http://www.w3.org/1998/Math/MathML" display="block">
  <semantics>
    <mi>w</mi>
    <annotation encoding="StarMath 5.0">w</annotation>
  </semantics>
</math>
</file>

<file path=Object 286/content.xml><?xml version="1.0" encoding="utf-8"?>
<math xmlns="http://www.w3.org/1998/Math/MathML" display="block">
  <semantics>
    <mrow>
      <mi>t</mi>
      <mi mathvariant="italic">монет</mi>
    </mrow>
    <annotation encoding="StarMath 5.0">t монет</annotation>
  </semantics>
</math>
</file>

<file path=Object 287/content.xml><?xml version="1.0" encoding="utf-8"?>
<math xmlns="http://www.w3.org/1998/Math/MathML" display="block">
  <semantics>
    <mrow>
      <mi>B</mi>
      <mrow>
        <mrow>
          <mo fence="true" stretchy="true">[</mo>
          <mrow>
            <mrow>
              <mi>w</mi>
              <mrow>
                <mrow>
                  <mo fence="true" stretchy="true">(</mo>
                  <mrow>
                    <mrow>
                      <mn>2</mn>
                      <mrow>
                        <mi>m</mi>
                        <mo stretchy="false">+</mo>
                        <mn>6</mn>
                      </mrow>
                    </mrow>
                  </mrow>
                  <mo fence="true" stretchy="true">)</mo>
                </mrow>
                <mo stretchy="false">+</mo>
                <mn>2</mn>
              </mrow>
              <msup>
                <mi>m</mi>
                <mi>m</mi>
              </msup>
            </mrow>
          </mrow>
          <mo fence="true" stretchy="true">]</mo>
        </mrow>
        <mo stretchy="false">+</mo>
        <msup>
          <mi>m</mi>
          <mi>n</mi>
        </msup>
        <mo stretchy="false">+</mo>
        <mn>1</mn>
      </mrow>
    </mrow>
    <annotation encoding="StarMath 5.0">B left [w left (2m+6 right ) +2 {m} ^ {m} right ] + {m} ^ {n} +1</annotation>
  </semantics>
</math>
</file>

<file path=Object 288/content.xml><?xml version="1.0" encoding="utf-8"?>
<math xmlns="http://www.w3.org/1998/Math/MathML" display="block">
  <semantics>
    <mrow>
      <mi>B</mi>
      <mrow>
        <mrow>
          <mo fence="true" stretchy="true">(</mo>
          <mrow>
            <mrow>
              <mrow>
                <mi>t</mi>
                <mo stretchy="false">+</mo>
                <mn>2</mn>
              </mrow>
              <mi mathvariant="italic">lg</mi>
              <mrow>
                <mrow>
                  <mo fence="true" stretchy="true">(</mo>
                  <mrow>
                    <mrow>
                      <mn>64</mn>
                      <mi>t</mi>
                    </mrow>
                  </mrow>
                  <mo fence="true" stretchy="true">)</mo>
                </mrow>
                <mo stretchy="false">+</mo>
                <mn>3</mn>
              </mrow>
            </mrow>
          </mrow>
          <mo fence="true" stretchy="true">)</mo>
        </mrow>
        <mo stretchy="false">+</mo>
        <mn>128</mn>
      </mrow>
      <mrow>
        <mi>T</mi>
        <mo stretchy="false">+</mo>
        <mn>2</mn>
      </mrow>
    </mrow>
    <annotation encoding="StarMath 5.0">B left (t+2 lg left (64t right ) +3 right ) +128T+2</annotation>
  </semantics>
</math>
</file>

<file path=Object 289/content.xml><?xml version="1.0" encoding="utf-8"?>
<math xmlns="http://www.w3.org/1998/Math/MathML" display="block">
  <semantics>
    <mrow>
      <mi>B</mi>
      <mrow>
        <mrow>
          <mo fence="true" stretchy="true">(</mo>
          <mrow>
            <mrow>
              <mn>5</mn>
              <mi>w</mi>
            </mrow>
          </mrow>
          <mo fence="true" stretchy="true">)</mo>
        </mrow>
        <mo stretchy="false">+</mo>
        <mn>4</mn>
      </mrow>
    </mrow>
    <annotation encoding="StarMath 5.0">B left (5w right ) +4</annotation>
  </semantics>
</math>
</file>

<file path=Object 29/content.xml><?xml version="1.0" encoding="utf-8"?>
<math xmlns="http://www.w3.org/1998/Math/MathML" display="block">
  <semantics>
    <mrow>
      <mo fence="true" stretchy="true">{</mo>
      <mrow>
        <mrow>
          <msub>
            <mi mathvariant="italic">pp</mi>
            <mrow>
              <mi>c</mi>
              <mi mathvariant="italic">hau</mi>
              <mi>m</mi>
            </mrow>
          </msub>
          <mi>,</mi>
          <mi>S</mi>
          <mi>,</mi>
          <mi>T</mi>
          <mi>∈</mi>
          <mi>G</mi>
          <mi>;</mi>
          <mrow>
            <mo fence="true" stretchy="true">(</mo>
            <mrow>
              <mrow>
                <mi>x</mi>
                <mi>,</mi>
                <mi>y</mi>
                <mi>,</mi>
                <mi>z</mi>
              </mrow>
            </mrow>
            <mo fence="true" stretchy="true">)</mo>
          </mrow>
          <mi>∈</mi>
          <mi>F</mi>
          <mi mathvariant="normal">:</mi>
          <mrow>
            <mi>S</mi>
            <mo stretchy="false">=</mo>
            <mrow>
              <mi mathvariant="italic">xF</mi>
              <mo stretchy="false">+</mo>
              <mi mathvariant="italic">yG</mi>
              <mo stretchy="false">+</mo>
              <mi mathvariant="italic">zH</mi>
            </mrow>
          </mrow>
          <mi>,</mi>
          <mrow>
            <mi>u</mi>
            <mo stretchy="false">=</mo>
            <mrow>
              <mi mathvariant="italic">xT</mi>
              <mo stretchy="false">+</mo>
              <mi mathvariant="italic">yG</mi>
            </mrow>
          </mrow>
        </mrow>
      </mrow>
      <mo fence="true" stretchy="true">}</mo>
    </mrow>
    <annotation encoding="StarMath 5.0">left lbrace {pp} rsub {c hau m} , S, T ∈ G; left (x, y, z right ) ∈ F : S=xF+yG+zH, u=xT+yG right rbrace</annotation>
  </semantics>
</math>
</file>

<file path=Object 290/content.xml><?xml version="1.0" encoding="utf-8"?>
<math xmlns="http://www.w3.org/1998/Math/MathML" display="block">
  <semantics>
    <mrow>
      <mi>B</mi>
      <mrow>
        <mrow>
          <mo fence="true" stretchy="true">(</mo>
          <mrow>
            <mrow>
              <mi>w</mi>
              <mo stretchy="false">+</mo>
              <mi>t</mi>
              <mo stretchy="false">+</mo>
              <mn>1</mn>
            </mrow>
          </mrow>
          <mo fence="true" stretchy="true">)</mo>
        </mrow>
        <mo stretchy="false">+</mo>
        <mn>2</mn>
      </mrow>
    </mrow>
    <annotation encoding="StarMath 5.0">B left (w+t+1 right ) +2</annotation>
  </semantics>
</math>
</file>

<file path=Object 291/content.xml><?xml version="1.0" encoding="utf-8"?>
<math xmlns="http://www.w3.org/1998/Math/MathML" display="block">
  <semantics>
    <mrow>
      <mo fence="true" stretchy="true">{</mo>
      <mrow>
        <msub>
          <mi>S</mi>
          <mi>i</mi>
        </msub>
      </mrow>
      <mo fence="true" stretchy="true">}</mo>
    </mrow>
    <annotation encoding="StarMath 5.0">left lbrace {S} rsub {i} right rbrace</annotation>
  </semantics>
</math>
</file>

<file path=Object 292/content.xml><?xml version="1.0" encoding="utf-8"?>
<math xmlns="http://www.w3.org/1998/Math/MathML" display="block">
  <semantics>
    <mrow>
      <mo fence="true" stretchy="true">{</mo>
      <mrow>
        <msub>
          <mi>V</mi>
          <mi>i</mi>
        </msub>
      </mrow>
      <mo fence="true" stretchy="true">}</mo>
    </mrow>
    <annotation encoding="StarMath 5.0">left lbrace {V} rsub {i} right rbrace</annotation>
  </semantics>
</math>
</file>

<file path=Object 293/content.xml><?xml version="1.0" encoding="utf-8"?>
<math xmlns="http://www.w3.org/1998/Math/MathML" display="block">
  <semantics>
    <mrow>
      <mo fence="true" stretchy="true">{</mo>
      <mrow>
        <mrow>
          <msub>
            <mrow>
              <mi>p</mi>
              <mi>p</mi>
            </mrow>
            <mrow>
              <mi>c</mi>
              <mi mathvariant="italic">hau</mi>
              <mi>m</mi>
            </mrow>
          </msub>
          <mi>,</mi>
          <mi>S</mi>
          <mi>,</mi>
          <mi>T</mi>
          <mi>∈</mi>
          <mi>G</mi>
          <mi>;</mi>
          <mrow>
            <mo fence="true" stretchy="true">(</mo>
            <mrow>
              <mrow>
                <mi>x</mi>
                <mi>,</mi>
                <mi>y</mi>
                <mi>,</mi>
                <mi>z</mi>
              </mrow>
            </mrow>
            <mo fence="true" stretchy="true">)</mo>
          </mrow>
          <mi>∈</mi>
          <mi>F</mi>
          <mi mathvariant="normal">:</mi>
          <mrow>
            <mi>S</mi>
            <mo stretchy="false">=</mo>
            <mrow>
              <mi mathvariant="italic">xF</mi>
              <mo stretchy="false">+</mo>
              <mi mathvariant="italic">yG</mi>
              <mo stretchy="false">+</mo>
              <mi mathvariant="italic">zH</mi>
            </mrow>
          </mrow>
          <mi>,</mi>
          <mrow>
            <mi>u</mi>
            <mo stretchy="false">=</mo>
            <mrow>
              <mi mathvariant="italic">xT</mi>
              <mo stretchy="false">+</mo>
              <mi mathvariant="italic">yG</mi>
            </mrow>
          </mrow>
        </mrow>
      </mrow>
      <mo fence="true" stretchy="true">}</mo>
    </mrow>
    <annotation encoding="StarMath 5.0">left lbrace {p p} rsub {c hau m} , S, T ∈ G; left (x, y, z right ) ∈ F : S=xF+yG+zH, u=xT+yG right rbrace</annotation>
  </semantics>
</math>
</file>

<file path=Object 294/content.xml><?xml version="1.0" encoding="utf-8"?>
<math xmlns="http://www.w3.org/1998/Math/MathML" display="block">
  <semantics>
    <mrow>
      <mi>r</mi>
      <mi>,</mi>
      <mi>s</mi>
      <mi>,</mi>
      <mi>t</mi>
      <mi>∈</mi>
      <mi>F</mi>
    </mrow>
    <annotation encoding="StarMath 5.0">r, s, t ∈ F</annotation>
  </semantics>
</math>
</file>

<file path=Object 295/content.xml><?xml version="1.0" encoding="utf-8"?>
<math xmlns="http://www.w3.org/1998/Math/MathML" display="block">
  <semantics>
    <mrow>
      <msub>
        <mi>A</mi>
        <mn>1</mn>
      </msub>
      <mi>,</mi>
      <msub>
        <mi>A</mi>
        <mn>2</mn>
      </msub>
      <mi>,</mi>
      <msub>
        <mi>A</mi>
        <mn>3</mn>
      </msub>
      <mi>≔</mi>
      <mrow>
        <mo fence="true" stretchy="true">(</mo>
        <mrow>
          <mrow>
            <mrow>
              <mi mathvariant="italic">rF</mi>
              <mo stretchy="false">+</mo>
              <mi mathvariant="italic">sG</mi>
            </mrow>
            <mi>,</mi>
            <mrow>
              <mi mathvariant="italic">rT</mi>
              <mo stretchy="false">+</mo>
              <mi mathvariant="italic">sG</mi>
            </mrow>
            <mi>,</mi>
            <mi mathvariant="italic">tH</mi>
          </mrow>
        </mrow>
        <mo fence="true" stretchy="true">)</mo>
      </mrow>
    </mrow>
    <annotation encoding="StarMath 5.0">{A} rsub {1} ,  {A} rsub {2} ,  {A} rsub {3} ≔ left (rF+sG, rT+sG, tH right )</annotation>
  </semantics>
</math>
</file>

<file path=Object 296/content.xml><?xml version="1.0" encoding="utf-8"?>
<math xmlns="http://www.w3.org/1998/Math/MathML" display="block">
  <semantics>
    <mrow>
      <mi>c</mi>
      <mi>∈</mi>
      <mi>F</mi>
    </mrow>
    <annotation encoding="StarMath 5.0">c ∈ F</annotation>
  </semantics>
</math>
</file>

<file path=Object 297/content.xml><?xml version="1.0" encoding="utf-8"?>
<math xmlns="http://www.w3.org/1998/Math/MathML" display="block">
  <semantics>
    <mrow>
      <msub>
        <mi>t</mi>
        <mn>1</mn>
      </msub>
      <mi>,</mi>
      <msub>
        <mi>t</mi>
        <mn>2</mn>
      </msub>
      <mi>,</mi>
      <msub>
        <mi>t</mi>
        <mn>3</mn>
      </msub>
      <mi>≔</mi>
      <mrow>
        <mo fence="true" stretchy="true">(</mo>
        <mrow>
          <mrow>
            <mrow>
              <mi>r</mi>
              <mo stretchy="false">+</mo>
              <mi mathvariant="italic">cx</mi>
            </mrow>
            <mi>,</mi>
            <mrow>
              <mi>s</mi>
              <mo stretchy="false">+</mo>
              <mi mathvariant="italic">cy</mi>
            </mrow>
            <mi>,</mi>
            <mrow>
              <mi>t</mi>
              <mo stretchy="false">+</mo>
              <mi mathvariant="italic">cz</mi>
            </mrow>
          </mrow>
        </mrow>
        <mo fence="true" stretchy="true">)</mo>
      </mrow>
    </mrow>
    <annotation encoding="StarMath 5.0">{t} rsub {1} ,  {t} rsub {2} ,  {t} rsub {3} ≔ left (r+cx, s+cy, t+cz right )</annotation>
  </semantics>
</math>
</file>

<file path=Object 298/content.xml><?xml version="1.0" encoding="utf-8"?>
<math xmlns="http://www.w3.org/1998/Math/MathML" display="block">
  <semantics>
    <mrow>
      <mrow>
        <mrow>
          <msub>
            <mi>A</mi>
            <mn>1</mn>
          </msub>
          <mo stretchy="false">+</mo>
          <msub>
            <mi>A</mi>
            <mn>3</mn>
          </msub>
          <mo stretchy="false">+</mo>
          <mi mathvariant="italic">cS</mi>
        </mrow>
        <mo stretchy="false">=</mo>
        <msub>
          <mi>t</mi>
          <mn>1</mn>
        </msub>
      </mrow>
      <mrow>
        <mi>F</mi>
        <mo stretchy="false">+</mo>
        <msub>
          <mi>t</mi>
          <mn>2</mn>
        </msub>
      </mrow>
      <mrow>
        <mi>G</mi>
        <mo stretchy="false">+</mo>
        <msub>
          <mi>t</mi>
          <mn>3</mn>
        </msub>
      </mrow>
      <mi>H</mi>
    </mrow>
    <annotation encoding="StarMath 5.0">{A} rsub {1} + {A} rsub {3} + cS= {t} rsub {1} F+ {t} rsub {2} G+ {t} rsub {3} H</annotation>
  </semantics>
</math>
</file>

<file path=Object 299/content.xml><?xml version="1.0" encoding="utf-8"?>
<math xmlns="http://www.w3.org/1998/Math/MathML" display="block">
  <semantics>
    <mrow>
      <mrow>
        <mrow>
          <msub>
            <mi>A</mi>
            <mn>2</mn>
          </msub>
          <mo stretchy="false">+</mo>
          <mi mathvariant="italic">cU</mi>
        </mrow>
        <mo stretchy="false">=</mo>
        <msub>
          <mi>t</mi>
          <mn>1</mn>
        </msub>
      </mrow>
      <mrow>
        <mi>T</mi>
        <mo stretchy="false">+</mo>
        <msub>
          <mi>t</mi>
          <mn>2</mn>
        </msub>
      </mrow>
      <mi>G</mi>
    </mrow>
    <annotation encoding="StarMath 5.0">{A} rsub {2} + cU= {t} rsub {1} T+ {t} rsub {2} G</annotation>
  </semantics>
</math>
</file>

<file path=Object 3/content.xml><?xml version="1.0" encoding="utf-8"?>
<math xmlns="http://www.w3.org/1998/Math/MathML" display="block">
  <semantics>
    <mrow>
      <msub>
        <mi mathvariant="italic">pp</mi>
        <mi mathvariant="italic">com</mi>
      </msub>
      <mo stretchy="false">=</mo>
      <mrow>
        <mo fence="true" stretchy="true">(</mo>
        <mrow>
          <mrow>
            <mi>G</mi>
            <mi>,</mi>
            <mi>F</mi>
            <mi>,</mi>
            <mi>G</mi>
            <mi>,</mi>
            <mi>H</mi>
          </mrow>
        </mrow>
        <mo fence="true" stretchy="true">)</mo>
      </mrow>
    </mrow>
    <annotation encoding="StarMath 5.0">{pp} rsub {com} = left (G, F,  G, H right )</annotation>
  </semantics>
</math>
</file>

<file path=Object 30/content.xml><?xml version="1.0" encoding="utf-8"?>
<math xmlns="http://www.w3.org/1998/Math/MathML" display="block">
  <semantics>
    <mrow>
      <msub>
        <mi mathvariant="italic">pp</mi>
        <mi mathvariant="italic">par</mi>
      </msub>
      <mo stretchy="false">=</mo>
      <mrow>
        <mo fence="true" stretchy="true">(</mo>
        <mrow>
          <mrow>
            <mi>G</mi>
            <mi>,</mi>
            <mi>F</mi>
            <mi>,</mi>
            <mi>n</mi>
            <mi>,</mi>
            <mi>m</mi>
            <mi>,</mi>
            <msub>
              <mi mathvariant="italic">pp</mi>
              <mi mathvariant="italic">com</mi>
            </msub>
          </mrow>
        </mrow>
        <mo fence="true" stretchy="true">)</mo>
      </mrow>
    </mrow>
    <annotation encoding="StarMath 5.0">{pp} rsub {par} = left (G, F,  n , m,  {pp} rsub {com} right )</annotation>
  </semantics>
</math>
</file>

<file path=Object 300/content.xml><?xml version="1.0" encoding="utf-8"?>
<math xmlns="http://www.w3.org/1998/Math/MathML" display="block">
  <semantics>
    <mrow>
      <mi>c</mi>
      <mi>∈</mi>
      <mi>F</mi>
    </mrow>
    <annotation encoding="StarMath 5.0">c ∈ F</annotation>
  </semantics>
</math>
</file>

<file path=Object 301/content.xml><?xml version="1.0" encoding="utf-8"?>
<math xmlns="http://www.w3.org/1998/Math/MathML" display="block">
  <semantics>
    <mrow>
      <msub>
        <mi>t</mi>
        <mn>1</mn>
      </msub>
      <mi>,</mi>
      <msub>
        <mi>t</mi>
        <mn>2</mn>
      </msub>
      <mi>,</mi>
      <msub>
        <mi>t</mi>
        <mn>3</mn>
      </msub>
      <mi>∈</mi>
      <mi>F</mi>
    </mrow>
    <annotation encoding="StarMath 5.0">{t} rsub {1} ,  {t} rsub {2} ,  {t} rsub {3} ∈ F</annotation>
  </semantics>
</math>
</file>

<file path=Object 302/content.xml><?xml version="1.0" encoding="utf-8"?>
<math xmlns="http://www.w3.org/1998/Math/MathML" display="block">
  <semantics>
    <mrow>
      <msub>
        <mi>A</mi>
        <mn>1</mn>
      </msub>
      <mi>∈</mi>
      <mi>G</mi>
    </mrow>
    <annotation encoding="StarMath 5.0">{A} rsub {1} ∈ G</annotation>
  </semantics>
</math>
</file>

<file path=Object 303/content.xml><?xml version="1.0" encoding="utf-8"?>
<math xmlns="http://www.w3.org/1998/Math/MathML" display="block">
  <semantics>
    <mrow>
      <msub>
        <mi>A</mi>
        <mn>2</mn>
      </msub>
      <mi>≔</mi>
      <msub>
        <mi>t</mi>
        <mn>1</mn>
      </msub>
      <mrow>
        <mi>T</mi>
        <mo stretchy="false">+</mo>
        <msub>
          <mi>t</mi>
          <mn>2</mn>
        </msub>
      </mrow>
      <mrow>
        <mi>H</mi>
        <mo stretchy="false">−</mo>
        <mi mathvariant="italic">cU</mi>
      </mrow>
    </mrow>
    <annotation encoding="StarMath 5.0">{A} rsub {2} ≔ {t} rsub {1} T + {t} rsub {2} H - cU</annotation>
  </semantics>
</math>
</file>

<file path=Object 304/content.xml><?xml version="1.0" encoding="utf-8"?>
<math xmlns="http://www.w3.org/1998/Math/MathML" display="block">
  <semantics>
    <mrow>
      <msub>
        <mi>A</mi>
        <mn>3</mn>
      </msub>
      <mi>≔</mi>
      <msub>
        <mi>t</mi>
        <mn>1</mn>
      </msub>
      <mrow>
        <mi>F</mi>
        <mo stretchy="false">+</mo>
        <msub>
          <mi>t</mi>
          <mn>2</mn>
        </msub>
      </mrow>
      <mrow>
        <mi>G</mi>
        <mo stretchy="false">+</mo>
        <msub>
          <mi>t</mi>
          <mn>3</mn>
        </msub>
      </mrow>
      <mrow>
        <mi>H</mi>
        <mo stretchy="false">−</mo>
        <mi mathvariant="italic">cS</mi>
        <mo stretchy="false">−</mo>
        <msub>
          <mi>A</mi>
          <mn>1</mn>
        </msub>
      </mrow>
    </mrow>
    <annotation encoding="StarMath 5.0">{A} rsub {3} ≔ {t} rsub {1} F + {t} rsub {2} G + {t} rsub {3} H - cS - {A} rsub {1}</annotation>
  </semantics>
</math>
</file>

<file path=Object 305/content.xml><?xml version="1.0" encoding="utf-8"?>
<math xmlns="http://www.w3.org/1998/Math/MathML" display="block">
  <semantics>
    <mrow>
      <mi>F</mi>
      <mi>,</mi>
      <mi>G</mi>
      <mi>,</mi>
      <mi>H</mi>
      <mi>,</mi>
      <mi>U</mi>
    </mrow>
    <annotation encoding="StarMath 5.0">F, G, H, U</annotation>
  </semantics>
</math>
</file>

<file path=Object 306/content.xml><?xml version="1.0" encoding="utf-8"?>
<math xmlns="http://www.w3.org/1998/Math/MathML" display="block">
  <semantics>
    <mrow>
      <mi>c</mi>
      <mi>≠</mi>
      <msup>
        <mi>c</mi>
        <mi>'</mi>
      </msup>
      <mi>∈</mi>
      <mi>F</mi>
    </mrow>
    <annotation encoding="StarMath 5.0">c≠ {c} ^ {'} ∈ F</annotation>
  </semantics>
</math>
</file>

<file path=Object 307/content.xml><?xml version="1.0" encoding="utf-8"?>
<math xmlns="http://www.w3.org/1998/Math/MathML" display="block">
  <semantics>
    <mrow>
      <mo fence="true" stretchy="true">(</mo>
      <mrow>
        <mrow>
          <msub>
            <mi>A</mi>
            <mn>1</mn>
          </msub>
          <mi>,</mi>
          <msub>
            <mi>A</mi>
            <mn>2</mn>
          </msub>
          <mi>,</mi>
          <msub>
            <mi>A</mi>
            <mn>3</mn>
          </msub>
          <mi>,</mi>
          <mi>c</mi>
          <mi>,</mi>
          <msub>
            <mi>t</mi>
            <mn>1</mn>
          </msub>
          <mi>,</mi>
          <msub>
            <mi>t</mi>
            <mn>2</mn>
          </msub>
          <mi>,</mi>
          <msub>
            <mi>t</mi>
            <mn>3</mn>
          </msub>
        </mrow>
      </mrow>
      <mo fence="true" stretchy="true">)</mo>
    </mrow>
    <annotation encoding="StarMath 5.0">left ({A} rsub {1} ,  {A} rsub {2} ,  {A} rsub {3} , c,  {t} rsub {1} ,  {t} rsub {2} ,  {t} rsub {3} right )</annotation>
  </semantics>
</math>
</file>

<file path=Object 308/content.xml><?xml version="1.0" encoding="utf-8"?>
<math xmlns="http://www.w3.org/1998/Math/MathML" display="block">
  <semantics>
    <mrow>
      <mo fence="true" stretchy="true">(</mo>
      <mrow>
        <mrow>
          <msub>
            <mi>A</mi>
            <mn>1</mn>
          </msub>
          <mi>,</mi>
          <msub>
            <mi>A</mi>
            <mn>2</mn>
          </msub>
          <mi>,</mi>
          <msub>
            <mi>A</mi>
            <mn>3</mn>
          </msub>
          <mi>,</mi>
          <msup>
            <mi>c</mi>
            <mi>'</mi>
          </msup>
          <mi>,</mi>
          <msubsup>
            <mi>t</mi>
            <mn>1</mn>
            <mi>'</mi>
          </msubsup>
          <mi>,</mi>
          <msubsup>
            <mi>t</mi>
            <mn>2</mn>
            <mi>'</mi>
          </msubsup>
          <mi>,</mi>
          <msubsup>
            <mi>t</mi>
            <mn>3</mn>
            <mi>'</mi>
          </msubsup>
        </mrow>
      </mrow>
      <mo fence="true" stretchy="true">)</mo>
    </mrow>
    <annotation encoding="StarMath 5.0">left ({A} rsub {1} ,  {A} rsub {2} ,  {A} rsub {3} ,  {c} ^ {'} ,  {t} rsub {1} rsup {'} ,  {t} rsub {2} rsup {'} ,  {t} rsub {3} rsup {'} right )</annotation>
  </semantics>
</math>
</file>

<file path=Object 309/content.xml><?xml version="1.0" encoding="utf-8"?>
<math xmlns="http://www.w3.org/1998/Math/MathML" display="block">
  <semantics>
    <mrow>
      <mrow>
        <mo fence="true" stretchy="true">(</mo>
        <mrow>
          <mrow>
            <mi>c</mi>
            <mo stretchy="false">−</mo>
            <msup>
              <mi>c</mi>
              <mi>'</mi>
            </msup>
          </mrow>
        </mrow>
        <mo fence="true" stretchy="true">)</mo>
      </mrow>
      <mrow>
        <mi>S</mi>
        <mo stretchy="false">=</mo>
        <mrow>
          <mo fence="true" stretchy="true">(</mo>
          <mrow>
            <mrow>
              <msub>
                <mi>t</mi>
                <mn>1</mn>
              </msub>
              <mo stretchy="false">−</mo>
              <msubsup>
                <mi>t</mi>
                <mn>1</mn>
                <mi>'</mi>
              </msubsup>
            </mrow>
          </mrow>
          <mo fence="true" stretchy="true">)</mo>
        </mrow>
      </mrow>
      <mrow>
        <mi>F</mi>
        <mo stretchy="false">+</mo>
        <mrow>
          <mo fence="true" stretchy="true">(</mo>
          <mrow>
            <mrow>
              <msub>
                <mi>t</mi>
                <mn>2</mn>
              </msub>
              <mo stretchy="false">−</mo>
              <msubsup>
                <mi>t</mi>
                <mn>2</mn>
                <mi>'</mi>
              </msubsup>
            </mrow>
          </mrow>
          <mo fence="true" stretchy="true">)</mo>
        </mrow>
      </mrow>
      <mrow>
        <mi>G</mi>
        <mo stretchy="false">+</mo>
        <mrow>
          <mo fence="true" stretchy="true">(</mo>
          <mrow>
            <mrow>
              <msub>
                <mi>t</mi>
                <mn>3</mn>
              </msub>
              <mo stretchy="false">−</mo>
              <msubsup>
                <mi>t</mi>
                <mn>3</mn>
                <mi>'</mi>
              </msubsup>
            </mrow>
          </mrow>
          <mo fence="true" stretchy="true">)</mo>
        </mrow>
      </mrow>
      <mi>H</mi>
    </mrow>
    <annotation encoding="StarMath 5.0">left (c- {c} ^ {'} right ) S = left ({t} rsub {1} - {t} rsub {1} rsup {'} right ) F + left ({t} rsub {2} - {t} rsub {2} rsup {'} right ) G + left ({t} rsub {3} - {t} rsub {3} rsup {'} right ) H</annotation>
  </semantics>
</math>
</file>

<file path=Object 31/content.xml><?xml version="1.0" encoding="utf-8"?>
<math xmlns="http://www.w3.org/1998/Math/MathML" display="block">
  <semantics>
    <mi>G</mi>
    <annotation encoding="StarMath 5.0">G</annotation>
  </semantics>
</math>
</file>

<file path=Object 310/content.xml><?xml version="1.0" encoding="utf-8"?>
<math xmlns="http://www.w3.org/1998/Math/MathML" display="block">
  <semantics>
    <mrow>
      <mi>x</mi>
      <mi>≔</mi>
      <mrow>
        <mrow>
          <mo fence="true" stretchy="true">(</mo>
          <mrow>
            <mrow>
              <msub>
                <mi>t</mi>
                <mn>1</mn>
              </msub>
              <mo stretchy="false">−</mo>
              <msubsup>
                <mi>t</mi>
                <mn>1</mn>
                <mi>'</mi>
              </msubsup>
            </mrow>
          </mrow>
          <mo fence="true" stretchy="true">)</mo>
        </mrow>
        <mo stretchy="false">/</mo>
        <mrow>
          <mo fence="true" stretchy="true">(</mo>
          <mrow>
            <mrow>
              <mi>c</mi>
              <mo stretchy="false">−</mo>
              <msup>
                <mi>c</mi>
                <mi>'</mi>
              </msup>
            </mrow>
          </mrow>
          <mo fence="true" stretchy="true">)</mo>
        </mrow>
      </mrow>
    </mrow>
    <annotation encoding="StarMath 5.0">x≔ left ({t} rsub {1} - {t} rsub {1} rsup {'} right ) / left (c- {c} ^ {'} right )</annotation>
  </semantics>
</math>
</file>

<file path=Object 311/content.xml><?xml version="1.0" encoding="utf-8"?>
<math xmlns="http://www.w3.org/1998/Math/MathML" display="block">
  <semantics>
    <mrow>
      <mi>y</mi>
      <mi>≔</mi>
      <mrow>
        <mrow>
          <mo fence="true" stretchy="true">(</mo>
          <mrow>
            <mrow>
              <msub>
                <mi>t</mi>
                <mn>2</mn>
              </msub>
              <mo stretchy="false">−</mo>
              <msubsup>
                <mi>t</mi>
                <mn>2</mn>
                <mi>'</mi>
              </msubsup>
            </mrow>
          </mrow>
          <mo fence="true" stretchy="true">)</mo>
        </mrow>
        <mo stretchy="false">/</mo>
        <mrow>
          <mo fence="true" stretchy="true">(</mo>
          <mrow>
            <mrow>
              <mi>c</mi>
              <mo stretchy="false">−</mo>
              <msup>
                <mi>c</mi>
                <mi>'</mi>
              </msup>
            </mrow>
          </mrow>
          <mo fence="true" stretchy="true">)</mo>
        </mrow>
      </mrow>
    </mrow>
    <annotation encoding="StarMath 5.0">y≔ left ({t} rsub {2} - {t} rsub {2} rsup {'} right ) / left (c- {c} ^ {'} right )</annotation>
  </semantics>
</math>
</file>

<file path=Object 312/content.xml><?xml version="1.0" encoding="utf-8"?>
<math xmlns="http://www.w3.org/1998/Math/MathML" display="block">
  <semantics>
    <mrow>
      <mi>z</mi>
      <mi>≔</mi>
      <mrow>
        <mrow>
          <mo fence="true" stretchy="true">(</mo>
          <mrow>
            <mrow>
              <msub>
                <mi>t</mi>
                <mn>3</mn>
              </msub>
              <mo stretchy="false">−</mo>
              <msubsup>
                <mi>t</mi>
                <mn>3</mn>
                <mi>'</mi>
              </msubsup>
            </mrow>
          </mrow>
          <mo fence="true" stretchy="true">)</mo>
        </mrow>
        <mo stretchy="false">/</mo>
        <mrow>
          <mo fence="true" stretchy="true">(</mo>
          <mrow>
            <mrow>
              <mi>c</mi>
              <mo stretchy="false">−</mo>
              <msup>
                <mi>c</mi>
                <mi>'</mi>
              </msup>
            </mrow>
          </mrow>
          <mo fence="true" stretchy="true">)</mo>
        </mrow>
      </mrow>
    </mrow>
    <annotation encoding="StarMath 5.0">z ≔ left ({t} rsub {3} - {t} rsub {3} rsup {'} right ) / left (c- {c} ^ {'} right )</annotation>
  </semantics>
</math>
</file>

<file path=Object 313/content.xml><?xml version="1.0" encoding="utf-8"?>
<math xmlns="http://www.w3.org/1998/Math/MathML" display="block">
  <semantics>
    <mrow>
      <mi>F</mi>
      <mi>,</mi>
      <mi>G</mi>
      <mi>,</mi>
      <mi>H</mi>
    </mrow>
    <annotation encoding="StarMath 5.0">F, G, H</annotation>
  </semantics>
</math>
</file>

<file path=Object 314/content.xml><?xml version="1.0" encoding="utf-8"?>
<math xmlns="http://www.w3.org/1998/Math/MathML" display="block">
  <semantics>
    <mrow>
      <mrow>
        <mo fence="true" stretchy="true">(</mo>
        <mrow>
          <mrow>
            <mi>c</mi>
            <mo stretchy="false">−</mo>
            <msup>
              <mi>c</mi>
              <mi>'</mi>
            </msup>
          </mrow>
        </mrow>
        <mo fence="true" stretchy="true">)</mo>
      </mrow>
      <mrow>
        <mi>U</mi>
        <mo stretchy="false">=</mo>
        <mrow>
          <mo fence="true" stretchy="true">(</mo>
          <mrow>
            <mrow>
              <msub>
                <mi>t</mi>
                <mn>1</mn>
              </msub>
              <mo stretchy="false">−</mo>
              <msubsup>
                <mi>t</mi>
                <mn>1</mn>
                <mi>'</mi>
              </msubsup>
            </mrow>
          </mrow>
          <mo fence="true" stretchy="true">)</mo>
        </mrow>
      </mrow>
      <mrow>
        <mi>T</mi>
        <mo stretchy="false">+</mo>
        <mrow>
          <mo fence="true" stretchy="true">(</mo>
          <mrow>
            <mrow>
              <msub>
                <mi>t</mi>
                <mn>2</mn>
              </msub>
              <mo stretchy="false">−</mo>
              <msubsup>
                <mi>t</mi>
                <mn>2</mn>
                <mi>'</mi>
              </msubsup>
            </mrow>
          </mrow>
          <mo fence="true" stretchy="true">)</mo>
        </mrow>
      </mrow>
      <mi>G</mi>
    </mrow>
    <annotation encoding="StarMath 5.0">left (c- {c} ^ {'} right ) U = left ({t} rsub {1} - {t} rsub {1} rsup {'} right ) T+ left ({t} rsub {2} - {t} rsub {2} rsup {'} right ) G</annotation>
  </semantics>
</math>
</file>

<file path=Object 315/content.xml><?xml version="1.0" encoding="utf-8"?>
<math xmlns="http://www.w3.org/1998/Math/MathML" display="block">
  <semantics>
    <mi>x</mi>
    <annotation encoding="StarMath 5.0">x</annotation>
  </semantics>
</math>
</file>

<file path=Object 316/content.xml><?xml version="1.0" encoding="utf-8"?>
<math xmlns="http://www.w3.org/1998/Math/MathML" display="block">
  <semantics>
    <mi>y</mi>
    <annotation encoding="StarMath 5.0">y</annotation>
  </semantics>
</math>
</file>

<file path=Object 317/content.xml><?xml version="1.0" encoding="utf-8"?>
<math xmlns="http://www.w3.org/1998/Math/MathML" display="block">
  <semantics>
    <mrow>
      <mi>N</mi>
      <mo stretchy="false">=</mo>
      <msup>
        <mi>n</mi>
        <mi>m</mi>
      </msup>
    </mrow>
    <annotation encoding="StarMath 5.0">N= {n} ^ {m}</annotation>
  </semantics>
</math>
</file>

<file path=Object 318/content.xml><?xml version="1.0" encoding="utf-8"?>
<math xmlns="http://www.w3.org/1998/Math/MathML" display="block">
  <semantics>
    <mrow>
      <mo fence="true" stretchy="true">{</mo>
      <mrow>
        <mrow>
          <msub>
            <mi mathvariant="italic">pp</mi>
            <mi mathvariant="italic">par</mi>
          </msub>
          <mi>,</mi>
          <msubsup>
            <mrow>
              <mo fence="true" stretchy="true">{</mo>
              <mrow>
                <mrow>
                  <msub>
                    <mi>S</mi>
                    <mi>i</mi>
                  </msub>
                  <mi>,</mi>
                  <msub>
                    <mi>V</mi>
                    <mi>i</mi>
                  </msub>
                </mrow>
              </mrow>
              <mo fence="true" stretchy="true">}</mo>
            </mrow>
            <mrow>
              <mi>i</mi>
              <mo stretchy="false">=</mo>
              <mn>0</mn>
            </mrow>
            <mrow>
              <mi>N</mi>
              <mo stretchy="false">−</mo>
              <mn>1</mn>
            </mrow>
          </msubsup>
          <mi>⊂</mi>
          <msup>
            <mi>G</mi>
            <mn>2</mn>
          </msup>
          <mi>;</mi>
          <mi>l</mi>
          <mi>∈</mi>
          <mi>N</mi>
          <mi>,</mi>
          <mrow>
            <mo fence="true" stretchy="true">(</mo>
            <mrow>
              <mrow>
                <mi>s</mi>
                <mi>,</mi>
                <mi>v</mi>
              </mrow>
            </mrow>
            <mo fence="true" stretchy="true">)</mo>
          </mrow>
          <mi>∈</mi>
          <mi>F</mi>
          <mi mathvariant="normal">:</mi>
          <mn>0</mn>
          <mi>≤</mi>
          <mrow>
            <mi>l</mi>
            <mo stretchy="false">&lt;</mo>
            <mi>N</mi>
          </mrow>
          <mi>,</mi>
          <mrow>
            <msub>
              <mi>S</mi>
              <mi>l</mi>
            </msub>
            <mo stretchy="false">=</mo>
            <mi mathvariant="italic">Com</mi>
          </mrow>
          <mrow>
            <mo fence="true" stretchy="true">(</mo>
            <mrow>
              <mrow>
                <mn>0</mn>
                <mi>,</mi>
                <mi>s</mi>
              </mrow>
            </mrow>
            <mo fence="true" stretchy="true">)</mo>
          </mrow>
          <mrow>
            <msub>
              <mi>V</mi>
              <mi>l</mi>
            </msub>
            <mo stretchy="false">=</mo>
            <mi mathvariant="italic">Com</mi>
          </mrow>
          <mrow>
            <mo fence="true" stretchy="true">(</mo>
            <mrow>
              <mrow>
                <mn>0</mn>
                <mi>,</mi>
                <mi>v</mi>
              </mrow>
            </mrow>
            <mo fence="true" stretchy="true">)</mo>
          </mrow>
        </mrow>
      </mrow>
      <mo fence="true" stretchy="true">}</mo>
    </mrow>
    <annotation encoding="StarMath 5.0">left lbrace {pp} rsub {par} ,  {left lbrace {S} rsub {i} , { V} rsub {i} right rbrace} rsub {i=0} rsup {N-1} ⊂ {G} ^ {2} ;l ∈N,  left (s, v right ) ∈F :0≤l&lt;N, {S} rsub {l} = Com left (0,s right ) {V} rsub {l} = Com left (0,v right ) right rbrace</annotation>
  </semantics>
</math>
</file>

<file path=Object 319/content.xml><?xml version="1.0" encoding="utf-8"?>
<math xmlns="http://www.w3.org/1998/Math/MathML" display="block">
  <semantics>
    <msub>
      <mi>p</mi>
      <mrow>
        <mi>i</mi>
        <mi>,</mi>
        <mi>j</mi>
      </mrow>
    </msub>
    <annotation encoding="StarMath 5.0">{p} rsub {i ,  j}</annotation>
  </semantics>
</math>
</file>

<file path=Object 32/content.xml><?xml version="1.0" encoding="utf-8"?>
<math xmlns="http://www.w3.org/1998/Math/MathML" display="block">
  <semantics>
    <mi>F</mi>
    <annotation encoding="StarMath 5.0">F</annotation>
  </semantics>
</math>
</file>

<file path=Object 320/content.xml><?xml version="1.0" encoding="utf-8"?>
<math xmlns="http://www.w3.org/1998/Math/MathML" display="block">
  <semantics>
    <msub>
      <mi>p</mi>
      <mrow>
        <mi>i</mi>
        <mi>,</mi>
        <mi>j</mi>
      </mrow>
    </msub>
    <annotation encoding="StarMath 5.0">{p} rsub {i ,  j}</annotation>
  </semantics>
</math>
</file>

<file path=Object 321/content.xml><?xml version="1.0" encoding="utf-8"?>
<math xmlns="http://www.w3.org/1998/Math/MathML" display="block">
  <semantics>
    <mrow>
      <mi>Π</mi>
      <mo stretchy="false">=</mo>
      <mrow>
        <mo fence="true" stretchy="true">(</mo>
        <mrow>
          <mrow>
            <mi mathvariant="italic">Setup</mi>
            <mi>,</mi>
            <mi mathvariant="italic">CreateAddress</mi>
            <mi>,</mi>
            <mi mathvariant="italic">Mint</mi>
            <mi>,</mi>
            <mi mathvariant="italic">Spend</mi>
            <mi>,</mi>
            <mi mathvariant="italic">Recover</mi>
            <mi>,</mi>
            <mi mathvariant="italic">Verify</mi>
          </mrow>
        </mrow>
        <mo fence="true" stretchy="true">)</mo>
      </mrow>
    </mrow>
    <annotation encoding="StarMath 5.0">Π= left (Setup ,   CreateAddress,   Mint,   Spend,   Recover,Verify right )</annotation>
  </semantics>
</math>
</file>

<file path=Object 322/content.xml><?xml version="1.0" encoding="utf-8"?>
<math xmlns="http://www.w3.org/1998/Math/MathML" display="block">
  <semantics>
    <mi>A</mi>
    <annotation encoding="StarMath 5.0">A</annotation>
  </semantics>
</math>
</file>

<file path=Object 323/content.xml><?xml version="1.0" encoding="utf-8"?>
<math xmlns="http://www.w3.org/1998/Math/MathML" display="block">
  <semantics>
    <mi>C</mi>
    <annotation encoding="StarMath 5.0">C</annotation>
  </semantics>
</math>
</file>

<file path=Object 324/content.xml><?xml version="1.0" encoding="utf-8"?>
<math xmlns="http://www.w3.org/1998/Math/MathML" display="block">
  <semantics>
    <mrow>
      <msup>
        <mi>O</mi>
        <mi mathvariant="italic">DAP</mi>
      </msup>
      <mi>.</mi>
    </mrow>
    <annotation encoding="StarMath 5.0">{O} ^ {DAP} .</annotation>
  </semantics>
</math>
</file>

<file path=Object 325/content.xml><?xml version="1.0" encoding="utf-8"?>
<math xmlns="http://www.w3.org/1998/Math/MathML" display="block">
  <semantics>
    <msup>
      <mi>O</mi>
      <mi mathvariant="italic">DAP</mi>
    </msup>
    <annotation encoding="StarMath 5.0">{O} ^ {DAP}</annotation>
  </semantics>
</math>
</file>

<file path=Object 326/content.xml><?xml version="1.0" encoding="utf-8"?>
<math xmlns="http://www.w3.org/1998/Math/MathML" display="block">
  <semantics>
    <mi>L</mi>
    <annotation encoding="StarMath 5.0">L</annotation>
  </semantics>
</math>
</file>

<file path=Object 327/content.xml><?xml version="1.0" encoding="utf-8"?>
<math xmlns="http://www.w3.org/1998/Math/MathML" display="block">
  <semantics>
    <mi>A</mi>
    <annotation encoding="StarMath 5.0">A</annotation>
  </semantics>
</math>
</file>

<file path=Object 328/content.xml><?xml version="1.0" encoding="utf-8"?>
<math xmlns="http://www.w3.org/1998/Math/MathML" display="block">
  <semantics>
    <mi>C</mi>
    <annotation encoding="StarMath 5.0">C</annotation>
  </semantics>
</math>
</file>

<file path=Object 329/content.xml><?xml version="1.0" encoding="utf-8"?>
<math xmlns="http://www.w3.org/1998/Math/MathML" display="block">
  <semantics>
    <msup>
      <mi>O</mi>
      <mi mathvariant="italic">DAP</mi>
    </msup>
    <annotation encoding="StarMath 5.0">{O} ^ {DAP}</annotation>
  </semantics>
</math>
</file>

<file path=Object 33/content.xml><?xml version="1.0" encoding="utf-8"?>
<math xmlns="http://www.w3.org/1998/Math/MathML" display="block">
  <semantics>
    <mrow>
      <mi>n</mi>
      <mo stretchy="false">&gt;</mo>
      <mn>1</mn>
    </mrow>
    <annotation encoding="StarMath 5.0">n&gt;1</annotation>
  </semantics>
</math>
</file>

<file path=Object 330/content.xml><?xml version="1.0" encoding="utf-8"?>
<math xmlns="http://www.w3.org/1998/Math/MathML" display="block">
  <semantics>
    <mi>A</mi>
    <annotation encoding="StarMath 5.0">A</annotation>
  </semantics>
</math>
</file>

<file path=Object 331/content.xml><?xml version="1.0" encoding="utf-8"?>
<math xmlns="http://www.w3.org/1998/Math/MathML" display="block">
  <semantics>
    <mi>C</mi>
    <annotation encoding="StarMath 5.0">C</annotation>
  </semantics>
</math>
</file>

<file path=Object 332/content.xml><?xml version="1.0" encoding="utf-8"?>
<math xmlns="http://www.w3.org/1998/Math/MathML" display="block">
  <semantics>
    <mi>A</mi>
    <annotation encoding="StarMath 5.0">A</annotation>
  </semantics>
</math>
</file>

<file path=Object 333/content.xml><?xml version="1.0" encoding="utf-8"?>
<math xmlns="http://www.w3.org/1998/Math/MathML" display="block">
  <semantics>
    <msub>
      <mi mathvariant="italic">addr</mi>
      <mi mathvariant="italic">pk</mi>
    </msub>
    <annotation encoding="StarMath 5.0">{addr} rsub {pk}</annotation>
  </semantics>
</math>
</file>

<file path=Object 334/content.xml><?xml version="1.0" encoding="utf-8"?>
<math xmlns="http://www.w3.org/1998/Math/MathML" display="block">
  <semantics>
    <mi>C</mi>
    <annotation encoding="StarMath 5.0">C</annotation>
  </semantics>
</math>
</file>

<file path=Object 335/content.xml><?xml version="1.0" encoding="utf-8"?>
<math xmlns="http://www.w3.org/1998/Math/MathML" display="block">
  <semantics>
    <mi>C</mi>
    <annotation encoding="StarMath 5.0">C</annotation>
  </semantics>
</math>
</file>

<file path=Object 336/content.xml><?xml version="1.0" encoding="utf-8"?>
<math xmlns="http://www.w3.org/1998/Math/MathML" display="block">
  <semantics>
    <mi>C</mi>
    <annotation encoding="StarMath 5.0">C</annotation>
  </semantics>
</math>
</file>

<file path=Object 337/content.xml><?xml version="1.0" encoding="utf-8"?>
<math xmlns="http://www.w3.org/1998/Math/MathML" display="block">
  <semantics>
    <msup>
      <mi>O</mi>
      <mi mathvariant="italic">DAP</mi>
    </msup>
    <annotation encoding="StarMath 5.0">{O} ^ {DAP}</annotation>
  </semantics>
</math>
</file>

<file path=Object 338/content.xml><?xml version="1.0" encoding="utf-8"?>
<math xmlns="http://www.w3.org/1998/Math/MathML" display="block">
  <semantics>
    <mi>L</mi>
    <annotation encoding="StarMath 5.0">L</annotation>
  </semantics>
</math>
</file>

<file path=Object 339/content.xml><?xml version="1.0" encoding="utf-8"?>
<math xmlns="http://www.w3.org/1998/Math/MathML" display="block">
  <semantics>
    <msub>
      <mi mathvariant="italic">tx</mi>
      <mi mathvariant="italic">mint</mi>
    </msub>
    <annotation encoding="StarMath 5.0">{tx} rsub {mint}</annotation>
  </semantics>
</math>
</file>

<file path=Object 34/content.xml><?xml version="1.0" encoding="utf-8"?>
<math xmlns="http://www.w3.org/1998/Math/MathML" display="block">
  <semantics>
    <mrow>
      <mi>m</mi>
      <mo stretchy="false">&gt;</mo>
      <mn>1</mn>
    </mrow>
    <annotation encoding="StarMath 5.0">m &gt;1</annotation>
  </semantics>
</math>
</file>

<file path=Object 340/content.xml><?xml version="1.0" encoding="utf-8"?>
<math xmlns="http://www.w3.org/1998/Math/MathML" display="block">
  <semantics>
    <msub>
      <mi mathvariant="italic">tx</mi>
      <mi mathvariant="italic">spend</mi>
    </msub>
    <annotation encoding="StarMath 5.0">{tx} rsub {spend}</annotation>
  </semantics>
</math>
</file>

<file path=Object 341/content.xml><?xml version="1.0" encoding="utf-8"?>
<math xmlns="http://www.w3.org/1998/Math/MathML" display="block">
  <semantics>
    <mrow/>
    <annotation encoding="StarMath 5.0">left (s ,  r , - right )</annotation>
  </semantics>
</math>
</file>

<file path=Object 342/content.xml><?xml version="1.0" encoding="utf-8"?>
<math xmlns="http://www.w3.org/1998/Math/MathML" display="block">
  <semantics>
    <mi>L</mi>
    <annotation encoding="StarMath 5.0">L</annotation>
  </semantics>
</math>
</file>

<file path=Object 343/content.xml><?xml version="1.0" encoding="utf-8"?>
<math xmlns="http://www.w3.org/1998/Math/MathML" display="block">
  <semantics>
    <mi>r</mi>
    <annotation encoding="StarMath 5.0">r</annotation>
  </semantics>
</math>
</file>

<file path=Object 344/content.xml><?xml version="1.0" encoding="utf-8"?>
<math xmlns="http://www.w3.org/1998/Math/MathML" display="block">
  <semantics>
    <mi>A</mi>
    <annotation encoding="StarMath 5.0">A</annotation>
  </semantics>
</math>
</file>

<file path=Object 345/content.xml><?xml version="1.0" encoding="utf-8"?>
<math xmlns="http://www.w3.org/1998/Math/MathML" display="block">
  <semantics>
    <mi mathvariant="italic">BAL</mi>
    <annotation encoding="StarMath 5.0">BAL</annotation>
  </semantics>
</math>
</file>

<file path=Object 346/content.xml><?xml version="1.0" encoding="utf-8"?>
<math xmlns="http://www.w3.org/1998/Math/MathML" display="block">
  <semantics>
    <mi>A</mi>
    <annotation encoding="StarMath 5.0">A</annotation>
  </semantics>
</math>
</file>

<file path=Object 347/content.xml><?xml version="1.0" encoding="utf-8"?>
<math xmlns="http://www.w3.org/1998/Math/MathML" display="block">
  <semantics>
    <mi>C</mi>
    <annotation encoding="StarMath 5.0">C</annotation>
  </semantics>
</math>
</file>

<file path=Object 348/content.xml><?xml version="1.0" encoding="utf-8"?>
<math xmlns="http://www.w3.org/1998/Math/MathML" display="block">
  <semantics>
    <mi>A</mi>
    <annotation encoding="StarMath 5.0">A</annotation>
  </semantics>
</math>
</file>

<file path=Object 349/content.xml><?xml version="1.0" encoding="utf-8"?>
<math xmlns="http://www.w3.org/1998/Math/MathML" display="block">
  <semantics>
    <mrow>
      <mrow>
        <msub>
          <mi>v</mi>
          <mi mathvariant="italic">unspent</mi>
        </msub>
        <mo stretchy="false">+</mo>
        <msub>
          <mi>v</mi>
          <mrow>
            <mi>A</mi>
            <mi>→</mi>
            <mi mathvariant="italic">ADDR</mi>
          </mrow>
        </msub>
      </mrow>
      <mo stretchy="false">&gt;</mo>
      <mrow>
        <msub>
          <mi>v</mi>
          <mi mathvariant="italic">mint</mi>
        </msub>
        <mo stretchy="false">+</mo>
        <msub>
          <mi>v</mi>
          <mrow>
            <mi mathvariant="italic">ADDR</mi>
            <mi>→</mi>
            <mi>A</mi>
          </mrow>
        </msub>
      </mrow>
    </mrow>
    <annotation encoding="StarMath 5.0">{v} rsub {unspent} + {v} rsub {A→ ADDR} &gt; {v} rsub {mint} + {v} rsub {ADDR →A}</annotation>
  </semantics>
</math>
</file>

<file path=Object 35/content.xml><?xml version="1.0" encoding="utf-8"?>
<math xmlns="http://www.w3.org/1998/Math/MathML" display="block">
  <semantics>
    <msub>
      <mi mathvariant="italic">pp</mi>
      <mi mathvariant="italic">com</mi>
    </msub>
    <annotation encoding="StarMath 5.0">{pp} rsub {com}</annotation>
  </semantics>
</math>
</file>

<file path=Object 350/content.xml><?xml version="1.0" encoding="utf-8"?>
<math xmlns="http://www.w3.org/1998/Math/MathML" display="block">
  <semantics>
    <msub>
      <mi>v</mi>
      <mi mathvariant="italic">unspent</mi>
    </msub>
    <annotation encoding="StarMath 5.0">{v} rsub {unspent}</annotation>
  </semantics>
</math>
</file>

<file path=Object 351/content.xml><?xml version="1.0" encoding="utf-8"?>
<math xmlns="http://www.w3.org/1998/Math/MathML" display="block">
  <semantics>
    <msub>
      <mi>v</mi>
      <mi mathvariant="italic">mint</mi>
    </msub>
    <annotation encoding="StarMath 5.0">{v} rsub {mint}</annotation>
  </semantics>
</math>
</file>

<file path=Object 352/content.xml><?xml version="1.0" encoding="utf-8"?>
<math xmlns="http://www.w3.org/1998/Math/MathML" display="block">
  <semantics>
    <mi>A</mi>
    <annotation encoding="StarMath 5.0">A</annotation>
  </semantics>
</math>
</file>

<file path=Object 353/content.xml><?xml version="1.0" encoding="utf-8"?>
<math xmlns="http://www.w3.org/1998/Math/MathML" display="block">
  <semantics>
    <msub>
      <mi>v</mi>
      <mrow>
        <mi mathvariant="italic">ADDR</mi>
        <mi>→</mi>
        <mi>A</mi>
      </mrow>
    </msub>
    <annotation encoding="StarMath 5.0">{v} rsub {ADDR →A}</annotation>
  </semantics>
</math>
</file>

<file path=Object 354/content.xml><?xml version="1.0" encoding="utf-8"?>
<math xmlns="http://www.w3.org/1998/Math/MathML" display="block">
  <semantics>
    <mi>A</mi>
    <annotation encoding="StarMath 5.0">A</annotation>
  </semantics>
</math>
</file>

<file path=Object 355/content.xml><?xml version="1.0" encoding="utf-8"?>
<math xmlns="http://www.w3.org/1998/Math/MathML" display="block">
  <semantics>
    <msub>
      <mi>v</mi>
      <mrow>
        <mi>A</mi>
        <mi>→</mi>
        <mi mathvariant="italic">ADDR</mi>
      </mrow>
    </msub>
    <annotation encoding="StarMath 5.0">{v} rsub {A→ ADDR}</annotation>
  </semantics>
</math>
</file>

<file path=Object 356/content.xml><?xml version="1.0" encoding="utf-8"?>
<math xmlns="http://www.w3.org/1998/Math/MathML" display="block">
  <semantics>
    <mi>Π</mi>
    <annotation encoding="StarMath 5.0">Π</annotation>
  </semantics>
</math>
</file>

<file path=Object 357/content.xml><?xml version="1.0" encoding="utf-8"?>
<math xmlns="http://www.w3.org/1998/Math/MathML" display="block">
  <semantics>
    <mi mathvariant="italic">BAL</mi>
    <annotation encoding="StarMath 5.0">BAL</annotation>
  </semantics>
</math>
</file>

<file path=Object 358/content.xml><?xml version="1.0" encoding="utf-8"?>
<math xmlns="http://www.w3.org/1998/Math/MathML" display="block">
  <semantics>
    <mi>A</mi>
    <annotation encoding="StarMath 5.0">A</annotation>
  </semantics>
</math>
</file>

<file path=Object 359/content.xml><?xml version="1.0" encoding="utf-8"?>
<math xmlns="http://www.w3.org/1998/Math/MathML" display="block">
  <semantics>
    <mi mathvariant="italic">BAL</mi>
    <annotation encoding="StarMath 5.0">BAL</annotation>
  </semantics>
</math>
</file>

<file path=Object 36/content.xml><?xml version="1.0" encoding="utf-8"?>
<math xmlns="http://www.w3.org/1998/Math/MathML" display="block">
  <semantics>
    <mrow>
      <mi>N</mi>
      <mo stretchy="false">=</mo>
      <msup>
        <mi>n</mi>
        <mi>m</mi>
      </msup>
    </mrow>
    <annotation encoding="StarMath 5.0">N=  {n} ^ {m}</annotation>
  </semantics>
</math>
</file>

<file path=Object 360/content.xml><?xml version="1.0" encoding="utf-8"?>
<math xmlns="http://www.w3.org/1998/Math/MathML" display="block">
  <semantics>
    <mrow>
      <mi mathvariant="italic">Pr</mi>
      <mrow>
        <mo fence="true" stretchy="true">[</mo>
        <mrow>
          <mrow>
            <mi mathvariant="italic">BAL</mi>
            <mrow>
              <mrow>
                <mo fence="true" stretchy="true">(</mo>
                <mrow>
                  <mrow>
                    <mi>Π</mi>
                    <mi>,</mi>
                    <mi>A</mi>
                    <mi>,</mi>
                    <mi>λ</mi>
                  </mrow>
                </mrow>
                <mo fence="true" stretchy="true">)</mo>
              </mrow>
              <mo stretchy="false">=</mo>
              <mn>1</mn>
            </mrow>
          </mrow>
        </mrow>
        <mo fence="true" stretchy="true">]</mo>
      </mrow>
      <mi>≤</mi>
      <mi mathvariant="italic">negl</mi>
      <mrow>
        <mo fence="true" stretchy="true">(</mo>
        <mrow>
          <mi>λ</mi>
        </mrow>
        <mo fence="true" stretchy="true">)</mo>
      </mrow>
    </mrow>
    <annotation encoding="StarMath 5.0">Pr left [BAL left (Π,  A,  λ right ) = 1 right ] ≤ negl left (λ right )</annotation>
  </semantics>
</math>
</file>

<file path=Object 361/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362/content.xml><?xml version="1.0" encoding="utf-8"?>
<math xmlns="http://www.w3.org/1998/Math/MathML" display="block">
  <semantics>
    <msub>
      <mi>a</mi>
      <mi>i</mi>
    </msub>
    <annotation encoding="StarMath 5.0">{a} rsub {i}</annotation>
  </semantics>
</math>
</file>

<file path=Object 363/content.xml><?xml version="1.0" encoding="utf-8"?>
<math xmlns="http://www.w3.org/1998/Math/MathML" display="block">
  <semantics>
    <msub>
      <mi mathvariant="italic">tx</mi>
      <mi>i</mi>
    </msub>
    <annotation encoding="StarMath 5.0">{tx} rsub {i}</annotation>
  </semantics>
</math>
</file>

<file path=Object 364/content.xml><?xml version="1.0" encoding="utf-8"?>
<math xmlns="http://www.w3.org/1998/Math/MathML" display="block">
  <semantics>
    <mi>L</mi>
    <annotation encoding="StarMath 5.0">L</annotation>
  </semantics>
</math>
</file>

<file path=Object 365/content.xml><?xml version="1.0" encoding="utf-8"?>
<math xmlns="http://www.w3.org/1998/Math/MathML" display="block">
  <semantics>
    <msub>
      <mi mathvariant="italic">tx</mi>
      <mi>i</mi>
    </msub>
    <annotation encoding="StarMath 5.0">{tx} rsub {i}</annotation>
  </semantics>
</math>
</file>

<file path=Object 366/content.xml><?xml version="1.0" encoding="utf-8"?>
<math xmlns="http://www.w3.org/1998/Math/MathML" display="block">
  <semantics>
    <mi>A</mi>
    <annotation encoding="StarMath 5.0">A</annotation>
  </semantics>
</math>
</file>

<file path=Object 367/content.xml><?xml version="1.0" encoding="utf-8"?>
<math xmlns="http://www.w3.org/1998/Math/MathML" display="block">
  <semantics>
    <mi>C</mi>
    <annotation encoding="StarMath 5.0">C</annotation>
  </semantics>
</math>
</file>

<file path=Object 368/content.xml><?xml version="1.0" encoding="utf-8"?>
<math xmlns="http://www.w3.org/1998/Math/MathML" display="block">
  <semantics>
    <msub>
      <mi>a</mi>
      <mi>i</mi>
    </msub>
    <annotation encoding="StarMath 5.0">{a} rsub {i}</annotation>
  </semantics>
</math>
</file>

<file path=Object 369/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37/content.xml><?xml version="1.0" encoding="utf-8"?>
<math xmlns="http://www.w3.org/1998/Math/MathML" display="block">
  <semantics>
    <mrow>
      <mo fence="true" stretchy="true">{</mo>
      <mrow>
        <mrow>
          <msub>
            <mi mathvariant="italic">pp</mi>
            <mi mathvariant="italic">par</mi>
          </msub>
          <mi>,</mi>
          <msubsup>
            <mrow>
              <mo fence="true" stretchy="true">{</mo>
              <mrow>
                <mrow>
                  <msub>
                    <mi>S</mi>
                    <mi>i</mi>
                  </msub>
                  <mi>,</mi>
                  <msub>
                    <mi>V</mi>
                    <mi>i</mi>
                  </msub>
                </mrow>
              </mrow>
              <mo fence="true" stretchy="true">}</mo>
            </mrow>
            <mrow>
              <mi>i</mi>
              <mo stretchy="false">=</mo>
              <mn>0</mn>
            </mrow>
            <mrow>
              <mi>N</mi>
              <mo stretchy="false">−</mo>
              <mn>1</mn>
            </mrow>
          </msubsup>
          <mi>⊂</mi>
          <msup>
            <mi>G</mi>
            <mn>2</mn>
          </msup>
          <mi>;</mi>
          <mi>l</mi>
          <mi>∈</mi>
          <mi>N</mi>
          <mi>,</mi>
          <mrow>
            <mo fence="true" stretchy="true">(</mo>
            <mrow>
              <mrow>
                <mi>s</mi>
                <mi>,</mi>
                <mi>v</mi>
              </mrow>
            </mrow>
            <mo fence="true" stretchy="true">)</mo>
          </mrow>
          <mi>∈</mi>
          <mi>F</mi>
          <mi mathvariant="normal">:</mi>
          <mn>0</mn>
          <mi>≤</mi>
          <mrow>
            <mi>l</mi>
            <mo stretchy="false">&lt;</mo>
            <mi>N</mi>
          </mrow>
          <mi>,</mi>
          <mrow>
            <msub>
              <mi>S</mi>
              <mi>l</mi>
            </msub>
            <mo stretchy="false">=</mo>
            <mi mathvariant="italic">Com</mi>
          </mrow>
          <mrow>
            <mo fence="true" stretchy="true">(</mo>
            <mrow>
              <mrow>
                <mn>0</mn>
                <mi>,</mi>
                <mi>v</mi>
              </mrow>
            </mrow>
            <mo fence="true" stretchy="true">)</mo>
          </mrow>
        </mrow>
      </mrow>
      <mo fence="true" stretchy="true">}</mo>
    </mrow>
    <annotation encoding="StarMath 5.0">left lbrace {pp} rsub {par} ,  {left lbrace {S} rsub {i} , { V} rsub {i} right rbrace} rsub {i=0} rsup {N-1} ⊂ {G} ^ {2} ;l ∈N,  left (s, v right ) ∈F :0≤l&lt;N, {S} rsub {l} = Com left (0,v right ) right rbrace</annotation>
  </semantics>
</math>
</file>

<file path=Object 370/content.xml><?xml version="1.0" encoding="utf-8"?>
<math xmlns="http://www.w3.org/1998/Math/MathML" display="block">
  <semantics>
    <msub>
      <mi mathvariant="italic">tx</mi>
      <mrow>
        <mi mathvariant="italic">spen</mi>
        <mi>d</mi>
        <mi>,</mi>
        <mi>k</mi>
      </mrow>
    </msub>
    <annotation encoding="StarMath 5.0">{tx} rsub {spen d ,   k}</annotation>
  </semantics>
</math>
</file>

<file path=Object 371/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372/content.xml><?xml version="1.0" encoding="utf-8"?>
<math xmlns="http://www.w3.org/1998/Math/MathML" display="block">
  <semantics>
    <msub>
      <mi mathvariant="italic">tx</mi>
      <mrow>
        <mi mathvariant="italic">mint</mi>
        <mi>,</mi>
        <mi>i</mi>
      </mrow>
    </msub>
    <annotation encoding="StarMath 5.0">{tx} rsub {mint ,   i}</annotation>
  </semantics>
</math>
</file>

<file path=Object 373/content.xml><?xml version="1.0" encoding="utf-8"?>
<math xmlns="http://www.w3.org/1998/Math/MathML" display="block">
  <semantics>
    <msub>
      <mi mathvariant="italic">tx</mi>
      <mrow>
        <mi mathvariant="italic">spen</mi>
        <mi>d</mi>
        <mi>,</mi>
        <mi>j</mi>
      </mrow>
    </msub>
    <annotation encoding="StarMath 5.0">{tx} rsub {spen d ,   j}</annotation>
  </semantics>
</math>
</file>

<file path=Object 374/content.xml><?xml version="1.0" encoding="utf-8"?>
<math xmlns="http://www.w3.org/1998/Math/MathML" display="block">
  <semantics>
    <mrow>
      <mi>i</mi>
      <mo stretchy="false">&lt;</mo>
      <mi>k</mi>
    </mrow>
    <annotation encoding="StarMath 5.0">i&lt;k</annotation>
  </semantics>
</math>
</file>

<file path=Object 375/content.xml><?xml version="1.0" encoding="utf-8"?>
<math xmlns="http://www.w3.org/1998/Math/MathML" display="block">
  <semantics>
    <mrow>
      <mi>j</mi>
      <mo stretchy="false">&lt;</mo>
      <mi>k</mi>
    </mrow>
    <annotation encoding="StarMath 5.0">j&lt;k</annotation>
  </semantics>
</math>
</file>

<file path=Object 376/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377/content.xml><?xml version="1.0" encoding="utf-8"?>
<math xmlns="http://www.w3.org/1998/Math/MathML" display="block">
  <semantics>
    <mrow>
      <mo fence="true" stretchy="true">(</mo>
      <mrow>
        <mrow>
          <msub>
            <mi mathvariant="italic">tx</mi>
            <mrow>
              <mi mathvariant="italic">spen</mi>
              <mi>d</mi>
            </mrow>
          </msub>
          <mi>,</mi>
          <mi>a</mi>
        </mrow>
      </mrow>
      <mo fence="true" stretchy="true">)</mo>
    </mrow>
    <annotation encoding="StarMath 5.0">left ({tx} rsub {spen d} ,  a right )</annotation>
  </semantics>
</math>
</file>

<file path=Object 378/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379/content.xml><?xml version="1.0" encoding="utf-8"?>
<math xmlns="http://www.w3.org/1998/Math/MathML" display="block">
  <semantics>
    <msubsup>
      <mrow>
        <mo fence="true" stretchy="true">{</mo>
        <mrow>
          <msub>
            <mi>C</mi>
            <mi>u</mi>
          </msub>
        </mrow>
        <mo fence="true" stretchy="true">}</mo>
      </mrow>
      <mrow>
        <mi>u</mi>
        <mo stretchy="false">=</mo>
        <mn>0</mn>
      </mrow>
      <mrow>
        <mi>w</mi>
        <mo stretchy="false">−</mo>
        <mn>1</mn>
      </mrow>
    </msubsup>
    <annotation encoding="StarMath 5.0">{left lbrace {C} rsub {u} right rbrace} rsub {u=0} rsup {w -1}</annotation>
  </semantics>
</math>
</file>

<file path=Object 38/content.xml><?xml version="1.0" encoding="utf-8"?>
<math xmlns="http://www.w3.org/1998/Math/MathML" display="block">
  <semantics>
    <msub>
      <mi mathvariant="italic">pp</mi>
      <mi mathvariant="italic">sym</mi>
    </msub>
    <annotation encoding="StarMath 5.0">{pp} rsub {sym}</annotation>
  </semantics>
</math>
</file>

<file path=Object 380/content.xml><?xml version="1.0" encoding="utf-8"?>
<math xmlns="http://www.w3.org/1998/Math/MathML" display="block">
  <semantics>
    <mrow>
      <mi>u</mi>
      <mi>∈</mi>
      <mrow>
        <mo fence="true" stretchy="true">[</mo>
        <mrow>
          <mrow>
            <mn>0</mn>
            <mi>,</mi>
            <mrow>
              <mrow>
                <mi>w</mi>
              </mrow>
              <mo fence="true" stretchy="true">)</mo>
            </mrow>
          </mrow>
        </mrow>
      </mrow>
    </mrow>
    <annotation encoding="StarMath 5.0">u∈ left [0, left none w right ) right none</annotation>
  </semantics>
</math>
</file>

<file path=Object 381/content.xml><?xml version="1.0" encoding="utf-8"?>
<math xmlns="http://www.w3.org/1998/Math/MathML" display="block">
  <semantics>
    <msub>
      <mi>C</mi>
      <mi>u</mi>
    </msub>
    <annotation encoding="StarMath 5.0">{C} rsub {u}</annotation>
  </semantics>
</math>
</file>

<file path=Object 382/content.xml><?xml version="1.0" encoding="utf-8"?>
<math xmlns="http://www.w3.org/1998/Math/MathML" display="block">
  <semantics>
    <msup>
      <mi>a</mi>
      <mi>'</mi>
    </msup>
    <annotation encoding="StarMath 5.0">{a} ^ {'}</annotation>
  </semantics>
</math>
</file>

<file path=Object 383/content.xml><?xml version="1.0" encoding="utf-8"?>
<math xmlns="http://www.w3.org/1998/Math/MathML" display="block">
  <semantics>
    <msub>
      <mi>C</mi>
      <mi>u</mi>
    </msub>
    <annotation encoding="StarMath 5.0">{C} rsub {u}</annotation>
  </semantics>
</math>
</file>

<file path=Object 384/content.xml><?xml version="1.0" encoding="utf-8"?>
<math xmlns="http://www.w3.org/1998/Math/MathML" display="block">
  <semantics>
    <msup>
      <mi>a</mi>
      <mi>'</mi>
    </msup>
    <annotation encoding="StarMath 5.0">{a} ^ {'}</annotation>
  </semantics>
</math>
</file>

<file path=Object 385/content.xml><?xml version="1.0" encoding="utf-8"?>
<math xmlns="http://www.w3.org/1998/Math/MathML" display="block">
  <semantics>
    <mi>a</mi>
    <annotation encoding="StarMath 5.0">a</annotation>
  </semantics>
</math>
</file>

<file path=Object 386/content.xml><?xml version="1.0" encoding="utf-8"?>
<math xmlns="http://www.w3.org/1998/Math/MathML" display="block">
  <semantics>
    <msubsup>
      <mi>C</mi>
      <mi>u</mi>
      <mi>'</mi>
    </msubsup>
    <annotation encoding="StarMath 5.0">{C} rsub {u} rsup {'}</annotation>
  </semantics>
</math>
</file>

<file path=Object 387/content.xml><?xml version="1.0" encoding="utf-8"?>
<math xmlns="http://www.w3.org/1998/Math/MathML" display="block">
  <semantics>
    <msub>
      <mi>C</mi>
      <mi>u</mi>
    </msub>
    <annotation encoding="StarMath 5.0">{C} rsub {u}</annotation>
  </semantics>
</math>
</file>

<file path=Object 388/content.xml><?xml version="1.0" encoding="utf-8"?>
<math xmlns="http://www.w3.org/1998/Math/MathML" display="block">
  <semantics>
    <msup>
      <mi>a</mi>
      <mi>'</mi>
    </msup>
    <annotation encoding="StarMath 5.0">{a} ^ {'}</annotation>
  </semantics>
</math>
</file>

<file path=Object 389/content.xml><?xml version="1.0" encoding="utf-8"?>
<math xmlns="http://www.w3.org/1998/Math/MathML" display="block">
  <semantics>
    <msub>
      <mi>C</mi>
      <mi>u</mi>
    </msub>
    <annotation encoding="StarMath 5.0">{C} rsub {u}</annotation>
  </semantics>
</math>
</file>

<file path=Object 39/content.xml><?xml version="1.0" encoding="utf-8"?>
<math xmlns="http://www.w3.org/1998/Math/MathML" display="block">
  <semantics>
    <mrow>
      <msub>
        <mi mathvariant="italic">pp</mi>
        <mi mathvariant="italic">rp</mi>
      </msub>
      <mo stretchy="false">=</mo>
      <mrow>
        <mo fence="true" stretchy="true">(</mo>
        <mrow>
          <mrow>
            <mi>G</mi>
            <mi>,</mi>
            <mi>F</mi>
            <mi>,</mi>
            <msub>
              <mi>v</mi>
              <mi mathvariant="italic">max</mi>
            </msub>
            <mi>,</mi>
            <msub>
              <mi mathvariant="italic">pp</mi>
              <mi mathvariant="italic">com</mi>
            </msub>
          </mrow>
        </mrow>
        <mo fence="true" stretchy="true">)</mo>
      </mrow>
    </mrow>
    <annotation encoding="StarMath 5.0">{pp} rsub {rp} = left (G, F,  {v} rsub {max} ,  {pp} rsub {com} right )</annotation>
  </semantics>
</math>
</file>

<file path=Object 390/content.xml><?xml version="1.0" encoding="utf-8"?>
<math xmlns="http://www.w3.org/1998/Math/MathML" display="block">
  <semantics>
    <msup>
      <mi>a</mi>
      <mi>'</mi>
    </msup>
    <annotation encoding="StarMath 5.0">{a} ^ {'}</annotation>
  </semantics>
</math>
</file>

<file path=Object 391/content.xml><?xml version="1.0" encoding="utf-8"?>
<math xmlns="http://www.w3.org/1998/Math/MathML" display="block">
  <semantics>
    <mi>a</mi>
    <annotation encoding="StarMath 5.0">a</annotation>
  </semantics>
</math>
</file>

<file path=Object 392/content.xml><?xml version="1.0" encoding="utf-8"?>
<math xmlns="http://www.w3.org/1998/Math/MathML" display="block">
  <semantics>
    <msubsup>
      <mi>C</mi>
      <mi>u</mi>
      <mi>'</mi>
    </msubsup>
    <annotation encoding="StarMath 5.0">{C} rsub {u} rsup {'}</annotation>
  </semantics>
</math>
</file>

<file path=Object 393/content.xml><?xml version="1.0" encoding="utf-8"?>
<math xmlns="http://www.w3.org/1998/Math/MathML" display="block">
  <semantics>
    <mrow>
      <mo fence="true" stretchy="true">(</mo>
      <mrow>
        <mrow>
          <msub>
            <mi mathvariant="italic">tx</mi>
            <mrow>
              <mi mathvariant="italic">spen</mi>
              <mi>d</mi>
            </mrow>
          </msub>
          <mi>,</mi>
          <mi>a</mi>
        </mrow>
      </mrow>
      <mo fence="true" stretchy="true">)</mo>
    </mrow>
    <annotation encoding="StarMath 5.0">left ({tx} rsub {spen d} ,  a right )</annotation>
  </semantics>
</math>
</file>

<file path=Object 394/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395/content.xml><?xml version="1.0" encoding="utf-8"?>
<math xmlns="http://www.w3.org/1998/Math/MathML" display="block">
  <semantics>
    <mi>f</mi>
    <annotation encoding="StarMath 5.0">f</annotation>
  </semantics>
</math>
</file>

<file path=Object 396/content.xml><?xml version="1.0" encoding="utf-8"?>
<math xmlns="http://www.w3.org/1998/Math/MathML" display="block">
  <semantics>
    <msubsup>
      <mrow>
        <mo fence="true" stretchy="true">{</mo>
        <mrow>
          <msub>
            <mi>C</mi>
            <mi>u</mi>
          </msub>
        </mrow>
        <mo fence="true" stretchy="true">}</mo>
      </mrow>
      <mrow>
        <mi>u</mi>
        <mo stretchy="false">=</mo>
        <mn>0</mn>
      </mrow>
      <mrow>
        <mi>w</mi>
        <mo stretchy="false">−</mo>
        <mn>1</mn>
      </mrow>
    </msubsup>
    <annotation encoding="StarMath 5.0">{left lbrace {C} rsub {u} right rbrace} rsub {u=0} rsup {w -1}</annotation>
  </semantics>
</math>
</file>

<file path=Object 397/content.xml><?xml version="1.0" encoding="utf-8"?>
<math xmlns="http://www.w3.org/1998/Math/MathML" display="block">
  <semantics>
    <msubsup>
      <mrow>
        <mo fence="true" stretchy="true">{</mo>
        <mrow>
          <msub>
            <mover accent="true">
              <mi>C</mi>
              <mo>¯</mo>
            </mover>
            <mi>j</mi>
          </msub>
        </mrow>
        <mo fence="true" stretchy="true">}</mo>
      </mrow>
      <mrow>
        <mi>j</mi>
        <mo stretchy="false">=</mo>
        <mn>0</mn>
      </mrow>
      <mrow>
        <mi>t</mi>
        <mo stretchy="false">−</mo>
        <mn>1</mn>
      </mrow>
    </msubsup>
    <annotation encoding="StarMath 5.0">{left lbrace {overline {C}} rsub {j} right rbrace} rsub {j=0} rsup {t -1}</annotation>
  </semantics>
</math>
</file>

<file path=Object 398/content.xml><?xml version="1.0" encoding="utf-8"?>
<math xmlns="http://www.w3.org/1998/Math/MathML" display="block">
  <semantics>
    <mi>a</mi>
    <annotation encoding="StarMath 5.0">a</annotation>
  </semantics>
</math>
</file>

<file path=Object 399/content.xml><?xml version="1.0" encoding="utf-8"?>
<math xmlns="http://www.w3.org/1998/Math/MathML" display="block">
  <semantics>
    <msubsup>
      <mrow>
        <mo fence="true" stretchy="true">{</mo>
        <mrow>
          <msub>
            <mi>v</mi>
            <mi>u</mi>
          </msub>
        </mrow>
        <mo fence="true" stretchy="true">}</mo>
      </mrow>
      <mrow>
        <mi>u</mi>
        <mo stretchy="false">=</mo>
        <mn>0</mn>
      </mrow>
      <mrow>
        <mi>w</mi>
        <mo stretchy="false">−</mo>
        <mn>1</mn>
      </mrow>
    </msubsup>
    <annotation encoding="StarMath 5.0">{left lbrace {v} rsub {u} right rbrace} rsub {u=0} rsup {w -1}</annotation>
  </semantics>
</math>
</file>

<file path=Object 4/content.xml><?xml version="1.0" encoding="utf-8"?>
<math xmlns="http://www.w3.org/1998/Math/MathML" display="block">
  <semantics>
    <mi>G</mi>
    <annotation encoding="StarMath 5.0">G</annotation>
  </semantics>
</math>
</file>

<file path=Object 40/content.xml><?xml version="1.0" encoding="utf-8"?>
<math xmlns="http://www.w3.org/1998/Math/MathML" display="block">
  <semantics>
    <msub>
      <mi mathvariant="italic">pp</mi>
      <mi mathvariant="italic">com</mi>
    </msub>
    <annotation encoding="StarMath 5.0">{pp} rsub {com}</annotation>
  </semantics>
</math>
</file>

<file path=Object 400/content.xml><?xml version="1.0" encoding="utf-8"?>
<math xmlns="http://www.w3.org/1998/Math/MathML" display="block">
  <semantics>
    <msubsup>
      <mrow>
        <mo fence="true" stretchy="true">{</mo>
        <mrow>
          <msub>
            <mover accent="true">
              <mi>v</mi>
              <mo>¯</mo>
            </mover>
            <mi>j</mi>
          </msub>
        </mrow>
        <mo fence="true" stretchy="true">}</mo>
      </mrow>
      <mrow>
        <mi>j</mi>
        <mo stretchy="false">=</mo>
        <mn>0</mn>
      </mrow>
      <mrow>
        <mi>t</mi>
        <mo stretchy="false">−</mo>
        <mn>1</mn>
      </mrow>
    </msubsup>
    <annotation encoding="StarMath 5.0">{left lbrace {overline {v}} rsub {j} right rbrace} rsub {j=0} rsup {t -1}</annotation>
  </semantics>
</math>
</file>

<file path=Object 401/content.xml><?xml version="1.0" encoding="utf-8"?>
<math xmlns="http://www.w3.org/1998/Math/MathML" display="block">
  <semantics>
    <mrow>
      <mrow>
        <munderover>
          <mo stretchy="false">∑</mo>
          <mrow>
            <mi>u</mi>
            <mo stretchy="false">=</mo>
            <mn>0</mn>
          </mrow>
          <mrow>
            <mi>w</mi>
            <mo stretchy="false">−</mo>
            <mn>1</mn>
          </mrow>
        </munderover>
        <msub>
          <mi>v</mi>
          <mi>u</mi>
        </msub>
      </mrow>
      <mo stretchy="false">=</mo>
      <mrow>
        <mrow>
          <munderover>
            <mo stretchy="false">∑</mo>
            <mrow>
              <mi>j</mi>
              <mo stretchy="false">=</mo>
              <mn>0</mn>
            </mrow>
            <mrow>
              <mi>t</mi>
              <mo stretchy="false">−</mo>
              <mn>1</mn>
            </mrow>
          </munderover>
          <msub>
            <mover accent="true">
              <mi>v</mi>
              <mo>¯</mo>
            </mover>
            <mi>j</mi>
          </msub>
        </mrow>
        <mo stretchy="false">+</mo>
        <mi>f</mi>
      </mrow>
    </mrow>
    <annotation encoding="StarMath 5.0">sum from {u=0} to {w-1} {{v} rsub {u}} = sum from {j=0} to {t-1} {{overline {v}} rsub {j}} +f</annotation>
  </semantics>
</math>
</file>

<file path=Object 402/content.xml><?xml version="1.0" encoding="utf-8"?>
<math xmlns="http://www.w3.org/1998/Math/MathML" display="block">
  <semantics>
    <mrow>
      <mo fence="true" stretchy="true">(</mo>
      <mrow>
        <mrow>
          <msub>
            <mi mathvariant="italic">tx</mi>
            <mi mathvariant="italic">mint</mi>
          </msub>
          <mi>,</mi>
          <mi>a</mi>
        </mrow>
      </mrow>
      <mo fence="true" stretchy="true">)</mo>
    </mrow>
    <annotation encoding="StarMath 5.0">left ({tx} rsub {mint} ,  a right )</annotation>
  </semantics>
</math>
</file>

<file path=Object 403/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04/content.xml><?xml version="1.0" encoding="utf-8"?>
<math xmlns="http://www.w3.org/1998/Math/MathML" display="block">
  <semantics>
    <mi>v</mi>
    <annotation encoding="StarMath 5.0">v</annotation>
  </semantics>
</math>
</file>

<file path=Object 405/content.xml><?xml version="1.0" encoding="utf-8"?>
<math xmlns="http://www.w3.org/1998/Math/MathML" display="block">
  <semantics>
    <mi>C</mi>
    <annotation encoding="StarMath 5.0">C</annotation>
  </semantics>
</math>
</file>

<file path=Object 406/content.xml><?xml version="1.0" encoding="utf-8"?>
<math xmlns="http://www.w3.org/1998/Math/MathML" display="block">
  <semantics>
    <mi>a</mi>
    <annotation encoding="StarMath 5.0">a</annotation>
  </semantics>
</math>
</file>

<file path=Object 407/content.xml><?xml version="1.0" encoding="utf-8"?>
<math xmlns="http://www.w3.org/1998/Math/MathML" display="block">
  <semantics>
    <msup>
      <mi>v</mi>
      <mi>'</mi>
    </msup>
    <annotation encoding="StarMath 5.0">{v} ^ {'}</annotation>
  </semantics>
</math>
</file>

<file path=Object 408/content.xml><?xml version="1.0" encoding="utf-8"?>
<math xmlns="http://www.w3.org/1998/Math/MathML" display="block">
  <semantics>
    <mrow>
      <mi>v</mi>
      <mo stretchy="false">=</mo>
      <msup>
        <mi>v</mi>
        <mi>'</mi>
      </msup>
    </mrow>
    <annotation encoding="StarMath 5.0">v= {v} ^ {'}</annotation>
  </semantics>
</math>
</file>

<file path=Object 409/content.xml><?xml version="1.0" encoding="utf-8"?>
<math xmlns="http://www.w3.org/1998/Math/MathML" display="block">
  <semantics>
    <msub>
      <mi mathvariant="italic">tx</mi>
      <mrow>
        <mi mathvariant="italic">spen</mi>
        <mi>d</mi>
      </mrow>
    </msub>
    <annotation encoding="StarMath 5.0">{tx} rsub {spen d}</annotation>
  </semantics>
</math>
</file>

<file path=Object 41/content.xml><?xml version="1.0" encoding="utf-8"?>
<math xmlns="http://www.w3.org/1998/Math/MathML" display="block">
  <semantics>
    <mrow>
      <mo fence="true" stretchy="true">{</mo>
      <mrow>
        <mrow>
          <msub>
            <mi mathvariant="italic">pp</mi>
            <mi mathvariant="italic">rp</mi>
          </msub>
          <mi>,</mi>
          <mi>C</mi>
          <mi>∈</mi>
          <mi>G</mi>
          <mi>;</mi>
          <mrow>
            <mo fence="true" stretchy="true">(</mo>
            <mrow>
              <mrow>
                <mi>v</mi>
                <mi>,</mi>
                <mi>r</mi>
              </mrow>
            </mrow>
            <mo fence="true" stretchy="true">)</mo>
          </mrow>
          <mi>∈</mi>
          <mi>F</mi>
          <mi mathvariant="normal">:</mi>
          <mn>0</mn>
          <mi>≤</mi>
          <mi>v</mi>
          <mi>≤</mi>
          <msub>
            <mi>v</mi>
            <mi mathvariant="italic">max</mi>
          </msub>
          <mi>,</mi>
          <mrow>
            <mi>C</mi>
            <mo stretchy="false">=</mo>
            <mi mathvariant="italic">Com</mi>
          </mrow>
          <mrow>
            <mo fence="true" stretchy="true">(</mo>
            <mrow>
              <mrow>
                <mi>v</mi>
                <mi>,</mi>
                <mi>r</mi>
              </mrow>
            </mrow>
            <mo fence="true" stretchy="true">)</mo>
          </mrow>
        </mrow>
      </mrow>
      <mo fence="true" stretchy="true">}</mo>
    </mrow>
    <annotation encoding="StarMath 5.0">left lbrace {pp} rsub {rp} , C∈ G;  left (v, r right ) ∈F  :0≤v≤ {v} rsub {max} , C= Com left (v, r right ) right rbrace</annotation>
  </semantics>
</math>
</file>

<file path=Object 410/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11/content.xml><?xml version="1.0" encoding="utf-8"?>
<math xmlns="http://www.w3.org/1998/Math/MathML" display="block">
  <semantics>
    <mi>A</mi>
    <annotation encoding="StarMath 5.0">A</annotation>
  </semantics>
</math>
</file>

<file path=Object 412/content.xml><?xml version="1.0" encoding="utf-8"?>
<math xmlns="http://www.w3.org/1998/Math/MathML" display="block">
  <semantics>
    <msub>
      <mi mathvariant="italic">tx</mi>
      <mrow>
        <mi mathvariant="italic">spen</mi>
        <mi>d</mi>
      </mrow>
    </msub>
    <annotation encoding="StarMath 5.0">{tx} rsub {spen d}</annotation>
  </semantics>
</math>
</file>

<file path=Object 413/content.xml><?xml version="1.0" encoding="utf-8"?>
<math xmlns="http://www.w3.org/1998/Math/MathML" display="block">
  <semantics>
    <mi>A</mi>
    <annotation encoding="StarMath 5.0">A</annotation>
  </semantics>
</math>
</file>

<file path=Object 414/content.xml><?xml version="1.0" encoding="utf-8"?>
<math xmlns="http://www.w3.org/1998/Math/MathML" display="block">
  <semantics>
    <mrow>
      <mrow>
        <msub>
          <mi>v</mi>
          <mi mathvariant="italic">mint</mi>
        </msub>
        <mo stretchy="false">+</mo>
        <msub>
          <mi>v</mi>
          <mrow>
            <mi mathvariant="italic">ADDR</mi>
            <mi>→</mi>
            <mi>A</mi>
          </mrow>
        </msub>
      </mrow>
      <mi>≤</mi>
      <mrow>
        <msub>
          <mi>v</mi>
          <mi mathvariant="italic">unspent</mi>
        </msub>
        <mo stretchy="false">+</mo>
        <msub>
          <mi>v</mi>
          <mrow>
            <mi>A</mi>
            <mi>→</mi>
            <mi mathvariant="italic">ADDR</mi>
          </mrow>
        </msub>
      </mrow>
    </mrow>
    <annotation encoding="StarMath 5.0">{v} rsub {mint} + {v} rsub {ADDR→ A} ≤ {v} rsub {unspent} + {v} rsub {A→ ADDR}</annotation>
  </semantics>
</math>
</file>

<file path=Object 415/content.xml><?xml version="1.0" encoding="utf-8"?>
<math xmlns="http://www.w3.org/1998/Math/MathML" display="block">
  <semantics>
    <mi mathvariant="italic">BAL</mi>
    <annotation encoding="StarMath 5.0">BAL</annotation>
  </semantics>
</math>
</file>

<file path=Object 416/content.xml><?xml version="1.0" encoding="utf-8"?>
<math xmlns="http://www.w3.org/1998/Math/MathML" display="block">
  <semantics>
    <mi>A</mi>
    <annotation encoding="StarMath 5.0">A</annotation>
  </semantics>
</math>
</file>

<file path=Object 417/content.xml><?xml version="1.0" encoding="utf-8"?>
<math xmlns="http://www.w3.org/1998/Math/MathML" display="block">
  <semantics>
    <mi>C</mi>
    <annotation encoding="StarMath 5.0">C</annotation>
  </semantics>
</math>
</file>

<file path=Object 418/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19/content.xml><?xml version="1.0" encoding="utf-8"?>
<math xmlns="http://www.w3.org/1998/Math/MathML" display="block">
  <semantics>
    <mi>A</mi>
    <annotation encoding="StarMath 5.0">A</annotation>
  </semantics>
</math>
</file>

<file path=Object 42/content.xml><?xml version="1.0" encoding="utf-8"?>
<math xmlns="http://www.w3.org/1998/Math/MathML" display="block">
  <semantics>
    <mrow>
      <mo fence="true" stretchy="true">(</mo>
      <mrow>
        <mrow>
          <msub>
            <mi mathvariant="italic">addr</mi>
            <mi mathvariant="italic">pk</mi>
          </msub>
          <mi>,</mi>
          <msub>
            <mi mathvariant="italic">addr</mi>
            <mrow/>
          </msub>
          <mi>,</mi>
          <msub>
            <mi mathvariant="italic">addr</mi>
            <mi mathvariant="italic">full</mi>
          </msub>
          <mi>,</mi>
          <msub>
            <mi mathvariant="italic">addr</mi>
            <mi mathvariant="italic">sk</mi>
          </msub>
        </mrow>
      </mrow>
      <mo fence="true" stretchy="true">)</mo>
    </mrow>
    <annotation encoding="StarMath 5.0">left ({addr} rsub {pk} ,  {addr} rsub {in} ,  {addr} rsub {full} ,  {addr} rsub {sk} right )</annotation>
  </semantics>
</math>
</file>

<file path=Object 420/content.xml><?xml version="1.0" encoding="utf-8"?>
<math xmlns="http://www.w3.org/1998/Math/MathML" display="block">
  <semantics>
    <mi>A</mi>
    <annotation encoding="StarMath 5.0">A</annotation>
  </semantics>
</math>
</file>

<file path=Object 421/content.xml><?xml version="1.0" encoding="utf-8"?>
<math xmlns="http://www.w3.org/1998/Math/MathML" display="block">
  <semantics>
    <msub>
      <mi mathvariant="italic">tx</mi>
      <mi mathvariant="italic">spend</mi>
    </msub>
    <annotation encoding="StarMath 5.0">{tx} rsub {spend}</annotation>
  </semantics>
</math>
</file>

<file path=Object 422/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23/content.xml><?xml version="1.0" encoding="utf-8"?>
<math xmlns="http://www.w3.org/1998/Math/MathML" display="block">
  <semantics>
    <mrow>
      <mo fence="true" stretchy="true">(</mo>
      <mrow>
        <mrow>
          <msub>
            <mi mathvariant="italic">tx</mi>
            <mi mathvariant="italic">spend</mi>
          </msub>
          <mi>,</mi>
          <mi>a</mi>
        </mrow>
      </mrow>
      <mo fence="true" stretchy="true">)</mo>
    </mrow>
    <annotation encoding="StarMath 5.0">left ({tx} rsub {spend} ,  a right )</annotation>
  </semantics>
</math>
</file>

<file path=Object 424/content.xml><?xml version="1.0" encoding="utf-8"?>
<math xmlns="http://www.w3.org/1998/Math/MathML" display="block">
  <semantics>
    <mi>A</mi>
    <annotation encoding="StarMath 5.0">A</annotation>
  </semantics>
</math>
</file>

<file path=Object 425/content.xml><?xml version="1.0" encoding="utf-8"?>
<math xmlns="http://www.w3.org/1998/Math/MathML" display="block">
  <semantics>
    <mrow>
      <msub>
        <mi>u</mi>
        <mn>1</mn>
      </msub>
      <mi>,</mi>
      <msub>
        <mi>u</mi>
        <mn>2</mn>
      </msub>
      <mi>∈</mi>
      <mrow>
        <mo fence="true" stretchy="true">[</mo>
        <mrow>
          <mrow>
            <mn>0</mn>
            <mi>,</mi>
            <mrow>
              <mrow>
                <mi>w</mi>
              </mrow>
              <mo fence="true" stretchy="true">)</mo>
            </mrow>
          </mrow>
        </mrow>
      </mrow>
    </mrow>
    <annotation encoding="StarMath 5.0">{u} rsub {1} ,  {u} rsub {2}  ∈ left [0,  left none w right ) right none</annotation>
  </semantics>
</math>
</file>

<file path=Object 426/content.xml><?xml version="1.0" encoding="utf-8"?>
<math xmlns="http://www.w3.org/1998/Math/MathML" display="block">
  <semantics>
    <msub>
      <mi mathvariant="italic">tx</mi>
      <mi mathvariant="italic">spend</mi>
    </msub>
    <annotation encoding="StarMath 5.0">{tx} rsub {spend}</annotation>
  </semantics>
</math>
</file>

<file path=Object 427/content.xml><?xml version="1.0" encoding="utf-8"?>
<math xmlns="http://www.w3.org/1998/Math/MathML" display="block">
  <semantics>
    <mrow/>
    <annotation encoding="StarMath 5.0">left (s ,  r , - right )</annotation>
  </semantics>
</math>
</file>

<file path=Object 428/content.xml><?xml version="1.0" encoding="utf-8"?>
<math xmlns="http://www.w3.org/1998/Math/MathML" display="block">
  <semantics>
    <msub>
      <mrow>
        <mo fence="true" stretchy="true">(</mo>
        <mrow>
          <msub>
            <mi>Π</mi>
            <mi mathvariant="italic">chaum</mi>
          </msub>
        </mrow>
        <mo fence="true" stretchy="true">)</mo>
      </mrow>
      <msub>
        <mi>u</mi>
        <mn>1</mn>
      </msub>
    </msub>
    <annotation encoding="StarMath 5.0">{left ({Π} rsub {chaum} right )} rsub {{u} rsub {1}}</annotation>
  </semantics>
</math>
</file>

<file path=Object 429/content.xml><?xml version="1.0" encoding="utf-8"?>
<math xmlns="http://www.w3.org/1998/Math/MathML" display="block">
  <semantics>
    <msub>
      <mrow>
        <mo fence="true" stretchy="true">(</mo>
        <mrow>
          <msub>
            <mi>Π</mi>
            <mi mathvariant="italic">chaum</mi>
          </msub>
        </mrow>
        <mo fence="true" stretchy="true">)</mo>
      </mrow>
      <msub>
        <mi>u</mi>
        <mn>2</mn>
      </msub>
    </msub>
    <annotation encoding="StarMath 5.0">{left ({Π} rsub {chaum} right )} rsub {{u} rsub {2}}</annotation>
  </semantics>
</math>
</file>

<file path=Object 43/content.xml><?xml version="1.0" encoding="utf-8"?>
<math xmlns="http://www.w3.org/1998/Math/MathML" display="block">
  <semantics>
    <msub>
      <mi mathvariant="italic">addr</mi>
      <mi mathvariant="italic">pk</mi>
    </msub>
    <annotation encoding="StarMath 5.0">{addr} rsub {pk}</annotation>
  </semantics>
</math>
</file>

<file path=Object 430/content.xml><?xml version="1.0" encoding="utf-8"?>
<math xmlns="http://www.w3.org/1998/Math/MathML" display="block">
  <semantics>
    <mrow>
      <mrow>
        <msubsup>
          <mi>S</mi>
          <msub>
            <mi>u</mi>
            <mn>1</mn>
          </msub>
          <mi>'</mi>
        </msubsup>
        <mo stretchy="false">=</mo>
        <msub>
          <mi>s</mi>
          <msub>
            <mi>u</mi>
            <mn>1</mn>
          </msub>
        </msub>
      </mrow>
      <mrow>
        <mi>F</mi>
        <mo stretchy="false">+</mo>
        <msub>
          <mi>r</mi>
          <msub>
            <mi>u</mi>
            <mn>1</mn>
          </msub>
        </msub>
      </mrow>
      <mrow>
        <mi>G</mi>
        <mo stretchy="false">+</mo>
        <msub>
          <mi>y</mi>
          <msub>
            <mi>u</mi>
            <mn>1</mn>
          </msub>
        </msub>
      </mrow>
      <mi>H</mi>
    </mrow>
    <annotation encoding="StarMath 5.0">{S} rsub {{u} rsub {1}} rsup {'} = {s} rsub {{u} rsub {1}} F+ {r} rsub {{u} rsub {1}} G+ {y} rsub {{u} rsub {1}} H</annotation>
  </semantics>
</math>
</file>

<file path=Object 431/content.xml><?xml version="1.0" encoding="utf-8"?>
<math xmlns="http://www.w3.org/1998/Math/MathML" display="block">
  <semantics>
    <mrow>
      <mrow>
        <msubsup>
          <mi>S</mi>
          <msub>
            <mi>u</mi>
            <mn>2</mn>
          </msub>
          <mi>'</mi>
        </msubsup>
        <mo stretchy="false">=</mo>
        <msub>
          <mi>s</mi>
          <msub>
            <mi>u</mi>
            <mn>2</mn>
          </msub>
        </msub>
      </mrow>
      <mrow>
        <mi>F</mi>
        <mo stretchy="false">+</mo>
        <msub>
          <mi>r</mi>
          <msub>
            <mi>u</mi>
            <mn>2</mn>
          </msub>
        </msub>
      </mrow>
      <mrow>
        <mi>G</mi>
        <mo stretchy="false">+</mo>
        <msub>
          <mi>y</mi>
          <msub>
            <mi>u</mi>
            <mn>2</mn>
          </msub>
        </msub>
      </mrow>
      <mi>H</mi>
    </mrow>
    <annotation encoding="StarMath 5.0">{S} rsub {{u} rsub {2}} rsup {'} = {s} rsub {{u} rsub {2}} F+ {r} rsub {{u} rsub {2}} G+ {y} rsub {{u} rsub {2}} H</annotation>
  </semantics>
</math>
</file>

<file path=Object 432/content.xml><?xml version="1.0" encoding="utf-8"?>
<math xmlns="http://www.w3.org/1998/Math/MathML" display="block">
  <semantics>
    <mrow>
      <mrow>
        <mi>U</mi>
        <mo stretchy="false">=</mo>
        <msub>
          <mi>s</mi>
          <msub>
            <mi>u</mi>
            <mn>1</mn>
          </msub>
        </msub>
      </mrow>
      <mrow>
        <msub>
          <mi>T</mi>
          <msub>
            <mi>u</mi>
            <mn>1</mn>
          </msub>
        </msub>
        <mo stretchy="false">+</mo>
        <msub>
          <mi>r</mi>
          <msub>
            <mi>u</mi>
            <mn>1</mn>
          </msub>
        </msub>
      </mrow>
      <mi>G</mi>
    </mrow>
    <annotation encoding="StarMath 5.0">U= {s} rsub {{u} rsub {1}} {T} rsub {{u} rsub {1}} + {r} rsub {{u} rsub {1}} G</annotation>
  </semantics>
</math>
</file>

<file path=Object 433/content.xml><?xml version="1.0" encoding="utf-8"?>
<math xmlns="http://www.w3.org/1998/Math/MathML" display="block">
  <semantics>
    <mrow>
      <mrow>
        <mi>U</mi>
        <mo stretchy="false">=</mo>
        <msub>
          <mi>s</mi>
          <msub>
            <mi>u</mi>
            <mn>2</mn>
          </msub>
        </msub>
      </mrow>
      <mrow>
        <msub>
          <mi>T</mi>
          <msub>
            <mi>u</mi>
            <mn>2</mn>
          </msub>
        </msub>
        <mo stretchy="false">+</mo>
        <msub>
          <mi>r</mi>
          <msub>
            <mi>u</mi>
            <mn>2</mn>
          </msub>
        </msub>
      </mrow>
      <mi>G</mi>
    </mrow>
    <annotation encoding="StarMath 5.0">U= {s} rsub {{u} rsub {2}} {T} rsub {{u} rsub {2}} + {r} rsub {{u} rsub {2}} G</annotation>
  </semantics>
</math>
</file>

<file path=Object 434/content.xml><?xml version="1.0" encoding="utf-8"?>
<math xmlns="http://www.w3.org/1998/Math/MathML" display="block">
  <semantics>
    <mrow>
      <msub>
        <mi>T</mi>
        <msub>
          <mi>u</mi>
          <mn>1</mn>
        </msub>
      </msub>
      <mi>≠</mi>
      <msub>
        <mi>T</mi>
        <msub>
          <mi>u</mi>
          <mn>2</mn>
        </msub>
      </msub>
    </mrow>
    <annotation encoding="StarMath 5.0">{T} rsub {{u} rsub {1}} ≠ {T} rsub {{u} rsub {2}}</annotation>
  </semantics>
</math>
</file>

<file path=Object 435/content.xml><?xml version="1.0" encoding="utf-8"?>
<math xmlns="http://www.w3.org/1998/Math/MathML" display="block">
  <semantics>
    <mrow>
      <mrow>
        <mo fence="true" stretchy="true">(</mo>
        <mrow>
          <mrow>
            <msub>
              <mi>s</mi>
              <msub>
                <mi>u</mi>
                <mn>1</mn>
              </msub>
            </msub>
            <mi>,</mi>
            <msub>
              <mi>r</mi>
              <msub>
                <mi>u</mi>
                <mn>1</mn>
              </msub>
            </msub>
          </mrow>
        </mrow>
        <mo fence="true" stretchy="true">)</mo>
      </mrow>
      <mi>≠</mi>
      <mrow>
        <mo fence="true" stretchy="true">(</mo>
        <mrow>
          <mrow>
            <msub>
              <mi>s</mi>
              <msub>
                <mi>u</mi>
                <mn>2</mn>
              </msub>
            </msub>
            <mi>,</mi>
            <msub>
              <mi>r</mi>
              <msub>
                <mi>u</mi>
                <mn>2</mn>
              </msub>
            </msub>
          </mrow>
        </mrow>
        <mo fence="true" stretchy="true">)</mo>
      </mrow>
    </mrow>
    <annotation encoding="StarMath 5.0">left ({s} rsub {{u} rsub {1}} ,  {r} rsub {{u} rsub {1}} right ) ≠ left ({s} rsub {{u} rsub {2}} ,  {r} rsub {{u} rsub {2}} right )</annotation>
  </semantics>
</math>
</file>

<file path=Object 436/content.xml><?xml version="1.0" encoding="utf-8"?>
<math xmlns="http://www.w3.org/1998/Math/MathML" display="block">
  <semantics>
    <msub>
      <mrow>
        <mo fence="true" stretchy="true">(</mo>
        <mrow>
          <msub>
            <mi>Π</mi>
            <mi mathvariant="italic">par</mi>
          </msub>
        </mrow>
        <mo fence="true" stretchy="true">)</mo>
      </mrow>
      <msub>
        <mi>u</mi>
        <mn>1</mn>
      </msub>
    </msub>
    <annotation encoding="StarMath 5.0">{left ({Π} rsub {par} right )} rsub {{u} rsub {1}}</annotation>
  </semantics>
</math>
</file>

<file path=Object 437/content.xml><?xml version="1.0" encoding="utf-8"?>
<math xmlns="http://www.w3.org/1998/Math/MathML" display="block">
  <semantics>
    <msub>
      <mrow>
        <mo fence="true" stretchy="true">(</mo>
        <mrow>
          <msub>
            <mi>Π</mi>
            <mi mathvariant="italic">par</mi>
          </msub>
        </mrow>
        <mo fence="true" stretchy="true">)</mo>
      </mrow>
      <msub>
        <mi>u</mi>
        <mn>2</mn>
      </msub>
    </msub>
    <annotation encoding="StarMath 5.0">{left ({Π} rsub {par} right )} rsub {{u} rsub {2}}</annotation>
  </semantics>
</math>
</file>

<file path=Object 438/content.xml><?xml version="1.0" encoding="utf-8"?>
<math xmlns="http://www.w3.org/1998/Math/MathML" display="block">
  <semantics>
    <msub>
      <mi>S</mi>
      <mn>1</mn>
    </msub>
    <annotation encoding="StarMath 5.0">{S} rsub {1}</annotation>
  </semantics>
</math>
</file>

<file path=Object 439/content.xml><?xml version="1.0" encoding="utf-8"?>
<math xmlns="http://www.w3.org/1998/Math/MathML" display="block">
  <semantics>
    <msub>
      <mi>S</mi>
      <mn>2</mn>
    </msub>
    <annotation encoding="StarMath 5.0">{S} rsub {2}</annotation>
  </semantics>
</math>
</file>

<file path=Object 44/content.xml><?xml version="1.0" encoding="utf-8"?>
<math xmlns="http://www.w3.org/1998/Math/MathML" display="block">
  <semantics>
    <msub>
      <mi mathvariant="italic">addr</mi>
      <mrow/>
    </msub>
    <annotation encoding="StarMath 5.0">{addr} rsub {in}</annotation>
  </semantics>
</math>
</file>

<file path=Object 440/content.xml><?xml version="1.0" encoding="utf-8"?>
<math xmlns="http://www.w3.org/1998/Math/MathML" display="block">
  <semantics>
    <mrow>
      <mrow>
        <mrow>
          <msub>
            <mi>S</mi>
            <mn>1</mn>
          </msub>
          <mo stretchy="false">−</mo>
          <msubsup>
            <mi>S</mi>
            <msub>
              <mi>u</mi>
              <mn>1</mn>
            </msub>
            <mi>'</mi>
          </msubsup>
        </mrow>
        <mo stretchy="false">=</mo>
        <msub>
          <mi>x</mi>
          <msub>
            <mi>u</mi>
            <mn>1</mn>
          </msub>
        </msub>
      </mrow>
      <mi>H</mi>
    </mrow>
    <annotation encoding="StarMath 5.0">{S} rsub {1} - {S} rsub {{u} rsub {1}} rsup {'} = {x} rsub {{u} rsub {1}} H</annotation>
  </semantics>
</math>
</file>

<file path=Object 441/content.xml><?xml version="1.0" encoding="utf-8"?>
<math xmlns="http://www.w3.org/1998/Math/MathML" display="block">
  <semantics>
    <mrow>
      <mrow>
        <mrow>
          <msub>
            <mi>S</mi>
            <mn>2</mn>
          </msub>
          <mo stretchy="false">−</mo>
          <msubsup>
            <mi>S</mi>
            <msub>
              <mi>u</mi>
              <mn>2</mn>
            </msub>
            <mi>'</mi>
          </msubsup>
        </mrow>
        <mo stretchy="false">=</mo>
        <msub>
          <mi>x</mi>
          <msub>
            <mi>u</mi>
            <mn>2</mn>
          </msub>
        </msub>
      </mrow>
      <mi>H</mi>
    </mrow>
    <annotation encoding="StarMath 5.0">{S} rsub {2} - {S} rsub {{u} rsub {2}} rsup {'} = {x} rsub {{u} rsub {2}} H</annotation>
  </semantics>
</math>
</file>

<file path=Object 442/content.xml><?xml version="1.0" encoding="utf-8"?>
<math xmlns="http://www.w3.org/1998/Math/MathML" display="block">
  <semantics>
    <mrow>
      <mrow>
        <msub>
          <mi>S</mi>
          <mn>1</mn>
        </msub>
        <mo stretchy="false">=</mo>
        <mi mathvariant="italic">DCom</mi>
      </mrow>
      <mrow>
        <mo fence="true" stretchy="true">(</mo>
        <mrow>
          <mrow>
            <msub>
              <mi>s</mi>
              <msub>
                <mi>u</mi>
                <mn>1</mn>
              </msub>
            </msub>
            <mi>,</mi>
            <msub>
              <mi>r</mi>
              <msub>
                <mi>u</mi>
                <mn>1</mn>
              </msub>
            </msub>
            <mi>,</mi>
            <mrow>
              <msub>
                <mi>x</mi>
                <msub>
                  <mi>u</mi>
                  <mn>1</mn>
                </msub>
              </msub>
              <mo stretchy="false">+</mo>
              <msub>
                <mi>y</mi>
                <msub>
                  <mi>u</mi>
                  <mn>1</mn>
                </msub>
              </msub>
            </mrow>
          </mrow>
        </mrow>
        <mo fence="true" stretchy="true">)</mo>
      </mrow>
    </mrow>
    <annotation encoding="StarMath 5.0">{S} rsub {1} = DCom left ({s} rsub {{u} rsub {1}} ,  {r} rsub {{u} rsub {1}} ,  {x} rsub {{u} rsub {1}} + {y} rsub {{u} rsub {1}} right )</annotation>
  </semantics>
</math>
</file>

<file path=Object 443/content.xml><?xml version="1.0" encoding="utf-8"?>
<math xmlns="http://www.w3.org/1998/Math/MathML" display="block">
  <semantics>
    <mrow>
      <mrow>
        <msub>
          <mi>S</mi>
          <mn>2</mn>
        </msub>
        <mo stretchy="false">=</mo>
        <mi mathvariant="italic">DCom</mi>
      </mrow>
      <mrow>
        <mo fence="true" stretchy="true">(</mo>
        <mrow>
          <mrow>
            <msub>
              <mi>s</mi>
              <msub>
                <mi>u</mi>
                <mn>2</mn>
              </msub>
            </msub>
            <mi>,</mi>
            <msub>
              <mi>r</mi>
              <msub>
                <mi>u</mi>
                <mn>2</mn>
              </msub>
            </msub>
            <mi>,</mi>
            <mrow>
              <msub>
                <mi>x</mi>
                <msub>
                  <mi>u</mi>
                  <mn>2</mn>
                </msub>
              </msub>
              <mo stretchy="false">+</mo>
              <msub>
                <mi>y</mi>
                <msub>
                  <mi>u</mi>
                  <mn>2</mn>
                </msub>
              </msub>
            </mrow>
          </mrow>
        </mrow>
        <mo fence="true" stretchy="true">)</mo>
      </mrow>
    </mrow>
    <annotation encoding="StarMath 5.0">{S} rsub {2} = DCom left ({s} rsub {{u} rsub {2}} ,  {r} rsub {{u} rsub {2}} ,  {x} rsub {{u} rsub {2}} + {y} rsub {{u} rsub {2}} right )</annotation>
  </semantics>
</math>
</file>

<file path=Object 444/content.xml><?xml version="1.0" encoding="utf-8"?>
<math xmlns="http://www.w3.org/1998/Math/MathML" display="block">
  <semantics>
    <msub>
      <mi mathvariant="italic">tx</mi>
      <mi mathvariant="italic">spend</mi>
    </msub>
    <annotation encoding="StarMath 5.0">{tx} rsub {spend}</annotation>
  </semantics>
</math>
</file>

<file path=Object 445/content.xml><?xml version="1.0" encoding="utf-8"?>
<math xmlns="http://www.w3.org/1998/Math/MathML" display="block">
  <semantics>
    <mrow>
      <mi>U</mi>
      <mo stretchy="false">=</mo>
      <mrow>
        <mi mathvariant="italic">sT</mi>
        <mo stretchy="false">+</mo>
        <mi mathvariant="italic">rG</mi>
      </mrow>
    </mrow>
    <annotation encoding="StarMath 5.0">U=sT+rG</annotation>
  </semantics>
</math>
</file>

<file path=Object 446/content.xml><?xml version="1.0" encoding="utf-8"?>
<math xmlns="http://www.w3.org/1998/Math/MathML" display="block">
  <semantics>
    <mrow>
      <msup>
        <mi>S</mi>
        <mi>'</mi>
      </msup>
      <mo stretchy="false">=</mo>
      <mrow>
        <mi mathvariant="italic">sF</mi>
        <mo stretchy="false">+</mo>
        <mi mathvariant="italic">rG</mi>
        <mo stretchy="false">+</mo>
        <mi mathvariant="italic">yH</mi>
      </mrow>
    </mrow>
    <annotation encoding="StarMath 5.0">{S} ^ {'} = sF + rG + yH</annotation>
  </semantics>
</math>
</file>

<file path=Object 447/content.xml><?xml version="1.0" encoding="utf-8"?>
<math xmlns="http://www.w3.org/1998/Math/MathML" display="block">
  <semantics>
    <mi>l</mi>
    <annotation encoding="StarMath 5.0">l</annotation>
  </semantics>
</math>
</file>

<file path=Object 448/content.xml><?xml version="1.0" encoding="utf-8"?>
<math xmlns="http://www.w3.org/1998/Math/MathML" display="block">
  <semantics>
    <mrow>
      <mrow>
        <msub>
          <mi>S</mi>
          <mi>l</mi>
        </msub>
        <mo stretchy="false">−</mo>
        <msup>
          <mi>S</mi>
          <mi>'</mi>
        </msup>
      </mrow>
      <mo stretchy="false">=</mo>
      <mi mathvariant="italic">xH</mi>
    </mrow>
    <annotation encoding="StarMath 5.0">{S} rsub {l} - {S} ^ {'} = xH</annotation>
  </semantics>
</math>
</file>

<file path=Object 449/content.xml><?xml version="1.0" encoding="utf-8"?>
<math xmlns="http://www.w3.org/1998/Math/MathML" display="block">
  <semantics>
    <mrow>
      <mrow>
        <msub>
          <mi>S</mi>
          <mi>l</mi>
        </msub>
        <mo stretchy="false">=</mo>
        <mrow>
          <mi mathvariant="italic">sF</mi>
          <mo stretchy="false">+</mo>
          <mi mathvariant="italic">rG</mi>
          <mo stretchy="false">+</mo>
          <mrow>
            <mo fence="true" stretchy="true">(</mo>
            <mrow>
              <mrow>
                <mi>x</mi>
                <mo stretchy="false">+</mo>
                <mi>y</mi>
              </mrow>
            </mrow>
            <mo fence="true" stretchy="true">)</mo>
          </mrow>
        </mrow>
      </mrow>
      <mi>H</mi>
    </mrow>
    <annotation encoding="StarMath 5.0">{S} rsub {l} = sF + rG + left (x + y right ) H</annotation>
  </semantics>
</math>
</file>

<file path=Object 45/content.xml><?xml version="1.0" encoding="utf-8"?>
<math xmlns="http://www.w3.org/1998/Math/MathML" display="block">
  <semantics>
    <msub>
      <mi mathvariant="italic">addr</mi>
      <mi mathvariant="italic">full</mi>
    </msub>
    <annotation encoding="StarMath 5.0">{addr} rsub {full}</annotation>
  </semantics>
</math>
</file>

<file path=Object 450/content.xml><?xml version="1.0" encoding="utf-8"?>
<math xmlns="http://www.w3.org/1998/Math/MathML" display="block">
  <semantics>
    <mi>A</mi>
    <annotation encoding="StarMath 5.0">A</annotation>
  </semantics>
</math>
</file>

<file path=Object 451/content.xml><?xml version="1.0" encoding="utf-8"?>
<math xmlns="http://www.w3.org/1998/Math/MathML" display="block">
  <semantics>
    <mi>A</mi>
    <annotation encoding="StarMath 5.0">A</annotation>
  </semantics>
</math>
</file>

<file path=Object 452/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53/content.xml><?xml version="1.0" encoding="utf-8"?>
<math xmlns="http://www.w3.org/1998/Math/MathML" display="block">
  <semantics>
    <mi>A</mi>
    <annotation encoding="StarMath 5.0">A</annotation>
  </semantics>
</math>
</file>

<file path=Object 454/content.xml><?xml version="1.0" encoding="utf-8"?>
<math xmlns="http://www.w3.org/1998/Math/MathML" display="block">
  <semantics>
    <mi>A</mi>
    <annotation encoding="StarMath 5.0">A</annotation>
  </semantics>
</math>
</file>

<file path=Object 455/content.xml><?xml version="1.0" encoding="utf-8"?>
<math xmlns="http://www.w3.org/1998/Math/MathML" display="block">
  <semantics>
    <mi>C</mi>
    <annotation encoding="StarMath 5.0">C</annotation>
  </semantics>
</math>
</file>

<file path=Object 456/content.xml><?xml version="1.0" encoding="utf-8"?>
<math xmlns="http://www.w3.org/1998/Math/MathML" display="block">
  <semantics>
    <msub>
      <mi mathvariant="italic">tx</mi>
      <mi mathvariant="italic">spend</mi>
    </msub>
    <annotation encoding="StarMath 5.0">{tx} rsub {spend}</annotation>
  </semantics>
</math>
</file>

<file path=Object 457/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58/content.xml><?xml version="1.0" encoding="utf-8"?>
<math xmlns="http://www.w3.org/1998/Math/MathML" display="block">
  <semantics>
    <mrow>
      <mi>C</mi>
      <mo stretchy="false">=</mo>
      <mrow>
        <mi mathvariant="italic">vG</mi>
        <mo stretchy="false">+</mo>
        <mi mathvariant="italic">aH</mi>
      </mrow>
    </mrow>
    <annotation encoding="StarMath 5.0">C=vG+aH</annotation>
  </semantics>
</math>
</file>

<file path=Object 459/content.xml><?xml version="1.0" encoding="utf-8"?>
<math xmlns="http://www.w3.org/1998/Math/MathML" display="block">
  <semantics>
    <msub>
      <mi mathvariant="italic">tx</mi>
      <mi mathvariant="italic">spend</mi>
    </msub>
    <annotation encoding="StarMath 5.0">{tx} rsub {spend}</annotation>
  </semantics>
</math>
</file>

<file path=Object 46/content.xml><?xml version="1.0" encoding="utf-8"?>
<math xmlns="http://www.w3.org/1998/Math/MathML" display="block">
  <semantics>
    <msub>
      <mi mathvariant="italic">addr</mi>
      <mi mathvariant="italic">sk</mi>
    </msub>
    <annotation encoding="StarMath 5.0">{addr} rsub {sk}</annotation>
  </semantics>
</math>
</file>

<file path=Object 460/content.xml><?xml version="1.0" encoding="utf-8"?>
<math xmlns="http://www.w3.org/1998/Math/MathML" display="block">
  <semantics>
    <mrow>
      <mrow>
        <mi>C</mi>
        <mo stretchy="false">−</mo>
        <msup>
          <mi>C</mi>
          <mi>'</mi>
        </msup>
      </mrow>
      <mo stretchy="false">=</mo>
      <mi mathvariant="italic">xH</mi>
    </mrow>
    <annotation encoding="StarMath 5.0">C- {C} ^ {'} =xH</annotation>
  </semantics>
</math>
</file>

<file path=Object 461/content.xml><?xml version="1.0" encoding="utf-8"?>
<math xmlns="http://www.w3.org/1998/Math/MathML" display="block">
  <semantics>
    <msup>
      <mi>C</mi>
      <mi>'</mi>
    </msup>
    <annotation encoding="StarMath 5.0">{C} ^ {'}</annotation>
  </semantics>
</math>
</file>

<file path=Object 462/content.xml><?xml version="1.0" encoding="utf-8"?>
<math xmlns="http://www.w3.org/1998/Math/MathML" display="block">
  <semantics>
    <mrow>
      <mrow>
        <msup>
          <mi>C</mi>
          <mi>'</mi>
        </msup>
        <mo stretchy="false">=</mo>
        <mrow>
          <mi mathvariant="italic">vG</mi>
          <mo stretchy="false">+</mo>
          <mrow>
            <mo fence="true" stretchy="true">(</mo>
            <mrow>
              <mrow>
                <mi>a</mi>
                <mo stretchy="false">−</mo>
                <mi>x</mi>
              </mrow>
            </mrow>
            <mo fence="true" stretchy="true">)</mo>
          </mrow>
        </mrow>
      </mrow>
      <mi>H</mi>
    </mrow>
    <annotation encoding="StarMath 5.0">{C} ^ {'} = vG + left (a - x right ) H</annotation>
  </semantics>
</math>
</file>

<file path=Object 463/content.xml><?xml version="1.0" encoding="utf-8"?>
<math xmlns="http://www.w3.org/1998/Math/MathML" display="block">
  <semantics>
    <mi>A</mi>
    <annotation encoding="StarMath 5.0">A</annotation>
  </semantics>
</math>
</file>

<file path=Object 464/content.xml><?xml version="1.0" encoding="utf-8"?>
<math xmlns="http://www.w3.org/1998/Math/MathML" display="block">
  <semantics>
    <mi>A</mi>
    <annotation encoding="StarMath 5.0">A</annotation>
  </semantics>
</math>
</file>

<file path=Object 465/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66/content.xml><?xml version="1.0" encoding="utf-8"?>
<math xmlns="http://www.w3.org/1998/Math/MathML" display="block">
  <semantics>
    <msub>
      <mi>Π</mi>
      <mi mathvariant="italic">bal</mi>
    </msub>
    <annotation encoding="StarMath 5.0">{Π} rsub {bal}</annotation>
  </semantics>
</math>
</file>

<file path=Object 467/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68/content.xml><?xml version="1.0" encoding="utf-8"?>
<math xmlns="http://www.w3.org/1998/Math/MathML" display="block">
  <semantics>
    <msub>
      <mi>Π</mi>
      <mi mathvariant="italic">bal</mi>
    </msub>
    <annotation encoding="StarMath 5.0">{Π} rsub {bal}</annotation>
  </semantics>
</math>
</file>

<file path=Object 469/content.xml><?xml version="1.0" encoding="utf-8"?>
<math xmlns="http://www.w3.org/1998/Math/MathML" display="block">
  <semantics>
    <mi>A</mi>
    <annotation encoding="StarMath 5.0">A</annotation>
  </semantics>
</math>
</file>

<file path=Object 47/content.xml><?xml version="1.0" encoding="utf-8"?>
<math xmlns="http://www.w3.org/1998/Math/MathML" display="block">
  <semantics>
    <msub>
      <mi mathvariant="italic">tx</mi>
      <mi mathvariant="italic">mint</mi>
    </msub>
    <annotation encoding="StarMath 5.0">{tx} rsub {mint}</annotation>
  </semantics>
</math>
</file>

<file path=Object 470/content.xml><?xml version="1.0" encoding="utf-8"?>
<math xmlns="http://www.w3.org/1998/Math/MathML" display="block">
  <semantics>
    <mi>A</mi>
    <annotation encoding="StarMath 5.0">A</annotation>
  </semantics>
</math>
</file>

<file path=Object 471/content.xml><?xml version="1.0" encoding="utf-8"?>
<math xmlns="http://www.w3.org/1998/Math/MathML" display="block">
  <semantics>
    <mi>A</mi>
    <annotation encoding="StarMath 5.0">A</annotation>
  </semantics>
</math>
</file>

<file path=Object 472/content.xml><?xml version="1.0" encoding="utf-8"?>
<math xmlns="http://www.w3.org/1998/Math/MathML" display="block">
  <semantics>
    <msub>
      <mi mathvariant="italic">tx</mi>
      <mi mathvariant="italic">spend</mi>
    </msub>
    <annotation encoding="StarMath 5.0">{tx} rsub {spend}</annotation>
  </semantics>
</math>
</file>

<file path=Object 473/content.xml><?xml version="1.0" encoding="utf-8"?>
<math xmlns="http://www.w3.org/1998/Math/MathML" display="block">
  <semantics>
    <mrow>
      <mo fence="true" stretchy="true">(</mo>
      <mrow>
        <mrow>
          <mi>L</mi>
          <mi>,</mi>
          <mover accent="true">
            <mi>a</mi>
            <mo stretchy="true">⃗</mo>
          </mover>
        </mrow>
      </mrow>
      <mo fence="true" stretchy="true">)</mo>
    </mrow>
    <annotation encoding="StarMath 5.0">left (L   ,    widevec {a} right )</annotation>
  </semantics>
</math>
</file>

<file path=Object 474/content.xml><?xml version="1.0" encoding="utf-8"?>
<math xmlns="http://www.w3.org/1998/Math/MathML" display="block">
  <semantics>
    <mi>S</mi>
    <annotation encoding="StarMath 5.0">S</annotation>
  </semantics>
</math>
</file>

<file path=Object 475/content.xml><?xml version="1.0" encoding="utf-8"?>
<math xmlns="http://www.w3.org/1998/Math/MathML" display="block">
  <semantics>
    <mrow>
      <mrow>
        <mo fence="true" stretchy="true">(</mo>
        <mrow>
          <mrow>
            <msub>
              <mi>Q</mi>
              <mn>1</mn>
            </msub>
            <mi>,</mi>
            <msub>
              <mi>Q</mi>
              <mn>2</mn>
            </msub>
          </mrow>
        </mrow>
        <mo fence="true" stretchy="true">)</mo>
      </mrow>
      <mi>∈</mi>
      <mi mathvariant="italic">ADDR</mi>
    </mrow>
    <annotation encoding="StarMath 5.0">left ({Q} rsub {1} ,  {Q} rsub {2} right ) ∈ ADDR</annotation>
  </semantics>
</math>
</file>

<file path=Object 476/content.xml><?xml version="1.0" encoding="utf-8"?>
<math xmlns="http://www.w3.org/1998/Math/MathML" display="block">
  <semantics>
    <msub>
      <mi mathvariant="italic">tx</mi>
      <mi mathvariant="italic">spend</mi>
    </msub>
    <annotation encoding="StarMath 5.0">{tx} rsub {spend}</annotation>
  </semantics>
</math>
</file>

<file path=Object 477/content.xml><?xml version="1.0" encoding="utf-8"?>
<math xmlns="http://www.w3.org/1998/Math/MathML" display="block">
  <semantics>
    <mrow>
      <mrow>
        <msup>
          <mi>S</mi>
          <mi>'</mi>
        </msup>
        <mo stretchy="false">=</mo>
        <msup>
          <mi>s</mi>
          <mi>'</mi>
        </msup>
      </mrow>
      <mrow>
        <mi>F</mi>
        <mo stretchy="false">+</mo>
        <msup>
          <mi>r</mi>
          <mi>'</mi>
        </msup>
      </mrow>
      <mrow>
        <mi>G</mi>
        <mo stretchy="false">+</mo>
        <mi mathvariant="italic">yH</mi>
      </mrow>
    </mrow>
    <annotation encoding="StarMath 5.0">{S} ^ {'} = {s} ^ {'} F+ {r} ^ {'} G+yH</annotation>
  </semantics>
</math>
</file>

<file path=Object 478/content.xml><?xml version="1.0" encoding="utf-8"?>
<math xmlns="http://www.w3.org/1998/Math/MathML" display="block">
  <semantics>
    <mi>S</mi>
    <annotation encoding="StarMath 5.0">S</annotation>
  </semantics>
</math>
</file>

<file path=Object 479/content.xml><?xml version="1.0" encoding="utf-8"?>
<math xmlns="http://www.w3.org/1998/Math/MathML" display="block">
  <semantics>
    <mrow>
      <mrow>
        <mi>S</mi>
        <mo stretchy="false">−</mo>
        <msup>
          <mi>S</mi>
          <mi>'</mi>
        </msup>
      </mrow>
      <mo stretchy="false">=</mo>
      <mi mathvariant="italic">xH</mi>
    </mrow>
    <annotation encoding="StarMath 5.0">S- {S} ^ {'} =xH</annotation>
  </semantics>
</math>
</file>

<file path=Object 48/content.xml><?xml version="1.0" encoding="utf-8"?>
<math xmlns="http://www.w3.org/1998/Math/MathML" display="block">
  <semantics>
    <msub>
      <mi mathvariant="italic">tx</mi>
      <mi mathvariant="italic">spend</mi>
    </msub>
    <annotation encoding="StarMath 5.0">{tx} rsub {spend}</annotation>
  </semantics>
</math>
</file>

<file path=Object 480/content.xml><?xml version="1.0" encoding="utf-8"?>
<math xmlns="http://www.w3.org/1998/Math/MathML" display="block">
  <semantics>
    <mrow>
      <mrow>
        <mi>S</mi>
        <mo stretchy="false">=</mo>
        <msup>
          <mi>s</mi>
          <mi>'</mi>
        </msup>
      </mrow>
      <mrow>
        <mi>F</mi>
        <mo stretchy="false">+</mo>
        <msup>
          <mi>r</mi>
          <mi>'</mi>
        </msup>
      </mrow>
      <mrow>
        <mi>G</mi>
        <mo stretchy="false">+</mo>
        <mrow>
          <mo fence="true" stretchy="true">(</mo>
          <mrow>
            <mrow>
              <mi>x</mi>
              <mo stretchy="false">+</mo>
              <mi>y</mi>
            </mrow>
          </mrow>
          <mo fence="true" stretchy="true">)</mo>
        </mrow>
      </mrow>
      <mi>H</mi>
    </mrow>
    <annotation encoding="StarMath 5.0">S = {s} ^ {'} F+ {r} ^ {'} G+ left (x+y right ) H</annotation>
  </semantics>
</math>
</file>

<file path=Object 481/content.xml><?xml version="1.0" encoding="utf-8"?>
<math xmlns="http://www.w3.org/1998/Math/MathML" display="block">
  <semantics>
    <mrow>
      <mo fence="true" stretchy="true">(</mo>
      <mrow>
        <mrow>
          <msub>
            <mi>s</mi>
            <mn>1</mn>
          </msub>
          <mi>,</mi>
          <msub>
            <mi>s</mi>
            <mn>2</mn>
          </msub>
          <mi>,</mi>
          <mi>r</mi>
        </mrow>
      </mrow>
      <mo fence="true" stretchy="true">)</mo>
    </mrow>
    <annotation encoding="StarMath 5.0">left ({s} rsub {1} ,  {s} rsub {2} , r right )</annotation>
  </semantics>
</math>
</file>

<file path=Object 482/content.xml><?xml version="1.0" encoding="utf-8"?>
<math xmlns="http://www.w3.org/1998/Math/MathML" display="block">
  <semantics>
    <mrow>
      <mo fence="true" stretchy="true">(</mo>
      <mrow>
        <mrow>
          <msub>
            <mi>Q</mi>
            <mn>1</mn>
          </msub>
          <mi>,</mi>
          <msub>
            <mi>Q</mi>
            <mn>2</mn>
          </msub>
        </mrow>
      </mrow>
      <mo fence="true" stretchy="true">)</mo>
    </mrow>
    <annotation encoding="StarMath 5.0">left ({Q} rsub {1} ,  {Q} rsub {2} right )</annotation>
  </semantics>
</math>
</file>

<file path=Object 483/content.xml><?xml version="1.0" encoding="utf-8"?>
<math xmlns="http://www.w3.org/1998/Math/MathML" display="block">
  <semantics>
    <msub>
      <mi mathvariant="italic">tx</mi>
      <mi mathvariant="italic">spend</mi>
    </msub>
    <annotation encoding="StarMath 5.0">{tx} rsub {spend}</annotation>
  </semantics>
</math>
</file>

<file path=Object 484/content.xml><?xml version="1.0" encoding="utf-8"?>
<math xmlns="http://www.w3.org/1998/Math/MathML" display="block">
  <semantics>
    <mrow>
      <mrow>
        <mover accent="true">
          <mi>S</mi>
          <mo>¯</mo>
        </mover>
        <mo stretchy="false">=</mo>
        <msub>
          <mi>H</mi>
          <mi mathvariant="italic">ser</mi>
        </msub>
      </mrow>
      <mrow>
        <mo fence="true" stretchy="true">(</mo>
        <mrow>
          <mrow>
            <msub>
              <mi>s</mi>
              <mn>1</mn>
            </msub>
            <mi>K</mi>
            <mi>,</mi>
            <msub>
              <mi>Q</mi>
              <mn>1</mn>
            </msub>
            <mi>,</mi>
            <msub>
              <mi>Q</mi>
              <mn>2</mn>
            </msub>
          </mrow>
        </mrow>
        <mo fence="true" stretchy="true">)</mo>
      </mrow>
      <mrow>
        <mrow>
          <mi>F</mi>
          <mo stretchy="false">+</mo>
          <msub>
            <mi>Q</mi>
            <mn>2</mn>
          </msub>
        </mrow>
        <mo stretchy="false">=</mo>
        <mrow>
          <mo fence="true" stretchy="true">(</mo>
          <mrow>
            <mrow>
              <msub>
                <mi>H</mi>
                <mi mathvariant="italic">ser</mi>
              </msub>
              <mrow>
                <mrow>
                  <mo fence="true" stretchy="true">(</mo>
                  <mrow>
                    <mrow>
                      <msub>
                        <mi>s</mi>
                        <mn>1</mn>
                      </msub>
                      <mi>K</mi>
                      <mi>,</mi>
                      <msub>
                        <mi>Q</mi>
                        <mn>1</mn>
                      </msub>
                      <mi>,</mi>
                      <msub>
                        <mi>Q</mi>
                        <mn>2</mn>
                      </msub>
                    </mrow>
                  </mrow>
                  <mo fence="true" stretchy="true">)</mo>
                </mrow>
                <mo stretchy="false">+</mo>
                <msub>
                  <mi>s</mi>
                  <mn>2</mn>
                </msub>
              </mrow>
            </mrow>
          </mrow>
          <mo fence="true" stretchy="true">)</mo>
        </mrow>
      </mrow>
      <mrow>
        <mi>F</mi>
        <mo stretchy="false">+</mo>
        <mi mathvariant="italic">rG</mi>
      </mrow>
    </mrow>
    <annotation encoding="StarMath 5.0">overline {S} = {H} rsub {ser} left ({s} rsub {1} K,  {Q} rsub {1} ,  {Q} rsub {2} right ) F+ {Q} rsub {2} = left ({H} rsub {ser} left ({s} rsub {1} K,  {Q} rsub {1} ,  {Q} rsub {2} right ) + {s} rsub {2} right ) F+rG </annotation>
  </semantics>
</math>
</file>

<file path=Object 485/content.xml><?xml version="1.0" encoding="utf-8"?>
<math xmlns="http://www.w3.org/1998/Math/MathML" display="block">
  <semantics>
    <mi>K</mi>
    <annotation encoding="StarMath 5.0">K</annotation>
  </semantics>
</math>
</file>

<file path=Object 486/content.xml><?xml version="1.0" encoding="utf-8"?>
<math xmlns="http://www.w3.org/1998/Math/MathML" display="block">
  <semantics>
    <mrow>
      <msup>
        <mi>r</mi>
        <mi>'</mi>
      </msup>
      <mo stretchy="false">=</mo>
      <mi>r</mi>
    </mrow>
    <annotation encoding="StarMath 5.0">{r} ^ {'} =r</annotation>
  </semantics>
</math>
</file>

<file path=Object 487/content.xml><?xml version="1.0" encoding="utf-8"?>
<math xmlns="http://www.w3.org/1998/Math/MathML" display="block">
  <semantics>
    <mi>A</mi>
    <annotation encoding="StarMath 5.0">A</annotation>
  </semantics>
</math>
</file>

<file path=Object 488/content.xml><?xml version="1.0" encoding="utf-8"?>
<math xmlns="http://www.w3.org/1998/Math/MathML" display="block">
  <semantics>
    <mi>A</mi>
    <annotation encoding="StarMath 5.0">A</annotation>
  </semantics>
</math>
</file>

<file path=Object 489/content.xml><?xml version="1.0" encoding="utf-8"?>
<math xmlns="http://www.w3.org/1998/Math/MathML" display="block">
  <semantics>
    <msup>
      <mi>O</mi>
      <mi mathvariant="italic">DAP</mi>
    </msup>
    <annotation encoding="StarMath 5.0">{O} ^ {DAP}</annotation>
  </semantics>
</math>
</file>

<file path=Object 49/content.xml><?xml version="1.0" encoding="utf-8"?>
<math xmlns="http://www.w3.org/1998/Math/MathML" display="block">
  <semantics>
    <msub>
      <mi mathvariant="italic">tx</mi>
      <mi mathvariant="italic">mint</mi>
    </msub>
    <annotation encoding="StarMath 5.0">{tx} rsub {mint}</annotation>
  </semantics>
</math>
</file>

<file path=Object 490/content.xml><?xml version="1.0" encoding="utf-8"?>
<math xmlns="http://www.w3.org/1998/Math/MathML" display="block">
  <semantics>
    <msup>
      <mi mathvariant="italic">tx</mi>
      <mi>'</mi>
    </msup>
    <annotation encoding="StarMath 5.0">{tx} ^ {'}</annotation>
  </semantics>
</math>
</file>

<file path=Object 491/content.xml><?xml version="1.0" encoding="utf-8"?>
<math xmlns="http://www.w3.org/1998/Math/MathML" display="block">
  <semantics>
    <mi>T</mi>
    <annotation encoding="StarMath 5.0">T</annotation>
  </semantics>
</math>
</file>

<file path=Object 492/content.xml><?xml version="1.0" encoding="utf-8"?>
<math xmlns="http://www.w3.org/1998/Math/MathML" display="block">
  <semantics>
    <msup>
      <mi>O</mi>
      <mi mathvariant="italic">DAP</mi>
    </msup>
    <annotation encoding="StarMath 5.0">{O} ^ {DAP}</annotation>
  </semantics>
</math>
</file>

<file path=Object 493/content.xml><?xml version="1.0" encoding="utf-8"?>
<math xmlns="http://www.w3.org/1998/Math/MathML" display="block">
  <semantics>
    <mi>L</mi>
    <annotation encoding="StarMath 5.0">L</annotation>
  </semantics>
</math>
</file>

<file path=Object 494/content.xml><?xml version="1.0" encoding="utf-8"?>
<math xmlns="http://www.w3.org/1998/Math/MathML" display="block">
  <semantics>
    <mi>A</mi>
    <annotation encoding="StarMath 5.0">A</annotation>
  </semantics>
</math>
</file>

<file path=Object 495/content.xml><?xml version="1.0" encoding="utf-8"?>
<math xmlns="http://www.w3.org/1998/Math/MathML" display="block">
  <semantics>
    <mrow>
      <mi mathvariant="italic">tx</mi>
      <mi>∈</mi>
      <mi>T</mi>
    </mrow>
    <annotation encoding="StarMath 5.0">tx ∈T</annotation>
  </semantics>
</math>
</file>

<file path=Object 496/content.xml><?xml version="1.0" encoding="utf-8"?>
<math xmlns="http://www.w3.org/1998/Math/MathML" display="block">
  <semantics>
    <mrow>
      <msup>
        <mi mathvariant="italic">tx</mi>
        <mi>'</mi>
      </msup>
      <mi>≠</mi>
      <mi mathvariant="italic">tx</mi>
    </mrow>
    <annotation encoding="StarMath 5.0">{tx} ^ {'} ≠ tx</annotation>
  </semantics>
</math>
</file>

<file path=Object 497/content.xml><?xml version="1.0" encoding="utf-8"?>
<math xmlns="http://www.w3.org/1998/Math/MathML" display="block">
  <semantics>
    <msup>
      <mi mathvariant="italic">tx</mi>
      <mi>'</mi>
    </msup>
    <annotation encoding="StarMath 5.0">{tx} ^ {'}</annotation>
  </semantics>
</math>
</file>

<file path=Object 498/content.xml><?xml version="1.0" encoding="utf-8"?>
<math xmlns="http://www.w3.org/1998/Math/MathML" display="block">
  <semantics>
    <mi mathvariant="italic">tx</mi>
    <annotation encoding="StarMath 5.0">tx</annotation>
  </semantics>
</math>
</file>

<file path=Object 499/content.xml><?xml version="1.0" encoding="utf-8"?>
<math xmlns="http://www.w3.org/1998/Math/MathML" display="block">
  <semantics>
    <msup>
      <mi mathvariant="italic">tx</mi>
      <mi>'</mi>
    </msup>
    <annotation encoding="StarMath 5.0">{tx} ^ {'}</annotation>
  </semantics>
</math>
</file>

<file path=Object 5/content.xml><?xml version="1.0" encoding="utf-8"?>
<math xmlns="http://www.w3.org/1998/Math/MathML" display="block">
  <semantics>
    <mi>F</mi>
    <annotation encoding="StarMath 5.0">F</annotation>
  </semantics>
</math>
</file>

<file path=Object 50/content.xml><?xml version="1.0" encoding="utf-8"?>
<math xmlns="http://www.w3.org/1998/Math/MathML" display="block">
  <semantics>
    <msub>
      <mi mathvariant="italic">tx</mi>
      <mi mathvariant="italic">spend</mi>
    </msub>
    <annotation encoding="StarMath 5.0">{tx} rsub {spend}</annotation>
  </semantics>
</math>
</file>

<file path=Object 500/content.xml><?xml version="1.0" encoding="utf-8"?>
<math xmlns="http://www.w3.org/1998/Math/MathML" display="block">
  <semantics>
    <mi mathvariant="italic">tx</mi>
    <annotation encoding="StarMath 5.0">tx</annotation>
  </semantics>
</math>
</file>

<file path=Object 501/content.xml><?xml version="1.0" encoding="utf-8"?>
<math xmlns="http://www.w3.org/1998/Math/MathML" display="block">
  <semantics>
    <msup>
      <mi>L</mi>
      <mi>'</mi>
    </msup>
    <annotation encoding="StarMath 5.0">{L} ^ {'}</annotation>
  </semantics>
</math>
</file>

<file path=Object 502/content.xml><?xml version="1.0" encoding="utf-8"?>
<math xmlns="http://www.w3.org/1998/Math/MathML" display="block">
  <semantics>
    <mi mathvariant="italic">tx</mi>
    <annotation encoding="StarMath 5.0">tx</annotation>
  </semantics>
</math>
</file>

<file path=Object 503/content.xml><?xml version="1.0" encoding="utf-8"?>
<math xmlns="http://www.w3.org/1998/Math/MathML" display="block">
  <semantics>
    <mi>L</mi>
    <annotation encoding="StarMath 5.0">L</annotation>
  </semantics>
</math>
</file>

<file path=Object 504/content.xml><?xml version="1.0" encoding="utf-8"?>
<math xmlns="http://www.w3.org/1998/Math/MathML" display="block">
  <semantics>
    <mi>Π</mi>
    <annotation encoding="StarMath 5.0">Π</annotation>
  </semantics>
</math>
</file>

<file path=Object 505/content.xml><?xml version="1.0" encoding="utf-8"?>
<math xmlns="http://www.w3.org/1998/Math/MathML" display="block">
  <semantics>
    <mi>A</mi>
    <annotation encoding="StarMath 5.0">A</annotation>
  </semantics>
</math>
</file>

<file path=Object 506/content.xml><?xml version="1.0" encoding="utf-8"?>
<math xmlns="http://www.w3.org/1998/Math/MathML" display="block">
  <semantics>
    <mrow>
      <mi mathvariant="italic">Pr</mi>
      <mrow>
        <mo fence="true" stretchy="true">[</mo>
        <mrow>
          <mrow>
            <mrow>
              <mi mathvariant="italic">TR</mi>
              <mo stretchy="false">−</mo>
              <mi mathvariant="italic">NM</mi>
            </mrow>
            <mrow>
              <mrow>
                <mo fence="true" stretchy="true">(</mo>
                <mrow>
                  <mrow>
                    <mi>Π</mi>
                    <mi>,</mi>
                    <mi>A</mi>
                    <mi>,</mi>
                    <mi>λ</mi>
                  </mrow>
                </mrow>
                <mo fence="true" stretchy="true">)</mo>
              </mrow>
              <mo stretchy="false">=</mo>
              <mn>1</mn>
            </mrow>
          </mrow>
        </mrow>
        <mo fence="true" stretchy="true">]</mo>
      </mrow>
      <mi>≤</mi>
      <mi mathvariant="italic">negl</mi>
      <mrow>
        <mo fence="true" stretchy="true">(</mo>
        <mrow>
          <mi>λ</mi>
        </mrow>
        <mo fence="true" stretchy="true">)</mo>
      </mrow>
    </mrow>
    <annotation encoding="StarMath 5.0">Pr left [TR - NM left (Π , A,  λ   right ) = 1 right ] ≤ negl left (λ right )</annotation>
  </semantics>
</math>
</file>

<file path=Object 507/content.xml><?xml version="1.0" encoding="utf-8"?>
<math xmlns="http://www.w3.org/1998/Math/MathML" display="block">
  <semantics>
    <mi>T</mi>
    <annotation encoding="StarMath 5.0">T</annotation>
  </semantics>
</math>
</file>

<file path=Object 508/content.xml><?xml version="1.0" encoding="utf-8"?>
<math xmlns="http://www.w3.org/1998/Math/MathML" display="block">
  <semantics>
    <msub>
      <mi mathvariant="italic">tx</mi>
      <mi mathvariant="italic">spend</mi>
    </msub>
    <annotation encoding="StarMath 5.0">{tx} rsub {spend}</annotation>
  </semantics>
</math>
</file>

<file path=Object 509/content.xml><?xml version="1.0" encoding="utf-8"?>
<math xmlns="http://www.w3.org/1998/Math/MathML" display="block">
  <semantics>
    <msup>
      <mi>O</mi>
      <mi mathvariant="italic">DAP</mi>
    </msup>
    <annotation encoding="StarMath 5.0">{O} ^ {DAP}</annotation>
  </semantics>
</math>
</file>

<file path=Object 51/content.xml><?xml version="1.0" encoding="utf-8"?>
<math xmlns="http://www.w3.org/1998/Math/MathML" display="block">
  <semantics>
    <mi mathvariant="italic">pp</mi>
    <annotation encoding="StarMath 5.0">pp</annotation>
  </semantics>
</math>
</file>

<file path=Object 510/content.xml><?xml version="1.0" encoding="utf-8"?>
<math xmlns="http://www.w3.org/1998/Math/MathML" display="block">
  <semantics>
    <mi>A</mi>
    <annotation encoding="StarMath 5.0">A</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i>A</mi>
    <annotation encoding="StarMath 5.0">A</annotation>
  </semantics>
</math>
</file>

<file path=Object 513/content.xml><?xml version="1.0" encoding="utf-8"?>
<math xmlns="http://www.w3.org/1998/Math/MathML" display="block">
  <semantics>
    <msup>
      <mi mathvariant="italic">tx</mi>
      <mi>'</mi>
    </msup>
    <annotation encoding="StarMath 5.0">{tx} ^ {'}</annotation>
  </semantics>
</math>
</file>

<file path=Object 514/content.xml><?xml version="1.0" encoding="utf-8"?>
<math xmlns="http://www.w3.org/1998/Math/MathML" display="block">
  <semantics>
    <mi>T</mi>
    <annotation encoding="StarMath 5.0">T</annotation>
  </semantics>
</math>
</file>

<file path=Object 515/content.xml><?xml version="1.0" encoding="utf-8"?>
<math xmlns="http://www.w3.org/1998/Math/MathML" display="block">
  <semantics>
    <mi mathvariant="italic">tx</mi>
    <annotation encoding="StarMath 5.0">tx</annotation>
  </semantics>
</math>
</file>

<file path=Object 516/content.xml><?xml version="1.0" encoding="utf-8"?>
<math xmlns="http://www.w3.org/1998/Math/MathML" display="block">
  <semantics>
    <msub>
      <mi>H</mi>
      <mi mathvariant="italic">bind</mi>
    </msub>
    <annotation encoding="StarMath 5.0">{H} rsub {bind}</annotation>
  </semantics>
</math>
</file>

<file path=Object 517/content.xml><?xml version="1.0" encoding="utf-8"?>
<math xmlns="http://www.w3.org/1998/Math/MathML" display="block">
  <semantics>
    <mrow>
      <msup>
        <mi mathvariant="italic">tx</mi>
        <mi>'</mi>
      </msup>
      <mi>≠</mi>
      <mi mathvariant="italic">tx</mi>
    </mrow>
    <annotation encoding="StarMath 5.0">{tx} ^ {'} ≠ tx</annotation>
  </semantics>
</math>
</file>

<file path=Object 518/content.xml><?xml version="1.0" encoding="utf-8"?>
<math xmlns="http://www.w3.org/1998/Math/MathML" display="block">
  <semantics>
    <msup>
      <mi mathvariant="italic">tx</mi>
      <mi>'</mi>
    </msup>
    <annotation encoding="StarMath 5.0">{tx} ^ {'}</annotation>
  </semantics>
</math>
</file>

<file path=Object 519/content.xml><?xml version="1.0" encoding="utf-8"?>
<math xmlns="http://www.w3.org/1998/Math/MathML" display="block">
  <semantics>
    <mi mathvariant="italic">tx</mi>
    <annotation encoding="StarMath 5.0">tx</annotation>
  </semantics>
</math>
</file>

<file path=Object 52/content.xml><?xml version="1.0" encoding="utf-8"?>
<math xmlns="http://www.w3.org/1998/Math/MathML" display="block">
  <semantics>
    <mi>⋋</mi>
    <annotation encoding="StarMath 5.0">⋋</annotation>
  </semantics>
</math>
</file>

<file path=Object 520/content.xml><?xml version="1.0" encoding="utf-8"?>
<math xmlns="http://www.w3.org/1998/Math/MathML" display="block">
  <semantics>
    <msup>
      <mi mathvariant="italic">tx</mi>
      <mi>'</mi>
    </msup>
    <annotation encoding="StarMath 5.0">{tx} ^ {'}</annotation>
  </semantics>
</math>
</file>

<file path=Object 521/content.xml><?xml version="1.0" encoding="utf-8"?>
<math xmlns="http://www.w3.org/1998/Math/MathML" display="block">
  <semantics>
    <mi mathvariant="italic">tx</mi>
    <annotation encoding="StarMath 5.0">tx</annotation>
  </semantics>
</math>
</file>

<file path=Object 522/content.xml><?xml version="1.0" encoding="utf-8"?>
<math xmlns="http://www.w3.org/1998/Math/MathML" display="block">
  <semantics>
    <msub>
      <mi>H</mi>
      <mi mathvariant="italic">bind</mi>
    </msub>
    <annotation encoding="StarMath 5.0">{H} rsub {bind}</annotation>
  </semantics>
</math>
</file>

<file path=Object 523/content.xml><?xml version="1.0" encoding="utf-8"?>
<math xmlns="http://www.w3.org/1998/Math/MathML" display="block">
  <semantics>
    <msubsup>
      <mi>Π</mi>
      <mi mathvariant="italic">chaum</mi>
      <mi>'</mi>
    </msubsup>
    <annotation encoding="StarMath 5.0">{Π} rsub {chaum} rsup {'}</annotation>
  </semantics>
</math>
</file>

<file path=Object 524/content.xml><?xml version="1.0" encoding="utf-8"?>
<math xmlns="http://www.w3.org/1998/Math/MathML" display="block">
  <semantics>
    <msup>
      <mi mathvariant="italic">tx</mi>
      <mi>'</mi>
    </msup>
    <annotation encoding="StarMath 5.0">{tx} ^ {'}</annotation>
  </semantics>
</math>
</file>

<file path=Object 525/content.xml><?xml version="1.0" encoding="utf-8"?>
<math xmlns="http://www.w3.org/1998/Math/MathML" display="block">
  <semantics>
    <mrow>
      <mo fence="true" stretchy="true">(</mo>
      <mrow>
        <mrow>
          <msup>
            <mi>s</mi>
            <mi>'</mi>
          </msup>
          <mi>,</mi>
          <msup>
            <mi>r</mi>
            <mi>'</mi>
          </msup>
          <mi>,</mi>
          <msup>
            <mi>y</mi>
            <mi>'</mi>
          </msup>
        </mrow>
      </mrow>
      <mo fence="true" stretchy="true">)</mo>
    </mrow>
    <annotation encoding="StarMath 5.0">left ({s} ^ {'} ,  {r} ^ {'} ,  {y} ^ {'} right )</annotation>
  </semantics>
</math>
</file>

<file path=Object 526/content.xml><?xml version="1.0" encoding="utf-8"?>
<math xmlns="http://www.w3.org/1998/Math/MathML" display="block">
  <semantics>
    <msub>
      <mi>Π</mi>
      <mi mathvariant="italic">chaum</mi>
    </msub>
    <annotation encoding="StarMath 5.0">{Π} rsub {chaum}</annotation>
  </semantics>
</math>
</file>

<file path=Object 527/content.xml><?xml version="1.0" encoding="utf-8"?>
<math xmlns="http://www.w3.org/1998/Math/MathML" display="block">
  <semantics>
    <mi mathvariant="italic">tx</mi>
    <annotation encoding="StarMath 5.0">tx</annotation>
  </semantics>
</math>
</file>

<file path=Object 528/content.xml><?xml version="1.0" encoding="utf-8"?>
<math xmlns="http://www.w3.org/1998/Math/MathML" display="block">
  <semantics>
    <mrow>
      <mo fence="true" stretchy="true">(</mo>
      <mrow>
        <mrow>
          <mi>s</mi>
          <mi>,</mi>
          <mi>r</mi>
          <mi>,</mi>
          <mi>y</mi>
        </mrow>
      </mrow>
      <mo fence="true" stretchy="true">)</mo>
    </mrow>
    <annotation encoding="StarMath 5.0">left (s ,  r ,  y right )</annotation>
  </semantics>
</math>
</file>

<file path=Object 529/content.xml><?xml version="1.0" encoding="utf-8"?>
<math xmlns="http://www.w3.org/1998/Math/MathML" display="block">
  <semantics>
    <mrow>
      <msup>
        <mi>s</mi>
        <mi>'</mi>
      </msup>
      <mo stretchy="false">=</mo>
      <mi>s</mi>
    </mrow>
    <annotation encoding="StarMath 5.0">{s} ^ {'} = s</annotation>
  </semantics>
</math>
</file>

<file path=Object 53/content.xml><?xml version="1.0" encoding="utf-8"?>
<math xmlns="http://www.w3.org/1998/Math/MathML" display="block">
  <semantics>
    <mrow>
      <mi>n</mi>
      <mo stretchy="false">&gt;</mo>
      <mn>1</mn>
    </mrow>
    <annotation encoding="StarMath 5.0">n&gt;1</annotation>
  </semantics>
</math>
</file>

<file path=Object 530/content.xml><?xml version="1.0" encoding="utf-8"?>
<math xmlns="http://www.w3.org/1998/Math/MathML" display="block">
  <semantics>
    <mrow>
      <msup>
        <mi>r</mi>
        <mi>'</mi>
      </msup>
      <mo stretchy="false">=</mo>
      <mi>r</mi>
    </mrow>
    <annotation encoding="StarMath 5.0">{r} ^ {'} =r</annotation>
  </semantics>
</math>
</file>

<file path=Object 531/content.xml><?xml version="1.0" encoding="utf-8"?>
<math xmlns="http://www.w3.org/1998/Math/MathML" display="block">
  <semantics>
    <mi>S</mi>
    <annotation encoding="StarMath 5.0">S</annotation>
  </semantics>
</math>
</file>

<file path=Object 532/content.xml><?xml version="1.0" encoding="utf-8"?>
<math xmlns="http://www.w3.org/1998/Math/MathML" display="block">
  <semantics>
    <mrow/>
    <annotation encoding="StarMath 5.0">left (s ,  r , - right )</annotation>
  </semantics>
</math>
</file>

<file path=Object 533/content.xml><?xml version="1.0" encoding="utf-8"?>
<math xmlns="http://www.w3.org/1998/Math/MathML" display="block">
  <semantics>
    <mi mathvariant="italic">tx</mi>
    <annotation encoding="StarMath 5.0">tx</annotation>
  </semantics>
</math>
</file>

<file path=Object 534/content.xml><?xml version="1.0" encoding="utf-8"?>
<math xmlns="http://www.w3.org/1998/Math/MathML" display="block">
  <semantics>
    <mi>r</mi>
    <annotation encoding="StarMath 5.0">r</annotation>
  </semantics>
</math>
</file>

<file path=Object 535/content.xml><?xml version="1.0" encoding="utf-8"?>
<math xmlns="http://www.w3.org/1998/Math/MathML" display="block">
  <semantics>
    <mrow>
      <mo fence="true" stretchy="true">(</mo>
      <mrow>
        <mrow>
          <msub>
            <mi>Q</mi>
            <mn>1</mn>
          </msub>
          <mi>,</mi>
          <msub>
            <mi>Q</mi>
            <mn>2</mn>
          </msub>
        </mrow>
      </mrow>
      <mo fence="true" stretchy="true">)</mo>
    </mrow>
    <annotation encoding="StarMath 5.0">left ({Q} rsub {1} ,  {Q} rsub {2 } right )</annotation>
  </semantics>
</math>
</file>

<file path=Object 536/content.xml><?xml version="1.0" encoding="utf-8"?>
<math xmlns="http://www.w3.org/1998/Math/MathML" display="block">
  <semantics>
    <mi>A</mi>
    <annotation encoding="StarMath 5.0">A</annotation>
  </semantics>
</math>
</file>

<file path=Object 537/content.xml><?xml version="1.0" encoding="utf-8"?>
<math xmlns="http://www.w3.org/1998/Math/MathML" display="block">
  <semantics>
    <mi>r</mi>
    <annotation encoding="StarMath 5.0">r</annotation>
  </semantics>
</math>
</file>

<file path=Object 538/content.xml><?xml version="1.0" encoding="utf-8"?>
<math xmlns="http://www.w3.org/1998/Math/MathML" display="block">
  <semantics>
    <mi>S</mi>
    <annotation encoding="StarMath 5.0">S</annotation>
  </semantics>
</math>
</file>

<file path=Object 539/content.xml><?xml version="1.0" encoding="utf-8"?>
<math xmlns="http://www.w3.org/1998/Math/MathML" display="block">
  <semantics>
    <mrow>
      <mo fence="true" stretchy="true">(</mo>
      <mrow>
        <mrow>
          <msub>
            <mi>Q</mi>
            <mn>1</mn>
          </msub>
          <mi>,</mi>
          <msub>
            <mi>Q</mi>
            <mn>2</mn>
          </msub>
        </mrow>
      </mrow>
      <mo fence="true" stretchy="true">)</mo>
    </mrow>
    <annotation encoding="StarMath 5.0">left ({Q} rsub {1} ,  {Q} rsub {2} right )</annotation>
  </semantics>
</math>
</file>

<file path=Object 54/content.xml><?xml version="1.0" encoding="utf-8"?>
<math xmlns="http://www.w3.org/1998/Math/MathML" display="block">
  <semantics>
    <mrow>
      <mi>m</mi>
      <mo stretchy="false">&gt;</mo>
      <mn>1</mn>
    </mrow>
    <annotation encoding="StarMath 5.0">m &gt;1</annotation>
  </semantics>
</math>
</file>

<file path=Object 540/content.xml><?xml version="1.0" encoding="utf-8"?>
<math xmlns="http://www.w3.org/1998/Math/MathML" display="block">
  <semantics>
    <mi>A</mi>
    <annotation encoding="StarMath 5.0">A</annotation>
  </semantics>
</math>
</file>

<file path=Object 541/content.xml><?xml version="1.0" encoding="utf-8"?>
<math xmlns="http://www.w3.org/1998/Math/MathML" display="block">
  <semantics>
    <mi>A</mi>
    <annotation encoding="StarMath 5.0">A</annotation>
  </semantics>
</math>
</file>

<file path=Object 542/content.xml><?xml version="1.0" encoding="utf-8"?>
<math xmlns="http://www.w3.org/1998/Math/MathML" display="block">
  <semantics>
    <mi>C</mi>
    <annotation encoding="StarMath 5.0">C</annotation>
  </semantics>
</math>
</file>

<file path=Object 543/content.xml><?xml version="1.0" encoding="utf-8"?>
<math xmlns="http://www.w3.org/1998/Math/MathML" display="block">
  <semantics>
    <msup>
      <mi>b</mi>
      <mi>'</mi>
    </msup>
    <annotation encoding="StarMath 5.0">{b} ^ {'}</annotation>
  </semantics>
</math>
</file>

<file path=Object 544/content.xml><?xml version="1.0" encoding="utf-8"?>
<math xmlns="http://www.w3.org/1998/Math/MathML" display="block">
  <semantics>
    <mi>A</mi>
    <annotation encoding="StarMath 5.0">A</annotation>
  </semantics>
</math>
</file>

<file path=Object 545/content.xml><?xml version="1.0" encoding="utf-8"?>
<math xmlns="http://www.w3.org/1998/Math/MathML" display="block">
  <semantics>
    <mi>C</mi>
    <annotation encoding="StarMath 5.0">C</annotation>
  </semantics>
</math>
</file>

<file path=Object 546/content.xml><?xml version="1.0" encoding="utf-8"?>
<math xmlns="http://www.w3.org/1998/Math/MathML" display="block">
  <semantics>
    <mrow>
      <mi mathvariant="italic">Setup</mi>
      <mrow>
        <mo fence="true" stretchy="true">(</mo>
        <mrow>
          <msup>
            <mn>1</mn>
            <mi>⋋</mi>
          </msup>
        </mrow>
        <mo fence="true" stretchy="true">)</mo>
      </mrow>
      <mi>→</mi>
      <mi mathvariant="italic">pp</mi>
    </mrow>
    <annotation encoding="StarMath 5.0">Setup left ({1} ^ {⋋} right ) → pp</annotation>
  </semantics>
</math>
</file>

<file path=Object 547/content.xml><?xml version="1.0" encoding="utf-8"?>
<math xmlns="http://www.w3.org/1998/Math/MathML" display="block">
  <semantics>
    <mi>A</mi>
    <annotation encoding="StarMath 5.0">A</annotation>
  </semantics>
</math>
</file>

<file path=Object 548/content.xml><?xml version="1.0" encoding="utf-8"?>
<math xmlns="http://www.w3.org/1998/Math/MathML" display="block">
  <semantics>
    <mrow>
      <mi>b</mi>
      <mi>∈</mi>
      <mrow>
        <mo fence="true" stretchy="true">{</mo>
        <mrow>
          <mrow>
            <mn>0</mn>
            <mi>,</mi>
            <mn>1</mn>
          </mrow>
        </mrow>
        <mo fence="true" stretchy="true">}</mo>
      </mrow>
    </mrow>
    <annotation encoding="StarMath 5.0">b∈ left lbrace 0, 1 right rbrace</annotation>
  </semantics>
</math>
</file>

<file path=Object 549/content.xml><?xml version="1.0" encoding="utf-8"?>
<math xmlns="http://www.w3.org/1998/Math/MathML" display="block">
  <semantics>
    <msubsup>
      <mi>O</mi>
      <mn>0</mn>
      <mi mathvariant="italic">DAP</mi>
    </msubsup>
    <annotation encoding="StarMath 5.0">{O} rsub {0} rsup {DAP}</annotation>
  </semantics>
</math>
</file>

<file path=Object 55/content.xml><?xml version="1.0" encoding="utf-8"?>
<math xmlns="http://www.w3.org/1998/Math/MathML" display="block">
  <semantics>
    <msub>
      <mi>v</mi>
      <mi mathvariant="italic">max</mi>
    </msub>
    <annotation encoding="StarMath 5.0">{v} rsub {max}</annotation>
  </semantics>
</math>
</file>

<file path=Object 550/content.xml><?xml version="1.0" encoding="utf-8"?>
<math xmlns="http://www.w3.org/1998/Math/MathML" display="block">
  <semantics>
    <msubsup>
      <mi>O</mi>
      <mn>1</mn>
      <mi mathvariant="italic">DAP</mi>
    </msubsup>
    <annotation encoding="StarMath 5.0">{O} rsub {1} rsup {DAP}</annotation>
  </semantics>
</math>
</file>

<file path=Object 551/content.xml><?xml version="1.0" encoding="utf-8"?>
<math xmlns="http://www.w3.org/1998/Math/MathML" display="block">
  <semantics>
    <mi>C</mi>
    <annotation encoding="StarMath 5.0">C</annotation>
  </semantics>
</math>
</file>

<file path=Object 552/content.xml><?xml version="1.0" encoding="utf-8"?>
<math xmlns="http://www.w3.org/1998/Math/MathML" display="block">
  <semantics>
    <mi>A</mi>
    <annotation encoding="StarMath 5.0">A</annotation>
  </semantics>
</math>
</file>

<file path=Object 553/content.xml><?xml version="1.0" encoding="utf-8"?>
<math xmlns="http://www.w3.org/1998/Math/MathML" display="block">
  <semantics>
    <mrow/>
    <annotation encoding="StarMath 5.0">left ({L} rsub {left} = {L} rsub {b} ,  {L} rsub {right} = {L} rsub {1-b} right )</annotation>
  </semantics>
</math>
</file>

<file path=Object 554/content.xml><?xml version="1.0" encoding="utf-8"?>
<math xmlns="http://www.w3.org/1998/Math/MathML" display="block">
  <semantics>
    <msub>
      <mi>L</mi>
      <mi>b</mi>
    </msub>
    <annotation encoding="StarMath 5.0">{L} rsub {b}</annotation>
  </semantics>
</math>
</file>

<file path=Object 555/content.xml><?xml version="1.0" encoding="utf-8"?>
<math xmlns="http://www.w3.org/1998/Math/MathML" display="block">
  <semantics>
    <msub>
      <mi>L</mi>
      <mrow>
        <mn>1</mn>
        <mo stretchy="false">−</mo>
        <mi>b</mi>
      </mrow>
    </msub>
    <annotation encoding="StarMath 5.0">{L} rsub {1-b}</annotation>
  </semantics>
</math>
</file>

<file path=Object 556/content.xml><?xml version="1.0" encoding="utf-8"?>
<math xmlns="http://www.w3.org/1998/Math/MathML" display="block">
  <semantics>
    <msubsup>
      <mi>O</mi>
      <mi>b</mi>
      <mi mathvariant="italic">DAP</mi>
    </msubsup>
    <annotation encoding="StarMath 5.0">{O} rsub {b} rsup {DAP}</annotation>
  </semantics>
</math>
</file>

<file path=Object 557/content.xml><?xml version="1.0" encoding="utf-8"?>
<math xmlns="http://www.w3.org/1998/Math/MathML" display="block">
  <semantics>
    <msubsup>
      <mi>O</mi>
      <mrow>
        <mn>1</mn>
        <mo stretchy="false">−</mo>
        <mi>b</mi>
      </mrow>
      <mi mathvariant="italic">DAP</mi>
    </msubsup>
    <annotation encoding="StarMath 5.0">{O} rsub {1-b} rsup {DAP}</annotation>
  </semantics>
</math>
</file>

<file path=Object 558/content.xml><?xml version="1.0" encoding="utf-8"?>
<math xmlns="http://www.w3.org/1998/Math/MathML" display="block">
  <semantics>
    <mi>A</mi>
    <annotation encoding="StarMath 5.0">A</annotation>
  </semantics>
</math>
</file>

<file path=Object 559/content.xml><?xml version="1.0" encoding="utf-8"?>
<math xmlns="http://www.w3.org/1998/Math/MathML" display="block">
  <semantics>
    <mi>C</mi>
    <annotation encoding="StarMath 5.0">C</annotation>
  </semantics>
</math>
</file>

<file path=Object 56/content.xml><?xml version="1.0" encoding="utf-8"?>
<math xmlns="http://www.w3.org/1998/Math/MathML" display="block">
  <semantics>
    <mi mathvariant="italic">pp</mi>
    <annotation encoding="StarMath 5.0">pp</annotation>
  </semantics>
</math>
</file>

<file path=Object 560/content.xml><?xml version="1.0" encoding="utf-8"?>
<math xmlns="http://www.w3.org/1998/Math/MathML" display="block">
  <semantics>
    <mi>Q</mi>
    <annotation encoding="StarMath 5.0">Q</annotation>
  </semantics>
</math>
</file>

<file path=Object 561/content.xml><?xml version="1.0" encoding="utf-8"?>
<math xmlns="http://www.w3.org/1998/Math/MathML" display="block">
  <semantics>
    <msup>
      <mi>Q</mi>
      <mi>'</mi>
    </msup>
    <annotation encoding="StarMath 5.0">{Q} ^ {'}</annotation>
  </semantics>
</math>
</file>

<file path=Object 562/content.xml><?xml version="1.0" encoding="utf-8"?>
<math xmlns="http://www.w3.org/1998/Math/MathML" display="block">
  <semantics>
    <mi>C</mi>
    <annotation encoding="StarMath 5.0">C</annotation>
  </semantics>
</math>
</file>

<file path=Object 563/content.xml><?xml version="1.0" encoding="utf-8"?>
<math xmlns="http://www.w3.org/1998/Math/MathML" display="block">
  <semantics>
    <mi>Q</mi>
    <annotation encoding="StarMath 5.0">Q</annotation>
  </semantics>
</math>
</file>

<file path=Object 564/content.xml><?xml version="1.0" encoding="utf-8"?>
<math xmlns="http://www.w3.org/1998/Math/MathML" display="block">
  <semantics>
    <msub>
      <mi>L</mi>
      <mi>b</mi>
    </msub>
    <annotation encoding="StarMath 5.0">{L} rsub {b}</annotation>
  </semantics>
</math>
</file>

<file path=Object 565/content.xml><?xml version="1.0" encoding="utf-8"?>
<math xmlns="http://www.w3.org/1998/Math/MathML" display="block">
  <semantics>
    <msup>
      <mi>Q</mi>
      <mi>'</mi>
    </msup>
    <annotation encoding="StarMath 5.0">{Q} ^ {'}</annotation>
  </semantics>
</math>
</file>

<file path=Object 566/content.xml><?xml version="1.0" encoding="utf-8"?>
<math xmlns="http://www.w3.org/1998/Math/MathML" display="block">
  <semantics>
    <msub>
      <mi>L</mi>
      <mrow>
        <mn>1</mn>
        <mo stretchy="false">−</mo>
        <mi>b</mi>
      </mrow>
    </msub>
    <annotation encoding="StarMath 5.0">{L} rsub {1-b}</annotation>
  </semantics>
</math>
</file>

<file path=Object 567/content.xml><?xml version="1.0" encoding="utf-8"?>
<math xmlns="http://www.w3.org/1998/Math/MathML" display="block">
  <semantics>
    <mi>A</mi>
    <annotation encoding="StarMath 5.0">A</annotation>
  </semantics>
</math>
</file>

<file path=Object 568/content.xml><?xml version="1.0" encoding="utf-8"?>
<math xmlns="http://www.w3.org/1998/Math/MathML" display="block">
  <semantics>
    <msub>
      <mi>L</mi>
      <mrow>
        <mrow/>
        <mrow/>
      </mrow>
    </msub>
    <annotation encoding="StarMath 5.0">{L} rsub {left}</annotation>
  </semantics>
</math>
</file>

<file path=Object 569/content.xml><?xml version="1.0" encoding="utf-8"?>
<math xmlns="http://www.w3.org/1998/Math/MathML" display="block">
  <semantics>
    <msub>
      <mi>L</mi>
      <mrow/>
    </msub>
    <annotation encoding="StarMath 5.0">{L} rsub {right}</annotation>
  </semantics>
</math>
</file>

<file path=Object 57/content.xml><?xml version="1.0" encoding="utf-8"?>
<math xmlns="http://www.w3.org/1998/Math/MathML" display="block">
  <semantics>
    <mi>G</mi>
    <annotation encoding="StarMath 5.0">G</annotation>
  </semantics>
</math>
</file>

<file path=Object 570/content.xml><?xml version="1.0" encoding="utf-8"?>
<math xmlns="http://www.w3.org/1998/Math/MathML" display="block">
  <semantics>
    <mi>C</mi>
    <annotation encoding="StarMath 5.0">C</annotation>
  </semantics>
</math>
</file>

<file path=Object 571/content.xml><?xml version="1.0" encoding="utf-8"?>
<math xmlns="http://www.w3.org/1998/Math/MathML" display="block">
  <semantics>
    <mi>Q</mi>
    <annotation encoding="StarMath 5.0">Q</annotation>
  </semantics>
</math>
</file>

<file path=Object 572/content.xml><?xml version="1.0" encoding="utf-8"?>
<math xmlns="http://www.w3.org/1998/Math/MathML" display="block">
  <semantics>
    <msup>
      <mi>Q</mi>
      <mi>'</mi>
    </msup>
    <annotation encoding="StarMath 5.0">{Q} ^ {'}</annotation>
  </semantics>
</math>
</file>

<file path=Object 573/content.xml><?xml version="1.0" encoding="utf-8"?>
<math xmlns="http://www.w3.org/1998/Math/MathML" display="block">
  <semantics>
    <mi>Q</mi>
    <annotation encoding="StarMath 5.0">Q</annotation>
  </semantics>
</math>
</file>

<file path=Object 574/content.xml><?xml version="1.0" encoding="utf-8"?>
<math xmlns="http://www.w3.org/1998/Math/MathML" display="block">
  <semantics>
    <msubsup>
      <mi>O</mi>
      <mi>b</mi>
      <mi mathvariant="italic">DAP</mi>
    </msubsup>
    <annotation encoding="StarMath 5.0">{O} rsub {b} rsup {DAP}</annotation>
  </semantics>
</math>
</file>

<file path=Object 575/content.xml><?xml version="1.0" encoding="utf-8"?>
<math xmlns="http://www.w3.org/1998/Math/MathML" display="block">
  <semantics>
    <msup>
      <mi>Q</mi>
      <mi>'</mi>
    </msup>
    <annotation encoding="StarMath 5.0">{Q} ^ {'}</annotation>
  </semantics>
</math>
</file>

<file path=Object 576/content.xml><?xml version="1.0" encoding="utf-8"?>
<math xmlns="http://www.w3.org/1998/Math/MathML" display="block">
  <semantics>
    <msubsup>
      <mi>O</mi>
      <mrow>
        <mn>1</mn>
        <mo stretchy="false">−</mo>
        <mi>b</mi>
      </mrow>
      <mi mathvariant="italic">DAP</mi>
    </msubsup>
    <annotation encoding="StarMath 5.0">{O} rsub {1-b} rsup {DAP}</annotation>
  </semantics>
</math>
</file>

<file path=Object 577/content.xml><?xml version="1.0" encoding="utf-8"?>
<math xmlns="http://www.w3.org/1998/Math/MathML" display="block">
  <semantics>
    <mrow>
      <mo fence="true" stretchy="true">(</mo>
      <mrow>
        <mrow>
          <msub>
            <mi>a</mi>
            <mn>0</mn>
          </msub>
          <mi>,</mi>
          <msub>
            <mi>a</mi>
            <mn>1</mn>
          </msub>
        </mrow>
      </mrow>
      <mo fence="true" stretchy="true">)</mo>
    </mrow>
    <annotation encoding="StarMath 5.0">left ({a} rsub {0} ,  {a} rsub {1} right )</annotation>
  </semantics>
</math>
</file>

<file path=Object 578/content.xml><?xml version="1.0" encoding="utf-8"?>
<math xmlns="http://www.w3.org/1998/Math/MathML" display="block">
  <semantics>
    <mrow>
      <mo fence="true" stretchy="true">(</mo>
      <mrow>
        <mrow>
          <msub>
            <mi>a</mi>
            <mi>b</mi>
          </msub>
          <mi>,</mi>
          <msub>
            <mi>a</mi>
            <mrow>
              <mn>1</mn>
              <mo stretchy="false">−</mo>
              <mi>b</mi>
            </mrow>
          </msub>
        </mrow>
      </mrow>
      <mo fence="true" stretchy="true">)</mo>
    </mrow>
    <annotation encoding="StarMath 5.0">left ({a} rsub {b} ,  {a} rsub {1-b} right )</annotation>
  </semantics>
</math>
</file>

<file path=Object 579/content.xml><?xml version="1.0" encoding="utf-8"?>
<math xmlns="http://www.w3.org/1998/Math/MathML" display="block">
  <semantics>
    <mi>A</mi>
    <annotation encoding="StarMath 5.0">A</annotation>
  </semantics>
</math>
</file>

<file path=Object 58/content.xml><?xml version="1.0" encoding="utf-8"?>
<math xmlns="http://www.w3.org/1998/Math/MathML" display="block">
  <semantics>
    <mi>F</mi>
    <annotation encoding="StarMath 5.0">F</annotation>
  </semantics>
</math>
</file>

<file path=Object 580/content.xml><?xml version="1.0" encoding="utf-8"?>
<math xmlns="http://www.w3.org/1998/Math/MathML" display="block">
  <semantics>
    <mi>b</mi>
    <annotation encoding="StarMath 5.0">b</annotation>
  </semantics>
</math>
</file>

<file path=Object 581/content.xml><?xml version="1.0" encoding="utf-8"?>
<math xmlns="http://www.w3.org/1998/Math/MathML" display="block">
  <semantics>
    <mrow/>
    <annotation encoding="StarMath 5.0">left ({L} rsub {left} ,  {L} rsub {right} right )</annotation>
  </semantics>
</math>
</file>

<file path=Object 582/content.xml><?xml version="1.0" encoding="utf-8"?>
<math xmlns="http://www.w3.org/1998/Math/MathML" display="block">
  <semantics>
    <mrow>
      <mo fence="true" stretchy="true">(</mo>
      <mrow>
        <mrow>
          <msub>
            <mi>L</mi>
            <mn>0</mn>
          </msub>
          <mi>,</mi>
          <msub>
            <mi>L</mi>
            <mn>1</mn>
          </msub>
        </mrow>
      </mrow>
      <mo fence="true" stretchy="true">)</mo>
    </mrow>
    <annotation encoding="StarMath 5.0">left ({L} rsub {0} ,  {L} rsub {1} right )</annotation>
  </semantics>
</math>
</file>

<file path=Object 583/content.xml><?xml version="1.0" encoding="utf-8"?>
<math xmlns="http://www.w3.org/1998/Math/MathML" display="block">
  <semantics>
    <mrow>
      <mo fence="true" stretchy="true">(</mo>
      <mrow>
        <mrow>
          <msub>
            <mi>L</mi>
            <mn>0</mn>
          </msub>
          <mi>,</mi>
          <msub>
            <mi>L</mi>
            <mn>1</mn>
          </msub>
        </mrow>
      </mrow>
      <mo fence="true" stretchy="true">)</mo>
    </mrow>
    <annotation encoding="StarMath 5.0">left ({L} rsub {0} ,  {L} rsub {1} right )</annotation>
  </semantics>
</math>
</file>

<file path=Object 584/content.xml><?xml version="1.0" encoding="utf-8"?>
<math xmlns="http://www.w3.org/1998/Math/MathML" display="block">
  <semantics>
    <mrow>
      <mo fence="true" stretchy="true">(</mo>
      <mrow>
        <mrow>
          <msub>
            <mi>L</mi>
            <mn>1</mn>
          </msub>
          <mi>,</mi>
          <msub>
            <mi>L</mi>
            <mn>0</mn>
          </msub>
        </mrow>
      </mrow>
      <mo fence="true" stretchy="true">)</mo>
    </mrow>
    <annotation encoding="StarMath 5.0">left ({L} rsub {1} ,  {L} rsub {0} right )</annotation>
  </semantics>
</math>
</file>

<file path=Object 585/content.xml><?xml version="1.0" encoding="utf-8"?>
<math xmlns="http://www.w3.org/1998/Math/MathML" display="block">
  <semantics>
    <mi>A</mi>
    <annotation encoding="StarMath 5.0">A</annotation>
  </semantics>
</math>
</file>

<file path=Object 586/content.xml><?xml version="1.0" encoding="utf-8"?>
<math xmlns="http://www.w3.org/1998/Math/MathML" display="block">
  <semantics>
    <mi>C</mi>
    <annotation encoding="StarMath 5.0">C</annotation>
  </semantics>
</math>
</file>

<file path=Object 587/content.xml><?xml version="1.0" encoding="utf-8"?>
<math xmlns="http://www.w3.org/1998/Math/MathML" display="block">
  <semantics>
    <mrow>
      <msup>
        <mi>b</mi>
        <mi>'</mi>
      </msup>
      <mi>∈</mi>
      <mrow>
        <mo fence="true" stretchy="true">{</mo>
        <mrow>
          <mrow>
            <mn>0</mn>
            <mi>,</mi>
            <mn>1</mn>
          </mrow>
        </mrow>
        <mo fence="true" stretchy="true">}</mo>
      </mrow>
    </mrow>
    <annotation encoding="StarMath 5.0">{b} ^ {'} ∈ left lbrace 0, 1 right rbrace</annotation>
  </semantics>
</math>
</file>

<file path=Object 588/content.xml><?xml version="1.0" encoding="utf-8"?>
<math xmlns="http://www.w3.org/1998/Math/MathML" display="block">
  <semantics>
    <mi>C</mi>
    <annotation encoding="StarMath 5.0">C</annotation>
  </semantics>
</math>
</file>

<file path=Object 589/content.xml><?xml version="1.0" encoding="utf-8"?>
<math xmlns="http://www.w3.org/1998/Math/MathML" display="block">
  <semantics>
    <mrow>
      <mi>b</mi>
      <mo stretchy="false">=</mo>
      <msup>
        <mi>b</mi>
        <mi>'</mi>
      </msup>
    </mrow>
    <annotation encoding="StarMath 5.0">b= {b} ^ {'}</annotation>
  </semantics>
</math>
</file>

<file path=Object 59/content.xml><?xml version="1.0" encoding="utf-8"?>
<math xmlns="http://www.w3.org/1998/Math/MathML" display="block">
  <semantics>
    <mi>G</mi>
    <annotation encoding="StarMath 5.0">G</annotation>
  </semantics>
</math>
</file>

<file path=Object 590/content.xml><?xml version="1.0" encoding="utf-8"?>
<math xmlns="http://www.w3.org/1998/Math/MathML" display="block">
  <semantics>
    <mi>Q</mi>
    <annotation encoding="StarMath 5.0">Q</annotation>
  </semantics>
</math>
</file>

<file path=Object 591/content.xml><?xml version="1.0" encoding="utf-8"?>
<math xmlns="http://www.w3.org/1998/Math/MathML" display="block">
  <semantics>
    <msup>
      <mi>Q</mi>
      <mi>'</mi>
    </msup>
    <annotation encoding="StarMath 5.0">{Q} ^ {'}</annotation>
  </semantics>
</math>
</file>

<file path=Object 592/content.xml><?xml version="1.0" encoding="utf-8"?>
<math xmlns="http://www.w3.org/1998/Math/MathML" display="block">
  <semantics>
    <mi>Q</mi>
    <annotation encoding="StarMath 5.0">Q</annotation>
  </semantics>
</math>
</file>

<file path=Object 593/content.xml><?xml version="1.0" encoding="utf-8"?>
<math xmlns="http://www.w3.org/1998/Math/MathML" display="block">
  <semantics>
    <msup>
      <mi>Q</mi>
      <mi>'</mi>
    </msup>
    <annotation encoding="StarMath 5.0">{Q} ^ {'}</annotation>
  </semantics>
</math>
</file>

<file path=Object 594/content.xml><?xml version="1.0" encoding="utf-8"?>
<math xmlns="http://www.w3.org/1998/Math/MathML" display="block">
  <semantics>
    <mi>Q</mi>
    <annotation encoding="StarMath 5.0">Q</annotation>
  </semantics>
</math>
</file>

<file path=Object 595/content.xml><?xml version="1.0" encoding="utf-8"?>
<math xmlns="http://www.w3.org/1998/Math/MathML" display="block">
  <semantics>
    <msup>
      <mi>Q</mi>
      <mi>'</mi>
    </msup>
    <annotation encoding="StarMath 5.0">{Q} ^ {'}</annotation>
  </semantics>
</math>
</file>

<file path=Object 596/content.xml><?xml version="1.0" encoding="utf-8"?>
<math xmlns="http://www.w3.org/1998/Math/MathML" display="block">
  <semantics>
    <mi>Q</mi>
    <annotation encoding="StarMath 5.0">Q</annotation>
  </semantics>
</math>
</file>

<file path=Object 597/content.xml><?xml version="1.0" encoding="utf-8"?>
<math xmlns="http://www.w3.org/1998/Math/MathML" display="block">
  <semantics>
    <msup>
      <mi>Q</mi>
      <mi>'</mi>
    </msup>
    <annotation encoding="StarMath 5.0">{Q} ^ {'}</annotation>
  </semantics>
</math>
</file>

<file path=Object 598/content.xml><?xml version="1.0" encoding="utf-8"?>
<math xmlns="http://www.w3.org/1998/Math/MathML" display="block">
  <semantics>
    <mi>Q</mi>
    <annotation encoding="StarMath 5.0">Q</annotation>
  </semantics>
</math>
</file>

<file path=Object 599/content.xml><?xml version="1.0" encoding="utf-8"?>
<math xmlns="http://www.w3.org/1998/Math/MathML" display="block">
  <semantics>
    <msup>
      <mi>Q</mi>
      <mi>'</mi>
    </msup>
    <annotation encoding="StarMath 5.0">{Q} ^ {'}</annotation>
  </semantics>
</math>
</file>

<file path=Object 6/content.xml><?xml version="1.0" encoding="utf-8"?>
<math xmlns="http://www.w3.org/1998/Math/MathML" display="block">
  <semantics>
    <mrow>
      <mi>G</mi>
      <mi>,</mi>
      <mi>H</mi>
      <mi>∈</mi>
      <mi>G</mi>
    </mrow>
    <annotation encoding="StarMath 5.0">G, H∈ G</annotation>
  </semantics>
</math>
</file>

<file path=Object 60/content.xml><?xml version="1.0" encoding="utf-8"?>
<math xmlns="http://www.w3.org/1998/Math/MathML" display="block">
  <semantics>
    <mrow>
      <mi>F</mi>
      <mi>,</mi>
      <mi>G</mi>
      <mi>,</mi>
      <mi>H</mi>
      <mi>,</mi>
      <mi>U</mi>
      <mi>∈</mi>
      <mi>G</mi>
    </mrow>
    <annotation encoding="StarMath 5.0">F , G, H,  U ∈G</annotation>
  </semantics>
</math>
</file>

<file path=Object 600/content.xml><?xml version="1.0" encoding="utf-8"?>
<math xmlns="http://www.w3.org/1998/Math/MathML" display="block">
  <semantics>
    <mi>Q</mi>
    <annotation encoding="StarMath 5.0">Q</annotation>
  </semantics>
</math>
</file>

<file path=Object 601/content.xml><?xml version="1.0" encoding="utf-8"?>
<math xmlns="http://www.w3.org/1998/Math/MathML" display="block">
  <semantics>
    <msup>
      <mi>Q</mi>
      <mi>'</mi>
    </msup>
    <annotation encoding="StarMath 5.0">{Q} ^ {'}</annotation>
  </semantics>
</math>
</file>

<file path=Object 602/content.xml><?xml version="1.0" encoding="utf-8"?>
<math xmlns="http://www.w3.org/1998/Math/MathML" display="block">
  <semantics>
    <mi>Q</mi>
    <annotation encoding="StarMath 5.0">Q</annotation>
  </semantics>
</math>
</file>

<file path=Object 603/content.xml><?xml version="1.0" encoding="utf-8"?>
<math xmlns="http://www.w3.org/1998/Math/MathML" display="block">
  <semantics>
    <msup>
      <mi>Q</mi>
      <mi>'</mi>
    </msup>
    <annotation encoding="StarMath 5.0">{Q} ^ {'}</annotation>
  </semantics>
</math>
</file>

<file path=Object 604/content.xml><?xml version="1.0" encoding="utf-8"?>
<math xmlns="http://www.w3.org/1998/Math/MathML" display="block">
  <semantics>
    <mi>Q</mi>
    <annotation encoding="StarMath 5.0">Q</annotation>
  </semantics>
</math>
</file>

<file path=Object 605/content.xml><?xml version="1.0" encoding="utf-8"?>
<math xmlns="http://www.w3.org/1998/Math/MathML" display="block">
  <semantics>
    <msub>
      <mi>L</mi>
      <mn>0</mn>
    </msub>
    <annotation encoding="StarMath 5.0">{L} rsub {0}</annotation>
  </semantics>
</math>
</file>

<file path=Object 606/content.xml><?xml version="1.0" encoding="utf-8"?>
<math xmlns="http://www.w3.org/1998/Math/MathML" display="block">
  <semantics>
    <mi>A</mi>
    <annotation encoding="StarMath 5.0">A</annotation>
  </semantics>
</math>
</file>

<file path=Object 607/content.xml><?xml version="1.0" encoding="utf-8"?>
<math xmlns="http://www.w3.org/1998/Math/MathML" display="block">
  <semantics>
    <msup>
      <mi>Q</mi>
      <mi>'</mi>
    </msup>
    <annotation encoding="StarMath 5.0">{Q} ^ {'}</annotation>
  </semantics>
</math>
</file>

<file path=Object 608/content.xml><?xml version="1.0" encoding="utf-8"?>
<math xmlns="http://www.w3.org/1998/Math/MathML" display="block">
  <semantics>
    <msub>
      <mi>L</mi>
      <mn>1</mn>
    </msub>
    <annotation encoding="StarMath 5.0">{L} rsub {1}</annotation>
  </semantics>
</math>
</file>

<file path=Object 609/content.xml><?xml version="1.0" encoding="utf-8"?>
<math xmlns="http://www.w3.org/1998/Math/MathML" display="block">
  <semantics>
    <mi>A</mi>
    <annotation encoding="StarMath 5.0">A</annotation>
  </semantics>
</math>
</file>

<file path=Object 61/content.xml><?xml version="1.0" encoding="utf-8"?>
<math xmlns="http://www.w3.org/1998/Math/MathML" display="block">
  <semantics>
    <mrow>
      <msub>
        <mi>H</mi>
        <mi mathvariant="italic">ser</mi>
      </msub>
      <mi>,</mi>
      <msub>
        <mi>H</mi>
        <mi mathvariant="italic">val</mi>
      </msub>
      <mi>,</mi>
      <msub>
        <mi>H</mi>
        <msup>
          <mi mathvariant="italic">ser</mi>
          <mi>'</mi>
        </msup>
      </msub>
      <mi>,</mi>
      <msub>
        <mi>H</mi>
        <msup>
          <mi mathvariant="italic">val</mi>
          <mi>'</mi>
        </msup>
      </msub>
      <mi>,</mi>
      <msub>
        <mi>H</mi>
        <mi mathvariant="italic">bind</mi>
      </msub>
      <mi mathvariant="normal">:</mi>
      <msup>
        <mrow>
          <mo fence="true" stretchy="true">{</mo>
          <mrow>
            <mrow>
              <mn>0</mn>
              <mi>,</mi>
              <mn>1</mn>
            </mrow>
          </mrow>
          <mo fence="true" stretchy="true">}</mo>
        </mrow>
        <mrow/>
      </msup>
      <mi>→</mi>
      <mi>F</mi>
    </mrow>
    <annotation encoding="StarMath 5.0">{H} rsub {ser} ,  {H} rsub {val} ,  {H} rsub {{ser} ^ {'}} ,  {H} rsub {{val} ^ {'}} ,  {H} rsub {bind}  :  {left lbrace 0, 1 right rbrace} ^ {*} →F</annotation>
  </semantics>
</math>
</file>

<file path=Object 610/content.xml><?xml version="1.0" encoding="utf-8"?>
<math xmlns="http://www.w3.org/1998/Math/MathML" display="block">
  <semantics>
    <msup>
      <mi>Q</mi>
      <mi>'</mi>
    </msup>
    <annotation encoding="StarMath 5.0">{Q} ^ {'}</annotation>
  </semantics>
</math>
</file>

<file path=Object 611/content.xml><?xml version="1.0" encoding="utf-8"?>
<math xmlns="http://www.w3.org/1998/Math/MathML" display="block">
  <semantics>
    <mi>Q</mi>
    <annotation encoding="StarMath 5.0">Q</annotation>
  </semantics>
</math>
</file>

<file path=Object 612/content.xml><?xml version="1.0" encoding="utf-8"?>
<math xmlns="http://www.w3.org/1998/Math/MathML" display="block">
  <semantics>
    <mi>A</mi>
    <annotation encoding="StarMath 5.0">A</annotation>
  </semantics>
</math>
</file>

<file path=Object 613/content.xml><?xml version="1.0" encoding="utf-8"?>
<math xmlns="http://www.w3.org/1998/Math/MathML" display="block">
  <semantics>
    <mi>Q</mi>
    <annotation encoding="StarMath 5.0">Q</annotation>
  </semantics>
</math>
</file>

<file path=Object 614/content.xml><?xml version="1.0" encoding="utf-8"?>
<math xmlns="http://www.w3.org/1998/Math/MathML" display="block">
  <semantics>
    <msup>
      <mi>Q</mi>
      <mi>'</mi>
    </msup>
    <annotation encoding="StarMath 5.0">{Q} ^ {'}</annotation>
  </semantics>
</math>
</file>

<file path=Object 615/content.xml><?xml version="1.0" encoding="utf-8"?>
<math xmlns="http://www.w3.org/1998/Math/MathML" display="block">
  <semantics>
    <mi>Π</mi>
    <annotation encoding="StarMath 5.0">Π</annotation>
  </semantics>
</math>
</file>

<file path=Object 616/content.xml><?xml version="1.0" encoding="utf-8"?>
<math xmlns="http://www.w3.org/1998/Math/MathML" display="block">
  <semantics>
    <mi>A</mi>
    <annotation encoding="StarMath 5.0">A</annotation>
  </semantics>
</math>
</file>

<file path=Object 617/content.xml><?xml version="1.0" encoding="utf-8"?>
<math xmlns="http://www.w3.org/1998/Math/MathML" display="block">
  <semantics>
    <mrow>
      <mi mathvariant="italic">Pr</mi>
      <mrow>
        <mrow>
          <mo fence="true" stretchy="true">[</mo>
          <mrow>
            <mrow>
              <mrow>
                <mi>L</mi>
                <mo stretchy="false">−</mo>
                <mi mathvariant="italic">IND</mi>
              </mrow>
              <mrow>
                <mrow>
                  <mo fence="true" stretchy="true">(</mo>
                  <mrow>
                    <mrow>
                      <mi>Π</mi>
                      <mi>,</mi>
                      <mi>A</mi>
                      <mi>,</mi>
                      <mi>λ</mi>
                    </mrow>
                  </mrow>
                  <mo fence="true" stretchy="true">)</mo>
                </mrow>
                <mo stretchy="false">=</mo>
                <mn>1</mn>
              </mrow>
            </mrow>
          </mrow>
          <mo fence="true" stretchy="true">]</mo>
        </mrow>
        <mo stretchy="false">−</mo>
        <mfrac>
          <mn>1</mn>
          <mn>2</mn>
        </mfrac>
      </mrow>
      <mi>≤</mi>
      <mi mathvariant="italic">negl</mi>
      <mrow>
        <mo fence="true" stretchy="true">(</mo>
        <mrow>
          <mi>λ</mi>
        </mrow>
        <mo fence="true" stretchy="true">)</mo>
      </mrow>
    </mrow>
    <annotation encoding="StarMath 5.0">Pr left [L-IND left (Π , A,  λ   right ) = 1 right ] - {1} over {2} ≤ negl left (λ right )</annotation>
  </semantics>
</math>
</file>

<file path=Object 618/content.xml><?xml version="1.0" encoding="utf-8"?>
<math xmlns="http://www.w3.org/1998/Math/MathML" display="block">
  <semantics>
    <mi>A</mi>
    <annotation encoding="StarMath 5.0">A</annotation>
  </semantics>
</math>
</file>

<file path=Object 619/content.xml><?xml version="1.0" encoding="utf-8"?>
<math xmlns="http://www.w3.org/1998/Math/MathML" display="block">
  <semantics>
    <msup>
      <mi>D</mi>
      <mrow/>
    </msup>
    <annotation encoding="StarMath 5.0">{D} ^ {sim}</annotation>
  </semantics>
</math>
</file>

<file path=Object 62/content.xml><?xml version="1.0" encoding="utf-8"?>
<math xmlns="http://www.w3.org/1998/Math/MathML" display="block">
  <semantics>
    <mrow>
      <msub>
        <mi mathvariant="italic">pp</mi>
        <mi mathvariant="italic">com</mi>
      </msub>
      <mo stretchy="false">=</mo>
      <mrow>
        <mo fence="true" stretchy="true">(</mo>
        <mrow>
          <mrow>
            <mi>G</mi>
            <mi>,</mi>
            <mi>F</mi>
            <mi>,</mi>
            <mi>G</mi>
            <mi>,</mi>
            <mi>H</mi>
          </mrow>
        </mrow>
        <mo fence="true" stretchy="true">)</mo>
      </mrow>
    </mrow>
    <annotation encoding="StarMath 5.0">{pp} rsub {com} = left (G, F,  G, H right )</annotation>
  </semantics>
</math>
</file>

<file path=Object 620/content.xml><?xml version="1.0" encoding="utf-8"?>
<math xmlns="http://www.w3.org/1998/Math/MathML" display="block">
  <semantics>
    <mi>A</mi>
    <annotation encoding="StarMath 5.0">A</annotation>
  </semantics>
</math>
</file>

<file path=Object 621/content.xml><?xml version="1.0" encoding="utf-8"?>
<math xmlns="http://www.w3.org/1998/Math/MathML" display="block">
  <semantics>
    <mi>C</mi>
    <annotation encoding="StarMath 5.0">C</annotation>
  </semantics>
</math>
</file>

<file path=Object 622/content.xml><?xml version="1.0" encoding="utf-8"?>
<math xmlns="http://www.w3.org/1998/Math/MathML" display="block">
  <semantics>
    <msup>
      <mi>D</mi>
      <mrow/>
    </msup>
    <annotation encoding="StarMath 5.0">{D} ^ {sim}</annotation>
  </semantics>
</math>
</file>

<file path=Object 623/content.xml><?xml version="1.0" encoding="utf-8"?>
<math xmlns="http://www.w3.org/1998/Math/MathML" display="block">
  <semantics>
    <msup>
      <mi>D</mi>
      <mrow/>
    </msup>
    <annotation encoding="StarMath 5.0">{D} ^ {sim}</annotation>
  </semantics>
</math>
</file>

<file path=Object 624/content.xml><?xml version="1.0" encoding="utf-8"?>
<math xmlns="http://www.w3.org/1998/Math/MathML" display="block">
  <semantics>
    <mi>C</mi>
    <annotation encoding="StarMath 5.0">C</annotation>
  </semantics>
</math>
</file>

<file path=Object 625/content.xml><?xml version="1.0" encoding="utf-8"?>
<math xmlns="http://www.w3.org/1998/Math/MathML" display="block">
  <semantics>
    <mrow>
      <mi mathvariant="italic">Setup</mi>
      <mrow>
        <mo fence="true" stretchy="true">(</mo>
        <mrow>
          <msup>
            <mn>1</mn>
            <mi>⋋</mi>
          </msup>
        </mrow>
        <mo fence="true" stretchy="true">)</mo>
      </mrow>
      <mi>→</mi>
      <mi mathvariant="italic">pp</mi>
    </mrow>
    <annotation encoding="StarMath 5.0">Setup left ({1} ^ {⋋} right ) → pp</annotation>
  </semantics>
</math>
</file>

<file path=Object 626/content.xml><?xml version="1.0" encoding="utf-8"?>
<math xmlns="http://www.w3.org/1998/Math/MathML" display="block">
  <semantics>
    <mi>b</mi>
    <annotation encoding="StarMath 5.0">b</annotation>
  </semantics>
</math>
</file>

<file path=Object 627/content.xml><?xml version="1.0" encoding="utf-8"?>
<math xmlns="http://www.w3.org/1998/Math/MathML" display="block">
  <semantics>
    <msubsup>
      <mi>O</mi>
      <mn>0</mn>
      <mi mathvariant="italic">DAP</mi>
    </msubsup>
    <annotation encoding="StarMath 5.0">{O} rsub {0} rsup {DAP}</annotation>
  </semantics>
</math>
</file>

<file path=Object 628/content.xml><?xml version="1.0" encoding="utf-8"?>
<math xmlns="http://www.w3.org/1998/Math/MathML" display="block">
  <semantics>
    <msubsup>
      <mi>O</mi>
      <mn>1</mn>
      <mi mathvariant="italic">DAP</mi>
    </msubsup>
    <annotation encoding="StarMath 5.0">{O} rsub {1} rsup {DAP}</annotation>
  </semantics>
</math>
</file>

<file path=Object 629/content.xml><?xml version="1.0" encoding="utf-8"?>
<math xmlns="http://www.w3.org/1998/Math/MathML" display="block">
  <semantics>
    <msup>
      <mi>D</mi>
      <mrow/>
    </msup>
    <annotation encoding="StarMath 5.0">{D} ^ {sim}</annotation>
  </semantics>
</math>
</file>

<file path=Object 63/content.xml><?xml version="1.0" encoding="utf-8"?>
<math xmlns="http://www.w3.org/1998/Math/MathML" display="block">
  <semantics>
    <mrow>
      <msub>
        <mi mathvariant="italic">pp</mi>
        <mrow>
          <mi>d</mi>
          <mi mathvariant="italic">com</mi>
        </mrow>
      </msub>
      <mo stretchy="false">=</mo>
      <mrow>
        <mo fence="true" stretchy="true">(</mo>
        <mrow>
          <mrow>
            <mi>G</mi>
            <mi>,</mi>
            <mi>F</mi>
            <mi>,</mi>
            <mi>F</mi>
            <mi>,</mi>
            <mi>G</mi>
            <mi>,</mi>
            <mi>H</mi>
          </mrow>
        </mrow>
        <mo fence="true" stretchy="true">)</mo>
      </mrow>
    </mrow>
    <annotation encoding="StarMath 5.0">{pp} rsub {d com} = left (G, F,  F, G, H right )</annotation>
  </semantics>
</math>
</file>

<file path=Object 630/content.xml><?xml version="1.0" encoding="utf-8"?>
<math xmlns="http://www.w3.org/1998/Math/MathML" display="block">
  <semantics>
    <mi>A</mi>
    <annotation encoding="StarMath 5.0">A</annotation>
  </semantics>
</math>
</file>

<file path=Object 631/content.xml><?xml version="1.0" encoding="utf-8"?>
<math xmlns="http://www.w3.org/1998/Math/MathML" display="block">
  <semantics>
    <msub>
      <mi>L</mi>
      <mrow>
        <mrow>
          <mrow/>
          <mo stretchy="false">=</mo>
          <msub>
            <mi>L</mi>
            <mi>b</mi>
          </msub>
        </mrow>
        <mrow/>
      </mrow>
    </msub>
    <annotation encoding="StarMath 5.0">{L} rsub {left} = {L} rsub {b}</annotation>
  </semantics>
</math>
</file>

<file path=Object 632/content.xml><?xml version="1.0" encoding="utf-8"?>
<math xmlns="http://www.w3.org/1998/Math/MathML" display="block">
  <semantics>
    <mrow>
      <msub>
        <mi>L</mi>
        <mrow/>
      </msub>
      <mo stretchy="false">=</mo>
      <msub>
        <mi>L</mi>
        <mrow>
          <mn>1</mn>
          <mo stretchy="false">−</mo>
          <mi>b</mi>
        </mrow>
      </msub>
    </mrow>
    <annotation encoding="StarMath 5.0">{L} rsub {right} = {L} rsub {1-b}</annotation>
  </semantics>
</math>
</file>

<file path=Object 633/content.xml><?xml version="1.0" encoding="utf-8"?>
<math xmlns="http://www.w3.org/1998/Math/MathML" display="block">
  <semantics>
    <mi>A</mi>
    <annotation encoding="StarMath 5.0">A</annotation>
  </semantics>
</math>
</file>

<file path=Object 634/content.xml><?xml version="1.0" encoding="utf-8"?>
<math xmlns="http://www.w3.org/1998/Math/MathML" display="block">
  <semantics>
    <mrow>
      <mo fence="true" stretchy="true">(</mo>
      <mrow>
        <mrow>
          <mi>Q</mi>
          <mi>,</mi>
          <msup>
            <mi>Q</mi>
            <mi>'</mi>
          </msup>
        </mrow>
      </mrow>
      <mo fence="true" stretchy="true">)</mo>
    </mrow>
    <annotation encoding="StarMath 5.0">left (Q,   {Q} ^ {'} right )</annotation>
  </semantics>
</math>
</file>

<file path=Object 635/content.xml><?xml version="1.0" encoding="utf-8"?>
<math xmlns="http://www.w3.org/1998/Math/MathML" display="block">
  <semantics>
    <mi>Q</mi>
    <annotation encoding="StarMath 5.0">Q</annotation>
  </semantics>
</math>
</file>

<file path=Object 636/content.xml><?xml version="1.0" encoding="utf-8"?>
<math xmlns="http://www.w3.org/1998/Math/MathML" display="block">
  <semantics>
    <msup>
      <mi>Q</mi>
      <mi>'</mi>
    </msup>
    <annotation encoding="StarMath 5.0">{Q} ^ {'}</annotation>
  </semantics>
</math>
</file>

<file path=Object 637/content.xml><?xml version="1.0" encoding="utf-8"?>
<math xmlns="http://www.w3.org/1998/Math/MathML" display="block">
  <semantics>
    <mi>A</mi>
    <annotation encoding="StarMath 5.0">A</annotation>
  </semantics>
</math>
</file>

<file path=Object 638/content.xml><?xml version="1.0" encoding="utf-8"?>
<math xmlns="http://www.w3.org/1998/Math/MathML" display="block">
  <semantics>
    <msub>
      <mi>Q</mi>
      <mn>1</mn>
    </msub>
    <annotation encoding="StarMath 5.0">{Q} rsub {1}</annotation>
  </semantics>
</math>
</file>

<file path=Object 639/content.xml><?xml version="1.0" encoding="utf-8"?>
<math xmlns="http://www.w3.org/1998/Math/MathML" display="block">
  <semantics>
    <msub>
      <mi>Q</mi>
      <mn>2</mn>
    </msub>
    <annotation encoding="StarMath 5.0">{Q} rsub {2}</annotation>
  </semantics>
</math>
</file>

<file path=Object 64/content.xml><?xml version="1.0" encoding="utf-8"?>
<math xmlns="http://www.w3.org/1998/Math/MathML" display="block">
  <semantics>
    <mrow>
      <msub>
        <mi mathvariant="italic">pp</mi>
        <mi mathvariant="italic">rep</mi>
      </msub>
      <mo stretchy="false">=</mo>
      <mrow>
        <mo fence="true" stretchy="true">(</mo>
        <mrow>
          <mrow>
            <mi>G</mi>
            <mi>,</mi>
            <mi>F</mi>
          </mrow>
        </mrow>
        <mo fence="true" stretchy="true">)</mo>
      </mrow>
    </mrow>
    <annotation encoding="StarMath 5.0">{pp} rsub {rep} = left (G, F right )</annotation>
  </semantics>
</math>
</file>

<file path=Object 640/content.xml><?xml version="1.0" encoding="utf-8"?>
<math xmlns="http://www.w3.org/1998/Math/MathML" display="block">
  <semantics>
    <msub>
      <mi mathvariant="italic">addr</mi>
      <mi mathvariant="italic">pk</mi>
    </msub>
    <annotation encoding="StarMath 5.0">{addr} rsub {pk}</annotation>
  </semantics>
</math>
</file>

<file path=Object 641/content.xml><?xml version="1.0" encoding="utf-8"?>
<math xmlns="http://www.w3.org/1998/Math/MathML" display="block">
  <semantics>
    <mi>A</mi>
    <annotation encoding="StarMath 5.0">A</annotation>
  </semantics>
</math>
</file>

<file path=Object 642/content.xml><?xml version="1.0" encoding="utf-8"?>
<math xmlns="http://www.w3.org/1998/Math/MathML" display="block">
  <semantics>
    <mi>Q</mi>
    <annotation encoding="StarMath 5.0">Q</annotation>
  </semantics>
</math>
</file>

<file path=Object 643/content.xml><?xml version="1.0" encoding="utf-8"?>
<math xmlns="http://www.w3.org/1998/Math/MathML" display="block">
  <semantics>
    <msup>
      <mi>Q</mi>
      <mi>'</mi>
    </msup>
    <annotation encoding="StarMath 5.0">{Q} ^ {'}</annotation>
  </semantics>
</math>
</file>

<file path=Object 644/content.xml><?xml version="1.0" encoding="utf-8"?>
<math xmlns="http://www.w3.org/1998/Math/MathML" display="block">
  <semantics>
    <mi>A</mi>
    <annotation encoding="StarMath 5.0">A</annotation>
  </semantics>
</math>
</file>

<file path=Object 645/content.xml><?xml version="1.0" encoding="utf-8"?>
<math xmlns="http://www.w3.org/1998/Math/MathML" display="block">
  <semantics>
    <msub>
      <mi mathvariant="italic">addr</mi>
      <mi mathvariant="italic">pk</mi>
    </msub>
    <annotation encoding="StarMath 5.0">{addr} rsub {pk}</annotation>
  </semantics>
</math>
</file>

<file path=Object 646/content.xml><?xml version="1.0" encoding="utf-8"?>
<math xmlns="http://www.w3.org/1998/Math/MathML" display="block">
  <semantics>
    <mi>K</mi>
    <annotation encoding="StarMath 5.0">K</annotation>
  </semantics>
</math>
</file>

<file path=Object 647/content.xml><?xml version="1.0" encoding="utf-8"?>
<math xmlns="http://www.w3.org/1998/Math/MathML" display="block">
  <semantics>
    <mi>S</mi>
    <annotation encoding="StarMath 5.0">S</annotation>
  </semantics>
</math>
</file>

<file path=Object 648/content.xml><?xml version="1.0" encoding="utf-8"?>
<math xmlns="http://www.w3.org/1998/Math/MathML" display="block">
  <semantics>
    <mi>C</mi>
    <annotation encoding="StarMath 5.0">C</annotation>
  </semantics>
</math>
</file>

<file path=Object 649/content.xml><?xml version="1.0" encoding="utf-8"?>
<math xmlns="http://www.w3.org/1998/Math/MathML" display="block">
  <semantics>
    <mrow>
      <mi mathvariant="italic">AEAD</mi>
      <mi mathvariant="italic">KeyGen</mi>
      <mi>→</mi>
      <msub>
        <mi>k</mi>
        <mi mathvariant="italic">enc</mi>
      </msub>
    </mrow>
    <annotation encoding="StarMath 5.0">AEAD KeyGen→ {k} rsub {enc}</annotation>
  </semantics>
</math>
</file>

<file path=Object 65/content.xml><?xml version="1.0" encoding="utf-8"?>
<math xmlns="http://www.w3.org/1998/Math/MathML" display="block">
  <semantics>
    <mrow>
      <msub>
        <mi mathvariant="italic">pp</mi>
        <mrow>
          <mi>c</mi>
          <mi mathvariant="italic">hau</mi>
          <mi>m</mi>
        </mrow>
      </msub>
      <mo stretchy="false">=</mo>
      <mrow>
        <mo fence="true" stretchy="true">(</mo>
        <mrow>
          <mrow>
            <mi>G</mi>
            <mi>,</mi>
            <mi>F</mi>
            <mi>,</mi>
            <mi>F</mi>
            <mi>,</mi>
            <mi>G</mi>
            <mi>,</mi>
            <mi>H</mi>
            <mi>,</mi>
            <mi>U</mi>
          </mrow>
        </mrow>
        <mo fence="true" stretchy="true">)</mo>
      </mrow>
    </mrow>
    <annotation encoding="StarMath 5.0">{pp} rsub {c hau m} = left (G, F,  F, G, H, U right )</annotation>
  </semantics>
</math>
</file>

<file path=Object 650/content.xml><?xml version="1.0" encoding="utf-8"?>
<math xmlns="http://www.w3.org/1998/Math/MathML" display="block">
  <semantics>
    <mover accent="true">
      <mi>m</mi>
      <mo stretchy="true">~</mo>
    </mover>
    <annotation encoding="StarMath 5.0">widetilde {m}</annotation>
  </semantics>
</math>
</file>

<file path=Object 651/content.xml><?xml version="1.0" encoding="utf-8"?>
<math xmlns="http://www.w3.org/1998/Math/MathML" display="block">
  <semantics>
    <mrow>
      <mi mathvariant="italic">AEAD</mi>
      <mi mathvariant="italic">Encrypt</mi>
      <mrow>
        <mo fence="true" stretchy="true">(</mo>
        <mrow>
          <mrow>
            <msub>
              <mi>k</mi>
              <mi mathvariant="italic">enc</mi>
            </msub>
            <mi>,</mi>
            <mi mathvariant="italic">memo</mi>
            <mi>,</mi>
            <mover accent="true">
              <mi>m</mi>
              <mo stretchy="true">~</mo>
            </mover>
          </mrow>
        </mrow>
        <mo fence="true" stretchy="true">)</mo>
      </mrow>
      <mi>→</mi>
      <mover accent="true">
        <mi>m</mi>
        <mo>¯</mo>
      </mover>
    </mrow>
    <annotation encoding="StarMath 5.0">AEAD Encrypt left ({k} rsub {enc} ,  memo ,  widetilde {m} right ) → overline {m}</annotation>
  </semantics>
</math>
</file>

<file path=Object 652/content.xml><?xml version="1.0" encoding="utf-8"?>
<math xmlns="http://www.w3.org/1998/Math/MathML" display="block">
  <semantics>
    <msub>
      <mi>Π</mi>
      <mrow>
        <mi>b</mi>
        <mi>a</mi>
        <mi>l</mi>
      </mrow>
    </msub>
    <annotation encoding="StarMath 5.0">{Π} rsub {b a l}</annotation>
  </semantics>
</math>
</file>

<file path=Object 653/content.xml><?xml version="1.0" encoding="utf-8"?>
<math xmlns="http://www.w3.org/1998/Math/MathML" display="block">
  <semantics>
    <mrow>
      <mo fence="true" stretchy="true">(</mo>
      <mrow>
        <mrow>
          <mrow>
            <mi>C</mi>
            <mo stretchy="false">−</mo>
            <mi mathvariant="italic">Com</mi>
          </mrow>
          <mrow>
            <mo fence="true" stretchy="true">(</mo>
            <mrow>
              <mrow>
                <mi>v</mi>
                <mi>,</mi>
                <mn>0</mn>
              </mrow>
            </mrow>
            <mo fence="true" stretchy="true">)</mo>
          </mrow>
        </mrow>
      </mrow>
      <mo fence="true" stretchy="true">)</mo>
    </mrow>
    <annotation encoding="StarMath 5.0">left (C - Com left (v , 0 right ) right )</annotation>
  </semantics>
</math>
</file>

<file path=Object 654/content.xml><?xml version="1.0" encoding="utf-8"?>
<math xmlns="http://www.w3.org/1998/Math/MathML" display="block">
  <semantics>
    <mi>Q</mi>
    <annotation encoding="StarMath 5.0">Q</annotation>
  </semantics>
</math>
</file>

<file path=Object 655/content.xml><?xml version="1.0" encoding="utf-8"?>
<math xmlns="http://www.w3.org/1998/Math/MathML" display="block">
  <semantics>
    <msup>
      <mi>Q</mi>
      <mi>'</mi>
    </msup>
    <annotation encoding="StarMath 5.0">{Q} ^ {'}</annotation>
  </semantics>
</math>
</file>

<file path=Object 656/content.xml><?xml version="1.0" encoding="utf-8"?>
<math xmlns="http://www.w3.org/1998/Math/MathML" display="block">
  <semantics>
    <mi>w</mi>
    <annotation encoding="StarMath 5.0">w</annotation>
  </semantics>
</math>
</file>

<file path=Object 657/content.xml><?xml version="1.0" encoding="utf-8"?>
<math xmlns="http://www.w3.org/1998/Math/MathML" display="block">
  <semantics>
    <mi>t</mi>
    <annotation encoding="StarMath 5.0">t</annotation>
  </semantics>
</math>
</file>

<file path=Object 658/content.xml><?xml version="1.0" encoding="utf-8"?>
<math xmlns="http://www.w3.org/1998/Math/MathML" display="block">
  <semantics>
    <mi>A</mi>
    <annotation encoding="StarMath 5.0">A</annotation>
  </semantics>
</math>
</file>

<file path=Object 659/content.xml><?xml version="1.0" encoding="utf-8"?>
<math xmlns="http://www.w3.org/1998/Math/MathML" display="block">
  <semantics>
    <mrow>
      <mi mathvariant="italic">InCoins</mi>
      <mo stretchy="false">=</mo>
      <msubsup>
        <mrow>
          <mo fence="true" stretchy="true">{</mo>
          <mrow>
            <mrow>
              <mo fence="true" stretchy="true">(</mo>
              <mrow>
                <mrow>
                  <msub>
                    <mi>S</mi>
                    <mi>i</mi>
                  </msub>
                  <mi>,</mi>
                  <msub>
                    <mi>C</mi>
                    <mi>i</mi>
                  </msub>
                </mrow>
              </mrow>
              <mo fence="true" stretchy="true">)</mo>
            </mrow>
          </mrow>
          <mo fence="true" stretchy="true">}</mo>
        </mrow>
        <mrow>
          <mi>i</mi>
          <mo stretchy="false">=</mo>
          <mn>0</mn>
        </mrow>
        <mrow>
          <mi>N</mi>
          <mo stretchy="false">−</mo>
          <mn>1</mn>
        </mrow>
      </msubsup>
    </mrow>
    <annotation encoding="StarMath 5.0">InCoins = {left lbrace left ({S} rsub {i} ,  {C} rsub {i} right ) right rbrace} rsub {i=0} rsup {N-1}</annotation>
  </semantics>
</math>
</file>

<file path=Object 66/content.xml><?xml version="1.0" encoding="utf-8"?>
<math xmlns="http://www.w3.org/1998/Math/MathML" display="block">
  <semantics>
    <mrow>
      <msub>
        <mi mathvariant="italic">pp</mi>
        <mi mathvariant="italic">par</mi>
      </msub>
      <mo stretchy="false">=</mo>
      <mrow>
        <mo fence="true" stretchy="true">(</mo>
        <mrow>
          <mrow>
            <mi>G</mi>
            <mi>,</mi>
            <mi>F</mi>
            <mi>,</mi>
            <mi>n</mi>
            <mi>,</mi>
            <mi>m</mi>
            <mi>,</mi>
            <msub>
              <mi mathvariant="italic">pp</mi>
              <mi mathvariant="italic">com</mi>
            </msub>
          </mrow>
        </mrow>
        <mo fence="true" stretchy="true">)</mo>
      </mrow>
    </mrow>
    <annotation encoding="StarMath 5.0">{pp} rsub {par} = left (G, F,  n , m,  {pp} rsub {com} right )</annotation>
  </semantics>
</math>
</file>

<file path=Object 660/content.xml><?xml version="1.0" encoding="utf-8"?>
<math xmlns="http://www.w3.org/1998/Math/MathML" display="block">
  <semantics>
    <mrow>
      <mi>u</mi>
      <mi>∈</mi>
      <mrow>
        <mo fence="true" stretchy="true">[</mo>
        <mrow>
          <mrow>
            <mn>0</mn>
            <mi>,</mi>
            <mrow>
              <mrow>
                <mi>w</mi>
              </mrow>
              <mo fence="true" stretchy="true">)</mo>
            </mrow>
          </mrow>
        </mrow>
      </mrow>
    </mrow>
    <annotation encoding="StarMath 5.0">u∈ left [0,  left none w right ) right none</annotation>
  </semantics>
</math>
</file>

<file path=Object 661/content.xml><?xml version="1.0" encoding="utf-8"?>
<math xmlns="http://www.w3.org/1998/Math/MathML" display="block">
  <semantics>
    <msub>
      <mi>l</mi>
      <mi>u</mi>
    </msub>
    <annotation encoding="StarMath 5.0">{l} rsub {u}</annotation>
  </semantics>
</math>
</file>

<file path=Object 662/content.xml><?xml version="1.0" encoding="utf-8"?>
<math xmlns="http://www.w3.org/1998/Math/MathML" display="block">
  <semantics>
    <mi mathvariant="italic">InCoins</mi>
    <annotation encoding="StarMath 5.0">InCoins</annotation>
  </semantics>
</math>
</file>

<file path=Object 663/content.xml><?xml version="1.0" encoding="utf-8"?>
<math xmlns="http://www.w3.org/1998/Math/MathML" display="block">
  <semantics>
    <msub>
      <mi>T</mi>
      <mi>u</mi>
    </msub>
    <annotation encoding="StarMath 5.0">{T} rsub {u}</annotation>
  </semantics>
</math>
</file>

<file path=Object 664/content.xml><?xml version="1.0" encoding="utf-8"?>
<math xmlns="http://www.w3.org/1998/Math/MathML" display="block">
  <semantics>
    <msubsup>
      <mi>S</mi>
      <mi>u</mi>
      <mi>'</mi>
    </msubsup>
    <annotation encoding="StarMath 5.0">{S} rsub {u} rsup {'}</annotation>
  </semantics>
</math>
</file>

<file path=Object 665/content.xml><?xml version="1.0" encoding="utf-8"?>
<math xmlns="http://www.w3.org/1998/Math/MathML" display="block">
  <semantics>
    <msubsup>
      <mi>C</mi>
      <mi>u</mi>
      <mi>'</mi>
    </msubsup>
    <annotation encoding="StarMath 5.0">{C} rsub {u} rsup {'}</annotation>
  </semantics>
</math>
</file>

<file path=Object 666/content.xml><?xml version="1.0" encoding="utf-8"?>
<math xmlns="http://www.w3.org/1998/Math/MathML" display="block">
  <semantics>
    <msub>
      <mrow>
        <mo fence="true" stretchy="true">(</mo>
        <mrow>
          <msub>
            <mi>Π</mi>
            <mrow>
              <mi>p</mi>
              <mi>a</mi>
              <mi>r</mi>
            </mrow>
          </msub>
        </mrow>
        <mo fence="true" stretchy="true">)</mo>
      </mrow>
      <mi>u</mi>
    </msub>
    <annotation encoding="StarMath 5.0">{left ({Π} rsub {p a r} right )} rsub {u}</annotation>
  </semantics>
</math>
</file>

<file path=Object 667/content.xml><?xml version="1.0" encoding="utf-8"?>
<math xmlns="http://www.w3.org/1998/Math/MathML" display="block">
  <semantics>
    <mrow>
      <mo fence="true" stretchy="true">(</mo>
      <mrow>
        <msubsup>
          <mrow>
            <mo fence="true" stretchy="true">{</mo>
            <mrow>
              <mrow>
                <mrow>
                  <msub>
                    <mi>S</mi>
                    <mi>i</mi>
                  </msub>
                  <mo stretchy="false">−</mo>
                  <msubsup>
                    <mi>S</mi>
                    <mi>u</mi>
                    <mi>'</mi>
                  </msubsup>
                </mrow>
                <mi>,</mi>
                <mrow>
                  <msub>
                    <mi>C</mi>
                    <mi>i</mi>
                  </msub>
                  <mo stretchy="false">−</mo>
                  <msubsup>
                    <mi>C</mi>
                    <mi>u</mi>
                    <mi>'</mi>
                  </msubsup>
                </mrow>
              </mrow>
            </mrow>
            <mo fence="true" stretchy="true">}</mo>
          </mrow>
          <mrow>
            <mi>i</mi>
            <mo stretchy="false">=</mo>
            <mn>0</mn>
          </mrow>
          <mrow>
            <mi>N</mi>
            <mo stretchy="false">−</mo>
            <mn>1</mn>
          </mrow>
        </msubsup>
      </mrow>
      <mo fence="true" stretchy="true">)</mo>
    </mrow>
    <annotation encoding="StarMath 5.0">left ({left lbrace {S} rsub {i} - {S} rsub {u} rsup {'} ,  {C} rsub {i} - {C} rsub {u} rsup {'} right rbrace} rsub {i=0} rsup {N-1} right )</annotation>
  </semantics>
</math>
</file>

<file path=Object 668/content.xml><?xml version="1.0" encoding="utf-8"?>
<math xmlns="http://www.w3.org/1998/Math/MathML" display="block">
  <semantics>
    <mrow>
      <mi>j</mi>
      <mi>∈</mi>
      <mrow>
        <mo fence="true" stretchy="true">[</mo>
        <mrow>
          <mrow>
            <mn>0</mn>
            <mi>,</mi>
            <mrow>
              <mrow>
                <mi>t</mi>
              </mrow>
              <mo fence="true" stretchy="true">)</mo>
            </mrow>
          </mrow>
        </mrow>
      </mrow>
    </mrow>
    <annotation encoding="StarMath 5.0">j ∈ left [0,  left none t right ) right none</annotation>
  </semantics>
</math>
</file>

<file path=Object 669/content.xml><?xml version="1.0" encoding="utf-8"?>
<math xmlns="http://www.w3.org/1998/Math/MathML" display="block">
  <semantics>
    <mi>A</mi>
    <annotation encoding="StarMath 5.0">A</annotation>
  </semantics>
</math>
</file>

<file path=Object 67/content.xml><?xml version="1.0" encoding="utf-8"?>
<math xmlns="http://www.w3.org/1998/Math/MathML" display="block">
  <semantics>
    <msub>
      <mi mathvariant="italic">pp</mi>
      <mi mathvariant="italic">sym</mi>
    </msub>
    <annotation encoding="StarMath 5.0">{pp} rsub {sym}</annotation>
  </semantics>
</math>
</file>

<file path=Object 670/content.xml><?xml version="1.0" encoding="utf-8"?>
<math xmlns="http://www.w3.org/1998/Math/MathML" display="block">
  <semantics>
    <msub>
      <mi mathvariant="italic">addr</mi>
      <mi mathvariant="italic">pk</mi>
    </msub>
    <annotation encoding="StarMath 5.0">{addr} rsub {pk}</annotation>
  </semantics>
</math>
</file>

<file path=Object 671/content.xml><?xml version="1.0" encoding="utf-8"?>
<math xmlns="http://www.w3.org/1998/Math/MathML" display="block">
  <semantics>
    <msub>
      <mi>K</mi>
      <mi>j</mi>
    </msub>
    <annotation encoding="StarMath 5.0">{K} rsub {j}</annotation>
  </semantics>
</math>
</file>

<file path=Object 672/content.xml><?xml version="1.0" encoding="utf-8"?>
<math xmlns="http://www.w3.org/1998/Math/MathML" display="block">
  <semantics>
    <msub>
      <mi>S</mi>
      <mi>j</mi>
    </msub>
    <annotation encoding="StarMath 5.0">{S} rsub {j}</annotation>
  </semantics>
</math>
</file>

<file path=Object 673/content.xml><?xml version="1.0" encoding="utf-8"?>
<math xmlns="http://www.w3.org/1998/Math/MathML" display="block">
  <semantics>
    <msub>
      <mover accent="true">
        <mi>C</mi>
        <mo>¯</mo>
      </mover>
      <mi>j</mi>
    </msub>
    <annotation encoding="StarMath 5.0">{overline {C}} rsub {j}</annotation>
  </semantics>
</math>
</file>

<file path=Object 674/content.xml><?xml version="1.0" encoding="utf-8"?>
<math xmlns="http://www.w3.org/1998/Math/MathML" display="block">
  <semantics>
    <mrow>
      <mi mathvariant="italic">AEAD</mi>
      <mi mathvariant="italic">KeyGen</mi>
      <mi>→</mi>
      <msub>
        <mi>k</mi>
        <mi mathvariant="italic">enc</mi>
      </msub>
    </mrow>
    <annotation encoding="StarMath 5.0">AEAD KeyGen→ {k} rsub {enc}</annotation>
  </semantics>
</math>
</file>

<file path=Object 675/content.xml><?xml version="1.0" encoding="utf-8"?>
<math xmlns="http://www.w3.org/1998/Math/MathML" display="block">
  <semantics>
    <mover accent="true">
      <mi>v</mi>
      <mo stretchy="true">~</mo>
    </mover>
    <annotation encoding="StarMath 5.0">widetilde {v}</annotation>
  </semantics>
</math>
</file>

<file path=Object 676/content.xml><?xml version="1.0" encoding="utf-8"?>
<math xmlns="http://www.w3.org/1998/Math/MathML" display="block">
  <semantics>
    <mrow>
      <mi mathvariant="italic">AEAD</mi>
      <mi mathvariant="italic">Encrypt</mi>
      <mrow>
        <mo fence="true" stretchy="true">(</mo>
        <mrow>
          <mrow>
            <msub>
              <mi>k</mi>
              <mi mathvariant="italic">enc</mi>
            </msub>
            <mi>,</mi>
            <mi mathvariant="italic">val</mi>
            <mi>,</mi>
            <mover accent="true">
              <mi>v</mi>
              <mo stretchy="true">~</mo>
            </mover>
          </mrow>
        </mrow>
        <mo fence="true" stretchy="true">)</mo>
      </mrow>
      <mi>→</mi>
      <msub>
        <mover accent="true">
          <mi>v</mi>
          <mo>¯</mo>
        </mover>
        <mi>j</mi>
      </msub>
    </mrow>
    <annotation encoding="StarMath 5.0">AEAD Encrypt left ({k} rsub {enc} ,  val ,  widetilde {v} right ) → {overline {v}} rsub {j}</annotation>
  </semantics>
</math>
</file>

<file path=Object 677/content.xml><?xml version="1.0" encoding="utf-8"?>
<math xmlns="http://www.w3.org/1998/Math/MathML" display="block">
  <semantics>
    <mover accent="true">
      <mi>m</mi>
      <mo stretchy="true">~</mo>
    </mover>
    <annotation encoding="StarMath 5.0">widetilde {m}</annotation>
  </semantics>
</math>
</file>

<file path=Object 678/content.xml><?xml version="1.0" encoding="utf-8"?>
<math xmlns="http://www.w3.org/1998/Math/MathML" display="block">
  <semantics>
    <mrow>
      <mi mathvariant="italic">AEAD</mi>
      <mi mathvariant="italic">Encrypt</mi>
      <mrow>
        <mo fence="true" stretchy="true">(</mo>
        <mrow>
          <mrow>
            <msub>
              <mi>k</mi>
              <mi mathvariant="italic">enc</mi>
            </msub>
            <mi>,</mi>
            <mi mathvariant="italic">me</mi>
            <mi mathvariant="italic">mo</mi>
            <mi>,</mi>
            <mover accent="true">
              <mi>m</mi>
              <mo stretchy="true">~</mo>
            </mover>
          </mrow>
        </mrow>
        <mo fence="true" stretchy="true">)</mo>
      </mrow>
      <mi>→</mi>
      <msub>
        <mover accent="true">
          <mi>m</mi>
          <mo>¯</mo>
        </mover>
        <mi>j</mi>
      </msub>
    </mrow>
    <annotation encoding="StarMath 5.0">AEAD Encrypt left ({k} rsub {enc} ,  me mo ,  widetilde {m} right ) → {overline {m}} rsub {j}</annotation>
  </semantics>
</math>
</file>

<file path=Object 679/content.xml><?xml version="1.0" encoding="utf-8"?>
<math xmlns="http://www.w3.org/1998/Math/MathML" display="block">
  <semantics>
    <msub>
      <mrow>
        <mo fence="true" stretchy="true">(</mo>
        <mrow>
          <msub>
            <mi>Π</mi>
            <mi mathvariant="italic">rp</mi>
          </msub>
        </mrow>
        <mo fence="true" stretchy="true">)</mo>
      </mrow>
      <mi>j</mi>
    </msub>
    <annotation encoding="StarMath 5.0">{left ({Π} rsub {rp} right )} rsub {j}</annotation>
  </semantics>
</math>
</file>

<file path=Object 68/content.xml><?xml version="1.0" encoding="utf-8"?>
<math xmlns="http://www.w3.org/1998/Math/MathML" display="block">
  <semantics>
    <mrow>
      <msub>
        <mi mathvariant="italic">pp</mi>
        <mi mathvariant="italic">rp</mi>
      </msub>
      <mo stretchy="false">=</mo>
      <mrow>
        <mo fence="true" stretchy="true">(</mo>
        <mrow>
          <mrow>
            <mi>G</mi>
            <mi>,</mi>
            <mi>F</mi>
            <mi>,</mi>
            <msub>
              <mi>v</mi>
              <mi mathvariant="italic">max</mi>
            </msub>
            <mi>,</mi>
            <msub>
              <mi mathvariant="italic">pp</mi>
              <mi mathvariant="italic">com</mi>
            </msub>
          </mrow>
        </mrow>
        <mo fence="true" stretchy="true">)</mo>
      </mrow>
    </mrow>
    <annotation encoding="StarMath 5.0">{pp} rsub {rp} = left (G, F,  {v} rsub {max} ,  {pp} rsub {com} right )</annotation>
  </semantics>
</math>
</file>

<file path=Object 680/content.xml><?xml version="1.0" encoding="utf-8"?>
<math xmlns="http://www.w3.org/1998/Math/MathML" display="block">
  <semantics>
    <mrow>
      <mo fence="true" stretchy="true">(</mo>
      <mrow>
        <msub>
          <mover accent="true">
            <mi>C</mi>
            <mo>¯</mo>
          </mover>
          <mi>j</mi>
        </msub>
      </mrow>
      <mo fence="true" stretchy="true">)</mo>
    </mrow>
    <annotation encoding="StarMath 5.0">left ({overline {C}} rsub {j} right )</annotation>
  </semantics>
</math>
</file>

<file path=Object 681/content.xml><?xml version="1.0" encoding="utf-8"?>
<math xmlns="http://www.w3.org/1998/Math/MathML" display="block">
  <semantics>
    <msub>
      <mi>Π</mi>
      <mrow>
        <mi>b</mi>
        <mi>a</mi>
        <mi>l</mi>
      </mrow>
    </msub>
    <annotation encoding="StarMath 5.0">{Π} rsub {b a l}</annotation>
  </semantics>
</math>
</file>

<file path=Object 682/content.xml><?xml version="1.0" encoding="utf-8"?>
<math xmlns="http://www.w3.org/1998/Math/MathML" display="block">
  <semantics>
    <mrow>
      <mo fence="true" stretchy="true">(</mo>
      <mrow>
        <mrow>
          <mrow>
            <mrow>
              <munderover>
                <mo stretchy="false">∑</mo>
                <mrow>
                  <mi>u</mi>
                  <mo stretchy="false">=</mo>
                  <mn>0</mn>
                </mrow>
                <mrow>
                  <mi>w</mi>
                  <mo stretchy="false">−</mo>
                  <mn>1</mn>
                </mrow>
              </munderover>
              <msubsup>
                <mi>C</mi>
                <mi>u</mi>
                <mi>'</mi>
              </msubsup>
            </mrow>
            <mo stretchy="false">−</mo>
            <mrow>
              <munderover>
                <mo stretchy="false">∑</mo>
                <mrow>
                  <mi>j</mi>
                  <mo stretchy="false">=</mo>
                  <mn>0</mn>
                </mrow>
                <mrow>
                  <mi>t</mi>
                  <mo stretchy="false">−</mo>
                  <mn>1</mn>
                </mrow>
              </munderover>
              <msub>
                <mover accent="true">
                  <mi>C</mi>
                  <mo>¯</mo>
                </mover>
                <mi>j</mi>
              </msub>
            </mrow>
            <mo stretchy="false">−</mo>
            <mi mathvariant="italic">Com</mi>
          </mrow>
          <mrow>
            <mo fence="true" stretchy="true">(</mo>
            <mrow>
              <mrow>
                <mi>f</mi>
                <mi>,</mi>
                <mn>0</mn>
              </mrow>
            </mrow>
            <mo fence="true" stretchy="true">)</mo>
          </mrow>
        </mrow>
      </mrow>
      <mo fence="true" stretchy="true">)</mo>
    </mrow>
    <annotation encoding="StarMath 5.0">left (sum from {u=0} to {w -1} {{C} rsub {u} rsup {'}} - sum from {j=0} to {t-1} {{overline {C}} rsub {j}} - Com left (f , 0 right ) right )</annotation>
  </semantics>
</math>
</file>

<file path=Object 683/content.xml><?xml version="1.0" encoding="utf-8"?>
<math xmlns="http://www.w3.org/1998/Math/MathML" display="block">
  <semantics>
    <mrow>
      <mi>u</mi>
      <mi>∈</mi>
      <mrow>
        <mo fence="true" stretchy="true">[</mo>
        <mrow>
          <mrow>
            <mn>0</mn>
            <mi>,</mi>
            <mrow>
              <mrow>
                <mi>w</mi>
              </mrow>
              <mo fence="true" stretchy="true">)</mo>
            </mrow>
          </mrow>
        </mrow>
      </mrow>
    </mrow>
    <annotation encoding="StarMath 5.0">u∈ left [0,  left none w right ) right none</annotation>
  </semantics>
</math>
</file>

<file path=Object 684/content.xml><?xml version="1.0" encoding="utf-8"?>
<math xmlns="http://www.w3.org/1998/Math/MathML" display="block">
  <semantics>
    <mi>μ</mi>
    <annotation encoding="StarMath 5.0">μ</annotation>
  </semantics>
</math>
</file>

<file path=Object 685/content.xml><?xml version="1.0" encoding="utf-8"?>
<math xmlns="http://www.w3.org/1998/Math/MathML" display="block">
  <semantics>
    <msub>
      <mrow>
        <mo fence="true" stretchy="true">(</mo>
        <mrow>
          <msub>
            <mi>Π</mi>
            <mi mathvariant="italic">chaum</mi>
          </msub>
        </mrow>
        <mo fence="true" stretchy="true">)</mo>
      </mrow>
      <mi>u</mi>
    </msub>
    <annotation encoding="StarMath 5.0">{left ({Π} rsub {chaum} right )} rsub {u}</annotation>
  </semantics>
</math>
</file>

<file path=Object 686/content.xml><?xml version="1.0" encoding="utf-8"?>
<math xmlns="http://www.w3.org/1998/Math/MathML" display="block">
  <semantics>
    <mrow>
      <mo fence="true" stretchy="true">(</mo>
      <mrow>
        <mrow>
          <msubsup>
            <mi>S</mi>
            <mi>u</mi>
            <mi>'</mi>
          </msubsup>
          <mi>,</mi>
          <msub>
            <mi>T</mi>
            <mi>u</mi>
          </msub>
        </mrow>
      </mrow>
      <mo fence="true" stretchy="true">)</mo>
    </mrow>
    <annotation encoding="StarMath 5.0">left ({S} rsub {u} rsup {'} ,  {T} rsub {u} right )</annotation>
  </semantics>
</math>
</file>

<file path=Object 687/content.xml><?xml version="1.0" encoding="utf-8"?>
<math xmlns="http://www.w3.org/1998/Math/MathML" display="block">
  <semantics>
    <msup>
      <mi mathvariant="italic">Adv</mi>
      <mi>D</mi>
    </msup>
    <annotation encoding="StarMath 5.0">{Adv} ^ {D}</annotation>
  </semantics>
</math>
</file>

<file path=Object 688/content.xml><?xml version="1.0" encoding="utf-8"?>
<math xmlns="http://www.w3.org/1998/Math/MathML" display="block">
  <semantics>
    <mi>A</mi>
    <annotation encoding="StarMath 5.0">A</annotation>
  </semantics>
</math>
</file>

<file path=Object 689/content.xml><?xml version="1.0" encoding="utf-8"?>
<math xmlns="http://www.w3.org/1998/Math/MathML" display="block">
  <semantics>
    <mi>D</mi>
    <annotation encoding="StarMath 5.0">D</annotation>
  </semantics>
</math>
</file>

<file path=Object 69/content.xml><?xml version="1.0" encoding="utf-8"?>
<math xmlns="http://www.w3.org/1998/Math/MathML" display="block">
  <semantics>
    <mi mathvariant="italic">pp</mi>
    <annotation encoding="StarMath 5.0">pp</annotation>
  </semantics>
</math>
</file>

<file path=Object 690/content.xml><?xml version="1.0" encoding="utf-8"?>
<math xmlns="http://www.w3.org/1998/Math/MathML" display="block">
  <semantics>
    <mi>A</mi>
    <annotation encoding="StarMath 5.0">A</annotation>
  </semantics>
</math>
</file>

<file path=Object 691/content.xml><?xml version="1.0" encoding="utf-8"?>
<math xmlns="http://www.w3.org/1998/Math/MathML" display="block">
  <semantics>
    <msup>
      <mi>D</mi>
      <mrow/>
    </msup>
    <annotation encoding="StarMath 5.0">{D} ^ {sim}</annotation>
  </semantics>
</math>
</file>

<file path=Object 692/content.xml><?xml version="1.0" encoding="utf-8"?>
<math xmlns="http://www.w3.org/1998/Math/MathML" display="block">
  <semantics>
    <mi>b</mi>
    <annotation encoding="StarMath 5.0">b</annotation>
  </semantics>
</math>
</file>

<file path=Object 693/content.xml><?xml version="1.0" encoding="utf-8"?>
<math xmlns="http://www.w3.org/1998/Math/MathML" display="block">
  <semantics>
    <mrow>
      <msup>
        <mi mathvariant="italic">Adv</mi>
        <msup>
          <mi>D</mi>
          <mrow/>
        </msup>
      </msup>
      <mo stretchy="false">=</mo>
      <mn>0</mn>
    </mrow>
    <annotation encoding="StarMath 5.0">{Adv} ^ {{D} ^ {sim}} =0</annotation>
  </semantics>
</math>
</file>

<file path=Object 694/content.xml><?xml version="1.0" encoding="utf-8"?>
<math xmlns="http://www.w3.org/1998/Math/MathML" display="block">
  <semantics>
    <mi>A</mi>
    <annotation encoding="StarMath 5.0">A</annotation>
  </semantics>
</math>
</file>

<file path=Object 695/content.xml><?xml version="1.0" encoding="utf-8"?>
<math xmlns="http://www.w3.org/1998/Math/MathML" display="block">
  <semantics>
    <msup>
      <mi>D</mi>
      <mi mathvariant="italic">real</mi>
    </msup>
    <annotation encoding="StarMath 5.0">{D} ^ {real}</annotation>
  </semantics>
</math>
</file>

<file path=Object 696/content.xml><?xml version="1.0" encoding="utf-8"?>
<math xmlns="http://www.w3.org/1998/Math/MathML" display="block">
  <semantics>
    <mi>A</mi>
    <annotation encoding="StarMath 5.0">A</annotation>
  </semantics>
</math>
</file>

<file path=Object 697/content.xml><?xml version="1.0" encoding="utf-8"?>
<math xmlns="http://www.w3.org/1998/Math/MathML" display="block">
  <semantics>
    <msup>
      <mi>D</mi>
      <mrow/>
    </msup>
    <annotation encoding="StarMath 5.0">{D} ^ {sim}</annotation>
  </semantics>
</math>
</file>

<file path=Object 698/content.xml><?xml version="1.0" encoding="utf-8"?>
<math xmlns="http://www.w3.org/1998/Math/MathML" display="block">
  <semantics>
    <mi>C</mi>
    <annotation encoding="StarMath 5.0">C</annotation>
  </semantics>
</math>
</file>

<file path=Object 699/content.xml><?xml version="1.0" encoding="utf-8"?>
<math xmlns="http://www.w3.org/1998/Math/MathML" display="block">
  <semantics>
    <msup>
      <mi>D</mi>
      <mi mathvariant="italic">real</mi>
    </msup>
    <annotation encoding="StarMath 5.0">{D} ^ {real}</annotation>
  </semantics>
</math>
</file>

<file path=Object 7/content.xml><?xml version="1.0" encoding="utf-8"?>
<math xmlns="http://www.w3.org/1998/Math/MathML" display="block">
  <semantics>
    <mrow>
      <mi mathvariant="italic">Com</mi>
      <mi mathvariant="normal">:</mi>
      <msup>
        <mi>F</mi>
        <mn>2</mn>
      </msup>
      <mi>→</mi>
      <mi>G</mi>
    </mrow>
    <annotation encoding="StarMath 5.0">Com : {F} ^ {2} →G</annotation>
  </semantics>
</math>
</file>

<file path=Object 70/content.xml><?xml version="1.0" encoding="utf-8"?>
<math xmlns="http://www.w3.org/1998/Math/MathML" display="block">
  <semantics>
    <mi>⋋</mi>
    <annotation encoding="StarMath 5.0">⋋</annotation>
  </semantics>
</math>
</file>

<file path=Object 700/content.xml><?xml version="1.0" encoding="utf-8"?>
<math xmlns="http://www.w3.org/1998/Math/MathML" display="block">
  <semantics>
    <mi>A</mi>
    <annotation encoding="StarMath 5.0">A</annotation>
  </semantics>
</math>
</file>

<file path=Object 701/content.xml><?xml version="1.0" encoding="utf-8"?>
<math xmlns="http://www.w3.org/1998/Math/MathML" display="block">
  <semantics>
    <msub>
      <mi>D</mi>
      <mn>1</mn>
    </msub>
    <annotation encoding="StarMath 5.0">{D} rsub {1}</annotation>
  </semantics>
</math>
</file>

<file path=Object 702/content.xml><?xml version="1.0" encoding="utf-8"?>
<math xmlns="http://www.w3.org/1998/Math/MathML" display="block">
  <semantics>
    <msup>
      <mi>D</mi>
      <mi mathvariant="italic">real</mi>
    </msup>
    <annotation encoding="StarMath 5.0">{D} ^ {real}</annotation>
  </semantics>
</math>
</file>

<file path=Object 703/content.xml><?xml version="1.0" encoding="utf-8"?>
<math xmlns="http://www.w3.org/1998/Math/MathML" display="block">
  <semantics>
    <msup>
      <mi>D</mi>
      <mi mathvariant="italic">real</mi>
    </msup>
    <annotation encoding="StarMath 5.0">{D} ^ {real}</annotation>
  </semantics>
</math>
</file>

<file path=Object 704/content.xml><?xml version="1.0" encoding="utf-8"?>
<math xmlns="http://www.w3.org/1998/Math/MathML" display="block">
  <semantics>
    <mrow>
      <msup>
        <mi mathvariant="italic">Adv</mi>
        <msub>
          <mi>D</mi>
          <mn>1</mn>
        </msub>
      </msup>
      <mo stretchy="false">=</mo>
      <mn>0</mn>
    </mrow>
    <annotation encoding="StarMath 5.0">{Adv} ^ {{D} rsub {1}} =0</annotation>
  </semantics>
</math>
</file>

<file path=Object 705/content.xml><?xml version="1.0" encoding="utf-8"?>
<math xmlns="http://www.w3.org/1998/Math/MathML" display="block">
  <semantics>
    <msub>
      <mi>D</mi>
      <mn>2</mn>
    </msub>
    <annotation encoding="StarMath 5.0">{D} rsub {2}</annotation>
  </semantics>
</math>
</file>

<file path=Object 706/content.xml><?xml version="1.0" encoding="utf-8"?>
<math xmlns="http://www.w3.org/1998/Math/MathML" display="block">
  <semantics>
    <msub>
      <mi>D</mi>
      <mn>1</mn>
    </msub>
    <annotation encoding="StarMath 5.0">{D} rsub {1}</annotation>
  </semantics>
</math>
</file>

<file path=Object 707/content.xml><?xml version="1.0" encoding="utf-8"?>
<math xmlns="http://www.w3.org/1998/Math/MathML" display="block">
  <semantics>
    <msub>
      <mi>D</mi>
      <mn>2</mn>
    </msub>
    <annotation encoding="StarMath 5.0">{D} rsub {2}</annotation>
  </semantics>
</math>
</file>

<file path=Object 708/content.xml><?xml version="1.0" encoding="utf-8"?>
<math xmlns="http://www.w3.org/1998/Math/MathML" display="block">
  <semantics>
    <msub>
      <mi>D</mi>
      <mn>1</mn>
    </msub>
    <annotation encoding="StarMath 5.0">{D} rsub {1}</annotation>
  </semantics>
</math>
</file>

<file path=Object 709/content.xml><?xml version="1.0" encoding="utf-8"?>
<math xmlns="http://www.w3.org/1998/Math/MathML" display="block">
  <semantics>
    <mrow>
      <mo fence="true" stretchy="true">|</mo>
      <mrow>
        <mrow>
          <msup>
            <mi mathvariant="italic">Adv</mi>
            <msub>
              <mi>D</mi>
              <mn>2</mn>
            </msub>
          </msup>
          <mo stretchy="false">−</mo>
          <msup>
            <mi mathvariant="italic">Adv</mi>
            <msub>
              <mi>D</mi>
              <mn>1</mn>
            </msub>
          </msup>
        </mrow>
      </mrow>
      <mo fence="true" stretchy="true">|</mo>
    </mrow>
    <annotation encoding="StarMath 5.0">left lline {Adv} ^ {{D} rsub {2}} - {Adv} ^ {{D} rsub {1}} right rline</annotation>
  </semantics>
</math>
</file>

<file path=Object 71/content.xml><?xml version="1.0" encoding="utf-8"?>
<math xmlns="http://www.w3.org/1998/Math/MathML" display="block">
  <semantics>
    <mi mathvariant="italic">pp</mi>
    <annotation encoding="StarMath 5.0">pp</annotation>
  </semantics>
</math>
</file>

<file path=Object 710/content.xml><?xml version="1.0" encoding="utf-8"?>
<math xmlns="http://www.w3.org/1998/Math/MathML" display="block">
  <semantics>
    <msup>
      <mi>D</mi>
      <mrow/>
    </msup>
    <annotation encoding="StarMath 5.0">{D} ^ {sim}</annotation>
  </semantics>
</math>
</file>

<file path=Object 711/content.xml><?xml version="1.0" encoding="utf-8"?>
<math xmlns="http://www.w3.org/1998/Math/MathML" display="block">
  <semantics>
    <msup>
      <mi>D</mi>
      <mrow/>
    </msup>
    <annotation encoding="StarMath 5.0">{D} ^ {sim}</annotation>
  </semantics>
</math>
</file>

<file path=Object 712/content.xml><?xml version="1.0" encoding="utf-8"?>
<math xmlns="http://www.w3.org/1998/Math/MathML" display="block">
  <semantics>
    <msub>
      <mi>D</mi>
      <mn>2</mn>
    </msub>
    <annotation encoding="StarMath 5.0">{D} rsub {2}</annotation>
  </semantics>
</math>
</file>

<file path=Object 713/content.xml><?xml version="1.0" encoding="utf-8"?>
<math xmlns="http://www.w3.org/1998/Math/MathML" display="block">
  <semantics>
    <msup>
      <mi>D</mi>
      <mi mathvariant="italic">real</mi>
    </msup>
    <annotation encoding="StarMath 5.0">{D} ^ {real}</annotation>
  </semantics>
</math>
</file>

<file path=Object 714/content.xml><?xml version="1.0" encoding="utf-8"?>
<math xmlns="http://www.w3.org/1998/Math/MathML" display="block">
  <semantics>
    <msup>
      <mi>D</mi>
      <mrow/>
    </msup>
    <annotation encoding="StarMath 5.0">{D} ^ {sim}</annotation>
  </semantics>
</math>
</file>

<file path=Object 715/content.xml><?xml version="1.0" encoding="utf-8"?>
<math xmlns="http://www.w3.org/1998/Math/MathML" display="block">
  <semantics>
    <msub>
      <mi>D</mi>
      <mn>2</mn>
    </msub>
    <annotation encoding="StarMath 5.0">{D} rsub {2}</annotation>
  </semantics>
</math>
</file>

<file path=Object 716/content.xml><?xml version="1.0" encoding="utf-8"?>
<math xmlns="http://www.w3.org/1998/Math/MathML" display="block">
  <semantics>
    <mrow>
      <mo fence="true" stretchy="true">|</mo>
      <mrow>
        <mrow>
          <msup>
            <mi mathvariant="italic">Adv</mi>
            <msup>
              <mi>D</mi>
              <mrow/>
            </msup>
          </msup>
          <mo stretchy="false">−</mo>
          <msup>
            <mi mathvariant="italic">Adv</mi>
            <msub>
              <mi>D</mi>
              <mn>2</mn>
            </msub>
          </msup>
        </mrow>
      </mrow>
      <mo fence="true" stretchy="true">|</mo>
    </mrow>
    <annotation encoding="StarMath 5.0">left lline {Adv} ^ {{D} ^ {sim}} - {Adv} ^ {{D} rsub {2}} right rline</annotation>
  </semantics>
</math>
</file>

<file path=Object 72/content.xml><?xml version="1.0" encoding="utf-8"?>
<math xmlns="http://www.w3.org/1998/Math/MathML" display="block">
  <semantics>
    <mrow>
      <mo fence="true" stretchy="true">(</mo>
      <mrow>
        <mrow>
          <msub>
            <mi mathvariant="italic">addr</mi>
            <mi mathvariant="italic">pk</mi>
          </msub>
          <mi>,</mi>
          <msub>
            <mi mathvariant="italic">addr</mi>
            <mrow/>
          </msub>
          <mi>,</mi>
          <msub>
            <mi mathvariant="italic">addr</mi>
            <mi mathvariant="italic">full</mi>
          </msub>
          <mi>,</mi>
          <msub>
            <mi mathvariant="italic">addr</mi>
            <mi mathvariant="italic">sk</mi>
          </msub>
        </mrow>
      </mrow>
      <mo fence="true" stretchy="true">)</mo>
    </mrow>
    <annotation encoding="StarMath 5.0">left ({addr} rsub {pk} ,  {addr} rsub {in} ,  {addr} rsub {full} ,  {addr} rsub {sk} right )</annotation>
  </semantics>
</math>
</file>

<file path=Object 73/content.xml><?xml version="1.0" encoding="utf-8"?>
<math xmlns="http://www.w3.org/1998/Math/MathML" display="block">
  <semantics>
    <mrow>
      <msub>
        <mi>s</mi>
        <mn>1</mn>
      </msub>
      <mi>,</mi>
      <msub>
        <mi>s</mi>
        <mn>2</mn>
      </msub>
      <mi>,</mi>
      <mi>r</mi>
      <mi>∈</mi>
      <mi>F</mi>
    </mrow>
    <annotation encoding="StarMath 5.0">{s} rsub {1} ,  {s} rsub {2} , r∈ F</annotation>
  </semantics>
</math>
</file>

<file path=Object 74/content.xml><?xml version="1.0" encoding="utf-8"?>
<math xmlns="http://www.w3.org/1998/Math/MathML" display="block">
  <semantics>
    <mrow>
      <mrow>
        <mi>D</mi>
        <mo stretchy="false">=</mo>
        <mi mathvariant="italic">DCom</mi>
      </mrow>
      <mrow>
        <mo fence="true" stretchy="true">(</mo>
        <mrow>
          <mrow>
            <mn>0</mn>
            <mi>,</mi>
            <mi>r</mi>
            <mi>,</mi>
            <mn>0</mn>
          </mrow>
        </mrow>
        <mo fence="true" stretchy="true">)</mo>
      </mrow>
    </mrow>
    <annotation encoding="StarMath 5.0">D= DCom left (0, r, 0 right )</annotation>
  </semantics>
</math>
</file>

<file path=Object 75/content.xml><?xml version="1.0" encoding="utf-8"?>
<math xmlns="http://www.w3.org/1998/Math/MathML" display="block">
  <semantics>
    <mrow>
      <mrow>
        <msub>
          <mi>Q</mi>
          <mn>1</mn>
        </msub>
        <mo stretchy="false">=</mo>
        <mi mathvariant="italic">DCom</mi>
      </mrow>
      <mrow>
        <mo fence="true" stretchy="true">(</mo>
        <mrow>
          <mrow>
            <msub>
              <mi>s</mi>
              <mn>1</mn>
            </msub>
            <mi>,</mi>
            <mn>0</mn>
            <mi>,</mi>
            <mn>0</mn>
          </mrow>
        </mrow>
        <mo fence="true" stretchy="true">)</mo>
      </mrow>
    </mrow>
    <annotation encoding="StarMath 5.0">{Q} rsub {1} = DCom left ({s} rsub {1} , 0, 0 right )</annotation>
  </semantics>
</math>
</file>

<file path=Object 76/content.xml><?xml version="1.0" encoding="utf-8"?>
<math xmlns="http://www.w3.org/1998/Math/MathML" display="block">
  <semantics>
    <mrow>
      <mrow>
        <msub>
          <mi>Q</mi>
          <mn>2</mn>
        </msub>
        <mo stretchy="false">=</mo>
        <mi mathvariant="italic">DCom</mi>
      </mrow>
      <mrow>
        <mo fence="true" stretchy="true">(</mo>
        <mrow>
          <mrow>
            <msub>
              <mi>s</mi>
              <mn>2</mn>
            </msub>
            <mi>,</mi>
            <mi>r</mi>
            <mi>,</mi>
            <mn>0</mn>
          </mrow>
        </mrow>
        <mo fence="true" stretchy="true">)</mo>
      </mrow>
    </mrow>
    <annotation encoding="StarMath 5.0">{Q} rsub {2} = DCom left ({s} rsub {2} ,  r , 0 right )</annotation>
  </semantics>
</math>
</file>

<file path=Object 77/content.xml><?xml version="1.0" encoding="utf-8"?>
<math xmlns="http://www.w3.org/1998/Math/MathML" display="block">
  <semantics>
    <mrow>
      <msub>
        <mi mathvariant="italic">addr</mi>
        <mi mathvariant="italic">pk</mi>
      </msub>
      <mo stretchy="false">=</mo>
      <mrow>
        <mo fence="true" stretchy="true">(</mo>
        <mrow>
          <mrow>
            <msub>
              <mi>Q</mi>
              <mn>1</mn>
            </msub>
            <mi>,</mi>
            <msub>
              <mi>Q</mi>
              <mn>2</mn>
            </msub>
          </mrow>
        </mrow>
        <mo fence="true" stretchy="true">)</mo>
      </mrow>
    </mrow>
    <annotation encoding="StarMath 5.0">{addr} rsub {pk} = left ({Q} rsub {1} ,  {Q} rsub {2} right )</annotation>
  </semantics>
</math>
</file>

<file path=Object 78/content.xml><?xml version="1.0" encoding="utf-8"?>
<math xmlns="http://www.w3.org/1998/Math/MathML" display="block">
  <semantics>
    <mrow>
      <msub>
        <mi mathvariant="italic">addr</mi>
        <mrow/>
      </msub>
      <mo stretchy="false">=</mo>
      <msub>
        <mi>s</mi>
        <mn>1</mn>
      </msub>
    </mrow>
    <annotation encoding="StarMath 5.0">{addr} rsub {in} = {s} rsub {1}</annotation>
  </semantics>
</math>
</file>

<file path=Object 79/content.xml><?xml version="1.0" encoding="utf-8"?>
<math xmlns="http://www.w3.org/1998/Math/MathML" display="block">
  <semantics>
    <mrow>
      <msub>
        <mi mathvariant="italic">addr</mi>
        <mi mathvariant="italic">full</mi>
      </msub>
      <mo stretchy="false">=</mo>
      <mrow>
        <mo fence="true" stretchy="true">(</mo>
        <mrow>
          <mrow>
            <msub>
              <mi>s</mi>
              <mn>1</mn>
            </msub>
            <mi>,</mi>
            <msub>
              <mi>s</mi>
              <mn>2</mn>
            </msub>
            <mi>,</mi>
            <mi>D</mi>
          </mrow>
        </mrow>
        <mo fence="true" stretchy="true">)</mo>
      </mrow>
    </mrow>
    <annotation encoding="StarMath 5.0">{addr} rsub {full} = left ({s} rsub {1} ,  {s} rsub {2} ,  D right )</annotation>
  </semantics>
</math>
</file>

<file path=Object 8/content.xml><?xml version="1.0" encoding="utf-8"?>
<math xmlns="http://www.w3.org/1998/Math/MathML" display="block">
  <semantics>
    <mrow>
      <mi mathvariant="italic">Com</mi>
      <mrow>
        <mrow>
          <mo fence="true" stretchy="true">(</mo>
          <mrow>
            <mrow>
              <mi>v</mi>
              <mi>,</mi>
              <mi>r</mi>
            </mrow>
          </mrow>
          <mo fence="true" stretchy="true">)</mo>
        </mrow>
        <mo stretchy="false">=</mo>
        <mrow>
          <mi mathvariant="italic">vG</mi>
          <mo stretchy="false">+</mo>
          <mi mathvariant="italic">rH</mi>
        </mrow>
      </mrow>
    </mrow>
    <annotation encoding="StarMath 5.0">Com left (v ,  r right ) =vG+rH</annotation>
  </semantics>
</math>
</file>

<file path=Object 80/content.xml><?xml version="1.0" encoding="utf-8"?>
<math xmlns="http://www.w3.org/1998/Math/MathML" display="block">
  <semantics>
    <mrow>
      <msub>
        <mi mathvariant="italic">addr</mi>
        <mi mathvariant="italic">sk</mi>
      </msub>
      <mo stretchy="false">=</mo>
      <mrow>
        <mo fence="true" stretchy="true">(</mo>
        <mrow>
          <mrow>
            <msub>
              <mi>s</mi>
              <mn>1</mn>
            </msub>
            <mi>,</mi>
            <msub>
              <mi>s</mi>
              <mn>2</mn>
            </msub>
            <mi>,</mi>
            <mi>r</mi>
          </mrow>
        </mrow>
        <mo fence="true" stretchy="true">)</mo>
      </mrow>
    </mrow>
    <annotation encoding="StarMath 5.0">{addr} rsub {sk} = left ({s} rsub {1} ,  {s} rsub {2} ,  r right )</annotation>
  </semantics>
</math>
</file>

<file path=Object 81/content.xml><?xml version="1.0" encoding="utf-8"?>
<math xmlns="http://www.w3.org/1998/Math/MathML" display="block">
  <semantics>
    <mrow>
      <mo fence="true" stretchy="true">(</mo>
      <mrow>
        <mrow>
          <msub>
            <mi mathvariant="italic">addr</mi>
            <mi mathvariant="italic">pk</mi>
          </msub>
          <mi>,</mi>
          <msub>
            <mi mathvariant="italic">addr</mi>
            <mrow/>
          </msub>
          <mi>,</mi>
          <msub>
            <mi mathvariant="italic">addr</mi>
            <mi mathvariant="italic">full</mi>
          </msub>
          <mi>,</mi>
          <msub>
            <mi mathvariant="italic">addr</mi>
            <mi mathvariant="italic">sk</mi>
          </msub>
        </mrow>
      </mrow>
      <mo fence="true" stretchy="true">)</mo>
    </mrow>
    <annotation encoding="StarMath 5.0">left ({addr} rsub {pk} ,  {addr} rsub {in} ,  {addr} rsub {full} ,  {addr} rsub {sk} right )</annotation>
  </semantics>
</math>
</file>

<file path=Object 82/content.xml><?xml version="1.0" encoding="utf-8"?>
<math xmlns="http://www.w3.org/1998/Math/MathML" display="block">
  <semantics>
    <mi>⋋</mi>
    <annotation encoding="StarMath 5.0">⋋</annotation>
  </semantics>
</math>
</file>

<file path=Object 83/content.xml><?xml version="1.0" encoding="utf-8"?>
<math xmlns="http://www.w3.org/1998/Math/MathML" display="block">
  <semantics>
    <mi mathvariant="italic">pp</mi>
    <annotation encoding="StarMath 5.0">pp</annotation>
  </semantics>
</math>
</file>

<file path=Object 84/content.xml><?xml version="1.0" encoding="utf-8"?>
<math xmlns="http://www.w3.org/1998/Math/MathML" display="block">
  <semantics>
    <msub>
      <mi mathvariant="italic">addr</mi>
      <mi mathvariant="italic">pk</mi>
    </msub>
    <annotation encoding="StarMath 5.0">{addr} rsub {pk}</annotation>
  </semantics>
</math>
</file>

<file path=Object 85/content.xml><?xml version="1.0" encoding="utf-8"?>
<math xmlns="http://www.w3.org/1998/Math/MathML" display="block">
  <semantics>
    <mrow>
      <mi>v</mi>
      <mi>∈</mi>
      <mrow>
        <mo fence="true" stretchy="true">[</mo>
        <mrow>
          <mrow>
            <mn>0</mn>
            <mi>,</mi>
            <mrow>
              <mrow>
                <msub>
                  <mi>v</mi>
                  <mi mathvariant="italic">max</mi>
                </msub>
              </mrow>
              <mo fence="true" stretchy="true">)</mo>
            </mrow>
          </mrow>
        </mrow>
      </mrow>
    </mrow>
    <annotation encoding="StarMath 5.0">v ∈ left [0, left none {v} rsub {max} right ) right none</annotation>
  </semantics>
</math>
</file>

<file path=Object 86/content.xml><?xml version="1.0" encoding="utf-8"?>
<math xmlns="http://www.w3.org/1998/Math/MathML" display="block">
  <semantics>
    <mi>m</mi>
    <annotation encoding="StarMath 5.0">m</annotation>
  </semantics>
</math>
</file>

<file path=Object 87/content.xml><?xml version="1.0" encoding="utf-8"?>
<math xmlns="http://www.w3.org/1998/Math/MathML" display="block">
  <semantics>
    <mi>b</mi>
    <annotation encoding="StarMath 5.0">b</annotation>
  </semantics>
</math>
</file>

<file path=Object 88/content.xml><?xml version="1.0" encoding="utf-8"?>
<math xmlns="http://www.w3.org/1998/Math/MathML" display="block">
  <semantics>
    <mi>S</mi>
    <annotation encoding="StarMath 5.0">S</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row>
      <mi mathvariant="italic">Com</mi>
      <mrow>
        <mrow>
          <mo fence="true" stretchy="true">(</mo>
          <mrow>
            <mrow>
              <msub>
                <mi>v</mi>
                <mn>1</mn>
              </msub>
              <mi>,</mi>
              <msub>
                <mi>r</mi>
                <mn>1</mn>
              </msub>
            </mrow>
          </mrow>
          <mo fence="true" stretchy="true">)</mo>
        </mrow>
        <mo stretchy="false">+</mo>
        <mi mathvariant="italic">Com</mi>
      </mrow>
      <mrow>
        <mrow>
          <mo fence="true" stretchy="true">(</mo>
          <mrow>
            <mrow>
              <msub>
                <mi>v</mi>
                <mn>2</mn>
              </msub>
              <mi>,</mi>
              <msub>
                <mi>r</mi>
                <mn>2</mn>
              </msub>
            </mrow>
          </mrow>
          <mo fence="true" stretchy="true">)</mo>
        </mrow>
        <mo stretchy="false">=</mo>
        <mi mathvariant="italic">Com</mi>
      </mrow>
      <mrow>
        <mo fence="true" stretchy="true">(</mo>
        <mrow>
          <mrow>
            <mrow>
              <msub>
                <mi>v</mi>
                <mn>1</mn>
              </msub>
              <mo stretchy="false">+</mo>
              <msub>
                <mi>v</mi>
                <mn>2</mn>
              </msub>
            </mrow>
            <mi>,</mi>
            <mrow>
              <msub>
                <mi>r</mi>
                <mn>1</mn>
              </msub>
              <mo stretchy="false">+</mo>
              <msub>
                <mi>r</mi>
                <mn>2</mn>
              </msub>
            </mrow>
          </mrow>
        </mrow>
        <mo fence="true" stretchy="true">)</mo>
      </mrow>
    </mrow>
    <annotation encoding="StarMath 5.0">Com left ({v} rsub {1} ,  {r} rsub {1} right ) + Com left ({v} rsub {2} ,  {r} rsub {2} right ) = Com left ({v} rsub {1} + {v} rsub {2} ,  {r} rsub {1} + {r} rsub {2} right )</annotation>
  </semantics>
</math>
</file>

<file path=Object 90/content.xml><?xml version="1.0" encoding="utf-8"?>
<math xmlns="http://www.w3.org/1998/Math/MathML" display="block">
  <semantics>
    <mi>C</mi>
    <annotation encoding="StarMath 5.0">C</annotation>
  </semantics>
</math>
</file>

<file path=Object 91/content.xml><?xml version="1.0" encoding="utf-8"?>
<math xmlns="http://www.w3.org/1998/Math/MathML" display="block">
  <semantics>
    <msub>
      <mi>Π</mi>
      <mi mathvariant="italic">rp</mi>
    </msub>
    <annotation encoding="StarMath 5.0">{Π} rsub {rp}</annotation>
  </semantics>
</math>
</file>

<file path=Object 92/content.xml><?xml version="1.0" encoding="utf-8"?>
<math xmlns="http://www.w3.org/1998/Math/MathML" display="block">
  <semantics>
    <mrow>
      <mi>b</mi>
      <mo stretchy="false">=</mo>
      <mn>0</mn>
    </mrow>
    <annotation encoding="StarMath 5.0">b=0</annotation>
  </semantics>
</math>
</file>

<file path=Object 93/content.xml><?xml version="1.0" encoding="utf-8"?>
<math xmlns="http://www.w3.org/1998/Math/MathML" display="block">
  <semantics>
    <mover accent="true">
      <mi>v</mi>
      <mo>¯</mo>
    </mover>
    <annotation encoding="StarMath 5.0">overline {v}</annotation>
  </semantics>
</math>
</file>

<file path=Object 94/content.xml><?xml version="1.0" encoding="utf-8"?>
<math xmlns="http://www.w3.org/1998/Math/MathML" display="block">
  <semantics>
    <mrow>
      <mi>b</mi>
      <mo stretchy="false">=</mo>
      <mn>0</mn>
    </mrow>
    <annotation encoding="StarMath 5.0">b=0</annotation>
  </semantics>
</math>
</file>

<file path=Object 95/content.xml><?xml version="1.0" encoding="utf-8"?>
<math xmlns="http://www.w3.org/1998/Math/MathML" display="block">
  <semantics>
    <mi>v</mi>
    <annotation encoding="StarMath 5.0">v</annotation>
  </semantics>
</math>
</file>

<file path=Object 96/content.xml><?xml version="1.0" encoding="utf-8"?>
<math xmlns="http://www.w3.org/1998/Math/MathML" display="block">
  <semantics>
    <mrow>
      <mi>b</mi>
      <mo stretchy="false">=</mo>
      <mn>1</mn>
    </mrow>
    <annotation encoding="StarMath 5.0">b=1</annotation>
  </semantics>
</math>
</file>

<file path=Object 97/content.xml><?xml version="1.0" encoding="utf-8"?>
<math xmlns="http://www.w3.org/1998/Math/MathML" display="block">
  <semantics>
    <mover accent="true">
      <mi>m</mi>
      <mo>¯</mo>
    </mover>
    <annotation encoding="StarMath 5.0">overline {m}</annotation>
  </semantics>
</math>
</file>

<file path=Object 98/content.xml><?xml version="1.0" encoding="utf-8"?>
<math xmlns="http://www.w3.org/1998/Math/MathML" display="block">
  <semantics>
    <mrow>
      <msub>
        <mi mathvariant="italic">addr</mi>
        <mi mathvariant="italic">pk</mi>
      </msub>
      <mo stretchy="false">=</mo>
      <mrow>
        <mo fence="true" stretchy="true">(</mo>
        <mrow>
          <mrow>
            <msub>
              <mi>Q</mi>
              <mn>1</mn>
            </msub>
            <mi>,</mi>
            <msub>
              <mi>Q</mi>
              <mn>2</mn>
            </msub>
          </mrow>
        </mrow>
        <mo fence="true" stretchy="true">)</mo>
      </mrow>
    </mrow>
    <annotation encoding="StarMath 5.0">{addr} rsub {pk} = left ({Q} rsub {1} ,  {Q} rsub {2} right )</annotation>
  </semantics>
</math>
</file>

<file path=Object 99/content.xml><?xml version="1.0" encoding="utf-8"?>
<math xmlns="http://www.w3.org/1998/Math/MathML" display="block">
  <semantics>
    <mrow>
      <mi>k</mi>
      <mi>∈</mi>
      <mi>F</mi>
    </mrow>
    <annotation encoding="StarMath 5.0">k ∈ F</annotation>
  </semantics>
</math>
</file>